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setting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5.1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81.9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36.6pt"/>
    </style:style>
    <style:style style:name="co6" style:family="table-column">
      <style:table-column-properties fo:break-before="auto" style:column-width="390.19pt"/>
    </style:style>
    <style:style style:name="co7" style:family="table-column">
      <style:table-column-properties fo:break-before="auto" style:column-width="290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NAL WINNER BURSTY comparisons txtime4 NEW SIM TRUE design 1" table:style-name="ta1">
        <table:shapes>
          <draw:frame draw:z-index="0" draw:style-name="gr1" draw:text-style-name="P1" svg:width="737.01pt" svg:height="594.11pt" svg:x="87.39pt" svg:y="240.01pt">
            <loext:p draw:notify-on-update-of-ranges="'FINAL WINNER BURSTY comparisons txtime4 NEW SIM TRUE design 1'.B3:'FINAL WINNER BURSTY comparisons txtime4 NEW SIM TRUE design 1'.AM3 'FINAL WINNER BURSTY comparisons txtime4 NEW SIM TRUE design 1'.A4:'FINAL WINNER BURSTY comparisons txtime4 NEW SIM TRUE design 1'.A4 'FINAL WINNER BURSTY comparisons txtime4 NEW SIM TRUE design 1'.B4:'FINAL WINNER BURSTY comparisons txtime4 NEW SIM TRUE design 1'.AM4 'FINAL WINNER BURSTY comparisons txtime4 NEW SIM TRUE design 1'.A5:'FINAL WINNER BURSTY comparisons txtime4 NEW SIM TRUE design 1'.A5 'FINAL WINNER BURSTY comparisons txtime4 NEW SIM TRUE design 1'.B5:'FINAL WINNER BURSTY comparisons txtime4 NEW SIM TRUE design 1'.AM5 'FINAL WINNER BURSTY comparisons txtime4 NEW SIM TRUE design 1'.A6:'FINAL WINNER BURSTY comparisons txtime4 NEW SIM TRUE design 1'.A6 'FINAL WINNER BURSTY comparisons txtime4 NEW SIM TRUE design 1'.B6:'FINAL WINNER BURSTY comparisons txtime4 NEW SIM TRUE design 1'.AM6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737.01pt" svg:height="594.11pt" svg:x="862.89pt" svg:y="239.33pt">
            <loext:p draw:notify-on-update-of-ranges="'FINAL WINNER BURSTY comparisons txtime4 NEW SIM TRUE design 1'.B8:'FINAL WINNER BURSTY comparisons txtime4 NEW SIM TRUE design 1'.AT8 'FINAL WINNER BURSTY comparisons txtime4 NEW SIM TRUE design 1'.A9:'FINAL WINNER BURSTY comparisons txtime4 NEW SIM TRUE design 1'.A9 'FINAL WINNER BURSTY comparisons txtime4 NEW SIM TRUE design 1'.B9:'FINAL WINNER BURSTY comparisons txtime4 NEW SIM TRUE design 1'.AT9 'FINAL WINNER BURSTY comparisons txtime4 NEW SIM TRUE design 1'.A10:'FINAL WINNER BURSTY comparisons txtime4 NEW SIM TRUE design 1'.A10 'FINAL WINNER BURSTY comparisons txtime4 NEW SIM TRUE design 1'.B10:'FINAL WINNER BURSTY comparisons txtime4 NEW SIM TRUE design 1'.AT10 'FINAL WINNER BURSTY comparisons txtime4 NEW SIM TRUE design 1'.A11:'FINAL WINNER BURSTY comparisons txtime4 NEW SIM TRUE design 1'.A11 'FINAL WINNER BURSTY comparisons txtime4 NEW SIM TRUE design 1'.B11:'FINAL WINNER BURSTY comparisons txtime4 NEW SIM TRUE design 1'.AT11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10,000 packets, tx time 4, sigma 1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W fuzzy_token inc 1 dec TO 1 w/ thresholds 0.1 and 0.9 NEWSIM IF TRUE (design option 1: no randomize, no gaussian/step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TENCIES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01388" calcext:value-type="float">
            <text:p>0.001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S</text:p>
          </table:table-cell>
          <table:table-cell table:formula="of:=GEOMEAN(14.42; 14.39; 14.3998; 14.4151)" office:value-type="float" office:value="14.406220027286" calcext:value-type="float">
            <text:p>14.4062200273</text:p>
          </table:table-cell>
          <table:table-cell table:formula="of:=GEOMEAN(14.09; 14.2215)" office:value-type="float" office:value="14.155597302834" calcext:value-type="float">
            <text:p>14.1555973028</text:p>
          </table:table-cell>
          <table:table-cell table:formula="of:=GEOMEAN(32.62; 28.31; 29.79; 27.76; 33.73)" office:value-type="float" office:value="30.3519100476758" calcext:value-type="float">
            <text:p>30.3519100477</text:p>
          </table:table-cell>
          <table:table-cell table:formula="of:=GEOMEAN(31; 30; 30; 30)" office:value-type="float" office:value="30.2469344053015" calcext:value-type="float">
            <text:p>30.2469344053</text:p>
          </table:table-cell>
          <table:table-cell table:formula="of:=GEOMEAN(75.54; 87.75; 78.31; 76.26; 73.24)" office:value-type="float" office:value="78.0651670227667" calcext:value-type="float">
            <text:p>78.06516702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177.613" calcext:value-type="float">
            <text:p>177.613</text:p>
          </table:table-cell>
          <table:table-cell office:value-type="float" office:value="168.97" calcext:value-type="float">
            <text:p>168.97</text:p>
          </table:table-cell>
          <table:table-cell office:value-type="float" office:value="218" calcext:value-type="float">
            <text:p>218</text:p>
          </table:table-cell>
          <table:table-cell office:value-type="float" office:value="285" calcext:value-type="float">
            <text:p>285</text:p>
          </table:table-cell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zzy-token</text:p>
          </table:table-cell>
          <table:table-cell office:value-type="float" office:value="15.12" calcext:value-type="float">
            <text:p>15.12</text:p>
          </table:table-cell>
          <table:table-cell office:value-type="float" office:value="14.6763" calcext:value-type="float">
            <text:p>14.6763</text:p>
          </table:table-cell>
          <table:table-cell office:value-type="float" office:value="30.28" calcext:value-type="float">
            <text:p>30.28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ROUGHP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S</text:p>
          </table:table-cell>
          <table:table-cell table:formula="of:=GEOMEAN(0.031;0.031; 0.031; 0.031)" office:value-type="float" office:value="0.031" calcext:value-type="float">
            <text:p>0.031</text:p>
          </table:table-cell>
          <table:table-cell table:formula="of:=GEOMEAN(0.032; 0.032)" office:value-type="float" office:value="0.032" calcext:value-type="float">
            <text:p>0.032</text:p>
          </table:table-cell>
          <table:table-cell table:formula="of:=GEOMEAN(0.062; 0.062)" office:value-type="float" office:value="0.062" calcext:value-type="float">
            <text:p>0.062</text:p>
          </table:table-cell>
          <table:table-cell office:value-type="float" office:value="0.16" calcext:value-type="float">
            <text:p>0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0.34" calcext:value-type="float">
            <text:p>0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zzy-token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62" calcext:value-type="float">
            <text:p>0.062</text:p>
          </table:table-cell>
          <table:table-cell office:value-type="float" office:value="0.16" calcext:value-type="float">
            <text:p>0.16</text:p>
          </table:table-cell>
          <table:table-cell table:number-columns-repeated="8"/>
        </table:table-row>
      </table:table>
      <table:table table:name="FINAL WINNER comparisons txtime4 NEW SIM TRUE design 1" table:style-name="ta1">
        <table:shapes>
          <draw:frame draw:z-index="0" draw:style-name="gr1" draw:text-style-name="P1" svg:width="737.01pt" svg:height="594.11pt" svg:x="87.39pt" svg:y="240.01pt">
            <loext:p draw:notify-on-update-of-ranges="'FINAL WINNER comparisons txtime4 NEW SIM TRUE design 1'.B3:'FINAL WINNER comparisons txtime4 NEW SIM TRUE design 1'.AM3 'FINAL WINNER comparisons txtime4 NEW SIM TRUE design 1'.A4:'FINAL WINNER comparisons txtime4 NEW SIM TRUE design 1'.A4 'FINAL WINNER comparisons txtime4 NEW SIM TRUE design 1'.B4:'FINAL WINNER comparisons txtime4 NEW SIM TRUE design 1'.AM4 'FINAL WINNER comparisons txtime4 NEW SIM TRUE design 1'.A5:'FINAL WINNER comparisons txtime4 NEW SIM TRUE design 1'.A5 'FINAL WINNER comparisons txtime4 NEW SIM TRUE design 1'.B5:'FINAL WINNER comparisons txtime4 NEW SIM TRUE design 1'.AM5 'FINAL WINNER comparisons txtime4 NEW SIM TRUE design 1'.A6:'FINAL WINNER comparisons txtime4 NEW SIM TRUE design 1'.A6 'FINAL WINNER comparisons txtime4 NEW SIM TRUE design 1'.B6:'FINAL WINNER comparisons txtime4 NEW SIM TRUE design 1'.AM6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737.01pt" svg:height="594.11pt" svg:x="862.89pt" svg:y="239.33pt">
            <loext:p draw:notify-on-update-of-ranges="'FINAL WINNER comparisons txtime4 NEW SIM TRUE design 1'.B8:'FINAL WINNER comparisons txtime4 NEW SIM TRUE design 1'.AT8 'FINAL WINNER comparisons txtime4 NEW SIM TRUE design 1'.A9:'FINAL WINNER comparisons txtime4 NEW SIM TRUE design 1'.A9 'FINAL WINNER comparisons txtime4 NEW SIM TRUE design 1'.B9:'FINAL WINNER comparisons txtime4 NEW SIM TRUE design 1'.AT9 'FINAL WINNER comparisons txtime4 NEW SIM TRUE design 1'.A10:'FINAL WINNER comparisons txtime4 NEW SIM TRUE design 1'.A10 'FINAL WINNER comparisons txtime4 NEW SIM TRUE design 1'.B10:'FINAL WINNER comparisons txtime4 NEW SIM TRUE design 1'.AT10 'FINAL WINNER comparisons txtime4 NEW SIM TRUE design 1'.A11:'FINAL WINNER comparisons txtime4 NEW SIM TRUE design 1'.A11 'FINAL WINNER comparisons txtime4 NEW SIM TRUE design 1'.B11:'FINAL WINNER comparisons txtime4 NEW SIM TRUE design 1'.AT11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" table:default-cell-style-name="Default"/>
        <table:table-column table:style-name="co4" table:number-columns-repeated="33" table:default-cell-style-name="Default"/>
        <table:table-row table:style-name="ro1">
          <table:table-cell office:value-type="string" calcext:value-type="string">
            <text:p>10,000 packets, tx time 4, sigma 1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NEW fuzzy_token inc 1 dec TO 1 w/ thresholds 0.1 and 0.9 NEWSIM IF TRUE (design option 1: no randomize, no gaussian/step)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LATENCIES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S</text:p>
          </table:table-cell>
          <table:table-cell office:value-type="float" office:value="5.12624942946" calcext:value-type="float">
            <text:p>5.1262494295</text:p>
          </table:table-cell>
          <table:table-cell office:value-type="float" office:value="5.2933540338" calcext:value-type="float">
            <text:p>5.2933540338</text:p>
          </table:table-cell>
          <table:table-cell office:value-type="float" office:value="5.46841945723" calcext:value-type="float">
            <text:p>5.4684194572</text:p>
          </table:table-cell>
          <table:table-cell office:value-type="float" office:value="5.66366087503" calcext:value-type="float">
            <text:p>5.663660875</text:p>
          </table:table-cell>
          <table:table-cell office:value-type="float" office:value="5.93151686235" calcext:value-type="float">
            <text:p>5.9315168624</text:p>
          </table:table-cell>
          <table:table-cell office:value-type="float" office:value="6.20273079345" calcext:value-type="float">
            <text:p>6.2027307935</text:p>
          </table:table-cell>
          <table:table-cell office:value-type="float" office:value="6.58717066732" calcext:value-type="float">
            <text:p>6.5871706673</text:p>
          </table:table-cell>
          <table:table-cell office:value-type="float" office:value="6.95280068381" calcext:value-type="float">
            <text:p>6.9528006838</text:p>
          </table:table-cell>
          <table:table-cell office:value-type="float" office:value="7.3875687587" calcext:value-type="float">
            <text:p>7.3875687587</text:p>
          </table:table-cell>
          <table:table-cell office:value-type="float" office:value="7.99503779781" calcext:value-type="float">
            <text:p>7.9950377978</text:p>
          </table:table-cell>
          <table:table-cell office:value-type="float" office:value="8.87593398989" calcext:value-type="float">
            <text:p>8.8759339899</text:p>
          </table:table-cell>
          <table:table-cell office:value-type="float" office:value="9.66645108271" calcext:value-type="float">
            <text:p>9.6664510827</text:p>
          </table:table-cell>
          <table:table-cell office:value-type="float" office:value="11.0389444679" calcext:value-type="float">
            <text:p>11.0389444679</text:p>
          </table:table-cell>
          <table:table-cell office:value-type="float" office:value="13.1732333407" calcext:value-type="float">
            <text:p>13.1732333407</text:p>
          </table:table-cell>
          <table:table-cell office:value-type="float" office:value="16.73274859" calcext:value-type="float">
            <text:p>16.73274859</text:p>
          </table:table-cell>
          <table:table-cell office:value-type="float" office:value="36.1634578686" calcext:value-type="float">
            <text:p>36.1634578686</text:p>
          </table:table-cell>
          <table:table-cell office:value-type="float" office:value="78.4772246262" calcext:value-type="float">
            <text:p>78.4772246262</text:p>
          </table:table-cell>
          <table:table-cell office:value-type="float" office:value="129.794582993" calcext:value-type="float">
            <text:p>129.794582993</text:p>
          </table:table-cell>
          <table:table-cell office:value-type="float" office:value="593.725194711" calcext:value-type="float">
            <text:p>593.725194711</text:p>
          </table:table-cell>
          <table:table-cell office:value-type="float" office:value="2338.0068119" calcext:value-type="float">
            <text:p>2338.0068119</text:p>
          </table:table-cell>
          <table:table-cell office:value-type="float" office:value="4135.34571918" calcext:value-type="float">
            <text:p>4135.34571918</text:p>
          </table:table-cell>
          <table:table-cell office:value-type="float" office:value="5906.98863661" calcext:value-type="float">
            <text:p>5906.98863661</text:p>
          </table:table-cell>
          <table:table-cell office:value-type="float" office:value="7637.12180121" calcext:value-type="float">
            <text:p>7637.12180121</text:p>
          </table:table-cell>
          <table:table-cell office:value-type="float" office:value="9562.0725013" calcext:value-type="float">
            <text:p>9562.0725013</text:p>
          </table:table-cell>
          <table:table-cell office:value-type="float" office:value="10379.3422216" calcext:value-type="float">
            <text:p>10379.3422216</text:p>
          </table:table-cell>
          <table:table-cell office:value-type="float" office:value="12274.2138155" calcext:value-type="float">
            <text:p>12274.2138155</text:p>
          </table:table-cell>
          <table:table-cell office:value-type="float" office:value="12935.9216918" calcext:value-type="float">
            <text:p>12935.9216918</text:p>
          </table:table-cell>
          <table:table-cell office:value-type="float" office:value="14479.3600984" calcext:value-type="float">
            <text:p>14479.3600984</text:p>
          </table:table-cell>
          <table:table-cell office:value-type="float" office:value="14774.9068417" calcext:value-type="float">
            <text:p>14774.9068417</text:p>
          </table:table-cell>
          <table:table-cell office:value-type="float" office:value="15809.4703096" calcext:value-type="float">
            <text:p>15809.4703096</text:p>
          </table:table-cell>
          <table:table-cell office:value-type="float" office:value="16916.2510298" calcext:value-type="float">
            <text:p>16916.2510298</text:p>
          </table:table-cell>
          <table:table-cell office:value-type="float" office:value="17028.9884165" calcext:value-type="float">
            <text:p>17028.9884165</text:p>
          </table:table-cell>
          <table:table-cell office:value-type="float" office:value="17972.7036593" calcext:value-type="float">
            <text:p>17972.7036593</text:p>
          </table:table-cell>
          <table:table-cell office:value-type="float" office:value="18453.9250302" calcext:value-type="float">
            <text:p>18453.9250302</text:p>
          </table:table-cell>
          <table:table-cell office:value-type="float" office:value="17847.1414049" calcext:value-type="float">
            <text:p>17847.1414049</text:p>
          </table:table-cell>
          <table:table-cell office:value-type="float" office:value="20040.1013208" calcext:value-type="float">
            <text:p>20040.1013208</text:p>
          </table:table-cell>
          <table:table-cell office:value-type="float" office:value="19873.7451041" calcext:value-type="float">
            <text:p>19873.7451041</text:p>
          </table:table-cell>
          <table:table-cell office:value-type="float" office:value="19718.9644383" calcext:value-type="float">
            <text:p>19718.9644383</text:p>
          </table:table-cell>
          <table:table-cell office:value-type="float" office:value="21092.5023397" calcext:value-type="float">
            <text:p>21092.5023397</text:p>
          </table:table-cell>
          <table:table-cell office:value-type="float" office:value="20858.7702832" calcext:value-type="float">
            <text:p>20858.7702832</text:p>
          </table:table-cell>
          <table:table-cell office:value-type="float" office:value="22423.5709422" calcext:value-type="float">
            <text:p>22423.5709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4300649901" calcext:value-type="float">
            <text:p>36.4300649901</text:p>
          </table:table-cell>
          <table:table-cell office:value-type="float" office:value="37.2191860676" calcext:value-type="float">
            <text:p>37.2191860676</text:p>
          </table:table-cell>
          <table:table-cell office:value-type="float" office:value="38.4331273044" calcext:value-type="float">
            <text:p>38.4331273044</text:p>
          </table:table-cell>
          <table:table-cell office:value-type="float" office:value="39.3967369332" calcext:value-type="float">
            <text:p>39.3967369332</text:p>
          </table:table-cell>
          <table:table-cell office:value-type="float" office:value="40.5310628504" calcext:value-type="float">
            <text:p>40.5310628504</text:p>
          </table:table-cell>
          <table:table-cell office:value-type="float" office:value="41.5973267774" calcext:value-type="float">
            <text:p>41.5973267774</text:p>
          </table:table-cell>
          <table:table-cell office:value-type="float" office:value="42.7556539067" calcext:value-type="float">
            <text:p>42.7556539067</text:p>
          </table:table-cell>
          <table:table-cell office:value-type="float" office:value="43.9133004984" calcext:value-type="float">
            <text:p>43.9133004984</text:p>
          </table:table-cell>
          <table:table-cell office:value-type="float" office:value="45.6455654338" calcext:value-type="float">
            <text:p>45.6455654338</text:p>
          </table:table-cell>
          <table:table-cell office:value-type="float" office:value="46.9405138986" calcext:value-type="float">
            <text:p>46.9405138986</text:p>
          </table:table-cell>
          <table:table-cell office:value-type="float" office:value="48.4252255907" calcext:value-type="float">
            <text:p>48.4252255907</text:p>
          </table:table-cell>
          <table:table-cell office:value-type="float" office:value="50.2946629714" calcext:value-type="float">
            <text:p>50.2946629714</text:p>
          </table:table-cell>
          <table:table-cell office:value-type="float" office:value="52.0296245278" calcext:value-type="float">
            <text:p>52.0296245278</text:p>
          </table:table-cell>
          <table:table-cell office:value-type="float" office:value="54.2132905156" calcext:value-type="float">
            <text:p>54.2132905156</text:p>
          </table:table-cell>
          <table:table-cell office:value-type="float" office:value="55.973662727" calcext:value-type="float">
            <text:p>55.973662727</text:p>
          </table:table-cell>
          <table:table-cell office:value-type="float" office:value="58.1056262692" calcext:value-type="float">
            <text:p>58.1056262692</text:p>
          </table:table-cell>
          <table:table-cell office:value-type="float" office:value="61.4150098884" calcext:value-type="float">
            <text:p>61.4150098884</text:p>
          </table:table-cell>
          <table:table-cell office:value-type="float" office:value="64.0400463389" calcext:value-type="float">
            <text:p>64.0400463389</text:p>
          </table:table-cell>
          <table:table-cell office:value-type="float" office:value="67.2051785726" calcext:value-type="float">
            <text:p>67.2051785726</text:p>
          </table:table-cell>
          <table:table-cell office:value-type="float" office:value="71.2924094253" calcext:value-type="float">
            <text:p>71.2924094253</text:p>
          </table:table-cell>
          <table:table-cell office:value-type="float" office:value="74.5507439893" calcext:value-type="float">
            <text:p>74.5507439893</text:p>
          </table:table-cell>
          <table:table-cell office:value-type="float" office:value="78.1952633779" calcext:value-type="float">
            <text:p>78.1952633779</text:p>
          </table:table-cell>
          <table:table-cell office:value-type="float" office:value="84.3725496204" calcext:value-type="float">
            <text:p>84.3725496204</text:p>
          </table:table-cell>
          <table:table-cell office:value-type="float" office:value="88.5350457298" calcext:value-type="float">
            <text:p>88.5350457298</text:p>
          </table:table-cell>
          <table:table-cell office:value-type="float" office:value="95.4315330273" calcext:value-type="float">
            <text:p>95.4315330273</text:p>
          </table:table-cell>
          <table:table-cell office:value-type="float" office:value="101.17710597" calcext:value-type="float">
            <text:p>101.17710597</text:p>
          </table:table-cell>
          <table:table-cell office:value-type="float" office:value="110.180990896" calcext:value-type="float">
            <text:p>110.180990896</text:p>
          </table:table-cell>
          <table:table-cell office:value-type="float" office:value="119.108121637" calcext:value-type="float">
            <text:p>119.108121637</text:p>
          </table:table-cell>
          <table:table-cell office:value-type="float" office:value="131.778930035" calcext:value-type="float">
            <text:p>131.778930035</text:p>
          </table:table-cell>
          <table:table-cell office:value-type="float" office:value="140.426134027" calcext:value-type="float">
            <text:p>140.426134027</text:p>
          </table:table-cell>
          <table:table-cell office:value-type="float" office:value="163.921594653" calcext:value-type="float">
            <text:p>163.921594653</text:p>
          </table:table-cell>
          <table:table-cell office:value-type="float" office:value="185.579813211" calcext:value-type="float">
            <text:p>185.579813211</text:p>
          </table:table-cell>
          <table:table-cell office:value-type="float" office:value="223.315990905" calcext:value-type="float">
            <text:p>223.315990905</text:p>
          </table:table-cell>
          <table:table-cell office:value-type="float" office:value="264.592244273" calcext:value-type="float">
            <text:p>264.592244273</text:p>
          </table:table-cell>
          <table:table-cell office:value-type="float" office:value="302.730366496" calcext:value-type="float">
            <text:p>302.730366496</text:p>
          </table:table-cell>
          <table:table-cell office:value-type="float" office:value="390.788014821" calcext:value-type="float">
            <text:p>390.788014821</text:p>
          </table:table-cell>
          <table:table-cell office:value-type="float" office:value="548.952209599" calcext:value-type="float">
            <text:p>548.952209599</text:p>
          </table:table-cell>
          <table:table-cell office:value-type="float" office:value="661.824075424" calcext:value-type="float">
            <text:p>661.824075424</text:p>
          </table:table-cell>
          <table:table-cell office:value-type="float" office:value="914.53308903" calcext:value-type="float">
            <text:p>914.53308903</text:p>
          </table:table-cell>
          <table:table-cell office:value-type="float" office:value="1214.8765588" calcext:value-type="float">
            <text:p>1214.8765588</text:p>
          </table:table-cell>
          <table:table-cell office:value-type="float" office:value="2789.62182454" calcext:value-type="float">
            <text:p>2789.62182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zzy-token</text:p>
          </table:table-cell>
          <table:table-cell office:value-type="float" office:value="5.22458069756" calcext:value-type="float">
            <text:p>5.2245806976</text:p>
          </table:table-cell>
          <table:table-cell office:value-type="float" office:value="5.52237134808" calcext:value-type="float">
            <text:p>5.5223713481</text:p>
          </table:table-cell>
          <table:table-cell office:value-type="float" office:value="5.93896993863" calcext:value-type="float">
            <text:p>5.9389699386</text:p>
          </table:table-cell>
          <table:table-cell office:value-type="float" office:value="6.3875889464" calcext:value-type="float">
            <text:p>6.3875889464</text:p>
          </table:table-cell>
          <table:table-cell office:value-type="float" office:value="7.21281632203" calcext:value-type="float">
            <text:p>7.212816322</text:p>
          </table:table-cell>
          <table:table-cell office:value-type="float" office:value="7.7606793011" calcext:value-type="float">
            <text:p>7.7606793011</text:p>
          </table:table-cell>
          <table:table-cell office:value-type="float" office:value="8.71417106993" calcext:value-type="float">
            <text:p>8.7141710699</text:p>
          </table:table-cell>
          <table:table-cell office:value-type="float" office:value="9.98634704333" calcext:value-type="float">
            <text:p>9.9863470433</text:p>
          </table:table-cell>
          <table:table-cell office:value-type="float" office:value="11.1273935153" calcext:value-type="float">
            <text:p>11.1273935153</text:p>
          </table:table-cell>
          <table:table-cell office:value-type="float" office:value="12.6824370505" calcext:value-type="float">
            <text:p>12.6824370505</text:p>
          </table:table-cell>
          <table:table-cell office:value-type="float" office:value="14.6181314364" calcext:value-type="float">
            <text:p>14.6181314364</text:p>
          </table:table-cell>
          <table:table-cell office:value-type="float" office:value="16.7632628582" calcext:value-type="float">
            <text:p>16.7632628582</text:p>
          </table:table-cell>
          <table:table-cell office:value-type="float" office:value="20.0445775802" calcext:value-type="float">
            <text:p>20.0445775802</text:p>
          </table:table-cell>
          <table:table-cell office:value-type="float" office:value="22.8993943324" calcext:value-type="float">
            <text:p>22.8993943324</text:p>
          </table:table-cell>
          <table:table-cell office:value-type="float" office:value="27.5842140311" calcext:value-type="float">
            <text:p>27.5842140311</text:p>
          </table:table-cell>
          <table:table-cell office:value-type="float" office:value="31.5875884831" calcext:value-type="float">
            <text:p>31.5875884831</text:p>
          </table:table-cell>
          <table:table-cell office:value-type="float" office:value="36.087007877" calcext:value-type="float">
            <text:p>36.087007877</text:p>
          </table:table-cell>
          <table:table-cell office:value-type="float" office:value="43.5522143209" calcext:value-type="float">
            <text:p>43.5522143209</text:p>
          </table:table-cell>
          <table:table-cell office:value-type="float" office:value="51.1133558732" calcext:value-type="float">
            <text:p>51.1133558732</text:p>
          </table:table-cell>
          <table:table-cell office:value-type="float" office:value="60.5947532902" calcext:value-type="float">
            <text:p>60.5947532902</text:p>
          </table:table-cell>
          <table:table-cell office:value-type="float" office:value="68.0448463145" calcext:value-type="float">
            <text:p>68.0448463145</text:p>
          </table:table-cell>
          <table:table-cell office:value-type="float" office:value="77.2126930041" calcext:value-type="float">
            <text:p>77.2126930041</text:p>
          </table:table-cell>
          <table:table-cell office:value-type="float" office:value="88.305848197" calcext:value-type="float">
            <text:p>88.305848197</text:p>
          </table:table-cell>
          <table:table-cell office:value-type="float" office:value="98.7374335345" calcext:value-type="float">
            <text:p>98.7374335345</text:p>
          </table:table-cell>
          <table:table-cell office:value-type="float" office:value="109.139401977" calcext:value-type="float">
            <text:p>109.139401977</text:p>
          </table:table-cell>
          <table:table-cell office:value-type="float" office:value="118.759394158" calcext:value-type="float">
            <text:p>118.759394158</text:p>
          </table:table-cell>
          <table:table-cell office:value-type="float" office:value="135.326068765" calcext:value-type="float">
            <text:p>135.326068765</text:p>
          </table:table-cell>
          <table:table-cell office:value-type="float" office:value="147.429378967" calcext:value-type="float">
            <text:p>147.429378967</text:p>
          </table:table-cell>
          <table:table-cell office:value-type="float" office:value="159.412698353" calcext:value-type="float">
            <text:p>159.412698353</text:p>
          </table:table-cell>
          <table:table-cell office:value-type="float" office:value="175.856845614" calcext:value-type="float">
            <text:p>175.856845614</text:p>
          </table:table-cell>
          <table:table-cell office:value-type="float" office:value="206.175033579" calcext:value-type="float">
            <text:p>206.175033579</text:p>
          </table:table-cell>
          <table:table-cell office:value-type="float" office:value="241.928544444" calcext:value-type="float">
            <text:p>241.928544444</text:p>
          </table:table-cell>
          <table:table-cell office:value-type="float" office:value="272.422450294" calcext:value-type="float">
            <text:p>272.422450294</text:p>
          </table:table-cell>
          <table:table-cell office:value-type="float" office:value="324.955506371" calcext:value-type="float">
            <text:p>324.955506371</text:p>
          </table:table-cell>
          <table:table-cell office:value-type="float" office:value="391.026458824" calcext:value-type="float">
            <text:p>391.026458824</text:p>
          </table:table-cell>
          <table:table-cell office:value-type="float" office:value="468.850932377" calcext:value-type="float">
            <text:p>468.850932377</text:p>
          </table:table-cell>
          <table:table-cell office:value-type="float" office:value="584.196338645" calcext:value-type="float">
            <text:p>584.196338645</text:p>
          </table:table-cell>
          <table:table-cell office:value-type="float" office:value="806.407768069" calcext:value-type="float">
            <text:p>806.407768069</text:p>
          </table:table-cell>
          <table:table-cell office:value-type="float" office:value="1160.74577144" calcext:value-type="float">
            <text:p>1160.74577144</text:p>
          </table:table-cell>
          <table:table-cell office:value-type="float" office:value="1318.81138295" calcext:value-type="float">
            <text:p>1318.81138295</text:p>
          </table:table-cell>
          <table:table-cell office:value-type="float" office:value="2731.30132425" calcext:value-type="float">
            <text:p>2731.30132425</text:p>
          </table:table-cell>
          <table:table-cell table:number-columns-repeated="4"/>
        </table:table-row>
        <table:table-row table:style-name="ro1">
          <table:table-cell table:number-columns-repeated="46"/>
        </table:table-row>
        <table:table-row table:style-name="ro1">
          <table:table-cell office:value-type="string" calcext:value-type="string">
            <text:p>THROUGHPU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</text:p>
          </table:table-cell>
          <table:table-cell office:value-type="float" office:value="0.0256199619337" calcext:value-type="float">
            <text:p>0.0256199619</text:p>
          </table:table-cell>
          <table:table-cell office:value-type="float" office:value="0.0512800642369" calcext:value-type="float">
            <text:p>0.0512800642</text:p>
          </table:table-cell>
          <table:table-cell office:value-type="float" office:value="0.0768086003996" calcext:value-type="float">
            <text:p>0.0768086004</text:p>
          </table:table-cell>
          <table:table-cell office:value-type="float" office:value="0.102036734128" calcext:value-type="float">
            <text:p>0.1020367341</text:p>
          </table:table-cell>
          <table:table-cell office:value-type="float" office:value="0.129119779784" calcext:value-type="float">
            <text:p>0.1291197798</text:p>
          </table:table-cell>
          <table:table-cell office:value-type="float" office:value="0.153109432927" calcext:value-type="float">
            <text:p>0.1531094329</text:p>
          </table:table-cell>
          <table:table-cell office:value-type="float" office:value="0.181467556539" calcext:value-type="float">
            <text:p>0.1814675565</text:p>
          </table:table-cell>
          <table:table-cell office:value-type="float" office:value="0.206385787016" calcext:value-type="float">
            <text:p>0.206385787</text:p>
          </table:table-cell>
          <table:table-cell office:value-type="float" office:value="0.229536202062" calcext:value-type="float">
            <text:p>0.2295362021</text:p>
          </table:table-cell>
          <table:table-cell office:value-type="float" office:value="0.253016054309" calcext:value-type="float">
            <text:p>0.2530160543</text:p>
          </table:table-cell>
          <table:table-cell office:value-type="float" office:value="0.283187668711" calcext:value-type="float">
            <text:p>0.2831876687</text:p>
          </table:table-cell>
          <table:table-cell office:value-type="float" office:value="0.30796702062" calcext:value-type="float">
            <text:p>0.3079670206</text:p>
          </table:table-cell>
          <table:table-cell office:value-type="float" office:value="0.329836210739" calcext:value-type="float">
            <text:p>0.3298362107</text:p>
          </table:table-cell>
          <table:table-cell office:value-type="float" office:value="0.359974630759" calcext:value-type="float">
            <text:p>0.3599746308</text:p>
          </table:table-cell>
          <table:table-cell office:value-type="float" office:value="0.380018082118" calcext:value-type="float">
            <text:p>0.3800180821</text:p>
          </table:table-cell>
          <table:table-cell office:value-type="float" office:value="0.414650489335" calcext:value-type="float">
            <text:p>0.4146504893</text:p>
          </table:table-cell>
          <table:table-cell office:value-type="float" office:value="0.435525154667" calcext:value-type="float">
            <text:p>0.4355251547</text:p>
          </table:table-cell>
          <table:table-cell office:value-type="float" office:value="0.458958089359" calcext:value-type="float">
            <text:p>0.4589580894</text:p>
          </table:table-cell>
          <table:table-cell office:value-type="float" office:value="0.480316500442" calcext:value-type="float">
            <text:p>0.4803165004</text:p>
          </table:table-cell>
          <table:table-cell office:value-type="float" office:value="0.49228830573" calcext:value-type="float">
            <text:p>0.4922883057</text:p>
          </table:table-cell>
          <table:table-cell office:value-type="float" office:value="0.496582026487" calcext:value-type="float">
            <text:p>0.4965820265</text:p>
          </table:table-cell>
          <table:table-cell office:value-type="float" office:value="0.497363992566" calcext:value-type="float">
            <text:p>0.4973639926</text:p>
          </table:table-cell>
          <table:table-cell office:value-type="float" office:value="0.508777678065" calcext:value-type="float">
            <text:p>0.5087776781</text:p>
          </table:table-cell>
          <table:table-cell office:value-type="float" office:value="0.507777638391" calcext:value-type="float">
            <text:p>0.5077776384</text:p>
          </table:table-cell>
          <table:table-cell office:value-type="float" office:value="0.517325206872" calcext:value-type="float">
            <text:p>0.5173252069</text:p>
          </table:table-cell>
          <table:table-cell office:value-type="float" office:value="0.51630158978" calcext:value-type="float">
            <text:p>0.5163015898</text:p>
          </table:table-cell>
          <table:table-cell office:value-type="float" office:value="0.52385604123" calcext:value-type="float">
            <text:p>0.5238560412</text:p>
          </table:table-cell>
          <table:table-cell office:value-type="float" office:value="0.522138222796" calcext:value-type="float">
            <text:p>0.5221382228</text:p>
          </table:table-cell>
          <table:table-cell office:value-type="float" office:value="0.509687135732" calcext:value-type="float">
            <text:p>0.5096871357</text:p>
          </table:table-cell>
          <table:table-cell office:value-type="float" office:value="0.527380855162" calcext:value-type="float">
            <text:p>0.5273808552</text:p>
          </table:table-cell>
          <table:table-cell office:value-type="float" office:value="0.521996224846" calcext:value-type="float">
            <text:p>0.5219962248</text:p>
          </table:table-cell>
          <table:table-cell office:value-type="float" office:value="0.53092761995" calcext:value-type="float">
            <text:p>0.53092762</text:p>
          </table:table-cell>
          <table:table-cell office:value-type="float" office:value="0.537568363931" calcext:value-type="float">
            <text:p>0.5375683639</text:p>
          </table:table-cell>
          <table:table-cell office:value-type="float" office:value="0.540662232217" calcext:value-type="float">
            <text:p>0.5406622322</text:p>
          </table:table-cell>
          <table:table-cell office:value-type="float" office:value="0.543488023712" calcext:value-type="float">
            <text:p>0.5434880237</text:p>
          </table:table-cell>
          <table:table-cell office:value-type="float" office:value="0.555138434236" calcext:value-type="float">
            <text:p>0.5551384342</text:p>
          </table:table-cell>
          <table:table-cell office:value-type="float" office:value="0.540828958424" calcext:value-type="float">
            <text:p>0.5408289584</text:p>
          </table:table-cell>
          <table:table-cell office:value-type="float" office:value="0.558574733494" calcext:value-type="float">
            <text:p>0.5585747335</text:p>
          </table:table-cell>
          <table:table-cell office:value-type="float" office:value="0.549507568244" calcext:value-type="float">
            <text:p>0.5495075682</text:p>
          </table:table-cell>
          <table:table-cell office:value-type="float" office:value="0.542606582304" calcext:value-type="float">
            <text:p>0.5426065823</text:p>
          </table:table-cell>
          <table:table-cell office:value-type="float" office:value="0.572212908911" calcext:value-type="float">
            <text:p>0.5722129089</text:p>
          </table:table-cell>
          <table:table-cell office:value-type="float" office:value="0.577315726316" calcext:value-type="float">
            <text:p>0.5773157263</text:p>
          </table:table-cell>
          <table:table-cell office:value-type="float" office:value="0.587883439834" calcext:value-type="float">
            <text:p>0.5878834398</text:p>
          </table:table-cell>
          <table:table-cell office:value-type="float" office:value="0.60179472656" calcext:value-type="float">
            <text:p>0.6017947266</text:p>
          </table:table-cell>
          <table:table-cell office:value-type="float" office:value="0.611416717662" calcext:value-type="float">
            <text:p>0.6114167177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0.0257863666076" calcext:value-type="float">
            <text:p>0.0257863666</text:p>
          </table:table-cell>
          <table:table-cell office:value-type="float" office:value="0.0511962768387" calcext:value-type="float">
            <text:p>0.0511962768</text:p>
          </table:table-cell>
          <table:table-cell office:value-type="float" office:value="0.0767002607491" calcext:value-type="float">
            <text:p>0.0767002607</text:p>
          </table:table-cell>
          <table:table-cell office:value-type="float" office:value="0.102679608956" calcext:value-type="float">
            <text:p>0.102679609</text:p>
          </table:table-cell>
          <table:table-cell office:value-type="float" office:value="0.129400751938" calcext:value-type="float">
            <text:p>0.1294007519</text:p>
          </table:table-cell>
          <table:table-cell office:value-type="float" office:value="0.153795050512" calcext:value-type="float">
            <text:p>0.1537950505</text:p>
          </table:table-cell>
          <table:table-cell office:value-type="float" office:value="0.178555427807" calcext:value-type="float">
            <text:p>0.1785554278</text:p>
          </table:table-cell>
          <table:table-cell office:value-type="float" office:value="0.202757852206" calcext:value-type="float">
            <text:p>0.2027578522</text:p>
          </table:table-cell>
          <table:table-cell office:value-type="float" office:value="0.23018819216" calcext:value-type="float">
            <text:p>0.2301881922</text:p>
          </table:table-cell>
          <table:table-cell office:value-type="float" office:value="0.257482071902" calcext:value-type="float">
            <text:p>0.2574820719</text:p>
          </table:table-cell>
          <table:table-cell office:value-type="float" office:value="0.28105735742" calcext:value-type="float">
            <text:p>0.2810573574</text:p>
          </table:table-cell>
          <table:table-cell office:value-type="float" office:value="0.303955914769" calcext:value-type="float">
            <text:p>0.3039559148</text:p>
          </table:table-cell>
          <table:table-cell office:value-type="float" office:value="0.332989673716" calcext:value-type="float">
            <text:p>0.3329896737</text:p>
          </table:table-cell>
          <table:table-cell office:value-type="float" office:value="0.359085564012" calcext:value-type="float">
            <text:p>0.359085564</text:p>
          </table:table-cell>
          <table:table-cell office:value-type="float" office:value="0.387127143456" calcext:value-type="float">
            <text:p>0.3871271435</text:p>
          </table:table-cell>
          <table:table-cell office:value-type="float" office:value="0.40478199343" calcext:value-type="float">
            <text:p>0.4047819934</text:p>
          </table:table-cell>
          <table:table-cell office:value-type="float" office:value="0.436053142639" calcext:value-type="float">
            <text:p>0.4360531426</text:p>
          </table:table-cell>
          <table:table-cell office:value-type="float" office:value="0.463530700787" calcext:value-type="float">
            <text:p>0.4635307008</text:p>
          </table:table-cell>
          <table:table-cell office:value-type="float" office:value="0.487902887835" calcext:value-type="float">
            <text:p>0.4879028878</text:p>
          </table:table-cell>
          <table:table-cell office:value-type="float" office:value="0.515838709775" calcext:value-type="float">
            <text:p>0.5158387098</text:p>
          </table:table-cell>
          <table:table-cell office:value-type="float" office:value="0.535665325377" calcext:value-type="float">
            <text:p>0.5356653254</text:p>
          </table:table-cell>
          <table:table-cell office:value-type="float" office:value="0.561286231563" calcext:value-type="float">
            <text:p>0.5612862316</text:p>
          </table:table-cell>
          <table:table-cell office:value-type="float" office:value="0.589227755714" calcext:value-type="float">
            <text:p>0.5892277557</text:p>
          </table:table-cell>
          <table:table-cell office:value-type="float" office:value="0.611974100878" calcext:value-type="float">
            <text:p>0.6119741009</text:p>
          </table:table-cell>
          <table:table-cell office:value-type="float" office:value="0.63639173843" calcext:value-type="float">
            <text:p>0.6363917384</text:p>
          </table:table-cell>
          <table:table-cell office:value-type="float" office:value="0.660281542835" calcext:value-type="float">
            <text:p>0.6602815428</text:p>
          </table:table-cell>
          <table:table-cell office:value-type="float" office:value="0.68905899844" calcext:value-type="float">
            <text:p>0.6890589984</text:p>
          </table:table-cell>
          <table:table-cell office:value-type="float" office:value="0.725546092988" calcext:value-type="float">
            <text:p>0.725546093</text:p>
          </table:table-cell>
          <table:table-cell office:value-type="float" office:value="0.74204935321" calcext:value-type="float">
            <text:p>0.7420493532</text:p>
          </table:table-cell>
          <table:table-cell office:value-type="float" office:value="0.767851139616" calcext:value-type="float">
            <text:p>0.7678511396</text:p>
          </table:table-cell>
          <table:table-cell office:value-type="float" office:value="0.793951686126" calcext:value-type="float">
            <text:p>0.7939516861</text:p>
          </table:table-cell>
          <table:table-cell office:value-type="float" office:value="0.815441827863" calcext:value-type="float">
            <text:p>0.8154418279</text:p>
          </table:table-cell>
          <table:table-cell office:value-type="float" office:value="0.84205339226" calcext:value-type="float">
            <text:p>0.8420533923</text:p>
          </table:table-cell>
          <table:table-cell office:value-type="float" office:value="0.873483888762" calcext:value-type="float">
            <text:p>0.8734838888</text:p>
          </table:table-cell>
          <table:table-cell office:value-type="float" office:value="0.893360983983" calcext:value-type="float">
            <text:p>0.893360984</text:p>
          </table:table-cell>
          <table:table-cell office:value-type="float" office:value="0.923446556632" calcext:value-type="float">
            <text:p>0.9234465566</text:p>
          </table:table-cell>
          <table:table-cell office:value-type="float" office:value="0.940663849466" calcext:value-type="float">
            <text:p>0.9406638495</text:p>
          </table:table-cell>
          <table:table-cell office:value-type="float" office:value="0.961041673177" calcext:value-type="float">
            <text:p>0.9610416732</text:p>
          </table:table-cell>
          <table:table-cell office:value-type="float" office:value="0.975136862836" calcext:value-type="float">
            <text:p>0.9751368628</text:p>
          </table:table-cell>
          <table:table-cell office:value-type="float" office:value="0.98254396803" calcext:value-type="float">
            <text:p>0.982543968</text:p>
          </table:table-cell>
          <table:table-cell office:value-type="float" office:value="0.997663945795" calcext:value-type="float">
            <text:p>0.9976639458</text:p>
          </table:table-cell>
          <table:table-cell office:value-type="float" office:value="0.999633394657" calcext:value-type="float">
            <text:p>0.9996333947</text:p>
          </table:table-cell>
          <table:table-cell office:value-type="float" office:value="0.999958198958" calcext:value-type="float">
            <text:p>0.999958199</text:p>
          </table:table-cell>
          <table:table-cell office:value-type="float" office:value="1" calcext:value-type="float">
            <text:p>1</text:p>
          </table:table-cell>
          <table:table-cell office:value-type="float" office:value="0.999958396538" calcext:value-type="float">
            <text:p>0.9999583965</text:p>
          </table:table-cell>
        </table:table-row>
        <table:table-row table:style-name="ro1">
          <table:table-cell office:value-type="string" calcext:value-type="string">
            <text:p>Fuzzy-token</text:p>
          </table:table-cell>
          <table:table-cell office:value-type="float" office:value="0.0254923917039" calcext:value-type="float">
            <text:p>0.0254923917</text:p>
          </table:table-cell>
          <table:table-cell office:value-type="float" office:value="0.0509123861768" calcext:value-type="float">
            <text:p>0.0509123862</text:p>
          </table:table-cell>
          <table:table-cell office:value-type="float" office:value="0.0759147370167" calcext:value-type="float">
            <text:p>0.075914737</text:p>
          </table:table-cell>
          <table:table-cell office:value-type="float" office:value="0.101740140656" calcext:value-type="float">
            <text:p>0.1017401407</text:p>
          </table:table-cell>
          <table:table-cell office:value-type="float" office:value="0.127286659949" calcext:value-type="float">
            <text:p>0.1272866599</text:p>
          </table:table-cell>
          <table:table-cell office:value-type="float" office:value="0.153164071893" calcext:value-type="float">
            <text:p>0.1531640719</text:p>
          </table:table-cell>
          <table:table-cell office:value-type="float" office:value="0.179770190399" calcext:value-type="float">
            <text:p>0.1797701904</text:p>
          </table:table-cell>
          <table:table-cell office:value-type="float" office:value="0.205148695243" calcext:value-type="float">
            <text:p>0.2051486952</text:p>
          </table:table-cell>
          <table:table-cell office:value-type="float" office:value="0.230596773666" calcext:value-type="float">
            <text:p>0.2305967737</text:p>
          </table:table-cell>
          <table:table-cell office:value-type="float" office:value="0.255455142354" calcext:value-type="float">
            <text:p>0.2554551424</text:p>
          </table:table-cell>
          <table:table-cell office:value-type="float" office:value="0.281786726736" calcext:value-type="float">
            <text:p>0.2817867267</text:p>
          </table:table-cell>
          <table:table-cell office:value-type="float" office:value="0.30543867975" calcext:value-type="float">
            <text:p>0.3054386798</text:p>
          </table:table-cell>
          <table:table-cell office:value-type="float" office:value="0.330175565868" calcext:value-type="float">
            <text:p>0.3301755659</text:p>
          </table:table-cell>
          <table:table-cell office:value-type="float" office:value="0.359231916897" calcext:value-type="float">
            <text:p>0.3592319169</text:p>
          </table:table-cell>
          <table:table-cell office:value-type="float" office:value="0.386006106994" calcext:value-type="float">
            <text:p>0.386006107</text:p>
          </table:table-cell>
          <table:table-cell office:value-type="float" office:value="0.414808357417" calcext:value-type="float">
            <text:p>0.4148083574</text:p>
          </table:table-cell>
          <table:table-cell office:value-type="float" office:value="0.432832305393" calcext:value-type="float">
            <text:p>0.4328323054</text:p>
          </table:table-cell>
          <table:table-cell office:value-type="float" office:value="0.459780878641" calcext:value-type="float">
            <text:p>0.4597808786</text:p>
          </table:table-cell>
          <table:table-cell office:value-type="float" office:value="0.486194339234" calcext:value-type="float">
            <text:p>0.4861943392</text:p>
          </table:table-cell>
          <table:table-cell office:value-type="float" office:value="0.51395204815" calcext:value-type="float">
            <text:p>0.5139520482</text:p>
          </table:table-cell>
          <table:table-cell office:value-type="float" office:value="0.533881741539" calcext:value-type="float">
            <text:p>0.5338817415</text:p>
          </table:table-cell>
          <table:table-cell office:value-type="float" office:value="0.562302864422" calcext:value-type="float">
            <text:p>0.5623028644</text:p>
          </table:table-cell>
          <table:table-cell office:value-type="float" office:value="0.585919899463" calcext:value-type="float">
            <text:p>0.5859198995</text:p>
          </table:table-cell>
          <table:table-cell office:value-type="float" office:value="0.614064707115" calcext:value-type="float">
            <text:p>0.6140647071</text:p>
          </table:table-cell>
          <table:table-cell office:value-type="float" office:value="0.644174966547" calcext:value-type="float">
            <text:p>0.6441749665</text:p>
          </table:table-cell>
          <table:table-cell office:value-type="float" office:value="0.66725905244" calcext:value-type="float">
            <text:p>0.6672590524</text:p>
          </table:table-cell>
          <table:table-cell office:value-type="float" office:value="0.699325212195" calcext:value-type="float">
            <text:p>0.6993252122</text:p>
          </table:table-cell>
          <table:table-cell office:value-type="float" office:value="0.717713835916" calcext:value-type="float">
            <text:p>0.7177138359</text:p>
          </table:table-cell>
          <table:table-cell office:value-type="float" office:value="0.742064837464" calcext:value-type="float">
            <text:p>0.7420648375</text:p>
          </table:table-cell>
          <table:table-cell office:value-type="float" office:value="0.770163474538" calcext:value-type="float">
            <text:p>0.7701634745</text:p>
          </table:table-cell>
          <table:table-cell office:value-type="float" office:value="0.788422819958" calcext:value-type="float">
            <text:p>0.78842282</text:p>
          </table:table-cell>
          <table:table-cell office:value-type="float" office:value="0.828121955823" calcext:value-type="float">
            <text:p>0.8281219558</text:p>
          </table:table-cell>
          <table:table-cell office:value-type="float" office:value="0.836624822144" calcext:value-type="float">
            <text:p>0.8366248221</text:p>
          </table:table-cell>
          <table:table-cell office:value-type="float" office:value="0.87434734133" calcext:value-type="float">
            <text:p>0.8743473413</text:p>
          </table:table-cell>
          <table:table-cell office:value-type="float" office:value="0.899758821211" calcext:value-type="float">
            <text:p>0.8997588212</text:p>
          </table:table-cell>
          <table:table-cell office:value-type="float" office:value="0.914478551035" calcext:value-type="float">
            <text:p>0.914478551</text:p>
          </table:table-cell>
          <table:table-cell office:value-type="float" office:value="0.937906816977" calcext:value-type="float">
            <text:p>0.937906817</text:p>
          </table:table-cell>
          <table:table-cell office:value-type="float" office:value="0.953924735347" calcext:value-type="float">
            <text:p>0.9539247353</text:p>
          </table:table-cell>
          <table:table-cell office:value-type="float" office:value="0.973074342095" calcext:value-type="float">
            <text:p>0.9730743421</text:p>
          </table:table-cell>
          <table:table-cell office:value-type="float" office:value="0.979504555225" calcext:value-type="float">
            <text:p>0.9795045552</text:p>
          </table:table-cell>
          <table:table-cell office:value-type="float" office:value="0.996860367615" calcext:value-type="float">
            <text:p>0.9968603676</text:p>
          </table:table-cell>
          <table:table-cell office:value-type="float" office:value="0.999608547807" calcext:value-type="float">
            <text:p>0.9996085478</text:p>
          </table:table-cell>
          <table:table-cell office:value-type="float" office:value="0.999791775002" calcext:value-type="float">
            <text:p>0.999791775</text:p>
          </table:table-cell>
          <table:table-cell office:value-type="float" office:value="0.999825157596" calcext:value-type="float">
            <text:p>0.9998251576</text:p>
          </table:table-cell>
          <table:table-cell office:value-type="float" office:value="0.999866778731" calcext:value-type="float">
            <text:p>0.9998667787</text:p>
          </table:table-cell>
        </table:table-row>
      </table:table>
      <table:table table:name="FINAL comparisons txtime6 NEW SIM TRUE design 1" table:style-name="ta1">
        <table:shapes>
          <draw:frame draw:z-index="0" draw:style-name="gr1" draw:text-style-name="P1" svg:width="968.09pt" svg:height="594.11pt" svg:x="269.91pt" svg:y="184.54pt">
            <loext:p draw:notify-on-update-of-ranges="'FINAL comparisons txtime6 NEW SIM TRUE design 1'.B3:'FINAL comparisons txtime6 NEW SIM TRUE design 1'.Z3 'FINAL comparisons txtime6 NEW SIM TRUE design 1'.A4:'FINAL comparisons txtime6 NEW SIM TRUE design 1'.A4 'FINAL comparisons txtime6 NEW SIM TRUE design 1'.B4:'FINAL comparisons txtime6 NEW SIM TRUE design 1'.Z4 'FINAL comparisons txtime6 NEW SIM TRUE design 1'.A5:'FINAL comparisons txtime6 NEW SIM TRUE design 1'.A5 'FINAL comparisons txtime6 NEW SIM TRUE design 1'.B5:'FINAL comparisons txtime6 NEW SIM TRUE design 1'.Z5 'FINAL comparisons txtime6 NEW SIM TRUE design 1'.A6:'FINAL comparisons txtime6 NEW SIM TRUE design 1'.A6 'FINAL comparisons txtime6 NEW SIM TRUE design 1'.B6:'FINAL comparisons txtime6 NEW SIM TRUE design 1'.Z6 'FINAL comparisons txtime6 NEW SIM TRUE design 1'.A7:'FINAL comparisons txtime6 NEW SIM TRUE design 1'.A7 'FINAL comparisons txtime6 NEW SIM TRUE design 1'.B7:'FINAL comparisons txtime6 NEW SIM TRUE design 1'.Z7 'FINAL comparisons txtime6 NEW SIM TRUE design 1'.A8:'FINAL comparisons txtime6 NEW SIM TRUE design 1'.A8 'FINAL comparisons txtime6 NEW SIM TRUE design 1'.B8:'FINAL comparisons txtime6 NEW SIM TRUE design 1'.Z8 'FINAL comparisons txtime6 NEW SIM TRUE design 1'.A9:'FINAL comparisons txtime6 NEW SIM TRUE design 1'.A9 'FINAL comparisons txtime6 NEW SIM TRUE design 1'.B9:'FINAL comparisons txtime6 NEW SIM TRUE design 1'.Z9 'FINAL comparisons txtime6 NEW SIM TRUE design 1'.A10:'FINAL comparisons txtime6 NEW SIM TRUE design 1'.A10 'FINAL comparisons txtime6 NEW SIM TRUE design 1'.B10:'FINAL comparisons txtime6 NEW SIM TRUE design 1'.Z1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2" table:default-cell-style-name="Default"/>
        <table:table-column table:style-name="co3" table:number-columns-repeated="10" table:default-cell-style-name="Default"/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10,000 packets, tx time 4, sigma 1000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brs</text:p>
          </table:table-cell>
          <table:table-cell office:value-type="float" office:value="7.20696990742" calcext:value-type="float">
            <text:p>7.2069699074</text:p>
          </table:table-cell>
          <table:table-cell office:value-type="float" office:value="7.46399793164" calcext:value-type="float">
            <text:p>7.4639979316</text:p>
          </table:table-cell>
          <table:table-cell office:value-type="float" office:value="7.81044003748" calcext:value-type="float">
            <text:p>7.8104400375</text:p>
          </table:table-cell>
          <table:table-cell office:value-type="float" office:value="8.19472490998" calcext:value-type="float">
            <text:p>8.19472491</text:p>
          </table:table-cell>
          <table:table-cell office:value-type="float" office:value="8.72312383969" calcext:value-type="float">
            <text:p>8.7231238397</text:p>
          </table:table-cell>
          <table:table-cell office:value-type="float" office:value="9.47006148572" calcext:value-type="float">
            <text:p>9.4700614857</text:p>
          </table:table-cell>
          <table:table-cell office:value-type="float" office:value="10.2166366414" calcext:value-type="float">
            <text:p>10.2166366414</text:p>
          </table:table-cell>
          <table:table-cell office:value-type="float" office:value="11.2571030245" calcext:value-type="float">
            <text:p>11.2571030245</text:p>
          </table:table-cell>
          <table:table-cell office:value-type="float" office:value="12.9637687393" calcext:value-type="float">
            <text:p>12.9637687393</text:p>
          </table:table-cell>
          <table:table-cell office:value-type="float" office:value="15.1828169064" calcext:value-type="float">
            <text:p>15.1828169064</text:p>
          </table:table-cell>
          <table:table-cell office:value-type="float" office:value="17.5644916278" calcext:value-type="float">
            <text:p>17.5644916278</text:p>
          </table:table-cell>
          <table:table-cell office:value-type="float" office:value="23.3520923723" calcext:value-type="float">
            <text:p>23.3520923723</text:p>
          </table:table-cell>
          <table:table-cell office:value-type="float" office:value="44.9406269892" calcext:value-type="float">
            <text:p>44.9406269892</text:p>
          </table:table-cell>
          <table:table-cell office:value-type="float" office:value="115.603054627" calcext:value-type="float">
            <text:p>115.603054627</text:p>
          </table:table-cell>
          <table:table-cell office:value-type="float" office:value="598.73848082" calcext:value-type="float">
            <text:p>598.73848082</text:p>
          </table:table-cell>
          <table:table-cell office:value-type="float" office:value="3376.11329368" calcext:value-type="float">
            <text:p>3376.11329368</text:p>
          </table:table-cell>
          <table:table-cell office:value-type="float" office:value="5969.03537956" calcext:value-type="float">
            <text:p>5969.03537956</text:p>
          </table:table-cell>
          <table:table-cell office:value-type="float" office:value="8463.4830488" calcext:value-type="float">
            <text:p>8463.4830488</text:p>
          </table:table-cell>
          <table:table-cell office:value-type="float" office:value="11389.7282241" calcext:value-type="float">
            <text:p>11389.7282241</text:p>
          </table:table-cell>
          <table:table-cell office:value-type="float" office:value="13081.2105105" calcext:value-type="float">
            <text:p>13081.2105105</text:p>
          </table:table-cell>
          <table:table-cell office:value-type="float" office:value="14847.1497609" calcext:value-type="float">
            <text:p>14847.1497609</text:p>
          </table:table-cell>
          <table:table-cell office:value-type="float" office:value="17804.4508143" calcext:value-type="float">
            <text:p>17804.4508143</text:p>
          </table:table-cell>
          <table:table-cell office:value-type="float" office:value="18584.6244054" calcext:value-type="float">
            <text:p>18584.6244054</text:p>
          </table:table-cell>
          <table:table-cell office:value-type="float" office:value="20094.776462" calcext:value-type="float">
            <text:p>20094.776462</text:p>
          </table:table-cell>
          <table:table-cell office:value-type="float" office:value="20351.9109498" calcext:value-type="float">
            <text:p>20351.9109498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8.8752123569" calcext:value-type="float">
            <text:p>38.8752123569</text:p>
          </table:table-cell>
          <table:table-cell office:value-type="float" office:value="40.4082718879" calcext:value-type="float">
            <text:p>40.4082718879</text:p>
          </table:table-cell>
          <table:table-cell office:value-type="float" office:value="42.2314869766" calcext:value-type="float">
            <text:p>42.2314869766</text:p>
          </table:table-cell>
          <table:table-cell office:value-type="float" office:value="43.8582727243" calcext:value-type="float">
            <text:p>43.8582727243</text:p>
          </table:table-cell>
          <table:table-cell office:value-type="float" office:value="45.7431680758" calcext:value-type="float">
            <text:p>45.7431680758</text:p>
          </table:table-cell>
          <table:table-cell office:value-type="float" office:value="47.8339833648" calcext:value-type="float">
            <text:p>47.8339833648</text:p>
          </table:table-cell>
          <table:table-cell office:value-type="float" office:value="50.1314751428" calcext:value-type="float">
            <text:p>50.1314751428</text:p>
          </table:table-cell>
          <table:table-cell office:value-type="float" office:value="52.679805598" calcext:value-type="float">
            <text:p>52.679805598</text:p>
          </table:table-cell>
          <table:table-cell office:value-type="float" office:value="55.3060676814" calcext:value-type="float">
            <text:p>55.3060676814</text:p>
          </table:table-cell>
          <table:table-cell office:value-type="float" office:value="59.286792239" calcext:value-type="float">
            <text:p>59.286792239</text:p>
          </table:table-cell>
          <table:table-cell office:value-type="float" office:value="62.9722540405" calcext:value-type="float">
            <text:p>62.9722540405</text:p>
          </table:table-cell>
          <table:table-cell office:value-type="float" office:value="66.7991291778" calcext:value-type="float">
            <text:p>66.7991291778</text:p>
          </table:table-cell>
          <table:table-cell office:value-type="float" office:value="72.2460153717" calcext:value-type="float">
            <text:p>72.2460153717</text:p>
          </table:table-cell>
          <table:table-cell office:value-type="float" office:value="77.3412583481" calcext:value-type="float">
            <text:p>77.3412583481</text:p>
          </table:table-cell>
          <table:table-cell office:value-type="float" office:value="82.9574089112" calcext:value-type="float">
            <text:p>82.9574089112</text:p>
          </table:table-cell>
          <table:table-cell office:value-type="float" office:value="92.0425981299" calcext:value-type="float">
            <text:p>92.0425981299</text:p>
          </table:table-cell>
          <table:table-cell office:value-type="float" office:value="103.361743417" calcext:value-type="float">
            <text:p>103.361743417</text:p>
          </table:table-cell>
          <table:table-cell office:value-type="float" office:value="117.020496888" calcext:value-type="float">
            <text:p>117.020496888</text:p>
          </table:table-cell>
          <table:table-cell office:value-type="float" office:value="132.254340603" calcext:value-type="float">
            <text:p>132.254340603</text:p>
          </table:table-cell>
          <table:table-cell office:value-type="float" office:value="148.553703482" calcext:value-type="float">
            <text:p>148.553703482</text:p>
          </table:table-cell>
          <table:table-cell office:value-type="float" office:value="185.435554976" calcext:value-type="float">
            <text:p>185.435554976</text:p>
          </table:table-cell>
          <table:table-cell office:value-type="float" office:value="218.177534003" calcext:value-type="float">
            <text:p>218.177534003</text:p>
          </table:table-cell>
          <table:table-cell office:value-type="float" office:value="299.643017562" calcext:value-type="float">
            <text:p>299.643017562</text:p>
          </table:table-cell>
          <table:table-cell office:value-type="float" office:value="441.895800654" calcext:value-type="float">
            <text:p>441.895800654</text:p>
          </table:table-cell>
          <table:table-cell office:value-type="float" office:value="668.913294857" calcext:value-type="float">
            <text:p>668.913294857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NEW fuzzy_token inc 1 dec TO 1 w/ thresholds 0.001 and 0.999 NEWSIM IF TRUE (design option 1: no randomize, no gaussian/step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EW fuzzy_token inc 1 dec TO 1 w/ thresholds 0.1 and 0.999 NEWSIM IF TRUE (design option 1: no randomize, no gaussian/step)</text:p>
          </table:table-cell>
          <table:table-cell office:value-type="float" office:value="7.34925984352" calcext:value-type="float">
            <text:p>7.3492598435</text:p>
          </table:table-cell>
          <table:table-cell office:value-type="float" office:value="7.78097994365" calcext:value-type="float">
            <text:p>7.7809799437</text:p>
          </table:table-cell>
          <table:table-cell office:value-type="float" office:value="8.40154067543" calcext:value-type="float">
            <text:p>8.4015406754</text:p>
          </table:table-cell>
          <table:table-cell office:value-type="float" office:value="9.24473498732" calcext:value-type="float">
            <text:p>9.2447349873</text:p>
          </table:table-cell>
          <table:table-cell office:value-type="float" office:value="10.3379773613" calcext:value-type="float">
            <text:p>10.3379773613</text:p>
          </table:table-cell>
          <table:table-cell office:value-type="float" office:value="11.7318004929" calcext:value-type="float">
            <text:p>11.7318004929</text:p>
          </table:table-cell>
          <table:table-cell office:value-type="float" office:value="13.3672864313" calcext:value-type="float">
            <text:p>13.3672864313</text:p>
          </table:table-cell>
          <table:table-cell office:value-type="float" office:value="15.782369031" calcext:value-type="float">
            <text:p>15.782369031</text:p>
          </table:table-cell>
          <table:table-cell office:value-type="float" office:value="18.0406985814" calcext:value-type="float">
            <text:p>18.0406985814</text:p>
          </table:table-cell>
          <table:table-cell office:value-type="float" office:value="21.3685083525" calcext:value-type="float">
            <text:p>21.3685083525</text:p>
          </table:table-cell>
          <table:table-cell office:value-type="float" office:value="26.5812355547" calcext:value-type="float">
            <text:p>26.5812355547</text:p>
          </table:table-cell>
          <table:table-cell office:value-type="float" office:value="33.4621159093" calcext:value-type="float">
            <text:p>33.4621159093</text:p>
          </table:table-cell>
          <table:table-cell office:value-type="float" office:value="39.3387059181" calcext:value-type="float">
            <text:p>39.3387059181</text:p>
          </table:table-cell>
          <table:table-cell office:value-type="float" office:value="49.7904977077" calcext:value-type="float">
            <text:p>49.7904977077</text:p>
          </table:table-cell>
          <table:table-cell office:value-type="float" office:value="62.7922328327" calcext:value-type="float">
            <text:p>62.7922328327</text:p>
          </table:table-cell>
          <table:table-cell office:value-type="float" office:value="77.2311920728" calcext:value-type="float">
            <text:p>77.2311920728</text:p>
          </table:table-cell>
          <table:table-cell office:value-type="float" office:value="100.679987278" calcext:value-type="float">
            <text:p>100.679987278</text:p>
          </table:table-cell>
          <table:table-cell office:value-type="float" office:value="123.057931155" calcext:value-type="float">
            <text:p>123.057931155</text:p>
          </table:table-cell>
          <table:table-cell office:value-type="float" office:value="153.539686919" calcext:value-type="float">
            <text:p>153.539686919</text:p>
          </table:table-cell>
          <table:table-cell office:value-type="float" office:value="182.280692982" calcext:value-type="float">
            <text:p>182.280692982</text:p>
          </table:table-cell>
          <table:table-cell office:value-type="float" office:value="218.99707239" calcext:value-type="float">
            <text:p>218.99707239</text:p>
          </table:table-cell>
          <table:table-cell office:value-type="float" office:value="275.948624906" calcext:value-type="float">
            <text:p>275.948624906</text:p>
          </table:table-cell>
          <table:table-cell office:value-type="float" office:value="361.808910985" calcext:value-type="float">
            <text:p>361.808910985</text:p>
          </table:table-cell>
          <table:table-cell office:value-type="float" office:value="539.616103426" calcext:value-type="float">
            <text:p>539.616103426</text:p>
          </table:table-cell>
          <table:table-cell office:value-type="float" office:value="767.90244878" calcext:value-type="float">
            <text:p>767.90244878</text:p>
          </table:table-cell>
        </table:table-row>
        <table:table-row table:style-name="ro1">
          <table:table-cell office:value-type="string" calcext:value-type="string">
            <text:p>NEW fuzzy_token inc 1 dec TO 1 w/ thresholds 0.2 and 0.999 NEWSIM IF TRUE (design option 1: no randomize, no gaussian/step)</text:p>
          </table:table-cell>
          <table:table-cell table:number-columns-repeated="25"/>
        </table:table-row>
      </table:table>
      <table:table table:name="FINAL comparisons txtime5 NEW SIM TRUE design 1" table:style-name="ta1">
        <table:shapes>
          <draw:frame draw:z-index="0" draw:style-name="gr1" draw:text-style-name="P1" svg:width="1010.24pt" svg:height="620.79pt" svg:x="191.37pt" svg:y="247.44pt">
            <loext:p draw:notify-on-update-of-ranges="'FINAL comparisons txtime5 NEW SIM TRUE design 1'.B3:'FINAL comparisons txtime5 NEW SIM TRUE design 1'.AE3 'FINAL comparisons txtime5 NEW SIM TRUE design 1'.A4:'FINAL comparisons txtime5 NEW SIM TRUE design 1'.A4 'FINAL comparisons txtime5 NEW SIM TRUE design 1'.B4:'FINAL comparisons txtime5 NEW SIM TRUE design 1'.AE4 'FINAL comparisons txtime5 NEW SIM TRUE design 1'.A5:'FINAL comparisons txtime5 NEW SIM TRUE design 1'.A5 'FINAL comparisons txtime5 NEW SIM TRUE design 1'.B5:'FINAL comparisons txtime5 NEW SIM TRUE design 1'.AE5 'FINAL comparisons txtime5 NEW SIM TRUE design 1'.A6:'FINAL comparisons txtime5 NEW SIM TRUE design 1'.A6 'FINAL comparisons txtime5 NEW SIM TRUE design 1'.B6:'FINAL comparisons txtime5 NEW SIM TRUE design 1'.AE6 'FINAL comparisons txtime5 NEW SIM TRUE design 1'.A7:'FINAL comparisons txtime5 NEW SIM TRUE design 1'.A7 'FINAL comparisons txtime5 NEW SIM TRUE design 1'.B7:'FINAL comparisons txtime5 NEW SIM TRUE design 1'.AE7 'FINAL comparisons txtime5 NEW SIM TRUE design 1'.A8:'FINAL comparisons txtime5 NEW SIM TRUE design 1'.A8 'FINAL comparisons txtime5 NEW SIM TRUE design 1'.B8:'FINAL comparisons txtime5 NEW SIM TRUE design 1'.AE8 'FINAL comparisons txtime5 NEW SIM TRUE design 1'.A9:'FINAL comparisons txtime5 NEW SIM TRUE design 1'.A9 'FINAL comparisons txtime5 NEW SIM TRUE design 1'.B9:'FINAL comparisons txtime5 NEW SIM TRUE design 1'.AE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2" table:default-cell-style-name="Default"/>
        <table:table-column table:style-name="co3" table:number-columns-repeated="10" table:default-cell-style-name="Default"/>
        <table:table-column table:style-name="co4" table:number-columns-repeated="18" table:default-cell-style-name="Default"/>
        <table:table-row table:style-name="ro1">
          <table:table-cell office:value-type="string" calcext:value-type="string">
            <text:p>10,000 packets, tx time 5, sigma 1000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brs</text:p>
          </table:table-cell>
          <table:table-cell office:value-type="float" office:value="6.16949579914" calcext:value-type="float">
            <text:p>6.1694957991</text:p>
          </table:table-cell>
          <table:table-cell office:value-type="float" office:value="6.38137622532" calcext:value-type="float">
            <text:p>6.3813762253</text:p>
          </table:table-cell>
          <table:table-cell office:value-type="float" office:value="6.59936766857" calcext:value-type="float">
            <text:p>6.5993676686</text:p>
          </table:table-cell>
          <table:table-cell office:value-type="float" office:value="6.93555771548" calcext:value-type="float">
            <text:p>6.9355577155</text:p>
          </table:table-cell>
          <table:table-cell office:value-type="float" office:value="7.26802159281" calcext:value-type="float">
            <text:p>7.2680215928</text:p>
          </table:table-cell>
          <table:table-cell office:value-type="float" office:value="7.79889713711" calcext:value-type="float">
            <text:p>7.7988971371</text:p>
          </table:table-cell>
          <table:table-cell office:value-type="float" office:value="8.12450303683" calcext:value-type="float">
            <text:p>8.1245030368</text:p>
          </table:table-cell>
          <table:table-cell office:value-type="float" office:value="8.81740174678" calcext:value-type="float">
            <text:p>8.8174017468</text:p>
          </table:table-cell>
          <table:table-cell office:value-type="float" office:value="9.69583699479" calcext:value-type="float">
            <text:p>9.6958369948</text:p>
          </table:table-cell>
          <table:table-cell office:value-type="float" office:value="10.8895773076" calcext:value-type="float">
            <text:p>10.8895773076</text:p>
          </table:table-cell>
          <table:table-cell office:value-type="float" office:value="12.3484001558" calcext:value-type="float">
            <text:p>12.3484001558</text:p>
          </table:table-cell>
          <table:table-cell office:value-type="float" office:value="14.5648881251" calcext:value-type="float">
            <text:p>14.5648881251</text:p>
          </table:table-cell>
          <table:table-cell office:value-type="float" office:value="18.9614532714" calcext:value-type="float">
            <text:p>18.9614532714</text:p>
          </table:table-cell>
          <table:table-cell office:value-type="float" office:value="24.4198344416" calcext:value-type="float">
            <text:p>24.4198344416</text:p>
          </table:table-cell>
          <table:table-cell office:value-type="float" office:value="58.6623012166" calcext:value-type="float">
            <text:p>58.6623012166</text:p>
          </table:table-cell>
          <table:table-cell office:value-type="float" office:value="170.491224995" calcext:value-type="float">
            <text:p>170.491224995</text:p>
          </table:table-cell>
          <table:table-cell office:value-type="float" office:value="1056.6193291" calcext:value-type="float">
            <text:p>1056.6193291</text:p>
          </table:table-cell>
          <table:table-cell office:value-type="float" office:value="3419.50558236" calcext:value-type="float">
            <text:p>3419.50558236</text:p>
          </table:table-cell>
          <table:table-cell office:value-type="float" office:value="5736.66116238" calcext:value-type="float">
            <text:p>5736.66116238</text:p>
          </table:table-cell>
          <table:table-cell office:value-type="float" office:value="7809.89896257" calcext:value-type="float">
            <text:p>7809.89896257</text:p>
          </table:table-cell>
          <table:table-cell office:value-type="float" office:value="10044.3909403" calcext:value-type="float">
            <text:p>10044.3909403</text:p>
          </table:table-cell>
          <table:table-cell office:value-type="float" office:value="11880.3996389" calcext:value-type="float">
            <text:p>11880.3996389</text:p>
          </table:table-cell>
          <table:table-cell office:value-type="float" office:value="13547.0067134" calcext:value-type="float">
            <text:p>13547.0067134</text:p>
          </table:table-cell>
          <table:table-cell office:value-type="float" office:value="14611.0560432" calcext:value-type="float">
            <text:p>14611.0560432</text:p>
          </table:table-cell>
          <table:table-cell office:value-type="float" office:value="15735.6807199" calcext:value-type="float">
            <text:p>15735.6807199</text:p>
          </table:table-cell>
          <table:table-cell office:value-type="float" office:value="17536.1295083" calcext:value-type="float">
            <text:p>17536.1295083</text:p>
          </table:table-cell>
          <table:table-cell office:value-type="float" office:value="18112.5565902" calcext:value-type="float">
            <text:p>18112.5565902</text:p>
          </table:table-cell>
          <table:table-cell office:value-type="float" office:value="19250.7282042" calcext:value-type="float">
            <text:p>19250.7282042</text:p>
          </table:table-cell>
          <table:table-cell office:value-type="float" office:value="20043.9140068" calcext:value-type="float">
            <text:p>20043.9140068</text:p>
          </table:table-cell>
          <table:table-cell office:value-type="float" office:value="20696.8704781" calcext:value-type="float">
            <text:p>20696.8704781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7.6404823417" calcext:value-type="float">
            <text:p>37.6404823417</text:p>
          </table:table-cell>
          <table:table-cell office:value-type="float" office:value="38.849853017" calcext:value-type="float">
            <text:p>38.849853017</text:p>
          </table:table-cell>
          <table:table-cell office:value-type="float" office:value="40.293784347" calcext:value-type="float">
            <text:p>40.293784347</text:p>
          </table:table-cell>
          <table:table-cell office:value-type="float" office:value="41.6034150745" calcext:value-type="float">
            <text:p>41.6034150745</text:p>
          </table:table-cell>
          <table:table-cell office:value-type="float" office:value="43.0592700918" calcext:value-type="float">
            <text:p>43.0592700918</text:p>
          </table:table-cell>
          <table:table-cell office:value-type="float" office:value="44.4124379435" calcext:value-type="float">
            <text:p>44.4124379435</text:p>
          </table:table-cell>
          <table:table-cell office:value-type="float" office:value="46.4126244225" calcext:value-type="float">
            <text:p>46.4126244225</text:p>
          </table:table-cell>
          <table:table-cell office:value-type="float" office:value="48.0867881743" calcext:value-type="float">
            <text:p>48.0867881743</text:p>
          </table:table-cell>
          <table:table-cell office:value-type="float" office:value="50.2305396926" calcext:value-type="float">
            <text:p>50.2305396926</text:p>
          </table:table-cell>
          <table:table-cell office:value-type="float" office:value="52.5886403807" calcext:value-type="float">
            <text:p>52.5886403807</text:p>
          </table:table-cell>
          <table:table-cell office:value-type="float" office:value="54.9830920554" calcext:value-type="float">
            <text:p>54.9830920554</text:p>
          </table:table-cell>
          <table:table-cell office:value-type="float" office:value="57.6362933477" calcext:value-type="float">
            <text:p>57.6362933477</text:p>
          </table:table-cell>
          <table:table-cell office:value-type="float" office:value="60.4799608179" calcext:value-type="float">
            <text:p>60.4799608179</text:p>
          </table:table-cell>
          <table:table-cell office:value-type="float" office:value="64.1115030309" calcext:value-type="float">
            <text:p>64.1115030309</text:p>
          </table:table-cell>
          <table:table-cell office:value-type="float" office:value="68.3405530667" calcext:value-type="float">
            <text:p>68.3405530667</text:p>
          </table:table-cell>
          <table:table-cell office:value-type="float" office:value="73.1399232215" calcext:value-type="float">
            <text:p>73.1399232215</text:p>
          </table:table-cell>
          <table:table-cell office:value-type="float" office:value="76.6120340755" calcext:value-type="float">
            <text:p>76.6120340755</text:p>
          </table:table-cell>
          <table:table-cell office:value-type="float" office:value="82.2765324841" calcext:value-type="float">
            <text:p>82.2765324841</text:p>
          </table:table-cell>
          <table:table-cell office:value-type="float" office:value="89.685261265" calcext:value-type="float">
            <text:p>89.685261265</text:p>
          </table:table-cell>
          <table:table-cell office:value-type="float" office:value="97.6185622294" calcext:value-type="float">
            <text:p>97.6185622294</text:p>
          </table:table-cell>
          <table:table-cell office:value-type="float" office:value="105.678953719" calcext:value-type="float">
            <text:p>105.678953719</text:p>
          </table:table-cell>
          <table:table-cell office:value-type="float" office:value="118.815139364" calcext:value-type="float">
            <text:p>118.815139364</text:p>
          </table:table-cell>
          <table:table-cell office:value-type="float" office:value="130.873779487" calcext:value-type="float">
            <text:p>130.873779487</text:p>
          </table:table-cell>
          <table:table-cell office:value-type="float" office:value="145.98947427" calcext:value-type="float">
            <text:p>145.98947427</text:p>
          </table:table-cell>
          <table:table-cell office:value-type="float" office:value="171.618982284" calcext:value-type="float">
            <text:p>171.618982284</text:p>
          </table:table-cell>
          <table:table-cell office:value-type="float" office:value="195.756432675" calcext:value-type="float">
            <text:p>195.756432675</text:p>
          </table:table-cell>
          <table:table-cell office:value-type="float" office:value="244.504342287" calcext:value-type="float">
            <text:p>244.504342287</text:p>
          </table:table-cell>
          <table:table-cell office:value-type="float" office:value="318.580145504" calcext:value-type="float">
            <text:p>318.580145504</text:p>
          </table:table-cell>
          <table:table-cell office:value-type="float" office:value="458.943220875" calcext:value-type="float">
            <text:p>458.943220875</text:p>
          </table:table-cell>
          <table:table-cell office:value-type="float" office:value="613.158233295" calcext:value-type="float">
            <text:p>613.158233295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NEW fuzzy_token inc 1 dec TO 1 w/ thresholds 0.001 and 0.999 NEWSIM IF TRUE (design option 1: no randomize, no gaussian/step)</text:p>
          </table:table-cell>
          <table:table-cell office:value-type="float" office:value="6.2480813329" calcext:value-type="float">
            <text:p>6.2480813329</text:p>
          </table:table-cell>
          <table:table-cell office:value-type="float" office:value="6.67640353551" calcext:value-type="float">
            <text:p>6.6764035355</text:p>
          </table:table-cell>
          <table:table-cell office:value-type="float" office:value="7.07840716304" calcext:value-type="float">
            <text:p>7.078407163</text:p>
          </table:table-cell>
          <table:table-cell office:value-type="float" office:value="7.86333088659" calcext:value-type="float">
            <text:p>7.8633308866</text:p>
          </table:table-cell>
          <table:table-cell office:value-type="float" office:value="8.66999701059" calcext:value-type="float">
            <text:p>8.6699970106</text:p>
          </table:table-cell>
          <table:table-cell office:value-type="float" office:value="9.74239302887" calcext:value-type="float">
            <text:p>9.7423930289</text:p>
          </table:table-cell>
          <table:table-cell office:value-type="float" office:value="11.0120019747" calcext:value-type="float">
            <text:p>11.0120019747</text:p>
          </table:table-cell>
          <table:table-cell office:value-type="float" office:value="12.786467703" calcext:value-type="float">
            <text:p>12.786467703</text:p>
          </table:table-cell>
          <table:table-cell office:value-type="float" office:value="14.7267965664" calcext:value-type="float">
            <text:p>14.7267965664</text:p>
          </table:table-cell>
          <table:table-cell office:value-type="float" office:value="16.4756853796" calcext:value-type="float">
            <text:p>16.4756853796</text:p>
          </table:table-cell>
          <table:table-cell office:value-type="float" office:value="19.5878482458" calcext:value-type="float">
            <text:p>19.5878482458</text:p>
          </table:table-cell>
          <table:table-cell office:value-type="float" office:value="22.7953677" calcext:value-type="float">
            <text:p>22.7953677</text:p>
          </table:table-cell>
          <table:table-cell office:value-type="float" office:value="27.9607446251" calcext:value-type="float">
            <text:p>27.9607446251</text:p>
          </table:table-cell>
          <table:table-cell office:value-type="float" office:value="34.6656740262" calcext:value-type="float">
            <text:p>34.6656740262</text:p>
          </table:table-cell>
          <table:table-cell office:value-type="float" office:value="41.0472008367" calcext:value-type="float">
            <text:p>41.0472008367</text:p>
          </table:table-cell>
          <table:table-cell office:value-type="float" office:value="49.2101466153" calcext:value-type="float">
            <text:p>49.2101466153</text:p>
          </table:table-cell>
          <table:table-cell office:value-type="float" office:value="60.3854712777" calcext:value-type="float">
            <text:p>60.3854712777</text:p>
          </table:table-cell>
          <table:table-cell office:value-type="float" office:value="74.3427395541" calcext:value-type="float">
            <text:p>74.3427395541</text:p>
          </table:table-cell>
          <table:table-cell office:value-type="float" office:value="92.071884682" calcext:value-type="float">
            <text:p>92.071884682</text:p>
          </table:table-cell>
          <table:table-cell office:value-type="float" office:value="107.007469059" calcext:value-type="float">
            <text:p>107.007469059</text:p>
          </table:table-cell>
          <table:table-cell office:value-type="float" office:value="137.939107331" calcext:value-type="float">
            <text:p>137.939107331</text:p>
          </table:table-cell>
          <table:table-cell office:value-type="float" office:value="171.366800045" calcext:value-type="float">
            <text:p>171.366800045</text:p>
          </table:table-cell>
          <table:table-cell office:value-type="float" office:value="200.905089205" calcext:value-type="float">
            <text:p>200.905089205</text:p>
          </table:table-cell>
          <table:table-cell office:value-type="float" office:value="268.092215503" calcext:value-type="float">
            <text:p>268.092215503</text:p>
          </table:table-cell>
          <table:table-cell office:value-type="float" office:value="363.260522189" calcext:value-type="float">
            <text:p>363.260522189</text:p>
          </table:table-cell>
          <table:table-cell office:value-type="float" office:value="512.558267693" calcext:value-type="float">
            <text:p>512.558267693</text:p>
          </table:table-cell>
          <table:table-cell office:value-type="float" office:value="637.74519227" calcext:value-type="float">
            <text:p>637.74519227</text:p>
          </table:table-cell>
          <table:table-cell office:value-type="float" office:value="857.945554654" calcext:value-type="float">
            <text:p>857.945554654</text:p>
          </table:table-cell>
          <table:table-cell office:value-type="float" office:value="1112.33534361" calcext:value-type="float">
            <text:p>1112.33534361</text:p>
          </table:table-cell>
          <table:table-cell office:value-type="float" office:value="1468.46743129" calcext:value-type="float">
            <text:p>1468.46743129</text:p>
          </table:table-cell>
        </table:table-row>
        <table:table-row table:style-name="ro1">
          <table:table-cell office:value-type="string" calcext:value-type="string">
            <text:p>NEW fuzzy_token inc 1 dec TO 1 w/ thresholds 0.1 and 0.999 NEWSIM IF TRUE (design option 1: no randomize, no gaussian/step)</text:p>
          </table:table-cell>
          <table:table-cell office:value-type="float" office:value="6.30627868422" calcext:value-type="float">
            <text:p>6.3062786842</text:p>
          </table:table-cell>
          <table:table-cell office:value-type="float" office:value="6.68198038566" calcext:value-type="float">
            <text:p>6.6819803857</text:p>
          </table:table-cell>
          <table:table-cell office:value-type="float" office:value="7.09616496541" calcext:value-type="float">
            <text:p>7.0961649654</text:p>
          </table:table-cell>
          <table:table-cell office:value-type="float" office:value="7.78363483982" calcext:value-type="float">
            <text:p>7.7836348398</text:p>
          </table:table-cell>
          <table:table-cell office:value-type="float" office:value="8.601575756" calcext:value-type="float">
            <text:p>8.601575756</text:p>
          </table:table-cell>
          <table:table-cell office:value-type="float" office:value="9.6512871663" calcext:value-type="float">
            <text:p>9.6512871663</text:p>
          </table:table-cell>
          <table:table-cell office:value-type="float" office:value="11.1237181599" calcext:value-type="float">
            <text:p>11.1237181599</text:p>
          </table:table-cell>
          <table:table-cell office:value-type="float" office:value="12.6177951604" calcext:value-type="float">
            <text:p>12.6177951604</text:p>
          </table:table-cell>
          <table:table-cell office:value-type="float" office:value="14.1456576853" calcext:value-type="float">
            <text:p>14.1456576853</text:p>
          </table:table-cell>
          <table:table-cell office:value-type="float" office:value="16.7492012979" calcext:value-type="float">
            <text:p>16.7492012979</text:p>
          </table:table-cell>
          <table:table-cell office:value-type="float" office:value="19.5578654903" calcext:value-type="float">
            <text:p>19.5578654903</text:p>
          </table:table-cell>
          <table:table-cell office:value-type="float" office:value="23.8186287484" calcext:value-type="float">
            <text:p>23.8186287484</text:p>
          </table:table-cell>
          <table:table-cell office:value-type="float" office:value="27.7031767749" calcext:value-type="float">
            <text:p>27.7031767749</text:p>
          </table:table-cell>
          <table:table-cell office:value-type="float" office:value="33.5945686354" calcext:value-type="float">
            <text:p>33.5945686354</text:p>
          </table:table-cell>
          <table:table-cell office:value-type="float" office:value="39.9772356113" calcext:value-type="float">
            <text:p>39.9772356113</text:p>
          </table:table-cell>
          <table:table-cell office:value-type="float" office:value="50.4775036416" calcext:value-type="float">
            <text:p>50.4775036416</text:p>
          </table:table-cell>
          <table:table-cell office:value-type="float" office:value="59.021309963" calcext:value-type="float">
            <text:p>59.021309963</text:p>
          </table:table-cell>
          <table:table-cell office:value-type="float" office:value="72.6451651873" calcext:value-type="float">
            <text:p>72.6451651873</text:p>
          </table:table-cell>
          <table:table-cell office:value-type="float" office:value="87.4219148304" calcext:value-type="float">
            <text:p>87.4219148304</text:p>
          </table:table-cell>
          <table:table-cell office:value-type="float" office:value="100.879594301" calcext:value-type="float">
            <text:p>100.879594301</text:p>
          </table:table-cell>
          <table:table-cell office:value-type="float" office:value="113.899600133" calcext:value-type="float">
            <text:p>113.899600133</text:p>
          </table:table-cell>
          <table:table-cell office:value-type="float" office:value="135.843959323" calcext:value-type="float">
            <text:p>135.843959323</text:p>
          </table:table-cell>
          <table:table-cell office:value-type="float" office:value="154.908464765" calcext:value-type="float">
            <text:p>154.908464765</text:p>
          </table:table-cell>
          <table:table-cell office:value-type="float" office:value="174.010700533" calcext:value-type="float">
            <text:p>174.010700533</text:p>
          </table:table-cell>
          <table:table-cell office:value-type="float" office:value="207.699699404" calcext:value-type="float">
            <text:p>207.699699404</text:p>
          </table:table-cell>
          <table:table-cell office:value-type="float" office:value="245.240236384" calcext:value-type="float">
            <text:p>245.240236384</text:p>
          </table:table-cell>
          <table:table-cell office:value-type="float" office:value="313.452718833" calcext:value-type="float">
            <text:p>313.452718833</text:p>
          </table:table-cell>
          <table:table-cell office:value-type="float" office:value="409.743587618" calcext:value-type="float">
            <text:p>409.743587618</text:p>
          </table:table-cell>
          <table:table-cell office:value-type="float" office:value="525.339148087" calcext:value-type="float">
            <text:p>525.339148087</text:p>
          </table:table-cell>
          <table:table-cell office:value-type="float" office:value="842.231682164" calcext:value-type="float">
            <text:p>842.231682164</text:p>
          </table:table-cell>
        </table:table-row>
        <table:table-row table:style-name="ro1">
          <table:table-cell office:value-type="string" calcext:value-type="string">
            <text:p>NEW fuzzy_token inc 1 dec TO 1 w/ thresholds 0.2 and 0.999 NEWSIM IF TRUE (design option 1: no randomize, no gaussian/step)</text:p>
          </table:table-cell>
          <table:table-cell office:value-type="float" office:value="6.25681389545" calcext:value-type="float">
            <text:p>6.2568138955</text:p>
          </table:table-cell>
          <table:table-cell office:value-type="float" office:value="6.7427875982" calcext:value-type="float">
            <text:p>6.7427875982</text:p>
          </table:table-cell>
          <table:table-cell office:value-type="float" office:value="7.19361346041" calcext:value-type="float">
            <text:p>7.1936134604</text:p>
          </table:table-cell>
          <table:table-cell office:value-type="float" office:value="7.76111740253" calcext:value-type="float">
            <text:p>7.7611174025</text:p>
          </table:table-cell>
          <table:table-cell office:value-type="float" office:value="8.7595511085" calcext:value-type="float">
            <text:p>8.7595511085</text:p>
          </table:table-cell>
          <table:table-cell office:value-type="float" office:value="9.82247324043" calcext:value-type="float">
            <text:p>9.8224732404</text:p>
          </table:table-cell>
          <table:table-cell office:value-type="float" office:value="11.2199440147" calcext:value-type="float">
            <text:p>11.2199440147</text:p>
          </table:table-cell>
          <table:table-cell office:value-type="float" office:value="12.8418948578" calcext:value-type="float">
            <text:p>12.8418948578</text:p>
          </table:table-cell>
          <table:table-cell office:value-type="float" office:value="15.3968267509" calcext:value-type="float">
            <text:p>15.3968267509</text:p>
          </table:table-cell>
          <table:table-cell office:value-type="float" office:value="18.4049168401" calcext:value-type="float">
            <text:p>18.4049168401</text:p>
          </table:table-cell>
          <table:table-cell office:value-type="float" office:value="21.6752046034" calcext:value-type="float">
            <text:p>21.6752046034</text:p>
          </table:table-cell>
          <table:table-cell office:value-type="float" office:value="26.0495050836" calcext:value-type="float">
            <text:p>26.0495050836</text:p>
          </table:table-cell>
          <table:table-cell office:value-type="float" office:value="31.3018261675" calcext:value-type="float">
            <text:p>31.3018261675</text:p>
          </table:table-cell>
          <table:table-cell office:value-type="float" office:value="38.7593221388" calcext:value-type="float">
            <text:p>38.7593221388</text:p>
          </table:table-cell>
          <table:table-cell office:value-type="float" office:value="47.3516590574" calcext:value-type="float">
            <text:p>47.3516590574</text:p>
          </table:table-cell>
          <table:table-cell office:value-type="float" office:value="56.6055925999" calcext:value-type="float">
            <text:p>56.6055925999</text:p>
          </table:table-cell>
          <table:table-cell office:value-type="float" office:value="66.7393122094" calcext:value-type="float">
            <text:p>66.7393122094</text:p>
          </table:table-cell>
          <table:table-cell office:value-type="float" office:value="77.2080071587" calcext:value-type="float">
            <text:p>77.2080071587</text:p>
          </table:table-cell>
          <table:table-cell office:value-type="float" office:value="92.3242828825" calcext:value-type="float">
            <text:p>92.3242828825</text:p>
          </table:table-cell>
          <table:table-cell office:value-type="float" office:value="101.665406157" calcext:value-type="float">
            <text:p>101.665406157</text:p>
          </table:table-cell>
          <table:table-cell office:value-type="float" office:value="117.676352635" calcext:value-type="float">
            <text:p>117.676352635</text:p>
          </table:table-cell>
          <table:table-cell office:value-type="float" office:value="130.699810856" calcext:value-type="float">
            <text:p>130.699810856</text:p>
          </table:table-cell>
          <table:table-cell office:value-type="float" office:value="149.481393583" calcext:value-type="float">
            <text:p>149.481393583</text:p>
          </table:table-cell>
          <table:table-cell office:value-type="float" office:value="166.67380324" calcext:value-type="float">
            <text:p>166.67380324</text:p>
          </table:table-cell>
          <table:table-cell office:value-type="float" office:value="196.732374738" calcext:value-type="float">
            <text:p>196.732374738</text:p>
          </table:table-cell>
          <table:table-cell office:value-type="float" office:value="217.021006778" calcext:value-type="float">
            <text:p>217.021006778</text:p>
          </table:table-cell>
          <table:table-cell office:value-type="float" office:value="286.647596832" calcext:value-type="float">
            <text:p>286.647596832</text:p>
          </table:table-cell>
          <table:table-cell office:value-type="float" office:value="371.369404559" calcext:value-type="float">
            <text:p>371.369404559</text:p>
          </table:table-cell>
          <table:table-cell office:value-type="float" office:value="487.039693372" calcext:value-type="float">
            <text:p>487.039693372</text:p>
          </table:table-cell>
          <table:table-cell office:value-type="float" office:value="712.42203102" calcext:value-type="float">
            <text:p>712.42203102</text:p>
          </table:table-cell>
        </table:table-row>
      </table:table>
      <table:table table:name="FINAL comparisons txtime4 NEW SIM TRUE design 1" table:style-name="ta1">
        <table:shapes>
          <draw:frame draw:z-index="0" draw:style-name="gr1" draw:text-style-name="P1" svg:width="968.09pt" svg:height="594.11pt" svg:x="269.91pt" svg:y="184.54pt">
            <loext:p draw:notify-on-update-of-ranges="'FINAL comparisons txtime4 NEW SIM TRUE design 1'.B3:'FINAL comparisons txtime4 NEW SIM TRUE design 1'.AO3 'FINAL comparisons txtime4 NEW SIM TRUE design 1'.A4:'FINAL comparisons txtime4 NEW SIM TRUE design 1'.A4 'FINAL comparisons txtime4 NEW SIM TRUE design 1'.B4:'FINAL comparisons txtime4 NEW SIM TRUE design 1'.AO4 'FINAL comparisons txtime4 NEW SIM TRUE design 1'.A5:'FINAL comparisons txtime4 NEW SIM TRUE design 1'.A5 'FINAL comparisons txtime4 NEW SIM TRUE design 1'.B5:'FINAL comparisons txtime4 NEW SIM TRUE design 1'.AO5 'FINAL comparisons txtime4 NEW SIM TRUE design 1'.A6:'FINAL comparisons txtime4 NEW SIM TRUE design 1'.A6 'FINAL comparisons txtime4 NEW SIM TRUE design 1'.B6:'FINAL comparisons txtime4 NEW SIM TRUE design 1'.AO6 'FINAL comparisons txtime4 NEW SIM TRUE design 1'.A7:'FINAL comparisons txtime4 NEW SIM TRUE design 1'.A7 'FINAL comparisons txtime4 NEW SIM TRUE design 1'.B7:'FINAL comparisons txtime4 NEW SIM TRUE design 1'.AO7 'FINAL comparisons txtime4 NEW SIM TRUE design 1'.A8:'FINAL comparisons txtime4 NEW SIM TRUE design 1'.A8 'FINAL comparisons txtime4 NEW SIM TRUE design 1'.B8:'FINAL comparisons txtime4 NEW SIM TRUE design 1'.AO8 'FINAL comparisons txtime4 NEW SIM TRUE design 1'.A9:'FINAL comparisons txtime4 NEW SIM TRUE design 1'.A9 'FINAL comparisons txtime4 NEW SIM TRUE design 1'.B9:'FINAL comparisons txtime4 NEW SIM TRUE design 1'.AO9 'FINAL comparisons txtime4 NEW SIM TRUE design 1'.A10:'FINAL comparisons txtime4 NEW SIM TRUE design 1'.A10 'FINAL comparisons txtime4 NEW SIM TRUE design 1'.B10:'FINAL comparisons txtime4 NEW SIM TRUE design 1'.AO1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2" table:default-cell-style-name="Default"/>
        <table:table-column table:style-name="co3" table:number-columns-repeated="10" table:default-cell-style-name="Default"/>
        <table:table-column table:style-name="co4" table:number-columns-repeated="28" table:default-cell-style-name="Default"/>
        <table:table-row table:style-name="ro1">
          <table:table-cell office:value-type="string" calcext:value-type="string">
            <text:p>10,000 packets, tx time 4, sigma 1000</text:p>
          </table:table-cell>
          <table:table-cell table:number-columns-repeated="40"/>
        </table:table-row>
        <table:table-row table:style-name="ro1">
          <table:table-cell table:number-columns-repeated="41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brs</text:p>
          </table:table-cell>
          <table:table-cell office:value-type="float" office:value="5.12460489727" calcext:value-type="float">
            <text:p>5.1246048973</text:p>
          </table:table-cell>
          <table:table-cell office:value-type="float" office:value="5.30086782492" calcext:value-type="float">
            <text:p>5.3008678249</text:p>
          </table:table-cell>
          <table:table-cell office:value-type="float" office:value="5.44965725376" calcext:value-type="float">
            <text:p>5.4496572538</text:p>
          </table:table-cell>
          <table:table-cell office:value-type="float" office:value="5.67770547291" calcext:value-type="float">
            <text:p>5.6777054729</text:p>
          </table:table-cell>
          <table:table-cell office:value-type="float" office:value="5.90390329936" calcext:value-type="float">
            <text:p>5.9039032994</text:p>
          </table:table-cell>
          <table:table-cell office:value-type="float" office:value="6.19036333919" calcext:value-type="float">
            <text:p>6.1903633392</text:p>
          </table:table-cell>
          <table:table-cell office:value-type="float" office:value="6.57170714617" calcext:value-type="float">
            <text:p>6.5717071462</text:p>
          </table:table-cell>
          <table:table-cell office:value-type="float" office:value="6.94594530925" calcext:value-type="float">
            <text:p>6.9459453093</text:p>
          </table:table-cell>
          <table:table-cell office:value-type="float" office:value="7.42677016382" calcext:value-type="float">
            <text:p>7.4267701638</text:p>
          </table:table-cell>
          <table:table-cell office:value-type="float" office:value="8.12057149486" calcext:value-type="float">
            <text:p>8.1205714949</text:p>
          </table:table-cell>
          <table:table-cell office:value-type="float" office:value="8.90349547496" calcext:value-type="float">
            <text:p>8.903495475</text:p>
          </table:table-cell>
          <table:table-cell office:value-type="float" office:value="10.3794024945" calcext:value-type="float">
            <text:p>10.3794024945</text:p>
          </table:table-cell>
          <table:table-cell office:value-type="float" office:value="11.5109927863" calcext:value-type="float">
            <text:p>11.5109927863</text:p>
          </table:table-cell>
          <table:table-cell office:value-type="float" office:value="13.9716874468" calcext:value-type="float">
            <text:p>13.9716874468</text:p>
          </table:table-cell>
          <table:table-cell office:value-type="float" office:value="16.9260833605" calcext:value-type="float">
            <text:p>16.9260833605</text:p>
          </table:table-cell>
          <table:table-cell office:value-type="float" office:value="29.3814455148" calcext:value-type="float">
            <text:p>29.3814455148</text:p>
          </table:table-cell>
          <table:table-cell office:value-type="float" office:value="51.876867831" calcext:value-type="float">
            <text:p>51.876867831</text:p>
          </table:table-cell>
          <table:table-cell office:value-type="float" office:value="148.603684536" calcext:value-type="float">
            <text:p>148.603684536</text:p>
          </table:table-cell>
          <table:table-cell office:value-type="float" office:value="724.816756605" calcext:value-type="float">
            <text:p>724.816756605</text:p>
          </table:table-cell>
          <table:table-cell office:value-type="float" office:value="2214.95489785" calcext:value-type="float">
            <text:p>2214.95489785</text:p>
          </table:table-cell>
          <table:table-cell office:value-type="float" office:value="3705.26834112" calcext:value-type="float">
            <text:p>3705.26834112</text:p>
          </table:table-cell>
          <table:table-cell office:value-type="float" office:value="6122.6663341" calcext:value-type="float">
            <text:p>6122.6663341</text:p>
          </table:table-cell>
          <table:table-cell office:value-type="float" office:value="7808.79742302" calcext:value-type="float">
            <text:p>7808.79742302</text:p>
          </table:table-cell>
          <table:table-cell office:value-type="float" office:value="8734.60521749" calcext:value-type="float">
            <text:p>8734.60521749</text:p>
          </table:table-cell>
          <table:table-cell office:value-type="float" office:value="10545.5733572" calcext:value-type="float">
            <text:p>10545.5733572</text:p>
          </table:table-cell>
          <table:table-cell office:value-type="float" office:value="11701.5572665" calcext:value-type="float">
            <text:p>11701.5572665</text:p>
          </table:table-cell>
          <table:table-cell office:value-type="float" office:value="13451.1342126" calcext:value-type="float">
            <text:p>13451.1342126</text:p>
          </table:table-cell>
          <table:table-cell office:value-type="float" office:value="13785.3225567" calcext:value-type="float">
            <text:p>13785.3225567</text:p>
          </table:table-cell>
          <table:table-cell office:value-type="float" office:value="14317.9263013" calcext:value-type="float">
            <text:p>14317.9263013</text:p>
          </table:table-cell>
          <table:table-cell office:value-type="float" office:value="15429.7817438" calcext:value-type="float">
            <text:p>15429.7817438</text:p>
          </table:table-cell>
          <table:table-cell office:value-type="float" office:value="16821.4822382" calcext:value-type="float">
            <text:p>16821.4822382</text:p>
          </table:table-cell>
          <table:table-cell office:value-type="float" office:value="16682.5893355" calcext:value-type="float">
            <text:p>16682.5893355</text:p>
          </table:table-cell>
          <table:table-cell office:value-type="float" office:value="17913.4387441" calcext:value-type="float">
            <text:p>17913.4387441</text:p>
          </table:table-cell>
          <table:table-cell office:value-type="float" office:value="17404.7533145" calcext:value-type="float">
            <text:p>17404.7533145</text:p>
          </table:table-cell>
          <table:table-cell office:value-type="float" office:value="18731.6041149" calcext:value-type="float">
            <text:p>18731.6041149</text:p>
          </table:table-cell>
          <table:table-cell office:value-type="float" office:value="19854.0115002" calcext:value-type="float">
            <text:p>19854.0115002</text:p>
          </table:table-cell>
          <table:table-cell office:value-type="float" office:value="20064.0670057" calcext:value-type="float">
            <text:p>20064.0670057</text:p>
          </table:table-cell>
          <table:table-cell office:value-type="float" office:value="21157.7581259" calcext:value-type="float">
            <text:p>21157.7581259</text:p>
          </table:table-cell>
          <table:table-cell office:value-type="float" office:value="20666.7719654" calcext:value-type="float">
            <text:p>20666.7719654</text:p>
          </table:table-cell>
          <table:table-cell office:value-type="float" office:value="20399.0117196" calcext:value-type="float">
            <text:p>20399.0117196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3480742802" calcext:value-type="float">
            <text:p>36.3480742802</text:p>
          </table:table-cell>
          <table:table-cell office:value-type="float" office:value="37.4878129554" calcext:value-type="float">
            <text:p>37.4878129554</text:p>
          </table:table-cell>
          <table:table-cell office:value-type="float" office:value="38.2629442376" calcext:value-type="float">
            <text:p>38.2629442376</text:p>
          </table:table-cell>
          <table:table-cell office:value-type="float" office:value="39.2783287486" calcext:value-type="float">
            <text:p>39.2783287486</text:p>
          </table:table-cell>
          <table:table-cell office:value-type="float" office:value="40.6416387357" calcext:value-type="float">
            <text:p>40.6416387357</text:p>
          </table:table-cell>
          <table:table-cell office:value-type="float" office:value="41.2532625072" calcext:value-type="float">
            <text:p>41.2532625072</text:p>
          </table:table-cell>
          <table:table-cell office:value-type="float" office:value="42.9463657402" calcext:value-type="float">
            <text:p>42.9463657402</text:p>
          </table:table-cell>
          <table:table-cell office:value-type="float" office:value="44.3103650429" calcext:value-type="float">
            <text:p>44.3103650429</text:p>
          </table:table-cell>
          <table:table-cell office:value-type="float" office:value="45.2479543184" calcext:value-type="float">
            <text:p>45.2479543184</text:p>
          </table:table-cell>
          <table:table-cell office:value-type="float" office:value="47.4168469215" calcext:value-type="float">
            <text:p>47.4168469215</text:p>
          </table:table-cell>
          <table:table-cell office:value-type="float" office:value="48.5708288483" calcext:value-type="float">
            <text:p>48.5708288483</text:p>
          </table:table-cell>
          <table:table-cell office:value-type="float" office:value="50.2246242487" calcext:value-type="float">
            <text:p>50.2246242487</text:p>
          </table:table-cell>
          <table:table-cell office:value-type="float" office:value="52.1609190933" calcext:value-type="float">
            <text:p>52.1609190933</text:p>
          </table:table-cell>
          <table:table-cell office:value-type="float" office:value="54.4380750078" calcext:value-type="float">
            <text:p>54.4380750078</text:p>
          </table:table-cell>
          <table:table-cell office:value-type="float" office:value="56.3262444017" calcext:value-type="float">
            <text:p>56.3262444017</text:p>
          </table:table-cell>
          <table:table-cell office:value-type="float" office:value="58.8634075796" calcext:value-type="float">
            <text:p>58.8634075796</text:p>
          </table:table-cell>
          <table:table-cell office:value-type="float" office:value="60.7911770782" calcext:value-type="float">
            <text:p>60.7911770782</text:p>
          </table:table-cell>
          <table:table-cell office:value-type="float" office:value="64.3666118396" calcext:value-type="float">
            <text:p>64.3666118396</text:p>
          </table:table-cell>
          <table:table-cell office:value-type="float" office:value="67.1552025777" calcext:value-type="float">
            <text:p>67.1552025777</text:p>
          </table:table-cell>
          <table:table-cell office:value-type="float" office:value="70.4772213249" calcext:value-type="float">
            <text:p>70.4772213249</text:p>
          </table:table-cell>
          <table:table-cell office:value-type="float" office:value="73.5327132229" calcext:value-type="float">
            <text:p>73.5327132229</text:p>
          </table:table-cell>
          <table:table-cell office:value-type="float" office:value="79.1065999933" calcext:value-type="float">
            <text:p>79.1065999933</text:p>
          </table:table-cell>
          <table:table-cell office:value-type="float" office:value="83.5854201416" calcext:value-type="float">
            <text:p>83.5854201416</text:p>
          </table:table-cell>
          <table:table-cell office:value-type="float" office:value="88.0260236675" calcext:value-type="float">
            <text:p>88.0260236675</text:p>
          </table:table-cell>
          <table:table-cell office:value-type="float" office:value="93.9006938925" calcext:value-type="float">
            <text:p>93.9006938925</text:p>
          </table:table-cell>
          <table:table-cell office:value-type="float" office:value="100.498408583" calcext:value-type="float">
            <text:p>100.498408583</text:p>
          </table:table-cell>
          <table:table-cell office:value-type="float" office:value="109.933969882" calcext:value-type="float">
            <text:p>109.933969882</text:p>
          </table:table-cell>
          <table:table-cell office:value-type="float" office:value="119.758037377" calcext:value-type="float">
            <text:p>119.758037377</text:p>
          </table:table-cell>
          <table:table-cell office:value-type="float" office:value="131.476851982" calcext:value-type="float">
            <text:p>131.476851982</text:p>
          </table:table-cell>
          <table:table-cell office:value-type="float" office:value="141.394736461" calcext:value-type="float">
            <text:p>141.394736461</text:p>
          </table:table-cell>
          <table:table-cell office:value-type="float" office:value="163.684350994" calcext:value-type="float">
            <text:p>163.684350994</text:p>
          </table:table-cell>
          <table:table-cell office:value-type="float" office:value="184.671223188" calcext:value-type="float">
            <text:p>184.671223188</text:p>
          </table:table-cell>
          <table:table-cell office:value-type="float" office:value="220.647969693" calcext:value-type="float">
            <text:p>220.647969693</text:p>
          </table:table-cell>
          <table:table-cell office:value-type="float" office:value="250.87113408" calcext:value-type="float">
            <text:p>250.87113408</text:p>
          </table:table-cell>
          <table:table-cell office:value-type="float" office:value="326.490959096" calcext:value-type="float">
            <text:p>326.490959096</text:p>
          </table:table-cell>
          <table:table-cell office:value-type="float" office:value="380.546543524" calcext:value-type="float">
            <text:p>380.546543524</text:p>
          </table:table-cell>
          <table:table-cell office:value-type="float" office:value="524.976312961" calcext:value-type="float">
            <text:p>524.976312961</text:p>
          </table:table-cell>
          <table:table-cell office:value-type="float" office:value="693.136022925" calcext:value-type="float">
            <text:p>693.136022925</text:p>
          </table:table-cell>
          <table:table-cell office:value-type="float" office:value="1108.59831053" calcext:value-type="float">
            <text:p>1108.59831053</text:p>
          </table:table-cell>
          <table:table-cell office:value-type="float" office:value="1240.57951213" calcext:value-type="float">
            <text:p>1240.57951213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NEW fuzzy_token inc 1 dec TO 1 w/ thresholds 0.001 and 0.999 NEWSIM IF TRUE (design option 1: no randomize, no gaussian/step)</text:p>
          </table:table-cell>
          <table:table-cell office:value-type="float" office:value="5.23685259612" calcext:value-type="float">
            <text:p>5.2368525961</text:p>
          </table:table-cell>
          <table:table-cell office:value-type="float" office:value="5.52662949046" calcext:value-type="float">
            <text:p>5.5266294905</text:p>
          </table:table-cell>
          <table:table-cell office:value-type="float" office:value="5.86546081624" calcext:value-type="float">
            <text:p>5.8654608162</text:p>
          </table:table-cell>
          <table:table-cell office:value-type="float" office:value="6.43326445308" calcext:value-type="float">
            <text:p>6.4332644531</text:p>
          </table:table-cell>
          <table:table-cell office:value-type="float" office:value="7.08298201504" calcext:value-type="float">
            <text:p>7.082982015</text:p>
          </table:table-cell>
          <table:table-cell office:value-type="float" office:value="7.86176515825" calcext:value-type="float">
            <text:p>7.8617651583</text:p>
          </table:table-cell>
          <table:table-cell office:value-type="float" office:value="8.65069075947" calcext:value-type="float">
            <text:p>8.6506907595</text:p>
          </table:table-cell>
          <table:table-cell office:value-type="float" office:value="10.0663097066" calcext:value-type="float">
            <text:p>10.0663097066</text:p>
          </table:table-cell>
          <table:table-cell office:value-type="float" office:value="11.2630023624" calcext:value-type="float">
            <text:p>11.2630023624</text:p>
          </table:table-cell>
          <table:table-cell office:value-type="float" office:value="13.0390191312" calcext:value-type="float">
            <text:p>13.0390191312</text:p>
          </table:table-cell>
          <table:table-cell office:value-type="float" office:value="14.7339563168" calcext:value-type="float">
            <text:p>14.7339563168</text:p>
          </table:table-cell>
          <table:table-cell office:value-type="float" office:value="16.5788458023" calcext:value-type="float">
            <text:p>16.5788458023</text:p>
          </table:table-cell>
          <table:table-cell office:value-type="float" office:value="19.6610306789" calcext:value-type="float">
            <text:p>19.6610306789</text:p>
          </table:table-cell>
          <table:table-cell office:value-type="float" office:value="22.3659755881" calcext:value-type="float">
            <text:p>22.3659755881</text:p>
          </table:table-cell>
          <table:table-cell office:value-type="float" office:value="27.086699197" calcext:value-type="float">
            <text:p>27.086699197</text:p>
          </table:table-cell>
          <table:table-cell office:value-type="float" office:value="31.0835534677" calcext:value-type="float">
            <text:p>31.0835534677</text:p>
          </table:table-cell>
          <table:table-cell office:value-type="float" office:value="37.2159462551" calcext:value-type="float">
            <text:p>37.2159462551</text:p>
          </table:table-cell>
          <table:table-cell office:value-type="float" office:value="44.2847802186" calcext:value-type="float">
            <text:p>44.2847802186</text:p>
          </table:table-cell>
          <table:table-cell office:value-type="float" office:value="52.136645873" calcext:value-type="float">
            <text:p>52.136645873</text:p>
          </table:table-cell>
          <table:table-cell office:value-type="float" office:value="60.5286581265" calcext:value-type="float">
            <text:p>60.5286581265</text:p>
          </table:table-cell>
          <table:table-cell office:value-type="float" office:value="69.2402164313" calcext:value-type="float">
            <text:p>69.2402164313</text:p>
          </table:table-cell>
          <table:table-cell office:value-type="float" office:value="83.591190955" calcext:value-type="float">
            <text:p>83.591190955</text:p>
          </table:table-cell>
          <table:table-cell office:value-type="float" office:value="95.2303189419" calcext:value-type="float">
            <text:p>95.2303189419</text:p>
          </table:table-cell>
          <table:table-cell office:value-type="float" office:value="106.758681582" calcext:value-type="float">
            <text:p>106.758681582</text:p>
          </table:table-cell>
          <table:table-cell office:value-type="float" office:value="128.410873839" calcext:value-type="float">
            <text:p>128.410873839</text:p>
          </table:table-cell>
          <table:table-cell office:value-type="float" office:value="149.183576481" calcext:value-type="float">
            <text:p>149.183576481</text:p>
          </table:table-cell>
          <table:table-cell office:value-type="float" office:value="184.725358645" calcext:value-type="float">
            <text:p>184.725358645</text:p>
          </table:table-cell>
          <table:table-cell office:value-type="float" office:value="203.567077893" calcext:value-type="float">
            <text:p>203.567077893</text:p>
          </table:table-cell>
          <table:table-cell office:value-type="float" office:value="255.789208839" calcext:value-type="float">
            <text:p>255.789208839</text:p>
          </table:table-cell>
          <table:table-cell office:value-type="float" office:value="314.267124291" calcext:value-type="float">
            <text:p>314.267124291</text:p>
          </table:table-cell>
          <table:table-cell office:value-type="float" office:value="398.664139175" calcext:value-type="float">
            <text:p>398.664139175</text:p>
          </table:table-cell>
          <table:table-cell office:value-type="float" office:value="456.194952539" calcext:value-type="float">
            <text:p>456.194952539</text:p>
          </table:table-cell>
          <table:table-cell office:value-type="float" office:value="561.93753252" calcext:value-type="float">
            <text:p>561.93753252</text:p>
          </table:table-cell>
          <table:table-cell office:value-type="float" office:value="697.553965296" calcext:value-type="float">
            <text:p>697.553965296</text:p>
          </table:table-cell>
          <table:table-cell office:value-type="float" office:value="838.19605314" calcext:value-type="float">
            <text:p>838.19605314</text:p>
          </table:table-cell>
          <table:table-cell office:value-type="float" office:value="986.28519787" calcext:value-type="float">
            <text:p>986.28519787</text:p>
          </table:table-cell>
          <table:table-cell office:value-type="float" office:value="1241.93498738" calcext:value-type="float">
            <text:p>1241.93498738</text:p>
          </table:table-cell>
          <table:table-cell office:value-type="float" office:value="1415.20484003" calcext:value-type="float">
            <text:p>1415.20484003</text:p>
          </table:table-cell>
          <table:table-cell office:value-type="float" office:value="1590.36857572" calcext:value-type="float">
            <text:p>1590.36857572</text:p>
          </table:table-cell>
          <table:table-cell office:value-type="float" office:value="1824.99801389" calcext:value-type="float">
            <text:p>1824.99801389</text:p>
          </table:table-cell>
        </table:table-row>
        <table:table-row table:style-name="ro1">
          <table:table-cell office:value-type="string" calcext:value-type="string">
            <text:p>NEW fuzzy_token inc 1 dec TO 1 w/ thresholds 0.1 and 0.999 NEWSIM IF TRUE (design option 1: no randomize, no gaussian/step)</text:p>
          </table:table-cell>
          <table:table-cell office:value-type="float" office:value="5.23232232859" calcext:value-type="float">
            <text:p>5.2323223286</text:p>
          </table:table-cell>
          <table:table-cell office:value-type="float" office:value="5.5667127185" calcext:value-type="float">
            <text:p>5.5667127185</text:p>
          </table:table-cell>
          <table:table-cell office:value-type="float" office:value="5.95501819892" calcext:value-type="float">
            <text:p>5.9550181989</text:p>
          </table:table-cell>
          <table:table-cell office:value-type="float" office:value="6.42638232505" calcext:value-type="float">
            <text:p>6.4263823251</text:p>
          </table:table-cell>
          <table:table-cell office:value-type="float" office:value="6.89190102367" calcext:value-type="float">
            <text:p>6.8919010237</text:p>
          </table:table-cell>
          <table:table-cell office:value-type="float" office:value="7.87383099128" calcext:value-type="float">
            <text:p>7.8738309913</text:p>
          </table:table-cell>
          <table:table-cell office:value-type="float" office:value="8.70865460029" calcext:value-type="float">
            <text:p>8.7086546003</text:p>
          </table:table-cell>
          <table:table-cell office:value-type="float" office:value="9.96639518781" calcext:value-type="float">
            <text:p>9.9663951878</text:p>
          </table:table-cell>
          <table:table-cell office:value-type="float" office:value="11.250269136" calcext:value-type="float">
            <text:p>11.250269136</text:p>
          </table:table-cell>
          <table:table-cell office:value-type="float" office:value="12.5472846839" calcext:value-type="float">
            <text:p>12.5472846839</text:p>
          </table:table-cell>
          <table:table-cell office:value-type="float" office:value="14.5624797725" calcext:value-type="float">
            <text:p>14.5624797725</text:p>
          </table:table-cell>
          <table:table-cell office:value-type="float" office:value="17.1936949849" calcext:value-type="float">
            <text:p>17.1936949849</text:p>
          </table:table-cell>
          <table:table-cell office:value-type="float" office:value="19.8251040587" calcext:value-type="float">
            <text:p>19.8251040587</text:p>
          </table:table-cell>
          <table:table-cell office:value-type="float" office:value="22.3753765709" calcext:value-type="float">
            <text:p>22.3753765709</text:p>
          </table:table-cell>
          <table:table-cell office:value-type="float" office:value="27.0620019131" calcext:value-type="float">
            <text:p>27.0620019131</text:p>
          </table:table-cell>
          <table:table-cell office:value-type="float" office:value="31.7613503818" calcext:value-type="float">
            <text:p>31.7613503818</text:p>
          </table:table-cell>
          <table:table-cell office:value-type="float" office:value="36.8770541491" calcext:value-type="float">
            <text:p>36.8770541491</text:p>
          </table:table-cell>
          <table:table-cell office:value-type="float" office:value="42.0609626547" calcext:value-type="float">
            <text:p>42.0609626547</text:p>
          </table:table-cell>
          <table:table-cell office:value-type="float" office:value="51.6449007866" calcext:value-type="float">
            <text:p>51.6449007866</text:p>
          </table:table-cell>
          <table:table-cell office:value-type="float" office:value="60.8389979646" calcext:value-type="float">
            <text:p>60.8389979646</text:p>
          </table:table-cell>
          <table:table-cell office:value-type="float" office:value="68.628577469" calcext:value-type="float">
            <text:p>68.628577469</text:p>
          </table:table-cell>
          <table:table-cell office:value-type="float" office:value="79.1303447043" calcext:value-type="float">
            <text:p>79.1303447043</text:p>
          </table:table-cell>
          <table:table-cell office:value-type="float" office:value="87.5020580524" calcext:value-type="float">
            <text:p>87.5020580524</text:p>
          </table:table-cell>
          <table:table-cell office:value-type="float" office:value="96.5746029627" calcext:value-type="float">
            <text:p>96.5746029627</text:p>
          </table:table-cell>
          <table:table-cell office:value-type="float" office:value="107.210125998" calcext:value-type="float">
            <text:p>107.210125998</text:p>
          </table:table-cell>
          <table:table-cell office:value-type="float" office:value="124.73912717" calcext:value-type="float">
            <text:p>124.73912717</text:p>
          </table:table-cell>
          <table:table-cell office:value-type="float" office:value="132.331430103" calcext:value-type="float">
            <text:p>132.331430103</text:p>
          </table:table-cell>
          <table:table-cell office:value-type="float" office:value="147.423080787" calcext:value-type="float">
            <text:p>147.423080787</text:p>
          </table:table-cell>
          <table:table-cell office:value-type="float" office:value="158.183590788" calcext:value-type="float">
            <text:p>158.183590788</text:p>
          </table:table-cell>
          <table:table-cell office:value-type="float" office:value="183.853283911" calcext:value-type="float">
            <text:p>183.853283911</text:p>
          </table:table-cell>
          <table:table-cell office:value-type="float" office:value="209.702244142" calcext:value-type="float">
            <text:p>209.702244142</text:p>
          </table:table-cell>
          <table:table-cell office:value-type="float" office:value="230.302542174" calcext:value-type="float">
            <text:p>230.302542174</text:p>
          </table:table-cell>
          <table:table-cell office:value-type="float" office:value="262.904707483" calcext:value-type="float">
            <text:p>262.904707483</text:p>
          </table:table-cell>
          <table:table-cell office:value-type="float" office:value="318.965611477" calcext:value-type="float">
            <text:p>318.965611477</text:p>
          </table:table-cell>
          <table:table-cell office:value-type="float" office:value="371.487208385" calcext:value-type="float">
            <text:p>371.487208385</text:p>
          </table:table-cell>
          <table:table-cell office:value-type="float" office:value="564.144494563" calcext:value-type="float">
            <text:p>564.144494563</text:p>
          </table:table-cell>
          <table:table-cell office:value-type="float" office:value="652.889391549" calcext:value-type="float">
            <text:p>652.889391549</text:p>
          </table:table-cell>
          <table:table-cell office:value-type="float" office:value="833.726963344" calcext:value-type="float">
            <text:p>833.726963344</text:p>
          </table:table-cell>
          <table:table-cell office:value-type="float" office:value="970.056294239" calcext:value-type="float">
            <text:p>970.056294239</text:p>
          </table:table-cell>
          <table:table-cell office:value-type="float" office:value="1367.50066864" calcext:value-type="float">
            <text:p>1367.50066864</text:p>
          </table:table-cell>
        </table:table-row>
        <table:table-row table:style-name="ro1">
          <table:table-cell office:value-type="string" calcext:value-type="string">
            <text:p>NEW fuzzy_token inc 1 dec TO 1 w/ thresholds 0.2 and 0.999 NEWSIM IF TRUE (design option 1: no randomize, no gaussian/step)</text:p>
          </table:table-cell>
          <table:table-cell office:value-type="float" office:value="5.25293319999" calcext:value-type="float">
            <text:p>5.2529332</text:p>
          </table:table-cell>
          <table:table-cell office:value-type="float" office:value="5.549968667" calcext:value-type="float">
            <text:p>5.549968667</text:p>
          </table:table-cell>
          <table:table-cell office:value-type="float" office:value="5.9237473048" calcext:value-type="float">
            <text:p>5.9237473048</text:p>
          </table:table-cell>
          <table:table-cell office:value-type="float" office:value="6.34525774872" calcext:value-type="float">
            <text:p>6.3452577487</text:p>
          </table:table-cell>
          <table:table-cell office:value-type="float" office:value="7.08562766619" calcext:value-type="float">
            <text:p>7.0856276662</text:p>
          </table:table-cell>
          <table:table-cell office:value-type="float" office:value="7.85305869141" calcext:value-type="float">
            <text:p>7.8530586914</text:p>
          </table:table-cell>
          <table:table-cell office:value-type="float" office:value="8.92333657426" calcext:value-type="float">
            <text:p>8.9233365743</text:p>
          </table:table-cell>
          <table:table-cell office:value-type="float" office:value="10.3198010133" calcext:value-type="float">
            <text:p>10.3198010133</text:p>
          </table:table-cell>
          <table:table-cell office:value-type="float" office:value="11.5104916151" calcext:value-type="float">
            <text:p>11.5104916151</text:p>
          </table:table-cell>
          <table:table-cell office:value-type="float" office:value="13.4545530016" calcext:value-type="float">
            <text:p>13.4545530016</text:p>
          </table:table-cell>
          <table:table-cell office:value-type="float" office:value="15.8913705188" calcext:value-type="float">
            <text:p>15.8913705188</text:p>
          </table:table-cell>
          <table:table-cell office:value-type="float" office:value="18.6648701892" calcext:value-type="float">
            <text:p>18.6648701892</text:p>
          </table:table-cell>
          <table:table-cell office:value-type="float" office:value="22.5637229295" calcext:value-type="float">
            <text:p>22.5637229295</text:p>
          </table:table-cell>
          <table:table-cell office:value-type="float" office:value="26.937509138" calcext:value-type="float">
            <text:p>26.937509138</text:p>
          </table:table-cell>
          <table:table-cell office:value-type="float" office:value="31.6413061778" calcext:value-type="float">
            <text:p>31.6413061778</text:p>
          </table:table-cell>
          <table:table-cell office:value-type="float" office:value="36.2577641563" calcext:value-type="float">
            <text:p>36.2577641563</text:p>
          </table:table-cell>
          <table:table-cell office:value-type="float" office:value="43.367651658" calcext:value-type="float">
            <text:p>43.367651658</text:p>
          </table:table-cell>
          <table:table-cell office:value-type="float" office:value="51.5588520032" calcext:value-type="float">
            <text:p>51.5588520032</text:p>
          </table:table-cell>
          <table:table-cell office:value-type="float" office:value="57.5065960918" calcext:value-type="float">
            <text:p>57.5065960918</text:p>
          </table:table-cell>
          <table:table-cell office:value-type="float" office:value="67.042487548" calcext:value-type="float">
            <text:p>67.042487548</text:p>
          </table:table-cell>
          <table:table-cell office:value-type="float" office:value="74.7573502099" calcext:value-type="float">
            <text:p>74.7573502099</text:p>
          </table:table-cell>
          <table:table-cell office:value-type="float" office:value="81.8732096439" calcext:value-type="float">
            <text:p>81.8732096439</text:p>
          </table:table-cell>
          <table:table-cell office:value-type="float" office:value="87.6661440403" calcext:value-type="float">
            <text:p>87.6661440403</text:p>
          </table:table-cell>
          <table:table-cell office:value-type="float" office:value="97.4685159466" calcext:value-type="float">
            <text:p>97.4685159466</text:p>
          </table:table-cell>
          <table:table-cell office:value-type="float" office:value="103.430454316" calcext:value-type="float">
            <text:p>103.430454316</text:p>
          </table:table-cell>
          <table:table-cell office:value-type="float" office:value="117.025979275" calcext:value-type="float">
            <text:p>117.025979275</text:p>
          </table:table-cell>
          <table:table-cell office:value-type="float" office:value="124.624987598" calcext:value-type="float">
            <text:p>124.624987598</text:p>
          </table:table-cell>
          <table:table-cell office:value-type="float" office:value="134.326410503" calcext:value-type="float">
            <text:p>134.326410503</text:p>
          </table:table-cell>
          <table:table-cell office:value-type="float" office:value="146.436215678" calcext:value-type="float">
            <text:p>146.436215678</text:p>
          </table:table-cell>
          <table:table-cell office:value-type="float" office:value="171.044497345" calcext:value-type="float">
            <text:p>171.044497345</text:p>
          </table:table-cell>
          <table:table-cell office:value-type="float" office:value="190.007178695" calcext:value-type="float">
            <text:p>190.007178695</text:p>
          </table:table-cell>
          <table:table-cell office:value-type="float" office:value="215.643902795" calcext:value-type="float">
            <text:p>215.643902795</text:p>
          </table:table-cell>
          <table:table-cell office:value-type="float" office:value="247.135728107" calcext:value-type="float">
            <text:p>247.135728107</text:p>
          </table:table-cell>
          <table:table-cell office:value-type="float" office:value="296.083789503" calcext:value-type="float">
            <text:p>296.083789503</text:p>
          </table:table-cell>
          <table:table-cell office:value-type="float" office:value="356.989083847" calcext:value-type="float">
            <text:p>356.989083847</text:p>
          </table:table-cell>
          <table:table-cell office:value-type="float" office:value="422.896038227" calcext:value-type="float">
            <text:p>422.896038227</text:p>
          </table:table-cell>
          <table:table-cell office:value-type="float" office:value="655.010811752" calcext:value-type="float">
            <text:p>655.010811752</text:p>
          </table:table-cell>
          <table:table-cell office:value-type="float" office:value="731.812620015" calcext:value-type="float">
            <text:p>731.812620015</text:p>
          </table:table-cell>
          <table:table-cell office:value-type="float" office:value="1007.34493565" calcext:value-type="float">
            <text:p>1007.34493565</text:p>
          </table:table-cell>
          <table:table-cell office:value-type="float" office:value="1369.64655048" calcext:value-type="float">
            <text:p>1369.64655048</text:p>
          </table:table-cell>
        </table:table-row>
      </table:table>
      <table:table table:name="more comparisons NEW SIM CHEAT WEIGHTS design 2" table:style-name="ta1">
        <table:shapes>
          <draw:frame draw:z-index="0" draw:style-name="gr1" draw:text-style-name="P1" svg:width="968.09pt" svg:height="594.11pt" svg:x="152.45pt" svg:y="176pt">
            <loext:p draw:notify-on-update-of-ranges="'more comparisons NEW SIM CHEAT WEIGHTS design 2'.B4:'more comparisons NEW SIM CHEAT WEIGHTS design 2'.AO4 'more comparisons NEW SIM CHEAT WEIGHTS design 2'.A5:'more comparisons NEW SIM CHEAT WEIGHTS design 2'.A5 'more comparisons NEW SIM CHEAT WEIGHTS design 2'.B5:'more comparisons NEW SIM CHEAT WEIGHTS design 2'.AO5 'more comparisons NEW SIM CHEAT WEIGHTS design 2'.A6:'more comparisons NEW SIM CHEAT WEIGHTS design 2'.A6 'more comparisons NEW SIM CHEAT WEIGHTS design 2'.B6:'more comparisons NEW SIM CHEAT WEIGHTS design 2'.AO6 'more comparisons NEW SIM CHEAT WEIGHTS design 2'.A7:'more comparisons NEW SIM CHEAT WEIGHTS design 2'.A7 'more comparisons NEW SIM CHEAT WEIGHTS design 2'.B7:'more comparisons NEW SIM CHEAT WEIGHTS design 2'.AO7 'more comparisons NEW SIM CHEAT WEIGHTS design 2'.A8:'more comparisons NEW SIM CHEAT WEIGHTS design 2'.A8 'more comparisons NEW SIM CHEAT WEIGHTS design 2'.B8:'more comparisons NEW SIM CHEAT WEIGHTS design 2'.AO8 'more comparisons NEW SIM CHEAT WEIGHTS design 2'.A9:'more comparisons NEW SIM CHEAT WEIGHTS design 2'.A9 'more comparisons NEW SIM CHEAT WEIGHTS design 2'.B9:'more comparisons NEW SIM CHEAT WEIGHTS design 2'.AO9 'more comparisons NEW SIM CHEAT WEIGHTS design 2'.A10:'more comparisons NEW SIM CHEAT WEIGHTS design 2'.A10 'more comparisons NEW SIM CHEAT WEIGHTS design 2'.B10:'more comparisons NEW SIM CHEAT WEIGHTS design 2'.AO10 'more comparisons NEW SIM CHEAT WEIGHTS design 2'.A11:'more comparisons NEW SIM CHEAT WEIGHTS design 2'.A11 'more comparisons NEW SIM CHEAT WEIGHTS design 2'.B11:'more comparisons NEW SIM CHEAT WEIGHTS design 2'.AO11 'more comparisons NEW SIM CHEAT WEIGHTS design 2'.A12:'more comparisons NEW SIM CHEAT WEIGHTS design 2'.A12 'more comparisons NEW SIM CHEAT WEIGHTS design 2'.B12:'more comparisons NEW SIM CHEAT WEIGHTS design 2'.AO12 'more comparisons NEW SIM CHEAT WEIGHTS design 2'.A13:'more comparisons NEW SIM CHEAT WEIGHTS design 2'.A13 'more comparisons NEW SIM CHEAT WEIGHTS design 2'.B13:'more comparisons NEW SIM CHEAT WEIGHTS design 2'.AO1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2" table:default-cell-style-name="Default"/>
        <table:table-column table:style-name="co3" table:number-columns-repeated="10" table:default-cell-style-name="Default"/>
        <table:table-column table:style-name="co4" table:number-columns-repeated="28" table:default-cell-style-name="Default"/>
        <table:table-row table:style-name="ro1">
          <table:table-cell office:value-type="string" calcext:value-type="string">
            <text:p>10,000 packets, tx time 4</text:p>
          </table:table-cell>
          <table:table-cell table:number-columns-repeated="40"/>
        </table:table-row>
        <table:table-row table:style-name="ro1" table:number-rows-repeated="2">
          <table:table-cell table:number-columns-repeated="41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brs</text:p>
          </table:table-cell>
          <table:table-cell office:value-type="float" office:value="5.12443470732" calcext:value-type="float">
            <text:p>5.1244347073</text:p>
          </table:table-cell>
          <table:table-cell office:value-type="float" office:value="5.27485965637" calcext:value-type="float">
            <text:p>5.2748596564</text:p>
          </table:table-cell>
          <table:table-cell office:value-type="float" office:value="5.43538955107" calcext:value-type="float">
            <text:p>5.4353895511</text:p>
          </table:table-cell>
          <table:table-cell office:value-type="float" office:value="5.65882879472" calcext:value-type="float">
            <text:p>5.6588287947</text:p>
          </table:table-cell>
          <table:table-cell office:value-type="float" office:value="5.83143000731" calcext:value-type="float">
            <text:p>5.8314300073</text:p>
          </table:table-cell>
          <table:table-cell office:value-type="float" office:value="6.16641626255" calcext:value-type="float">
            <text:p>6.1664162626</text:p>
          </table:table-cell>
          <table:table-cell office:value-type="float" office:value="6.49048289718" calcext:value-type="float">
            <text:p>6.4904828972</text:p>
          </table:table-cell>
          <table:table-cell office:value-type="float" office:value="6.97623265126" calcext:value-type="float">
            <text:p>6.9762326513</text:p>
          </table:table-cell>
          <table:table-cell office:value-type="float" office:value="7.36032297654" calcext:value-type="float">
            <text:p>7.3603229765</text:p>
          </table:table-cell>
          <table:table-cell office:value-type="float" office:value="8.12081088321" calcext:value-type="float">
            <text:p>8.1208108832</text:p>
          </table:table-cell>
          <table:table-cell office:value-type="float" office:value="8.85358011408" calcext:value-type="float">
            <text:p>8.8535801141</text:p>
          </table:table-cell>
          <table:table-cell office:value-type="float" office:value="10.0508746651" calcext:value-type="float">
            <text:p>10.0508746651</text:p>
          </table:table-cell>
          <table:table-cell office:value-type="float" office:value="11.4191301623" calcext:value-type="float">
            <text:p>11.4191301623</text:p>
          </table:table-cell>
          <table:table-cell office:value-type="float" office:value="13.3091339189" calcext:value-type="float">
            <text:p>13.3091339189</text:p>
          </table:table-cell>
          <table:table-cell office:value-type="float" office:value="16.6694260343" calcext:value-type="float">
            <text:p>16.6694260343</text:p>
          </table:table-cell>
          <table:table-cell office:value-type="float" office:value="22.8889889666" calcext:value-type="float">
            <text:p>22.8889889666</text:p>
          </table:table-cell>
          <table:table-cell office:value-type="float" office:value="34.9100517519" calcext:value-type="float">
            <text:p>34.9100517519</text:p>
          </table:table-cell>
          <table:table-cell office:value-type="float" office:value="77.6630988995" calcext:value-type="float">
            <text:p>77.6630988995</text:p>
          </table:table-cell>
          <table:table-cell office:value-type="float" office:value="183.440348899" calcext:value-type="float">
            <text:p>183.440348899</text:p>
          </table:table-cell>
          <table:table-cell office:value-type="float" office:value="383.732272352" calcext:value-type="float">
            <text:p>383.732272352</text:p>
          </table:table-cell>
          <table:table-cell office:value-type="float" office:value="835.383609433" calcext:value-type="float">
            <text:p>835.383609433</text:p>
          </table:table-cell>
          <table:table-cell office:value-type="float" office:value="1075.8693734" calcext:value-type="float">
            <text:p>1075.8693734</text:p>
          </table:table-cell>
          <table:table-cell office:value-type="float" office:value="1557.81848867" calcext:value-type="float">
            <text:p>1557.81848867</text:p>
          </table:table-cell>
          <table:table-cell office:value-type="float" office:value="2171.01293307" calcext:value-type="float">
            <text:p>2171.01293307</text:p>
          </table:table-cell>
          <table:table-cell office:value-type="float" office:value="2798.87724281" calcext:value-type="float">
            <text:p>2798.87724281</text:p>
          </table:table-cell>
          <table:table-cell office:value-type="float" office:value="3805.45720072" calcext:value-type="float">
            <text:p>3805.45720072</text:p>
          </table:table-cell>
          <table:table-cell office:value-type="float" office:value="3673.76169144" calcext:value-type="float">
            <text:p>3673.76169144</text:p>
          </table:table-cell>
          <table:table-cell office:value-type="float" office:value="4807.58295259" calcext:value-type="float">
            <text:p>4807.58295259</text:p>
          </table:table-cell>
          <table:table-cell office:value-type="float" office:value="4656.44296825" calcext:value-type="float">
            <text:p>4656.44296825</text:p>
          </table:table-cell>
          <table:table-cell office:value-type="float" office:value="5189.75995898" calcext:value-type="float">
            <text:p>5189.75995898</text:p>
          </table:table-cell>
          <table:table-cell office:value-type="float" office:value="6047.88116781" calcext:value-type="float">
            <text:p>6047.88116781</text:p>
          </table:table-cell>
          <table:table-cell office:value-type="float" office:value="6927.83221464" calcext:value-type="float">
            <text:p>6927.83221464</text:p>
          </table:table-cell>
          <table:table-cell office:value-type="float" office:value="7343.81300731" calcext:value-type="float">
            <text:p>7343.81300731</text:p>
          </table:table-cell>
          <table:table-cell office:value-type="float" office:value="7544.07769729" calcext:value-type="float">
            <text:p>7544.07769729</text:p>
          </table:table-cell>
          <table:table-cell office:value-type="float" office:value="8624.7851641" calcext:value-type="float">
            <text:p>8624.7851641</text:p>
          </table:table-cell>
          <table:table-cell office:value-type="float" office:value="8893.75045383" calcext:value-type="float">
            <text:p>8893.75045383</text:p>
          </table:table-cell>
          <table:table-cell office:value-type="float" office:value="9349.15550761" calcext:value-type="float">
            <text:p>9349.15550761</text:p>
          </table:table-cell>
          <table:table-cell office:value-type="float" office:value="10312.6222566" calcext:value-type="float">
            <text:p>10312.6222566</text:p>
          </table:table-cell>
          <table:table-cell office:value-type="float" office:value="10477.3500523" calcext:value-type="float">
            <text:p>10477.3500523</text:p>
          </table:table-cell>
          <table:table-cell office:value-type="float" office:value="10555.5081181" calcext:value-type="float">
            <text:p>10555.5081181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2476425877" calcext:value-type="float">
            <text:p>36.2476425877</text:p>
          </table:table-cell>
          <table:table-cell office:value-type="float" office:value="37.2454266902" calcext:value-type="float">
            <text:p>37.2454266902</text:p>
          </table:table-cell>
          <table:table-cell office:value-type="float" office:value="38.145449336" calcext:value-type="float">
            <text:p>38.145449336</text:p>
          </table:table-cell>
          <table:table-cell office:value-type="float" office:value="39.1447470052" calcext:value-type="float">
            <text:p>39.1447470052</text:p>
          </table:table-cell>
          <table:table-cell office:value-type="float" office:value="40.5176529108" calcext:value-type="float">
            <text:p>40.5176529108</text:p>
          </table:table-cell>
          <table:table-cell office:value-type="float" office:value="41.6468386771" calcext:value-type="float">
            <text:p>41.6468386771</text:p>
          </table:table-cell>
          <table:table-cell office:value-type="float" office:value="42.8650433373" calcext:value-type="float">
            <text:p>42.8650433373</text:p>
          </table:table-cell>
          <table:table-cell office:value-type="float" office:value="44.219501072" calcext:value-type="float">
            <text:p>44.219501072</text:p>
          </table:table-cell>
          <table:table-cell office:value-type="float" office:value="45.4025916531" calcext:value-type="float">
            <text:p>45.4025916531</text:p>
          </table:table-cell>
          <table:table-cell office:value-type="float" office:value="47.0242464198" calcext:value-type="float">
            <text:p>47.0242464198</text:p>
          </table:table-cell>
          <table:table-cell office:value-type="float" office:value="48.601881235" calcext:value-type="float">
            <text:p>48.601881235</text:p>
          </table:table-cell>
          <table:table-cell office:value-type="float" office:value="50.2633449899" calcext:value-type="float">
            <text:p>50.2633449899</text:p>
          </table:table-cell>
          <table:table-cell office:value-type="float" office:value="52.0977941211" calcext:value-type="float">
            <text:p>52.0977941211</text:p>
          </table:table-cell>
          <table:table-cell office:value-type="float" office:value="54.2905097808" calcext:value-type="float">
            <text:p>54.2905097808</text:p>
          </table:table-cell>
          <table:table-cell office:value-type="float" office:value="56.303793648" calcext:value-type="float">
            <text:p>56.303793648</text:p>
          </table:table-cell>
          <table:table-cell office:value-type="float" office:value="58.053428123" calcext:value-type="float">
            <text:p>58.053428123</text:p>
          </table:table-cell>
          <table:table-cell office:value-type="float" office:value="60.5468131206" calcext:value-type="float">
            <text:p>60.5468131206</text:p>
          </table:table-cell>
          <table:table-cell office:value-type="float" office:value="63.6894422794" calcext:value-type="float">
            <text:p>63.6894422794</text:p>
          </table:table-cell>
          <table:table-cell office:value-type="float" office:value="66.4274895722" calcext:value-type="float">
            <text:p>66.4274895722</text:p>
          </table:table-cell>
          <table:table-cell office:value-type="float" office:value="70.8172174272" calcext:value-type="float">
            <text:p>70.8172174272</text:p>
          </table:table-cell>
          <table:table-cell office:value-type="float" office:value="73.4072316481" calcext:value-type="float">
            <text:p>73.4072316481</text:p>
          </table:table-cell>
          <table:table-cell office:value-type="float" office:value="79.7966407958" calcext:value-type="float">
            <text:p>79.7966407958</text:p>
          </table:table-cell>
          <table:table-cell office:value-type="float" office:value="81.5774853258" calcext:value-type="float">
            <text:p>81.5774853258</text:p>
          </table:table-cell>
          <table:table-cell office:value-type="float" office:value="88.2438218678" calcext:value-type="float">
            <text:p>88.2438218678</text:p>
          </table:table-cell>
          <table:table-cell office:value-type="float" office:value="94.1506811118" calcext:value-type="float">
            <text:p>94.1506811118</text:p>
          </table:table-cell>
          <table:table-cell office:value-type="float" office:value="101.647899421" calcext:value-type="float">
            <text:p>101.647899421</text:p>
          </table:table-cell>
          <table:table-cell office:value-type="float" office:value="110.522671648" calcext:value-type="float">
            <text:p>110.522671648</text:p>
          </table:table-cell>
          <table:table-cell office:value-type="float" office:value="116.824829726" calcext:value-type="float">
            <text:p>116.824829726</text:p>
          </table:table-cell>
          <table:table-cell office:value-type="float" office:value="129.38261412" calcext:value-type="float">
            <text:p>129.38261412</text:p>
          </table:table-cell>
          <table:table-cell office:value-type="float" office:value="140.177408232" calcext:value-type="float">
            <text:p>140.177408232</text:p>
          </table:table-cell>
          <table:table-cell office:value-type="float" office:value="162.150662043" calcext:value-type="float">
            <text:p>162.150662043</text:p>
          </table:table-cell>
          <table:table-cell office:value-type="float" office:value="178.792596004" calcext:value-type="float">
            <text:p>178.792596004</text:p>
          </table:table-cell>
          <table:table-cell office:value-type="float" office:value="200.830607687" calcext:value-type="float">
            <text:p>200.830607687</text:p>
          </table:table-cell>
          <table:table-cell office:value-type="float" office:value="248.205582111" calcext:value-type="float">
            <text:p>248.205582111</text:p>
          </table:table-cell>
          <table:table-cell office:value-type="float" office:value="313.548765841" calcext:value-type="float">
            <text:p>313.548765841</text:p>
          </table:table-cell>
          <table:table-cell office:value-type="float" office:value="382.948551204" calcext:value-type="float">
            <text:p>382.948551204</text:p>
          </table:table-cell>
          <table:table-cell office:value-type="float" office:value="427.704596198" calcext:value-type="float">
            <text:p>427.704596198</text:p>
          </table:table-cell>
          <table:table-cell office:value-type="float" office:value="541.773867501" calcext:value-type="float">
            <text:p>541.773867501</text:p>
          </table:table-cell>
          <table:table-cell office:value-type="float" office:value="766.039129484" calcext:value-type="float">
            <text:p>766.039129484</text:p>
          </table:table-cell>
          <table:table-cell office:value-type="float" office:value="1055.68154128" calcext:value-type="float">
            <text:p>1055.68154128</text:p>
          </table:table-cell>
        </table:table-row>
        <table:table-row table:style-name="ro1" table:number-rows-repeated="2">
          <table:table-cell table:number-columns-repeated="41"/>
        </table:table-row>
        <table:table-row table:style-name="ro1">
          <table:table-cell/>
          <table:table-cell office:value-type="float" office:value="5.63959316669" calcext:value-type="float">
            <text:p>5.6395931667</text:p>
          </table:table-cell>
          <table:table-cell office:value-type="float" office:value="5.92997311183" calcext:value-type="float">
            <text:p>5.9299731118</text:p>
          </table:table-cell>
          <table:table-cell office:value-type="float" office:value="6.24695853786" calcext:value-type="float">
            <text:p>6.2469585379</text:p>
          </table:table-cell>
          <table:table-cell office:value-type="float" office:value="6.63777284031" calcext:value-type="float">
            <text:p>6.6377728403</text:p>
          </table:table-cell>
          <table:table-cell office:value-type="float" office:value="7.28440315204" calcext:value-type="float">
            <text:p>7.284403152</text:p>
          </table:table-cell>
          <table:table-cell office:value-type="float" office:value="7.95991299881" calcext:value-type="float">
            <text:p>7.9599129988</text:p>
          </table:table-cell>
          <table:table-cell office:value-type="float" office:value="8.80102494239" calcext:value-type="float">
            <text:p>8.8010249424</text:p>
          </table:table-cell>
          <table:table-cell office:value-type="float" office:value="9.63583568092" calcext:value-type="float">
            <text:p>9.6358356809</text:p>
          </table:table-cell>
          <table:table-cell office:value-type="float" office:value="11.147335527" calcext:value-type="float">
            <text:p>11.147335527</text:p>
          </table:table-cell>
          <table:table-cell office:value-type="float" office:value="12.7094006518" calcext:value-type="float">
            <text:p>12.7094006518</text:p>
          </table:table-cell>
          <table:table-cell office:value-type="float" office:value="15.1886273226" calcext:value-type="float">
            <text:p>15.1886273226</text:p>
          </table:table-cell>
          <table:table-cell office:value-type="float" office:value="17.7634049178" calcext:value-type="float">
            <text:p>17.7634049178</text:p>
          </table:table-cell>
          <table:table-cell office:value-type="float" office:value="22.023371749" calcext:value-type="float">
            <text:p>22.023371749</text:p>
          </table:table-cell>
          <table:table-cell office:value-type="float" office:value="25.1255637955" calcext:value-type="float">
            <text:p>25.1255637955</text:p>
          </table:table-cell>
          <table:table-cell office:value-type="float" office:value="32.4778326035" calcext:value-type="float">
            <text:p>32.4778326035</text:p>
          </table:table-cell>
          <table:table-cell office:value-type="float" office:value="39.0488382352" calcext:value-type="float">
            <text:p>39.0488382352</text:p>
          </table:table-cell>
          <table:table-cell office:value-type="float" office:value="46.7239222275" calcext:value-type="float">
            <text:p>46.7239222275</text:p>
          </table:table-cell>
          <table:table-cell office:value-type="float" office:value="55.9451105087" calcext:value-type="float">
            <text:p>55.9451105087</text:p>
          </table:table-cell>
          <table:table-cell office:value-type="float" office:value="63.8743757549" calcext:value-type="float">
            <text:p>63.8743757549</text:p>
          </table:table-cell>
          <table:table-cell office:value-type="float" office:value="73.5959563186" calcext:value-type="float">
            <text:p>73.5959563186</text:p>
          </table:table-cell>
          <table:table-cell office:value-type="float" office:value="80.1121899709" calcext:value-type="float">
            <text:p>80.1121899709</text:p>
          </table:table-cell>
          <table:table-cell office:value-type="float" office:value="86.9596468662" calcext:value-type="float">
            <text:p>86.9596468662</text:p>
          </table:table-cell>
          <table:table-cell office:value-type="float" office:value="94.3922202336" calcext:value-type="float">
            <text:p>94.3922202336</text:p>
          </table:table-cell>
          <table:table-cell office:value-type="float" office:value="101.506831023" calcext:value-type="float">
            <text:p>101.506831023</text:p>
          </table:table-cell>
          <table:table-cell office:value-type="float" office:value="108.345671348" calcext:value-type="float">
            <text:p>108.345671348</text:p>
          </table:table-cell>
          <table:table-cell office:value-type="float" office:value="116.735262401" calcext:value-type="float">
            <text:p>116.735262401</text:p>
          </table:table-cell>
          <table:table-cell office:value-type="float" office:value="123.90357435" calcext:value-type="float">
            <text:p>123.90357435</text:p>
          </table:table-cell>
          <table:table-cell office:value-type="float" office:value="135.065467868" calcext:value-type="float">
            <text:p>135.065467868</text:p>
          </table:table-cell>
          <table:table-cell office:value-type="float" office:value="147.960623974" calcext:value-type="float">
            <text:p>147.960623974</text:p>
          </table:table-cell>
          <table:table-cell office:value-type="float" office:value="166.123059001" calcext:value-type="float">
            <text:p>166.123059001</text:p>
          </table:table-cell>
          <table:table-cell office:value-type="float" office:value="189.05779214" calcext:value-type="float">
            <text:p>189.05779214</text:p>
          </table:table-cell>
          <table:table-cell office:value-type="float" office:value="212.527537557" calcext:value-type="float">
            <text:p>212.527537557</text:p>
          </table:table-cell>
          <table:table-cell office:value-type="float" office:value="243.481775959" calcext:value-type="float">
            <text:p>243.481775959</text:p>
          </table:table-cell>
          <table:table-cell office:value-type="float" office:value="278.340843311" calcext:value-type="float">
            <text:p>278.340843311</text:p>
          </table:table-cell>
          <table:table-cell office:value-type="float" office:value="350.193666787" calcext:value-type="float">
            <text:p>350.193666787</text:p>
          </table:table-cell>
          <table:table-cell office:value-type="float" office:value="425.851922716" calcext:value-type="float">
            <text:p>425.851922716</text:p>
          </table:table-cell>
          <table:table-cell office:value-type="float" office:value="516.900281741" calcext:value-type="float">
            <text:p>516.900281741</text:p>
          </table:table-cell>
          <table:table-cell office:value-type="float" office:value="643.989690787" calcext:value-type="float">
            <text:p>643.989690787</text:p>
          </table:table-cell>
          <table:table-cell office:value-type="float" office:value="870.142509808" calcext:value-type="float">
            <text:p>870.142509808</text:p>
          </table:table-cell>
          <table:table-cell office:value-type="float" office:value="1212.54185008" calcext:value-type="float">
            <text:p>1212.54185008</text:p>
          </table:table-cell>
        </table:table-row>
        <table:table-row table:style-name="ro1">
          <table:table-cell office:value-type="string" calcext:value-type="string">
            <text:p>NEW fuzzy_token inc 1 dec TO 1 w/ thresholds 0.2 and 0.999 NEWSIM IF TRUE (design option 1: no randomize, no gaussian/step)</text:p>
          </table:table-cell>
          <table:table-cell office:value-type="float" office:value="5.22834703914" calcext:value-type="float">
            <text:p>5.2283470391</text:p>
          </table:table-cell>
          <table:table-cell office:value-type="float" office:value="5.49473078632" calcext:value-type="float">
            <text:p>5.4947307863</text:p>
          </table:table-cell>
          <table:table-cell office:value-type="float" office:value="5.98939677094" calcext:value-type="float">
            <text:p>5.9893967709</text:p>
          </table:table-cell>
          <table:table-cell office:value-type="float" office:value="6.45385186856" calcext:value-type="float">
            <text:p>6.4538518686</text:p>
          </table:table-cell>
          <table:table-cell office:value-type="float" office:value="7.09693863031" calcext:value-type="float">
            <text:p>7.0969386303</text:p>
          </table:table-cell>
          <table:table-cell office:value-type="float" office:value="7.96791282778" calcext:value-type="float">
            <text:p>7.9679128278</text:p>
          </table:table-cell>
          <table:table-cell office:value-type="float" office:value="8.79535078127" calcext:value-type="float">
            <text:p>8.7953507813</text:p>
          </table:table-cell>
          <table:table-cell office:value-type="float" office:value="10.2605930314" calcext:value-type="float">
            <text:p>10.2605930314</text:p>
          </table:table-cell>
          <table:table-cell office:value-type="float" office:value="11.5321791395" calcext:value-type="float">
            <text:p>11.5321791395</text:p>
          </table:table-cell>
          <table:table-cell office:value-type="float" office:value="13.3274685233" calcext:value-type="float">
            <text:p>13.3274685233</text:p>
          </table:table-cell>
          <table:table-cell office:value-type="float" office:value="16.2914631455" calcext:value-type="float">
            <text:p>16.2914631455</text:p>
          </table:table-cell>
          <table:table-cell office:value-type="float" office:value="18.3224941059" calcext:value-type="float">
            <text:p>18.3224941059</text:p>
          </table:table-cell>
          <table:table-cell office:value-type="float" office:value="22.2131683957" calcext:value-type="float">
            <text:p>22.2131683957</text:p>
          </table:table-cell>
          <table:table-cell office:value-type="float" office:value="26.5216448205" calcext:value-type="float">
            <text:p>26.5216448205</text:p>
          </table:table-cell>
          <table:table-cell office:value-type="float" office:value="30.169974859" calcext:value-type="float">
            <text:p>30.169974859</text:p>
          </table:table-cell>
          <table:table-cell office:value-type="float" office:value="37.6091776128" calcext:value-type="float">
            <text:p>37.6091776128</text:p>
          </table:table-cell>
          <table:table-cell office:value-type="float" office:value="42.2576532095" calcext:value-type="float">
            <text:p>42.2576532095</text:p>
          </table:table-cell>
          <table:table-cell office:value-type="float" office:value="50.8467814618" calcext:value-type="float">
            <text:p>50.8467814618</text:p>
          </table:table-cell>
          <table:table-cell office:value-type="float" office:value="60.0208086632" calcext:value-type="float">
            <text:p>60.0208086632</text:p>
          </table:table-cell>
          <table:table-cell office:value-type="float" office:value="67.1826000215" calcext:value-type="float">
            <text:p>67.1826000215</text:p>
          </table:table-cell>
          <table:table-cell office:value-type="float" office:value="74.9327738225" calcext:value-type="float">
            <text:p>74.9327738225</text:p>
          </table:table-cell>
          <table:table-cell office:value-type="float" office:value="83.4443410378" calcext:value-type="float">
            <text:p>83.4443410378</text:p>
          </table:table-cell>
          <table:table-cell office:value-type="float" office:value="90.1552880428" calcext:value-type="float">
            <text:p>90.1552880428</text:p>
          </table:table-cell>
          <table:table-cell office:value-type="float" office:value="97.5167963335" calcext:value-type="float">
            <text:p>97.5167963335</text:p>
          </table:table-cell>
          <table:table-cell office:value-type="float" office:value="106.722968579" calcext:value-type="float">
            <text:p>106.722968579</text:p>
          </table:table-cell>
          <table:table-cell office:value-type="float" office:value="115.6125948" calcext:value-type="float">
            <text:p>115.6125948</text:p>
          </table:table-cell>
          <table:table-cell office:value-type="float" office:value="121.832060209" calcext:value-type="float">
            <text:p>121.832060209</text:p>
          </table:table-cell>
          <table:table-cell office:value-type="float" office:value="133.860905958" calcext:value-type="float">
            <text:p>133.860905958</text:p>
          </table:table-cell>
          <table:table-cell office:value-type="float" office:value="151.989268266" calcext:value-type="float">
            <text:p>151.989268266</text:p>
          </table:table-cell>
          <table:table-cell office:value-type="float" office:value="164.933268704" calcext:value-type="float">
            <text:p>164.933268704</text:p>
          </table:table-cell>
          <table:table-cell office:value-type="float" office:value="184.935246901" calcext:value-type="float">
            <text:p>184.935246901</text:p>
          </table:table-cell>
          <table:table-cell office:value-type="float" office:value="210.322656708" calcext:value-type="float">
            <text:p>210.322656708</text:p>
          </table:table-cell>
          <table:table-cell office:value-type="float" office:value="233.72092709" calcext:value-type="float">
            <text:p>233.72092709</text:p>
          </table:table-cell>
          <table:table-cell office:value-type="float" office:value="286.173783407" calcext:value-type="float">
            <text:p>286.173783407</text:p>
          </table:table-cell>
          <table:table-cell office:value-type="float" office:value="322.085944245" calcext:value-type="float">
            <text:p>322.085944245</text:p>
          </table:table-cell>
          <table:table-cell office:value-type="float" office:value="390.332647322" calcext:value-type="float">
            <text:p>390.332647322</text:p>
          </table:table-cell>
          <table:table-cell office:value-type="float" office:value="512.866503636" calcext:value-type="float">
            <text:p>512.866503636</text:p>
          </table:table-cell>
          <table:table-cell office:value-type="float" office:value="718.996145414" calcext:value-type="float">
            <text:p>718.996145414</text:p>
          </table:table-cell>
          <table:table-cell office:value-type="float" office:value="906.498511715" calcext:value-type="float">
            <text:p>906.498511715</text:p>
          </table:table-cell>
          <table:table-cell office:value-type="float" office:value="1026.97895812" calcext:value-type="float">
            <text:p>1026.97895812</text:p>
          </table:table-cell>
        </table:table-row>
        <table:table-row table:style-name="ro1">
          <table:table-cell office:value-type="string" calcext:value-type="string">
            <text:p>NEW fuzzy_token inc 1 dec TO 1 w/ thresholds 0.2 and 0.999 NEWSIM IF TRUE (design option 2: randomize, step)</text:p>
          </table:table-cell>
          <table:table-cell office:value-type="float" office:value="5.20723303569" calcext:value-type="float">
            <text:p>5.2072330357</text:p>
          </table:table-cell>
          <table:table-cell office:value-type="float" office:value="5.45078729161" calcext:value-type="float">
            <text:p>5.4507872916</text:p>
          </table:table-cell>
          <table:table-cell office:value-type="float" office:value="5.83271861405" calcext:value-type="float">
            <text:p>5.8327186141</text:p>
          </table:table-cell>
          <table:table-cell office:value-type="float" office:value="6.29049310227" calcext:value-type="float">
            <text:p>6.2904931023</text:p>
          </table:table-cell>
          <table:table-cell office:value-type="float" office:value="7.0757771494" calcext:value-type="float">
            <text:p>7.0757771494</text:p>
          </table:table-cell>
          <table:table-cell office:value-type="float" office:value="7.58982755" calcext:value-type="float">
            <text:p>7.58982755</text:p>
          </table:table-cell>
          <table:table-cell office:value-type="float" office:value="8.52852848759" calcext:value-type="float">
            <text:p>8.5285284876</text:p>
          </table:table-cell>
          <table:table-cell office:value-type="float" office:value="9.74704170451" calcext:value-type="float">
            <text:p>9.7470417045</text:p>
          </table:table-cell>
          <table:table-cell office:value-type="float" office:value="11.0870153926" calcext:value-type="float">
            <text:p>11.0870153926</text:p>
          </table:table-cell>
          <table:table-cell office:value-type="float" office:value="12.8100678947" calcext:value-type="float">
            <text:p>12.8100678947</text:p>
          </table:table-cell>
          <table:table-cell office:value-type="float" office:value="16.1539135808" calcext:value-type="float">
            <text:p>16.1539135808</text:p>
          </table:table-cell>
          <table:table-cell office:value-type="float" office:value="19.2342957606" calcext:value-type="float">
            <text:p>19.2342957606</text:p>
          </table:table-cell>
          <table:table-cell office:value-type="float" office:value="24.7007461068" calcext:value-type="float">
            <text:p>24.7007461068</text:p>
          </table:table-cell>
          <table:table-cell office:value-type="float" office:value="28.7295105582" calcext:value-type="float">
            <text:p>28.7295105582</text:p>
          </table:table-cell>
          <table:table-cell office:value-type="float" office:value="35.4845923713" calcext:value-type="float">
            <text:p>35.4845923713</text:p>
          </table:table-cell>
          <table:table-cell office:value-type="float" office:value="44.0162298893" calcext:value-type="float">
            <text:p>44.0162298893</text:p>
          </table:table-cell>
          <table:table-cell office:value-type="float" office:value="50.4430006871" calcext:value-type="float">
            <text:p>50.4430006871</text:p>
          </table:table-cell>
          <table:table-cell office:value-type="float" office:value="60.1420476074" calcext:value-type="float">
            <text:p>60.1420476074</text:p>
          </table:table-cell>
          <table:table-cell office:value-type="float" office:value="67.1600079419" calcext:value-type="float">
            <text:p>67.1600079419</text:p>
          </table:table-cell>
          <table:table-cell office:value-type="float" office:value="75.2603170685" calcext:value-type="float">
            <text:p>75.2603170685</text:p>
          </table:table-cell>
          <table:table-cell office:value-type="float" office:value="81.3673455877" calcext:value-type="float">
            <text:p>81.3673455877</text:p>
          </table:table-cell>
          <table:table-cell office:value-type="float" office:value="88.4639570784" calcext:value-type="float">
            <text:p>88.4639570784</text:p>
          </table:table-cell>
          <table:table-cell office:value-type="float" office:value="92.5768517454" calcext:value-type="float">
            <text:p>92.5768517454</text:p>
          </table:table-cell>
          <table:table-cell office:value-type="float" office:value="101.17337981" calcext:value-type="float">
            <text:p>101.17337981</text:p>
          </table:table-cell>
          <table:table-cell office:value-type="float" office:value="106.886283734" calcext:value-type="float">
            <text:p>106.886283734</text:p>
          </table:table-cell>
          <table:table-cell office:value-type="float" office:value="117.457201859" calcext:value-type="float">
            <text:p>117.457201859</text:p>
          </table:table-cell>
          <table:table-cell office:value-type="float" office:value="128.42254057" calcext:value-type="float">
            <text:p>128.42254057</text:p>
          </table:table-cell>
          <table:table-cell office:value-type="float" office:value="136.823744614" calcext:value-type="float">
            <text:p>136.823744614</text:p>
          </table:table-cell>
          <table:table-cell office:value-type="float" office:value="143.528793179" calcext:value-type="float">
            <text:p>143.528793179</text:p>
          </table:table-cell>
          <table:table-cell office:value-type="float" office:value="163.662527147" calcext:value-type="float">
            <text:p>163.662527147</text:p>
          </table:table-cell>
          <table:table-cell office:value-type="float" office:value="181.051028745" calcext:value-type="float">
            <text:p>181.051028745</text:p>
          </table:table-cell>
          <table:table-cell office:value-type="float" office:value="203.731057181" calcext:value-type="float">
            <text:p>203.731057181</text:p>
          </table:table-cell>
          <table:table-cell office:value-type="float" office:value="239.140807714" calcext:value-type="float">
            <text:p>239.140807714</text:p>
          </table:table-cell>
          <table:table-cell office:value-type="float" office:value="277.377445553" calcext:value-type="float">
            <text:p>277.377445553</text:p>
          </table:table-cell>
          <table:table-cell office:value-type="float" office:value="316.198814631" calcext:value-type="float">
            <text:p>316.198814631</text:p>
          </table:table-cell>
          <table:table-cell office:value-type="float" office:value="406.152176833" calcext:value-type="float">
            <text:p>406.152176833</text:p>
          </table:table-cell>
          <table:table-cell office:value-type="float" office:value="508.710634609" calcext:value-type="float">
            <text:p>508.710634609</text:p>
          </table:table-cell>
          <table:table-cell office:value-type="float" office:value="693.911396744" calcext:value-type="float">
            <text:p>693.911396744</text:p>
          </table:table-cell>
          <table:table-cell office:value-type="float" office:value="864.43543825" calcext:value-type="float">
            <text:p>864.43543825</text:p>
          </table:table-cell>
          <table:table-cell office:value-type="float" office:value="1112.60852735" calcext:value-type="float">
            <text:p>1112.60852735</text:p>
          </table:table-cell>
        </table:table-row>
        <table:table-row table:style-name="ro1">
          <table:table-cell office:value-type="string" calcext:value-type="string">
            <text:p>Random 0.2 gaussian if true</text:p>
          </table:table-cell>
          <table:table-cell office:value-type="float" office:value="5.68107993677" calcext:value-type="float">
            <text:p>5.6810799368</text:p>
          </table:table-cell>
          <table:table-cell office:value-type="float" office:value="5.93283394322" calcext:value-type="float">
            <text:p>5.9328339432</text:p>
          </table:table-cell>
          <table:table-cell office:value-type="float" office:value="6.26781703023" calcext:value-type="float">
            <text:p>6.2678170302</text:p>
          </table:table-cell>
          <table:table-cell office:value-type="float" office:value="6.67981146771" calcext:value-type="float">
            <text:p>6.6798114677</text:p>
          </table:table-cell>
          <table:table-cell office:value-type="float" office:value="7.18651539199" calcext:value-type="float">
            <text:p>7.186515392</text:p>
          </table:table-cell>
          <table:table-cell office:value-type="float" office:value="7.87763252518" calcext:value-type="float">
            <text:p>7.8776325252</text:p>
          </table:table-cell>
          <table:table-cell office:value-type="float" office:value="8.75491603055" calcext:value-type="float">
            <text:p>8.7549160306</text:p>
          </table:table-cell>
          <table:table-cell office:value-type="float" office:value="9.67356835864" calcext:value-type="float">
            <text:p>9.6735683586</text:p>
          </table:table-cell>
          <table:table-cell office:value-type="float" office:value="11.0612719737" calcext:value-type="float">
            <text:p>11.0612719737</text:p>
          </table:table-cell>
          <table:table-cell office:value-type="float" office:value="12.9437674221" calcext:value-type="float">
            <text:p>12.9437674221</text:p>
          </table:table-cell>
          <table:table-cell office:value-type="float" office:value="14.8713087853" calcext:value-type="float">
            <text:p>14.8713087853</text:p>
          </table:table-cell>
          <table:table-cell office:value-type="float" office:value="18.1226671583" calcext:value-type="float">
            <text:p>18.1226671583</text:p>
          </table:table-cell>
          <table:table-cell office:value-type="float" office:value="21.1667214925" calcext:value-type="float">
            <text:p>21.1667214925</text:p>
          </table:table-cell>
          <table:table-cell office:value-type="float" office:value="26.0137005981" calcext:value-type="float">
            <text:p>26.0137005981</text:p>
          </table:table-cell>
          <table:table-cell office:value-type="float" office:value="31.6758573723" calcext:value-type="float">
            <text:p>31.6758573723</text:p>
          </table:table-cell>
          <table:table-cell office:value-type="float" office:value="39.9979288913" calcext:value-type="float">
            <text:p>39.9979288913</text:p>
          </table:table-cell>
          <table:table-cell office:value-type="float" office:value="46.9899467314" calcext:value-type="float">
            <text:p>46.9899467314</text:p>
          </table:table-cell>
          <table:table-cell office:value-type="float" office:value="56.3100561638" calcext:value-type="float">
            <text:p>56.3100561638</text:p>
          </table:table-cell>
          <table:table-cell office:value-type="float" office:value="63.6476057973" calcext:value-type="float">
            <text:p>63.6476057973</text:p>
          </table:table-cell>
          <table:table-cell office:value-type="float" office:value="73.2221255921" calcext:value-type="float">
            <text:p>73.2221255921</text:p>
          </table:table-cell>
          <table:table-cell office:value-type="float" office:value="80.6414733045" calcext:value-type="float">
            <text:p>80.6414733045</text:p>
          </table:table-cell>
          <table:table-cell office:value-type="float" office:value="86.3862737591" calcext:value-type="float">
            <text:p>86.3862737591</text:p>
          </table:table-cell>
          <table:table-cell office:value-type="float" office:value="93.7631462827" calcext:value-type="float">
            <text:p>93.7631462827</text:p>
          </table:table-cell>
          <table:table-cell office:value-type="float" office:value="100.736087573" calcext:value-type="float">
            <text:p>100.736087573</text:p>
          </table:table-cell>
          <table:table-cell office:value-type="float" office:value="108.226820553" calcext:value-type="float">
            <text:p>108.226820553</text:p>
          </table:table-cell>
          <table:table-cell office:value-type="float" office:value="115.755550204" calcext:value-type="float">
            <text:p>115.755550204</text:p>
          </table:table-cell>
          <table:table-cell office:value-type="float" office:value="124.296106519" calcext:value-type="float">
            <text:p>124.296106519</text:p>
          </table:table-cell>
          <table:table-cell office:value-type="float" office:value="133.888290871" calcext:value-type="float">
            <text:p>133.888290871</text:p>
          </table:table-cell>
          <table:table-cell office:value-type="float" office:value="152.918748711" calcext:value-type="float">
            <text:p>152.918748711</text:p>
          </table:table-cell>
          <table:table-cell office:value-type="float" office:value="164.405638941" calcext:value-type="float">
            <text:p>164.405638941</text:p>
          </table:table-cell>
          <table:table-cell office:value-type="float" office:value="179.412973878" calcext:value-type="float">
            <text:p>179.412973878</text:p>
          </table:table-cell>
          <table:table-cell office:value-type="float" office:value="216.160313796" calcext:value-type="float">
            <text:p>216.160313796</text:p>
          </table:table-cell>
          <table:table-cell office:value-type="float" office:value="246.682676545" calcext:value-type="float">
            <text:p>246.682676545</text:p>
          </table:table-cell>
          <table:table-cell office:value-type="float" office:value="287.611336089" calcext:value-type="float">
            <text:p>287.611336089</text:p>
          </table:table-cell>
          <table:table-cell office:value-type="float" office:value="325.753882815" calcext:value-type="float">
            <text:p>325.753882815</text:p>
          </table:table-cell>
          <table:table-cell office:value-type="float" office:value="423.739220924" calcext:value-type="float">
            <text:p>423.739220924</text:p>
          </table:table-cell>
          <table:table-cell office:value-type="float" office:value="543.288174639" calcext:value-type="float">
            <text:p>543.288174639</text:p>
          </table:table-cell>
          <table:table-cell office:value-type="float" office:value="677.949882082" calcext:value-type="float">
            <text:p>677.949882082</text:p>
          </table:table-cell>
          <table:table-cell office:value-type="float" office:value="786.604770912" calcext:value-type="float">
            <text:p>786.604770912</text:p>
          </table:table-cell>
          <table:table-cell office:value-type="float" office:value="1074.26030538" calcext:value-type="float">
            <text:p>1074.26030538</text:p>
          </table:table-cell>
        </table:table-row>
        <table:table-row table:style-name="ro1">
          <table:table-cell office:value-type="string" calcext:value-type="string">
            <text:p>NEW fuzzy_token inc 1 dec TO 1 w/ thresholds 0.2 and 0.999 NEWSIM IF TRUE (design option 2: no randomize, step)</text:p>
          </table:table-cell>
          <table:table-cell office:value-type="float" office:value="5.20043691953" calcext:value-type="float">
            <text:p>5.2004369195</text:p>
          </table:table-cell>
          <table:table-cell office:value-type="float" office:value="5.4827554537" calcext:value-type="float">
            <text:p>5.4827554537</text:p>
          </table:table-cell>
          <table:table-cell office:value-type="float" office:value="5.91859498457" calcext:value-type="float">
            <text:p>5.9185949846</text:p>
          </table:table-cell>
          <table:table-cell office:value-type="float" office:value="6.43022755657" calcext:value-type="float">
            <text:p>6.4302275566</text:p>
          </table:table-cell>
          <table:table-cell office:value-type="float" office:value="7.09243662362" calcext:value-type="float">
            <text:p>7.0924366236</text:p>
          </table:table-cell>
          <table:table-cell office:value-type="float" office:value="8.09891301154" calcext:value-type="float">
            <text:p>8.0989130115</text:p>
          </table:table-cell>
          <table:table-cell office:value-type="float" office:value="8.784853223" calcext:value-type="float">
            <text:p>8.784853223</text:p>
          </table:table-cell>
          <table:table-cell office:value-type="float" office:value="10.1175064595" calcext:value-type="float">
            <text:p>10.1175064595</text:p>
          </table:table-cell>
          <table:table-cell office:value-type="float" office:value="11.6745261732" calcext:value-type="float">
            <text:p>11.6745261732</text:p>
          </table:table-cell>
          <table:table-cell office:value-type="float" office:value="13.4569567651" calcext:value-type="float">
            <text:p>13.4569567651</text:p>
          </table:table-cell>
          <table:table-cell office:value-type="float" office:value="15.7766087479" calcext:value-type="float">
            <text:p>15.7766087479</text:p>
          </table:table-cell>
          <table:table-cell office:value-type="float" office:value="18.1827978396" calcext:value-type="float">
            <text:p>18.1827978396</text:p>
          </table:table-cell>
          <table:table-cell office:value-type="float" office:value="21.3317834726" calcext:value-type="float">
            <text:p>21.3317834726</text:p>
          </table:table-cell>
          <table:table-cell office:value-type="float" office:value="25.3708640128" calcext:value-type="float">
            <text:p>25.3708640128</text:p>
          </table:table-cell>
          <table:table-cell office:value-type="float" office:value="30.441332462" calcext:value-type="float">
            <text:p>30.441332462</text:p>
          </table:table-cell>
          <table:table-cell office:value-type="float" office:value="37.156610706" calcext:value-type="float">
            <text:p>37.156610706</text:p>
          </table:table-cell>
          <table:table-cell office:value-type="float" office:value="43.0460842761" calcext:value-type="float">
            <text:p>43.0460842761</text:p>
          </table:table-cell>
          <table:table-cell office:value-type="float" office:value="48.3140965666" calcext:value-type="float">
            <text:p>48.3140965666</text:p>
          </table:table-cell>
          <table:table-cell office:value-type="float" office:value="58.4400477596" calcext:value-type="float">
            <text:p>58.4400477596</text:p>
          </table:table-cell>
          <table:table-cell office:value-type="float" office:value="66.2380155884" calcext:value-type="float">
            <text:p>66.2380155884</text:p>
          </table:table-cell>
          <table:table-cell office:value-type="float" office:value="75.5151041704" calcext:value-type="float">
            <text:p>75.5151041704</text:p>
          </table:table-cell>
          <table:table-cell office:value-type="float" office:value="81.2806427211" calcext:value-type="float">
            <text:p>81.2806427211</text:p>
          </table:table-cell>
          <table:table-cell office:value-type="float" office:value="89.8332434338" calcext:value-type="float">
            <text:p>89.8332434338</text:p>
          </table:table-cell>
          <table:table-cell office:value-type="float" office:value="99.0570915837" calcext:value-type="float">
            <text:p>99.0570915837</text:p>
          </table:table-cell>
          <table:table-cell office:value-type="float" office:value="105.272279199" calcext:value-type="float">
            <text:p>105.272279199</text:p>
          </table:table-cell>
          <table:table-cell office:value-type="float" office:value="114.478614275" calcext:value-type="float">
            <text:p>114.478614275</text:p>
          </table:table-cell>
          <table:table-cell office:value-type="float" office:value="124.850413537" calcext:value-type="float">
            <text:p>124.850413537</text:p>
          </table:table-cell>
          <table:table-cell office:value-type="float" office:value="132.353112745" calcext:value-type="float">
            <text:p>132.353112745</text:p>
          </table:table-cell>
          <table:table-cell office:value-type="float" office:value="146.779585883" calcext:value-type="float">
            <text:p>146.779585883</text:p>
          </table:table-cell>
          <table:table-cell office:value-type="float" office:value="166.971987429" calcext:value-type="float">
            <text:p>166.971987429</text:p>
          </table:table-cell>
          <table:table-cell office:value-type="float" office:value="184.949904089" calcext:value-type="float">
            <text:p>184.949904089</text:p>
          </table:table-cell>
          <table:table-cell office:value-type="float" office:value="207.803768065" calcext:value-type="float">
            <text:p>207.803768065</text:p>
          </table:table-cell>
          <table:table-cell office:value-type="float" office:value="242.456456259" calcext:value-type="float">
            <text:p>242.456456259</text:p>
          </table:table-cell>
          <table:table-cell office:value-type="float" office:value="277.073349932" calcext:value-type="float">
            <text:p>277.073349932</text:p>
          </table:table-cell>
          <table:table-cell office:value-type="float" office:value="337.24652694" calcext:value-type="float">
            <text:p>337.24652694</text:p>
          </table:table-cell>
          <table:table-cell office:value-type="float" office:value="399.233098344" calcext:value-type="float">
            <text:p>399.233098344</text:p>
          </table:table-cell>
          <table:table-cell office:value-type="float" office:value="518.927523609" calcext:value-type="float">
            <text:p>518.927523609</text:p>
          </table:table-cell>
          <table:table-cell office:value-type="float" office:value="650.004554162" calcext:value-type="float">
            <text:p>650.004554162</text:p>
          </table:table-cell>
          <table:table-cell office:value-type="float" office:value="824.971620345" calcext:value-type="float">
            <text:p>824.971620345</text:p>
          </table:table-cell>
          <table:table-cell office:value-type="float" office:value="1095.1808814" calcext:value-type="float">
            <text:p>1095.1808814</text:p>
          </table:table-cell>
        </table:table-row>
      </table:table>
      <table:table table:name="more comparisons NEW SIM TRUE design 2" table:style-name="ta1">
        <table:shapes>
          <draw:frame draw:z-index="0" draw:style-name="gr1" draw:text-style-name="P1" svg:width="1057.35pt" svg:height="620.79pt" svg:x="178.75pt" svg:y="253.84pt">
            <loext:p draw:notify-on-update-of-ranges="'more comparisons NEW SIM TRUE design 2'.B4:'more comparisons NEW SIM TRUE design 2'.AO5 'more comparisons NEW SIM TRUE design 2'.A6:'more comparisons NEW SIM TRUE design 2'.A6 'more comparisons NEW SIM TRUE design 2'.B6:'more comparisons NEW SIM TRUE design 2'.AO6 'more comparisons NEW SIM TRUE design 2'.A7:'more comparisons NEW SIM TRUE design 2'.A7 'more comparisons NEW SIM TRUE design 2'.B7:'more comparisons NEW SIM TRUE design 2'.AO7 'more comparisons NEW SIM TRUE design 2'.A8:'more comparisons NEW SIM TRUE design 2'.A8 'more comparisons NEW SIM TRUE design 2'.B8:'more comparisons NEW SIM TRUE design 2'.AO8 'more comparisons NEW SIM TRUE design 2'.A9:'more comparisons NEW SIM TRUE design 2'.A9 'more comparisons NEW SIM TRUE design 2'.B9:'more comparisons NEW SIM TRUE design 2'.AO9 'more comparisons NEW SIM TRUE design 2'.A10:'more comparisons NEW SIM TRUE design 2'.A10 'more comparisons NEW SIM TRUE design 2'.B10:'more comparisons NEW SIM TRUE design 2'.AO10 'more comparisons NEW SIM TRUE design 2'.A11:'more comparisons NEW SIM TRUE design 2'.A11 'more comparisons NEW SIM TRUE design 2'.B11:'more comparisons NEW SIM TRUE design 2'.AO11 'more comparisons NEW SIM TRUE design 2'.A12:'more comparisons NEW SIM TRUE design 2'.A12 'more comparisons NEW SIM TRUE design 2'.B12:'more comparisons NEW SIM TRUE design 2'.AO12 'more comparisons NEW SIM TRUE design 2'.A13:'more comparisons NEW SIM TRUE design 2'.A13 'more comparisons NEW SIM TRUE design 2'.B13:'more comparisons NEW SIM TRUE design 2'.AO13 'more comparisons NEW SIM TRUE design 2'.A14:'more comparisons NEW SIM TRUE design 2'.A14 'more comparisons NEW SIM TRUE design 2'.B14:'more comparisons NEW SIM TRUE design 2'.AO14 'more comparisons NEW SIM TRUE design 2'.A15:'more comparisons NEW SIM TRUE design 2'.A15 'more comparisons NEW SIM TRUE design 2'.B15:'more comparisons NEW SIM TRUE design 2'.AO15 'more comparisons NEW SIM TRUE design 2'.A16:'more comparisons NEW SIM TRUE design 2'.A16 'more comparisons NEW SIM TRUE design 2'.B16:'more comparisons NEW SIM TRUE design 2'.AO16 'more comparisons NEW SIM TRUE design 2'.A17:'more comparisons NEW SIM TRUE design 2'.A17 'more comparisons NEW SIM TRUE design 2'.B17:'more comparisons NEW SIM TRUE design 2'.AO17 'more comparisons NEW SIM TRUE design 2'.A18:'more comparisons NEW SIM TRUE design 2'.A18 'more comparisons NEW SIM TRUE design 2'.B18:'more comparisons NEW SIM TRUE design 2'.AO1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2" table:default-cell-style-name="Default"/>
        <table:table-column table:style-name="co3" table:number-columns-repeated="10" table:default-cell-style-name="Default"/>
        <table:table-column table:style-name="co4" table:number-columns-repeated="28" table:default-cell-style-name="Default"/>
        <table:table-row table:style-name="ro1">
          <table:table-cell office:value-type="string" calcext:value-type="string">
            <text:p>10,000 packets, tx time 4</text:p>
          </table:table-cell>
          <table:table-cell table:number-columns-repeated="40"/>
        </table:table-row>
        <table:table-row table:style-name="ro1" table:number-rows-repeated="2">
          <table:table-cell table:number-columns-repeated="41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NEW fuzzy_token inc 1 dec TO 1 w/ thresholds 0.001 and 0.999 NEWSIM IF TRUE (design option 1: no randomize, no gaussian/step)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EW fuzzy_token inc 1 dec TO 1 w/ thresholds 0.1 and 0.999 NEWSIM IF TRUE (design option 1: no randomize, no gaussian/step)</text:p>
          </table:table-cell>
          <table:table-cell office:value-type="float" office:value="5.2542763096" calcext:value-type="float">
            <text:p>5.2542763096</text:p>
          </table:table-cell>
          <table:table-cell office:value-type="float" office:value="5.49598160133" calcext:value-type="float">
            <text:p>5.4959816013</text:p>
          </table:table-cell>
          <table:table-cell office:value-type="float" office:value="5.9106981924" calcext:value-type="float">
            <text:p>5.9106981924</text:p>
          </table:table-cell>
          <table:table-cell office:value-type="float" office:value="6.38569637682" calcext:value-type="float">
            <text:p>6.3856963768</text:p>
          </table:table-cell>
          <table:table-cell office:value-type="float" office:value="7.10983905612" calcext:value-type="float">
            <text:p>7.1098390561</text:p>
          </table:table-cell>
          <table:table-cell office:value-type="float" office:value="7.75813440539" calcext:value-type="float">
            <text:p>7.7581344054</text:p>
          </table:table-cell>
          <table:table-cell office:value-type="float" office:value="8.68654682559" calcext:value-type="float">
            <text:p>8.6865468256</text:p>
          </table:table-cell>
          <table:table-cell office:value-type="float" office:value="9.83036934375" calcext:value-type="float">
            <text:p>9.8303693438</text:p>
          </table:table-cell>
          <table:table-cell office:value-type="float" office:value="10.9922802407" calcext:value-type="float">
            <text:p>10.9922802407</text:p>
          </table:table-cell>
          <table:table-cell office:value-type="float" office:value="12.9342204359" calcext:value-type="float">
            <text:p>12.9342204359</text:p>
          </table:table-cell>
          <table:table-cell office:value-type="float" office:value="14.8044065505" calcext:value-type="float">
            <text:p>14.8044065505</text:p>
          </table:table-cell>
          <table:table-cell office:value-type="float" office:value="16.3048976159" calcext:value-type="float">
            <text:p>16.3048976159</text:p>
          </table:table-cell>
          <table:table-cell office:value-type="float" office:value="19.4490327074" calcext:value-type="float">
            <text:p>19.4490327074</text:p>
          </table:table-cell>
          <table:table-cell office:value-type="float" office:value="22.7942347648" calcext:value-type="float">
            <text:p>22.7942347648</text:p>
          </table:table-cell>
          <table:table-cell office:value-type="float" office:value="25.9924882659" calcext:value-type="float">
            <text:p>25.9924882659</text:p>
          </table:table-cell>
          <table:table-cell office:value-type="float" office:value="31.3006667782" calcext:value-type="float">
            <text:p>31.3006667782</text:p>
          </table:table-cell>
          <table:table-cell office:value-type="float" office:value="35.6894707251" calcext:value-type="float">
            <text:p>35.6894707251</text:p>
          </table:table-cell>
          <table:table-cell office:value-type="float" office:value="42.9029184467" calcext:value-type="float">
            <text:p>42.9029184467</text:p>
          </table:table-cell>
          <table:table-cell office:value-type="float" office:value="49.4368810958" calcext:value-type="float">
            <text:p>49.4368810958</text:p>
          </table:table-cell>
          <table:table-cell office:value-type="float" office:value="57.7353015655" calcext:value-type="float">
            <text:p>57.7353015655</text:p>
          </table:table-cell>
          <table:table-cell office:value-type="float" office:value="68.8089948025" calcext:value-type="float">
            <text:p>68.8089948025</text:p>
          </table:table-cell>
          <table:table-cell office:value-type="float" office:value="78.2585338414" calcext:value-type="float">
            <text:p>78.2585338414</text:p>
          </table:table-cell>
          <table:table-cell office:value-type="float" office:value="85.2673675033" calcext:value-type="float">
            <text:p>85.2673675033</text:p>
          </table:table-cell>
          <table:table-cell office:value-type="float" office:value="95.1865953317" calcext:value-type="float">
            <text:p>95.1865953317</text:p>
          </table:table-cell>
          <table:table-cell office:value-type="float" office:value="110.022424182" calcext:value-type="float">
            <text:p>110.022424182</text:p>
          </table:table-cell>
          <table:table-cell office:value-type="float" office:value="117.05065483" calcext:value-type="float">
            <text:p>117.05065483</text:p>
          </table:table-cell>
          <table:table-cell office:value-type="float" office:value="128.520269014" calcext:value-type="float">
            <text:p>128.520269014</text:p>
          </table:table-cell>
          <table:table-cell office:value-type="float" office:value="146.941939685" calcext:value-type="float">
            <text:p>146.941939685</text:p>
          </table:table-cell>
          <table:table-cell office:value-type="float" office:value="155.389333358" calcext:value-type="float">
            <text:p>155.389333358</text:p>
          </table:table-cell>
          <table:table-cell office:value-type="float" office:value="179.124615455" calcext:value-type="float">
            <text:p>179.124615455</text:p>
          </table:table-cell>
          <table:table-cell office:value-type="float" office:value="193.021838361" calcext:value-type="float">
            <text:p>193.021838361</text:p>
          </table:table-cell>
          <table:table-cell office:value-type="float" office:value="229.599887078" calcext:value-type="float">
            <text:p>229.599887078</text:p>
          </table:table-cell>
          <table:table-cell office:value-type="float" office:value="262.943894825" calcext:value-type="float">
            <text:p>262.943894825</text:p>
          </table:table-cell>
          <table:table-cell office:value-type="float" office:value="311.511270713" calcext:value-type="float">
            <text:p>311.511270713</text:p>
          </table:table-cell>
          <table:table-cell office:value-type="float" office:value="377.486432103" calcext:value-type="float">
            <text:p>377.486432103</text:p>
          </table:table-cell>
          <table:table-cell office:value-type="float" office:value="482.632067948" calcext:value-type="float">
            <text:p>482.632067948</text:p>
          </table:table-cell>
          <table:table-cell office:value-type="float" office:value="538.542644939" calcext:value-type="float">
            <text:p>538.542644939</text:p>
          </table:table-cell>
          <table:table-cell office:value-type="float" office:value="709.964877545" calcext:value-type="float">
            <text:p>709.964877545</text:p>
          </table:table-cell>
          <table:table-cell office:value-type="float" office:value="891.649179926" calcext:value-type="float">
            <text:p>891.649179926</text:p>
          </table:table-cell>
          <table:table-cell office:value-type="float" office:value="1170.81808469" calcext:value-type="float">
            <text:p>1170.81808469</text:p>
          </table:table-cell>
        </table:table-row>
        <table:table-row table:style-name="ro1">
          <table:table-cell office:value-type="string" calcext:value-type="string">
            <text:p>NEW fuzzy_token inc 1 dec TO 1 w/ thresholds 0.2 and 0.999 NEWSIM IF TRUE (design option 1: no randomize, no gaussian/step)</text:p>
          </table:table-cell>
          <table:table-cell office:value-type="float" office:value="5.22834703914" calcext:value-type="float">
            <text:p>5.2283470391</text:p>
          </table:table-cell>
          <table:table-cell office:value-type="float" office:value="5.49473078632" calcext:value-type="float">
            <text:p>5.4947307863</text:p>
          </table:table-cell>
          <table:table-cell office:value-type="float" office:value="5.98939677094" calcext:value-type="float">
            <text:p>5.9893967709</text:p>
          </table:table-cell>
          <table:table-cell office:value-type="float" office:value="6.45385186856" calcext:value-type="float">
            <text:p>6.4538518686</text:p>
          </table:table-cell>
          <table:table-cell office:value-type="float" office:value="7.09693863031" calcext:value-type="float">
            <text:p>7.0969386303</text:p>
          </table:table-cell>
          <table:table-cell office:value-type="float" office:value="7.96791282778" calcext:value-type="float">
            <text:p>7.9679128278</text:p>
          </table:table-cell>
          <table:table-cell office:value-type="float" office:value="8.79535078127" calcext:value-type="float">
            <text:p>8.7953507813</text:p>
          </table:table-cell>
          <table:table-cell office:value-type="float" office:value="10.2605930314" calcext:value-type="float">
            <text:p>10.2605930314</text:p>
          </table:table-cell>
          <table:table-cell office:value-type="float" office:value="11.5321791395" calcext:value-type="float">
            <text:p>11.5321791395</text:p>
          </table:table-cell>
          <table:table-cell office:value-type="float" office:value="13.3274685233" calcext:value-type="float">
            <text:p>13.3274685233</text:p>
          </table:table-cell>
          <table:table-cell office:value-type="float" office:value="16.2914631455" calcext:value-type="float">
            <text:p>16.2914631455</text:p>
          </table:table-cell>
          <table:table-cell office:value-type="float" office:value="18.3224941059" calcext:value-type="float">
            <text:p>18.3224941059</text:p>
          </table:table-cell>
          <table:table-cell office:value-type="float" office:value="22.2131683957" calcext:value-type="float">
            <text:p>22.2131683957</text:p>
          </table:table-cell>
          <table:table-cell office:value-type="float" office:value="26.5216448205" calcext:value-type="float">
            <text:p>26.5216448205</text:p>
          </table:table-cell>
          <table:table-cell office:value-type="float" office:value="30.169974859" calcext:value-type="float">
            <text:p>30.169974859</text:p>
          </table:table-cell>
          <table:table-cell office:value-type="float" office:value="37.6091776128" calcext:value-type="float">
            <text:p>37.6091776128</text:p>
          </table:table-cell>
          <table:table-cell office:value-type="float" office:value="42.2576532095" calcext:value-type="float">
            <text:p>42.2576532095</text:p>
          </table:table-cell>
          <table:table-cell office:value-type="float" office:value="50.8467814618" calcext:value-type="float">
            <text:p>50.8467814618</text:p>
          </table:table-cell>
          <table:table-cell office:value-type="float" office:value="60.0208086632" calcext:value-type="float">
            <text:p>60.0208086632</text:p>
          </table:table-cell>
          <table:table-cell office:value-type="float" office:value="67.1826000215" calcext:value-type="float">
            <text:p>67.1826000215</text:p>
          </table:table-cell>
          <table:table-cell office:value-type="float" office:value="74.9327738225" calcext:value-type="float">
            <text:p>74.9327738225</text:p>
          </table:table-cell>
          <table:table-cell office:value-type="float" office:value="83.4443410378" calcext:value-type="float">
            <text:p>83.4443410378</text:p>
          </table:table-cell>
          <table:table-cell office:value-type="float" office:value="90.1552880428" calcext:value-type="float">
            <text:p>90.1552880428</text:p>
          </table:table-cell>
          <table:table-cell office:value-type="float" office:value="97.5167963335" calcext:value-type="float">
            <text:p>97.5167963335</text:p>
          </table:table-cell>
          <table:table-cell office:value-type="float" office:value="106.722968579" calcext:value-type="float">
            <text:p>106.722968579</text:p>
          </table:table-cell>
          <table:table-cell office:value-type="float" office:value="115.6125948" calcext:value-type="float">
            <text:p>115.6125948</text:p>
          </table:table-cell>
          <table:table-cell office:value-type="float" office:value="121.832060209" calcext:value-type="float">
            <text:p>121.832060209</text:p>
          </table:table-cell>
          <table:table-cell office:value-type="float" office:value="133.860905958" calcext:value-type="float">
            <text:p>133.860905958</text:p>
          </table:table-cell>
          <table:table-cell office:value-type="float" office:value="151.989268266" calcext:value-type="float">
            <text:p>151.989268266</text:p>
          </table:table-cell>
          <table:table-cell office:value-type="float" office:value="164.933268704" calcext:value-type="float">
            <text:p>164.933268704</text:p>
          </table:table-cell>
          <table:table-cell office:value-type="float" office:value="184.935246901" calcext:value-type="float">
            <text:p>184.935246901</text:p>
          </table:table-cell>
          <table:table-cell office:value-type="float" office:value="210.322656708" calcext:value-type="float">
            <text:p>210.322656708</text:p>
          </table:table-cell>
          <table:table-cell office:value-type="float" office:value="233.72092709" calcext:value-type="float">
            <text:p>233.72092709</text:p>
          </table:table-cell>
          <table:table-cell office:value-type="float" office:value="286.173783407" calcext:value-type="float">
            <text:p>286.173783407</text:p>
          </table:table-cell>
          <table:table-cell office:value-type="float" office:value="322.085944245" calcext:value-type="float">
            <text:p>322.085944245</text:p>
          </table:table-cell>
          <table:table-cell office:value-type="float" office:value="390.332647322" calcext:value-type="float">
            <text:p>390.332647322</text:p>
          </table:table-cell>
          <table:table-cell office:value-type="float" office:value="512.866503636" calcext:value-type="float">
            <text:p>512.866503636</text:p>
          </table:table-cell>
          <table:table-cell office:value-type="float" office:value="718.996145414" calcext:value-type="float">
            <text:p>718.996145414</text:p>
          </table:table-cell>
          <table:table-cell office:value-type="float" office:value="906.498511715" calcext:value-type="float">
            <text:p>906.498511715</text:p>
          </table:table-cell>
          <table:table-cell office:value-type="float" office:value="1026.97895812" calcext:value-type="float">
            <text:p>1026.97895812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NEW fuzzy_token inc 1 dec TO 1 w/ thresholds 0.001 and 0.999 NEWSIM IF TRUE (design option 2: randomize, step)</text:p>
          </table:table-cell>
          <table:table-cell office:value-type="float" office:value="5.15978165909" calcext:value-type="float">
            <text:p>5.1597816591</text:p>
          </table:table-cell>
          <table:table-cell office:value-type="float" office:value="5.36282516675" calcext:value-type="float">
            <text:p>5.3628251668</text:p>
          </table:table-cell>
          <table:table-cell office:value-type="float" office:value="5.64965587637" calcext:value-type="float">
            <text:p>5.6496558764</text:p>
          </table:table-cell>
          <table:table-cell office:value-type="float" office:value="5.90770412978" calcext:value-type="float">
            <text:p>5.9077041298</text:p>
          </table:table-cell>
          <table:table-cell office:value-type="float" office:value="6.39525184915" calcext:value-type="float">
            <text:p>6.3952518492</text:p>
          </table:table-cell>
          <table:table-cell office:value-type="float" office:value="6.77662540189" calcext:value-type="float">
            <text:p>6.7766254019</text:p>
          </table:table-cell>
          <table:table-cell office:value-type="float" office:value="7.36954158224" calcext:value-type="float">
            <text:p>7.3695415822</text:p>
          </table:table-cell>
          <table:table-cell office:value-type="float" office:value="8.10041822807" calcext:value-type="float">
            <text:p>8.1004182281</text:p>
          </table:table-cell>
          <table:table-cell office:value-type="float" office:value="8.69211878776" calcext:value-type="float">
            <text:p>8.6921187878</text:p>
          </table:table-cell>
          <table:table-cell office:value-type="float" office:value="9.87133134682" calcext:value-type="float">
            <text:p>9.8713313468</text:p>
          </table:table-cell>
          <table:table-cell office:value-type="float" office:value="11.1231232054" calcext:value-type="float">
            <text:p>11.1231232054</text:p>
          </table:table-cell>
          <table:table-cell office:value-type="float" office:value="12.4723770713" calcext:value-type="float">
            <text:p>12.4723770713</text:p>
          </table:table-cell>
          <table:table-cell office:value-type="float" office:value="14.6760292316" calcext:value-type="float">
            <text:p>14.6760292316</text:p>
          </table:table-cell>
          <table:table-cell office:value-type="float" office:value="17.6443392076" calcext:value-type="float">
            <text:p>17.6443392076</text:p>
          </table:table-cell>
          <table:table-cell office:value-type="float" office:value="20.2220921896" calcext:value-type="float">
            <text:p>20.2220921896</text:p>
          </table:table-cell>
          <table:table-cell office:value-type="float" office:value="24.5300560302" calcext:value-type="float">
            <text:p>24.5300560302</text:p>
          </table:table-cell>
          <table:table-cell office:value-type="float" office:value="29.5290381724" calcext:value-type="float">
            <text:p>29.5290381724</text:p>
          </table:table-cell>
          <table:table-cell office:value-type="float" office:value="41.8503219372" calcext:value-type="float">
            <text:p>41.8503219372</text:p>
          </table:table-cell>
          <table:table-cell office:value-type="float" office:value="48.5777921049" calcext:value-type="float">
            <text:p>48.5777921049</text:p>
          </table:table-cell>
          <table:table-cell office:value-type="float" office:value="71.3493411798" calcext:value-type="float">
            <text:p>71.3493411798</text:p>
          </table:table-cell>
          <table:table-cell office:value-type="float" office:value="102.999747396" calcext:value-type="float">
            <text:p>102.999747396</text:p>
          </table:table-cell>
          <table:table-cell office:value-type="float" office:value="141.815064942" calcext:value-type="float">
            <text:p>141.815064942</text:p>
          </table:table-cell>
          <table:table-cell office:value-type="float" office:value="172.26686593" calcext:value-type="float">
            <text:p>172.26686593</text:p>
          </table:table-cell>
          <table:table-cell office:value-type="float" office:value="228.737798458" calcext:value-type="float">
            <text:p>228.737798458</text:p>
          </table:table-cell>
          <table:table-cell office:value-type="float" office:value="285.974436657" calcext:value-type="float">
            <text:p>285.974436657</text:p>
          </table:table-cell>
          <table:table-cell office:value-type="float" office:value="317.741561057" calcext:value-type="float">
            <text:p>317.741561057</text:p>
          </table:table-cell>
          <table:table-cell office:value-type="float" office:value="378.304585759" calcext:value-type="float">
            <text:p>378.304585759</text:p>
          </table:table-cell>
          <table:table-cell office:value-type="float" office:value="437.603847168" calcext:value-type="float">
            <text:p>437.603847168</text:p>
          </table:table-cell>
          <table:table-cell office:value-type="float" office:value="462.179472274" calcext:value-type="float">
            <text:p>462.179472274</text:p>
          </table:table-cell>
          <table:table-cell office:value-type="float" office:value="523.782148064" calcext:value-type="float">
            <text:p>523.782148064</text:p>
          </table:table-cell>
          <table:table-cell office:value-type="float" office:value="581.668685181" calcext:value-type="float">
            <text:p>581.668685181</text:p>
          </table:table-cell>
          <table:table-cell office:value-type="float" office:value="626.842546632" calcext:value-type="float">
            <text:p>626.842546632</text:p>
          </table:table-cell>
          <table:table-cell office:value-type="float" office:value="685.61114293" calcext:value-type="float">
            <text:p>685.61114293</text:p>
          </table:table-cell>
          <table:table-cell office:value-type="float" office:value="770.37918095" calcext:value-type="float">
            <text:p>770.37918095</text:p>
          </table:table-cell>
          <table:table-cell office:value-type="float" office:value="858.348811872" calcext:value-type="float">
            <text:p>858.348811872</text:p>
          </table:table-cell>
          <table:table-cell office:value-type="float" office:value="923.821677193" calcext:value-type="float">
            <text:p>923.821677193</text:p>
          </table:table-cell>
          <table:table-cell office:value-type="float" office:value="1044.96401688" calcext:value-type="float">
            <text:p>1044.96401688</text:p>
          </table:table-cell>
          <table:table-cell office:value-type="float" office:value="1240.40017252" calcext:value-type="float">
            <text:p>1240.40017252</text:p>
          </table:table-cell>
          <table:table-cell office:value-type="float" office:value="1316.58606465" calcext:value-type="float">
            <text:p>1316.58606465</text:p>
          </table:table-cell>
          <table:table-cell office:value-type="float" office:value="1466.77257256" calcext:value-type="float">
            <text:p>1466.77257256</text:p>
          </table:table-cell>
        </table:table-row>
        <table:table-row table:style-name="ro1">
          <table:table-cell office:value-type="string" calcext:value-type="string">
            <text:p>NEW fuzzy_token inc 1 dec TO 1 w/ thresholds 0.1 and 0.999 NEWSIM IF TRUE (design option 2: randomize, step)</text:p>
          </table:table-cell>
          <table:table-cell office:value-type="float" office:value="5.17315441669" calcext:value-type="float">
            <text:p>5.1731544167</text:p>
          </table:table-cell>
          <table:table-cell office:value-type="float" office:value="5.39800375199" calcext:value-type="float">
            <text:p>5.398003752</text:p>
          </table:table-cell>
          <table:table-cell office:value-type="float" office:value="5.71399554945" calcext:value-type="float">
            <text:p>5.7139955495</text:p>
          </table:table-cell>
          <table:table-cell office:value-type="float" office:value="6.09873478371" calcext:value-type="float">
            <text:p>6.0987347837</text:p>
          </table:table-cell>
          <table:table-cell office:value-type="float" office:value="6.48697981774" calcext:value-type="float">
            <text:p>6.4869798177</text:p>
          </table:table-cell>
          <table:table-cell office:value-type="float" office:value="7.18152576341" calcext:value-type="float">
            <text:p>7.1815257634</text:p>
          </table:table-cell>
          <table:table-cell office:value-type="float" office:value="7.66760174531" calcext:value-type="float">
            <text:p>7.6676017453</text:p>
          </table:table-cell>
          <table:table-cell office:value-type="float" office:value="8.6366364003" calcext:value-type="float">
            <text:p>8.6366364003</text:p>
          </table:table-cell>
          <table:table-cell office:value-type="float" office:value="9.43205087775" calcext:value-type="float">
            <text:p>9.4320508778</text:p>
          </table:table-cell>
          <table:table-cell office:value-type="float" office:value="10.8596353193" calcext:value-type="float">
            <text:p>10.8596353193</text:p>
          </table:table-cell>
          <table:table-cell office:value-type="float" office:value="12.6522315746" calcext:value-type="float">
            <text:p>12.6522315746</text:p>
          </table:table-cell>
          <table:table-cell office:value-type="float" office:value="14.7642871363" calcext:value-type="float">
            <text:p>14.7642871363</text:p>
          </table:table-cell>
          <table:table-cell office:value-type="float" office:value="17.8824571103" calcext:value-type="float">
            <text:p>17.8824571103</text:p>
          </table:table-cell>
          <table:table-cell office:value-type="float" office:value="22.2429827863" calcext:value-type="float">
            <text:p>22.2429827863</text:p>
          </table:table-cell>
          <table:table-cell office:value-type="float" office:value="25.6452199038" calcext:value-type="float">
            <text:p>25.6452199038</text:p>
          </table:table-cell>
          <table:table-cell office:value-type="float" office:value="34.1964243232" calcext:value-type="float">
            <text:p>34.1964243232</text:p>
          </table:table-cell>
          <table:table-cell office:value-type="float" office:value="41.4858826627" calcext:value-type="float">
            <text:p>41.4858826627</text:p>
          </table:table-cell>
          <table:table-cell office:value-type="float" office:value="54.1674754749" calcext:value-type="float">
            <text:p>54.1674754749</text:p>
          </table:table-cell>
          <table:table-cell office:value-type="float" office:value="61.2790825737" calcext:value-type="float">
            <text:p>61.2790825737</text:p>
          </table:table-cell>
          <table:table-cell office:value-type="float" office:value="76.5037175425" calcext:value-type="float">
            <text:p>76.5037175425</text:p>
          </table:table-cell>
          <table:table-cell office:value-type="float" office:value="86.599501017" calcext:value-type="float">
            <text:p>86.599501017</text:p>
          </table:table-cell>
          <table:table-cell office:value-type="float" office:value="94.9355703749" calcext:value-type="float">
            <text:p>94.9355703749</text:p>
          </table:table-cell>
          <table:table-cell office:value-type="float" office:value="106.002575152" calcext:value-type="float">
            <text:p>106.002575152</text:p>
          </table:table-cell>
          <table:table-cell office:value-type="float" office:value="115.301758661" calcext:value-type="float">
            <text:p>115.301758661</text:p>
          </table:table-cell>
          <table:table-cell office:value-type="float" office:value="121.054391055" calcext:value-type="float">
            <text:p>121.054391055</text:p>
          </table:table-cell>
          <table:table-cell office:value-type="float" office:value="133.755302778" calcext:value-type="float">
            <text:p>133.755302778</text:p>
          </table:table-cell>
          <table:table-cell office:value-type="float" office:value="146.547630372" calcext:value-type="float">
            <text:p>146.547630372</text:p>
          </table:table-cell>
          <table:table-cell office:value-type="float" office:value="158.483025326" calcext:value-type="float">
            <text:p>158.483025326</text:p>
          </table:table-cell>
          <table:table-cell office:value-type="float" office:value="166.088342041" calcext:value-type="float">
            <text:p>166.088342041</text:p>
          </table:table-cell>
          <table:table-cell office:value-type="float" office:value="184.625940762" calcext:value-type="float">
            <text:p>184.625940762</text:p>
          </table:table-cell>
          <table:table-cell office:value-type="float" office:value="210.080792865" calcext:value-type="float">
            <text:p>210.080792865</text:p>
          </table:table-cell>
          <table:table-cell office:value-type="float" office:value="227.072078419" calcext:value-type="float">
            <text:p>227.072078419</text:p>
          </table:table-cell>
          <table:table-cell office:value-type="float" office:value="272.589948228" calcext:value-type="float">
            <text:p>272.589948228</text:p>
          </table:table-cell>
          <table:table-cell office:value-type="float" office:value="304.708065799" calcext:value-type="float">
            <text:p>304.708065799</text:p>
          </table:table-cell>
          <table:table-cell office:value-type="float" office:value="360.874308543" calcext:value-type="float">
            <text:p>360.874308543</text:p>
          </table:table-cell>
          <table:table-cell office:value-type="float" office:value="463.319735641" calcext:value-type="float">
            <text:p>463.319735641</text:p>
          </table:table-cell>
          <table:table-cell office:value-type="float" office:value="581.332661823" calcext:value-type="float">
            <text:p>581.332661823</text:p>
          </table:table-cell>
          <table:table-cell office:value-type="float" office:value="702.220643622" calcext:value-type="float">
            <text:p>702.220643622</text:p>
          </table:table-cell>
          <table:table-cell office:value-type="float" office:value="818.826715567" calcext:value-type="float">
            <text:p>818.826715567</text:p>
          </table:table-cell>
          <table:table-cell office:value-type="float" office:value="1042.29885682" calcext:value-type="float">
            <text:p>1042.29885682</text:p>
          </table:table-cell>
        </table:table-row>
        <table:table-row table:style-name="ro1">
          <table:table-cell office:value-type="string" calcext:value-type="string">
            <text:p>NEW fuzzy_token inc 1 dec TO 1 w/ thresholds 0.2 and 0.999 NEWSIM IF TRUE (design option 2: randomize, step)</text:p>
          </table:table-cell>
          <table:table-cell office:value-type="float" office:value="5.20723303569" calcext:value-type="float">
            <text:p>5.2072330357</text:p>
          </table:table-cell>
          <table:table-cell office:value-type="float" office:value="5.45078729161" calcext:value-type="float">
            <text:p>5.4507872916</text:p>
          </table:table-cell>
          <table:table-cell office:value-type="float" office:value="5.83271861405" calcext:value-type="float">
            <text:p>5.8327186141</text:p>
          </table:table-cell>
          <table:table-cell office:value-type="float" office:value="6.29049310227" calcext:value-type="float">
            <text:p>6.2904931023</text:p>
          </table:table-cell>
          <table:table-cell office:value-type="float" office:value="7.0757771494" calcext:value-type="float">
            <text:p>7.0757771494</text:p>
          </table:table-cell>
          <table:table-cell office:value-type="float" office:value="7.58982755" calcext:value-type="float">
            <text:p>7.58982755</text:p>
          </table:table-cell>
          <table:table-cell office:value-type="float" office:value="8.52852848759" calcext:value-type="float">
            <text:p>8.5285284876</text:p>
          </table:table-cell>
          <table:table-cell office:value-type="float" office:value="9.74704170451" calcext:value-type="float">
            <text:p>9.7470417045</text:p>
          </table:table-cell>
          <table:table-cell office:value-type="float" office:value="11.0870153926" calcext:value-type="float">
            <text:p>11.0870153926</text:p>
          </table:table-cell>
          <table:table-cell office:value-type="float" office:value="12.8100678947" calcext:value-type="float">
            <text:p>12.8100678947</text:p>
          </table:table-cell>
          <table:table-cell office:value-type="float" office:value="16.1539135808" calcext:value-type="float">
            <text:p>16.1539135808</text:p>
          </table:table-cell>
          <table:table-cell office:value-type="float" office:value="19.2342957606" calcext:value-type="float">
            <text:p>19.2342957606</text:p>
          </table:table-cell>
          <table:table-cell office:value-type="float" office:value="24.7007461068" calcext:value-type="float">
            <text:p>24.7007461068</text:p>
          </table:table-cell>
          <table:table-cell office:value-type="float" office:value="28.7295105582" calcext:value-type="float">
            <text:p>28.7295105582</text:p>
          </table:table-cell>
          <table:table-cell office:value-type="float" office:value="35.4845923713" calcext:value-type="float">
            <text:p>35.4845923713</text:p>
          </table:table-cell>
          <table:table-cell office:value-type="float" office:value="44.0162298893" calcext:value-type="float">
            <text:p>44.0162298893</text:p>
          </table:table-cell>
          <table:table-cell office:value-type="float" office:value="50.4430006871" calcext:value-type="float">
            <text:p>50.4430006871</text:p>
          </table:table-cell>
          <table:table-cell office:value-type="float" office:value="60.1420476074" calcext:value-type="float">
            <text:p>60.1420476074</text:p>
          </table:table-cell>
          <table:table-cell office:value-type="float" office:value="67.1600079419" calcext:value-type="float">
            <text:p>67.1600079419</text:p>
          </table:table-cell>
          <table:table-cell office:value-type="float" office:value="75.2603170685" calcext:value-type="float">
            <text:p>75.2603170685</text:p>
          </table:table-cell>
          <table:table-cell office:value-type="float" office:value="81.3673455877" calcext:value-type="float">
            <text:p>81.3673455877</text:p>
          </table:table-cell>
          <table:table-cell office:value-type="float" office:value="88.4639570784" calcext:value-type="float">
            <text:p>88.4639570784</text:p>
          </table:table-cell>
          <table:table-cell office:value-type="float" office:value="92.5768517454" calcext:value-type="float">
            <text:p>92.5768517454</text:p>
          </table:table-cell>
          <table:table-cell office:value-type="float" office:value="101.17337981" calcext:value-type="float">
            <text:p>101.17337981</text:p>
          </table:table-cell>
          <table:table-cell office:value-type="float" office:value="106.886283734" calcext:value-type="float">
            <text:p>106.886283734</text:p>
          </table:table-cell>
          <table:table-cell office:value-type="float" office:value="117.457201859" calcext:value-type="float">
            <text:p>117.457201859</text:p>
          </table:table-cell>
          <table:table-cell office:value-type="float" office:value="128.42254057" calcext:value-type="float">
            <text:p>128.42254057</text:p>
          </table:table-cell>
          <table:table-cell office:value-type="float" office:value="136.823744614" calcext:value-type="float">
            <text:p>136.823744614</text:p>
          </table:table-cell>
          <table:table-cell office:value-type="float" office:value="143.528793179" calcext:value-type="float">
            <text:p>143.528793179</text:p>
          </table:table-cell>
          <table:table-cell office:value-type="float" office:value="163.662527147" calcext:value-type="float">
            <text:p>163.662527147</text:p>
          </table:table-cell>
          <table:table-cell office:value-type="float" office:value="181.051028745" calcext:value-type="float">
            <text:p>181.051028745</text:p>
          </table:table-cell>
          <table:table-cell office:value-type="float" office:value="203.731057181" calcext:value-type="float">
            <text:p>203.731057181</text:p>
          </table:table-cell>
          <table:table-cell office:value-type="float" office:value="239.140807714" calcext:value-type="float">
            <text:p>239.140807714</text:p>
          </table:table-cell>
          <table:table-cell office:value-type="float" office:value="277.377445553" calcext:value-type="float">
            <text:p>277.377445553</text:p>
          </table:table-cell>
          <table:table-cell office:value-type="float" office:value="316.198814631" calcext:value-type="float">
            <text:p>316.198814631</text:p>
          </table:table-cell>
          <table:table-cell office:value-type="float" office:value="406.152176833" calcext:value-type="float">
            <text:p>406.152176833</text:p>
          </table:table-cell>
          <table:table-cell office:value-type="float" office:value="508.710634609" calcext:value-type="float">
            <text:p>508.710634609</text:p>
          </table:table-cell>
          <table:table-cell office:value-type="float" office:value="693.911396744" calcext:value-type="float">
            <text:p>693.911396744</text:p>
          </table:table-cell>
          <table:table-cell office:value-type="float" office:value="864.43543825" calcext:value-type="float">
            <text:p>864.43543825</text:p>
          </table:table-cell>
          <table:table-cell office:value-type="float" office:value="1112.60852735" calcext:value-type="float">
            <text:p>1112.60852735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NEW fuzzy_token inc 1 dec TO 1 w/ thresholds 0.001 and 0.999 NEWSIM IF TRUE (design option 2: randomize, step)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EW fuzzy_token inc 1 dec TO 1 w/ thresholds 0.1 and 0.999 NEWSIM IF TRUE (design option 2: randomize, step)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EW fuzzy_token inc 1 dec TO 1 w/ thresholds 0.2 and 0.999 NEWSIM IF TRUE (design option 2: no randomize, step)</text:p>
          </table:table-cell>
          <table:table-cell office:value-type="float" office:value="5.20043691953" calcext:value-type="float">
            <text:p>5.2004369195</text:p>
          </table:table-cell>
          <table:table-cell office:value-type="float" office:value="5.4827554537" calcext:value-type="float">
            <text:p>5.4827554537</text:p>
          </table:table-cell>
          <table:table-cell office:value-type="float" office:value="5.91859498457" calcext:value-type="float">
            <text:p>5.9185949846</text:p>
          </table:table-cell>
          <table:table-cell office:value-type="float" office:value="6.43022755657" calcext:value-type="float">
            <text:p>6.4302275566</text:p>
          </table:table-cell>
          <table:table-cell office:value-type="float" office:value="7.09243662362" calcext:value-type="float">
            <text:p>7.0924366236</text:p>
          </table:table-cell>
          <table:table-cell office:value-type="float" office:value="8.09891301154" calcext:value-type="float">
            <text:p>8.0989130115</text:p>
          </table:table-cell>
          <table:table-cell office:value-type="float" office:value="8.784853223" calcext:value-type="float">
            <text:p>8.784853223</text:p>
          </table:table-cell>
          <table:table-cell office:value-type="float" office:value="10.1175064595" calcext:value-type="float">
            <text:p>10.1175064595</text:p>
          </table:table-cell>
          <table:table-cell office:value-type="float" office:value="11.6745261732" calcext:value-type="float">
            <text:p>11.6745261732</text:p>
          </table:table-cell>
          <table:table-cell office:value-type="float" office:value="13.4569567651" calcext:value-type="float">
            <text:p>13.4569567651</text:p>
          </table:table-cell>
          <table:table-cell office:value-type="float" office:value="15.7766087479" calcext:value-type="float">
            <text:p>15.7766087479</text:p>
          </table:table-cell>
          <table:table-cell office:value-type="float" office:value="18.1827978396" calcext:value-type="float">
            <text:p>18.1827978396</text:p>
          </table:table-cell>
          <table:table-cell office:value-type="float" office:value="21.3317834726" calcext:value-type="float">
            <text:p>21.3317834726</text:p>
          </table:table-cell>
          <table:table-cell office:value-type="float" office:value="25.3708640128" calcext:value-type="float">
            <text:p>25.3708640128</text:p>
          </table:table-cell>
          <table:table-cell office:value-type="float" office:value="30.441332462" calcext:value-type="float">
            <text:p>30.441332462</text:p>
          </table:table-cell>
          <table:table-cell office:value-type="float" office:value="37.156610706" calcext:value-type="float">
            <text:p>37.156610706</text:p>
          </table:table-cell>
          <table:table-cell office:value-type="float" office:value="43.0460842761" calcext:value-type="float">
            <text:p>43.0460842761</text:p>
          </table:table-cell>
          <table:table-cell office:value-type="float" office:value="48.3140965666" calcext:value-type="float">
            <text:p>48.3140965666</text:p>
          </table:table-cell>
          <table:table-cell office:value-type="float" office:value="58.4400477596" calcext:value-type="float">
            <text:p>58.4400477596</text:p>
          </table:table-cell>
          <table:table-cell office:value-type="float" office:value="66.2380155884" calcext:value-type="float">
            <text:p>66.2380155884</text:p>
          </table:table-cell>
          <table:table-cell office:value-type="float" office:value="75.5151041704" calcext:value-type="float">
            <text:p>75.5151041704</text:p>
          </table:table-cell>
          <table:table-cell office:value-type="float" office:value="81.2806427211" calcext:value-type="float">
            <text:p>81.2806427211</text:p>
          </table:table-cell>
          <table:table-cell office:value-type="float" office:value="89.8332434338" calcext:value-type="float">
            <text:p>89.8332434338</text:p>
          </table:table-cell>
          <table:table-cell office:value-type="float" office:value="99.0570915837" calcext:value-type="float">
            <text:p>99.0570915837</text:p>
          </table:table-cell>
          <table:table-cell office:value-type="float" office:value="105.272279199" calcext:value-type="float">
            <text:p>105.272279199</text:p>
          </table:table-cell>
          <table:table-cell office:value-type="float" office:value="114.478614275" calcext:value-type="float">
            <text:p>114.478614275</text:p>
          </table:table-cell>
          <table:table-cell office:value-type="float" office:value="124.850413537" calcext:value-type="float">
            <text:p>124.850413537</text:p>
          </table:table-cell>
          <table:table-cell office:value-type="float" office:value="132.353112745" calcext:value-type="float">
            <text:p>132.353112745</text:p>
          </table:table-cell>
          <table:table-cell office:value-type="float" office:value="146.779585883" calcext:value-type="float">
            <text:p>146.779585883</text:p>
          </table:table-cell>
          <table:table-cell office:value-type="float" office:value="166.971987429" calcext:value-type="float">
            <text:p>166.971987429</text:p>
          </table:table-cell>
          <table:table-cell office:value-type="float" office:value="184.949904089" calcext:value-type="float">
            <text:p>184.949904089</text:p>
          </table:table-cell>
          <table:table-cell office:value-type="float" office:value="207.803768065" calcext:value-type="float">
            <text:p>207.803768065</text:p>
          </table:table-cell>
          <table:table-cell office:value-type="float" office:value="242.456456259" calcext:value-type="float">
            <text:p>242.456456259</text:p>
          </table:table-cell>
          <table:table-cell office:value-type="float" office:value="277.073349932" calcext:value-type="float">
            <text:p>277.073349932</text:p>
          </table:table-cell>
          <table:table-cell office:value-type="float" office:value="337.24652694" calcext:value-type="float">
            <text:p>337.24652694</text:p>
          </table:table-cell>
          <table:table-cell office:value-type="float" office:value="399.233098344" calcext:value-type="float">
            <text:p>399.233098344</text:p>
          </table:table-cell>
          <table:table-cell office:value-type="float" office:value="518.927523609" calcext:value-type="float">
            <text:p>518.927523609</text:p>
          </table:table-cell>
          <table:table-cell office:value-type="float" office:value="650.004554162" calcext:value-type="float">
            <text:p>650.004554162</text:p>
          </table:table-cell>
          <table:table-cell office:value-type="float" office:value="824.971620345" calcext:value-type="float">
            <text:p>824.971620345</text:p>
          </table:table-cell>
          <table:table-cell office:value-type="float" office:value="1095.1808814" calcext:value-type="float">
            <text:p>1095.1808814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brs</text:p>
          </table:table-cell>
          <table:table-cell office:value-type="float" office:value="5.12443470732" calcext:value-type="float">
            <text:p>5.1244347073</text:p>
          </table:table-cell>
          <table:table-cell office:value-type="float" office:value="5.27485965637" calcext:value-type="float">
            <text:p>5.2748596564</text:p>
          </table:table-cell>
          <table:table-cell office:value-type="float" office:value="5.43538955107" calcext:value-type="float">
            <text:p>5.4353895511</text:p>
          </table:table-cell>
          <table:table-cell office:value-type="float" office:value="5.65882879472" calcext:value-type="float">
            <text:p>5.6588287947</text:p>
          </table:table-cell>
          <table:table-cell office:value-type="float" office:value="5.83143000731" calcext:value-type="float">
            <text:p>5.8314300073</text:p>
          </table:table-cell>
          <table:table-cell office:value-type="float" office:value="6.16641626255" calcext:value-type="float">
            <text:p>6.1664162626</text:p>
          </table:table-cell>
          <table:table-cell office:value-type="float" office:value="6.49048289718" calcext:value-type="float">
            <text:p>6.4904828972</text:p>
          </table:table-cell>
          <table:table-cell office:value-type="float" office:value="6.97623265126" calcext:value-type="float">
            <text:p>6.9762326513</text:p>
          </table:table-cell>
          <table:table-cell office:value-type="float" office:value="7.36032297654" calcext:value-type="float">
            <text:p>7.3603229765</text:p>
          </table:table-cell>
          <table:table-cell office:value-type="float" office:value="8.12081088321" calcext:value-type="float">
            <text:p>8.1208108832</text:p>
          </table:table-cell>
          <table:table-cell office:value-type="float" office:value="8.85358011408" calcext:value-type="float">
            <text:p>8.8535801141</text:p>
          </table:table-cell>
          <table:table-cell office:value-type="float" office:value="10.0508746651" calcext:value-type="float">
            <text:p>10.0508746651</text:p>
          </table:table-cell>
          <table:table-cell office:value-type="float" office:value="11.4191301623" calcext:value-type="float">
            <text:p>11.4191301623</text:p>
          </table:table-cell>
          <table:table-cell office:value-type="float" office:value="13.3091339189" calcext:value-type="float">
            <text:p>13.3091339189</text:p>
          </table:table-cell>
          <table:table-cell office:value-type="float" office:value="16.6694260343" calcext:value-type="float">
            <text:p>16.6694260343</text:p>
          </table:table-cell>
          <table:table-cell office:value-type="float" office:value="22.8889889666" calcext:value-type="float">
            <text:p>22.8889889666</text:p>
          </table:table-cell>
          <table:table-cell office:value-type="float" office:value="34.9100517519" calcext:value-type="float">
            <text:p>34.9100517519</text:p>
          </table:table-cell>
          <table:table-cell office:value-type="float" office:value="77.6630988995" calcext:value-type="float">
            <text:p>77.6630988995</text:p>
          </table:table-cell>
          <table:table-cell office:value-type="float" office:value="183.440348899" calcext:value-type="float">
            <text:p>183.440348899</text:p>
          </table:table-cell>
          <table:table-cell office:value-type="float" office:value="383.732272352" calcext:value-type="float">
            <text:p>383.732272352</text:p>
          </table:table-cell>
          <table:table-cell office:value-type="float" office:value="835.383609433" calcext:value-type="float">
            <text:p>835.383609433</text:p>
          </table:table-cell>
          <table:table-cell office:value-type="float" office:value="1075.8693734" calcext:value-type="float">
            <text:p>1075.8693734</text:p>
          </table:table-cell>
          <table:table-cell office:value-type="float" office:value="1557.81848867" calcext:value-type="float">
            <text:p>1557.81848867</text:p>
          </table:table-cell>
          <table:table-cell office:value-type="float" office:value="2171.01293307" calcext:value-type="float">
            <text:p>2171.01293307</text:p>
          </table:table-cell>
          <table:table-cell office:value-type="float" office:value="2798.87724281" calcext:value-type="float">
            <text:p>2798.87724281</text:p>
          </table:table-cell>
          <table:table-cell office:value-type="float" office:value="3805.45720072" calcext:value-type="float">
            <text:p>3805.45720072</text:p>
          </table:table-cell>
          <table:table-cell office:value-type="float" office:value="3673.76169144" calcext:value-type="float">
            <text:p>3673.76169144</text:p>
          </table:table-cell>
          <table:table-cell office:value-type="float" office:value="4807.58295259" calcext:value-type="float">
            <text:p>4807.58295259</text:p>
          </table:table-cell>
          <table:table-cell office:value-type="float" office:value="4656.44296825" calcext:value-type="float">
            <text:p>4656.44296825</text:p>
          </table:table-cell>
          <table:table-cell office:value-type="float" office:value="5189.75995898" calcext:value-type="float">
            <text:p>5189.75995898</text:p>
          </table:table-cell>
          <table:table-cell office:value-type="float" office:value="6047.88116781" calcext:value-type="float">
            <text:p>6047.88116781</text:p>
          </table:table-cell>
          <table:table-cell office:value-type="float" office:value="6927.83221464" calcext:value-type="float">
            <text:p>6927.83221464</text:p>
          </table:table-cell>
          <table:table-cell office:value-type="float" office:value="7343.81300731" calcext:value-type="float">
            <text:p>7343.81300731</text:p>
          </table:table-cell>
          <table:table-cell office:value-type="float" office:value="7544.07769729" calcext:value-type="float">
            <text:p>7544.07769729</text:p>
          </table:table-cell>
          <table:table-cell office:value-type="float" office:value="8624.7851641" calcext:value-type="float">
            <text:p>8624.7851641</text:p>
          </table:table-cell>
          <table:table-cell office:value-type="float" office:value="8893.75045383" calcext:value-type="float">
            <text:p>8893.75045383</text:p>
          </table:table-cell>
          <table:table-cell office:value-type="float" office:value="9349.15550761" calcext:value-type="float">
            <text:p>9349.15550761</text:p>
          </table:table-cell>
          <table:table-cell office:value-type="float" office:value="10312.6222566" calcext:value-type="float">
            <text:p>10312.6222566</text:p>
          </table:table-cell>
          <table:table-cell office:value-type="float" office:value="10477.3500523" calcext:value-type="float">
            <text:p>10477.3500523</text:p>
          </table:table-cell>
          <table:table-cell office:value-type="float" office:value="10555.5081181" calcext:value-type="float">
            <text:p>10555.5081181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2476425877" calcext:value-type="float">
            <text:p>36.2476425877</text:p>
          </table:table-cell>
          <table:table-cell office:value-type="float" office:value="37.2454266902" calcext:value-type="float">
            <text:p>37.2454266902</text:p>
          </table:table-cell>
          <table:table-cell office:value-type="float" office:value="38.145449336" calcext:value-type="float">
            <text:p>38.145449336</text:p>
          </table:table-cell>
          <table:table-cell office:value-type="float" office:value="39.1447470052" calcext:value-type="float">
            <text:p>39.1447470052</text:p>
          </table:table-cell>
          <table:table-cell office:value-type="float" office:value="40.5176529108" calcext:value-type="float">
            <text:p>40.5176529108</text:p>
          </table:table-cell>
          <table:table-cell office:value-type="float" office:value="41.6468386771" calcext:value-type="float">
            <text:p>41.6468386771</text:p>
          </table:table-cell>
          <table:table-cell office:value-type="float" office:value="42.8650433373" calcext:value-type="float">
            <text:p>42.8650433373</text:p>
          </table:table-cell>
          <table:table-cell office:value-type="float" office:value="44.219501072" calcext:value-type="float">
            <text:p>44.219501072</text:p>
          </table:table-cell>
          <table:table-cell office:value-type="float" office:value="45.4025916531" calcext:value-type="float">
            <text:p>45.4025916531</text:p>
          </table:table-cell>
          <table:table-cell office:value-type="float" office:value="47.0242464198" calcext:value-type="float">
            <text:p>47.0242464198</text:p>
          </table:table-cell>
          <table:table-cell office:value-type="float" office:value="48.601881235" calcext:value-type="float">
            <text:p>48.601881235</text:p>
          </table:table-cell>
          <table:table-cell office:value-type="float" office:value="50.2633449899" calcext:value-type="float">
            <text:p>50.2633449899</text:p>
          </table:table-cell>
          <table:table-cell office:value-type="float" office:value="52.0977941211" calcext:value-type="float">
            <text:p>52.0977941211</text:p>
          </table:table-cell>
          <table:table-cell office:value-type="float" office:value="54.2905097808" calcext:value-type="float">
            <text:p>54.2905097808</text:p>
          </table:table-cell>
          <table:table-cell office:value-type="float" office:value="56.303793648" calcext:value-type="float">
            <text:p>56.303793648</text:p>
          </table:table-cell>
          <table:table-cell office:value-type="float" office:value="58.053428123" calcext:value-type="float">
            <text:p>58.053428123</text:p>
          </table:table-cell>
          <table:table-cell office:value-type="float" office:value="60.5468131206" calcext:value-type="float">
            <text:p>60.5468131206</text:p>
          </table:table-cell>
          <table:table-cell office:value-type="float" office:value="63.6894422794" calcext:value-type="float">
            <text:p>63.6894422794</text:p>
          </table:table-cell>
          <table:table-cell office:value-type="float" office:value="66.4274895722" calcext:value-type="float">
            <text:p>66.4274895722</text:p>
          </table:table-cell>
          <table:table-cell office:value-type="float" office:value="70.8172174272" calcext:value-type="float">
            <text:p>70.8172174272</text:p>
          </table:table-cell>
          <table:table-cell office:value-type="float" office:value="73.4072316481" calcext:value-type="float">
            <text:p>73.4072316481</text:p>
          </table:table-cell>
          <table:table-cell office:value-type="float" office:value="79.7966407958" calcext:value-type="float">
            <text:p>79.7966407958</text:p>
          </table:table-cell>
          <table:table-cell office:value-type="float" office:value="81.5774853258" calcext:value-type="float">
            <text:p>81.5774853258</text:p>
          </table:table-cell>
          <table:table-cell office:value-type="float" office:value="88.2438218678" calcext:value-type="float">
            <text:p>88.2438218678</text:p>
          </table:table-cell>
          <table:table-cell office:value-type="float" office:value="94.1506811118" calcext:value-type="float">
            <text:p>94.1506811118</text:p>
          </table:table-cell>
          <table:table-cell office:value-type="float" office:value="101.647899421" calcext:value-type="float">
            <text:p>101.647899421</text:p>
          </table:table-cell>
          <table:table-cell office:value-type="float" office:value="110.522671648" calcext:value-type="float">
            <text:p>110.522671648</text:p>
          </table:table-cell>
          <table:table-cell office:value-type="float" office:value="116.824829726" calcext:value-type="float">
            <text:p>116.824829726</text:p>
          </table:table-cell>
          <table:table-cell office:value-type="float" office:value="129.38261412" calcext:value-type="float">
            <text:p>129.38261412</text:p>
          </table:table-cell>
          <table:table-cell office:value-type="float" office:value="140.177408232" calcext:value-type="float">
            <text:p>140.177408232</text:p>
          </table:table-cell>
          <table:table-cell office:value-type="float" office:value="162.150662043" calcext:value-type="float">
            <text:p>162.150662043</text:p>
          </table:table-cell>
          <table:table-cell office:value-type="float" office:value="178.792596004" calcext:value-type="float">
            <text:p>178.792596004</text:p>
          </table:table-cell>
          <table:table-cell office:value-type="float" office:value="200.830607687" calcext:value-type="float">
            <text:p>200.830607687</text:p>
          </table:table-cell>
          <table:table-cell office:value-type="float" office:value="248.205582111" calcext:value-type="float">
            <text:p>248.205582111</text:p>
          </table:table-cell>
          <table:table-cell office:value-type="float" office:value="313.548765841" calcext:value-type="float">
            <text:p>313.548765841</text:p>
          </table:table-cell>
          <table:table-cell office:value-type="float" office:value="382.948551204" calcext:value-type="float">
            <text:p>382.948551204</text:p>
          </table:table-cell>
          <table:table-cell office:value-type="float" office:value="427.704596198" calcext:value-type="float">
            <text:p>427.704596198</text:p>
          </table:table-cell>
          <table:table-cell office:value-type="float" office:value="541.773867501" calcext:value-type="float">
            <text:p>541.773867501</text:p>
          </table:table-cell>
          <table:table-cell office:value-type="float" office:value="766.039129484" calcext:value-type="float">
            <text:p>766.039129484</text:p>
          </table:table-cell>
          <table:table-cell office:value-type="float" office:value="1055.68154128" calcext:value-type="float">
            <text:p>1055.68154128</text:p>
          </table:table-cell>
        </table:table-row>
      </table:table>
      <table:table table:name="more comparisons NEW SIM CHEAT WEIGHTS design 1" table:style-name="ta1">
        <table:shapes>
          <draw:frame draw:z-index="0" draw:style-name="gr1" draw:text-style-name="P1" svg:width="968.09pt" svg:height="594.11pt" svg:x="181.59pt" svg:y="243.21pt">
            <loext:p draw:notify-on-update-of-ranges="'more comparisons NEW SIM CHEAT WEIGHTS design 1'.B4:'more comparisons NEW SIM CHEAT WEIGHTS design 1'.AO4 'more comparisons NEW SIM CHEAT WEIGHTS design 1'.A5:'more comparisons NEW SIM CHEAT WEIGHTS design 1'.A5 'more comparisons NEW SIM CHEAT WEIGHTS design 1'.B5:'more comparisons NEW SIM CHEAT WEIGHTS design 1'.AO5 'more comparisons NEW SIM CHEAT WEIGHTS design 1'.A6:'more comparisons NEW SIM CHEAT WEIGHTS design 1'.A6 'more comparisons NEW SIM CHEAT WEIGHTS design 1'.B6:'more comparisons NEW SIM CHEAT WEIGHTS design 1'.AO6 'more comparisons NEW SIM CHEAT WEIGHTS design 1'.A7:'more comparisons NEW SIM CHEAT WEIGHTS design 1'.A7 'more comparisons NEW SIM CHEAT WEIGHTS design 1'.B7:'more comparisons NEW SIM CHEAT WEIGHTS design 1'.AO7 'more comparisons NEW SIM CHEAT WEIGHTS design 1'.A8:'more comparisons NEW SIM CHEAT WEIGHTS design 1'.A8 'more comparisons NEW SIM CHEAT WEIGHTS design 1'.B8:'more comparisons NEW SIM CHEAT WEIGHTS design 1'.AO8 'more comparisons NEW SIM CHEAT WEIGHTS design 1'.A9:'more comparisons NEW SIM CHEAT WEIGHTS design 1'.A9 'more comparisons NEW SIM CHEAT WEIGHTS design 1'.B9:'more comparisons NEW SIM CHEAT WEIGHTS design 1'.AO9 'more comparisons NEW SIM CHEAT WEIGHTS design 1'.A10:'more comparisons NEW SIM CHEAT WEIGHTS design 1'.A10 'more comparisons NEW SIM CHEAT WEIGHTS design 1'.B10:'more comparisons NEW SIM CHEAT WEIGHTS design 1'.AO10 'more comparisons NEW SIM CHEAT WEIGHTS design 1'.A11:'more comparisons NEW SIM CHEAT WEIGHTS design 1'.A11 'more comparisons NEW SIM CHEAT WEIGHTS design 1'.B11:'more comparisons NEW SIM CHEAT WEIGHTS design 1'.AO11 'more comparisons NEW SIM CHEAT WEIGHTS design 1'.A12:'more comparisons NEW SIM CHEAT WEIGHTS design 1'.A12 'more comparisons NEW SIM CHEAT WEIGHTS design 1'.B12:'more comparisons NEW SIM CHEAT WEIGHTS design 1'.AO12 'more comparisons NEW SIM CHEAT WEIGHTS design 1'.A13:'more comparisons NEW SIM CHEAT WEIGHTS design 1'.A13 'more comparisons NEW SIM CHEAT WEIGHTS design 1'.B13:'more comparisons NEW SIM CHEAT WEIGHTS design 1'.AO13 'more comparisons NEW SIM CHEAT WEIGHTS design 1'.A14:'more comparisons NEW SIM CHEAT WEIGHTS design 1'.A14 'more comparisons NEW SIM CHEAT WEIGHTS design 1'.B14:'more comparisons NEW SIM CHEAT WEIGHTS design 1'.AO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2" table:default-cell-style-name="Default"/>
        <table:table-column table:style-name="co3" table:number-columns-repeated="10" table:default-cell-style-name="Default"/>
        <table:table-column table:style-name="co4" table:number-columns-repeated="28" table:default-cell-style-name="Default"/>
        <table:table-row table:style-name="ro1">
          <table:table-cell office:value-type="string" calcext:value-type="string">
            <text:p>10,000 packets, tx time 4</text:p>
          </table:table-cell>
          <table:table-cell table:number-columns-repeated="40"/>
        </table:table-row>
        <table:table-row table:style-name="ro1" table:number-rows-repeated="2">
          <table:table-cell table:number-columns-repeated="41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NEW fuzzy_token inc 1 dec TO 1 w/ thresholds 0.001 and 0.999 weights</text:p>
          </table:table-cell>
          <table:table-cell office:value-type="float" office:value="5.12507873825" calcext:value-type="float">
            <text:p>5.1250787383</text:p>
          </table:table-cell>
          <table:table-cell office:value-type="float" office:value="5.30579080626" calcext:value-type="float">
            <text:p>5.3057908063</text:p>
          </table:table-cell>
          <table:table-cell office:value-type="float" office:value="5.47449085706" calcext:value-type="float">
            <text:p>5.4744908571</text:p>
          </table:table-cell>
          <table:table-cell office:value-type="float" office:value="5.77571023012" calcext:value-type="float">
            <text:p>5.7757102301</text:p>
          </table:table-cell>
          <table:table-cell office:value-type="float" office:value="5.99459669156" calcext:value-type="float">
            <text:p>5.9945966916</text:p>
          </table:table-cell>
          <table:table-cell office:value-type="float" office:value="6.40031157201" calcext:value-type="float">
            <text:p>6.400311572</text:p>
          </table:table-cell>
          <table:table-cell office:value-type="float" office:value="6.89755163005" calcext:value-type="float">
            <text:p>6.8975516301</text:p>
          </table:table-cell>
          <table:table-cell office:value-type="float" office:value="7.31620075246" calcext:value-type="float">
            <text:p>7.3162007525</text:p>
          </table:table-cell>
          <table:table-cell office:value-type="float" office:value="8.09434747635" calcext:value-type="float">
            <text:p>8.0943474764</text:p>
          </table:table-cell>
          <table:table-cell office:value-type="float" office:value="8.80916618654" calcext:value-type="float">
            <text:p>8.8091661865</text:p>
          </table:table-cell>
          <table:table-cell office:value-type="float" office:value="9.79891039457" calcext:value-type="float">
            <text:p>9.7989103946</text:p>
          </table:table-cell>
          <table:table-cell office:value-type="float" office:value="11.2334765572" calcext:value-type="float">
            <text:p>11.2334765572</text:p>
          </table:table-cell>
          <table:table-cell office:value-type="float" office:value="12.625684059" calcext:value-type="float">
            <text:p>12.625684059</text:p>
          </table:table-cell>
          <table:table-cell office:value-type="float" office:value="14.0443424584" calcext:value-type="float">
            <text:p>14.0443424584</text:p>
          </table:table-cell>
          <table:table-cell office:value-type="float" office:value="16.4888473696" calcext:value-type="float">
            <text:p>16.4888473696</text:p>
          </table:table-cell>
          <table:table-cell office:value-type="float" office:value="18.4272629029" calcext:value-type="float">
            <text:p>18.4272629029</text:p>
          </table:table-cell>
          <table:table-cell office:value-type="float" office:value="23.2953797217" calcext:value-type="float">
            <text:p>23.2953797217</text:p>
          </table:table-cell>
          <table:table-cell office:value-type="float" office:value="25.5416210277" calcext:value-type="float">
            <text:p>25.5416210277</text:p>
          </table:table-cell>
          <table:table-cell office:value-type="float" office:value="30.2996376085" calcext:value-type="float">
            <text:p>30.2996376085</text:p>
          </table:table-cell>
          <table:table-cell office:value-type="float" office:value="36.160871145" calcext:value-type="float">
            <text:p>36.160871145</text:p>
          </table:table-cell>
          <table:table-cell office:value-type="float" office:value="43.6113394066" calcext:value-type="float">
            <text:p>43.6113394066</text:p>
          </table:table-cell>
          <table:table-cell office:value-type="float" office:value="52.3745269883" calcext:value-type="float">
            <text:p>52.3745269883</text:p>
          </table:table-cell>
          <table:table-cell office:value-type="float" office:value="65.6903316521" calcext:value-type="float">
            <text:p>65.6903316521</text:p>
          </table:table-cell>
          <table:table-cell office:value-type="float" office:value="79.5165076814" calcext:value-type="float">
            <text:p>79.5165076814</text:p>
          </table:table-cell>
          <table:table-cell office:value-type="float" office:value="104.302902416" calcext:value-type="float">
            <text:p>104.302902416</text:p>
          </table:table-cell>
          <table:table-cell office:value-type="float" office:value="125.027427222" calcext:value-type="float">
            <text:p>125.027427222</text:p>
          </table:table-cell>
          <table:table-cell office:value-type="float" office:value="155.33461093" calcext:value-type="float">
            <text:p>155.33461093</text:p>
          </table:table-cell>
          <table:table-cell office:value-type="float" office:value="215.093500282" calcext:value-type="float">
            <text:p>215.093500282</text:p>
          </table:table-cell>
          <table:table-cell office:value-type="float" office:value="276.006225908" calcext:value-type="float">
            <text:p>276.006225908</text:p>
          </table:table-cell>
          <table:table-cell office:value-type="float" office:value="367.375530004" calcext:value-type="float">
            <text:p>367.375530004</text:p>
          </table:table-cell>
          <table:table-cell office:value-type="float" office:value="444.245576932" calcext:value-type="float">
            <text:p>444.245576932</text:p>
          </table:table-cell>
          <table:table-cell office:value-type="float" office:value="604.752451115" calcext:value-type="float">
            <text:p>604.752451115</text:p>
          </table:table-cell>
          <table:table-cell office:value-type="float" office:value="683.132911421" calcext:value-type="float">
            <text:p>683.132911421</text:p>
          </table:table-cell>
          <table:table-cell office:value-type="float" office:value="854.362273269" calcext:value-type="float">
            <text:p>854.362273269</text:p>
          </table:table-cell>
          <table:table-cell office:value-type="float" office:value="1021.75509084" calcext:value-type="float">
            <text:p>1021.75509084</text:p>
          </table:table-cell>
          <table:table-cell office:value-type="float" office:value="1125.04744681" calcext:value-type="float">
            <text:p>1125.04744681</text:p>
          </table:table-cell>
          <table:table-cell office:value-type="float" office:value="1224.92456823" calcext:value-type="float">
            <text:p>1224.92456823</text:p>
          </table:table-cell>
          <table:table-cell office:value-type="float" office:value="1456.65358496" calcext:value-type="float">
            <text:p>1456.65358496</text:p>
          </table:table-cell>
          <table:table-cell office:value-type="float" office:value="1613.92477875" calcext:value-type="float">
            <text:p>1613.92477875</text:p>
          </table:table-cell>
          <table:table-cell office:value-type="float" office:value="1815.23611671" calcext:value-type="float">
            <text:p>1815.23611671</text:p>
          </table:table-cell>
        </table:table-row>
        <table:table-row table:style-name="ro1">
          <table:table-cell office:value-type="string" calcext:value-type="string">
            <text:p>NEW fuzzy_token inc 1 dec TO 1 w/ thresholds 0.1 and 0.999 weights</text:p>
          </table:table-cell>
          <table:table-cell office:value-type="float" office:value="5.1177208002" calcext:value-type="float">
            <text:p>5.1177208002</text:p>
          </table:table-cell>
          <table:table-cell office:value-type="float" office:value="5.28599994687" calcext:value-type="float">
            <text:p>5.2859999469</text:p>
          </table:table-cell>
          <table:table-cell office:value-type="float" office:value="5.48298366672" calcext:value-type="float">
            <text:p>5.4829836667</text:p>
          </table:table-cell>
          <table:table-cell office:value-type="float" office:value="5.74798291278" calcext:value-type="float">
            <text:p>5.7479829128</text:p>
          </table:table-cell>
          <table:table-cell office:value-type="float" office:value="6.03529235701" calcext:value-type="float">
            <text:p>6.035292357</text:p>
          </table:table-cell>
          <table:table-cell office:value-type="float" office:value="6.37828508836" calcext:value-type="float">
            <text:p>6.3782850884</text:p>
          </table:table-cell>
          <table:table-cell office:value-type="float" office:value="6.97017337842" calcext:value-type="float">
            <text:p>6.9701733784</text:p>
          </table:table-cell>
          <table:table-cell office:value-type="float" office:value="7.5535700246" calcext:value-type="float">
            <text:p>7.5535700246</text:p>
          </table:table-cell>
          <table:table-cell office:value-type="float" office:value="8.12293646162" calcext:value-type="float">
            <text:p>8.1229364616</text:p>
          </table:table-cell>
          <table:table-cell office:value-type="float" office:value="8.86677126273" calcext:value-type="float">
            <text:p>8.8667712627</text:p>
          </table:table-cell>
          <table:table-cell office:value-type="float" office:value="9.67825448649" calcext:value-type="float">
            <text:p>9.6782544865</text:p>
          </table:table-cell>
          <table:table-cell office:value-type="float" office:value="10.9835799949" calcext:value-type="float">
            <text:p>10.9835799949</text:p>
          </table:table-cell>
          <table:table-cell office:value-type="float" office:value="12.5418565506" calcext:value-type="float">
            <text:p>12.5418565506</text:p>
          </table:table-cell>
          <table:table-cell office:value-type="float" office:value="14.2821237384" calcext:value-type="float">
            <text:p>14.2821237384</text:p>
          </table:table-cell>
          <table:table-cell office:value-type="float" office:value="16.9522174019" calcext:value-type="float">
            <text:p>16.9522174019</text:p>
          </table:table-cell>
          <table:table-cell office:value-type="float" office:value="19.0765549258" calcext:value-type="float">
            <text:p>19.0765549258</text:p>
          </table:table-cell>
          <table:table-cell office:value-type="float" office:value="22.0817642402" calcext:value-type="float">
            <text:p>22.0817642402</text:p>
          </table:table-cell>
          <table:table-cell office:value-type="float" office:value="25.6025848635" calcext:value-type="float">
            <text:p>25.6025848635</text:p>
          </table:table-cell>
          <table:table-cell office:value-type="float" office:value="30.3454741191" calcext:value-type="float">
            <text:p>30.3454741191</text:p>
          </table:table-cell>
          <table:table-cell office:value-type="float" office:value="36.3642964197" calcext:value-type="float">
            <text:p>36.3642964197</text:p>
          </table:table-cell>
          <table:table-cell office:value-type="float" office:value="41.1371528679" calcext:value-type="float">
            <text:p>41.1371528679</text:p>
          </table:table-cell>
          <table:table-cell office:value-type="float" office:value="53.4562202327" calcext:value-type="float">
            <text:p>53.4562202327</text:p>
          </table:table-cell>
          <table:table-cell office:value-type="float" office:value="68.2793542864" calcext:value-type="float">
            <text:p>68.2793542864</text:p>
          </table:table-cell>
          <table:table-cell office:value-type="float" office:value="81.8329857913" calcext:value-type="float">
            <text:p>81.8329857913</text:p>
          </table:table-cell>
          <table:table-cell office:value-type="float" office:value="96.9405564727" calcext:value-type="float">
            <text:p>96.9405564727</text:p>
          </table:table-cell>
          <table:table-cell office:value-type="float" office:value="118.453895138" calcext:value-type="float">
            <text:p>118.453895138</text:p>
          </table:table-cell>
          <table:table-cell office:value-type="float" office:value="139.699584659" calcext:value-type="float">
            <text:p>139.699584659</text:p>
          </table:table-cell>
          <table:table-cell office:value-type="float" office:value="164.455424445" calcext:value-type="float">
            <text:p>164.455424445</text:p>
          </table:table-cell>
          <table:table-cell office:value-type="float" office:value="182.144216254" calcext:value-type="float">
            <text:p>182.144216254</text:p>
          </table:table-cell>
          <table:table-cell office:value-type="float" office:value="217.067315901" calcext:value-type="float">
            <text:p>217.067315901</text:p>
          </table:table-cell>
          <table:table-cell office:value-type="float" office:value="239.358377445" calcext:value-type="float">
            <text:p>239.358377445</text:p>
          </table:table-cell>
          <table:table-cell office:value-type="float" office:value="288.933469802" calcext:value-type="float">
            <text:p>288.933469802</text:p>
          </table:table-cell>
          <table:table-cell office:value-type="float" office:value="334.543027464" calcext:value-type="float">
            <text:p>334.543027464</text:p>
          </table:table-cell>
          <table:table-cell office:value-type="float" office:value="381.857598738" calcext:value-type="float">
            <text:p>381.857598738</text:p>
          </table:table-cell>
          <table:table-cell office:value-type="float" office:value="456.159241773" calcext:value-type="float">
            <text:p>456.159241773</text:p>
          </table:table-cell>
          <table:table-cell office:value-type="float" office:value="540.527557167" calcext:value-type="float">
            <text:p>540.527557167</text:p>
          </table:table-cell>
          <table:table-cell office:value-type="float" office:value="663.118886666" calcext:value-type="float">
            <text:p>663.118886666</text:p>
          </table:table-cell>
          <table:table-cell office:value-type="float" office:value="816.937965015" calcext:value-type="float">
            <text:p>816.937965015</text:p>
          </table:table-cell>
          <table:table-cell office:value-type="float" office:value="954.740323851" calcext:value-type="float">
            <text:p>954.740323851</text:p>
          </table:table-cell>
          <table:table-cell office:value-type="float" office:value="1234.09757309" calcext:value-type="float">
            <text:p>1234.09757309</text:p>
          </table:table-cell>
        </table:table-row>
        <table:table-row table:style-name="ro1">
          <table:table-cell office:value-type="string" calcext:value-type="string">
            <text:p>NEW fuzzy_token inc 1 dec TO 1 w/ thresholds 0.2 and 0.999 weights</text:p>
          </table:table-cell>
          <table:table-cell office:value-type="float" office:value="5.14737971911" calcext:value-type="float">
            <text:p>5.1473797191</text:p>
          </table:table-cell>
          <table:table-cell office:value-type="float" office:value="5.28882663764" calcext:value-type="float">
            <text:p>5.2888266376</text:p>
          </table:table-cell>
          <table:table-cell office:value-type="float" office:value="5.48736005289" calcext:value-type="float">
            <text:p>5.4873600529</text:p>
          </table:table-cell>
          <table:table-cell office:value-type="float" office:value="5.75157262981" calcext:value-type="float">
            <text:p>5.7515726298</text:p>
          </table:table-cell>
          <table:table-cell office:value-type="float" office:value="6.05191211543" calcext:value-type="float">
            <text:p>6.0519121154</text:p>
          </table:table-cell>
          <table:table-cell office:value-type="float" office:value="6.48780768393" calcext:value-type="float">
            <text:p>6.4878076839</text:p>
          </table:table-cell>
          <table:table-cell office:value-type="float" office:value="7.01676222712" calcext:value-type="float">
            <text:p>7.0167622271</text:p>
          </table:table-cell>
          <table:table-cell office:value-type="float" office:value="7.38994545461" calcext:value-type="float">
            <text:p>7.3899454546</text:p>
          </table:table-cell>
          <table:table-cell office:value-type="float" office:value="8.14379906998" calcext:value-type="float">
            <text:p>8.14379907</text:p>
          </table:table-cell>
          <table:table-cell office:value-type="float" office:value="9.02710887777" calcext:value-type="float">
            <text:p>9.0271088778</text:p>
          </table:table-cell>
          <table:table-cell office:value-type="float" office:value="10.321092782" calcext:value-type="float">
            <text:p>10.321092782</text:p>
          </table:table-cell>
          <table:table-cell office:value-type="float" office:value="11.4455812468" calcext:value-type="float">
            <text:p>11.4455812468</text:p>
          </table:table-cell>
          <table:table-cell office:value-type="float" office:value="13.4329197481" calcext:value-type="float">
            <text:p>13.4329197481</text:p>
          </table:table-cell>
          <table:table-cell office:value-type="float" office:value="14.5648981226" calcext:value-type="float">
            <text:p>14.5648981226</text:p>
          </table:table-cell>
          <table:table-cell office:value-type="float" office:value="17.5132348581" calcext:value-type="float">
            <text:p>17.5132348581</text:p>
          </table:table-cell>
          <table:table-cell office:value-type="float" office:value="19.804541421" calcext:value-type="float">
            <text:p>19.804541421</text:p>
          </table:table-cell>
          <table:table-cell office:value-type="float" office:value="24.2210585697" calcext:value-type="float">
            <text:p>24.2210585697</text:p>
          </table:table-cell>
          <table:table-cell office:value-type="float" office:value="27.8198507094" calcext:value-type="float">
            <text:p>27.8198507094</text:p>
          </table:table-cell>
          <table:table-cell office:value-type="float" office:value="37.0056439224" calcext:value-type="float">
            <text:p>37.0056439224</text:p>
          </table:table-cell>
          <table:table-cell office:value-type="float" office:value="43.5906650473" calcext:value-type="float">
            <text:p>43.5906650473</text:p>
          </table:table-cell>
          <table:table-cell office:value-type="float" office:value="51.1951421254" calcext:value-type="float">
            <text:p>51.1951421254</text:p>
          </table:table-cell>
          <table:table-cell office:value-type="float" office:value="66.453440196" calcext:value-type="float">
            <text:p>66.453440196</text:p>
          </table:table-cell>
          <table:table-cell office:value-type="float" office:value="74.6819752703" calcext:value-type="float">
            <text:p>74.6819752703</text:p>
          </table:table-cell>
          <table:table-cell office:value-type="float" office:value="93.3102236913" calcext:value-type="float">
            <text:p>93.3102236913</text:p>
          </table:table-cell>
          <table:table-cell office:value-type="float" office:value="106.462947964" calcext:value-type="float">
            <text:p>106.462947964</text:p>
          </table:table-cell>
          <table:table-cell office:value-type="float" office:value="121.116949864" calcext:value-type="float">
            <text:p>121.116949864</text:p>
          </table:table-cell>
          <table:table-cell office:value-type="float" office:value="138.510249729" calcext:value-type="float">
            <text:p>138.510249729</text:p>
          </table:table-cell>
          <table:table-cell office:value-type="float" office:value="147.061436256" calcext:value-type="float">
            <text:p>147.061436256</text:p>
          </table:table-cell>
          <table:table-cell office:value-type="float" office:value="170.729053042" calcext:value-type="float">
            <text:p>170.729053042</text:p>
          </table:table-cell>
          <table:table-cell office:value-type="float" office:value="190.567575751" calcext:value-type="float">
            <text:p>190.567575751</text:p>
          </table:table-cell>
          <table:table-cell office:value-type="float" office:value="212.191015972" calcext:value-type="float">
            <text:p>212.191015972</text:p>
          </table:table-cell>
          <table:table-cell office:value-type="float" office:value="240.227546868" calcext:value-type="float">
            <text:p>240.227546868</text:p>
          </table:table-cell>
          <table:table-cell office:value-type="float" office:value="271.354460214" calcext:value-type="float">
            <text:p>271.354460214</text:p>
          </table:table-cell>
          <table:table-cell office:value-type="float" office:value="315.303885589" calcext:value-type="float">
            <text:p>315.303885589</text:p>
          </table:table-cell>
          <table:table-cell office:value-type="float" office:value="366.708819996" calcext:value-type="float">
            <text:p>366.708819996</text:p>
          </table:table-cell>
          <table:table-cell office:value-type="float" office:value="463.610741662" calcext:value-type="float">
            <text:p>463.610741662</text:p>
          </table:table-cell>
          <table:table-cell office:value-type="float" office:value="560.425035062" calcext:value-type="float">
            <text:p>560.425035062</text:p>
          </table:table-cell>
          <table:table-cell office:value-type="float" office:value="675.712334564" calcext:value-type="float">
            <text:p>675.712334564</text:p>
          </table:table-cell>
          <table:table-cell office:value-type="float" office:value="903.052161905" calcext:value-type="float">
            <text:p>903.052161905</text:p>
          </table:table-cell>
          <table:table-cell office:value-type="float" office:value="1069.85205135" calcext:value-type="float">
            <text:p>1069.85205135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NEW fuzzy_token inc 1 dec TO 1 w/ thresholds 0.001 and 0.999 NEWSIM CHEAT weights (design option 1: no randomize, no gaussian/step)</text:p>
          </table:table-cell>
          <table:table-cell office:value-type="float" office:value="5.13771624273" calcext:value-type="float">
            <text:p>5.1377162427</text:p>
          </table:table-cell>
          <table:table-cell office:value-type="float" office:value="5.30347025566" calcext:value-type="float">
            <text:p>5.3034702557</text:p>
          </table:table-cell>
          <table:table-cell office:value-type="float" office:value="5.50209700953" calcext:value-type="float">
            <text:p>5.5020970095</text:p>
          </table:table-cell>
          <table:table-cell office:value-type="float" office:value="5.77662366215" calcext:value-type="float">
            <text:p>5.7766236622</text:p>
          </table:table-cell>
          <table:table-cell office:value-type="float" office:value="6.00460726582" calcext:value-type="float">
            <text:p>6.0046072658</text:p>
          </table:table-cell>
          <table:table-cell office:value-type="float" office:value="6.40373874113" calcext:value-type="float">
            <text:p>6.4037387411</text:p>
          </table:table-cell>
          <table:table-cell office:value-type="float" office:value="6.75423904412" calcext:value-type="float">
            <text:p>6.7542390441</text:p>
          </table:table-cell>
          <table:table-cell office:value-type="float" office:value="7.55908699689" calcext:value-type="float">
            <text:p>7.5590869969</text:p>
          </table:table-cell>
          <table:table-cell office:value-type="float" office:value="8.24623506389" calcext:value-type="float">
            <text:p>8.2462350639</text:p>
          </table:table-cell>
          <table:table-cell office:value-type="float" office:value="8.9490681061" calcext:value-type="float">
            <text:p>8.9490681061</text:p>
          </table:table-cell>
          <table:table-cell office:value-type="float" office:value="9.99908851743" calcext:value-type="float">
            <text:p>9.9990885174</text:p>
          </table:table-cell>
          <table:table-cell office:value-type="float" office:value="11.2247884684" calcext:value-type="float">
            <text:p>11.2247884684</text:p>
          </table:table-cell>
          <table:table-cell office:value-type="float" office:value="12.6511978823" calcext:value-type="float">
            <text:p>12.6511978823</text:p>
          </table:table-cell>
          <table:table-cell office:value-type="float" office:value="14.5119888699" calcext:value-type="float">
            <text:p>14.5119888699</text:p>
          </table:table-cell>
          <table:table-cell office:value-type="float" office:value="16.1403994942" calcext:value-type="float">
            <text:p>16.1403994942</text:p>
          </table:table-cell>
          <table:table-cell office:value-type="float" office:value="18.9639578573" calcext:value-type="float">
            <text:p>18.9639578573</text:p>
          </table:table-cell>
          <table:table-cell office:value-type="float" office:value="22.0311366657" calcext:value-type="float">
            <text:p>22.0311366657</text:p>
          </table:table-cell>
          <table:table-cell office:value-type="float" office:value="25.8781532077" calcext:value-type="float">
            <text:p>25.8781532077</text:p>
          </table:table-cell>
          <table:table-cell office:value-type="float" office:value="30.3680729559" calcext:value-type="float">
            <text:p>30.3680729559</text:p>
          </table:table-cell>
          <table:table-cell office:value-type="float" office:value="35.27072904" calcext:value-type="float">
            <text:p>35.27072904</text:p>
          </table:table-cell>
          <table:table-cell office:value-type="float" office:value="44.4833372734" calcext:value-type="float">
            <text:p>44.4833372734</text:p>
          </table:table-cell>
          <table:table-cell office:value-type="float" office:value="54.8624485604" calcext:value-type="float">
            <text:p>54.8624485604</text:p>
          </table:table-cell>
          <table:table-cell office:value-type="float" office:value="63.7201051523" calcext:value-type="float">
            <text:p>63.7201051523</text:p>
          </table:table-cell>
          <table:table-cell office:value-type="float" office:value="79.4374294373" calcext:value-type="float">
            <text:p>79.4374294373</text:p>
          </table:table-cell>
          <table:table-cell office:value-type="float" office:value="110.091116679" calcext:value-type="float">
            <text:p>110.091116679</text:p>
          </table:table-cell>
          <table:table-cell office:value-type="float" office:value="127.40140636" calcext:value-type="float">
            <text:p>127.40140636</text:p>
          </table:table-cell>
          <table:table-cell office:value-type="float" office:value="167.010500712" calcext:value-type="float">
            <text:p>167.010500712</text:p>
          </table:table-cell>
          <table:table-cell office:value-type="float" office:value="208.991150667" calcext:value-type="float">
            <text:p>208.991150667</text:p>
          </table:table-cell>
          <table:table-cell office:value-type="float" office:value="268.728716692" calcext:value-type="float">
            <text:p>268.728716692</text:p>
          </table:table-cell>
          <table:table-cell office:value-type="float" office:value="372.565985007" calcext:value-type="float">
            <text:p>372.565985007</text:p>
          </table:table-cell>
          <table:table-cell office:value-type="float" office:value="480.45097438" calcext:value-type="float">
            <text:p>480.45097438</text:p>
          </table:table-cell>
          <table:table-cell office:value-type="float" office:value="573.819569768" calcext:value-type="float">
            <text:p>573.819569768</text:p>
          </table:table-cell>
          <table:table-cell office:value-type="float" office:value="744.41598261" calcext:value-type="float">
            <text:p>744.41598261</text:p>
          </table:table-cell>
          <table:table-cell office:value-type="float" office:value="825.541582704" calcext:value-type="float">
            <text:p>825.541582704</text:p>
          </table:table-cell>
          <table:table-cell office:value-type="float" office:value="985.782369243" calcext:value-type="float">
            <text:p>985.782369243</text:p>
          </table:table-cell>
          <table:table-cell office:value-type="float" office:value="1157.50901954" calcext:value-type="float">
            <text:p>1157.50901954</text:p>
          </table:table-cell>
          <table:table-cell office:value-type="float" office:value="1253.22701519" calcext:value-type="float">
            <text:p>1253.22701519</text:p>
          </table:table-cell>
          <table:table-cell office:value-type="float" office:value="1433.40256121" calcext:value-type="float">
            <text:p>1433.40256121</text:p>
          </table:table-cell>
          <table:table-cell office:value-type="float" office:value="1632.8254256" calcext:value-type="float">
            <text:p>1632.8254256</text:p>
          </table:table-cell>
          <table:table-cell office:value-type="float" office:value="1806.19267233" calcext:value-type="float">
            <text:p>1806.19267233</text:p>
          </table:table-cell>
        </table:table-row>
        <table:table-row table:style-name="ro1">
          <table:table-cell office:value-type="string" calcext:value-type="string">
            <text:p>NEW fuzzy_token inc 1 dec TO 1 w/ thresholds 0.1 and 0.999 NEWSIM CHEAT weights (design option 1: no randomize, no gaussian/step)</text:p>
          </table:table-cell>
          <table:table-cell office:value-type="float" office:value="5.14350106782" calcext:value-type="float">
            <text:p>5.1435010678</text:p>
          </table:table-cell>
          <table:table-cell office:value-type="float" office:value="5.28068661876" calcext:value-type="float">
            <text:p>5.2806866188</text:p>
          </table:table-cell>
          <table:table-cell office:value-type="float" office:value="5.49566816046" calcext:value-type="float">
            <text:p>5.4956681605</text:p>
          </table:table-cell>
          <table:table-cell office:value-type="float" office:value="5.76304851541" calcext:value-type="float">
            <text:p>5.7630485154</text:p>
          </table:table-cell>
          <table:table-cell office:value-type="float" office:value="6.09980833276" calcext:value-type="float">
            <text:p>6.0998083328</text:p>
          </table:table-cell>
          <table:table-cell office:value-type="float" office:value="6.45883966364" calcext:value-type="float">
            <text:p>6.4588396636</text:p>
          </table:table-cell>
          <table:table-cell office:value-type="float" office:value="7.05561743166" calcext:value-type="float">
            <text:p>7.0556174317</text:p>
          </table:table-cell>
          <table:table-cell office:value-type="float" office:value="7.48630148088" calcext:value-type="float">
            <text:p>7.4863014809</text:p>
          </table:table-cell>
          <table:table-cell office:value-type="float" office:value="8.07434562413" calcext:value-type="float">
            <text:p>8.0743456241</text:p>
          </table:table-cell>
          <table:table-cell office:value-type="float" office:value="8.83573952196" calcext:value-type="float">
            <text:p>8.835739522</text:p>
          </table:table-cell>
          <table:table-cell office:value-type="float" office:value="10.0169154619" calcext:value-type="float">
            <text:p>10.0169154619</text:p>
          </table:table-cell>
          <table:table-cell office:value-type="float" office:value="10.9735026286" calcext:value-type="float">
            <text:p>10.9735026286</text:p>
          </table:table-cell>
          <table:table-cell office:value-type="float" office:value="12.7871547316" calcext:value-type="float">
            <text:p>12.7871547316</text:p>
          </table:table-cell>
          <table:table-cell office:value-type="float" office:value="14.568283875" calcext:value-type="float">
            <text:p>14.568283875</text:p>
          </table:table-cell>
          <table:table-cell office:value-type="float" office:value="17.1427986152" calcext:value-type="float">
            <text:p>17.1427986152</text:p>
          </table:table-cell>
          <table:table-cell office:value-type="float" office:value="18.6866442656" calcext:value-type="float">
            <text:p>18.6866442656</text:p>
          </table:table-cell>
          <table:table-cell office:value-type="float" office:value="22.5680910059" calcext:value-type="float">
            <text:p>22.5680910059</text:p>
          </table:table-cell>
          <table:table-cell office:value-type="float" office:value="25.449529597" calcext:value-type="float">
            <text:p>25.449529597</text:p>
          </table:table-cell>
          <table:table-cell office:value-type="float" office:value="31.0834531458" calcext:value-type="float">
            <text:p>31.0834531458</text:p>
          </table:table-cell>
          <table:table-cell office:value-type="float" office:value="35.9413068277" calcext:value-type="float">
            <text:p>35.9413068277</text:p>
          </table:table-cell>
          <table:table-cell office:value-type="float" office:value="44.7478833819" calcext:value-type="float">
            <text:p>44.7478833819</text:p>
          </table:table-cell>
          <table:table-cell office:value-type="float" office:value="56.1846918479" calcext:value-type="float">
            <text:p>56.1846918479</text:p>
          </table:table-cell>
          <table:table-cell office:value-type="float" office:value="65.750307736" calcext:value-type="float">
            <text:p>65.750307736</text:p>
          </table:table-cell>
          <table:table-cell office:value-type="float" office:value="84.1097505931" calcext:value-type="float">
            <text:p>84.1097505931</text:p>
          </table:table-cell>
          <table:table-cell office:value-type="float" office:value="100.870415423" calcext:value-type="float">
            <text:p>100.870415423</text:p>
          </table:table-cell>
          <table:table-cell office:value-type="float" office:value="124.400581977" calcext:value-type="float">
            <text:p>124.400581977</text:p>
          </table:table-cell>
          <table:table-cell office:value-type="float" office:value="139.675510171" calcext:value-type="float">
            <text:p>139.675510171</text:p>
          </table:table-cell>
          <table:table-cell office:value-type="float" office:value="155.51711648" calcext:value-type="float">
            <text:p>155.51711648</text:p>
          </table:table-cell>
          <table:table-cell office:value-type="float" office:value="191.421251703" calcext:value-type="float">
            <text:p>191.421251703</text:p>
          </table:table-cell>
          <table:table-cell office:value-type="float" office:value="228.069212193" calcext:value-type="float">
            <text:p>228.069212193</text:p>
          </table:table-cell>
          <table:table-cell office:value-type="float" office:value="241.622156631" calcext:value-type="float">
            <text:p>241.622156631</text:p>
          </table:table-cell>
          <table:table-cell office:value-type="float" office:value="281.526648186" calcext:value-type="float">
            <text:p>281.526648186</text:p>
          </table:table-cell>
          <table:table-cell office:value-type="float" office:value="327.955013333" calcext:value-type="float">
            <text:p>327.955013333</text:p>
          </table:table-cell>
          <table:table-cell office:value-type="float" office:value="384.702028778" calcext:value-type="float">
            <text:p>384.702028778</text:p>
          </table:table-cell>
          <table:table-cell office:value-type="float" office:value="442.309170089" calcext:value-type="float">
            <text:p>442.309170089</text:p>
          </table:table-cell>
          <table:table-cell office:value-type="float" office:value="531.882380885" calcext:value-type="float">
            <text:p>531.882380885</text:p>
          </table:table-cell>
          <table:table-cell office:value-type="float" office:value="675.420976212" calcext:value-type="float">
            <text:p>675.420976212</text:p>
          </table:table-cell>
          <table:table-cell office:value-type="float" office:value="834.689970771" calcext:value-type="float">
            <text:p>834.689970771</text:p>
          </table:table-cell>
          <table:table-cell office:value-type="float" office:value="1038.18405111" calcext:value-type="float">
            <text:p>1038.18405111</text:p>
          </table:table-cell>
          <table:table-cell office:value-type="float" office:value="1133.64264265" calcext:value-type="float">
            <text:p>1133.64264265</text:p>
          </table:table-cell>
        </table:table-row>
        <table:table-row table:style-name="ro1">
          <table:table-cell office:value-type="string" calcext:value-type="string">
            <text:p>NEW fuzzy_token inc 1 dec TO 1 w/ thresholds 0.2 and 0.999 NEWSIM CHEAT weights (design option 1: no randomize, no gaussian/step)</text:p>
          </table:table-cell>
          <table:table-cell office:value-type="float" office:value="5.13015492647" calcext:value-type="float">
            <text:p>5.1301549265</text:p>
          </table:table-cell>
          <table:table-cell office:value-type="float" office:value="5.30119427716" calcext:value-type="float">
            <text:p>5.3011942772</text:p>
          </table:table-cell>
          <table:table-cell office:value-type="float" office:value="5.52510051746" calcext:value-type="float">
            <text:p>5.5251005175</text:p>
          </table:table-cell>
          <table:table-cell office:value-type="float" office:value="5.73245264323" calcext:value-type="float">
            <text:p>5.7324526432</text:p>
          </table:table-cell>
          <table:table-cell office:value-type="float" office:value="6.06111801961" calcext:value-type="float">
            <text:p>6.0611180196</text:p>
          </table:table-cell>
          <table:table-cell office:value-type="float" office:value="6.5898590712" calcext:value-type="float">
            <text:p>6.5898590712</text:p>
          </table:table-cell>
          <table:table-cell office:value-type="float" office:value="6.92519026373" calcext:value-type="float">
            <text:p>6.9251902637</text:p>
          </table:table-cell>
          <table:table-cell office:value-type="float" office:value="7.48027232511" calcext:value-type="float">
            <text:p>7.4802723251</text:p>
          </table:table-cell>
          <table:table-cell office:value-type="float" office:value="8.16635664864" calcext:value-type="float">
            <text:p>8.1663566486</text:p>
          </table:table-cell>
          <table:table-cell office:value-type="float" office:value="9.21445429966" calcext:value-type="float">
            <text:p>9.2144542997</text:p>
          </table:table-cell>
          <table:table-cell office:value-type="float" office:value="10.3012367234" calcext:value-type="float">
            <text:p>10.3012367234</text:p>
          </table:table-cell>
          <table:table-cell office:value-type="float" office:value="11.1732670816" calcext:value-type="float">
            <text:p>11.1732670816</text:p>
          </table:table-cell>
          <table:table-cell office:value-type="float" office:value="12.8617209015" calcext:value-type="float">
            <text:p>12.8617209015</text:p>
          </table:table-cell>
          <table:table-cell office:value-type="float" office:value="14.9422941199" calcext:value-type="float">
            <text:p>14.9422941199</text:p>
          </table:table-cell>
          <table:table-cell office:value-type="float" office:value="17.1709442837" calcext:value-type="float">
            <text:p>17.1709442837</text:p>
          </table:table-cell>
          <table:table-cell office:value-type="float" office:value="20.1039392247" calcext:value-type="float">
            <text:p>20.1039392247</text:p>
          </table:table-cell>
          <table:table-cell office:value-type="float" office:value="24.778092482" calcext:value-type="float">
            <text:p>24.778092482</text:p>
          </table:table-cell>
          <table:table-cell office:value-type="float" office:value="30.3097376603" calcext:value-type="float">
            <text:p>30.3097376603</text:p>
          </table:table-cell>
          <table:table-cell office:value-type="float" office:value="34.6700774678" calcext:value-type="float">
            <text:p>34.6700774678</text:p>
          </table:table-cell>
          <table:table-cell office:value-type="float" office:value="43.6363058313" calcext:value-type="float">
            <text:p>43.6363058313</text:p>
          </table:table-cell>
          <table:table-cell office:value-type="float" office:value="53.6166315699" calcext:value-type="float">
            <text:p>53.6166315699</text:p>
          </table:table-cell>
          <table:table-cell office:value-type="float" office:value="63.6505336112" calcext:value-type="float">
            <text:p>63.6505336112</text:p>
          </table:table-cell>
          <table:table-cell office:value-type="float" office:value="79.536082054" calcext:value-type="float">
            <text:p>79.536082054</text:p>
          </table:table-cell>
          <table:table-cell office:value-type="float" office:value="93.6138177693" calcext:value-type="float">
            <text:p>93.6138177693</text:p>
          </table:table-cell>
          <table:table-cell office:value-type="float" office:value="109.506638131" calcext:value-type="float">
            <text:p>109.506638131</text:p>
          </table:table-cell>
          <table:table-cell office:value-type="float" office:value="124.389421475" calcext:value-type="float">
            <text:p>124.389421475</text:p>
          </table:table-cell>
          <table:table-cell office:value-type="float" office:value="141.609627729" calcext:value-type="float">
            <text:p>141.609627729</text:p>
          </table:table-cell>
          <table:table-cell office:value-type="float" office:value="153.542229123" calcext:value-type="float">
            <text:p>153.542229123</text:p>
          </table:table-cell>
          <table:table-cell office:value-type="float" office:value="168.052082029" calcext:value-type="float">
            <text:p>168.052082029</text:p>
          </table:table-cell>
          <table:table-cell office:value-type="float" office:value="193.992043907" calcext:value-type="float">
            <text:p>193.992043907</text:p>
          </table:table-cell>
          <table:table-cell office:value-type="float" office:value="215.844171986" calcext:value-type="float">
            <text:p>215.844171986</text:p>
          </table:table-cell>
          <table:table-cell office:value-type="float" office:value="236.576150335" calcext:value-type="float">
            <text:p>236.576150335</text:p>
          </table:table-cell>
          <table:table-cell office:value-type="float" office:value="274.904406315" calcext:value-type="float">
            <text:p>274.904406315</text:p>
          </table:table-cell>
          <table:table-cell office:value-type="float" office:value="345.713357222" calcext:value-type="float">
            <text:p>345.713357222</text:p>
          </table:table-cell>
          <table:table-cell office:value-type="float" office:value="389.709703305" calcext:value-type="float">
            <text:p>389.709703305</text:p>
          </table:table-cell>
          <table:table-cell office:value-type="float" office:value="453.748505541" calcext:value-type="float">
            <text:p>453.748505541</text:p>
          </table:table-cell>
          <table:table-cell office:value-type="float" office:value="550.929522576" calcext:value-type="float">
            <text:p>550.929522576</text:p>
          </table:table-cell>
          <table:table-cell office:value-type="float" office:value="722.516941034" calcext:value-type="float">
            <text:p>722.516941034</text:p>
          </table:table-cell>
          <table:table-cell office:value-type="float" office:value="855.670119924" calcext:value-type="float">
            <text:p>855.670119924</text:p>
          </table:table-cell>
          <table:table-cell office:value-type="float" office:value="1205.15304241" calcext:value-type="float">
            <text:p>1205.15304241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brs</text:p>
          </table:table-cell>
          <table:table-cell office:value-type="float" office:value="5.12443470732" calcext:value-type="float">
            <text:p>5.1244347073</text:p>
          </table:table-cell>
          <table:table-cell office:value-type="float" office:value="5.27485965637" calcext:value-type="float">
            <text:p>5.2748596564</text:p>
          </table:table-cell>
          <table:table-cell office:value-type="float" office:value="5.43538955107" calcext:value-type="float">
            <text:p>5.4353895511</text:p>
          </table:table-cell>
          <table:table-cell office:value-type="float" office:value="5.65882879472" calcext:value-type="float">
            <text:p>5.6588287947</text:p>
          </table:table-cell>
          <table:table-cell office:value-type="float" office:value="5.83143000731" calcext:value-type="float">
            <text:p>5.8314300073</text:p>
          </table:table-cell>
          <table:table-cell office:value-type="float" office:value="6.16641626255" calcext:value-type="float">
            <text:p>6.1664162626</text:p>
          </table:table-cell>
          <table:table-cell office:value-type="float" office:value="6.49048289718" calcext:value-type="float">
            <text:p>6.4904828972</text:p>
          </table:table-cell>
          <table:table-cell office:value-type="float" office:value="6.97623265126" calcext:value-type="float">
            <text:p>6.9762326513</text:p>
          </table:table-cell>
          <table:table-cell office:value-type="float" office:value="7.36032297654" calcext:value-type="float">
            <text:p>7.3603229765</text:p>
          </table:table-cell>
          <table:table-cell office:value-type="float" office:value="8.12081088321" calcext:value-type="float">
            <text:p>8.1208108832</text:p>
          </table:table-cell>
          <table:table-cell office:value-type="float" office:value="8.85358011408" calcext:value-type="float">
            <text:p>8.8535801141</text:p>
          </table:table-cell>
          <table:table-cell office:value-type="float" office:value="10.0508746651" calcext:value-type="float">
            <text:p>10.0508746651</text:p>
          </table:table-cell>
          <table:table-cell office:value-type="float" office:value="11.4191301623" calcext:value-type="float">
            <text:p>11.4191301623</text:p>
          </table:table-cell>
          <table:table-cell office:value-type="float" office:value="13.3091339189" calcext:value-type="float">
            <text:p>13.3091339189</text:p>
          </table:table-cell>
          <table:table-cell office:value-type="float" office:value="16.6694260343" calcext:value-type="float">
            <text:p>16.6694260343</text:p>
          </table:table-cell>
          <table:table-cell office:value-type="float" office:value="22.8889889666" calcext:value-type="float">
            <text:p>22.8889889666</text:p>
          </table:table-cell>
          <table:table-cell office:value-type="float" office:value="34.9100517519" calcext:value-type="float">
            <text:p>34.9100517519</text:p>
          </table:table-cell>
          <table:table-cell office:value-type="float" office:value="77.6630988995" calcext:value-type="float">
            <text:p>77.6630988995</text:p>
          </table:table-cell>
          <table:table-cell office:value-type="float" office:value="183.440348899" calcext:value-type="float">
            <text:p>183.440348899</text:p>
          </table:table-cell>
          <table:table-cell office:value-type="float" office:value="383.732272352" calcext:value-type="float">
            <text:p>383.732272352</text:p>
          </table:table-cell>
          <table:table-cell office:value-type="float" office:value="835.383609433" calcext:value-type="float">
            <text:p>835.383609433</text:p>
          </table:table-cell>
          <table:table-cell office:value-type="float" office:value="1075.8693734" calcext:value-type="float">
            <text:p>1075.8693734</text:p>
          </table:table-cell>
          <table:table-cell office:value-type="float" office:value="1557.81848867" calcext:value-type="float">
            <text:p>1557.81848867</text:p>
          </table:table-cell>
          <table:table-cell office:value-type="float" office:value="2171.01293307" calcext:value-type="float">
            <text:p>2171.01293307</text:p>
          </table:table-cell>
          <table:table-cell office:value-type="float" office:value="2798.87724281" calcext:value-type="float">
            <text:p>2798.87724281</text:p>
          </table:table-cell>
          <table:table-cell office:value-type="float" office:value="3805.45720072" calcext:value-type="float">
            <text:p>3805.45720072</text:p>
          </table:table-cell>
          <table:table-cell office:value-type="float" office:value="3673.76169144" calcext:value-type="float">
            <text:p>3673.76169144</text:p>
          </table:table-cell>
          <table:table-cell office:value-type="float" office:value="4807.58295259" calcext:value-type="float">
            <text:p>4807.58295259</text:p>
          </table:table-cell>
          <table:table-cell office:value-type="float" office:value="4656.44296825" calcext:value-type="float">
            <text:p>4656.44296825</text:p>
          </table:table-cell>
          <table:table-cell office:value-type="float" office:value="5189.75995898" calcext:value-type="float">
            <text:p>5189.75995898</text:p>
          </table:table-cell>
          <table:table-cell office:value-type="float" office:value="6047.88116781" calcext:value-type="float">
            <text:p>6047.88116781</text:p>
          </table:table-cell>
          <table:table-cell office:value-type="float" office:value="6927.83221464" calcext:value-type="float">
            <text:p>6927.83221464</text:p>
          </table:table-cell>
          <table:table-cell office:value-type="float" office:value="7343.81300731" calcext:value-type="float">
            <text:p>7343.81300731</text:p>
          </table:table-cell>
          <table:table-cell office:value-type="float" office:value="7544.07769729" calcext:value-type="float">
            <text:p>7544.07769729</text:p>
          </table:table-cell>
          <table:table-cell office:value-type="float" office:value="8624.7851641" calcext:value-type="float">
            <text:p>8624.7851641</text:p>
          </table:table-cell>
          <table:table-cell office:value-type="float" office:value="8893.75045383" calcext:value-type="float">
            <text:p>8893.75045383</text:p>
          </table:table-cell>
          <table:table-cell office:value-type="float" office:value="9349.15550761" calcext:value-type="float">
            <text:p>9349.15550761</text:p>
          </table:table-cell>
          <table:table-cell office:value-type="float" office:value="10312.6222566" calcext:value-type="float">
            <text:p>10312.6222566</text:p>
          </table:table-cell>
          <table:table-cell office:value-type="float" office:value="10477.3500523" calcext:value-type="float">
            <text:p>10477.3500523</text:p>
          </table:table-cell>
          <table:table-cell office:value-type="float" office:value="10555.5081181" calcext:value-type="float">
            <text:p>10555.5081181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2476425877" calcext:value-type="float">
            <text:p>36.2476425877</text:p>
          </table:table-cell>
          <table:table-cell office:value-type="float" office:value="37.2454266902" calcext:value-type="float">
            <text:p>37.2454266902</text:p>
          </table:table-cell>
          <table:table-cell office:value-type="float" office:value="38.145449336" calcext:value-type="float">
            <text:p>38.145449336</text:p>
          </table:table-cell>
          <table:table-cell office:value-type="float" office:value="39.1447470052" calcext:value-type="float">
            <text:p>39.1447470052</text:p>
          </table:table-cell>
          <table:table-cell office:value-type="float" office:value="40.5176529108" calcext:value-type="float">
            <text:p>40.5176529108</text:p>
          </table:table-cell>
          <table:table-cell office:value-type="float" office:value="41.6468386771" calcext:value-type="float">
            <text:p>41.6468386771</text:p>
          </table:table-cell>
          <table:table-cell office:value-type="float" office:value="42.8650433373" calcext:value-type="float">
            <text:p>42.8650433373</text:p>
          </table:table-cell>
          <table:table-cell office:value-type="float" office:value="44.219501072" calcext:value-type="float">
            <text:p>44.219501072</text:p>
          </table:table-cell>
          <table:table-cell office:value-type="float" office:value="45.4025916531" calcext:value-type="float">
            <text:p>45.4025916531</text:p>
          </table:table-cell>
          <table:table-cell office:value-type="float" office:value="47.0242464198" calcext:value-type="float">
            <text:p>47.0242464198</text:p>
          </table:table-cell>
          <table:table-cell office:value-type="float" office:value="48.601881235" calcext:value-type="float">
            <text:p>48.601881235</text:p>
          </table:table-cell>
          <table:table-cell office:value-type="float" office:value="50.2633449899" calcext:value-type="float">
            <text:p>50.2633449899</text:p>
          </table:table-cell>
          <table:table-cell office:value-type="float" office:value="52.0977941211" calcext:value-type="float">
            <text:p>52.0977941211</text:p>
          </table:table-cell>
          <table:table-cell office:value-type="float" office:value="54.2905097808" calcext:value-type="float">
            <text:p>54.2905097808</text:p>
          </table:table-cell>
          <table:table-cell office:value-type="float" office:value="56.303793648" calcext:value-type="float">
            <text:p>56.303793648</text:p>
          </table:table-cell>
          <table:table-cell office:value-type="float" office:value="58.053428123" calcext:value-type="float">
            <text:p>58.053428123</text:p>
          </table:table-cell>
          <table:table-cell office:value-type="float" office:value="60.5468131206" calcext:value-type="float">
            <text:p>60.5468131206</text:p>
          </table:table-cell>
          <table:table-cell office:value-type="float" office:value="63.6894422794" calcext:value-type="float">
            <text:p>63.6894422794</text:p>
          </table:table-cell>
          <table:table-cell office:value-type="float" office:value="66.4274895722" calcext:value-type="float">
            <text:p>66.4274895722</text:p>
          </table:table-cell>
          <table:table-cell office:value-type="float" office:value="70.8172174272" calcext:value-type="float">
            <text:p>70.8172174272</text:p>
          </table:table-cell>
          <table:table-cell office:value-type="float" office:value="73.4072316481" calcext:value-type="float">
            <text:p>73.4072316481</text:p>
          </table:table-cell>
          <table:table-cell office:value-type="float" office:value="79.7966407958" calcext:value-type="float">
            <text:p>79.7966407958</text:p>
          </table:table-cell>
          <table:table-cell office:value-type="float" office:value="81.5774853258" calcext:value-type="float">
            <text:p>81.5774853258</text:p>
          </table:table-cell>
          <table:table-cell office:value-type="float" office:value="88.2438218678" calcext:value-type="float">
            <text:p>88.2438218678</text:p>
          </table:table-cell>
          <table:table-cell office:value-type="float" office:value="94.1506811118" calcext:value-type="float">
            <text:p>94.1506811118</text:p>
          </table:table-cell>
          <table:table-cell office:value-type="float" office:value="101.647899421" calcext:value-type="float">
            <text:p>101.647899421</text:p>
          </table:table-cell>
          <table:table-cell office:value-type="float" office:value="110.522671648" calcext:value-type="float">
            <text:p>110.522671648</text:p>
          </table:table-cell>
          <table:table-cell office:value-type="float" office:value="116.824829726" calcext:value-type="float">
            <text:p>116.824829726</text:p>
          </table:table-cell>
          <table:table-cell office:value-type="float" office:value="129.38261412" calcext:value-type="float">
            <text:p>129.38261412</text:p>
          </table:table-cell>
          <table:table-cell office:value-type="float" office:value="140.177408232" calcext:value-type="float">
            <text:p>140.177408232</text:p>
          </table:table-cell>
          <table:table-cell office:value-type="float" office:value="162.150662043" calcext:value-type="float">
            <text:p>162.150662043</text:p>
          </table:table-cell>
          <table:table-cell office:value-type="float" office:value="178.792596004" calcext:value-type="float">
            <text:p>178.792596004</text:p>
          </table:table-cell>
          <table:table-cell office:value-type="float" office:value="200.830607687" calcext:value-type="float">
            <text:p>200.830607687</text:p>
          </table:table-cell>
          <table:table-cell office:value-type="float" office:value="248.205582111" calcext:value-type="float">
            <text:p>248.205582111</text:p>
          </table:table-cell>
          <table:table-cell office:value-type="float" office:value="313.548765841" calcext:value-type="float">
            <text:p>313.548765841</text:p>
          </table:table-cell>
          <table:table-cell office:value-type="float" office:value="382.948551204" calcext:value-type="float">
            <text:p>382.948551204</text:p>
          </table:table-cell>
          <table:table-cell office:value-type="float" office:value="427.704596198" calcext:value-type="float">
            <text:p>427.704596198</text:p>
          </table:table-cell>
          <table:table-cell office:value-type="float" office:value="541.773867501" calcext:value-type="float">
            <text:p>541.773867501</text:p>
          </table:table-cell>
          <table:table-cell office:value-type="float" office:value="766.039129484" calcext:value-type="float">
            <text:p>766.039129484</text:p>
          </table:table-cell>
          <table:table-cell office:value-type="float" office:value="1055.68154128" calcext:value-type="float">
            <text:p>1055.68154128</text:p>
          </table:table-cell>
        </table:table-row>
      </table:table>
      <table:table table:name="more comparisons NEW SIM TRUE design 1" table:style-name="ta1">
        <table:shapes>
          <draw:frame draw:z-index="0" draw:style-name="gr1" draw:text-style-name="P1" svg:width="1010.24pt" svg:height="620.79pt" svg:x="191.37pt" svg:y="247.44pt">
            <loext:p draw:notify-on-update-of-ranges="'more comparisons NEW SIM TRUE design 1'.B4:'more comparisons NEW SIM TRUE design 1'.AO4 'more comparisons NEW SIM TRUE design 1'.A5:'more comparisons NEW SIM TRUE design 1'.A5 'more comparisons NEW SIM TRUE design 1'.B5:'more comparisons NEW SIM TRUE design 1'.AO5 'more comparisons NEW SIM TRUE design 1'.A6:'more comparisons NEW SIM TRUE design 1'.A6 'more comparisons NEW SIM TRUE design 1'.B6:'more comparisons NEW SIM TRUE design 1'.AO6 'more comparisons NEW SIM TRUE design 1'.A7:'more comparisons NEW SIM TRUE design 1'.A7 'more comparisons NEW SIM TRUE design 1'.B7:'more comparisons NEW SIM TRUE design 1'.AO7 'more comparisons NEW SIM TRUE design 1'.A8:'more comparisons NEW SIM TRUE design 1'.A8 'more comparisons NEW SIM TRUE design 1'.B8:'more comparisons NEW SIM TRUE design 1'.AO8 'more comparisons NEW SIM TRUE design 1'.A9:'more comparisons NEW SIM TRUE design 1'.A9 'more comparisons NEW SIM TRUE design 1'.B9:'more comparisons NEW SIM TRUE design 1'.AO9 'more comparisons NEW SIM TRUE design 1'.A10:'more comparisons NEW SIM TRUE design 1'.A10 'more comparisons NEW SIM TRUE design 1'.B10:'more comparisons NEW SIM TRUE design 1'.AO10 'more comparisons NEW SIM TRUE design 1'.A11:'more comparisons NEW SIM TRUE design 1'.A11 'more comparisons NEW SIM TRUE design 1'.B11:'more comparisons NEW SIM TRUE design 1'.AO11 'more comparisons NEW SIM TRUE design 1'.A12:'more comparisons NEW SIM TRUE design 1'.A12 'more comparisons NEW SIM TRUE design 1'.B12:'more comparisons NEW SIM TRUE design 1'.AO12 'more comparisons NEW SIM TRUE design 1'.A13:'more comparisons NEW SIM TRUE design 1'.A13 'more comparisons NEW SIM TRUE design 1'.B13:'more comparisons NEW SIM TRUE design 1'.AO13 'more comparisons NEW SIM TRUE design 1'.A14:'more comparisons NEW SIM TRUE design 1'.A14 'more comparisons NEW SIM TRUE design 1'.B14:'more comparisons NEW SIM TRUE design 1'.AO1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2" table:default-cell-style-name="Default"/>
        <table:table-column table:style-name="co3" table:number-columns-repeated="10" table:default-cell-style-name="Default"/>
        <table:table-column table:style-name="co4" table:number-columns-repeated="28" table:default-cell-style-name="Default"/>
        <table:table-row table:style-name="ro1">
          <table:table-cell office:value-type="string" calcext:value-type="string">
            <text:p>10,000 packets, tx time 4</text:p>
          </table:table-cell>
          <table:table-cell table:number-columns-repeated="40"/>
        </table:table-row>
        <table:table-row table:style-name="ro1" table:number-rows-repeated="2">
          <table:table-cell table:number-columns-repeated="41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NEW fuzzy_token inc 1 dec TO 1 w/ thresholds 0.001 and 0.999 weights</text:p>
          </table:table-cell>
          <table:table-cell office:value-type="float" office:value="5.12507873825" calcext:value-type="float">
            <text:p>5.1250787383</text:p>
          </table:table-cell>
          <table:table-cell office:value-type="float" office:value="5.30579080626" calcext:value-type="float">
            <text:p>5.3057908063</text:p>
          </table:table-cell>
          <table:table-cell office:value-type="float" office:value="5.47449085706" calcext:value-type="float">
            <text:p>5.4744908571</text:p>
          </table:table-cell>
          <table:table-cell office:value-type="float" office:value="5.77571023012" calcext:value-type="float">
            <text:p>5.7757102301</text:p>
          </table:table-cell>
          <table:table-cell office:value-type="float" office:value="5.99459669156" calcext:value-type="float">
            <text:p>5.9945966916</text:p>
          </table:table-cell>
          <table:table-cell office:value-type="float" office:value="6.40031157201" calcext:value-type="float">
            <text:p>6.400311572</text:p>
          </table:table-cell>
          <table:table-cell office:value-type="float" office:value="6.89755163005" calcext:value-type="float">
            <text:p>6.8975516301</text:p>
          </table:table-cell>
          <table:table-cell office:value-type="float" office:value="7.31620075246" calcext:value-type="float">
            <text:p>7.3162007525</text:p>
          </table:table-cell>
          <table:table-cell office:value-type="float" office:value="8.09434747635" calcext:value-type="float">
            <text:p>8.0943474764</text:p>
          </table:table-cell>
          <table:table-cell office:value-type="float" office:value="8.80916618654" calcext:value-type="float">
            <text:p>8.8091661865</text:p>
          </table:table-cell>
          <table:table-cell office:value-type="float" office:value="9.79891039457" calcext:value-type="float">
            <text:p>9.7989103946</text:p>
          </table:table-cell>
          <table:table-cell office:value-type="float" office:value="11.2334765572" calcext:value-type="float">
            <text:p>11.2334765572</text:p>
          </table:table-cell>
          <table:table-cell office:value-type="float" office:value="12.625684059" calcext:value-type="float">
            <text:p>12.625684059</text:p>
          </table:table-cell>
          <table:table-cell office:value-type="float" office:value="14.0443424584" calcext:value-type="float">
            <text:p>14.0443424584</text:p>
          </table:table-cell>
          <table:table-cell office:value-type="float" office:value="16.4888473696" calcext:value-type="float">
            <text:p>16.4888473696</text:p>
          </table:table-cell>
          <table:table-cell office:value-type="float" office:value="18.4272629029" calcext:value-type="float">
            <text:p>18.4272629029</text:p>
          </table:table-cell>
          <table:table-cell office:value-type="float" office:value="23.2953797217" calcext:value-type="float">
            <text:p>23.2953797217</text:p>
          </table:table-cell>
          <table:table-cell office:value-type="float" office:value="25.5416210277" calcext:value-type="float">
            <text:p>25.5416210277</text:p>
          </table:table-cell>
          <table:table-cell office:value-type="float" office:value="30.2996376085" calcext:value-type="float">
            <text:p>30.2996376085</text:p>
          </table:table-cell>
          <table:table-cell office:value-type="float" office:value="36.160871145" calcext:value-type="float">
            <text:p>36.160871145</text:p>
          </table:table-cell>
          <table:table-cell office:value-type="float" office:value="43.6113394066" calcext:value-type="float">
            <text:p>43.6113394066</text:p>
          </table:table-cell>
          <table:table-cell office:value-type="float" office:value="52.3745269883" calcext:value-type="float">
            <text:p>52.3745269883</text:p>
          </table:table-cell>
          <table:table-cell office:value-type="float" office:value="65.6903316521" calcext:value-type="float">
            <text:p>65.6903316521</text:p>
          </table:table-cell>
          <table:table-cell office:value-type="float" office:value="79.5165076814" calcext:value-type="float">
            <text:p>79.5165076814</text:p>
          </table:table-cell>
          <table:table-cell office:value-type="float" office:value="104.302902416" calcext:value-type="float">
            <text:p>104.302902416</text:p>
          </table:table-cell>
          <table:table-cell office:value-type="float" office:value="125.027427222" calcext:value-type="float">
            <text:p>125.027427222</text:p>
          </table:table-cell>
          <table:table-cell office:value-type="float" office:value="155.33461093" calcext:value-type="float">
            <text:p>155.33461093</text:p>
          </table:table-cell>
          <table:table-cell office:value-type="float" office:value="215.093500282" calcext:value-type="float">
            <text:p>215.093500282</text:p>
          </table:table-cell>
          <table:table-cell office:value-type="float" office:value="276.006225908" calcext:value-type="float">
            <text:p>276.006225908</text:p>
          </table:table-cell>
          <table:table-cell office:value-type="float" office:value="367.375530004" calcext:value-type="float">
            <text:p>367.375530004</text:p>
          </table:table-cell>
          <table:table-cell office:value-type="float" office:value="444.245576932" calcext:value-type="float">
            <text:p>444.245576932</text:p>
          </table:table-cell>
          <table:table-cell office:value-type="float" office:value="604.752451115" calcext:value-type="float">
            <text:p>604.752451115</text:p>
          </table:table-cell>
          <table:table-cell office:value-type="float" office:value="683.132911421" calcext:value-type="float">
            <text:p>683.132911421</text:p>
          </table:table-cell>
          <table:table-cell office:value-type="float" office:value="854.362273269" calcext:value-type="float">
            <text:p>854.362273269</text:p>
          </table:table-cell>
          <table:table-cell office:value-type="float" office:value="1021.75509084" calcext:value-type="float">
            <text:p>1021.75509084</text:p>
          </table:table-cell>
          <table:table-cell office:value-type="float" office:value="1125.04744681" calcext:value-type="float">
            <text:p>1125.04744681</text:p>
          </table:table-cell>
          <table:table-cell office:value-type="float" office:value="1224.92456823" calcext:value-type="float">
            <text:p>1224.92456823</text:p>
          </table:table-cell>
          <table:table-cell office:value-type="float" office:value="1456.65358496" calcext:value-type="float">
            <text:p>1456.65358496</text:p>
          </table:table-cell>
          <table:table-cell office:value-type="float" office:value="1613.92477875" calcext:value-type="float">
            <text:p>1613.92477875</text:p>
          </table:table-cell>
          <table:table-cell office:value-type="float" office:value="1815.23611671" calcext:value-type="float">
            <text:p>1815.23611671</text:p>
          </table:table-cell>
        </table:table-row>
        <table:table-row table:style-name="ro1">
          <table:table-cell office:value-type="string" calcext:value-type="string">
            <text:p>NEW fuzzy_token inc 1 dec TO 1 w/ thresholds 0.1 and 0.999 weights</text:p>
          </table:table-cell>
          <table:table-cell office:value-type="float" office:value="5.1177208002" calcext:value-type="float">
            <text:p>5.1177208002</text:p>
          </table:table-cell>
          <table:table-cell office:value-type="float" office:value="5.28599994687" calcext:value-type="float">
            <text:p>5.2859999469</text:p>
          </table:table-cell>
          <table:table-cell office:value-type="float" office:value="5.48298366672" calcext:value-type="float">
            <text:p>5.4829836667</text:p>
          </table:table-cell>
          <table:table-cell office:value-type="float" office:value="5.74798291278" calcext:value-type="float">
            <text:p>5.7479829128</text:p>
          </table:table-cell>
          <table:table-cell office:value-type="float" office:value="6.03529235701" calcext:value-type="float">
            <text:p>6.035292357</text:p>
          </table:table-cell>
          <table:table-cell office:value-type="float" office:value="6.37828508836" calcext:value-type="float">
            <text:p>6.3782850884</text:p>
          </table:table-cell>
          <table:table-cell office:value-type="float" office:value="6.97017337842" calcext:value-type="float">
            <text:p>6.9701733784</text:p>
          </table:table-cell>
          <table:table-cell office:value-type="float" office:value="7.5535700246" calcext:value-type="float">
            <text:p>7.5535700246</text:p>
          </table:table-cell>
          <table:table-cell office:value-type="float" office:value="8.12293646162" calcext:value-type="float">
            <text:p>8.1229364616</text:p>
          </table:table-cell>
          <table:table-cell office:value-type="float" office:value="8.86677126273" calcext:value-type="float">
            <text:p>8.8667712627</text:p>
          </table:table-cell>
          <table:table-cell office:value-type="float" office:value="9.67825448649" calcext:value-type="float">
            <text:p>9.6782544865</text:p>
          </table:table-cell>
          <table:table-cell office:value-type="float" office:value="10.9835799949" calcext:value-type="float">
            <text:p>10.9835799949</text:p>
          </table:table-cell>
          <table:table-cell office:value-type="float" office:value="12.5418565506" calcext:value-type="float">
            <text:p>12.5418565506</text:p>
          </table:table-cell>
          <table:table-cell office:value-type="float" office:value="14.2821237384" calcext:value-type="float">
            <text:p>14.2821237384</text:p>
          </table:table-cell>
          <table:table-cell office:value-type="float" office:value="16.9522174019" calcext:value-type="float">
            <text:p>16.9522174019</text:p>
          </table:table-cell>
          <table:table-cell office:value-type="float" office:value="19.0765549258" calcext:value-type="float">
            <text:p>19.0765549258</text:p>
          </table:table-cell>
          <table:table-cell office:value-type="float" office:value="22.0817642402" calcext:value-type="float">
            <text:p>22.0817642402</text:p>
          </table:table-cell>
          <table:table-cell office:value-type="float" office:value="25.6025848635" calcext:value-type="float">
            <text:p>25.6025848635</text:p>
          </table:table-cell>
          <table:table-cell office:value-type="float" office:value="30.3454741191" calcext:value-type="float">
            <text:p>30.3454741191</text:p>
          </table:table-cell>
          <table:table-cell office:value-type="float" office:value="36.3642964197" calcext:value-type="float">
            <text:p>36.3642964197</text:p>
          </table:table-cell>
          <table:table-cell office:value-type="float" office:value="41.1371528679" calcext:value-type="float">
            <text:p>41.1371528679</text:p>
          </table:table-cell>
          <table:table-cell office:value-type="float" office:value="53.4562202327" calcext:value-type="float">
            <text:p>53.4562202327</text:p>
          </table:table-cell>
          <table:table-cell office:value-type="float" office:value="68.2793542864" calcext:value-type="float">
            <text:p>68.2793542864</text:p>
          </table:table-cell>
          <table:table-cell office:value-type="float" office:value="81.8329857913" calcext:value-type="float">
            <text:p>81.8329857913</text:p>
          </table:table-cell>
          <table:table-cell office:value-type="float" office:value="96.9405564727" calcext:value-type="float">
            <text:p>96.9405564727</text:p>
          </table:table-cell>
          <table:table-cell office:value-type="float" office:value="118.453895138" calcext:value-type="float">
            <text:p>118.453895138</text:p>
          </table:table-cell>
          <table:table-cell office:value-type="float" office:value="139.699584659" calcext:value-type="float">
            <text:p>139.699584659</text:p>
          </table:table-cell>
          <table:table-cell office:value-type="float" office:value="164.455424445" calcext:value-type="float">
            <text:p>164.455424445</text:p>
          </table:table-cell>
          <table:table-cell office:value-type="float" office:value="182.144216254" calcext:value-type="float">
            <text:p>182.144216254</text:p>
          </table:table-cell>
          <table:table-cell office:value-type="float" office:value="217.067315901" calcext:value-type="float">
            <text:p>217.067315901</text:p>
          </table:table-cell>
          <table:table-cell office:value-type="float" office:value="239.358377445" calcext:value-type="float">
            <text:p>239.358377445</text:p>
          </table:table-cell>
          <table:table-cell office:value-type="float" office:value="288.933469802" calcext:value-type="float">
            <text:p>288.933469802</text:p>
          </table:table-cell>
          <table:table-cell office:value-type="float" office:value="334.543027464" calcext:value-type="float">
            <text:p>334.543027464</text:p>
          </table:table-cell>
          <table:table-cell office:value-type="float" office:value="381.857598738" calcext:value-type="float">
            <text:p>381.857598738</text:p>
          </table:table-cell>
          <table:table-cell office:value-type="float" office:value="456.159241773" calcext:value-type="float">
            <text:p>456.159241773</text:p>
          </table:table-cell>
          <table:table-cell office:value-type="float" office:value="540.527557167" calcext:value-type="float">
            <text:p>540.527557167</text:p>
          </table:table-cell>
          <table:table-cell office:value-type="float" office:value="663.118886666" calcext:value-type="float">
            <text:p>663.118886666</text:p>
          </table:table-cell>
          <table:table-cell office:value-type="float" office:value="816.937965015" calcext:value-type="float">
            <text:p>816.937965015</text:p>
          </table:table-cell>
          <table:table-cell office:value-type="float" office:value="954.740323851" calcext:value-type="float">
            <text:p>954.740323851</text:p>
          </table:table-cell>
          <table:table-cell office:value-type="float" office:value="1234.09757309" calcext:value-type="float">
            <text:p>1234.09757309</text:p>
          </table:table-cell>
        </table:table-row>
        <table:table-row table:style-name="ro1">
          <table:table-cell office:value-type="string" calcext:value-type="string">
            <text:p>NEW fuzzy_token inc 1 dec TO 1 w/ thresholds 0.2 and 0.999 weights</text:p>
          </table:table-cell>
          <table:table-cell office:value-type="float" office:value="5.14737971911" calcext:value-type="float">
            <text:p>5.1473797191</text:p>
          </table:table-cell>
          <table:table-cell office:value-type="float" office:value="5.28882663764" calcext:value-type="float">
            <text:p>5.2888266376</text:p>
          </table:table-cell>
          <table:table-cell office:value-type="float" office:value="5.48736005289" calcext:value-type="float">
            <text:p>5.4873600529</text:p>
          </table:table-cell>
          <table:table-cell office:value-type="float" office:value="5.75157262981" calcext:value-type="float">
            <text:p>5.7515726298</text:p>
          </table:table-cell>
          <table:table-cell office:value-type="float" office:value="6.05191211543" calcext:value-type="float">
            <text:p>6.0519121154</text:p>
          </table:table-cell>
          <table:table-cell office:value-type="float" office:value="6.48780768393" calcext:value-type="float">
            <text:p>6.4878076839</text:p>
          </table:table-cell>
          <table:table-cell office:value-type="float" office:value="7.01676222712" calcext:value-type="float">
            <text:p>7.0167622271</text:p>
          </table:table-cell>
          <table:table-cell office:value-type="float" office:value="7.38994545461" calcext:value-type="float">
            <text:p>7.3899454546</text:p>
          </table:table-cell>
          <table:table-cell office:value-type="float" office:value="8.14379906998" calcext:value-type="float">
            <text:p>8.14379907</text:p>
          </table:table-cell>
          <table:table-cell office:value-type="float" office:value="9.02710887777" calcext:value-type="float">
            <text:p>9.0271088778</text:p>
          </table:table-cell>
          <table:table-cell office:value-type="float" office:value="10.321092782" calcext:value-type="float">
            <text:p>10.321092782</text:p>
          </table:table-cell>
          <table:table-cell office:value-type="float" office:value="11.4455812468" calcext:value-type="float">
            <text:p>11.4455812468</text:p>
          </table:table-cell>
          <table:table-cell office:value-type="float" office:value="13.4329197481" calcext:value-type="float">
            <text:p>13.4329197481</text:p>
          </table:table-cell>
          <table:table-cell office:value-type="float" office:value="14.5648981226" calcext:value-type="float">
            <text:p>14.5648981226</text:p>
          </table:table-cell>
          <table:table-cell office:value-type="float" office:value="17.5132348581" calcext:value-type="float">
            <text:p>17.5132348581</text:p>
          </table:table-cell>
          <table:table-cell office:value-type="float" office:value="19.804541421" calcext:value-type="float">
            <text:p>19.804541421</text:p>
          </table:table-cell>
          <table:table-cell office:value-type="float" office:value="24.2210585697" calcext:value-type="float">
            <text:p>24.2210585697</text:p>
          </table:table-cell>
          <table:table-cell office:value-type="float" office:value="27.8198507094" calcext:value-type="float">
            <text:p>27.8198507094</text:p>
          </table:table-cell>
          <table:table-cell office:value-type="float" office:value="37.0056439224" calcext:value-type="float">
            <text:p>37.0056439224</text:p>
          </table:table-cell>
          <table:table-cell office:value-type="float" office:value="43.5906650473" calcext:value-type="float">
            <text:p>43.5906650473</text:p>
          </table:table-cell>
          <table:table-cell office:value-type="float" office:value="51.1951421254" calcext:value-type="float">
            <text:p>51.1951421254</text:p>
          </table:table-cell>
          <table:table-cell office:value-type="float" office:value="66.453440196" calcext:value-type="float">
            <text:p>66.453440196</text:p>
          </table:table-cell>
          <table:table-cell office:value-type="float" office:value="74.6819752703" calcext:value-type="float">
            <text:p>74.6819752703</text:p>
          </table:table-cell>
          <table:table-cell office:value-type="float" office:value="93.3102236913" calcext:value-type="float">
            <text:p>93.3102236913</text:p>
          </table:table-cell>
          <table:table-cell office:value-type="float" office:value="106.462947964" calcext:value-type="float">
            <text:p>106.462947964</text:p>
          </table:table-cell>
          <table:table-cell office:value-type="float" office:value="121.116949864" calcext:value-type="float">
            <text:p>121.116949864</text:p>
          </table:table-cell>
          <table:table-cell office:value-type="float" office:value="138.510249729" calcext:value-type="float">
            <text:p>138.510249729</text:p>
          </table:table-cell>
          <table:table-cell office:value-type="float" office:value="147.061436256" calcext:value-type="float">
            <text:p>147.061436256</text:p>
          </table:table-cell>
          <table:table-cell office:value-type="float" office:value="170.729053042" calcext:value-type="float">
            <text:p>170.729053042</text:p>
          </table:table-cell>
          <table:table-cell office:value-type="float" office:value="190.567575751" calcext:value-type="float">
            <text:p>190.567575751</text:p>
          </table:table-cell>
          <table:table-cell office:value-type="float" office:value="212.191015972" calcext:value-type="float">
            <text:p>212.191015972</text:p>
          </table:table-cell>
          <table:table-cell office:value-type="float" office:value="240.227546868" calcext:value-type="float">
            <text:p>240.227546868</text:p>
          </table:table-cell>
          <table:table-cell office:value-type="float" office:value="271.354460214" calcext:value-type="float">
            <text:p>271.354460214</text:p>
          </table:table-cell>
          <table:table-cell office:value-type="float" office:value="315.303885589" calcext:value-type="float">
            <text:p>315.303885589</text:p>
          </table:table-cell>
          <table:table-cell office:value-type="float" office:value="366.708819996" calcext:value-type="float">
            <text:p>366.708819996</text:p>
          </table:table-cell>
          <table:table-cell office:value-type="float" office:value="463.610741662" calcext:value-type="float">
            <text:p>463.610741662</text:p>
          </table:table-cell>
          <table:table-cell office:value-type="float" office:value="560.425035062" calcext:value-type="float">
            <text:p>560.425035062</text:p>
          </table:table-cell>
          <table:table-cell office:value-type="float" office:value="675.712334564" calcext:value-type="float">
            <text:p>675.712334564</text:p>
          </table:table-cell>
          <table:table-cell office:value-type="float" office:value="903.052161905" calcext:value-type="float">
            <text:p>903.052161905</text:p>
          </table:table-cell>
          <table:table-cell office:value-type="float" office:value="1069.85205135" calcext:value-type="float">
            <text:p>1069.85205135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NEW fuzzy_token inc 1 dec TO 1 w/ thresholds 0.001 and 0.999 NEWSIM IF TRUE (design option 1: no randomize, no gaussian/step)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EW fuzzy_token inc 1 dec TO 1 w/ thresholds 0.1 and 0.999 NEWSIM IF TRUE (design option 1: no randomize, no gaussian/step)</text:p>
          </table:table-cell>
          <table:table-cell office:value-type="float" office:value="5.2542763096" calcext:value-type="float">
            <text:p>5.2542763096</text:p>
          </table:table-cell>
          <table:table-cell office:value-type="float" office:value="5.49598160133" calcext:value-type="float">
            <text:p>5.4959816013</text:p>
          </table:table-cell>
          <table:table-cell office:value-type="float" office:value="5.9106981924" calcext:value-type="float">
            <text:p>5.9106981924</text:p>
          </table:table-cell>
          <table:table-cell office:value-type="float" office:value="6.38569637682" calcext:value-type="float">
            <text:p>6.3856963768</text:p>
          </table:table-cell>
          <table:table-cell office:value-type="float" office:value="7.10983905612" calcext:value-type="float">
            <text:p>7.1098390561</text:p>
          </table:table-cell>
          <table:table-cell office:value-type="float" office:value="7.75813440539" calcext:value-type="float">
            <text:p>7.7581344054</text:p>
          </table:table-cell>
          <table:table-cell office:value-type="float" office:value="8.68654682559" calcext:value-type="float">
            <text:p>8.6865468256</text:p>
          </table:table-cell>
          <table:table-cell office:value-type="float" office:value="9.83036934375" calcext:value-type="float">
            <text:p>9.8303693438</text:p>
          </table:table-cell>
          <table:table-cell office:value-type="float" office:value="10.9922802407" calcext:value-type="float">
            <text:p>10.9922802407</text:p>
          </table:table-cell>
          <table:table-cell office:value-type="float" office:value="12.9342204359" calcext:value-type="float">
            <text:p>12.9342204359</text:p>
          </table:table-cell>
          <table:table-cell office:value-type="float" office:value="14.8044065505" calcext:value-type="float">
            <text:p>14.8044065505</text:p>
          </table:table-cell>
          <table:table-cell office:value-type="float" office:value="16.3048976159" calcext:value-type="float">
            <text:p>16.3048976159</text:p>
          </table:table-cell>
          <table:table-cell office:value-type="float" office:value="19.4490327074" calcext:value-type="float">
            <text:p>19.4490327074</text:p>
          </table:table-cell>
          <table:table-cell office:value-type="float" office:value="22.7942347648" calcext:value-type="float">
            <text:p>22.7942347648</text:p>
          </table:table-cell>
          <table:table-cell office:value-type="float" office:value="25.9924882659" calcext:value-type="float">
            <text:p>25.9924882659</text:p>
          </table:table-cell>
          <table:table-cell office:value-type="float" office:value="31.3006667782" calcext:value-type="float">
            <text:p>31.3006667782</text:p>
          </table:table-cell>
          <table:table-cell office:value-type="float" office:value="35.6894707251" calcext:value-type="float">
            <text:p>35.6894707251</text:p>
          </table:table-cell>
          <table:table-cell office:value-type="float" office:value="42.9029184467" calcext:value-type="float">
            <text:p>42.9029184467</text:p>
          </table:table-cell>
          <table:table-cell office:value-type="float" office:value="49.4368810958" calcext:value-type="float">
            <text:p>49.4368810958</text:p>
          </table:table-cell>
          <table:table-cell office:value-type="float" office:value="57.7353015655" calcext:value-type="float">
            <text:p>57.7353015655</text:p>
          </table:table-cell>
          <table:table-cell office:value-type="float" office:value="68.8089948025" calcext:value-type="float">
            <text:p>68.8089948025</text:p>
          </table:table-cell>
          <table:table-cell office:value-type="float" office:value="78.2585338414" calcext:value-type="float">
            <text:p>78.2585338414</text:p>
          </table:table-cell>
          <table:table-cell office:value-type="float" office:value="85.2673675033" calcext:value-type="float">
            <text:p>85.2673675033</text:p>
          </table:table-cell>
          <table:table-cell office:value-type="float" office:value="95.1865953317" calcext:value-type="float">
            <text:p>95.1865953317</text:p>
          </table:table-cell>
          <table:table-cell office:value-type="float" office:value="110.022424182" calcext:value-type="float">
            <text:p>110.022424182</text:p>
          </table:table-cell>
          <table:table-cell office:value-type="float" office:value="117.05065483" calcext:value-type="float">
            <text:p>117.05065483</text:p>
          </table:table-cell>
          <table:table-cell office:value-type="float" office:value="128.520269014" calcext:value-type="float">
            <text:p>128.520269014</text:p>
          </table:table-cell>
          <table:table-cell office:value-type="float" office:value="146.941939685" calcext:value-type="float">
            <text:p>146.941939685</text:p>
          </table:table-cell>
          <table:table-cell office:value-type="float" office:value="155.389333358" calcext:value-type="float">
            <text:p>155.389333358</text:p>
          </table:table-cell>
          <table:table-cell office:value-type="float" office:value="179.124615455" calcext:value-type="float">
            <text:p>179.124615455</text:p>
          </table:table-cell>
          <table:table-cell office:value-type="float" office:value="193.021838361" calcext:value-type="float">
            <text:p>193.021838361</text:p>
          </table:table-cell>
          <table:table-cell office:value-type="float" office:value="229.599887078" calcext:value-type="float">
            <text:p>229.599887078</text:p>
          </table:table-cell>
          <table:table-cell office:value-type="float" office:value="262.943894825" calcext:value-type="float">
            <text:p>262.943894825</text:p>
          </table:table-cell>
          <table:table-cell office:value-type="float" office:value="311.511270713" calcext:value-type="float">
            <text:p>311.511270713</text:p>
          </table:table-cell>
          <table:table-cell office:value-type="float" office:value="377.486432103" calcext:value-type="float">
            <text:p>377.486432103</text:p>
          </table:table-cell>
          <table:table-cell office:value-type="float" office:value="482.632067948" calcext:value-type="float">
            <text:p>482.632067948</text:p>
          </table:table-cell>
          <table:table-cell office:value-type="float" office:value="538.542644939" calcext:value-type="float">
            <text:p>538.542644939</text:p>
          </table:table-cell>
          <table:table-cell office:value-type="float" office:value="709.964877545" calcext:value-type="float">
            <text:p>709.964877545</text:p>
          </table:table-cell>
          <table:table-cell office:value-type="float" office:value="891.649179926" calcext:value-type="float">
            <text:p>891.649179926</text:p>
          </table:table-cell>
          <table:table-cell office:value-type="float" office:value="1170.81808469" calcext:value-type="float">
            <text:p>1170.81808469</text:p>
          </table:table-cell>
        </table:table-row>
        <table:table-row table:style-name="ro1">
          <table:table-cell office:value-type="string" calcext:value-type="string">
            <text:p>NEW fuzzy_token inc 1 dec TO 1 w/ thresholds 0.2 and 0.999 NEWSIM IF TRUE (design option 1: no randomize, no gaussian/step)</text:p>
          </table:table-cell>
          <table:table-cell office:value-type="float" office:value="5.22834703914" calcext:value-type="float">
            <text:p>5.2283470391</text:p>
          </table:table-cell>
          <table:table-cell office:value-type="float" office:value="5.49473078632" calcext:value-type="float">
            <text:p>5.4947307863</text:p>
          </table:table-cell>
          <table:table-cell office:value-type="float" office:value="5.98939677094" calcext:value-type="float">
            <text:p>5.9893967709</text:p>
          </table:table-cell>
          <table:table-cell office:value-type="float" office:value="6.45385186856" calcext:value-type="float">
            <text:p>6.4538518686</text:p>
          </table:table-cell>
          <table:table-cell office:value-type="float" office:value="7.09693863031" calcext:value-type="float">
            <text:p>7.0969386303</text:p>
          </table:table-cell>
          <table:table-cell office:value-type="float" office:value="7.96791282778" calcext:value-type="float">
            <text:p>7.9679128278</text:p>
          </table:table-cell>
          <table:table-cell office:value-type="float" office:value="8.79535078127" calcext:value-type="float">
            <text:p>8.7953507813</text:p>
          </table:table-cell>
          <table:table-cell office:value-type="float" office:value="10.2605930314" calcext:value-type="float">
            <text:p>10.2605930314</text:p>
          </table:table-cell>
          <table:table-cell office:value-type="float" office:value="11.5321791395" calcext:value-type="float">
            <text:p>11.5321791395</text:p>
          </table:table-cell>
          <table:table-cell office:value-type="float" office:value="13.3274685233" calcext:value-type="float">
            <text:p>13.3274685233</text:p>
          </table:table-cell>
          <table:table-cell office:value-type="float" office:value="16.2914631455" calcext:value-type="float">
            <text:p>16.2914631455</text:p>
          </table:table-cell>
          <table:table-cell office:value-type="float" office:value="18.3224941059" calcext:value-type="float">
            <text:p>18.3224941059</text:p>
          </table:table-cell>
          <table:table-cell office:value-type="float" office:value="22.2131683957" calcext:value-type="float">
            <text:p>22.2131683957</text:p>
          </table:table-cell>
          <table:table-cell office:value-type="float" office:value="26.5216448205" calcext:value-type="float">
            <text:p>26.5216448205</text:p>
          </table:table-cell>
          <table:table-cell office:value-type="float" office:value="30.169974859" calcext:value-type="float">
            <text:p>30.169974859</text:p>
          </table:table-cell>
          <table:table-cell office:value-type="float" office:value="37.6091776128" calcext:value-type="float">
            <text:p>37.6091776128</text:p>
          </table:table-cell>
          <table:table-cell office:value-type="float" office:value="42.2576532095" calcext:value-type="float">
            <text:p>42.2576532095</text:p>
          </table:table-cell>
          <table:table-cell office:value-type="float" office:value="50.8467814618" calcext:value-type="float">
            <text:p>50.8467814618</text:p>
          </table:table-cell>
          <table:table-cell office:value-type="float" office:value="60.0208086632" calcext:value-type="float">
            <text:p>60.0208086632</text:p>
          </table:table-cell>
          <table:table-cell office:value-type="float" office:value="67.1826000215" calcext:value-type="float">
            <text:p>67.1826000215</text:p>
          </table:table-cell>
          <table:table-cell office:value-type="float" office:value="74.9327738225" calcext:value-type="float">
            <text:p>74.9327738225</text:p>
          </table:table-cell>
          <table:table-cell office:value-type="float" office:value="83.4443410378" calcext:value-type="float">
            <text:p>83.4443410378</text:p>
          </table:table-cell>
          <table:table-cell office:value-type="float" office:value="90.1552880428" calcext:value-type="float">
            <text:p>90.1552880428</text:p>
          </table:table-cell>
          <table:table-cell office:value-type="float" office:value="97.5167963335" calcext:value-type="float">
            <text:p>97.5167963335</text:p>
          </table:table-cell>
          <table:table-cell office:value-type="float" office:value="106.722968579" calcext:value-type="float">
            <text:p>106.722968579</text:p>
          </table:table-cell>
          <table:table-cell office:value-type="float" office:value="115.6125948" calcext:value-type="float">
            <text:p>115.6125948</text:p>
          </table:table-cell>
          <table:table-cell office:value-type="float" office:value="121.832060209" calcext:value-type="float">
            <text:p>121.832060209</text:p>
          </table:table-cell>
          <table:table-cell office:value-type="float" office:value="133.860905958" calcext:value-type="float">
            <text:p>133.860905958</text:p>
          </table:table-cell>
          <table:table-cell office:value-type="float" office:value="151.989268266" calcext:value-type="float">
            <text:p>151.989268266</text:p>
          </table:table-cell>
          <table:table-cell office:value-type="float" office:value="164.933268704" calcext:value-type="float">
            <text:p>164.933268704</text:p>
          </table:table-cell>
          <table:table-cell office:value-type="float" office:value="184.935246901" calcext:value-type="float">
            <text:p>184.935246901</text:p>
          </table:table-cell>
          <table:table-cell office:value-type="float" office:value="210.322656708" calcext:value-type="float">
            <text:p>210.322656708</text:p>
          </table:table-cell>
          <table:table-cell office:value-type="float" office:value="233.72092709" calcext:value-type="float">
            <text:p>233.72092709</text:p>
          </table:table-cell>
          <table:table-cell office:value-type="float" office:value="286.173783407" calcext:value-type="float">
            <text:p>286.173783407</text:p>
          </table:table-cell>
          <table:table-cell office:value-type="float" office:value="322.085944245" calcext:value-type="float">
            <text:p>322.085944245</text:p>
          </table:table-cell>
          <table:table-cell office:value-type="float" office:value="390.332647322" calcext:value-type="float">
            <text:p>390.332647322</text:p>
          </table:table-cell>
          <table:table-cell office:value-type="float" office:value="512.866503636" calcext:value-type="float">
            <text:p>512.866503636</text:p>
          </table:table-cell>
          <table:table-cell office:value-type="float" office:value="718.996145414" calcext:value-type="float">
            <text:p>718.996145414</text:p>
          </table:table-cell>
          <table:table-cell office:value-type="float" office:value="906.498511715" calcext:value-type="float">
            <text:p>906.498511715</text:p>
          </table:table-cell>
          <table:table-cell office:value-type="float" office:value="1026.97895812" calcext:value-type="float">
            <text:p>1026.97895812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brs</text:p>
          </table:table-cell>
          <table:table-cell office:value-type="float" office:value="5.12443470732" calcext:value-type="float">
            <text:p>5.1244347073</text:p>
          </table:table-cell>
          <table:table-cell office:value-type="float" office:value="5.27485965637" calcext:value-type="float">
            <text:p>5.2748596564</text:p>
          </table:table-cell>
          <table:table-cell office:value-type="float" office:value="5.43538955107" calcext:value-type="float">
            <text:p>5.4353895511</text:p>
          </table:table-cell>
          <table:table-cell office:value-type="float" office:value="5.65882879472" calcext:value-type="float">
            <text:p>5.6588287947</text:p>
          </table:table-cell>
          <table:table-cell office:value-type="float" office:value="5.83143000731" calcext:value-type="float">
            <text:p>5.8314300073</text:p>
          </table:table-cell>
          <table:table-cell office:value-type="float" office:value="6.16641626255" calcext:value-type="float">
            <text:p>6.1664162626</text:p>
          </table:table-cell>
          <table:table-cell office:value-type="float" office:value="6.49048289718" calcext:value-type="float">
            <text:p>6.4904828972</text:p>
          </table:table-cell>
          <table:table-cell office:value-type="float" office:value="6.97623265126" calcext:value-type="float">
            <text:p>6.9762326513</text:p>
          </table:table-cell>
          <table:table-cell office:value-type="float" office:value="7.36032297654" calcext:value-type="float">
            <text:p>7.3603229765</text:p>
          </table:table-cell>
          <table:table-cell office:value-type="float" office:value="8.12081088321" calcext:value-type="float">
            <text:p>8.1208108832</text:p>
          </table:table-cell>
          <table:table-cell office:value-type="float" office:value="8.85358011408" calcext:value-type="float">
            <text:p>8.8535801141</text:p>
          </table:table-cell>
          <table:table-cell office:value-type="float" office:value="10.0508746651" calcext:value-type="float">
            <text:p>10.0508746651</text:p>
          </table:table-cell>
          <table:table-cell office:value-type="float" office:value="11.4191301623" calcext:value-type="float">
            <text:p>11.4191301623</text:p>
          </table:table-cell>
          <table:table-cell office:value-type="float" office:value="13.3091339189" calcext:value-type="float">
            <text:p>13.3091339189</text:p>
          </table:table-cell>
          <table:table-cell office:value-type="float" office:value="16.6694260343" calcext:value-type="float">
            <text:p>16.6694260343</text:p>
          </table:table-cell>
          <table:table-cell office:value-type="float" office:value="22.8889889666" calcext:value-type="float">
            <text:p>22.8889889666</text:p>
          </table:table-cell>
          <table:table-cell office:value-type="float" office:value="34.9100517519" calcext:value-type="float">
            <text:p>34.9100517519</text:p>
          </table:table-cell>
          <table:table-cell office:value-type="float" office:value="77.6630988995" calcext:value-type="float">
            <text:p>77.6630988995</text:p>
          </table:table-cell>
          <table:table-cell office:value-type="float" office:value="183.440348899" calcext:value-type="float">
            <text:p>183.440348899</text:p>
          </table:table-cell>
          <table:table-cell office:value-type="float" office:value="383.732272352" calcext:value-type="float">
            <text:p>383.732272352</text:p>
          </table:table-cell>
          <table:table-cell office:value-type="float" office:value="835.383609433" calcext:value-type="float">
            <text:p>835.383609433</text:p>
          </table:table-cell>
          <table:table-cell office:value-type="float" office:value="1075.8693734" calcext:value-type="float">
            <text:p>1075.8693734</text:p>
          </table:table-cell>
          <table:table-cell office:value-type="float" office:value="1557.81848867" calcext:value-type="float">
            <text:p>1557.81848867</text:p>
          </table:table-cell>
          <table:table-cell office:value-type="float" office:value="2171.01293307" calcext:value-type="float">
            <text:p>2171.01293307</text:p>
          </table:table-cell>
          <table:table-cell office:value-type="float" office:value="2798.87724281" calcext:value-type="float">
            <text:p>2798.87724281</text:p>
          </table:table-cell>
          <table:table-cell office:value-type="float" office:value="3805.45720072" calcext:value-type="float">
            <text:p>3805.45720072</text:p>
          </table:table-cell>
          <table:table-cell office:value-type="float" office:value="3673.76169144" calcext:value-type="float">
            <text:p>3673.76169144</text:p>
          </table:table-cell>
          <table:table-cell office:value-type="float" office:value="4807.58295259" calcext:value-type="float">
            <text:p>4807.58295259</text:p>
          </table:table-cell>
          <table:table-cell office:value-type="float" office:value="4656.44296825" calcext:value-type="float">
            <text:p>4656.44296825</text:p>
          </table:table-cell>
          <table:table-cell office:value-type="float" office:value="5189.75995898" calcext:value-type="float">
            <text:p>5189.75995898</text:p>
          </table:table-cell>
          <table:table-cell office:value-type="float" office:value="6047.88116781" calcext:value-type="float">
            <text:p>6047.88116781</text:p>
          </table:table-cell>
          <table:table-cell office:value-type="float" office:value="6927.83221464" calcext:value-type="float">
            <text:p>6927.83221464</text:p>
          </table:table-cell>
          <table:table-cell office:value-type="float" office:value="7343.81300731" calcext:value-type="float">
            <text:p>7343.81300731</text:p>
          </table:table-cell>
          <table:table-cell office:value-type="float" office:value="7544.07769729" calcext:value-type="float">
            <text:p>7544.07769729</text:p>
          </table:table-cell>
          <table:table-cell office:value-type="float" office:value="8624.7851641" calcext:value-type="float">
            <text:p>8624.7851641</text:p>
          </table:table-cell>
          <table:table-cell office:value-type="float" office:value="8893.75045383" calcext:value-type="float">
            <text:p>8893.75045383</text:p>
          </table:table-cell>
          <table:table-cell office:value-type="float" office:value="9349.15550761" calcext:value-type="float">
            <text:p>9349.15550761</text:p>
          </table:table-cell>
          <table:table-cell office:value-type="float" office:value="10312.6222566" calcext:value-type="float">
            <text:p>10312.6222566</text:p>
          </table:table-cell>
          <table:table-cell office:value-type="float" office:value="10477.3500523" calcext:value-type="float">
            <text:p>10477.3500523</text:p>
          </table:table-cell>
          <table:table-cell office:value-type="float" office:value="10555.5081181" calcext:value-type="float">
            <text:p>10555.5081181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2476425877" calcext:value-type="float">
            <text:p>36.2476425877</text:p>
          </table:table-cell>
          <table:table-cell office:value-type="float" office:value="37.2454266902" calcext:value-type="float">
            <text:p>37.2454266902</text:p>
          </table:table-cell>
          <table:table-cell office:value-type="float" office:value="38.145449336" calcext:value-type="float">
            <text:p>38.145449336</text:p>
          </table:table-cell>
          <table:table-cell office:value-type="float" office:value="39.1447470052" calcext:value-type="float">
            <text:p>39.1447470052</text:p>
          </table:table-cell>
          <table:table-cell office:value-type="float" office:value="40.5176529108" calcext:value-type="float">
            <text:p>40.5176529108</text:p>
          </table:table-cell>
          <table:table-cell office:value-type="float" office:value="41.6468386771" calcext:value-type="float">
            <text:p>41.6468386771</text:p>
          </table:table-cell>
          <table:table-cell office:value-type="float" office:value="42.8650433373" calcext:value-type="float">
            <text:p>42.8650433373</text:p>
          </table:table-cell>
          <table:table-cell office:value-type="float" office:value="44.219501072" calcext:value-type="float">
            <text:p>44.219501072</text:p>
          </table:table-cell>
          <table:table-cell office:value-type="float" office:value="45.4025916531" calcext:value-type="float">
            <text:p>45.4025916531</text:p>
          </table:table-cell>
          <table:table-cell office:value-type="float" office:value="47.0242464198" calcext:value-type="float">
            <text:p>47.0242464198</text:p>
          </table:table-cell>
          <table:table-cell office:value-type="float" office:value="48.601881235" calcext:value-type="float">
            <text:p>48.601881235</text:p>
          </table:table-cell>
          <table:table-cell office:value-type="float" office:value="50.2633449899" calcext:value-type="float">
            <text:p>50.2633449899</text:p>
          </table:table-cell>
          <table:table-cell office:value-type="float" office:value="52.0977941211" calcext:value-type="float">
            <text:p>52.0977941211</text:p>
          </table:table-cell>
          <table:table-cell office:value-type="float" office:value="54.2905097808" calcext:value-type="float">
            <text:p>54.2905097808</text:p>
          </table:table-cell>
          <table:table-cell office:value-type="float" office:value="56.303793648" calcext:value-type="float">
            <text:p>56.303793648</text:p>
          </table:table-cell>
          <table:table-cell office:value-type="float" office:value="58.053428123" calcext:value-type="float">
            <text:p>58.053428123</text:p>
          </table:table-cell>
          <table:table-cell office:value-type="float" office:value="60.5468131206" calcext:value-type="float">
            <text:p>60.5468131206</text:p>
          </table:table-cell>
          <table:table-cell office:value-type="float" office:value="63.6894422794" calcext:value-type="float">
            <text:p>63.6894422794</text:p>
          </table:table-cell>
          <table:table-cell office:value-type="float" office:value="66.4274895722" calcext:value-type="float">
            <text:p>66.4274895722</text:p>
          </table:table-cell>
          <table:table-cell office:value-type="float" office:value="70.8172174272" calcext:value-type="float">
            <text:p>70.8172174272</text:p>
          </table:table-cell>
          <table:table-cell office:value-type="float" office:value="73.4072316481" calcext:value-type="float">
            <text:p>73.4072316481</text:p>
          </table:table-cell>
          <table:table-cell office:value-type="float" office:value="79.7966407958" calcext:value-type="float">
            <text:p>79.7966407958</text:p>
          </table:table-cell>
          <table:table-cell office:value-type="float" office:value="81.5774853258" calcext:value-type="float">
            <text:p>81.5774853258</text:p>
          </table:table-cell>
          <table:table-cell office:value-type="float" office:value="88.2438218678" calcext:value-type="float">
            <text:p>88.2438218678</text:p>
          </table:table-cell>
          <table:table-cell office:value-type="float" office:value="94.1506811118" calcext:value-type="float">
            <text:p>94.1506811118</text:p>
          </table:table-cell>
          <table:table-cell office:value-type="float" office:value="101.647899421" calcext:value-type="float">
            <text:p>101.647899421</text:p>
          </table:table-cell>
          <table:table-cell office:value-type="float" office:value="110.522671648" calcext:value-type="float">
            <text:p>110.522671648</text:p>
          </table:table-cell>
          <table:table-cell office:value-type="float" office:value="116.824829726" calcext:value-type="float">
            <text:p>116.824829726</text:p>
          </table:table-cell>
          <table:table-cell office:value-type="float" office:value="129.38261412" calcext:value-type="float">
            <text:p>129.38261412</text:p>
          </table:table-cell>
          <table:table-cell office:value-type="float" office:value="140.177408232" calcext:value-type="float">
            <text:p>140.177408232</text:p>
          </table:table-cell>
          <table:table-cell office:value-type="float" office:value="162.150662043" calcext:value-type="float">
            <text:p>162.150662043</text:p>
          </table:table-cell>
          <table:table-cell office:value-type="float" office:value="178.792596004" calcext:value-type="float">
            <text:p>178.792596004</text:p>
          </table:table-cell>
          <table:table-cell office:value-type="float" office:value="200.830607687" calcext:value-type="float">
            <text:p>200.830607687</text:p>
          </table:table-cell>
          <table:table-cell office:value-type="float" office:value="248.205582111" calcext:value-type="float">
            <text:p>248.205582111</text:p>
          </table:table-cell>
          <table:table-cell office:value-type="float" office:value="313.548765841" calcext:value-type="float">
            <text:p>313.548765841</text:p>
          </table:table-cell>
          <table:table-cell office:value-type="float" office:value="382.948551204" calcext:value-type="float">
            <text:p>382.948551204</text:p>
          </table:table-cell>
          <table:table-cell office:value-type="float" office:value="427.704596198" calcext:value-type="float">
            <text:p>427.704596198</text:p>
          </table:table-cell>
          <table:table-cell office:value-type="float" office:value="541.773867501" calcext:value-type="float">
            <text:p>541.773867501</text:p>
          </table:table-cell>
          <table:table-cell office:value-type="float" office:value="766.039129484" calcext:value-type="float">
            <text:p>766.039129484</text:p>
          </table:table-cell>
          <table:table-cell office:value-type="float" office:value="1055.68154128" calcext:value-type="float">
            <text:p>1055.68154128</text:p>
          </table:table-cell>
        </table:table-row>
      </table:table>
      <table:table table:name="more comparisons TRUE" table:style-name="ta1">
        <table:shapes>
          <draw:frame draw:z-index="0" draw:style-name="gr1" draw:text-style-name="P1" svg:width="1010.24pt" svg:height="620.79pt" svg:x="183.6pt" svg:y="156.78pt">
            <loext:p draw:notify-on-update-of-ranges="'more comparisons TRUE'.B4:'more comparisons TRUE'.AO4 'more comparisons TRUE'.A5:'more comparisons TRUE'.A5 'more comparisons TRUE'.B5:'more comparisons TRUE'.AO5 'more comparisons TRUE'.A6:'more comparisons TRUE'.A6 'more comparisons TRUE'.B6:'more comparisons TRUE'.AO6 'more comparisons TRUE'.A7:'more comparisons TRUE'.A7 'more comparisons TRUE'.B7:'more comparisons TRUE'.AO7 'more comparisons TRUE'.A8:'more comparisons TRUE'.A8 'more comparisons TRUE'.B8:'more comparisons TRUE'.AO8 'more comparisons TRUE'.A9:'more comparisons TRUE'.A9 'more comparisons TRUE'.B9:'more comparisons TRUE'.AO9 'more comparisons TRUE'.A9:'more comparisons TRUE'.A9 'more comparisons TRUE'.B9:'more comparisons TRUE'.AO9 'more comparisons TRUE'.A9:'more comparisons TRUE'.A9 'more comparisons TRUE'.B9:'more comparisons TRUE'.AO9 'more comparisons TRUE'.A10:'more comparisons TRUE'.A10 'more comparisons TRUE'.B10:'more comparisons TRUE'.AO10 'more comparisons TRUE'.A10:'more comparisons TRUE'.A10 'more comparisons TRUE'.B10:'more comparisons TRUE'.AO10 'more comparisons TRUE'.A11:'more comparisons TRUE'.A11 'more comparisons TRUE'.B11:'more comparisons TRUE'.AO11 'more comparisons TRUE'.A12:'more comparisons TRUE'.A12 'more comparisons TRUE'.B12:'more comparisons TRUE'.AO12 'more comparisons TRUE'.A12:'more comparisons TRUE'.A12 'more comparisons TRUE'.B12:'more comparisons TRUE'.AO12 'more comparisons TRUE'.A12:'more comparisons TRUE'.A12 'more comparisons TRUE'.B12:'more comparisons TRUE'.AO12 'more comparisons TRUE'.A13:'more comparisons TRUE'.A13 'more comparisons TRUE'.B13:'more comparisons TRUE'.AO13 'more comparisons TRUE'.A14:'more comparisons TRUE'.A14 'more comparisons TRUE'.B14:'more comparisons TRUE'.AO14 'more comparisons TRUE'.A14:'more comparisons TRUE'.A14 'more comparisons TRUE'.B14:'more comparisons TRUE'.AO14 'more comparisons TRUE'.A5:'more comparisons TRUE'.A5 'more comparisons TRUE'.B5:'more comparisons TRUE'.AO5 'more comparisons TRUE'.A6:'more comparisons TRUE'.A6 'more comparisons TRUE'.B6:'more comparisons TRUE'.AO6 'more comparisons TRUE'.A7:'more comparisons TRUE'.A7 'more comparisons TRUE'.B7:'more comparisons TRUE'.AO7 'more comparisons TRUE'.A8:'more comparisons TRUE'.A8 'more comparisons TRUE'.B8:'more comparisons TRUE'.AO8 'more comparisons TRUE'.A9:'more comparisons TRUE'.A9 'more comparisons TRUE'.B9:'more comparisons TRUE'.AO9 'more comparisons TRUE'.A10:'more comparisons TRUE'.A10 'more comparisons TRUE'.B10:'more comparisons TRUE'.AO10 'more comparisons TRUE'.A11:'more comparisons TRUE'.A11 'more comparisons TRUE'.B11:'more comparisons TRUE'.AO11 'more comparisons TRUE'.A12:'more comparisons TRUE'.A12 'more comparisons TRUE'.B12:'more comparisons TRUE'.AO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2" table:default-cell-style-name="Default"/>
        <table:table-column table:style-name="co3" table:number-columns-repeated="10" table:default-cell-style-name="Default"/>
        <table:table-column table:style-name="co4" table:number-columns-repeated="28" table:default-cell-style-name="Default"/>
        <table:table-row table:style-name="ro1">
          <table:table-cell office:value-type="string" calcext:value-type="string">
            <text:p>10,000 packets, tx time 4</text:p>
          </table:table-cell>
          <table:table-cell table:number-columns-repeated="40"/>
        </table:table-row>
        <table:table-row table:style-name="ro1" table:number-rows-repeated="2">
          <table:table-cell table:number-columns-repeated="41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NEW fuzzy_token inc 1 dec TO 1 w/ thresholds 0.001 and 0.999 weights</text:p>
          </table:table-cell>
          <table:table-cell office:value-type="float" office:value="5.12507873825" calcext:value-type="float">
            <text:p>5.1250787383</text:p>
          </table:table-cell>
          <table:table-cell office:value-type="float" office:value="5.30579080626" calcext:value-type="float">
            <text:p>5.3057908063</text:p>
          </table:table-cell>
          <table:table-cell office:value-type="float" office:value="5.47449085706" calcext:value-type="float">
            <text:p>5.4744908571</text:p>
          </table:table-cell>
          <table:table-cell office:value-type="float" office:value="5.77571023012" calcext:value-type="float">
            <text:p>5.7757102301</text:p>
          </table:table-cell>
          <table:table-cell office:value-type="float" office:value="5.99459669156" calcext:value-type="float">
            <text:p>5.9945966916</text:p>
          </table:table-cell>
          <table:table-cell office:value-type="float" office:value="6.40031157201" calcext:value-type="float">
            <text:p>6.400311572</text:p>
          </table:table-cell>
          <table:table-cell office:value-type="float" office:value="6.89755163005" calcext:value-type="float">
            <text:p>6.8975516301</text:p>
          </table:table-cell>
          <table:table-cell office:value-type="float" office:value="7.31620075246" calcext:value-type="float">
            <text:p>7.3162007525</text:p>
          </table:table-cell>
          <table:table-cell office:value-type="float" office:value="8.09434747635" calcext:value-type="float">
            <text:p>8.0943474764</text:p>
          </table:table-cell>
          <table:table-cell office:value-type="float" office:value="8.80916618654" calcext:value-type="float">
            <text:p>8.8091661865</text:p>
          </table:table-cell>
          <table:table-cell office:value-type="float" office:value="9.79891039457" calcext:value-type="float">
            <text:p>9.7989103946</text:p>
          </table:table-cell>
          <table:table-cell office:value-type="float" office:value="11.2334765572" calcext:value-type="float">
            <text:p>11.2334765572</text:p>
          </table:table-cell>
          <table:table-cell office:value-type="float" office:value="12.625684059" calcext:value-type="float">
            <text:p>12.625684059</text:p>
          </table:table-cell>
          <table:table-cell office:value-type="float" office:value="14.0443424584" calcext:value-type="float">
            <text:p>14.0443424584</text:p>
          </table:table-cell>
          <table:table-cell office:value-type="float" office:value="16.4888473696" calcext:value-type="float">
            <text:p>16.4888473696</text:p>
          </table:table-cell>
          <table:table-cell office:value-type="float" office:value="18.4272629029" calcext:value-type="float">
            <text:p>18.4272629029</text:p>
          </table:table-cell>
          <table:table-cell office:value-type="float" office:value="23.2953797217" calcext:value-type="float">
            <text:p>23.2953797217</text:p>
          </table:table-cell>
          <table:table-cell office:value-type="float" office:value="25.5416210277" calcext:value-type="float">
            <text:p>25.5416210277</text:p>
          </table:table-cell>
          <table:table-cell office:value-type="float" office:value="30.2996376085" calcext:value-type="float">
            <text:p>30.2996376085</text:p>
          </table:table-cell>
          <table:table-cell office:value-type="float" office:value="36.160871145" calcext:value-type="float">
            <text:p>36.160871145</text:p>
          </table:table-cell>
          <table:table-cell office:value-type="float" office:value="43.6113394066" calcext:value-type="float">
            <text:p>43.6113394066</text:p>
          </table:table-cell>
          <table:table-cell office:value-type="float" office:value="52.3745269883" calcext:value-type="float">
            <text:p>52.3745269883</text:p>
          </table:table-cell>
          <table:table-cell office:value-type="float" office:value="65.6903316521" calcext:value-type="float">
            <text:p>65.6903316521</text:p>
          </table:table-cell>
          <table:table-cell office:value-type="float" office:value="79.5165076814" calcext:value-type="float">
            <text:p>79.5165076814</text:p>
          </table:table-cell>
          <table:table-cell office:value-type="float" office:value="104.302902416" calcext:value-type="float">
            <text:p>104.302902416</text:p>
          </table:table-cell>
          <table:table-cell office:value-type="float" office:value="125.027427222" calcext:value-type="float">
            <text:p>125.027427222</text:p>
          </table:table-cell>
          <table:table-cell office:value-type="float" office:value="155.33461093" calcext:value-type="float">
            <text:p>155.33461093</text:p>
          </table:table-cell>
          <table:table-cell office:value-type="float" office:value="215.093500282" calcext:value-type="float">
            <text:p>215.093500282</text:p>
          </table:table-cell>
          <table:table-cell office:value-type="float" office:value="276.006225908" calcext:value-type="float">
            <text:p>276.006225908</text:p>
          </table:table-cell>
          <table:table-cell office:value-type="float" office:value="367.375530004" calcext:value-type="float">
            <text:p>367.375530004</text:p>
          </table:table-cell>
          <table:table-cell office:value-type="float" office:value="444.245576932" calcext:value-type="float">
            <text:p>444.245576932</text:p>
          </table:table-cell>
          <table:table-cell office:value-type="float" office:value="604.752451115" calcext:value-type="float">
            <text:p>604.752451115</text:p>
          </table:table-cell>
          <table:table-cell office:value-type="float" office:value="683.132911421" calcext:value-type="float">
            <text:p>683.132911421</text:p>
          </table:table-cell>
          <table:table-cell office:value-type="float" office:value="854.362273269" calcext:value-type="float">
            <text:p>854.362273269</text:p>
          </table:table-cell>
          <table:table-cell office:value-type="float" office:value="1021.75509084" calcext:value-type="float">
            <text:p>1021.75509084</text:p>
          </table:table-cell>
          <table:table-cell office:value-type="float" office:value="1125.04744681" calcext:value-type="float">
            <text:p>1125.04744681</text:p>
          </table:table-cell>
          <table:table-cell office:value-type="float" office:value="1224.92456823" calcext:value-type="float">
            <text:p>1224.92456823</text:p>
          </table:table-cell>
          <table:table-cell office:value-type="float" office:value="1456.65358496" calcext:value-type="float">
            <text:p>1456.65358496</text:p>
          </table:table-cell>
          <table:table-cell office:value-type="float" office:value="1613.92477875" calcext:value-type="float">
            <text:p>1613.92477875</text:p>
          </table:table-cell>
          <table:table-cell office:value-type="float" office:value="1815.23611671" calcext:value-type="float">
            <text:p>1815.23611671</text:p>
          </table:table-cell>
        </table:table-row>
        <table:table-row table:style-name="ro1">
          <table:table-cell office:value-type="string" calcext:value-type="string">
            <text:p>NEW fuzzy_token inc 1 dec TO 1 w/ thresholds 0.1 and 0.999 weights</text:p>
          </table:table-cell>
          <table:table-cell office:value-type="float" office:value="5.1177208002" calcext:value-type="float">
            <text:p>5.1177208002</text:p>
          </table:table-cell>
          <table:table-cell office:value-type="float" office:value="5.28599994687" calcext:value-type="float">
            <text:p>5.2859999469</text:p>
          </table:table-cell>
          <table:table-cell office:value-type="float" office:value="5.48298366672" calcext:value-type="float">
            <text:p>5.4829836667</text:p>
          </table:table-cell>
          <table:table-cell office:value-type="float" office:value="5.74798291278" calcext:value-type="float">
            <text:p>5.7479829128</text:p>
          </table:table-cell>
          <table:table-cell office:value-type="float" office:value="6.03529235701" calcext:value-type="float">
            <text:p>6.035292357</text:p>
          </table:table-cell>
          <table:table-cell office:value-type="float" office:value="6.37828508836" calcext:value-type="float">
            <text:p>6.3782850884</text:p>
          </table:table-cell>
          <table:table-cell office:value-type="float" office:value="6.97017337842" calcext:value-type="float">
            <text:p>6.9701733784</text:p>
          </table:table-cell>
          <table:table-cell office:value-type="float" office:value="7.5535700246" calcext:value-type="float">
            <text:p>7.5535700246</text:p>
          </table:table-cell>
          <table:table-cell office:value-type="float" office:value="8.12293646162" calcext:value-type="float">
            <text:p>8.1229364616</text:p>
          </table:table-cell>
          <table:table-cell office:value-type="float" office:value="8.86677126273" calcext:value-type="float">
            <text:p>8.8667712627</text:p>
          </table:table-cell>
          <table:table-cell office:value-type="float" office:value="9.67825448649" calcext:value-type="float">
            <text:p>9.6782544865</text:p>
          </table:table-cell>
          <table:table-cell office:value-type="float" office:value="10.9835799949" calcext:value-type="float">
            <text:p>10.9835799949</text:p>
          </table:table-cell>
          <table:table-cell office:value-type="float" office:value="12.5418565506" calcext:value-type="float">
            <text:p>12.5418565506</text:p>
          </table:table-cell>
          <table:table-cell office:value-type="float" office:value="14.2821237384" calcext:value-type="float">
            <text:p>14.2821237384</text:p>
          </table:table-cell>
          <table:table-cell office:value-type="float" office:value="16.9522174019" calcext:value-type="float">
            <text:p>16.9522174019</text:p>
          </table:table-cell>
          <table:table-cell office:value-type="float" office:value="19.0765549258" calcext:value-type="float">
            <text:p>19.0765549258</text:p>
          </table:table-cell>
          <table:table-cell office:value-type="float" office:value="22.0817642402" calcext:value-type="float">
            <text:p>22.0817642402</text:p>
          </table:table-cell>
          <table:table-cell office:value-type="float" office:value="25.6025848635" calcext:value-type="float">
            <text:p>25.6025848635</text:p>
          </table:table-cell>
          <table:table-cell office:value-type="float" office:value="30.3454741191" calcext:value-type="float">
            <text:p>30.3454741191</text:p>
          </table:table-cell>
          <table:table-cell office:value-type="float" office:value="36.3642964197" calcext:value-type="float">
            <text:p>36.3642964197</text:p>
          </table:table-cell>
          <table:table-cell office:value-type="float" office:value="41.1371528679" calcext:value-type="float">
            <text:p>41.1371528679</text:p>
          </table:table-cell>
          <table:table-cell office:value-type="float" office:value="53.4562202327" calcext:value-type="float">
            <text:p>53.4562202327</text:p>
          </table:table-cell>
          <table:table-cell office:value-type="float" office:value="68.2793542864" calcext:value-type="float">
            <text:p>68.2793542864</text:p>
          </table:table-cell>
          <table:table-cell office:value-type="float" office:value="81.8329857913" calcext:value-type="float">
            <text:p>81.8329857913</text:p>
          </table:table-cell>
          <table:table-cell office:value-type="float" office:value="96.9405564727" calcext:value-type="float">
            <text:p>96.9405564727</text:p>
          </table:table-cell>
          <table:table-cell office:value-type="float" office:value="118.453895138" calcext:value-type="float">
            <text:p>118.453895138</text:p>
          </table:table-cell>
          <table:table-cell office:value-type="float" office:value="139.699584659" calcext:value-type="float">
            <text:p>139.699584659</text:p>
          </table:table-cell>
          <table:table-cell office:value-type="float" office:value="164.455424445" calcext:value-type="float">
            <text:p>164.455424445</text:p>
          </table:table-cell>
          <table:table-cell office:value-type="float" office:value="182.144216254" calcext:value-type="float">
            <text:p>182.144216254</text:p>
          </table:table-cell>
          <table:table-cell office:value-type="float" office:value="217.067315901" calcext:value-type="float">
            <text:p>217.067315901</text:p>
          </table:table-cell>
          <table:table-cell office:value-type="float" office:value="239.358377445" calcext:value-type="float">
            <text:p>239.358377445</text:p>
          </table:table-cell>
          <table:table-cell office:value-type="float" office:value="288.933469802" calcext:value-type="float">
            <text:p>288.933469802</text:p>
          </table:table-cell>
          <table:table-cell office:value-type="float" office:value="334.543027464" calcext:value-type="float">
            <text:p>334.543027464</text:p>
          </table:table-cell>
          <table:table-cell office:value-type="float" office:value="381.857598738" calcext:value-type="float">
            <text:p>381.857598738</text:p>
          </table:table-cell>
          <table:table-cell office:value-type="float" office:value="456.159241773" calcext:value-type="float">
            <text:p>456.159241773</text:p>
          </table:table-cell>
          <table:table-cell office:value-type="float" office:value="540.527557167" calcext:value-type="float">
            <text:p>540.527557167</text:p>
          </table:table-cell>
          <table:table-cell office:value-type="float" office:value="663.118886666" calcext:value-type="float">
            <text:p>663.118886666</text:p>
          </table:table-cell>
          <table:table-cell office:value-type="float" office:value="816.937965015" calcext:value-type="float">
            <text:p>816.937965015</text:p>
          </table:table-cell>
          <table:table-cell office:value-type="float" office:value="954.740323851" calcext:value-type="float">
            <text:p>954.740323851</text:p>
          </table:table-cell>
          <table:table-cell office:value-type="float" office:value="1234.09757309" calcext:value-type="float">
            <text:p>1234.09757309</text:p>
          </table:table-cell>
        </table:table-row>
        <table:table-row table:style-name="ro1">
          <table:table-cell office:value-type="string" calcext:value-type="string">
            <text:p>NEW fuzzy_token inc 1 dec TO 1 w/ thresholds 0.2 and 0.999 weights</text:p>
          </table:table-cell>
          <table:table-cell office:value-type="float" office:value="5.14737971911" calcext:value-type="float">
            <text:p>5.1473797191</text:p>
          </table:table-cell>
          <table:table-cell office:value-type="float" office:value="5.28882663764" calcext:value-type="float">
            <text:p>5.2888266376</text:p>
          </table:table-cell>
          <table:table-cell office:value-type="float" office:value="5.48736005289" calcext:value-type="float">
            <text:p>5.4873600529</text:p>
          </table:table-cell>
          <table:table-cell office:value-type="float" office:value="5.75157262981" calcext:value-type="float">
            <text:p>5.7515726298</text:p>
          </table:table-cell>
          <table:table-cell office:value-type="float" office:value="6.05191211543" calcext:value-type="float">
            <text:p>6.0519121154</text:p>
          </table:table-cell>
          <table:table-cell office:value-type="float" office:value="6.48780768393" calcext:value-type="float">
            <text:p>6.4878076839</text:p>
          </table:table-cell>
          <table:table-cell office:value-type="float" office:value="7.01676222712" calcext:value-type="float">
            <text:p>7.0167622271</text:p>
          </table:table-cell>
          <table:table-cell office:value-type="float" office:value="7.38994545461" calcext:value-type="float">
            <text:p>7.3899454546</text:p>
          </table:table-cell>
          <table:table-cell office:value-type="float" office:value="8.14379906998" calcext:value-type="float">
            <text:p>8.14379907</text:p>
          </table:table-cell>
          <table:table-cell office:value-type="float" office:value="9.02710887777" calcext:value-type="float">
            <text:p>9.0271088778</text:p>
          </table:table-cell>
          <table:table-cell office:value-type="float" office:value="10.321092782" calcext:value-type="float">
            <text:p>10.321092782</text:p>
          </table:table-cell>
          <table:table-cell office:value-type="float" office:value="11.4455812468" calcext:value-type="float">
            <text:p>11.4455812468</text:p>
          </table:table-cell>
          <table:table-cell office:value-type="float" office:value="13.4329197481" calcext:value-type="float">
            <text:p>13.4329197481</text:p>
          </table:table-cell>
          <table:table-cell office:value-type="float" office:value="14.5648981226" calcext:value-type="float">
            <text:p>14.5648981226</text:p>
          </table:table-cell>
          <table:table-cell office:value-type="float" office:value="17.5132348581" calcext:value-type="float">
            <text:p>17.5132348581</text:p>
          </table:table-cell>
          <table:table-cell office:value-type="float" office:value="19.804541421" calcext:value-type="float">
            <text:p>19.804541421</text:p>
          </table:table-cell>
          <table:table-cell office:value-type="float" office:value="24.2210585697" calcext:value-type="float">
            <text:p>24.2210585697</text:p>
          </table:table-cell>
          <table:table-cell office:value-type="float" office:value="27.8198507094" calcext:value-type="float">
            <text:p>27.8198507094</text:p>
          </table:table-cell>
          <table:table-cell office:value-type="float" office:value="37.0056439224" calcext:value-type="float">
            <text:p>37.0056439224</text:p>
          </table:table-cell>
          <table:table-cell office:value-type="float" office:value="43.5906650473" calcext:value-type="float">
            <text:p>43.5906650473</text:p>
          </table:table-cell>
          <table:table-cell office:value-type="float" office:value="51.1951421254" calcext:value-type="float">
            <text:p>51.1951421254</text:p>
          </table:table-cell>
          <table:table-cell office:value-type="float" office:value="66.453440196" calcext:value-type="float">
            <text:p>66.453440196</text:p>
          </table:table-cell>
          <table:table-cell office:value-type="float" office:value="74.6819752703" calcext:value-type="float">
            <text:p>74.6819752703</text:p>
          </table:table-cell>
          <table:table-cell office:value-type="float" office:value="93.3102236913" calcext:value-type="float">
            <text:p>93.3102236913</text:p>
          </table:table-cell>
          <table:table-cell office:value-type="float" office:value="106.462947964" calcext:value-type="float">
            <text:p>106.462947964</text:p>
          </table:table-cell>
          <table:table-cell office:value-type="float" office:value="121.116949864" calcext:value-type="float">
            <text:p>121.116949864</text:p>
          </table:table-cell>
          <table:table-cell office:value-type="float" office:value="138.510249729" calcext:value-type="float">
            <text:p>138.510249729</text:p>
          </table:table-cell>
          <table:table-cell office:value-type="float" office:value="147.061436256" calcext:value-type="float">
            <text:p>147.061436256</text:p>
          </table:table-cell>
          <table:table-cell office:value-type="float" office:value="170.729053042" calcext:value-type="float">
            <text:p>170.729053042</text:p>
          </table:table-cell>
          <table:table-cell office:value-type="float" office:value="190.567575751" calcext:value-type="float">
            <text:p>190.567575751</text:p>
          </table:table-cell>
          <table:table-cell office:value-type="float" office:value="212.191015972" calcext:value-type="float">
            <text:p>212.191015972</text:p>
          </table:table-cell>
          <table:table-cell office:value-type="float" office:value="240.227546868" calcext:value-type="float">
            <text:p>240.227546868</text:p>
          </table:table-cell>
          <table:table-cell office:value-type="float" office:value="271.354460214" calcext:value-type="float">
            <text:p>271.354460214</text:p>
          </table:table-cell>
          <table:table-cell office:value-type="float" office:value="315.303885589" calcext:value-type="float">
            <text:p>315.303885589</text:p>
          </table:table-cell>
          <table:table-cell office:value-type="float" office:value="366.708819996" calcext:value-type="float">
            <text:p>366.708819996</text:p>
          </table:table-cell>
          <table:table-cell office:value-type="float" office:value="463.610741662" calcext:value-type="float">
            <text:p>463.610741662</text:p>
          </table:table-cell>
          <table:table-cell office:value-type="float" office:value="560.425035062" calcext:value-type="float">
            <text:p>560.425035062</text:p>
          </table:table-cell>
          <table:table-cell office:value-type="float" office:value="675.712334564" calcext:value-type="float">
            <text:p>675.712334564</text:p>
          </table:table-cell>
          <table:table-cell office:value-type="float" office:value="903.052161905" calcext:value-type="float">
            <text:p>903.052161905</text:p>
          </table:table-cell>
          <table:table-cell office:value-type="float" office:value="1069.85205135" calcext:value-type="float">
            <text:p>1069.85205135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NEW fuzzy_token inc 1 dec TO 1 w/ thresholds 0.001 and 0.999 IF TRUE</text:p>
          </table:table-cell>
          <table:table-cell office:value-type="float" office:value="5.2430749593" calcext:value-type="float">
            <text:p>5.2430749593</text:p>
          </table:table-cell>
          <table:table-cell office:value-type="float" office:value="5.55335539995" calcext:value-type="float">
            <text:p>5.5533554</text:p>
          </table:table-cell>
          <table:table-cell office:value-type="float" office:value="5.91739971771" calcext:value-type="float">
            <text:p>5.9173997177</text:p>
          </table:table-cell>
          <table:table-cell office:value-type="float" office:value="6.29523782854" calcext:value-type="float">
            <text:p>6.2952378285</text:p>
          </table:table-cell>
          <table:table-cell office:value-type="float" office:value="7.03787605467" calcext:value-type="float">
            <text:p>7.0378760547</text:p>
          </table:table-cell>
          <table:table-cell office:value-type="float" office:value="7.90348902442" calcext:value-type="float">
            <text:p>7.9034890244</text:p>
          </table:table-cell>
          <table:table-cell office:value-type="float" office:value="8.68025594126" calcext:value-type="float">
            <text:p>8.6802559413</text:p>
          </table:table-cell>
          <table:table-cell office:value-type="float" office:value="9.50887821321" calcext:value-type="float">
            <text:p>9.5088782132</text:p>
          </table:table-cell>
          <table:table-cell office:value-type="float" office:value="11.4885300189" calcext:value-type="float">
            <text:p>11.4885300189</text:p>
          </table:table-cell>
          <table:table-cell office:value-type="float" office:value="12.5017311071" calcext:value-type="float">
            <text:p>12.5017311071</text:p>
          </table:table-cell>
          <table:table-cell office:value-type="float" office:value="14.3234421882" calcext:value-type="float">
            <text:p>14.3234421882</text:p>
          </table:table-cell>
          <table:table-cell office:value-type="float" office:value="16.7788910793" calcext:value-type="float">
            <text:p>16.7788910793</text:p>
          </table:table-cell>
          <table:table-cell office:value-type="float" office:value="19.4325050931" calcext:value-type="float">
            <text:p>19.4325050931</text:p>
          </table:table-cell>
          <table:table-cell office:value-type="float" office:value="22.7302051439" calcext:value-type="float">
            <text:p>22.7302051439</text:p>
          </table:table-cell>
          <table:table-cell office:value-type="float" office:value="26.0800262945" calcext:value-type="float">
            <text:p>26.0800262945</text:p>
          </table:table-cell>
          <table:table-cell office:value-type="float" office:value="30.882348103" calcext:value-type="float">
            <text:p>30.882348103</text:p>
          </table:table-cell>
          <table:table-cell office:value-type="float" office:value="36.6301884614" calcext:value-type="float">
            <text:p>36.6301884614</text:p>
          </table:table-cell>
          <table:table-cell office:value-type="float" office:value="42.6244865413" calcext:value-type="float">
            <text:p>42.6244865413</text:p>
          </table:table-cell>
          <table:table-cell office:value-type="float" office:value="51.091477602" calcext:value-type="float">
            <text:p>51.091477602</text:p>
          </table:table-cell>
          <table:table-cell office:value-type="float" office:value="58.2847834038" calcext:value-type="float">
            <text:p>58.2847834038</text:p>
          </table:table-cell>
          <table:table-cell office:value-type="float" office:value="68.6157651132" calcext:value-type="float">
            <text:p>68.6157651132</text:p>
          </table:table-cell>
          <table:table-cell office:value-type="float" office:value="82.1184443513" calcext:value-type="float">
            <text:p>82.1184443513</text:p>
          </table:table-cell>
          <table:table-cell office:value-type="float" office:value="94.8873875651" calcext:value-type="float">
            <text:p>94.8873875651</text:p>
          </table:table-cell>
          <table:table-cell office:value-type="float" office:value="110.61222516" calcext:value-type="float">
            <text:p>110.61222516</text:p>
          </table:table-cell>
          <table:table-cell office:value-type="float" office:value="125.762978131" calcext:value-type="float">
            <text:p>125.762978131</text:p>
          </table:table-cell>
          <table:table-cell office:value-type="float" office:value="151.416328194" calcext:value-type="float">
            <text:p>151.416328194</text:p>
          </table:table-cell>
          <table:table-cell office:value-type="float" office:value="168.963822233" calcext:value-type="float">
            <text:p>168.963822233</text:p>
          </table:table-cell>
          <table:table-cell office:value-type="float" office:value="214.990546314" calcext:value-type="float">
            <text:p>214.990546314</text:p>
          </table:table-cell>
          <table:table-cell office:value-type="float" office:value="249.207984965" calcext:value-type="float">
            <text:p>249.207984965</text:p>
          </table:table-cell>
          <table:table-cell office:value-type="float" office:value="288.171192953" calcext:value-type="float">
            <text:p>288.171192953</text:p>
          </table:table-cell>
          <table:table-cell office:value-type="float" office:value="369.214684985" calcext:value-type="float">
            <text:p>369.214684985</text:p>
          </table:table-cell>
          <table:table-cell office:value-type="float" office:value="438.329105829" calcext:value-type="float">
            <text:p>438.329105829</text:p>
          </table:table-cell>
          <table:table-cell office:value-type="float" office:value="529.925864528" calcext:value-type="float">
            <text:p>529.925864528</text:p>
          </table:table-cell>
          <table:table-cell office:value-type="float" office:value="596.412525542" calcext:value-type="float">
            <text:p>596.412525542</text:p>
          </table:table-cell>
          <table:table-cell office:value-type="float" office:value="740.101795253" calcext:value-type="float">
            <text:p>740.101795253</text:p>
          </table:table-cell>
          <table:table-cell office:value-type="float" office:value="850.845939536" calcext:value-type="float">
            <text:p>850.845939536</text:p>
          </table:table-cell>
          <table:table-cell office:value-type="float" office:value="998.094649054" calcext:value-type="float">
            <text:p>998.094649054</text:p>
          </table:table-cell>
          <table:table-cell office:value-type="float" office:value="1184.14028918" calcext:value-type="float">
            <text:p>1184.14028918</text:p>
          </table:table-cell>
          <table:table-cell office:value-type="float" office:value="1353.9442084" calcext:value-type="float">
            <text:p>1353.9442084</text:p>
          </table:table-cell>
          <table:table-cell office:value-type="float" office:value="1429.95689018" calcext:value-type="float">
            <text:p>1429.95689018</text:p>
          </table:table-cell>
        </table:table-row>
        <table:table-row table:style-name="ro1">
          <table:table-cell office:value-type="string" calcext:value-type="string">
            <text:p>NEW fuzzy_token inc 1 dec TO 1 w/ thresholds 0.1 and 0.999 IF TRUE</text:p>
          </table:table-cell>
          <table:table-cell office:value-type="float" office:value="5.22382450505" calcext:value-type="float">
            <text:p>5.2238245051</text:p>
          </table:table-cell>
          <table:table-cell office:value-type="float" office:value="5.53194403639" calcext:value-type="float">
            <text:p>5.5319440364</text:p>
          </table:table-cell>
          <table:table-cell office:value-type="float" office:value="5.93938427424" calcext:value-type="float">
            <text:p>5.9393842742</text:p>
          </table:table-cell>
          <table:table-cell office:value-type="float" office:value="6.41860302625" calcext:value-type="float">
            <text:p>6.4186030263</text:p>
          </table:table-cell>
          <table:table-cell office:value-type="float" office:value="6.97170723463" calcext:value-type="float">
            <text:p>6.9717072346</text:p>
          </table:table-cell>
          <table:table-cell office:value-type="float" office:value="7.74554571701" calcext:value-type="float">
            <text:p>7.745545717</text:p>
          </table:table-cell>
          <table:table-cell office:value-type="float" office:value="8.46349054995" calcext:value-type="float">
            <text:p>8.46349055</text:p>
          </table:table-cell>
          <table:table-cell office:value-type="float" office:value="9.7206649014" calcext:value-type="float">
            <text:p>9.7206649014</text:p>
          </table:table-cell>
          <table:table-cell office:value-type="float" office:value="11.1324287744" calcext:value-type="float">
            <text:p>11.1324287744</text:p>
          </table:table-cell>
          <table:table-cell office:value-type="float" office:value="12.9269200534" calcext:value-type="float">
            <text:p>12.9269200534</text:p>
          </table:table-cell>
          <table:table-cell office:value-type="float" office:value="15.1659702593" calcext:value-type="float">
            <text:p>15.1659702593</text:p>
          </table:table-cell>
          <table:table-cell office:value-type="float" office:value="16.6609858806" calcext:value-type="float">
            <text:p>16.6609858806</text:p>
          </table:table-cell>
          <table:table-cell office:value-type="float" office:value="20.1478980597" calcext:value-type="float">
            <text:p>20.1478980597</text:p>
          </table:table-cell>
          <table:table-cell office:value-type="float" office:value="22.9950057294" calcext:value-type="float">
            <text:p>22.9950057294</text:p>
          </table:table-cell>
          <table:table-cell office:value-type="float" office:value="27.0337906376" calcext:value-type="float">
            <text:p>27.0337906376</text:p>
          </table:table-cell>
          <table:table-cell office:value-type="float" office:value="32.2633533773" calcext:value-type="float">
            <text:p>32.2633533773</text:p>
          </table:table-cell>
          <table:table-cell office:value-type="float" office:value="35.4187129263" calcext:value-type="float">
            <text:p>35.4187129263</text:p>
          </table:table-cell>
          <table:table-cell office:value-type="float" office:value="42.1485608204" calcext:value-type="float">
            <text:p>42.1485608204</text:p>
          </table:table-cell>
          <table:table-cell office:value-type="float" office:value="51.3545029318" calcext:value-type="float">
            <text:p>51.3545029318</text:p>
          </table:table-cell>
          <table:table-cell office:value-type="float" office:value="58.2844154349" calcext:value-type="float">
            <text:p>58.2844154349</text:p>
          </table:table-cell>
          <table:table-cell office:value-type="float" office:value="68.3717759821" calcext:value-type="float">
            <text:p>68.3717759821</text:p>
          </table:table-cell>
          <table:table-cell office:value-type="float" office:value="78.05386226" calcext:value-type="float">
            <text:p>78.05386226</text:p>
          </table:table-cell>
          <table:table-cell office:value-type="float" office:value="87.6754912385" calcext:value-type="float">
            <text:p>87.6754912385</text:p>
          </table:table-cell>
          <table:table-cell office:value-type="float" office:value="95.5489733947" calcext:value-type="float">
            <text:p>95.5489733947</text:p>
          </table:table-cell>
          <table:table-cell office:value-type="float" office:value="109.380941225" calcext:value-type="float">
            <text:p>109.380941225</text:p>
          </table:table-cell>
          <table:table-cell office:value-type="float" office:value="119.042289777" calcext:value-type="float">
            <text:p>119.042289777</text:p>
          </table:table-cell>
          <table:table-cell office:value-type="float" office:value="131.876637878" calcext:value-type="float">
            <text:p>131.876637878</text:p>
          </table:table-cell>
          <table:table-cell office:value-type="float" office:value="146.395123617" calcext:value-type="float">
            <text:p>146.395123617</text:p>
          </table:table-cell>
          <table:table-cell office:value-type="float" office:value="160.426688403" calcext:value-type="float">
            <text:p>160.426688403</text:p>
          </table:table-cell>
          <table:table-cell office:value-type="float" office:value="179.436364336" calcext:value-type="float">
            <text:p>179.436364336</text:p>
          </table:table-cell>
          <table:table-cell office:value-type="float" office:value="203.141045839" calcext:value-type="float">
            <text:p>203.141045839</text:p>
          </table:table-cell>
          <table:table-cell office:value-type="float" office:value="227.489650467" calcext:value-type="float">
            <text:p>227.489650467</text:p>
          </table:table-cell>
          <table:table-cell office:value-type="float" office:value="259.993915484" calcext:value-type="float">
            <text:p>259.993915484</text:p>
          </table:table-cell>
          <table:table-cell office:value-type="float" office:value="307.436899373" calcext:value-type="float">
            <text:p>307.436899373</text:p>
          </table:table-cell>
          <table:table-cell office:value-type="float" office:value="370.212564212" calcext:value-type="float">
            <text:p>370.212564212</text:p>
          </table:table-cell>
          <table:table-cell office:value-type="float" office:value="439.817916074" calcext:value-type="float">
            <text:p>439.817916074</text:p>
          </table:table-cell>
          <table:table-cell office:value-type="float" office:value="569.847081416" calcext:value-type="float">
            <text:p>569.847081416</text:p>
          </table:table-cell>
          <table:table-cell office:value-type="float" office:value="743.953754046" calcext:value-type="float">
            <text:p>743.953754046</text:p>
          </table:table-cell>
          <table:table-cell office:value-type="float" office:value="861.921692161" calcext:value-type="float">
            <text:p>861.921692161</text:p>
          </table:table-cell>
          <table:table-cell office:value-type="float" office:value="1077.97783841" calcext:value-type="float">
            <text:p>1077.97783841</text:p>
          </table:table-cell>
        </table:table-row>
        <table:table-row table:style-name="ro1">
          <table:table-cell office:value-type="string" calcext:value-type="string">
            <text:p>NEW fuzzy_token inc 1 dec TO 1 w/ thresholds 0.2 and 0.999 IF TRUE</text:p>
          </table:table-cell>
          <table:table-cell office:value-type="float" office:value="5.22926475786" calcext:value-type="float">
            <text:p>5.2292647579</text:p>
          </table:table-cell>
          <table:table-cell office:value-type="float" office:value="5.58395044115" calcext:value-type="float">
            <text:p>5.5839504412</text:p>
          </table:table-cell>
          <table:table-cell office:value-type="float" office:value="5.89990783775" calcext:value-type="float">
            <text:p>5.8999078378</text:p>
          </table:table-cell>
          <table:table-cell office:value-type="float" office:value="6.54197825585" calcext:value-type="float">
            <text:p>6.5419782559</text:p>
          </table:table-cell>
          <table:table-cell office:value-type="float" office:value="7.03068135562" calcext:value-type="float">
            <text:p>7.0306813556</text:p>
          </table:table-cell>
          <table:table-cell office:value-type="float" office:value="7.99535591602" calcext:value-type="float">
            <text:p>7.995355916</text:p>
          </table:table-cell>
          <table:table-cell office:value-type="float" office:value="8.75058508003" calcext:value-type="float">
            <text:p>8.75058508</text:p>
          </table:table-cell>
          <table:table-cell office:value-type="float" office:value="10.1696640337" calcext:value-type="float">
            <text:p>10.1696640337</text:p>
          </table:table-cell>
          <table:table-cell office:value-type="float" office:value="11.6137287427" calcext:value-type="float">
            <text:p>11.6137287427</text:p>
          </table:table-cell>
          <table:table-cell office:value-type="float" office:value="14.1077402739" calcext:value-type="float">
            <text:p>14.1077402739</text:p>
          </table:table-cell>
          <table:table-cell office:value-type="float" office:value="15.2431822908" calcext:value-type="float">
            <text:p>15.2431822908</text:p>
          </table:table-cell>
          <table:table-cell office:value-type="float" office:value="18.1057862014" calcext:value-type="float">
            <text:p>18.1057862014</text:p>
          </table:table-cell>
          <table:table-cell office:value-type="float" office:value="21.8527620054" calcext:value-type="float">
            <text:p>21.8527620054</text:p>
          </table:table-cell>
          <table:table-cell office:value-type="float" office:value="26.3144066114" calcext:value-type="float">
            <text:p>26.3144066114</text:p>
          </table:table-cell>
          <table:table-cell office:value-type="float" office:value="29.4386875904" calcext:value-type="float">
            <text:p>29.4386875904</text:p>
          </table:table-cell>
          <table:table-cell office:value-type="float" office:value="36.7809005073" calcext:value-type="float">
            <text:p>36.7809005073</text:p>
          </table:table-cell>
          <table:table-cell office:value-type="float" office:value="44.0975580382" calcext:value-type="float">
            <text:p>44.0975580382</text:p>
          </table:table-cell>
          <table:table-cell office:value-type="float" office:value="49.1909102894" calcext:value-type="float">
            <text:p>49.1909102894</text:p>
          </table:table-cell>
          <table:table-cell office:value-type="float" office:value="57.3794828345" calcext:value-type="float">
            <text:p>57.3794828345</text:p>
          </table:table-cell>
          <table:table-cell office:value-type="float" office:value="66.0219960051" calcext:value-type="float">
            <text:p>66.0219960051</text:p>
          </table:table-cell>
          <table:table-cell office:value-type="float" office:value="73.9340064916" calcext:value-type="float">
            <text:p>73.9340064916</text:p>
          </table:table-cell>
          <table:table-cell office:value-type="float" office:value="80.6170140583" calcext:value-type="float">
            <text:p>80.6170140583</text:p>
          </table:table-cell>
          <table:table-cell office:value-type="float" office:value="88.9849880318" calcext:value-type="float">
            <text:p>88.9849880318</text:p>
          </table:table-cell>
          <table:table-cell office:value-type="float" office:value="98.2965353376" calcext:value-type="float">
            <text:p>98.2965353376</text:p>
          </table:table-cell>
          <table:table-cell office:value-type="float" office:value="106.44766442" calcext:value-type="float">
            <text:p>106.44766442</text:p>
          </table:table-cell>
          <table:table-cell office:value-type="float" office:value="115.135771715" calcext:value-type="float">
            <text:p>115.135771715</text:p>
          </table:table-cell>
          <table:table-cell office:value-type="float" office:value="123.149107223" calcext:value-type="float">
            <text:p>123.149107223</text:p>
          </table:table-cell>
          <table:table-cell office:value-type="float" office:value="130.860306344" calcext:value-type="float">
            <text:p>130.860306344</text:p>
          </table:table-cell>
          <table:table-cell office:value-type="float" office:value="146.932521329" calcext:value-type="float">
            <text:p>146.932521329</text:p>
          </table:table-cell>
          <table:table-cell office:value-type="float" office:value="166.295616314" calcext:value-type="float">
            <text:p>166.295616314</text:p>
          </table:table-cell>
          <table:table-cell office:value-type="float" office:value="182.01976035" calcext:value-type="float">
            <text:p>182.01976035</text:p>
          </table:table-cell>
          <table:table-cell office:value-type="float" office:value="209.140004446" calcext:value-type="float">
            <text:p>209.140004446</text:p>
          </table:table-cell>
          <table:table-cell office:value-type="float" office:value="244.121225153" calcext:value-type="float">
            <text:p>244.121225153</text:p>
          </table:table-cell>
          <table:table-cell office:value-type="float" office:value="278.073814222" calcext:value-type="float">
            <text:p>278.073814222</text:p>
          </table:table-cell>
          <table:table-cell office:value-type="float" office:value="364.293750422" calcext:value-type="float">
            <text:p>364.293750422</text:p>
          </table:table-cell>
          <table:table-cell office:value-type="float" office:value="393.792093326" calcext:value-type="float">
            <text:p>393.792093326</text:p>
          </table:table-cell>
          <table:table-cell office:value-type="float" office:value="500.6380207" calcext:value-type="float">
            <text:p>500.6380207</text:p>
          </table:table-cell>
          <table:table-cell office:value-type="float" office:value="643.198051078" calcext:value-type="float">
            <text:p>643.198051078</text:p>
          </table:table-cell>
          <table:table-cell office:value-type="float" office:value="764.698595923" calcext:value-type="float">
            <text:p>764.698595923</text:p>
          </table:table-cell>
          <table:table-cell office:value-type="float" office:value="997.581730553" calcext:value-type="float">
            <text:p>997.581730553</text:p>
          </table:table-cell>
        </table:table-row>
      </table:table>
      <table:table table:name="more comparisons CHEAT WEIGHTS" table:style-name="ta1">
        <table:shapes>
          <draw:frame draw:z-index="0" draw:style-name="gr1" draw:text-style-name="P1" svg:width="1010.24pt" svg:height="620.79pt" svg:x="183.6pt" svg:y="156.78pt">
            <loext:p draw:notify-on-update-of-ranges="'more comparisons CHEAT WEIGHTS'.B4:'more comparisons CHEAT WEIGHTS'.AO4 'more comparisons CHEAT WEIGHTS'.A5:'more comparisons CHEAT WEIGHTS'.A5 'more comparisons CHEAT WEIGHTS'.B5:'more comparisons CHEAT WEIGHTS'.AO5 'more comparisons CHEAT WEIGHTS'.A6:'more comparisons CHEAT WEIGHTS'.A6 'more comparisons CHEAT WEIGHTS'.B6:'more comparisons CHEAT WEIGHTS'.AO6 'more comparisons CHEAT WEIGHTS'.A7:'more comparisons CHEAT WEIGHTS'.A7 'more comparisons CHEAT WEIGHTS'.B7:'more comparisons CHEAT WEIGHTS'.AO7 'more comparisons CHEAT WEIGHTS'.A8:'more comparisons CHEAT WEIGHTS'.A8 'more comparisons CHEAT WEIGHTS'.B8:'more comparisons CHEAT WEIGHTS'.AO8 'more comparisons CHEAT WEIGHTS'.A9:'more comparisons CHEAT WEIGHTS'.A9 'more comparisons CHEAT WEIGHTS'.B9:'more comparisons CHEAT WEIGHTS'.AO9 'more comparisons CHEAT WEIGHTS'.A9:'more comparisons CHEAT WEIGHTS'.A9 'more comparisons CHEAT WEIGHTS'.B9:'more comparisons CHEAT WEIGHTS'.AO9 'more comparisons CHEAT WEIGHTS'.A9:'more comparisons CHEAT WEIGHTS'.A9 'more comparisons CHEAT WEIGHTS'.B9:'more comparisons CHEAT WEIGHTS'.AO9 'more comparisons CHEAT WEIGHTS'.A10:'more comparisons CHEAT WEIGHTS'.A10 'more comparisons CHEAT WEIGHTS'.B10:'more comparisons CHEAT WEIGHTS'.AO10 'more comparisons CHEAT WEIGHTS'.A10:'more comparisons CHEAT WEIGHTS'.A10 'more comparisons CHEAT WEIGHTS'.B10:'more comparisons CHEAT WEIGHTS'.AO10 'more comparisons CHEAT WEIGHTS'.A11:'more comparisons CHEAT WEIGHTS'.A11 'more comparisons CHEAT WEIGHTS'.B11:'more comparisons CHEAT WEIGHTS'.AO11 'more comparisons CHEAT WEIGHTS'.A12:'more comparisons CHEAT WEIGHTS'.A12 'more comparisons CHEAT WEIGHTS'.B12:'more comparisons CHEAT WEIGHTS'.AO12 'more comparisons CHEAT WEIGHTS'.A12:'more comparisons CHEAT WEIGHTS'.A12 'more comparisons CHEAT WEIGHTS'.B12:'more comparisons CHEAT WEIGHTS'.AO12 'more comparisons CHEAT WEIGHTS'.A12:'more comparisons CHEAT WEIGHTS'.A12 'more comparisons CHEAT WEIGHTS'.B12:'more comparisons CHEAT WEIGHTS'.AO12 'more comparisons CHEAT WEIGHTS'.A13:'more comparisons CHEAT WEIGHTS'.A13 'more comparisons CHEAT WEIGHTS'.B13:'more comparisons CHEAT WEIGHTS'.AO13 'more comparisons CHEAT WEIGHTS'.A14:'more comparisons CHEAT WEIGHTS'.A14 'more comparisons CHEAT WEIGHTS'.B14:'more comparisons CHEAT WEIGHTS'.AO14 'more comparisons CHEAT WEIGHTS'.A14:'more comparisons CHEAT WEIGHTS'.A14 'more comparisons CHEAT WEIGHTS'.B14:'more comparisons CHEAT WEIGHTS'.AO14 'more comparisons CHEAT WEIGHTS'.A5:'more comparisons CHEAT WEIGHTS'.A5 'more comparisons CHEAT WEIGHTS'.B5:'more comparisons CHEAT WEIGHTS'.AO5 'more comparisons CHEAT WEIGHTS'.A6:'more comparisons CHEAT WEIGHTS'.A6 'more comparisons CHEAT WEIGHTS'.B6:'more comparisons CHEAT WEIGHTS'.AO6 'more comparisons CHEAT WEIGHTS'.A7:'more comparisons CHEAT WEIGHTS'.A7 'more comparisons CHEAT WEIGHTS'.B7:'more comparisons CHEAT WEIGHTS'.AO7 'more comparisons CHEAT WEIGHTS'.A8:'more comparisons CHEAT WEIGHTS'.A8 'more comparisons CHEAT WEIGHTS'.B8:'more comparisons CHEAT WEIGHTS'.AO8 'more comparisons CHEAT WEIGHTS'.A9:'more comparisons CHEAT WEIGHTS'.A9 'more comparisons CHEAT WEIGHTS'.B9:'more comparisons CHEAT WEIGHTS'.AO9 'more comparisons CHEAT WEIGHTS'.A10:'more comparisons CHEAT WEIGHTS'.A10 'more comparisons CHEAT WEIGHTS'.B10:'more comparisons CHEAT WEIGHTS'.AO10 'more comparisons CHEAT WEIGHTS'.A11:'more comparisons CHEAT WEIGHTS'.A11 'more comparisons CHEAT WEIGHTS'.B11:'more comparisons CHEAT WEIGHTS'.AO11 'more comparisons CHEAT WEIGHTS'.A12:'more comparisons CHEAT WEIGHTS'.A12 'more comparisons CHEAT WEIGHTS'.B12:'more comparisons CHEAT WEIGHTS'.AO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2" table:default-cell-style-name="Default"/>
        <table:table-column table:style-name="co3" table:number-columns-repeated="10" table:default-cell-style-name="Default"/>
        <table:table-column table:style-name="co4" table:number-columns-repeated="28" table:default-cell-style-name="Default"/>
        <table:table-row table:style-name="ro1">
          <table:table-cell office:value-type="string" calcext:value-type="string">
            <text:p>10,000 packets, tx time 4</text:p>
          </table:table-cell>
          <table:table-cell table:number-columns-repeated="40"/>
        </table:table-row>
        <table:table-row table:style-name="ro1" table:number-rows-repeated="2">
          <table:table-cell table:number-columns-repeated="41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NEW fuzzy_token inc 1 dec TO 1 w/ thresholds 0.001 and 0.999 weights</text:p>
          </table:table-cell>
          <table:table-cell office:value-type="float" office:value="5.12507873825" calcext:value-type="float">
            <text:p>5.1250787383</text:p>
          </table:table-cell>
          <table:table-cell office:value-type="float" office:value="5.30579080626" calcext:value-type="float">
            <text:p>5.3057908063</text:p>
          </table:table-cell>
          <table:table-cell office:value-type="float" office:value="5.47449085706" calcext:value-type="float">
            <text:p>5.4744908571</text:p>
          </table:table-cell>
          <table:table-cell office:value-type="float" office:value="5.77571023012" calcext:value-type="float">
            <text:p>5.7757102301</text:p>
          </table:table-cell>
          <table:table-cell office:value-type="float" office:value="5.99459669156" calcext:value-type="float">
            <text:p>5.9945966916</text:p>
          </table:table-cell>
          <table:table-cell office:value-type="float" office:value="6.40031157201" calcext:value-type="float">
            <text:p>6.400311572</text:p>
          </table:table-cell>
          <table:table-cell office:value-type="float" office:value="6.89755163005" calcext:value-type="float">
            <text:p>6.8975516301</text:p>
          </table:table-cell>
          <table:table-cell office:value-type="float" office:value="7.31620075246" calcext:value-type="float">
            <text:p>7.3162007525</text:p>
          </table:table-cell>
          <table:table-cell office:value-type="float" office:value="8.09434747635" calcext:value-type="float">
            <text:p>8.0943474764</text:p>
          </table:table-cell>
          <table:table-cell office:value-type="float" office:value="8.80916618654" calcext:value-type="float">
            <text:p>8.8091661865</text:p>
          </table:table-cell>
          <table:table-cell office:value-type="float" office:value="9.79891039457" calcext:value-type="float">
            <text:p>9.7989103946</text:p>
          </table:table-cell>
          <table:table-cell office:value-type="float" office:value="11.2334765572" calcext:value-type="float">
            <text:p>11.2334765572</text:p>
          </table:table-cell>
          <table:table-cell office:value-type="float" office:value="12.625684059" calcext:value-type="float">
            <text:p>12.625684059</text:p>
          </table:table-cell>
          <table:table-cell office:value-type="float" office:value="14.0443424584" calcext:value-type="float">
            <text:p>14.0443424584</text:p>
          </table:table-cell>
          <table:table-cell office:value-type="float" office:value="16.4888473696" calcext:value-type="float">
            <text:p>16.4888473696</text:p>
          </table:table-cell>
          <table:table-cell office:value-type="float" office:value="18.4272629029" calcext:value-type="float">
            <text:p>18.4272629029</text:p>
          </table:table-cell>
          <table:table-cell office:value-type="float" office:value="23.2953797217" calcext:value-type="float">
            <text:p>23.2953797217</text:p>
          </table:table-cell>
          <table:table-cell office:value-type="float" office:value="25.5416210277" calcext:value-type="float">
            <text:p>25.5416210277</text:p>
          </table:table-cell>
          <table:table-cell office:value-type="float" office:value="30.2996376085" calcext:value-type="float">
            <text:p>30.2996376085</text:p>
          </table:table-cell>
          <table:table-cell office:value-type="float" office:value="36.160871145" calcext:value-type="float">
            <text:p>36.160871145</text:p>
          </table:table-cell>
          <table:table-cell office:value-type="float" office:value="43.6113394066" calcext:value-type="float">
            <text:p>43.6113394066</text:p>
          </table:table-cell>
          <table:table-cell office:value-type="float" office:value="52.3745269883" calcext:value-type="float">
            <text:p>52.3745269883</text:p>
          </table:table-cell>
          <table:table-cell office:value-type="float" office:value="65.6903316521" calcext:value-type="float">
            <text:p>65.6903316521</text:p>
          </table:table-cell>
          <table:table-cell office:value-type="float" office:value="79.5165076814" calcext:value-type="float">
            <text:p>79.5165076814</text:p>
          </table:table-cell>
          <table:table-cell office:value-type="float" office:value="104.302902416" calcext:value-type="float">
            <text:p>104.302902416</text:p>
          </table:table-cell>
          <table:table-cell office:value-type="float" office:value="125.027427222" calcext:value-type="float">
            <text:p>125.027427222</text:p>
          </table:table-cell>
          <table:table-cell office:value-type="float" office:value="155.33461093" calcext:value-type="float">
            <text:p>155.33461093</text:p>
          </table:table-cell>
          <table:table-cell office:value-type="float" office:value="215.093500282" calcext:value-type="float">
            <text:p>215.093500282</text:p>
          </table:table-cell>
          <table:table-cell office:value-type="float" office:value="276.006225908" calcext:value-type="float">
            <text:p>276.006225908</text:p>
          </table:table-cell>
          <table:table-cell office:value-type="float" office:value="367.375530004" calcext:value-type="float">
            <text:p>367.375530004</text:p>
          </table:table-cell>
          <table:table-cell office:value-type="float" office:value="444.245576932" calcext:value-type="float">
            <text:p>444.245576932</text:p>
          </table:table-cell>
          <table:table-cell office:value-type="float" office:value="604.752451115" calcext:value-type="float">
            <text:p>604.752451115</text:p>
          </table:table-cell>
          <table:table-cell office:value-type="float" office:value="683.132911421" calcext:value-type="float">
            <text:p>683.132911421</text:p>
          </table:table-cell>
          <table:table-cell office:value-type="float" office:value="854.362273269" calcext:value-type="float">
            <text:p>854.362273269</text:p>
          </table:table-cell>
          <table:table-cell office:value-type="float" office:value="1021.75509084" calcext:value-type="float">
            <text:p>1021.75509084</text:p>
          </table:table-cell>
          <table:table-cell office:value-type="float" office:value="1125.04744681" calcext:value-type="float">
            <text:p>1125.04744681</text:p>
          </table:table-cell>
          <table:table-cell office:value-type="float" office:value="1224.92456823" calcext:value-type="float">
            <text:p>1224.92456823</text:p>
          </table:table-cell>
          <table:table-cell office:value-type="float" office:value="1456.65358496" calcext:value-type="float">
            <text:p>1456.65358496</text:p>
          </table:table-cell>
          <table:table-cell office:value-type="float" office:value="1613.92477875" calcext:value-type="float">
            <text:p>1613.92477875</text:p>
          </table:table-cell>
          <table:table-cell office:value-type="float" office:value="1815.23611671" calcext:value-type="float">
            <text:p>1815.23611671</text:p>
          </table:table-cell>
        </table:table-row>
        <table:table-row table:style-name="ro1">
          <table:table-cell office:value-type="string" calcext:value-type="string">
            <text:p>NEW fuzzy_token inc 1 dec TO 1 w/ thresholds 0.1 and 0.999 weights</text:p>
          </table:table-cell>
          <table:table-cell office:value-type="float" office:value="5.1177208002" calcext:value-type="float">
            <text:p>5.1177208002</text:p>
          </table:table-cell>
          <table:table-cell office:value-type="float" office:value="5.28599994687" calcext:value-type="float">
            <text:p>5.2859999469</text:p>
          </table:table-cell>
          <table:table-cell office:value-type="float" office:value="5.48298366672" calcext:value-type="float">
            <text:p>5.4829836667</text:p>
          </table:table-cell>
          <table:table-cell office:value-type="float" office:value="5.74798291278" calcext:value-type="float">
            <text:p>5.7479829128</text:p>
          </table:table-cell>
          <table:table-cell office:value-type="float" office:value="6.03529235701" calcext:value-type="float">
            <text:p>6.035292357</text:p>
          </table:table-cell>
          <table:table-cell office:value-type="float" office:value="6.37828508836" calcext:value-type="float">
            <text:p>6.3782850884</text:p>
          </table:table-cell>
          <table:table-cell office:value-type="float" office:value="6.97017337842" calcext:value-type="float">
            <text:p>6.9701733784</text:p>
          </table:table-cell>
          <table:table-cell office:value-type="float" office:value="7.5535700246" calcext:value-type="float">
            <text:p>7.5535700246</text:p>
          </table:table-cell>
          <table:table-cell office:value-type="float" office:value="8.12293646162" calcext:value-type="float">
            <text:p>8.1229364616</text:p>
          </table:table-cell>
          <table:table-cell office:value-type="float" office:value="8.86677126273" calcext:value-type="float">
            <text:p>8.8667712627</text:p>
          </table:table-cell>
          <table:table-cell office:value-type="float" office:value="9.67825448649" calcext:value-type="float">
            <text:p>9.6782544865</text:p>
          </table:table-cell>
          <table:table-cell office:value-type="float" office:value="10.9835799949" calcext:value-type="float">
            <text:p>10.9835799949</text:p>
          </table:table-cell>
          <table:table-cell office:value-type="float" office:value="12.5418565506" calcext:value-type="float">
            <text:p>12.5418565506</text:p>
          </table:table-cell>
          <table:table-cell office:value-type="float" office:value="14.2821237384" calcext:value-type="float">
            <text:p>14.2821237384</text:p>
          </table:table-cell>
          <table:table-cell office:value-type="float" office:value="16.9522174019" calcext:value-type="float">
            <text:p>16.9522174019</text:p>
          </table:table-cell>
          <table:table-cell office:value-type="float" office:value="19.0765549258" calcext:value-type="float">
            <text:p>19.0765549258</text:p>
          </table:table-cell>
          <table:table-cell office:value-type="float" office:value="22.0817642402" calcext:value-type="float">
            <text:p>22.0817642402</text:p>
          </table:table-cell>
          <table:table-cell office:value-type="float" office:value="25.6025848635" calcext:value-type="float">
            <text:p>25.6025848635</text:p>
          </table:table-cell>
          <table:table-cell office:value-type="float" office:value="30.3454741191" calcext:value-type="float">
            <text:p>30.3454741191</text:p>
          </table:table-cell>
          <table:table-cell office:value-type="float" office:value="36.3642964197" calcext:value-type="float">
            <text:p>36.3642964197</text:p>
          </table:table-cell>
          <table:table-cell office:value-type="float" office:value="41.1371528679" calcext:value-type="float">
            <text:p>41.1371528679</text:p>
          </table:table-cell>
          <table:table-cell office:value-type="float" office:value="53.4562202327" calcext:value-type="float">
            <text:p>53.4562202327</text:p>
          </table:table-cell>
          <table:table-cell office:value-type="float" office:value="68.2793542864" calcext:value-type="float">
            <text:p>68.2793542864</text:p>
          </table:table-cell>
          <table:table-cell office:value-type="float" office:value="81.8329857913" calcext:value-type="float">
            <text:p>81.8329857913</text:p>
          </table:table-cell>
          <table:table-cell office:value-type="float" office:value="96.9405564727" calcext:value-type="float">
            <text:p>96.9405564727</text:p>
          </table:table-cell>
          <table:table-cell office:value-type="float" office:value="118.453895138" calcext:value-type="float">
            <text:p>118.453895138</text:p>
          </table:table-cell>
          <table:table-cell office:value-type="float" office:value="139.699584659" calcext:value-type="float">
            <text:p>139.699584659</text:p>
          </table:table-cell>
          <table:table-cell office:value-type="float" office:value="164.455424445" calcext:value-type="float">
            <text:p>164.455424445</text:p>
          </table:table-cell>
          <table:table-cell office:value-type="float" office:value="182.144216254" calcext:value-type="float">
            <text:p>182.144216254</text:p>
          </table:table-cell>
          <table:table-cell office:value-type="float" office:value="217.067315901" calcext:value-type="float">
            <text:p>217.067315901</text:p>
          </table:table-cell>
          <table:table-cell office:value-type="float" office:value="239.358377445" calcext:value-type="float">
            <text:p>239.358377445</text:p>
          </table:table-cell>
          <table:table-cell office:value-type="float" office:value="288.933469802" calcext:value-type="float">
            <text:p>288.933469802</text:p>
          </table:table-cell>
          <table:table-cell office:value-type="float" office:value="334.543027464" calcext:value-type="float">
            <text:p>334.543027464</text:p>
          </table:table-cell>
          <table:table-cell office:value-type="float" office:value="381.857598738" calcext:value-type="float">
            <text:p>381.857598738</text:p>
          </table:table-cell>
          <table:table-cell office:value-type="float" office:value="456.159241773" calcext:value-type="float">
            <text:p>456.159241773</text:p>
          </table:table-cell>
          <table:table-cell office:value-type="float" office:value="540.527557167" calcext:value-type="float">
            <text:p>540.527557167</text:p>
          </table:table-cell>
          <table:table-cell office:value-type="float" office:value="663.118886666" calcext:value-type="float">
            <text:p>663.118886666</text:p>
          </table:table-cell>
          <table:table-cell office:value-type="float" office:value="816.937965015" calcext:value-type="float">
            <text:p>816.937965015</text:p>
          </table:table-cell>
          <table:table-cell office:value-type="float" office:value="954.740323851" calcext:value-type="float">
            <text:p>954.740323851</text:p>
          </table:table-cell>
          <table:table-cell office:value-type="float" office:value="1234.09757309" calcext:value-type="float">
            <text:p>1234.09757309</text:p>
          </table:table-cell>
        </table:table-row>
        <table:table-row table:style-name="ro1">
          <table:table-cell office:value-type="string" calcext:value-type="string">
            <text:p>NEW fuzzy_token inc 1 dec TO 1 w/ thresholds 0.2 and 0.999 weights</text:p>
          </table:table-cell>
          <table:table-cell office:value-type="float" office:value="5.14737971911" calcext:value-type="float">
            <text:p>5.1473797191</text:p>
          </table:table-cell>
          <table:table-cell office:value-type="float" office:value="5.28882663764" calcext:value-type="float">
            <text:p>5.2888266376</text:p>
          </table:table-cell>
          <table:table-cell office:value-type="float" office:value="5.48736005289" calcext:value-type="float">
            <text:p>5.4873600529</text:p>
          </table:table-cell>
          <table:table-cell office:value-type="float" office:value="5.75157262981" calcext:value-type="float">
            <text:p>5.7515726298</text:p>
          </table:table-cell>
          <table:table-cell office:value-type="float" office:value="6.05191211543" calcext:value-type="float">
            <text:p>6.0519121154</text:p>
          </table:table-cell>
          <table:table-cell office:value-type="float" office:value="6.48780768393" calcext:value-type="float">
            <text:p>6.4878076839</text:p>
          </table:table-cell>
          <table:table-cell office:value-type="float" office:value="7.01676222712" calcext:value-type="float">
            <text:p>7.0167622271</text:p>
          </table:table-cell>
          <table:table-cell office:value-type="float" office:value="7.38994545461" calcext:value-type="float">
            <text:p>7.3899454546</text:p>
          </table:table-cell>
          <table:table-cell office:value-type="float" office:value="8.14379906998" calcext:value-type="float">
            <text:p>8.14379907</text:p>
          </table:table-cell>
          <table:table-cell office:value-type="float" office:value="9.02710887777" calcext:value-type="float">
            <text:p>9.0271088778</text:p>
          </table:table-cell>
          <table:table-cell office:value-type="float" office:value="10.321092782" calcext:value-type="float">
            <text:p>10.321092782</text:p>
          </table:table-cell>
          <table:table-cell office:value-type="float" office:value="11.4455812468" calcext:value-type="float">
            <text:p>11.4455812468</text:p>
          </table:table-cell>
          <table:table-cell office:value-type="float" office:value="13.4329197481" calcext:value-type="float">
            <text:p>13.4329197481</text:p>
          </table:table-cell>
          <table:table-cell office:value-type="float" office:value="14.5648981226" calcext:value-type="float">
            <text:p>14.5648981226</text:p>
          </table:table-cell>
          <table:table-cell office:value-type="float" office:value="17.5132348581" calcext:value-type="float">
            <text:p>17.5132348581</text:p>
          </table:table-cell>
          <table:table-cell office:value-type="float" office:value="19.804541421" calcext:value-type="float">
            <text:p>19.804541421</text:p>
          </table:table-cell>
          <table:table-cell office:value-type="float" office:value="24.2210585697" calcext:value-type="float">
            <text:p>24.2210585697</text:p>
          </table:table-cell>
          <table:table-cell office:value-type="float" office:value="27.8198507094" calcext:value-type="float">
            <text:p>27.8198507094</text:p>
          </table:table-cell>
          <table:table-cell office:value-type="float" office:value="37.0056439224" calcext:value-type="float">
            <text:p>37.0056439224</text:p>
          </table:table-cell>
          <table:table-cell office:value-type="float" office:value="43.5906650473" calcext:value-type="float">
            <text:p>43.5906650473</text:p>
          </table:table-cell>
          <table:table-cell office:value-type="float" office:value="51.1951421254" calcext:value-type="float">
            <text:p>51.1951421254</text:p>
          </table:table-cell>
          <table:table-cell office:value-type="float" office:value="66.453440196" calcext:value-type="float">
            <text:p>66.453440196</text:p>
          </table:table-cell>
          <table:table-cell office:value-type="float" office:value="74.6819752703" calcext:value-type="float">
            <text:p>74.6819752703</text:p>
          </table:table-cell>
          <table:table-cell office:value-type="float" office:value="93.3102236913" calcext:value-type="float">
            <text:p>93.3102236913</text:p>
          </table:table-cell>
          <table:table-cell office:value-type="float" office:value="106.462947964" calcext:value-type="float">
            <text:p>106.462947964</text:p>
          </table:table-cell>
          <table:table-cell office:value-type="float" office:value="121.116949864" calcext:value-type="float">
            <text:p>121.116949864</text:p>
          </table:table-cell>
          <table:table-cell office:value-type="float" office:value="138.510249729" calcext:value-type="float">
            <text:p>138.510249729</text:p>
          </table:table-cell>
          <table:table-cell office:value-type="float" office:value="147.061436256" calcext:value-type="float">
            <text:p>147.061436256</text:p>
          </table:table-cell>
          <table:table-cell office:value-type="float" office:value="170.729053042" calcext:value-type="float">
            <text:p>170.729053042</text:p>
          </table:table-cell>
          <table:table-cell office:value-type="float" office:value="190.567575751" calcext:value-type="float">
            <text:p>190.567575751</text:p>
          </table:table-cell>
          <table:table-cell office:value-type="float" office:value="212.191015972" calcext:value-type="float">
            <text:p>212.191015972</text:p>
          </table:table-cell>
          <table:table-cell office:value-type="float" office:value="240.227546868" calcext:value-type="float">
            <text:p>240.227546868</text:p>
          </table:table-cell>
          <table:table-cell office:value-type="float" office:value="271.354460214" calcext:value-type="float">
            <text:p>271.354460214</text:p>
          </table:table-cell>
          <table:table-cell office:value-type="float" office:value="315.303885589" calcext:value-type="float">
            <text:p>315.303885589</text:p>
          </table:table-cell>
          <table:table-cell office:value-type="float" office:value="366.708819996" calcext:value-type="float">
            <text:p>366.708819996</text:p>
          </table:table-cell>
          <table:table-cell office:value-type="float" office:value="463.610741662" calcext:value-type="float">
            <text:p>463.610741662</text:p>
          </table:table-cell>
          <table:table-cell office:value-type="float" office:value="560.425035062" calcext:value-type="float">
            <text:p>560.425035062</text:p>
          </table:table-cell>
          <table:table-cell office:value-type="float" office:value="675.712334564" calcext:value-type="float">
            <text:p>675.712334564</text:p>
          </table:table-cell>
          <table:table-cell office:value-type="float" office:value="903.052161905" calcext:value-type="float">
            <text:p>903.052161905</text:p>
          </table:table-cell>
          <table:table-cell office:value-type="float" office:value="1069.85205135" calcext:value-type="float">
            <text:p>1069.85205135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NEW fuzzy_token inc 1 dec TO 1 w/ thresholds 0.001 and 0.999 CHEAT weights</text:p>
          </table:table-cell>
          <table:table-cell office:value-type="float" office:value="5.14512493906" calcext:value-type="float">
            <text:p>5.1451249391</text:p>
          </table:table-cell>
          <table:table-cell office:value-type="float" office:value="5.31526382812" calcext:value-type="float">
            <text:p>5.3152638281</text:p>
          </table:table-cell>
          <table:table-cell office:value-type="float" office:value="5.46609920372" calcext:value-type="float">
            <text:p>5.4660992037</text:p>
          </table:table-cell>
          <table:table-cell office:value-type="float" office:value="5.7033252943" calcext:value-type="float">
            <text:p>5.7033252943</text:p>
          </table:table-cell>
          <table:table-cell office:value-type="float" office:value="6.01964835535" calcext:value-type="float">
            <text:p>6.0196483554</text:p>
          </table:table-cell>
          <table:table-cell office:value-type="float" office:value="6.5048656583" calcext:value-type="float">
            <text:p>6.5048656583</text:p>
          </table:table-cell>
          <table:table-cell office:value-type="float" office:value="6.83110180652" calcext:value-type="float">
            <text:p>6.8311018065</text:p>
          </table:table-cell>
          <table:table-cell office:value-type="float" office:value="7.48262676563" calcext:value-type="float">
            <text:p>7.4826267656</text:p>
          </table:table-cell>
          <table:table-cell office:value-type="float" office:value="8.0102362093" calcext:value-type="float">
            <text:p>8.0102362093</text:p>
          </table:table-cell>
          <table:table-cell office:value-type="float" office:value="8.93342328113" calcext:value-type="float">
            <text:p>8.9334232811</text:p>
          </table:table-cell>
          <table:table-cell office:value-type="float" office:value="9.95688875711" calcext:value-type="float">
            <text:p>9.9568887571</text:p>
          </table:table-cell>
          <table:table-cell office:value-type="float" office:value="11.1569238298" calcext:value-type="float">
            <text:p>11.1569238298</text:p>
          </table:table-cell>
          <table:table-cell office:value-type="float" office:value="12.6249747558" calcext:value-type="float">
            <text:p>12.6249747558</text:p>
          </table:table-cell>
          <table:table-cell office:value-type="float" office:value="14.0568708526" calcext:value-type="float">
            <text:p>14.0568708526</text:p>
          </table:table-cell>
          <table:table-cell office:value-type="float" office:value="16.0263702332" calcext:value-type="float">
            <text:p>16.0263702332</text:p>
          </table:table-cell>
          <table:table-cell office:value-type="float" office:value="19.2282160299" calcext:value-type="float">
            <text:p>19.2282160299</text:p>
          </table:table-cell>
          <table:table-cell office:value-type="float" office:value="22.0141650015" calcext:value-type="float">
            <text:p>22.0141650015</text:p>
          </table:table-cell>
          <table:table-cell office:value-type="float" office:value="25.9987386407" calcext:value-type="float">
            <text:p>25.9987386407</text:p>
          </table:table-cell>
          <table:table-cell office:value-type="float" office:value="31.3536073143" calcext:value-type="float">
            <text:p>31.3536073143</text:p>
          </table:table-cell>
          <table:table-cell office:value-type="float" office:value="35.2292264072" calcext:value-type="float">
            <text:p>35.2292264072</text:p>
          </table:table-cell>
          <table:table-cell office:value-type="float" office:value="41.5427818687" calcext:value-type="float">
            <text:p>41.5427818687</text:p>
          </table:table-cell>
          <table:table-cell office:value-type="float" office:value="54.224300941" calcext:value-type="float">
            <text:p>54.224300941</text:p>
          </table:table-cell>
          <table:table-cell office:value-type="float" office:value="65.7459987585" calcext:value-type="float">
            <text:p>65.7459987585</text:p>
          </table:table-cell>
          <table:table-cell office:value-type="float" office:value="82.8780282861" calcext:value-type="float">
            <text:p>82.8780282861</text:p>
          </table:table-cell>
          <table:table-cell office:value-type="float" office:value="103.433427732" calcext:value-type="float">
            <text:p>103.433427732</text:p>
          </table:table-cell>
          <table:table-cell office:value-type="float" office:value="128.465909108" calcext:value-type="float">
            <text:p>128.465909108</text:p>
          </table:table-cell>
          <table:table-cell office:value-type="float" office:value="153.208995128" calcext:value-type="float">
            <text:p>153.208995128</text:p>
          </table:table-cell>
          <table:table-cell office:value-type="float" office:value="203.522789582" calcext:value-type="float">
            <text:p>203.522789582</text:p>
          </table:table-cell>
          <table:table-cell office:value-type="float" office:value="292.034612202" calcext:value-type="float">
            <text:p>292.034612202</text:p>
          </table:table-cell>
          <table:table-cell office:value-type="float" office:value="357.539293675" calcext:value-type="float">
            <text:p>357.539293675</text:p>
          </table:table-cell>
          <table:table-cell office:value-type="float" office:value="508.995151524" calcext:value-type="float">
            <text:p>508.995151524</text:p>
          </table:table-cell>
          <table:table-cell office:value-type="float" office:value="579.036410435" calcext:value-type="float">
            <text:p>579.036410435</text:p>
          </table:table-cell>
          <table:table-cell office:value-type="float" office:value="727.76437498" calcext:value-type="float">
            <text:p>727.76437498</text:p>
          </table:table-cell>
          <table:table-cell office:value-type="float" office:value="836.117418118" calcext:value-type="float">
            <text:p>836.117418118</text:p>
          </table:table-cell>
          <table:table-cell office:value-type="float" office:value="960.236524463" calcext:value-type="float">
            <text:p>960.236524463</text:p>
          </table:table-cell>
          <table:table-cell office:value-type="float" office:value="1102.64135246" calcext:value-type="float">
            <text:p>1102.64135246</text:p>
          </table:table-cell>
          <table:table-cell office:value-type="float" office:value="1309.31481105" calcext:value-type="float">
            <text:p>1309.31481105</text:p>
          </table:table-cell>
          <table:table-cell office:value-type="float" office:value="1489.01892209" calcext:value-type="float">
            <text:p>1489.01892209</text:p>
          </table:table-cell>
          <table:table-cell office:value-type="float" office:value="1631.38189786" calcext:value-type="float">
            <text:p>1631.38189786</text:p>
          </table:table-cell>
          <table:table-cell office:value-type="float" office:value="1755.53591146" calcext:value-type="float">
            <text:p>1755.53591146</text:p>
          </table:table-cell>
        </table:table-row>
        <table:table-row table:style-name="ro1">
          <table:table-cell office:value-type="string" calcext:value-type="string">
            <text:p>NEW fuzzy_token inc 1 dec TO 1 w/ thresholds 0.1 and 0.999 CHEAT weights</text:p>
          </table:table-cell>
          <table:table-cell office:value-type="float" office:value="5.15830311222" calcext:value-type="float">
            <text:p>5.1583031122</text:p>
          </table:table-cell>
          <table:table-cell office:value-type="float" office:value="5.32396329555" calcext:value-type="float">
            <text:p>5.3239632956</text:p>
          </table:table-cell>
          <table:table-cell office:value-type="float" office:value="5.46843563296" calcext:value-type="float">
            <text:p>5.468435633</text:p>
          </table:table-cell>
          <table:table-cell office:value-type="float" office:value="5.75811468025" calcext:value-type="float">
            <text:p>5.7581146803</text:p>
          </table:table-cell>
          <table:table-cell office:value-type="float" office:value="6.15290303696" calcext:value-type="float">
            <text:p>6.152903037</text:p>
          </table:table-cell>
          <table:table-cell office:value-type="float" office:value="6.35148779019" calcext:value-type="float">
            <text:p>6.3514877902</text:p>
          </table:table-cell>
          <table:table-cell office:value-type="float" office:value="6.88155963624" calcext:value-type="float">
            <text:p>6.8815596362</text:p>
          </table:table-cell>
          <table:table-cell office:value-type="float" office:value="7.34846376524" calcext:value-type="float">
            <text:p>7.3484637652</text:p>
          </table:table-cell>
          <table:table-cell office:value-type="float" office:value="8.10522491512" calcext:value-type="float">
            <text:p>8.1052249151</text:p>
          </table:table-cell>
          <table:table-cell office:value-type="float" office:value="8.8736408826" calcext:value-type="float">
            <text:p>8.8736408826</text:p>
          </table:table-cell>
          <table:table-cell office:value-type="float" office:value="9.99042684399" calcext:value-type="float">
            <text:p>9.990426844</text:p>
          </table:table-cell>
          <table:table-cell office:value-type="float" office:value="11.5583529325" calcext:value-type="float">
            <text:p>11.5583529325</text:p>
          </table:table-cell>
          <table:table-cell office:value-type="float" office:value="12.6826858536" calcext:value-type="float">
            <text:p>12.6826858536</text:p>
          </table:table-cell>
          <table:table-cell office:value-type="float" office:value="14.1940065789" calcext:value-type="float">
            <text:p>14.1940065789</text:p>
          </table:table-cell>
          <table:table-cell office:value-type="float" office:value="16.7191375336" calcext:value-type="float">
            <text:p>16.7191375336</text:p>
          </table:table-cell>
          <table:table-cell office:value-type="float" office:value="19.2019070993" calcext:value-type="float">
            <text:p>19.2019070993</text:p>
          </table:table-cell>
          <table:table-cell office:value-type="float" office:value="22.3306023989" calcext:value-type="float">
            <text:p>22.3306023989</text:p>
          </table:table-cell>
          <table:table-cell office:value-type="float" office:value="26.5617924292" calcext:value-type="float">
            <text:p>26.5617924292</text:p>
          </table:table-cell>
          <table:table-cell office:value-type="float" office:value="30.4389391068" calcext:value-type="float">
            <text:p>30.4389391068</text:p>
          </table:table-cell>
          <table:table-cell office:value-type="float" office:value="35.8730893146" calcext:value-type="float">
            <text:p>35.8730893146</text:p>
          </table:table-cell>
          <table:table-cell office:value-type="float" office:value="45.5636860259" calcext:value-type="float">
            <text:p>45.5636860259</text:p>
          </table:table-cell>
          <table:table-cell office:value-type="float" office:value="57.6085632428" calcext:value-type="float">
            <text:p>57.6085632428</text:p>
          </table:table-cell>
          <table:table-cell office:value-type="float" office:value="66.3011268593" calcext:value-type="float">
            <text:p>66.3011268593</text:p>
          </table:table-cell>
          <table:table-cell office:value-type="float" office:value="84.5394660946" calcext:value-type="float">
            <text:p>84.5394660946</text:p>
          </table:table-cell>
          <table:table-cell office:value-type="float" office:value="103.856364523" calcext:value-type="float">
            <text:p>103.856364523</text:p>
          </table:table-cell>
          <table:table-cell office:value-type="float" office:value="115.462759639" calcext:value-type="float">
            <text:p>115.462759639</text:p>
          </table:table-cell>
          <table:table-cell office:value-type="float" office:value="142.33440475" calcext:value-type="float">
            <text:p>142.33440475</text:p>
          </table:table-cell>
          <table:table-cell office:value-type="float" office:value="166.123145114" calcext:value-type="float">
            <text:p>166.123145114</text:p>
          </table:table-cell>
          <table:table-cell office:value-type="float" office:value="191.433209323" calcext:value-type="float">
            <text:p>191.433209323</text:p>
          </table:table-cell>
          <table:table-cell office:value-type="float" office:value="219.256677151" calcext:value-type="float">
            <text:p>219.256677151</text:p>
          </table:table-cell>
          <table:table-cell office:value-type="float" office:value="247.064806823" calcext:value-type="float">
            <text:p>247.064806823</text:p>
          </table:table-cell>
          <table:table-cell office:value-type="float" office:value="287.242900386" calcext:value-type="float">
            <text:p>287.242900386</text:p>
          </table:table-cell>
          <table:table-cell office:value-type="float" office:value="328.190672926" calcext:value-type="float">
            <text:p>328.190672926</text:p>
          </table:table-cell>
          <table:table-cell office:value-type="float" office:value="404.605409342" calcext:value-type="float">
            <text:p>404.605409342</text:p>
          </table:table-cell>
          <table:table-cell office:value-type="float" office:value="445.582959925" calcext:value-type="float">
            <text:p>445.582959925</text:p>
          </table:table-cell>
          <table:table-cell office:value-type="float" office:value="516.437485498" calcext:value-type="float">
            <text:p>516.437485498</text:p>
          </table:table-cell>
          <table:table-cell office:value-type="float" office:value="684.137657872" calcext:value-type="float">
            <text:p>684.137657872</text:p>
          </table:table-cell>
          <table:table-cell office:value-type="float" office:value="876.761125943" calcext:value-type="float">
            <text:p>876.761125943</text:p>
          </table:table-cell>
          <table:table-cell office:value-type="float" office:value="1028.18846931" calcext:value-type="float">
            <text:p>1028.18846931</text:p>
          </table:table-cell>
          <table:table-cell office:value-type="float" office:value="1183.35813102" calcext:value-type="float">
            <text:p>1183.35813102</text:p>
          </table:table-cell>
        </table:table-row>
        <table:table-row table:style-name="ro1">
          <table:table-cell office:value-type="string" calcext:value-type="string">
            <text:p>NEW fuzzy_token inc 1 dec TO 1 w/ thresholds 0.2 and 0.999 CHEAT weights</text:p>
          </table:table-cell>
          <table:table-cell office:value-type="float" office:value="5.11855048952" calcext:value-type="float">
            <text:p>5.1185504895</text:p>
          </table:table-cell>
          <table:table-cell office:value-type="float" office:value="5.2833800812" calcext:value-type="float">
            <text:p>5.2833800812</text:p>
          </table:table-cell>
          <table:table-cell office:value-type="float" office:value="5.47395176412" calcext:value-type="float">
            <text:p>5.4739517641</text:p>
          </table:table-cell>
          <table:table-cell office:value-type="float" office:value="5.79652804783" calcext:value-type="float">
            <text:p>5.7965280478</text:p>
          </table:table-cell>
          <table:table-cell office:value-type="float" office:value="6.15676723398" calcext:value-type="float">
            <text:p>6.156767234</text:p>
          </table:table-cell>
          <table:table-cell office:value-type="float" office:value="6.31577038437" calcext:value-type="float">
            <text:p>6.3157703844</text:p>
          </table:table-cell>
          <table:table-cell office:value-type="float" office:value="6.97362581293" calcext:value-type="float">
            <text:p>6.9736258129</text:p>
          </table:table-cell>
          <table:table-cell office:value-type="float" office:value="7.55885069009" calcext:value-type="float">
            <text:p>7.5588506901</text:p>
          </table:table-cell>
          <table:table-cell office:value-type="float" office:value="8.26890492969" calcext:value-type="float">
            <text:p>8.2689049297</text:p>
          </table:table-cell>
          <table:table-cell office:value-type="float" office:value="9.42128651296" calcext:value-type="float">
            <text:p>9.421286513</text:p>
          </table:table-cell>
          <table:table-cell office:value-type="float" office:value="10.2874382675" calcext:value-type="float">
            <text:p>10.2874382675</text:p>
          </table:table-cell>
          <table:table-cell office:value-type="float" office:value="11.2077954999" calcext:value-type="float">
            <text:p>11.2077954999</text:p>
          </table:table-cell>
          <table:table-cell office:value-type="float" office:value="12.747473364" calcext:value-type="float">
            <text:p>12.747473364</text:p>
          </table:table-cell>
          <table:table-cell office:value-type="float" office:value="15.1061575714" calcext:value-type="float">
            <text:p>15.1061575714</text:p>
          </table:table-cell>
          <table:table-cell office:value-type="float" office:value="17.4485217243" calcext:value-type="float">
            <text:p>17.4485217243</text:p>
          </table:table-cell>
          <table:table-cell office:value-type="float" office:value="20.3194576069" calcext:value-type="float">
            <text:p>20.3194576069</text:p>
          </table:table-cell>
          <table:table-cell office:value-type="float" office:value="23.3913620496" calcext:value-type="float">
            <text:p>23.3913620496</text:p>
          </table:table-cell>
          <table:table-cell office:value-type="float" office:value="29.1920407889" calcext:value-type="float">
            <text:p>29.1920407889</text:p>
          </table:table-cell>
          <table:table-cell office:value-type="float" office:value="37.0448710003" calcext:value-type="float">
            <text:p>37.0448710003</text:p>
          </table:table-cell>
          <table:table-cell office:value-type="float" office:value="43.2740355323" calcext:value-type="float">
            <text:p>43.2740355323</text:p>
          </table:table-cell>
          <table:table-cell office:value-type="float" office:value="53.9164644893" calcext:value-type="float">
            <text:p>53.9164644893</text:p>
          </table:table-cell>
          <table:table-cell office:value-type="float" office:value="63.2730278275" calcext:value-type="float">
            <text:p>63.2730278275</text:p>
          </table:table-cell>
          <table:table-cell office:value-type="float" office:value="80.1674017277" calcext:value-type="float">
            <text:p>80.1674017277</text:p>
          </table:table-cell>
          <table:table-cell office:value-type="float" office:value="93.2857095126" calcext:value-type="float">
            <text:p>93.2857095126</text:p>
          </table:table-cell>
          <table:table-cell office:value-type="float" office:value="109.26537634" calcext:value-type="float">
            <text:p>109.26537634</text:p>
          </table:table-cell>
          <table:table-cell office:value-type="float" office:value="121.006867241" calcext:value-type="float">
            <text:p>121.006867241</text:p>
          </table:table-cell>
          <table:table-cell office:value-type="float" office:value="135.915811383" calcext:value-type="float">
            <text:p>135.915811383</text:p>
          </table:table-cell>
          <table:table-cell office:value-type="float" office:value="148.934938617" calcext:value-type="float">
            <text:p>148.934938617</text:p>
          </table:table-cell>
          <table:table-cell office:value-type="float" office:value="170.674689087" calcext:value-type="float">
            <text:p>170.674689087</text:p>
          </table:table-cell>
          <table:table-cell office:value-type="float" office:value="188.926439024" calcext:value-type="float">
            <text:p>188.926439024</text:p>
          </table:table-cell>
          <table:table-cell office:value-type="float" office:value="214.096330031" calcext:value-type="float">
            <text:p>214.096330031</text:p>
          </table:table-cell>
          <table:table-cell office:value-type="float" office:value="240.494633004" calcext:value-type="float">
            <text:p>240.494633004</text:p>
          </table:table-cell>
          <table:table-cell office:value-type="float" office:value="277.535189722" calcext:value-type="float">
            <text:p>277.535189722</text:p>
          </table:table-cell>
          <table:table-cell office:value-type="float" office:value="330.89122455" calcext:value-type="float">
            <text:p>330.89122455</text:p>
          </table:table-cell>
          <table:table-cell office:value-type="float" office:value="377.99729178" calcext:value-type="float">
            <text:p>377.99729178</text:p>
          </table:table-cell>
          <table:table-cell office:value-type="float" office:value="483.592540118" calcext:value-type="float">
            <text:p>483.592540118</text:p>
          </table:table-cell>
          <table:table-cell office:value-type="float" office:value="573.416133737" calcext:value-type="float">
            <text:p>573.416133737</text:p>
          </table:table-cell>
          <table:table-cell office:value-type="float" office:value="812.642299027" calcext:value-type="float">
            <text:p>812.642299027</text:p>
          </table:table-cell>
          <table:table-cell office:value-type="float" office:value="924.631219782" calcext:value-type="float">
            <text:p>924.631219782</text:p>
          </table:table-cell>
          <table:table-cell office:value-type="float" office:value="1181.17917783" calcext:value-type="float">
            <text:p>1181.17917783</text:p>
          </table:table-cell>
        </table:table-row>
      </table:table>
      <table:table table:name="comparison many modes and extravaganzas" table:style-name="ta1">
        <table:shapes>
          <draw:frame draw:z-index="0" draw:style-name="gr1" draw:text-style-name="P1" svg:width="1010.24pt" svg:height="620.79pt" svg:x="204.97pt" svg:y="406.4pt">
            <loext:p draw:notify-on-update-of-ranges="'comparison many modes and extravaganzas'.B4:'comparison many modes and extravaganzas'.AO4 'comparison many modes and extravaganzas'.A5:'comparison many modes and extravaganzas'.A5 'comparison many modes and extravaganzas'.B5:'comparison many modes and extravaganzas'.AO5 'comparison many modes and extravaganzas'.A6:'comparison many modes and extravaganzas'.A6 'comparison many modes and extravaganzas'.B6:'comparison many modes and extravaganzas'.AO6 'comparison many modes and extravaganzas'.A7:'comparison many modes and extravaganzas'.A7 'comparison many modes and extravaganzas'.B7:'comparison many modes and extravaganzas'.AO7 'comparison many modes and extravaganzas'.A8:'comparison many modes and extravaganzas'.A8 'comparison many modes and extravaganzas'.B8:'comparison many modes and extravaganzas'.AO8 'comparison many modes and extravaganzas'.A9:'comparison many modes and extravaganzas'.A9 'comparison many modes and extravaganzas'.B9:'comparison many modes and extravaganzas'.AO9 'comparison many modes and extravaganzas'.A10:'comparison many modes and extravaganzas'.A10 'comparison many modes and extravaganzas'.B10:'comparison many modes and extravaganzas'.AO10 'comparison many modes and extravaganzas'.A11:'comparison many modes and extravaganzas'.A11 'comparison many modes and extravaganzas'.B11:'comparison many modes and extravaganzas'.AO11 'comparison many modes and extravaganzas'.A12:'comparison many modes and extravaganzas'.A12 'comparison many modes and extravaganzas'.B12:'comparison many modes and extravaganzas'.AO12 'comparison many modes and extravaganzas'.A13:'comparison many modes and extravaganzas'.A13 'comparison many modes and extravaganzas'.B13:'comparison many modes and extravaganzas'.AO13 'comparison many modes and extravaganzas'.A14:'comparison many modes and extravaganzas'.A14 'comparison many modes and extravaganzas'.B14:'comparison many modes and extravaganzas'.AO14 'comparison many modes and extravaganzas'.A15:'comparison many modes and extravaganzas'.A15 'comparison many modes and extravaganzas'.B15:'comparison many modes and extravaganzas'.AO15 'comparison many modes and extravaganzas'.A16:'comparison many modes and extravaganzas'.A16 'comparison many modes and extravaganzas'.B16:'comparison many modes and extravaganzas'.AO16 'comparison many modes and extravaganzas'.A17:'comparison many modes and extravaganzas'.A17 'comparison many modes and extravaganzas'.B17:'comparison many modes and extravaganzas'.AO17 'comparison many modes and extravaganzas'.A18:'comparison many modes and extravaganzas'.A18 'comparison many modes and extravaganzas'.B18:'comparison many modes and extravaganzas'.AO18 'comparison many modes and extravaganzas'.A19:'comparison many modes and extravaganzas'.A19 'comparison many modes and extravaganzas'.B19:'comparison many modes and extravaganzas'.AO19 'comparison many modes and extravaganzas'.A20:'comparison many modes and extravaganzas'.A20 'comparison many modes and extravaganzas'.B20:'comparison many modes and extravaganzas'.AO20 'comparison many modes and extravaganzas'.A21:'comparison many modes and extravaganzas'.A21 'comparison many modes and extravaganzas'.B21:'comparison many modes and extravaganzas'.AO21 'comparison many modes and extravaganzas'.A22:'comparison many modes and extravaganzas'.A22 'comparison many modes and extravaganzas'.B22:'comparison many modes and extravaganzas'.AO22 'comparison many modes and extravaganzas'.A23:'comparison many modes and extravaganzas'.A23 'comparison many modes and extravaganzas'.B23:'comparison many modes and extravaganzas'.AO23 'comparison many modes and extravaganzas'.A24:'comparison many modes and extravaganzas'.A24 'comparison many modes and extravaganzas'.B24:'comparison many modes and extravaganzas'.AO24 'comparison many modes and extravaganzas'.A25:'comparison many modes and extravaganzas'.A25 'comparison many modes and extravaganzas'.B25:'comparison many modes and extravaganzas'.AO25 'comparison many modes and extravaganzas'.A26:'comparison many modes and extravaganzas'.A26 'comparison many modes and extravaganzas'.B26:'comparison many modes and extravaganzas'.AO26 'comparison many modes and extravaganzas'.A27:'comparison many modes and extravaganzas'.A27 'comparison many modes and extravaganzas'.B27:'comparison many modes and extravaganzas'.AO27 'comparison many modes and extravaganzas'.A28:'comparison many modes and extravaganzas'.A28 'comparison many modes and extravaganzas'.B28:'comparison many modes and extravaganzas'.AO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2" table:default-cell-style-name="Default"/>
        <table:table-column table:style-name="co3" table:number-columns-repeated="10" table:default-cell-style-name="Default"/>
        <table:table-column table:style-name="co4" table:number-columns-repeated="28" table:default-cell-style-name="Default"/>
        <table:table-row table:style-name="ro1">
          <table:table-cell office:value-type="string" calcext:value-type="string">
            <text:p>10,000 packets, tx time 4</text:p>
          </table:table-cell>
          <table:table-cell table:number-columns-repeated="40"/>
        </table:table-row>
        <table:table-row table:style-name="ro1" table:number-rows-repeated="2">
          <table:table-cell table:number-columns-repeated="41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brs</text:p>
          </table:table-cell>
          <table:table-cell office:value-type="float" office:value="5.12443470732" calcext:value-type="float">
            <text:p>5.1244347073</text:p>
          </table:table-cell>
          <table:table-cell office:value-type="float" office:value="5.27485965637" calcext:value-type="float">
            <text:p>5.2748596564</text:p>
          </table:table-cell>
          <table:table-cell office:value-type="float" office:value="5.43538955107" calcext:value-type="float">
            <text:p>5.4353895511</text:p>
          </table:table-cell>
          <table:table-cell office:value-type="float" office:value="5.65882879472" calcext:value-type="float">
            <text:p>5.6588287947</text:p>
          </table:table-cell>
          <table:table-cell office:value-type="float" office:value="5.83143000731" calcext:value-type="float">
            <text:p>5.8314300073</text:p>
          </table:table-cell>
          <table:table-cell office:value-type="float" office:value="6.16641626255" calcext:value-type="float">
            <text:p>6.1664162626</text:p>
          </table:table-cell>
          <table:table-cell office:value-type="float" office:value="6.49048289718" calcext:value-type="float">
            <text:p>6.4904828972</text:p>
          </table:table-cell>
          <table:table-cell office:value-type="float" office:value="6.97623265126" calcext:value-type="float">
            <text:p>6.9762326513</text:p>
          </table:table-cell>
          <table:table-cell office:value-type="float" office:value="7.36032297654" calcext:value-type="float">
            <text:p>7.3603229765</text:p>
          </table:table-cell>
          <table:table-cell office:value-type="float" office:value="8.12081088321" calcext:value-type="float">
            <text:p>8.1208108832</text:p>
          </table:table-cell>
          <table:table-cell office:value-type="float" office:value="8.85358011408" calcext:value-type="float">
            <text:p>8.8535801141</text:p>
          </table:table-cell>
          <table:table-cell office:value-type="float" office:value="10.0508746651" calcext:value-type="float">
            <text:p>10.0508746651</text:p>
          </table:table-cell>
          <table:table-cell office:value-type="float" office:value="11.4191301623" calcext:value-type="float">
            <text:p>11.4191301623</text:p>
          </table:table-cell>
          <table:table-cell office:value-type="float" office:value="13.3091339189" calcext:value-type="float">
            <text:p>13.3091339189</text:p>
          </table:table-cell>
          <table:table-cell office:value-type="float" office:value="16.6694260343" calcext:value-type="float">
            <text:p>16.6694260343</text:p>
          </table:table-cell>
          <table:table-cell office:value-type="float" office:value="22.8889889666" calcext:value-type="float">
            <text:p>22.8889889666</text:p>
          </table:table-cell>
          <table:table-cell office:value-type="float" office:value="34.9100517519" calcext:value-type="float">
            <text:p>34.9100517519</text:p>
          </table:table-cell>
          <table:table-cell office:value-type="float" office:value="77.6630988995" calcext:value-type="float">
            <text:p>77.6630988995</text:p>
          </table:table-cell>
          <table:table-cell office:value-type="float" office:value="183.440348899" calcext:value-type="float">
            <text:p>183.440348899</text:p>
          </table:table-cell>
          <table:table-cell office:value-type="float" office:value="383.732272352" calcext:value-type="float">
            <text:p>383.732272352</text:p>
          </table:table-cell>
          <table:table-cell office:value-type="float" office:value="835.383609433" calcext:value-type="float">
            <text:p>835.383609433</text:p>
          </table:table-cell>
          <table:table-cell office:value-type="float" office:value="1075.8693734" calcext:value-type="float">
            <text:p>1075.8693734</text:p>
          </table:table-cell>
          <table:table-cell office:value-type="float" office:value="1557.81848867" calcext:value-type="float">
            <text:p>1557.81848867</text:p>
          </table:table-cell>
          <table:table-cell office:value-type="float" office:value="2171.01293307" calcext:value-type="float">
            <text:p>2171.01293307</text:p>
          </table:table-cell>
          <table:table-cell office:value-type="float" office:value="2798.87724281" calcext:value-type="float">
            <text:p>2798.87724281</text:p>
          </table:table-cell>
          <table:table-cell office:value-type="float" office:value="3805.45720072" calcext:value-type="float">
            <text:p>3805.45720072</text:p>
          </table:table-cell>
          <table:table-cell office:value-type="float" office:value="3673.76169144" calcext:value-type="float">
            <text:p>3673.76169144</text:p>
          </table:table-cell>
          <table:table-cell office:value-type="float" office:value="4807.58295259" calcext:value-type="float">
            <text:p>4807.58295259</text:p>
          </table:table-cell>
          <table:table-cell office:value-type="float" office:value="4656.44296825" calcext:value-type="float">
            <text:p>4656.44296825</text:p>
          </table:table-cell>
          <table:table-cell office:value-type="float" office:value="5189.75995898" calcext:value-type="float">
            <text:p>5189.75995898</text:p>
          </table:table-cell>
          <table:table-cell office:value-type="float" office:value="6047.88116781" calcext:value-type="float">
            <text:p>6047.88116781</text:p>
          </table:table-cell>
          <table:table-cell office:value-type="float" office:value="6927.83221464" calcext:value-type="float">
            <text:p>6927.83221464</text:p>
          </table:table-cell>
          <table:table-cell office:value-type="float" office:value="7343.81300731" calcext:value-type="float">
            <text:p>7343.81300731</text:p>
          </table:table-cell>
          <table:table-cell office:value-type="float" office:value="7544.07769729" calcext:value-type="float">
            <text:p>7544.07769729</text:p>
          </table:table-cell>
          <table:table-cell office:value-type="float" office:value="8624.7851641" calcext:value-type="float">
            <text:p>8624.7851641</text:p>
          </table:table-cell>
          <table:table-cell office:value-type="float" office:value="8893.75045383" calcext:value-type="float">
            <text:p>8893.75045383</text:p>
          </table:table-cell>
          <table:table-cell office:value-type="float" office:value="9349.15550761" calcext:value-type="float">
            <text:p>9349.15550761</text:p>
          </table:table-cell>
          <table:table-cell office:value-type="float" office:value="10312.6222566" calcext:value-type="float">
            <text:p>10312.6222566</text:p>
          </table:table-cell>
          <table:table-cell office:value-type="float" office:value="10477.3500523" calcext:value-type="float">
            <text:p>10477.3500523</text:p>
          </table:table-cell>
          <table:table-cell office:value-type="float" office:value="10555.5081181" calcext:value-type="float">
            <text:p>10555.5081181</text:p>
          </table:table-cell>
        </table:table-row>
        <table:table-row table:style-name="ro1">
          <table:table-cell office:value-type="string" calcext:value-type="string">
            <text:p>fuzzy_token inc 1 dec half w/ thresholds</text:p>
          </table:table-cell>
          <table:table-cell office:value-type="float" office:value="6.20965094364" calcext:value-type="float">
            <text:p>6.2096509436</text:p>
          </table:table-cell>
          <table:table-cell office:value-type="float" office:value="6.51678145197" calcext:value-type="float">
            <text:p>6.516781452</text:p>
          </table:table-cell>
          <table:table-cell office:value-type="float" office:value="6.91367645348" calcext:value-type="float">
            <text:p>6.9136764535</text:p>
          </table:table-cell>
          <table:table-cell office:value-type="float" office:value="7.37127577119" calcext:value-type="float">
            <text:p>7.3712757712</text:p>
          </table:table-cell>
          <table:table-cell office:value-type="float" office:value="7.97116528698" calcext:value-type="float">
            <text:p>7.971165287</text:p>
          </table:table-cell>
          <table:table-cell office:value-type="float" office:value="8.73943785744" calcext:value-type="float">
            <text:p>8.7394378574</text:p>
          </table:table-cell>
          <table:table-cell office:value-type="float" office:value="9.82295922629" calcext:value-type="float">
            <text:p>9.8229592263</text:p>
          </table:table-cell>
          <table:table-cell office:value-type="float" office:value="11.6444411302" calcext:value-type="float">
            <text:p>11.6444411302</text:p>
          </table:table-cell>
          <table:table-cell office:value-type="float" office:value="13.4969928446" calcext:value-type="float">
            <text:p>13.4969928446</text:p>
          </table:table-cell>
          <table:table-cell office:value-type="float" office:value="16.296762258" calcext:value-type="float">
            <text:p>16.296762258</text:p>
          </table:table-cell>
          <table:table-cell office:value-type="float" office:value="20.0379971532" calcext:value-type="float">
            <text:p>20.0379971532</text:p>
          </table:table-cell>
          <table:table-cell office:value-type="float" office:value="25.4445569501" calcext:value-type="float">
            <text:p>25.4445569501</text:p>
          </table:table-cell>
          <table:table-cell office:value-type="float" office:value="33.2790334581" calcext:value-type="float">
            <text:p>33.2790334581</text:p>
          </table:table-cell>
          <table:table-cell office:value-type="float" office:value="38.6207643825" calcext:value-type="float">
            <text:p>38.6207643825</text:p>
          </table:table-cell>
          <table:table-cell office:value-type="float" office:value="49.3256486241" calcext:value-type="float">
            <text:p>49.3256486241</text:p>
          </table:table-cell>
          <table:table-cell office:value-type="float" office:value="57.6100983545" calcext:value-type="float">
            <text:p>57.6100983545</text:p>
          </table:table-cell>
          <table:table-cell office:value-type="float" office:value="67.2593403735" calcext:value-type="float">
            <text:p>67.2593403735</text:p>
          </table:table-cell>
          <table:table-cell office:value-type="float" office:value="74.0429541235" calcext:value-type="float">
            <text:p>74.0429541235</text:p>
          </table:table-cell>
          <table:table-cell office:value-type="float" office:value="82.0575649519" calcext:value-type="float">
            <text:p>82.0575649519</text:p>
          </table:table-cell>
          <table:table-cell office:value-type="float" office:value="89.174333087" calcext:value-type="float">
            <text:p>89.174333087</text:p>
          </table:table-cell>
          <table:table-cell office:value-type="float" office:value="93.7145203069" calcext:value-type="float">
            <text:p>93.7145203069</text:p>
          </table:table-cell>
          <table:table-cell office:value-type="float" office:value="101.670441121" calcext:value-type="float">
            <text:p>101.670441121</text:p>
          </table:table-cell>
          <table:table-cell office:value-type="float" office:value="106.259337654" calcext:value-type="float">
            <text:p>106.259337654</text:p>
          </table:table-cell>
          <table:table-cell office:value-type="float" office:value="115.644311406" calcext:value-type="float">
            <text:p>115.644311406</text:p>
          </table:table-cell>
          <table:table-cell office:value-type="float" office:value="121.218123209" calcext:value-type="float">
            <text:p>121.218123209</text:p>
          </table:table-cell>
          <table:table-cell office:value-type="float" office:value="132.111593194" calcext:value-type="float">
            <text:p>132.111593194</text:p>
          </table:table-cell>
          <table:table-cell office:value-type="float" office:value="143.212169337" calcext:value-type="float">
            <text:p>143.212169337</text:p>
          </table:table-cell>
          <table:table-cell office:value-type="float" office:value="155.569257018" calcext:value-type="float">
            <text:p>155.569257018</text:p>
          </table:table-cell>
          <table:table-cell office:value-type="float" office:value="169.569368419" calcext:value-type="float">
            <text:p>169.569368419</text:p>
          </table:table-cell>
          <table:table-cell office:value-type="float" office:value="180.999620578" calcext:value-type="float">
            <text:p>180.999620578</text:p>
          </table:table-cell>
          <table:table-cell office:value-type="float" office:value="205.197779004" calcext:value-type="float">
            <text:p>205.197779004</text:p>
          </table:table-cell>
          <table:table-cell office:value-type="float" office:value="238.44685032" calcext:value-type="float">
            <text:p>238.44685032</text:p>
          </table:table-cell>
          <table:table-cell office:value-type="float" office:value="270.228780019" calcext:value-type="float">
            <text:p>270.228780019</text:p>
          </table:table-cell>
          <table:table-cell office:value-type="float" office:value="326.733946781" calcext:value-type="float">
            <text:p>326.733946781</text:p>
          </table:table-cell>
          <table:table-cell office:value-type="float" office:value="358.235862389" calcext:value-type="float">
            <text:p>358.235862389</text:p>
          </table:table-cell>
          <table:table-cell office:value-type="float" office:value="455.998269088" calcext:value-type="float">
            <text:p>455.998269088</text:p>
          </table:table-cell>
          <table:table-cell office:value-type="float" office:value="570.56231555" calcext:value-type="float">
            <text:p>570.56231555</text:p>
          </table:table-cell>
          <table:table-cell office:value-type="float" office:value="742.537289567" calcext:value-type="float">
            <text:p>742.537289567</text:p>
          </table:table-cell>
          <table:table-cell office:value-type="float" office:value="902.175699154" calcext:value-type="float">
            <text:p>902.175699154</text:p>
          </table:table-cell>
          <table:table-cell office:value-type="float" office:value="1049.26081491" calcext:value-type="float">
            <text:p>1049.26081491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2476425877" calcext:value-type="float">
            <text:p>36.2476425877</text:p>
          </table:table-cell>
          <table:table-cell office:value-type="float" office:value="37.2454266902" calcext:value-type="float">
            <text:p>37.2454266902</text:p>
          </table:table-cell>
          <table:table-cell office:value-type="float" office:value="38.145449336" calcext:value-type="float">
            <text:p>38.145449336</text:p>
          </table:table-cell>
          <table:table-cell office:value-type="float" office:value="39.1447470052" calcext:value-type="float">
            <text:p>39.1447470052</text:p>
          </table:table-cell>
          <table:table-cell office:value-type="float" office:value="40.5176529108" calcext:value-type="float">
            <text:p>40.5176529108</text:p>
          </table:table-cell>
          <table:table-cell office:value-type="float" office:value="41.6468386771" calcext:value-type="float">
            <text:p>41.6468386771</text:p>
          </table:table-cell>
          <table:table-cell office:value-type="float" office:value="42.8650433373" calcext:value-type="float">
            <text:p>42.8650433373</text:p>
          </table:table-cell>
          <table:table-cell office:value-type="float" office:value="44.219501072" calcext:value-type="float">
            <text:p>44.219501072</text:p>
          </table:table-cell>
          <table:table-cell office:value-type="float" office:value="45.4025916531" calcext:value-type="float">
            <text:p>45.4025916531</text:p>
          </table:table-cell>
          <table:table-cell office:value-type="float" office:value="47.0242464198" calcext:value-type="float">
            <text:p>47.0242464198</text:p>
          </table:table-cell>
          <table:table-cell office:value-type="float" office:value="48.601881235" calcext:value-type="float">
            <text:p>48.601881235</text:p>
          </table:table-cell>
          <table:table-cell office:value-type="float" office:value="50.2633449899" calcext:value-type="float">
            <text:p>50.2633449899</text:p>
          </table:table-cell>
          <table:table-cell office:value-type="float" office:value="52.0977941211" calcext:value-type="float">
            <text:p>52.0977941211</text:p>
          </table:table-cell>
          <table:table-cell office:value-type="float" office:value="54.2905097808" calcext:value-type="float">
            <text:p>54.2905097808</text:p>
          </table:table-cell>
          <table:table-cell office:value-type="float" office:value="56.303793648" calcext:value-type="float">
            <text:p>56.303793648</text:p>
          </table:table-cell>
          <table:table-cell office:value-type="float" office:value="58.053428123" calcext:value-type="float">
            <text:p>58.053428123</text:p>
          </table:table-cell>
          <table:table-cell office:value-type="float" office:value="60.5468131206" calcext:value-type="float">
            <text:p>60.5468131206</text:p>
          </table:table-cell>
          <table:table-cell office:value-type="float" office:value="63.6894422794" calcext:value-type="float">
            <text:p>63.6894422794</text:p>
          </table:table-cell>
          <table:table-cell office:value-type="float" office:value="66.4274895722" calcext:value-type="float">
            <text:p>66.4274895722</text:p>
          </table:table-cell>
          <table:table-cell office:value-type="float" office:value="70.8172174272" calcext:value-type="float">
            <text:p>70.8172174272</text:p>
          </table:table-cell>
          <table:table-cell office:value-type="float" office:value="73.4072316481" calcext:value-type="float">
            <text:p>73.4072316481</text:p>
          </table:table-cell>
          <table:table-cell office:value-type="float" office:value="79.7966407958" calcext:value-type="float">
            <text:p>79.7966407958</text:p>
          </table:table-cell>
          <table:table-cell office:value-type="float" office:value="81.5774853258" calcext:value-type="float">
            <text:p>81.5774853258</text:p>
          </table:table-cell>
          <table:table-cell office:value-type="float" office:value="88.2438218678" calcext:value-type="float">
            <text:p>88.2438218678</text:p>
          </table:table-cell>
          <table:table-cell office:value-type="float" office:value="94.1506811118" calcext:value-type="float">
            <text:p>94.1506811118</text:p>
          </table:table-cell>
          <table:table-cell office:value-type="float" office:value="101.647899421" calcext:value-type="float">
            <text:p>101.647899421</text:p>
          </table:table-cell>
          <table:table-cell office:value-type="float" office:value="110.522671648" calcext:value-type="float">
            <text:p>110.522671648</text:p>
          </table:table-cell>
          <table:table-cell office:value-type="float" office:value="116.824829726" calcext:value-type="float">
            <text:p>116.824829726</text:p>
          </table:table-cell>
          <table:table-cell office:value-type="float" office:value="129.38261412" calcext:value-type="float">
            <text:p>129.38261412</text:p>
          </table:table-cell>
          <table:table-cell office:value-type="float" office:value="140.177408232" calcext:value-type="float">
            <text:p>140.177408232</text:p>
          </table:table-cell>
          <table:table-cell office:value-type="float" office:value="162.150662043" calcext:value-type="float">
            <text:p>162.150662043</text:p>
          </table:table-cell>
          <table:table-cell office:value-type="float" office:value="178.792596004" calcext:value-type="float">
            <text:p>178.792596004</text:p>
          </table:table-cell>
          <table:table-cell office:value-type="float" office:value="200.830607687" calcext:value-type="float">
            <text:p>200.830607687</text:p>
          </table:table-cell>
          <table:table-cell office:value-type="float" office:value="248.205582111" calcext:value-type="float">
            <text:p>248.205582111</text:p>
          </table:table-cell>
          <table:table-cell office:value-type="float" office:value="313.548765841" calcext:value-type="float">
            <text:p>313.548765841</text:p>
          </table:table-cell>
          <table:table-cell office:value-type="float" office:value="382.948551204" calcext:value-type="float">
            <text:p>382.948551204</text:p>
          </table:table-cell>
          <table:table-cell office:value-type="float" office:value="427.704596198" calcext:value-type="float">
            <text:p>427.704596198</text:p>
          </table:table-cell>
          <table:table-cell office:value-type="float" office:value="541.773867501" calcext:value-type="float">
            <text:p>541.773867501</text:p>
          </table:table-cell>
          <table:table-cell office:value-type="float" office:value="766.039129484" calcext:value-type="float">
            <text:p>766.039129484</text:p>
          </table:table-cell>
          <table:table-cell office:value-type="float" office:value="1055.68154128" calcext:value-type="float">
            <text:p>1055.68154128</text:p>
          </table:table-cell>
        </table:table-row>
        <table:table-row table:style-name="ro1">
          <table:table-cell office:value-type="string" calcext:value-type="string">
            <text:p>fuzzy_token inc 1 dec half w/ thresholds 0.5 and 0.8</text:p>
          </table:table-cell>
          <table:table-cell office:value-type="float" office:value="6.27651994534" calcext:value-type="float">
            <text:p>6.2765199453</text:p>
          </table:table-cell>
          <table:table-cell office:value-type="float" office:value="6.5667051108" calcext:value-type="float">
            <text:p>6.5667051108</text:p>
          </table:table-cell>
          <table:table-cell office:value-type="float" office:value="6.96185120486" calcext:value-type="float">
            <text:p>6.9618512049</text:p>
          </table:table-cell>
          <table:table-cell office:value-type="float" office:value="7.59796442171" calcext:value-type="float">
            <text:p>7.5979644217</text:p>
          </table:table-cell>
          <table:table-cell office:value-type="float" office:value="8.33314605856" calcext:value-type="float">
            <text:p>8.3331460586</text:p>
          </table:table-cell>
          <table:table-cell office:value-type="float" office:value="9.34611150406" calcext:value-type="float">
            <text:p>9.3461115041</text:p>
          </table:table-cell>
          <table:table-cell office:value-type="float" office:value="10.6630841557" calcext:value-type="float">
            <text:p>10.6630841557</text:p>
          </table:table-cell>
          <table:table-cell office:value-type="float" office:value="12.7312917648" calcext:value-type="float">
            <text:p>12.7312917648</text:p>
          </table:table-cell>
          <table:table-cell office:value-type="float" office:value="16.2699265342" calcext:value-type="float">
            <text:p>16.2699265342</text:p>
          </table:table-cell>
          <table:table-cell office:value-type="float" office:value="20.188285637" calcext:value-type="float">
            <text:p>20.188285637</text:p>
          </table:table-cell>
          <table:table-cell office:value-type="float" office:value="25.8971695105" calcext:value-type="float">
            <text:p>25.8971695105</text:p>
          </table:table-cell>
          <table:table-cell office:value-type="float" office:value="31.8583297394" calcext:value-type="float">
            <text:p>31.8583297394</text:p>
          </table:table-cell>
          <table:table-cell office:value-type="float" office:value="38.8884586736" calcext:value-type="float">
            <text:p>38.8884586736</text:p>
          </table:table-cell>
          <table:table-cell office:value-type="float" office:value="45.2946347044" calcext:value-type="float">
            <text:p>45.2946347044</text:p>
          </table:table-cell>
          <table:table-cell office:value-type="float" office:value="52.8983048758" calcext:value-type="float">
            <text:p>52.8983048758</text:p>
          </table:table-cell>
          <table:table-cell office:value-type="float" office:value="58.7263006096" calcext:value-type="float">
            <text:p>58.7263006096</text:p>
          </table:table-cell>
          <table:table-cell office:value-type="float" office:value="63.6721318101" calcext:value-type="float">
            <text:p>63.6721318101</text:p>
          </table:table-cell>
          <table:table-cell office:value-type="float" office:value="68.2697000693" calcext:value-type="float">
            <text:p>68.2697000693</text:p>
          </table:table-cell>
          <table:table-cell office:value-type="float" office:value="72.0648102386" calcext:value-type="float">
            <text:p>72.0648102386</text:p>
          </table:table-cell>
          <table:table-cell office:value-type="float" office:value="77.4984814099" calcext:value-type="float">
            <text:p>77.4984814099</text:p>
          </table:table-cell>
          <table:table-cell office:value-type="float" office:value="81.6270580008" calcext:value-type="float">
            <text:p>81.6270580008</text:p>
          </table:table-cell>
          <table:table-cell office:value-type="float" office:value="87.6870794441" calcext:value-type="float">
            <text:p>87.6870794441</text:p>
          </table:table-cell>
          <table:table-cell office:value-type="float" office:value="92.3894050107" calcext:value-type="float">
            <text:p>92.3894050107</text:p>
          </table:table-cell>
          <table:table-cell office:value-type="float" office:value="97.8288390029" calcext:value-type="float">
            <text:p>97.8288390029</text:p>
          </table:table-cell>
          <table:table-cell office:value-type="float" office:value="105.264620605" calcext:value-type="float">
            <text:p>105.264620605</text:p>
          </table:table-cell>
          <table:table-cell office:value-type="float" office:value="112.004232364" calcext:value-type="float">
            <text:p>112.004232364</text:p>
          </table:table-cell>
          <table:table-cell office:value-type="float" office:value="122.768746563" calcext:value-type="float">
            <text:p>122.768746563</text:p>
          </table:table-cell>
          <table:table-cell office:value-type="float" office:value="134.939515958" calcext:value-type="float">
            <text:p>134.939515958</text:p>
          </table:table-cell>
          <table:table-cell office:value-type="float" office:value="144.012462898" calcext:value-type="float">
            <text:p>144.012462898</text:p>
          </table:table-cell>
          <table:table-cell office:value-type="float" office:value="161.442548492" calcext:value-type="float">
            <text:p>161.442548492</text:p>
          </table:table-cell>
          <table:table-cell office:value-type="float" office:value="170.422990522" calcext:value-type="float">
            <text:p>170.422990522</text:p>
          </table:table-cell>
          <table:table-cell office:value-type="float" office:value="209.637118148" calcext:value-type="float">
            <text:p>209.637118148</text:p>
          </table:table-cell>
          <table:table-cell office:value-type="float" office:value="241.23901822" calcext:value-type="float">
            <text:p>241.23901822</text:p>
          </table:table-cell>
          <table:table-cell office:value-type="float" office:value="284.764724972" calcext:value-type="float">
            <text:p>284.764724972</text:p>
          </table:table-cell>
          <table:table-cell office:value-type="float" office:value="315.334925725" calcext:value-type="float">
            <text:p>315.334925725</text:p>
          </table:table-cell>
          <table:table-cell office:value-type="float" office:value="389.973900207" calcext:value-type="float">
            <text:p>389.973900207</text:p>
          </table:table-cell>
          <table:table-cell office:value-type="float" office:value="522.657279272" calcext:value-type="float">
            <text:p>522.657279272</text:p>
          </table:table-cell>
          <table:table-cell office:value-type="float" office:value="688.110792613" calcext:value-type="float">
            <text:p>688.110792613</text:p>
          </table:table-cell>
          <table:table-cell office:value-type="float" office:value="852.982849712" calcext:value-type="float">
            <text:p>852.982849712</text:p>
          </table:table-cell>
          <table:table-cell office:value-type="float" office:value="1112.40881905" calcext:value-type="float">
            <text:p>1112.40881905</text:p>
          </table:table-cell>
        </table:table-row>
        <table:table-row table:style-name="ro1">
          <table:table-cell office:value-type="string" calcext:value-type="string">
            <text:p>fuzzy_token inc 1 dec 2 w/ thresholds 0.5 and 0.8</text:p>
          </table:table-cell>
          <table:table-cell office:value-type="float" office:value="6.52655640049" calcext:value-type="float">
            <text:p>6.5265564005</text:p>
          </table:table-cell>
          <table:table-cell office:value-type="float" office:value="7.53093221251" calcext:value-type="float">
            <text:p>7.5309322125</text:p>
          </table:table-cell>
          <table:table-cell office:value-type="float" office:value="8.74092102217" calcext:value-type="float">
            <text:p>8.7409210222</text:p>
          </table:table-cell>
          <table:table-cell office:value-type="float" office:value="9.99826832572" calcext:value-type="float">
            <text:p>9.9982683257</text:p>
          </table:table-cell>
          <table:table-cell office:value-type="float" office:value="12.6635574417" calcext:value-type="float">
            <text:p>12.6635574417</text:p>
          </table:table-cell>
          <table:table-cell office:value-type="float" office:value="16.0421262997" calcext:value-type="float">
            <text:p>16.0421262997</text:p>
          </table:table-cell>
          <table:table-cell office:value-type="float" office:value="22.6142680553" calcext:value-type="float">
            <text:p>22.6142680553</text:p>
          </table:table-cell>
          <table:table-cell office:value-type="float" office:value="31.0432137572" calcext:value-type="float">
            <text:p>31.0432137572</text:p>
          </table:table-cell>
          <table:table-cell office:value-type="float" office:value="43.8600619936" calcext:value-type="float">
            <text:p>43.8600619936</text:p>
          </table:table-cell>
          <table:table-cell office:value-type="float" office:value="55.6338226009" calcext:value-type="float">
            <text:p>55.6338226009</text:p>
          </table:table-cell>
          <table:table-cell office:value-type="float" office:value="68.2967603285" calcext:value-type="float">
            <text:p>68.2967603285</text:p>
          </table:table-cell>
          <table:table-cell office:value-type="float" office:value="81.0439713647" calcext:value-type="float">
            <text:p>81.0439713647</text:p>
          </table:table-cell>
          <table:table-cell office:value-type="float" office:value="90.3756818522" calcext:value-type="float">
            <text:p>90.3756818522</text:p>
          </table:table-cell>
          <table:table-cell office:value-type="float" office:value="98.7422366389" calcext:value-type="float">
            <text:p>98.7422366389</text:p>
          </table:table-cell>
          <table:table-cell office:value-type="float" office:value="103.775246193" calcext:value-type="float">
            <text:p>103.775246193</text:p>
          </table:table-cell>
          <table:table-cell office:value-type="float" office:value="109.582114708" calcext:value-type="float">
            <text:p>109.582114708</text:p>
          </table:table-cell>
          <table:table-cell office:value-type="float" office:value="116.392080973" calcext:value-type="float">
            <text:p>116.392080973</text:p>
          </table:table-cell>
          <table:table-cell office:value-type="float" office:value="122.424582478" calcext:value-type="float">
            <text:p>122.424582478</text:p>
          </table:table-cell>
          <table:table-cell office:value-type="float" office:value="127.043418495" calcext:value-type="float">
            <text:p>127.043418495</text:p>
          </table:table-cell>
          <table:table-cell office:value-type="float" office:value="133.310622723" calcext:value-type="float">
            <text:p>133.310622723</text:p>
          </table:table-cell>
          <table:table-cell office:value-type="float" office:value="139.228184421" calcext:value-type="float">
            <text:p>139.228184421</text:p>
          </table:table-cell>
          <table:table-cell office:value-type="float" office:value="149.561322726" calcext:value-type="float">
            <text:p>149.561322726</text:p>
          </table:table-cell>
          <table:table-cell office:value-type="float" office:value="159.948126468" calcext:value-type="float">
            <text:p>159.948126468</text:p>
          </table:table-cell>
          <table:table-cell office:value-type="float" office:value="169.816686459" calcext:value-type="float">
            <text:p>169.816686459</text:p>
          </table:table-cell>
          <table:table-cell office:value-type="float" office:value="184.671458739" calcext:value-type="float">
            <text:p>184.671458739</text:p>
          </table:table-cell>
          <table:table-cell office:value-type="float" office:value="191.801579129" calcext:value-type="float">
            <text:p>191.801579129</text:p>
          </table:table-cell>
          <table:table-cell office:value-type="float" office:value="207.656670675" calcext:value-type="float">
            <text:p>207.656670675</text:p>
          </table:table-cell>
          <table:table-cell office:value-type="float" office:value="221.67683524" calcext:value-type="float">
            <text:p>221.67683524</text:p>
          </table:table-cell>
          <table:table-cell office:value-type="float" office:value="246.918652605" calcext:value-type="float">
            <text:p>246.918652605</text:p>
          </table:table-cell>
          <table:table-cell office:value-type="float" office:value="260.297015502" calcext:value-type="float">
            <text:p>260.297015502</text:p>
          </table:table-cell>
          <table:table-cell office:value-type="float" office:value="301.445535226" calcext:value-type="float">
            <text:p>301.445535226</text:p>
          </table:table-cell>
          <table:table-cell office:value-type="float" office:value="328.604840713" calcext:value-type="float">
            <text:p>328.604840713</text:p>
          </table:table-cell>
          <table:table-cell office:value-type="float" office:value="386.984384644" calcext:value-type="float">
            <text:p>386.984384644</text:p>
          </table:table-cell>
          <table:table-cell office:value-type="float" office:value="430.293509547" calcext:value-type="float">
            <text:p>430.293509547</text:p>
          </table:table-cell>
          <table:table-cell office:value-type="float" office:value="525.449214693" calcext:value-type="float">
            <text:p>525.449214693</text:p>
          </table:table-cell>
          <table:table-cell office:value-type="float" office:value="633.958221758" calcext:value-type="float">
            <text:p>633.958221758</text:p>
          </table:table-cell>
          <table:table-cell office:value-type="float" office:value="765.581594551" calcext:value-type="float">
            <text:p>765.581594551</text:p>
          </table:table-cell>
          <table:table-cell office:value-type="float" office:value="871.651011417" calcext:value-type="float">
            <text:p>871.651011417</text:p>
          </table:table-cell>
          <table:table-cell office:value-type="float" office:value="1088.61305151" calcext:value-type="float">
            <text:p>1088.61305151</text:p>
          </table:table-cell>
          <table:table-cell office:value-type="float" office:value="1371.12904189" calcext:value-type="float">
            <text:p>1371.12904189</text:p>
          </table:table-cell>
        </table:table-row>
        <table:table-row table:style-name="ro1">
          <table:table-cell office:value-type="string" calcext:value-type="string">
            <text:p>fuzzy_token inc double dec half w/ thresholds 0.5 and 0.8</text:p>
          </table:table-cell>
          <table:table-cell office:value-type="float" office:value="5.68513758796" calcext:value-type="float">
            <text:p>5.685137588</text:p>
          </table:table-cell>
          <table:table-cell office:value-type="float" office:value="7.42470557897" calcext:value-type="float">
            <text:p>7.424705579</text:p>
          </table:table-cell>
          <table:table-cell office:value-type="float" office:value="10.754931347" calcext:value-type="float">
            <text:p>10.754931347</text:p>
          </table:table-cell>
          <table:table-cell office:value-type="float" office:value="17.846104473" calcext:value-type="float">
            <text:p>17.846104473</text:p>
          </table:table-cell>
          <table:table-cell office:value-type="float" office:value="31.4603142198" calcext:value-type="float">
            <text:p>31.4603142198</text:p>
          </table:table-cell>
          <table:table-cell office:value-type="float" office:value="52.6365723299" calcext:value-type="float">
            <text:p>52.6365723299</text:p>
          </table:table-cell>
          <table:table-cell office:value-type="float" office:value="80.0755725596" calcext:value-type="float">
            <text:p>80.0755725596</text:p>
          </table:table-cell>
          <table:table-cell office:value-type="float" office:value="105.010860143" calcext:value-type="float">
            <text:p>105.010860143</text:p>
          </table:table-cell>
          <table:table-cell office:value-type="float" office:value="118.65993055" calcext:value-type="float">
            <text:p>118.65993055</text:p>
          </table:table-cell>
          <table:table-cell office:value-type="float" office:value="130.038548713" calcext:value-type="float">
            <text:p>130.038548713</text:p>
          </table:table-cell>
          <table:table-cell office:value-type="float" office:value="135.021652825" calcext:value-type="float">
            <text:p>135.021652825</text:p>
          </table:table-cell>
          <table:table-cell office:value-type="float" office:value="141.581790632" calcext:value-type="float">
            <text:p>141.581790632</text:p>
          </table:table-cell>
          <table:table-cell office:value-type="float" office:value="146.754505593" calcext:value-type="float">
            <text:p>146.754505593</text:p>
          </table:table-cell>
          <table:table-cell office:value-type="float" office:value="154.54031118" calcext:value-type="float">
            <text:p>154.54031118</text:p>
          </table:table-cell>
          <table:table-cell office:value-type="float" office:value="157.702449705" calcext:value-type="float">
            <text:p>157.702449705</text:p>
          </table:table-cell>
          <table:table-cell office:value-type="float" office:value="164.416897604" calcext:value-type="float">
            <text:p>164.416897604</text:p>
          </table:table-cell>
          <table:table-cell office:value-type="float" office:value="170.792993335" calcext:value-type="float">
            <text:p>170.792993335</text:p>
          </table:table-cell>
          <table:table-cell office:value-type="float" office:value="179.296892503" calcext:value-type="float">
            <text:p>179.296892503</text:p>
          </table:table-cell>
          <table:table-cell office:value-type="float" office:value="187.974864275" calcext:value-type="float">
            <text:p>187.974864275</text:p>
          </table:table-cell>
          <table:table-cell office:value-type="float" office:value="199.353227491" calcext:value-type="float">
            <text:p>199.353227491</text:p>
          </table:table-cell>
          <table:table-cell office:value-type="float" office:value="210.008651674" calcext:value-type="float">
            <text:p>210.008651674</text:p>
          </table:table-cell>
          <table:table-cell office:value-type="float" office:value="221.86468067" calcext:value-type="float">
            <text:p>221.86468067</text:p>
          </table:table-cell>
          <table:table-cell office:value-type="float" office:value="235.331139518" calcext:value-type="float">
            <text:p>235.331139518</text:p>
          </table:table-cell>
          <table:table-cell office:value-type="float" office:value="246.237937335" calcext:value-type="float">
            <text:p>246.237937335</text:p>
          </table:table-cell>
          <table:table-cell office:value-type="float" office:value="268.678432564" calcext:value-type="float">
            <text:p>268.678432564</text:p>
          </table:table-cell>
          <table:table-cell office:value-type="float" office:value="283.85798023" calcext:value-type="float">
            <text:p>283.85798023</text:p>
          </table:table-cell>
          <table:table-cell office:value-type="float" office:value="302.104847546" calcext:value-type="float">
            <text:p>302.104847546</text:p>
          </table:table-cell>
          <table:table-cell office:value-type="float" office:value="329.135407534" calcext:value-type="float">
            <text:p>329.135407534</text:p>
          </table:table-cell>
          <table:table-cell office:value-type="float" office:value="366.41968489" calcext:value-type="float">
            <text:p>366.41968489</text:p>
          </table:table-cell>
          <table:table-cell office:value-type="float" office:value="391.552776257" calcext:value-type="float">
            <text:p>391.552776257</text:p>
          </table:table-cell>
          <table:table-cell office:value-type="float" office:value="431.638301592" calcext:value-type="float">
            <text:p>431.638301592</text:p>
          </table:table-cell>
          <table:table-cell office:value-type="float" office:value="494.771733374" calcext:value-type="float">
            <text:p>494.771733374</text:p>
          </table:table-cell>
          <table:table-cell office:value-type="float" office:value="559.619892758" calcext:value-type="float">
            <text:p>559.619892758</text:p>
          </table:table-cell>
          <table:table-cell office:value-type="float" office:value="591.805653651" calcext:value-type="float">
            <text:p>591.805653651</text:p>
          </table:table-cell>
          <table:table-cell office:value-type="float" office:value="680.577447466" calcext:value-type="float">
            <text:p>680.577447466</text:p>
          </table:table-cell>
          <table:table-cell office:value-type="float" office:value="832.122542449" calcext:value-type="float">
            <text:p>832.122542449</text:p>
          </table:table-cell>
          <table:table-cell office:value-type="float" office:value="913.976446456" calcext:value-type="float">
            <text:p>913.976446456</text:p>
          </table:table-cell>
          <table:table-cell office:value-type="float" office:value="1055.22552593" calcext:value-type="float">
            <text:p>1055.22552593</text:p>
          </table:table-cell>
          <table:table-cell office:value-type="float" office:value="1254.3003711" calcext:value-type="float">
            <text:p>1254.3003711</text:p>
          </table:table-cell>
          <table:table-cell office:value-type="float" office:value="1464.9441337" calcext:value-type="float">
            <text:p>1464.9441337</text:p>
          </table:table-cell>
        </table:table-row>
        <table:table-row table:style-name="ro1">
          <table:table-cell office:value-type="string" calcext:value-type="string">
            <text:p>fuzzy_token inc 1 dec half w/ thresholds 0.2 and 0.4</text:p>
          </table:table-cell>
          <table:table-cell office:value-type="float" office:value="16.6342266041" calcext:value-type="float">
            <text:p>16.6342266041</text:p>
          </table:table-cell>
          <table:table-cell office:value-type="float" office:value="17.2104833831" calcext:value-type="float">
            <text:p>17.2104833831</text:p>
          </table:table-cell>
          <table:table-cell office:value-type="float" office:value="17.8343558148" calcext:value-type="float">
            <text:p>17.8343558148</text:p>
          </table:table-cell>
          <table:table-cell office:value-type="float" office:value="18.2916542324" calcext:value-type="float">
            <text:p>18.2916542324</text:p>
          </table:table-cell>
          <table:table-cell office:value-type="float" office:value="19.0864525867" calcext:value-type="float">
            <text:p>19.0864525867</text:p>
          </table:table-cell>
          <table:table-cell office:value-type="float" office:value="19.7602088366" calcext:value-type="float">
            <text:p>19.7602088366</text:p>
          </table:table-cell>
          <table:table-cell office:value-type="float" office:value="20.8137764116" calcext:value-type="float">
            <text:p>20.8137764116</text:p>
          </table:table-cell>
          <table:table-cell office:value-type="float" office:value="22.0646836301" calcext:value-type="float">
            <text:p>22.0646836301</text:p>
          </table:table-cell>
          <table:table-cell office:value-type="float" office:value="23.0602830929" calcext:value-type="float">
            <text:p>23.0602830929</text:p>
          </table:table-cell>
          <table:table-cell office:value-type="float" office:value="24.8820693661" calcext:value-type="float">
            <text:p>24.8820693661</text:p>
          </table:table-cell>
          <table:table-cell office:value-type="float" office:value="26.9294892476" calcext:value-type="float">
            <text:p>26.9294892476</text:p>
          </table:table-cell>
          <table:table-cell office:value-type="float" office:value="28.9369403958" calcext:value-type="float">
            <text:p>28.9369403958</text:p>
          </table:table-cell>
          <table:table-cell office:value-type="float" office:value="32.1023879508" calcext:value-type="float">
            <text:p>32.1023879508</text:p>
          </table:table-cell>
          <table:table-cell office:value-type="float" office:value="36.4845755644" calcext:value-type="float">
            <text:p>36.4845755644</text:p>
          </table:table-cell>
          <table:table-cell office:value-type="float" office:value="43.4537839861" calcext:value-type="float">
            <text:p>43.4537839861</text:p>
          </table:table-cell>
          <table:table-cell office:value-type="float" office:value="47.8884754676" calcext:value-type="float">
            <text:p>47.8884754676</text:p>
          </table:table-cell>
          <table:table-cell office:value-type="float" office:value="58.5150393194" calcext:value-type="float">
            <text:p>58.5150393194</text:p>
          </table:table-cell>
          <table:table-cell office:value-type="float" office:value="65.274775989" calcext:value-type="float">
            <text:p>65.274775989</text:p>
          </table:table-cell>
          <table:table-cell office:value-type="float" office:value="74.8172212768" calcext:value-type="float">
            <text:p>74.8172212768</text:p>
          </table:table-cell>
          <table:table-cell office:value-type="float" office:value="83.3304388154" calcext:value-type="float">
            <text:p>83.3304388154</text:p>
          </table:table-cell>
          <table:table-cell office:value-type="float" office:value="92.9097234023" calcext:value-type="float">
            <text:p>92.9097234023</text:p>
          </table:table-cell>
          <table:table-cell office:value-type="float" office:value="99.0223381698" calcext:value-type="float">
            <text:p>99.0223381698</text:p>
          </table:table-cell>
          <table:table-cell office:value-type="float" office:value="105.336991836" calcext:value-type="float">
            <text:p>105.336991836</text:p>
          </table:table-cell>
          <table:table-cell office:value-type="float" office:value="114.646197756" calcext:value-type="float">
            <text:p>114.646197756</text:p>
          </table:table-cell>
          <table:table-cell office:value-type="float" office:value="121.396050824" calcext:value-type="float">
            <text:p>121.396050824</text:p>
          </table:table-cell>
          <table:table-cell office:value-type="float" office:value="133.647995859" calcext:value-type="float">
            <text:p>133.647995859</text:p>
          </table:table-cell>
          <table:table-cell office:value-type="float" office:value="142.883140029" calcext:value-type="float">
            <text:p>142.883140029</text:p>
          </table:table-cell>
          <table:table-cell office:value-type="float" office:value="156.217806743" calcext:value-type="float">
            <text:p>156.217806743</text:p>
          </table:table-cell>
          <table:table-cell office:value-type="float" office:value="168.901665017" calcext:value-type="float">
            <text:p>168.901665017</text:p>
          </table:table-cell>
          <table:table-cell office:value-type="float" office:value="188.52020748" calcext:value-type="float">
            <text:p>188.52020748</text:p>
          </table:table-cell>
          <table:table-cell office:value-type="float" office:value="205.71728763" calcext:value-type="float">
            <text:p>205.71728763</text:p>
          </table:table-cell>
          <table:table-cell office:value-type="float" office:value="236.085760763" calcext:value-type="float">
            <text:p>236.085760763</text:p>
          </table:table-cell>
          <table:table-cell office:value-type="float" office:value="269.609746562" calcext:value-type="float">
            <text:p>269.609746562</text:p>
          </table:table-cell>
          <table:table-cell office:value-type="float" office:value="313.659084979" calcext:value-type="float">
            <text:p>313.659084979</text:p>
          </table:table-cell>
          <table:table-cell office:value-type="float" office:value="384.205210586" calcext:value-type="float">
            <text:p>384.205210586</text:p>
          </table:table-cell>
          <table:table-cell office:value-type="float" office:value="461.613336131" calcext:value-type="float">
            <text:p>461.613336131</text:p>
          </table:table-cell>
          <table:table-cell office:value-type="float" office:value="560.486698504" calcext:value-type="float">
            <text:p>560.486698504</text:p>
          </table:table-cell>
          <table:table-cell office:value-type="float" office:value="731.739763699" calcext:value-type="float">
            <text:p>731.739763699</text:p>
          </table:table-cell>
          <table:table-cell office:value-type="float" office:value="907.96029686" calcext:value-type="float">
            <text:p>907.96029686</text:p>
          </table:table-cell>
          <table:table-cell office:value-type="float" office:value="1087.08234224" calcext:value-type="float">
            <text:p>1087.08234224</text:p>
          </table:table-cell>
        </table:table-row>
        <table:table-row table:style-name="ro1">
          <table:table-cell office:value-type="string" calcext:value-type="string">
            <text:p>NEW fuzzy_token inc 1 dec half w/ thresholds 0.2 and 0.8</text:p>
          </table:table-cell>
          <table:table-cell office:value-type="float" office:value="5.15636127596" calcext:value-type="float">
            <text:p>5.156361276</text:p>
          </table:table-cell>
          <table:table-cell office:value-type="float" office:value="5.32562235233" calcext:value-type="float">
            <text:p>5.3256223523</text:p>
          </table:table-cell>
          <table:table-cell office:value-type="float" office:value="5.52304481894" calcext:value-type="float">
            <text:p>5.5230448189</text:p>
          </table:table-cell>
          <table:table-cell office:value-type="float" office:value="5.9177457693" calcext:value-type="float">
            <text:p>5.9177457693</text:p>
          </table:table-cell>
          <table:table-cell office:value-type="float" office:value="6.23659647228" calcext:value-type="float">
            <text:p>6.2365964723</text:p>
          </table:table-cell>
          <table:table-cell office:value-type="float" office:value="6.55385331111" calcext:value-type="float">
            <text:p>6.5538533111</text:p>
          </table:table-cell>
          <table:table-cell office:value-type="float" office:value="7.10430709032" calcext:value-type="float">
            <text:p>7.1043070903</text:p>
          </table:table-cell>
          <table:table-cell office:value-type="float" office:value="7.73249822577" calcext:value-type="float">
            <text:p>7.7324982258</text:p>
          </table:table-cell>
          <table:table-cell office:value-type="float" office:value="8.56874393096" calcext:value-type="float">
            <text:p>8.568743931</text:p>
          </table:table-cell>
          <table:table-cell office:value-type="float" office:value="9.4101483476" calcext:value-type="float">
            <text:p>9.4101483476</text:p>
          </table:table-cell>
          <table:table-cell office:value-type="float" office:value="10.8392521218" calcext:value-type="float">
            <text:p>10.8392521218</text:p>
          </table:table-cell>
          <table:table-cell office:value-type="float" office:value="12.4840536557" calcext:value-type="float">
            <text:p>12.4840536557</text:p>
          </table:table-cell>
          <table:table-cell office:value-type="float" office:value="14.1982370947" calcext:value-type="float">
            <text:p>14.1982370947</text:p>
          </table:table-cell>
          <table:table-cell office:value-type="float" office:value="16.6704674152" calcext:value-type="float">
            <text:p>16.6704674152</text:p>
          </table:table-cell>
          <table:table-cell office:value-type="float" office:value="20.7609459795" calcext:value-type="float">
            <text:p>20.7609459795</text:p>
          </table:table-cell>
          <table:table-cell office:value-type="float" office:value="24.720303492" calcext:value-type="float">
            <text:p>24.720303492</text:p>
          </table:table-cell>
          <table:table-cell office:value-type="float" office:value="30.0771728376" calcext:value-type="float">
            <text:p>30.0771728376</text:p>
          </table:table-cell>
          <table:table-cell office:value-type="float" office:value="37.039264884" calcext:value-type="float">
            <text:p>37.039264884</text:p>
          </table:table-cell>
          <table:table-cell office:value-type="float" office:value="49.2082849513" calcext:value-type="float">
            <text:p>49.2082849513</text:p>
          </table:table-cell>
          <table:table-cell office:value-type="float" office:value="58.9310163621" calcext:value-type="float">
            <text:p>58.9310163621</text:p>
          </table:table-cell>
          <table:table-cell office:value-type="float" office:value="74.8831394848" calcext:value-type="float">
            <text:p>74.8831394848</text:p>
          </table:table-cell>
          <table:table-cell office:value-type="float" office:value="86.2015598386" calcext:value-type="float">
            <text:p>86.2015598386</text:p>
          </table:table-cell>
          <table:table-cell office:value-type="float" office:value="98.8618660592" calcext:value-type="float">
            <text:p>98.8618660592</text:p>
          </table:table-cell>
          <table:table-cell office:value-type="float" office:value="107.049282829" calcext:value-type="float">
            <text:p>107.049282829</text:p>
          </table:table-cell>
          <table:table-cell office:value-type="float" office:value="118.406390269" calcext:value-type="float">
            <text:p>118.406390269</text:p>
          </table:table-cell>
          <table:table-cell office:value-type="float" office:value="128.884073168" calcext:value-type="float">
            <text:p>128.884073168</text:p>
          </table:table-cell>
          <table:table-cell office:value-type="float" office:value="140.763489978" calcext:value-type="float">
            <text:p>140.763489978</text:p>
          </table:table-cell>
          <table:table-cell office:value-type="float" office:value="153.997532309" calcext:value-type="float">
            <text:p>153.997532309</text:p>
          </table:table-cell>
          <table:table-cell office:value-type="float" office:value="173.208176292" calcext:value-type="float">
            <text:p>173.208176292</text:p>
          </table:table-cell>
          <table:table-cell office:value-type="float" office:value="186.155552772" calcext:value-type="float">
            <text:p>186.155552772</text:p>
          </table:table-cell>
          <table:table-cell office:value-type="float" office:value="204.847478169" calcext:value-type="float">
            <text:p>204.847478169</text:p>
          </table:table-cell>
          <table:table-cell office:value-type="float" office:value="233.010284427" calcext:value-type="float">
            <text:p>233.010284427</text:p>
          </table:table-cell>
          <table:table-cell office:value-type="float" office:value="266.644053776" calcext:value-type="float">
            <text:p>266.644053776</text:p>
          </table:table-cell>
          <table:table-cell office:value-type="float" office:value="326.315385674" calcext:value-type="float">
            <text:p>326.315385674</text:p>
          </table:table-cell>
          <table:table-cell office:value-type="float" office:value="361.032086832" calcext:value-type="float">
            <text:p>361.032086832</text:p>
          </table:table-cell>
          <table:table-cell office:value-type="float" office:value="442.536236846" calcext:value-type="float">
            <text:p>442.536236846</text:p>
          </table:table-cell>
          <table:table-cell office:value-type="float" office:value="596.272813122" calcext:value-type="float">
            <text:p>596.272813122</text:p>
          </table:table-cell>
          <table:table-cell office:value-type="float" office:value="709.89568772" calcext:value-type="float">
            <text:p>709.89568772</text:p>
          </table:table-cell>
          <table:table-cell office:value-type="float" office:value="900.634272829" calcext:value-type="float">
            <text:p>900.634272829</text:p>
          </table:table-cell>
          <table:table-cell office:value-type="float" office:value="1078.95503284" calcext:value-type="float">
            <text:p>1078.95503284</text:p>
          </table:table-cell>
        </table:table-row>
        <table:table-row table:style-name="ro1">
          <table:table-cell office:value-type="string" calcext:value-type="string">
            <text:p>NEW fuzzy_token inc 1 dec half w/ thresholds 0.1 and 0.8</text:p>
          </table:table-cell>
          <table:table-cell office:value-type="float" office:value="5.15406937253" calcext:value-type="float">
            <text:p>5.1540693725</text:p>
          </table:table-cell>
          <table:table-cell office:value-type="float" office:value="5.32209512224" calcext:value-type="float">
            <text:p>5.3220951222</text:p>
          </table:table-cell>
          <table:table-cell office:value-type="float" office:value="5.56699126819" calcext:value-type="float">
            <text:p>5.5669912682</text:p>
          </table:table-cell>
          <table:table-cell office:value-type="float" office:value="5.81882902408" calcext:value-type="float">
            <text:p>5.8188290241</text:p>
          </table:table-cell>
          <table:table-cell office:value-type="float" office:value="6.24841211273" calcext:value-type="float">
            <text:p>6.2484121127</text:p>
          </table:table-cell>
          <table:table-cell office:value-type="float" office:value="6.67474697902" calcext:value-type="float">
            <text:p>6.674746979</text:p>
          </table:table-cell>
          <table:table-cell office:value-type="float" office:value="7.07196135621" calcext:value-type="float">
            <text:p>7.0719613562</text:p>
          </table:table-cell>
          <table:table-cell office:value-type="float" office:value="7.6644923261" calcext:value-type="float">
            <text:p>7.6644923261</text:p>
          </table:table-cell>
          <table:table-cell office:value-type="float" office:value="8.4151098559" calcext:value-type="float">
            <text:p>8.4151098559</text:p>
          </table:table-cell>
          <table:table-cell office:value-type="float" office:value="9.27413888733" calcext:value-type="float">
            <text:p>9.2741388873</text:p>
          </table:table-cell>
          <table:table-cell office:value-type="float" office:value="10.5160614641" calcext:value-type="float">
            <text:p>10.5160614641</text:p>
          </table:table-cell>
          <table:table-cell office:value-type="float" office:value="11.9579045894" calcext:value-type="float">
            <text:p>11.9579045894</text:p>
          </table:table-cell>
          <table:table-cell office:value-type="float" office:value="13.4211806139" calcext:value-type="float">
            <text:p>13.4211806139</text:p>
          </table:table-cell>
          <table:table-cell office:value-type="float" office:value="15.886021339" calcext:value-type="float">
            <text:p>15.886021339</text:p>
          </table:table-cell>
          <table:table-cell office:value-type="float" office:value="18.5325706044" calcext:value-type="float">
            <text:p>18.5325706044</text:p>
          </table:table-cell>
          <table:table-cell office:value-type="float" office:value="22.5183288833" calcext:value-type="float">
            <text:p>22.5183288833</text:p>
          </table:table-cell>
          <table:table-cell office:value-type="float" office:value="26.1389360096" calcext:value-type="float">
            <text:p>26.1389360096</text:p>
          </table:table-cell>
          <table:table-cell office:value-type="float" office:value="34.1808841241" calcext:value-type="float">
            <text:p>34.1808841241</text:p>
          </table:table-cell>
          <table:table-cell office:value-type="float" office:value="40.5041941867" calcext:value-type="float">
            <text:p>40.5041941867</text:p>
          </table:table-cell>
          <table:table-cell office:value-type="float" office:value="50.1353219144" calcext:value-type="float">
            <text:p>50.1353219144</text:p>
          </table:table-cell>
          <table:table-cell office:value-type="float" office:value="61.4314037119" calcext:value-type="float">
            <text:p>61.4314037119</text:p>
          </table:table-cell>
          <table:table-cell office:value-type="float" office:value="75.6206022115" calcext:value-type="float">
            <text:p>75.6206022115</text:p>
          </table:table-cell>
          <table:table-cell office:value-type="float" office:value="95.1631170268" calcext:value-type="float">
            <text:p>95.1631170268</text:p>
          </table:table-cell>
          <table:table-cell office:value-type="float" office:value="106.249417959" calcext:value-type="float">
            <text:p>106.249417959</text:p>
          </table:table-cell>
          <table:table-cell office:value-type="float" office:value="122.018673817" calcext:value-type="float">
            <text:p>122.018673817</text:p>
          </table:table-cell>
          <table:table-cell office:value-type="float" office:value="137.339471162" calcext:value-type="float">
            <text:p>137.339471162</text:p>
          </table:table-cell>
          <table:table-cell office:value-type="float" office:value="157.955697867" calcext:value-type="float">
            <text:p>157.955697867</text:p>
          </table:table-cell>
          <table:table-cell office:value-type="float" office:value="176.82732948" calcext:value-type="float">
            <text:p>176.82732948</text:p>
          </table:table-cell>
          <table:table-cell office:value-type="float" office:value="201.556102882" calcext:value-type="float">
            <text:p>201.556102882</text:p>
          </table:table-cell>
          <table:table-cell office:value-type="float" office:value="226.129167163" calcext:value-type="float">
            <text:p>226.129167163</text:p>
          </table:table-cell>
          <table:table-cell office:value-type="float" office:value="250.09786061" calcext:value-type="float">
            <text:p>250.09786061</text:p>
          </table:table-cell>
          <table:table-cell office:value-type="float" office:value="285.969426232" calcext:value-type="float">
            <text:p>285.969426232</text:p>
          </table:table-cell>
          <table:table-cell office:value-type="float" office:value="332.91647597" calcext:value-type="float">
            <text:p>332.91647597</text:p>
          </table:table-cell>
          <table:table-cell office:value-type="float" office:value="392.380049554" calcext:value-type="float">
            <text:p>392.380049554</text:p>
          </table:table-cell>
          <table:table-cell office:value-type="float" office:value="440.596536525" calcext:value-type="float">
            <text:p>440.596536525</text:p>
          </table:table-cell>
          <table:table-cell office:value-type="float" office:value="540.648689085" calcext:value-type="float">
            <text:p>540.648689085</text:p>
          </table:table-cell>
          <table:table-cell office:value-type="float" office:value="678.935003481" calcext:value-type="float">
            <text:p>678.935003481</text:p>
          </table:table-cell>
          <table:table-cell office:value-type="float" office:value="842.958206357" calcext:value-type="float">
            <text:p>842.958206357</text:p>
          </table:table-cell>
          <table:table-cell office:value-type="float" office:value="1004.00115122" calcext:value-type="float">
            <text:p>1004.00115122</text:p>
          </table:table-cell>
          <table:table-cell office:value-type="float" office:value="1193.17994473" calcext:value-type="float">
            <text:p>1193.17994473</text:p>
          </table:table-cell>
        </table:table-row>
        <table:table-row table:style-name="ro1">
          <table:table-cell office:value-type="string" calcext:value-type="string">
            <text:p>NEW fuzzy_token inc 1 dec half w/ thresholds 0.5 and 0.8</text:p>
          </table:table-cell>
          <table:table-cell office:value-type="float" office:value="5.18050135081" calcext:value-type="float">
            <text:p>5.1805013508</text:p>
          </table:table-cell>
          <table:table-cell office:value-type="float" office:value="5.36826539239" calcext:value-type="float">
            <text:p>5.3682653924</text:p>
          </table:table-cell>
          <table:table-cell office:value-type="float" office:value="5.65677319639" calcext:value-type="float">
            <text:p>5.6567731964</text:p>
          </table:table-cell>
          <table:table-cell office:value-type="float" office:value="6.012705906" calcext:value-type="float">
            <text:p>6.012705906</text:p>
          </table:table-cell>
          <table:table-cell office:value-type="float" office:value="6.58178500427" calcext:value-type="float">
            <text:p>6.5817850043</text:p>
          </table:table-cell>
          <table:table-cell office:value-type="float" office:value="7.26489963613" calcext:value-type="float">
            <text:p>7.2648996361</text:p>
          </table:table-cell>
          <table:table-cell office:value-type="float" office:value="8.19159271673" calcext:value-type="float">
            <text:p>8.1915927167</text:p>
          </table:table-cell>
          <table:table-cell office:value-type="float" office:value="9.49710946509" calcext:value-type="float">
            <text:p>9.4971094651</text:p>
          </table:table-cell>
          <table:table-cell office:value-type="float" office:value="11.6813328803" calcext:value-type="float">
            <text:p>11.6813328803</text:p>
          </table:table-cell>
          <table:table-cell office:value-type="float" office:value="14.0315244573" calcext:value-type="float">
            <text:p>14.0315244573</text:p>
          </table:table-cell>
          <table:table-cell office:value-type="float" office:value="17.8088091918" calcext:value-type="float">
            <text:p>17.8088091918</text:p>
          </table:table-cell>
          <table:table-cell office:value-type="float" office:value="23.6360620982" calcext:value-type="float">
            <text:p>23.6360620982</text:p>
          </table:table-cell>
          <table:table-cell office:value-type="float" office:value="29.5594210699" calcext:value-type="float">
            <text:p>29.5594210699</text:p>
          </table:table-cell>
          <table:table-cell office:value-type="float" office:value="39.1468295413" calcext:value-type="float">
            <text:p>39.1468295413</text:p>
          </table:table-cell>
          <table:table-cell office:value-type="float" office:value="47.0767855298" calcext:value-type="float">
            <text:p>47.0767855298</text:p>
          </table:table-cell>
          <table:table-cell office:value-type="float" office:value="52.8757804283" calcext:value-type="float">
            <text:p>52.8757804283</text:p>
          </table:table-cell>
          <table:table-cell office:value-type="float" office:value="61.2298000583" calcext:value-type="float">
            <text:p>61.2298000583</text:p>
          </table:table-cell>
          <table:table-cell office:value-type="float" office:value="66.7183856789" calcext:value-type="float">
            <text:p>66.7183856789</text:p>
          </table:table-cell>
          <table:table-cell office:value-type="float" office:value="71.7737719954" calcext:value-type="float">
            <text:p>71.7737719954</text:p>
          </table:table-cell>
          <table:table-cell office:value-type="float" office:value="77.4457894097" calcext:value-type="float">
            <text:p>77.4457894097</text:p>
          </table:table-cell>
          <table:table-cell office:value-type="float" office:value="81.1446425475" calcext:value-type="float">
            <text:p>81.1446425475</text:p>
          </table:table-cell>
          <table:table-cell office:value-type="float" office:value="86.1382791416" calcext:value-type="float">
            <text:p>86.1382791416</text:p>
          </table:table-cell>
          <table:table-cell office:value-type="float" office:value="91.7028813832" calcext:value-type="float">
            <text:p>91.7028813832</text:p>
          </table:table-cell>
          <table:table-cell office:value-type="float" office:value="98.3079773933" calcext:value-type="float">
            <text:p>98.3079773933</text:p>
          </table:table-cell>
          <table:table-cell office:value-type="float" office:value="108.093674944" calcext:value-type="float">
            <text:p>108.093674944</text:p>
          </table:table-cell>
          <table:table-cell office:value-type="float" office:value="111.190406199" calcext:value-type="float">
            <text:p>111.190406199</text:p>
          </table:table-cell>
          <table:table-cell office:value-type="float" office:value="120.853799107" calcext:value-type="float">
            <text:p>120.853799107</text:p>
          </table:table-cell>
          <table:table-cell office:value-type="float" office:value="129.787667207" calcext:value-type="float">
            <text:p>129.787667207</text:p>
          </table:table-cell>
          <table:table-cell office:value-type="float" office:value="142.500746919" calcext:value-type="float">
            <text:p>142.500746919</text:p>
          </table:table-cell>
          <table:table-cell office:value-type="float" office:value="154.818468266" calcext:value-type="float">
            <text:p>154.818468266</text:p>
          </table:table-cell>
          <table:table-cell office:value-type="float" office:value="174.712976378" calcext:value-type="float">
            <text:p>174.712976378</text:p>
          </table:table-cell>
          <table:table-cell office:value-type="float" office:value="204.127923756" calcext:value-type="float">
            <text:p>204.127923756</text:p>
          </table:table-cell>
          <table:table-cell office:value-type="float" office:value="235.718902722" calcext:value-type="float">
            <text:p>235.718902722</text:p>
          </table:table-cell>
          <table:table-cell office:value-type="float" office:value="276.709094769" calcext:value-type="float">
            <text:p>276.709094769</text:p>
          </table:table-cell>
          <table:table-cell office:value-type="float" office:value="322.51171589" calcext:value-type="float">
            <text:p>322.51171589</text:p>
          </table:table-cell>
          <table:table-cell office:value-type="float" office:value="393.757726717" calcext:value-type="float">
            <text:p>393.757726717</text:p>
          </table:table-cell>
          <table:table-cell office:value-type="float" office:value="590.038084408" calcext:value-type="float">
            <text:p>590.038084408</text:p>
          </table:table-cell>
          <table:table-cell office:value-type="float" office:value="703.219536087" calcext:value-type="float">
            <text:p>703.219536087</text:p>
          </table:table-cell>
          <table:table-cell office:value-type="float" office:value="823.895384208" calcext:value-type="float">
            <text:p>823.895384208</text:p>
          </table:table-cell>
          <table:table-cell office:value-type="float" office:value="1101.29159169" calcext:value-type="float">
            <text:p>1101.29159169</text:p>
          </table:table-cell>
        </table:table-row>
        <table:table-row table:style-name="ro1">
          <table:table-cell office:value-type="string" calcext:value-type="string">
            <text:p>NEW fuzzy_token inc 1 dec half w/ thresholds 0.3 and 0.8</text:p>
          </table:table-cell>
          <table:table-cell office:value-type="float" office:value="5.15586575951" calcext:value-type="float">
            <text:p>5.1558657595</text:p>
          </table:table-cell>
          <table:table-cell office:value-type="float" office:value="5.36718372809" calcext:value-type="float">
            <text:p>5.3671837281</text:p>
          </table:table-cell>
          <table:table-cell office:value-type="float" office:value="5.56440175022" calcext:value-type="float">
            <text:p>5.5644017502</text:p>
          </table:table-cell>
          <table:table-cell office:value-type="float" office:value="5.87729112404" calcext:value-type="float">
            <text:p>5.877291124</text:p>
          </table:table-cell>
          <table:table-cell office:value-type="float" office:value="6.21889890176" calcext:value-type="float">
            <text:p>6.2188989018</text:p>
          </table:table-cell>
          <table:table-cell office:value-type="float" office:value="6.67969054932" calcext:value-type="float">
            <text:p>6.6796905493</text:p>
          </table:table-cell>
          <table:table-cell office:value-type="float" office:value="7.29182096869" calcext:value-type="float">
            <text:p>7.2918209687</text:p>
          </table:table-cell>
          <table:table-cell office:value-type="float" office:value="8.1548271836" calcext:value-type="float">
            <text:p>8.1548271836</text:p>
          </table:table-cell>
          <table:table-cell office:value-type="float" office:value="8.92394563054" calcext:value-type="float">
            <text:p>8.9239456305</text:p>
          </table:table-cell>
          <table:table-cell office:value-type="float" office:value="10.0842145345" calcext:value-type="float">
            <text:p>10.0842145345</text:p>
          </table:table-cell>
          <table:table-cell office:value-type="float" office:value="12.6083006428" calcext:value-type="float">
            <text:p>12.6083006428</text:p>
          </table:table-cell>
          <table:table-cell office:value-type="float" office:value="13.7634181529" calcext:value-type="float">
            <text:p>13.7634181529</text:p>
          </table:table-cell>
          <table:table-cell office:value-type="float" office:value="17.3026582653" calcext:value-type="float">
            <text:p>17.3026582653</text:p>
          </table:table-cell>
          <table:table-cell office:value-type="float" office:value="20.6719227431" calcext:value-type="float">
            <text:p>20.6719227431</text:p>
          </table:table-cell>
          <table:table-cell office:value-type="float" office:value="26.4908651498" calcext:value-type="float">
            <text:p>26.4908651498</text:p>
          </table:table-cell>
          <table:table-cell office:value-type="float" office:value="32.905131395" calcext:value-type="float">
            <text:p>32.905131395</text:p>
          </table:table-cell>
          <table:table-cell office:value-type="float" office:value="42.0764548184" calcext:value-type="float">
            <text:p>42.0764548184</text:p>
          </table:table-cell>
          <table:table-cell office:value-type="float" office:value="53.3974778796" calcext:value-type="float">
            <text:p>53.3974778796</text:p>
          </table:table-cell>
          <table:table-cell office:value-type="float" office:value="60.7703906652" calcext:value-type="float">
            <text:p>60.7703906652</text:p>
          </table:table-cell>
          <table:table-cell office:value-type="float" office:value="73.2521672962" calcext:value-type="float">
            <text:p>73.2521672962</text:p>
          </table:table-cell>
          <table:table-cell office:value-type="float" office:value="79.8310088622" calcext:value-type="float">
            <text:p>79.8310088622</text:p>
          </table:table-cell>
          <table:table-cell office:value-type="float" office:value="86.2908906053" calcext:value-type="float">
            <text:p>86.2908906053</text:p>
          </table:table-cell>
          <table:table-cell office:value-type="float" office:value="95.2299577728" calcext:value-type="float">
            <text:p>95.2299577728</text:p>
          </table:table-cell>
          <table:table-cell office:value-type="float" office:value="102.131990455" calcext:value-type="float">
            <text:p>102.131990455</text:p>
          </table:table-cell>
          <table:table-cell office:value-type="float" office:value="109.543298584" calcext:value-type="float">
            <text:p>109.543298584</text:p>
          </table:table-cell>
          <table:table-cell office:value-type="float" office:value="120.321144283" calcext:value-type="float">
            <text:p>120.321144283</text:p>
          </table:table-cell>
          <table:table-cell office:value-type="float" office:value="128.034570429" calcext:value-type="float">
            <text:p>128.034570429</text:p>
          </table:table-cell>
          <table:table-cell office:value-type="float" office:value="138.669067276" calcext:value-type="float">
            <text:p>138.669067276</text:p>
          </table:table-cell>
          <table:table-cell office:value-type="float" office:value="157.312601216" calcext:value-type="float">
            <text:p>157.312601216</text:p>
          </table:table-cell>
          <table:table-cell office:value-type="float" office:value="165.895353152" calcext:value-type="float">
            <text:p>165.895353152</text:p>
          </table:table-cell>
          <table:table-cell office:value-type="float" office:value="190.438544177" calcext:value-type="float">
            <text:p>190.438544177</text:p>
          </table:table-cell>
          <table:table-cell office:value-type="float" office:value="212.919960139" calcext:value-type="float">
            <text:p>212.919960139</text:p>
          </table:table-cell>
          <table:table-cell office:value-type="float" office:value="238.573448525" calcext:value-type="float">
            <text:p>238.573448525</text:p>
          </table:table-cell>
          <table:table-cell office:value-type="float" office:value="300.669431419" calcext:value-type="float">
            <text:p>300.669431419</text:p>
          </table:table-cell>
          <table:table-cell office:value-type="float" office:value="350.110939984" calcext:value-type="float">
            <text:p>350.110939984</text:p>
          </table:table-cell>
          <table:table-cell office:value-type="float" office:value="426.82632469" calcext:value-type="float">
            <text:p>426.82632469</text:p>
          </table:table-cell>
          <table:table-cell office:value-type="float" office:value="508.990369121" calcext:value-type="float">
            <text:p>508.990369121</text:p>
          </table:table-cell>
          <table:table-cell office:value-type="float" office:value="683.950268761" calcext:value-type="float">
            <text:p>683.950268761</text:p>
          </table:table-cell>
          <table:table-cell office:value-type="float" office:value="830.817978696" calcext:value-type="float">
            <text:p>830.817978696</text:p>
          </table:table-cell>
          <table:table-cell office:value-type="float" office:value="1039.91243762" calcext:value-type="float">
            <text:p>1039.91243762</text:p>
          </table:table-cell>
        </table:table-row>
        <table:table-row table:style-name="ro1">
          <table:table-cell office:value-type="string" calcext:value-type="string">
            <text:p>NEW fuzzy_token inc 1 dec half w/ thresholds 0.2 and 0.8 cheat weights</text:p>
          </table:table-cell>
          <table:table-cell office:value-type="float" office:value="5.10219431308" calcext:value-type="float">
            <text:p>5.1021943131</text:p>
          </table:table-cell>
          <table:table-cell office:value-type="float" office:value="5.222734363" calcext:value-type="float">
            <text:p>5.222734363</text:p>
          </table:table-cell>
          <table:table-cell office:value-type="float" office:value="5.34006753371" calcext:value-type="float">
            <text:p>5.3400675337</text:p>
          </table:table-cell>
          <table:table-cell office:value-type="float" office:value="5.53774311793" calcext:value-type="float">
            <text:p>5.5377431179</text:p>
          </table:table-cell>
          <table:table-cell office:value-type="float" office:value="5.70099585536" calcext:value-type="float">
            <text:p>5.7009958554</text:p>
          </table:table-cell>
          <table:table-cell office:value-type="float" office:value="5.90989724774" calcext:value-type="float">
            <text:p>5.9098972477</text:p>
          </table:table-cell>
          <table:table-cell office:value-type="float" office:value="6.1566868895" calcext:value-type="float">
            <text:p>6.1566868895</text:p>
          </table:table-cell>
          <table:table-cell office:value-type="float" office:value="6.44346594946" calcext:value-type="float">
            <text:p>6.4434659495</text:p>
          </table:table-cell>
          <table:table-cell office:value-type="float" office:value="6.8268801019" calcext:value-type="float">
            <text:p>6.8268801019</text:p>
          </table:table-cell>
          <table:table-cell office:value-type="float" office:value="7.23282667623" calcext:value-type="float">
            <text:p>7.2328266762</text:p>
          </table:table-cell>
          <table:table-cell office:value-type="float" office:value="7.69071694058" calcext:value-type="float">
            <text:p>7.6907169406</text:p>
          </table:table-cell>
          <table:table-cell office:value-type="float" office:value="8.36264245001" calcext:value-type="float">
            <text:p>8.36264245</text:p>
          </table:table-cell>
          <table:table-cell office:value-type="float" office:value="9.22563345224" calcext:value-type="float">
            <text:p>9.2256334522</text:p>
          </table:table-cell>
          <table:table-cell office:value-type="float" office:value="10.1164740504" calcext:value-type="float">
            <text:p>10.1164740504</text:p>
          </table:table-cell>
          <table:table-cell office:value-type="float" office:value="11.261501802" calcext:value-type="float">
            <text:p>11.261501802</text:p>
          </table:table-cell>
          <table:table-cell office:value-type="float" office:value="13.1189356779" calcext:value-type="float">
            <text:p>13.1189356779</text:p>
          </table:table-cell>
          <table:table-cell office:value-type="float" office:value="15.1140529367" calcext:value-type="float">
            <text:p>15.1140529367</text:p>
          </table:table-cell>
          <table:table-cell office:value-type="float" office:value="17.462606237" calcext:value-type="float">
            <text:p>17.462606237</text:p>
          </table:table-cell>
          <table:table-cell office:value-type="float" office:value="20.8715609592" calcext:value-type="float">
            <text:p>20.8715609592</text:p>
          </table:table-cell>
          <table:table-cell office:value-type="float" office:value="25.6400577276" calcext:value-type="float">
            <text:p>25.6400577276</text:p>
          </table:table-cell>
          <table:table-cell office:value-type="float" office:value="33.7506837719" calcext:value-type="float">
            <text:p>33.7506837719</text:p>
          </table:table-cell>
          <table:table-cell office:value-type="float" office:value="45.9744254471" calcext:value-type="float">
            <text:p>45.9744254471</text:p>
          </table:table-cell>
          <table:table-cell office:value-type="float" office:value="58.9242097137" calcext:value-type="float">
            <text:p>58.9242097137</text:p>
          </table:table-cell>
          <table:table-cell office:value-type="float" office:value="86.2267401573" calcext:value-type="float">
            <text:p>86.2267401573</text:p>
          </table:table-cell>
          <table:table-cell office:value-type="float" office:value="122.733154834" calcext:value-type="float">
            <text:p>122.733154834</text:p>
          </table:table-cell>
          <table:table-cell office:value-type="float" office:value="153.34648185" calcext:value-type="float">
            <text:p>153.34648185</text:p>
          </table:table-cell>
          <table:table-cell office:value-type="float" office:value="162.451113813" calcext:value-type="float">
            <text:p>162.451113813</text:p>
          </table:table-cell>
          <table:table-cell office:value-type="float" office:value="190.116361462" calcext:value-type="float">
            <text:p>190.116361462</text:p>
          </table:table-cell>
          <table:table-cell office:value-type="float" office:value="205.201030111" calcext:value-type="float">
            <text:p>205.201030111</text:p>
          </table:table-cell>
          <table:table-cell office:value-type="float" office:value="241.599494423" calcext:value-type="float">
            <text:p>241.599494423</text:p>
          </table:table-cell>
          <table:table-cell office:value-type="float" office:value="263.875602276" calcext:value-type="float">
            <text:p>263.875602276</text:p>
          </table:table-cell>
          <table:table-cell office:value-type="float" office:value="306.570125987" calcext:value-type="float">
            <text:p>306.570125987</text:p>
          </table:table-cell>
          <table:table-cell office:value-type="float" office:value="353.970296361" calcext:value-type="float">
            <text:p>353.970296361</text:p>
          </table:table-cell>
          <table:table-cell office:value-type="float" office:value="414.082863226" calcext:value-type="float">
            <text:p>414.082863226</text:p>
          </table:table-cell>
          <table:table-cell office:value-type="float" office:value="474.511229576" calcext:value-type="float">
            <text:p>474.511229576</text:p>
          </table:table-cell>
          <table:table-cell office:value-type="float" office:value="560.061959155" calcext:value-type="float">
            <text:p>560.061959155</text:p>
          </table:table-cell>
          <table:table-cell office:value-type="float" office:value="701.297294559" calcext:value-type="float">
            <text:p>701.297294559</text:p>
          </table:table-cell>
          <table:table-cell office:value-type="float" office:value="843.322719758" calcext:value-type="float">
            <text:p>843.322719758</text:p>
          </table:table-cell>
          <table:table-cell office:value-type="float" office:value="1058.68776657" calcext:value-type="float">
            <text:p>1058.68776657</text:p>
          </table:table-cell>
          <table:table-cell office:value-type="float" office:value="1261.93812938" calcext:value-type="float">
            <text:p>1261.93812938</text:p>
          </table:table-cell>
        </table:table-row>
        <table:table-row table:style-name="ro1">
          <table:table-cell office:value-type="string" calcext:value-type="string">
            <text:p>NEW fuzzy_token inc 1 dec half w/ thresholds 0.2 and 0.8 weights</text:p>
          </table:table-cell>
          <table:table-cell office:value-type="float" office:value="70.7212692519" calcext:value-type="float">
            <text:p>70.7212692519</text:p>
          </table:table-cell>
          <table:table-cell office:value-type="float" office:value="73.4159786726" calcext:value-type="float">
            <text:p>73.4159786726</text:p>
          </table:table-cell>
          <table:table-cell office:value-type="float" office:value="78.5468012014" calcext:value-type="float">
            <text:p>78.5468012014</text:p>
          </table:table-cell>
          <table:table-cell office:value-type="float" office:value="85.6641553873" calcext:value-type="float">
            <text:p>85.6641553873</text:p>
          </table:table-cell>
          <table:table-cell office:value-type="float" office:value="103.078690834" calcext:value-type="float">
            <text:p>103.078690834</text:p>
          </table:table-cell>
          <table:table-cell office:value-type="float" office:value="130.612978492" calcext:value-type="float">
            <text:p>130.612978492</text:p>
          </table:table-cell>
          <table:table-cell office:value-type="float" office:value="174.423838857" calcext:value-type="float">
            <text:p>174.423838857</text:p>
          </table:table-cell>
          <table:table-cell office:value-type="float" office:value="200.340488984" calcext:value-type="float">
            <text:p>200.340488984</text:p>
          </table:table-cell>
          <table:table-cell office:value-type="float" office:value="220.473774262" calcext:value-type="float">
            <text:p>220.473774262</text:p>
          </table:table-cell>
          <table:table-cell office:value-type="float" office:value="235.83276752" calcext:value-type="float">
            <text:p>235.83276752</text:p>
          </table:table-cell>
          <table:table-cell office:value-type="float" office:value="238.496374544" calcext:value-type="float">
            <text:p>238.496374544</text:p>
          </table:table-cell>
          <table:table-cell office:value-type="float" office:value="242.563382121" calcext:value-type="float">
            <text:p>242.563382121</text:p>
          </table:table-cell>
          <table:table-cell office:value-type="float" office:value="245.189593657" calcext:value-type="float">
            <text:p>245.189593657</text:p>
          </table:table-cell>
          <table:table-cell office:value-type="float" office:value="251.884944596" calcext:value-type="float">
            <text:p>251.884944596</text:p>
          </table:table-cell>
          <table:table-cell office:value-type="float" office:value="257.337997639" calcext:value-type="float">
            <text:p>257.337997639</text:p>
          </table:table-cell>
          <table:table-cell office:value-type="float" office:value="254.008291906" calcext:value-type="float">
            <text:p>254.008291906</text:p>
          </table:table-cell>
          <table:table-cell office:value-type="float" office:value="258.721184302" calcext:value-type="float">
            <text:p>258.721184302</text:p>
          </table:table-cell>
          <table:table-cell office:value-type="float" office:value="259.584782606" calcext:value-type="float">
            <text:p>259.584782606</text:p>
          </table:table-cell>
          <table:table-cell office:value-type="float" office:value="267.944286836" calcext:value-type="float">
            <text:p>267.944286836</text:p>
          </table:table-cell>
          <table:table-cell office:value-type="float" office:value="263.824955463" calcext:value-type="float">
            <text:p>263.824955463</text:p>
          </table:table-cell>
          <table:table-cell office:value-type="float" office:value="274.022050613" calcext:value-type="float">
            <text:p>274.022050613</text:p>
          </table:table-cell>
          <table:table-cell office:value-type="float" office:value="277.671814883" calcext:value-type="float">
            <text:p>277.671814883</text:p>
          </table:table-cell>
          <table:table-cell office:value-type="float" office:value="278.388147189" calcext:value-type="float">
            <text:p>278.388147189</text:p>
          </table:table-cell>
          <table:table-cell office:value-type="float" office:value="280.024957276" calcext:value-type="float">
            <text:p>280.024957276</text:p>
          </table:table-cell>
          <table:table-cell office:value-type="float" office:value="296.610304663" calcext:value-type="float">
            <text:p>296.610304663</text:p>
          </table:table-cell>
          <table:table-cell office:value-type="float" office:value="295.460212796" calcext:value-type="float">
            <text:p>295.460212796</text:p>
          </table:table-cell>
          <table:table-cell office:value-type="float" office:value="306.330092655" calcext:value-type="float">
            <text:p>306.330092655</text:p>
          </table:table-cell>
          <table:table-cell office:value-type="float" office:value="322.291542775" calcext:value-type="float">
            <text:p>322.291542775</text:p>
          </table:table-cell>
          <table:table-cell office:value-type="float" office:value="346.244585497" calcext:value-type="float">
            <text:p>346.244585497</text:p>
          </table:table-cell>
          <table:table-cell office:value-type="float" office:value="355.58978512" calcext:value-type="float">
            <text:p>355.58978512</text:p>
          </table:table-cell>
          <table:table-cell office:value-type="float" office:value="375.07494002" calcext:value-type="float">
            <text:p>375.07494002</text:p>
          </table:table-cell>
          <table:table-cell office:value-type="float" office:value="422.157021597" calcext:value-type="float">
            <text:p>422.157021597</text:p>
          </table:table-cell>
          <table:table-cell office:value-type="float" office:value="447.257830943" calcext:value-type="float">
            <text:p>447.257830943</text:p>
          </table:table-cell>
          <table:table-cell office:value-type="float" office:value="490.173313588" calcext:value-type="float">
            <text:p>490.173313588</text:p>
          </table:table-cell>
          <table:table-cell office:value-type="float" office:value="559.051484894" calcext:value-type="float">
            <text:p>559.051484894</text:p>
          </table:table-cell>
          <table:table-cell office:value-type="float" office:value="682.489609948" calcext:value-type="float">
            <text:p>682.489609948</text:p>
          </table:table-cell>
          <table:table-cell office:value-type="float" office:value="750.090548439" calcext:value-type="float">
            <text:p>750.090548439</text:p>
          </table:table-cell>
          <table:table-cell office:value-type="float" office:value="906.786607065" calcext:value-type="float">
            <text:p>906.786607065</text:p>
          </table:table-cell>
          <table:table-cell office:value-type="float" office:value="1026.82635307" calcext:value-type="float">
            <text:p>1026.82635307</text:p>
          </table:table-cell>
          <table:table-cell office:value-type="float" office:value="1278.44067148" calcext:value-type="float">
            <text:p>1278.44067148</text:p>
          </table:table-cell>
        </table:table-row>
        <table:table-row table:style-name="ro1">
          <table:table-cell office:value-type="string" calcext:value-type="string">
            <text:p>NEW fuzzy_token inc 1 dec 1 w/ thresholds 0.2 and 0.8 weights</text:p>
          </table:table-cell>
          <table:table-cell office:value-type="float" office:value="69.9080307232" calcext:value-type="float">
            <text:p>69.9080307232</text:p>
          </table:table-cell>
          <table:table-cell office:value-type="float" office:value="73.3585197279" calcext:value-type="float">
            <text:p>73.3585197279</text:p>
          </table:table-cell>
          <table:table-cell office:value-type="float" office:value="75.8999769972" calcext:value-type="float">
            <text:p>75.8999769972</text:p>
          </table:table-cell>
          <table:table-cell office:value-type="float" office:value="79.3969128536" calcext:value-type="float">
            <text:p>79.3969128536</text:p>
          </table:table-cell>
          <table:table-cell office:value-type="float" office:value="83.1926594795" calcext:value-type="float">
            <text:p>83.1926594795</text:p>
          </table:table-cell>
          <table:table-cell office:value-type="float" office:value="87.9736972047" calcext:value-type="float">
            <text:p>87.9736972047</text:p>
          </table:table-cell>
          <table:table-cell office:value-type="float" office:value="93.2131606305" calcext:value-type="float">
            <text:p>93.2131606305</text:p>
          </table:table-cell>
          <table:table-cell office:value-type="float" office:value="102.252547784" calcext:value-type="float">
            <text:p>102.252547784</text:p>
          </table:table-cell>
          <table:table-cell office:value-type="float" office:value="111.025445357" calcext:value-type="float">
            <text:p>111.025445357</text:p>
          </table:table-cell>
          <table:table-cell office:value-type="float" office:value="117.774309474" calcext:value-type="float">
            <text:p>117.774309474</text:p>
          </table:table-cell>
          <table:table-cell office:value-type="float" office:value="126.132365589" calcext:value-type="float">
            <text:p>126.132365589</text:p>
          </table:table-cell>
          <table:table-cell office:value-type="float" office:value="132.396566579" calcext:value-type="float">
            <text:p>132.396566579</text:p>
          </table:table-cell>
          <table:table-cell office:value-type="float" office:value="141.136703036" calcext:value-type="float">
            <text:p>141.136703036</text:p>
          </table:table-cell>
          <table:table-cell office:value-type="float" office:value="152.020007913" calcext:value-type="float">
            <text:p>152.020007913</text:p>
          </table:table-cell>
          <table:table-cell office:value-type="float" office:value="163.844770889" calcext:value-type="float">
            <text:p>163.844770889</text:p>
          </table:table-cell>
          <table:table-cell office:value-type="float" office:value="179.363752621" calcext:value-type="float">
            <text:p>179.363752621</text:p>
          </table:table-cell>
          <table:table-cell office:value-type="float" office:value="198.45188939" calcext:value-type="float">
            <text:p>198.45188939</text:p>
          </table:table-cell>
          <table:table-cell office:value-type="float" office:value="226.864891635" calcext:value-type="float">
            <text:p>226.864891635</text:p>
          </table:table-cell>
          <table:table-cell office:value-type="float" office:value="248.035439586" calcext:value-type="float">
            <text:p>248.035439586</text:p>
          </table:table-cell>
          <table:table-cell office:value-type="float" office:value="282.117907221" calcext:value-type="float">
            <text:p>282.117907221</text:p>
          </table:table-cell>
          <table:table-cell office:value-type="float" office:value="324.811674207" calcext:value-type="float">
            <text:p>324.811674207</text:p>
          </table:table-cell>
          <table:table-cell office:value-type="float" office:value="378.348153562" calcext:value-type="float">
            <text:p>378.348153562</text:p>
          </table:table-cell>
          <table:table-cell office:value-type="float" office:value="422.314473172" calcext:value-type="float">
            <text:p>422.314473172</text:p>
          </table:table-cell>
          <table:table-cell office:value-type="float" office:value="481.88843309" calcext:value-type="float">
            <text:p>481.88843309</text:p>
          </table:table-cell>
          <table:table-cell office:value-type="float" office:value="554.955015277" calcext:value-type="float">
            <text:p>554.955015277</text:p>
          </table:table-cell>
          <table:table-cell office:value-type="float" office:value="585.230398743" calcext:value-type="float">
            <text:p>585.230398743</text:p>
          </table:table-cell>
          <table:table-cell office:value-type="float" office:value="647.357218541" calcext:value-type="float">
            <text:p>647.357218541</text:p>
          </table:table-cell>
          <table:table-cell office:value-type="float" office:value="690.598197652" calcext:value-type="float">
            <text:p>690.598197652</text:p>
          </table:table-cell>
          <table:table-cell office:value-type="float" office:value="762.190518787" calcext:value-type="float">
            <text:p>762.190518787</text:p>
          </table:table-cell>
          <table:table-cell office:value-type="float" office:value="840.275499143" calcext:value-type="float">
            <text:p>840.275499143</text:p>
          </table:table-cell>
          <table:table-cell office:value-type="float" office:value="890.194291399" calcext:value-type="float">
            <text:p>890.194291399</text:p>
          </table:table-cell>
          <table:table-cell office:value-type="float" office:value="939.502765225" calcext:value-type="float">
            <text:p>939.502765225</text:p>
          </table:table-cell>
          <table:table-cell office:value-type="float" office:value="1011.20115723" calcext:value-type="float">
            <text:p>1011.20115723</text:p>
          </table:table-cell>
          <table:table-cell office:value-type="float" office:value="1136.75548567" calcext:value-type="float">
            <text:p>1136.75548567</text:p>
          </table:table-cell>
          <table:table-cell office:value-type="float" office:value="1290.08905248" calcext:value-type="float">
            <text:p>1290.08905248</text:p>
          </table:table-cell>
          <table:table-cell office:value-type="float" office:value="1303.85223899" calcext:value-type="float">
            <text:p>1303.85223899</text:p>
          </table:table-cell>
          <table:table-cell office:value-type="float" office:value="1441.05601973" calcext:value-type="float">
            <text:p>1441.05601973</text:p>
          </table:table-cell>
          <table:table-cell office:value-type="float" office:value="1608.02917097" calcext:value-type="float">
            <text:p>1608.02917097</text:p>
          </table:table-cell>
          <table:table-cell office:value-type="float" office:value="1774.02292596" calcext:value-type="float">
            <text:p>1774.02292596</text:p>
          </table:table-cell>
          <table:table-cell office:value-type="float" office:value="1901.9605415" calcext:value-type="float">
            <text:p>1901.9605415</text:p>
          </table:table-cell>
        </table:table-row>
        <table:table-row table:style-name="ro1">
          <table:table-cell office:value-type="string" calcext:value-type="string">
            <text:p>NEW fuzzy_token inc 1 dec 1 w/ thresholds 0.2 and 0.8 cheat weights</text:p>
          </table:table-cell>
          <table:table-cell office:value-type="float" office:value="5.0930036579" calcext:value-type="float">
            <text:p>5.0930036579</text:p>
          </table:table-cell>
          <table:table-cell office:value-type="float" office:value="5.19573322178" calcext:value-type="float">
            <text:p>5.1957332218</text:p>
          </table:table-cell>
          <table:table-cell office:value-type="float" office:value="5.32511363327" calcext:value-type="float">
            <text:p>5.3251136333</text:p>
          </table:table-cell>
          <table:table-cell office:value-type="float" office:value="5.46975219527" calcext:value-type="float">
            <text:p>5.4697521953</text:p>
          </table:table-cell>
          <table:table-cell office:value-type="float" office:value="5.578181819" calcext:value-type="float">
            <text:p>5.578181819</text:p>
          </table:table-cell>
          <table:table-cell office:value-type="float" office:value="5.76630026734" calcext:value-type="float">
            <text:p>5.7663002673</text:p>
          </table:table-cell>
          <table:table-cell office:value-type="float" office:value="5.95196812857" calcext:value-type="float">
            <text:p>5.9519681286</text:p>
          </table:table-cell>
          <table:table-cell office:value-type="float" office:value="6.20240124247" calcext:value-type="float">
            <text:p>6.2024012425</text:p>
          </table:table-cell>
          <table:table-cell office:value-type="float" office:value="6.40965013727" calcext:value-type="float">
            <text:p>6.4096501373</text:p>
          </table:table-cell>
          <table:table-cell office:value-type="float" office:value="6.87362375987" calcext:value-type="float">
            <text:p>6.8736237599</text:p>
          </table:table-cell>
          <table:table-cell office:value-type="float" office:value="7.15793204932" calcext:value-type="float">
            <text:p>7.1579320493</text:p>
          </table:table-cell>
          <table:table-cell office:value-type="float" office:value="7.66552833601" calcext:value-type="float">
            <text:p>7.665528336</text:p>
          </table:table-cell>
          <table:table-cell office:value-type="float" office:value="8.23799367402" calcext:value-type="float">
            <text:p>8.237993674</text:p>
          </table:table-cell>
          <table:table-cell office:value-type="float" office:value="8.81991589064" calcext:value-type="float">
            <text:p>8.8199158906</text:p>
          </table:table-cell>
          <table:table-cell office:value-type="float" office:value="10.0629551641" calcext:value-type="float">
            <text:p>10.0629551641</text:p>
          </table:table-cell>
          <table:table-cell office:value-type="float" office:value="11.9712114948" calcext:value-type="float">
            <text:p>11.9712114948</text:p>
          </table:table-cell>
          <table:table-cell office:value-type="float" office:value="14.679002468" calcext:value-type="float">
            <text:p>14.679002468</text:p>
          </table:table-cell>
          <table:table-cell office:value-type="float" office:value="17.328017268" calcext:value-type="float">
            <text:p>17.328017268</text:p>
          </table:table-cell>
          <table:table-cell office:value-type="float" office:value="30.0138234052" calcext:value-type="float">
            <text:p>30.0138234052</text:p>
          </table:table-cell>
          <table:table-cell office:value-type="float" office:value="45.3171535932" calcext:value-type="float">
            <text:p>45.3171535932</text:p>
          </table:table-cell>
          <table:table-cell office:value-type="float" office:value="82.9673981382" calcext:value-type="float">
            <text:p>82.9673981382</text:p>
          </table:table-cell>
          <table:table-cell office:value-type="float" office:value="142.59520523" calcext:value-type="float">
            <text:p>142.59520523</text:p>
          </table:table-cell>
          <table:table-cell office:value-type="float" office:value="237.741164547" calcext:value-type="float">
            <text:p>237.741164547</text:p>
          </table:table-cell>
          <table:table-cell office:value-type="float" office:value="286.827154344" calcext:value-type="float">
            <text:p>286.827154344</text:p>
          </table:table-cell>
          <table:table-cell office:value-type="float" office:value="326.306723406" calcext:value-type="float">
            <text:p>326.306723406</text:p>
          </table:table-cell>
          <table:table-cell office:value-type="float" office:value="391.760297455" calcext:value-type="float">
            <text:p>391.760297455</text:p>
          </table:table-cell>
          <table:table-cell office:value-type="float" office:value="461.467569112" calcext:value-type="float">
            <text:p>461.467569112</text:p>
          </table:table-cell>
          <table:table-cell office:value-type="float" office:value="545.431050276" calcext:value-type="float">
            <text:p>545.431050276</text:p>
          </table:table-cell>
          <table:table-cell office:value-type="float" office:value="592.218475235" calcext:value-type="float">
            <text:p>592.218475235</text:p>
          </table:table-cell>
          <table:table-cell office:value-type="float" office:value="653.417098926" calcext:value-type="float">
            <text:p>653.417098926</text:p>
          </table:table-cell>
          <table:table-cell office:value-type="float" office:value="744.78268129" calcext:value-type="float">
            <text:p>744.78268129</text:p>
          </table:table-cell>
          <table:table-cell office:value-type="float" office:value="832.97808436" calcext:value-type="float">
            <text:p>832.97808436</text:p>
          </table:table-cell>
          <table:table-cell office:value-type="float" office:value="938.962041026" calcext:value-type="float">
            <text:p>938.962041026</text:p>
          </table:table-cell>
          <table:table-cell office:value-type="float" office:value="973.779271048" calcext:value-type="float">
            <text:p>973.779271048</text:p>
          </table:table-cell>
          <table:table-cell office:value-type="float" office:value="1085.11360518" calcext:value-type="float">
            <text:p>1085.11360518</text:p>
          </table:table-cell>
          <table:table-cell office:value-type="float" office:value="1218.58844126" calcext:value-type="float">
            <text:p>1218.58844126</text:p>
          </table:table-cell>
          <table:table-cell office:value-type="float" office:value="1434.47739382" calcext:value-type="float">
            <text:p>1434.47739382</text:p>
          </table:table-cell>
          <table:table-cell office:value-type="float" office:value="1519.18725506" calcext:value-type="float">
            <text:p>1519.18725506</text:p>
          </table:table-cell>
          <table:table-cell office:value-type="float" office:value="1684.66724649" calcext:value-type="float">
            <text:p>1684.66724649</text:p>
          </table:table-cell>
          <table:table-cell office:value-type="float" office:value="1837.65949939" calcext:value-type="float">
            <text:p>1837.65949939</text:p>
          </table:table-cell>
        </table:table-row>
        <table:table-row table:style-name="ro1">
          <table:table-cell office:value-type="string" calcext:value-type="string">
            <text:p>NEW fuzzy_token inc 1 dec half w/ thresholds 0.001 and 0.999</text:p>
          </table:table-cell>
          <table:table-cell office:value-type="float" office:value="5.138638981" calcext:value-type="float">
            <text:p>5.138638981</text:p>
          </table:table-cell>
          <table:table-cell office:value-type="float" office:value="5.35705630269" calcext:value-type="float">
            <text:p>5.3570563027</text:p>
          </table:table-cell>
          <table:table-cell office:value-type="float" office:value="5.52861296782" calcext:value-type="float">
            <text:p>5.5286129678</text:p>
          </table:table-cell>
          <table:table-cell office:value-type="float" office:value="5.84694794429" calcext:value-type="float">
            <text:p>5.8469479443</text:p>
          </table:table-cell>
          <table:table-cell office:value-type="float" office:value="6.15769553111" calcext:value-type="float">
            <text:p>6.1576955311</text:p>
          </table:table-cell>
          <table:table-cell office:value-type="float" office:value="6.48091541635" calcext:value-type="float">
            <text:p>6.4809154164</text:p>
          </table:table-cell>
          <table:table-cell office:value-type="float" office:value="7.20652515609" calcext:value-type="float">
            <text:p>7.2065251561</text:p>
          </table:table-cell>
          <table:table-cell office:value-type="float" office:value="7.74415093635" calcext:value-type="float">
            <text:p>7.7441509364</text:p>
          </table:table-cell>
          <table:table-cell office:value-type="float" office:value="8.34552376574" calcext:value-type="float">
            <text:p>8.3455237657</text:p>
          </table:table-cell>
          <table:table-cell office:value-type="float" office:value="9.53353792955" calcext:value-type="float">
            <text:p>9.5335379296</text:p>
          </table:table-cell>
          <table:table-cell office:value-type="float" office:value="10.3811545116" calcext:value-type="float">
            <text:p>10.3811545116</text:p>
          </table:table-cell>
          <table:table-cell office:value-type="float" office:value="12.1015138559" calcext:value-type="float">
            <text:p>12.1015138559</text:p>
          </table:table-cell>
          <table:table-cell office:value-type="float" office:value="14.1504183083" calcext:value-type="float">
            <text:p>14.1504183083</text:p>
          </table:table-cell>
          <table:table-cell office:value-type="float" office:value="16.0486324268" calcext:value-type="float">
            <text:p>16.0486324268</text:p>
          </table:table-cell>
          <table:table-cell office:value-type="float" office:value="18.5115614702" calcext:value-type="float">
            <text:p>18.5115614702</text:p>
          </table:table-cell>
          <table:table-cell office:value-type="float" office:value="23.2176733836" calcext:value-type="float">
            <text:p>23.2176733836</text:p>
          </table:table-cell>
          <table:table-cell office:value-type="float" office:value="27.2552226549" calcext:value-type="float">
            <text:p>27.2552226549</text:p>
          </table:table-cell>
          <table:table-cell office:value-type="float" office:value="33.9713610704" calcext:value-type="float">
            <text:p>33.9713610704</text:p>
          </table:table-cell>
          <table:table-cell office:value-type="float" office:value="40.5564451614" calcext:value-type="float">
            <text:p>40.5564451614</text:p>
          </table:table-cell>
          <table:table-cell office:value-type="float" office:value="49.7280028109" calcext:value-type="float">
            <text:p>49.7280028109</text:p>
          </table:table-cell>
          <table:table-cell office:value-type="float" office:value="60.7035547725" calcext:value-type="float">
            <text:p>60.7035547725</text:p>
          </table:table-cell>
          <table:table-cell office:value-type="float" office:value="76.535680182" calcext:value-type="float">
            <text:p>76.535680182</text:p>
          </table:table-cell>
          <table:table-cell office:value-type="float" office:value="87.0200294239" calcext:value-type="float">
            <text:p>87.0200294239</text:p>
          </table:table-cell>
          <table:table-cell office:value-type="float" office:value="110.263083213" calcext:value-type="float">
            <text:p>110.263083213</text:p>
          </table:table-cell>
          <table:table-cell office:value-type="float" office:value="134.267975202" calcext:value-type="float">
            <text:p>134.267975202</text:p>
          </table:table-cell>
          <table:table-cell office:value-type="float" office:value="160.620336931" calcext:value-type="float">
            <text:p>160.620336931</text:p>
          </table:table-cell>
          <table:table-cell office:value-type="float" office:value="184.050666529" calcext:value-type="float">
            <text:p>184.050666529</text:p>
          </table:table-cell>
          <table:table-cell office:value-type="float" office:value="215.217575423" calcext:value-type="float">
            <text:p>215.217575423</text:p>
          </table:table-cell>
          <table:table-cell office:value-type="float" office:value="239.874848539" calcext:value-type="float">
            <text:p>239.874848539</text:p>
          </table:table-cell>
          <table:table-cell office:value-type="float" office:value="272.446651507" calcext:value-type="float">
            <text:p>272.446651507</text:p>
          </table:table-cell>
          <table:table-cell office:value-type="float" office:value="339.608482079" calcext:value-type="float">
            <text:p>339.608482079</text:p>
          </table:table-cell>
          <table:table-cell office:value-type="float" office:value="397.854680582" calcext:value-type="float">
            <text:p>397.854680582</text:p>
          </table:table-cell>
          <table:table-cell office:value-type="float" office:value="458.01322933" calcext:value-type="float">
            <text:p>458.01322933</text:p>
          </table:table-cell>
          <table:table-cell office:value-type="float" office:value="579.035512837" calcext:value-type="float">
            <text:p>579.035512837</text:p>
          </table:table-cell>
          <table:table-cell office:value-type="float" office:value="623.206840821" calcext:value-type="float">
            <text:p>623.206840821</text:p>
          </table:table-cell>
          <table:table-cell office:value-type="float" office:value="796.296031955" calcext:value-type="float">
            <text:p>796.296031955</text:p>
          </table:table-cell>
          <table:table-cell office:value-type="float" office:value="970.348193473" calcext:value-type="float">
            <text:p>970.348193473</text:p>
          </table:table-cell>
          <table:table-cell office:value-type="float" office:value="1054.85597516" calcext:value-type="float">
            <text:p>1054.85597516</text:p>
          </table:table-cell>
          <table:table-cell office:value-type="float" office:value="1264.2264807" calcext:value-type="float">
            <text:p>1264.2264807</text:p>
          </table:table-cell>
          <table:table-cell office:value-type="float" office:value="1424.53349092" calcext:value-type="float">
            <text:p>1424.53349092</text:p>
          </table:table-cell>
        </table:table-row>
        <table:table-row table:style-name="ro1">
          <table:table-cell office:value-type="string" calcext:value-type="string">
            <text:p>NEW NEW fuzzy_token inc dec half w/threshold 0.001 and 0.999 and window limit 3</text:p>
          </table:table-cell>
          <table:table-cell office:value-type="float" office:value="5.23079700447" calcext:value-type="float">
            <text:p>5.2307970045</text:p>
          </table:table-cell>
          <table:table-cell office:value-type="float" office:value="5.56746397859" calcext:value-type="float">
            <text:p>5.5674639786</text:p>
          </table:table-cell>
          <table:table-cell office:value-type="float" office:value="5.9142018248" calcext:value-type="float">
            <text:p>5.9142018248</text:p>
          </table:table-cell>
          <table:table-cell office:value-type="float" office:value="6.52015500463" calcext:value-type="float">
            <text:p>6.5201550046</text:p>
          </table:table-cell>
          <table:table-cell office:value-type="float" office:value="7.21891031308" calcext:value-type="float">
            <text:p>7.2189103131</text:p>
          </table:table-cell>
          <table:table-cell office:value-type="float" office:value="8.02325973623" calcext:value-type="float">
            <text:p>8.0232597362</text:p>
          </table:table-cell>
          <table:table-cell office:value-type="float" office:value="9.45236639503" calcext:value-type="float">
            <text:p>9.452366395</text:p>
          </table:table-cell>
          <table:table-cell office:value-type="float" office:value="10.983140484" calcext:value-type="float">
            <text:p>10.983140484</text:p>
          </table:table-cell>
          <table:table-cell office:value-type="float" office:value="13.4047189638" calcext:value-type="float">
            <text:p>13.4047189638</text:p>
          </table:table-cell>
          <table:table-cell office:value-type="float" office:value="14.8360926373" calcext:value-type="float">
            <text:p>14.8360926373</text:p>
          </table:table-cell>
          <table:table-cell office:value-type="float" office:value="18.5730409633" calcext:value-type="float">
            <text:p>18.5730409633</text:p>
          </table:table-cell>
          <table:table-cell office:value-type="float" office:value="21.8308919243" calcext:value-type="float">
            <text:p>21.8308919243</text:p>
          </table:table-cell>
          <table:table-cell office:value-type="float" office:value="25.9930338064" calcext:value-type="float">
            <text:p>25.9930338064</text:p>
          </table:table-cell>
          <table:table-cell office:value-type="float" office:value="29.837196881" calcext:value-type="float">
            <text:p>29.837196881</text:p>
          </table:table-cell>
          <table:table-cell office:value-type="float" office:value="36.2935929757" calcext:value-type="float">
            <text:p>36.2935929757</text:p>
          </table:table-cell>
          <table:table-cell office:value-type="float" office:value="42.5237567462" calcext:value-type="float">
            <text:p>42.5237567462</text:p>
          </table:table-cell>
          <table:table-cell office:value-type="float" office:value="50.7849528557" calcext:value-type="float">
            <text:p>50.7849528557</text:p>
          </table:table-cell>
          <table:table-cell office:value-type="float" office:value="58.8110266146" calcext:value-type="float">
            <text:p>58.8110266146</text:p>
          </table:table-cell>
          <table:table-cell office:value-type="float" office:value="67.7359878976" calcext:value-type="float">
            <text:p>67.7359878976</text:p>
          </table:table-cell>
          <table:table-cell office:value-type="float" office:value="76.0169840149" calcext:value-type="float">
            <text:p>76.0169840149</text:p>
          </table:table-cell>
          <table:table-cell office:value-type="float" office:value="87.1958693676" calcext:value-type="float">
            <text:p>87.1958693676</text:p>
          </table:table-cell>
          <table:table-cell office:value-type="float" office:value="100.364341479" calcext:value-type="float">
            <text:p>100.364341479</text:p>
          </table:table-cell>
          <table:table-cell office:value-type="float" office:value="115.207484369" calcext:value-type="float">
            <text:p>115.207484369</text:p>
          </table:table-cell>
          <table:table-cell office:value-type="float" office:value="129.435599719" calcext:value-type="float">
            <text:p>129.435599719</text:p>
          </table:table-cell>
          <table:table-cell office:value-type="float" office:value="141.838558173" calcext:value-type="float">
            <text:p>141.838558173</text:p>
          </table:table-cell>
          <table:table-cell office:value-type="float" office:value="165.175977081" calcext:value-type="float">
            <text:p>165.175977081</text:p>
          </table:table-cell>
          <table:table-cell office:value-type="float" office:value="192.034018138" calcext:value-type="float">
            <text:p>192.034018138</text:p>
          </table:table-cell>
          <table:table-cell office:value-type="float" office:value="222.62686035" calcext:value-type="float">
            <text:p>222.62686035</text:p>
          </table:table-cell>
          <table:table-cell office:value-type="float" office:value="246.052233662" calcext:value-type="float">
            <text:p>246.052233662</text:p>
          </table:table-cell>
          <table:table-cell office:value-type="float" office:value="283.834191483" calcext:value-type="float">
            <text:p>283.834191483</text:p>
          </table:table-cell>
          <table:table-cell office:value-type="float" office:value="340.413829795" calcext:value-type="float">
            <text:p>340.413829795</text:p>
          </table:table-cell>
          <table:table-cell office:value-type="float" office:value="403.298817339" calcext:value-type="float">
            <text:p>403.298817339</text:p>
          </table:table-cell>
          <table:table-cell office:value-type="float" office:value="465.503466059" calcext:value-type="float">
            <text:p>465.503466059</text:p>
          </table:table-cell>
          <table:table-cell office:value-type="float" office:value="555.694760488" calcext:value-type="float">
            <text:p>555.694760488</text:p>
          </table:table-cell>
          <table:table-cell office:value-type="float" office:value="676.191237418" calcext:value-type="float">
            <text:p>676.191237418</text:p>
          </table:table-cell>
          <table:table-cell office:value-type="float" office:value="753.270658049" calcext:value-type="float">
            <text:p>753.270658049</text:p>
          </table:table-cell>
          <table:table-cell office:value-type="float" office:value="929.131688755" calcext:value-type="float">
            <text:p>929.131688755</text:p>
          </table:table-cell>
          <table:table-cell office:value-type="float" office:value="1117.43865561" calcext:value-type="float">
            <text:p>1117.43865561</text:p>
          </table:table-cell>
          <table:table-cell office:value-type="float" office:value="1259.77265585" calcext:value-type="float">
            <text:p>1259.77265585</text:p>
          </table:table-cell>
          <table:table-cell office:value-type="float" office:value="1461.56027056" calcext:value-type="float">
            <text:p>1461.56027056</text:p>
          </table:table-cell>
        </table:table-row>
        <table:table-row table:style-name="ro1">
          <table:table-cell office:value-type="string" calcext:value-type="string">
            <text:p>NEW NEW fuzzy_token inc dec half w/threshold 0.001 and 0.999 and window limit 10</text:p>
          </table:table-cell>
          <table:table-cell office:value-type="float" office:value="5.34952698582" calcext:value-type="float">
            <text:p>5.3495269858</text:p>
          </table:table-cell>
          <table:table-cell office:value-type="float" office:value="6.0043171118" calcext:value-type="float">
            <text:p>6.0043171118</text:p>
          </table:table-cell>
          <table:table-cell office:value-type="float" office:value="6.95482308402" calcext:value-type="float">
            <text:p>6.954823084</text:p>
          </table:table-cell>
          <table:table-cell office:value-type="float" office:value="8.59315955391" calcext:value-type="float">
            <text:p>8.5931595539</text:p>
          </table:table-cell>
          <table:table-cell office:value-type="float" office:value="10.8973446516" calcext:value-type="float">
            <text:p>10.8973446516</text:p>
          </table:table-cell>
          <table:table-cell office:value-type="float" office:value="13.5092334374" calcext:value-type="float">
            <text:p>13.5092334374</text:p>
          </table:table-cell>
          <table:table-cell office:value-type="float" office:value="17.2286847963" calcext:value-type="float">
            <text:p>17.2286847963</text:p>
          </table:table-cell>
          <table:table-cell office:value-type="float" office:value="21.9753227864" calcext:value-type="float">
            <text:p>21.9753227864</text:p>
          </table:table-cell>
          <table:table-cell office:value-type="float" office:value="27.7042764089" calcext:value-type="float">
            <text:p>27.7042764089</text:p>
          </table:table-cell>
          <table:table-cell office:value-type="float" office:value="32.4779157266" calcext:value-type="float">
            <text:p>32.4779157266</text:p>
          </table:table-cell>
          <table:table-cell office:value-type="float" office:value="37.6646181329" calcext:value-type="float">
            <text:p>37.6646181329</text:p>
          </table:table-cell>
          <table:table-cell office:value-type="float" office:value="42.7775302056" calcext:value-type="float">
            <text:p>42.7775302056</text:p>
          </table:table-cell>
          <table:table-cell office:value-type="float" office:value="49.4967949275" calcext:value-type="float">
            <text:p>49.4967949275</text:p>
          </table:table-cell>
          <table:table-cell office:value-type="float" office:value="54.6806370744" calcext:value-type="float">
            <text:p>54.6806370744</text:p>
          </table:table-cell>
          <table:table-cell office:value-type="float" office:value="62.0961134353" calcext:value-type="float">
            <text:p>62.0961134353</text:p>
          </table:table-cell>
          <table:table-cell office:value-type="float" office:value="66.2017238211" calcext:value-type="float">
            <text:p>66.2017238211</text:p>
          </table:table-cell>
          <table:table-cell office:value-type="float" office:value="74.9848629341" calcext:value-type="float">
            <text:p>74.9848629341</text:p>
          </table:table-cell>
          <table:table-cell office:value-type="float" office:value="81.182798618" calcext:value-type="float">
            <text:p>81.182798618</text:p>
          </table:table-cell>
          <table:table-cell office:value-type="float" office:value="90.0736468158" calcext:value-type="float">
            <text:p>90.0736468158</text:p>
          </table:table-cell>
          <table:table-cell office:value-type="float" office:value="97.0809322532" calcext:value-type="float">
            <text:p>97.0809322532</text:p>
          </table:table-cell>
          <table:table-cell office:value-type="float" office:value="108.674977401" calcext:value-type="float">
            <text:p>108.674977401</text:p>
          </table:table-cell>
          <table:table-cell office:value-type="float" office:value="120.723251919" calcext:value-type="float">
            <text:p>120.723251919</text:p>
          </table:table-cell>
          <table:table-cell office:value-type="float" office:value="132.194313252" calcext:value-type="float">
            <text:p>132.194313252</text:p>
          </table:table-cell>
          <table:table-cell office:value-type="float" office:value="149.814879806" calcext:value-type="float">
            <text:p>149.814879806</text:p>
          </table:table-cell>
          <table:table-cell office:value-type="float" office:value="160.771739945" calcext:value-type="float">
            <text:p>160.771739945</text:p>
          </table:table-cell>
          <table:table-cell office:value-type="float" office:value="183.76785502" calcext:value-type="float">
            <text:p>183.76785502</text:p>
          </table:table-cell>
          <table:table-cell office:value-type="float" office:value="206.307269785" calcext:value-type="float">
            <text:p>206.307269785</text:p>
          </table:table-cell>
          <table:table-cell office:value-type="float" office:value="233.735614238" calcext:value-type="float">
            <text:p>233.735614238</text:p>
          </table:table-cell>
          <table:table-cell office:value-type="float" office:value="263.745710623" calcext:value-type="float">
            <text:p>263.745710623</text:p>
          </table:table-cell>
          <table:table-cell office:value-type="float" office:value="314.53785332" calcext:value-type="float">
            <text:p>314.53785332</text:p>
          </table:table-cell>
          <table:table-cell office:value-type="float" office:value="357.718795822" calcext:value-type="float">
            <text:p>357.718795822</text:p>
          </table:table-cell>
          <table:table-cell office:value-type="float" office:value="404.349513237" calcext:value-type="float">
            <text:p>404.349513237</text:p>
          </table:table-cell>
          <table:table-cell office:value-type="float" office:value="480.635735234" calcext:value-type="float">
            <text:p>480.635735234</text:p>
          </table:table-cell>
          <table:table-cell office:value-type="float" office:value="581.998782492" calcext:value-type="float">
            <text:p>581.998782492</text:p>
          </table:table-cell>
          <table:table-cell office:value-type="float" office:value="694.934850347" calcext:value-type="float">
            <text:p>694.934850347</text:p>
          </table:table-cell>
          <table:table-cell office:value-type="float" office:value="869.315813621" calcext:value-type="float">
            <text:p>869.315813621</text:p>
          </table:table-cell>
          <table:table-cell office:value-type="float" office:value="956.523347341" calcext:value-type="float">
            <text:p>956.523347341</text:p>
          </table:table-cell>
          <table:table-cell office:value-type="float" office:value="1137.26717693" calcext:value-type="float">
            <text:p>1137.26717693</text:p>
          </table:table-cell>
          <table:table-cell office:value-type="float" office:value="1312.30349594" calcext:value-type="float">
            <text:p>1312.30349594</text:p>
          </table:table-cell>
          <table:table-cell office:value-type="float" office:value="1523.91134574" calcext:value-type="float">
            <text:p>1523.91134574</text:p>
          </table:table-cell>
        </table:table-row>
        <table:table-row table:style-name="ro1">
          <table:table-cell office:value-type="string" calcext:value-type="string">
            <text:p>NEW NEW fuzzy_token inc dec half w/threshold 0.2 and 0.8 and window limit 3</text:p>
          </table:table-cell>
          <table:table-cell office:value-type="float" office:value="5.20184334939" calcext:value-type="float">
            <text:p>5.2018433494</text:p>
          </table:table-cell>
          <table:table-cell office:value-type="float" office:value="5.51383105706" calcext:value-type="float">
            <text:p>5.5138310571</text:p>
          </table:table-cell>
          <table:table-cell office:value-type="float" office:value="5.93510631194" calcext:value-type="float">
            <text:p>5.9351063119</text:p>
          </table:table-cell>
          <table:table-cell office:value-type="float" office:value="6.65756836356" calcext:value-type="float">
            <text:p>6.6575683636</text:p>
          </table:table-cell>
          <table:table-cell office:value-type="float" office:value="7.08524015645" calcext:value-type="float">
            <text:p>7.0852401565</text:p>
          </table:table-cell>
          <table:table-cell office:value-type="float" office:value="8.29757025955" calcext:value-type="float">
            <text:p>8.2975702596</text:p>
          </table:table-cell>
          <table:table-cell office:value-type="float" office:value="9.51786397069" calcext:value-type="float">
            <text:p>9.5178639707</text:p>
          </table:table-cell>
          <table:table-cell office:value-type="float" office:value="10.7973062591" calcext:value-type="float">
            <text:p>10.7973062591</text:p>
          </table:table-cell>
          <table:table-cell office:value-type="float" office:value="12.7160010507" calcext:value-type="float">
            <text:p>12.7160010507</text:p>
          </table:table-cell>
          <table:table-cell office:value-type="float" office:value="15.272886516" calcext:value-type="float">
            <text:p>15.272886516</text:p>
          </table:table-cell>
          <table:table-cell office:value-type="float" office:value="18.0520933564" calcext:value-type="float">
            <text:p>18.0520933564</text:p>
          </table:table-cell>
          <table:table-cell office:value-type="float" office:value="22.2557389678" calcext:value-type="float">
            <text:p>22.2557389678</text:p>
          </table:table-cell>
          <table:table-cell office:value-type="float" office:value="26.7756153803" calcext:value-type="float">
            <text:p>26.7756153803</text:p>
          </table:table-cell>
          <table:table-cell office:value-type="float" office:value="32.777423413" calcext:value-type="float">
            <text:p>32.777423413</text:p>
          </table:table-cell>
          <table:table-cell office:value-type="float" office:value="37.862630122" calcext:value-type="float">
            <text:p>37.862630122</text:p>
          </table:table-cell>
          <table:table-cell office:value-type="float" office:value="44.6518162768" calcext:value-type="float">
            <text:p>44.6518162768</text:p>
          </table:table-cell>
          <table:table-cell office:value-type="float" office:value="53.4654068288" calcext:value-type="float">
            <text:p>53.4654068288</text:p>
          </table:table-cell>
          <table:table-cell office:value-type="float" office:value="58.8321378523" calcext:value-type="float">
            <text:p>58.8321378523</text:p>
          </table:table-cell>
          <table:table-cell office:value-type="float" office:value="68.3713212946" calcext:value-type="float">
            <text:p>68.3713212946</text:p>
          </table:table-cell>
          <table:table-cell office:value-type="float" office:value="77.3960894465" calcext:value-type="float">
            <text:p>77.3960894465</text:p>
          </table:table-cell>
          <table:table-cell office:value-type="float" office:value="83.8092573434" calcext:value-type="float">
            <text:p>83.8092573434</text:p>
          </table:table-cell>
          <table:table-cell office:value-type="float" office:value="91.2983082896" calcext:value-type="float">
            <text:p>91.2983082896</text:p>
          </table:table-cell>
          <table:table-cell office:value-type="float" office:value="99.7222573048" calcext:value-type="float">
            <text:p>99.7222573048</text:p>
          </table:table-cell>
          <table:table-cell office:value-type="float" office:value="106.071294221" calcext:value-type="float">
            <text:p>106.071294221</text:p>
          </table:table-cell>
          <table:table-cell office:value-type="float" office:value="115.668900654" calcext:value-type="float">
            <text:p>115.668900654</text:p>
          </table:table-cell>
          <table:table-cell office:value-type="float" office:value="124.812307824" calcext:value-type="float">
            <text:p>124.812307824</text:p>
          </table:table-cell>
          <table:table-cell office:value-type="float" office:value="132.687011411" calcext:value-type="float">
            <text:p>132.687011411</text:p>
          </table:table-cell>
          <table:table-cell office:value-type="float" office:value="147.011344307" calcext:value-type="float">
            <text:p>147.011344307</text:p>
          </table:table-cell>
          <table:table-cell office:value-type="float" office:value="165.75950351" calcext:value-type="float">
            <text:p>165.75950351</text:p>
          </table:table-cell>
          <table:table-cell office:value-type="float" office:value="175.603780617" calcext:value-type="float">
            <text:p>175.603780617</text:p>
          </table:table-cell>
          <table:table-cell office:value-type="float" office:value="198.159526247" calcext:value-type="float">
            <text:p>198.159526247</text:p>
          </table:table-cell>
          <table:table-cell office:value-type="float" office:value="218.34068" calcext:value-type="float">
            <text:p>218.34068</text:p>
          </table:table-cell>
          <table:table-cell office:value-type="float" office:value="256.436152031" calcext:value-type="float">
            <text:p>256.436152031</text:p>
          </table:table-cell>
          <table:table-cell office:value-type="float" office:value="305.452584391" calcext:value-type="float">
            <text:p>305.452584391</text:p>
          </table:table-cell>
          <table:table-cell office:value-type="float" office:value="370.606704836" calcext:value-type="float">
            <text:p>370.606704836</text:p>
          </table:table-cell>
          <table:table-cell office:value-type="float" office:value="451.763012221" calcext:value-type="float">
            <text:p>451.763012221</text:p>
          </table:table-cell>
          <table:table-cell office:value-type="float" office:value="530.945566418" calcext:value-type="float">
            <text:p>530.945566418</text:p>
          </table:table-cell>
          <table:table-cell office:value-type="float" office:value="728.337050427" calcext:value-type="float">
            <text:p>728.337050427</text:p>
          </table:table-cell>
          <table:table-cell office:value-type="float" office:value="956.367459358" calcext:value-type="float">
            <text:p>956.367459358</text:p>
          </table:table-cell>
          <table:table-cell office:value-type="float" office:value="1169.08887534" calcext:value-type="float">
            <text:p>1169.08887534</text:p>
          </table:table-cell>
        </table:table-row>
        <table:table-row table:style-name="ro1">
          <table:table-cell office:value-type="string" calcext:value-type="string">
            <text:p>NEW NEW fuzzy_token inc dec half w/threshold 0.3 and 0.7 and window limit 3</text:p>
          </table:table-cell>
          <table:table-cell office:value-type="float" office:value="5.22015626285" calcext:value-type="float">
            <text:p>5.2201562629</text:p>
          </table:table-cell>
          <table:table-cell office:value-type="float" office:value="5.60254659271" calcext:value-type="float">
            <text:p>5.6025465927</text:p>
          </table:table-cell>
          <table:table-cell office:value-type="float" office:value="5.97803948481" calcext:value-type="float">
            <text:p>5.9780394848</text:p>
          </table:table-cell>
          <table:table-cell office:value-type="float" office:value="6.44834064022" calcext:value-type="float">
            <text:p>6.4483406402</text:p>
          </table:table-cell>
          <table:table-cell office:value-type="float" office:value="7.26517815592" calcext:value-type="float">
            <text:p>7.2651781559</text:p>
          </table:table-cell>
          <table:table-cell office:value-type="float" office:value="8.50121867033" calcext:value-type="float">
            <text:p>8.5012186703</text:p>
          </table:table-cell>
          <table:table-cell office:value-type="float" office:value="9.9203513295" calcext:value-type="float">
            <text:p>9.9203513295</text:p>
          </table:table-cell>
          <table:table-cell office:value-type="float" office:value="11.809988323" calcext:value-type="float">
            <text:p>11.809988323</text:p>
          </table:table-cell>
          <table:table-cell office:value-type="float" office:value="13.8636109069" calcext:value-type="float">
            <text:p>13.8636109069</text:p>
          </table:table-cell>
          <table:table-cell office:value-type="float" office:value="17.2069969466" calcext:value-type="float">
            <text:p>17.2069969466</text:p>
          </table:table-cell>
          <table:table-cell office:value-type="float" office:value="20.8744714885" calcext:value-type="float">
            <text:p>20.8744714885</text:p>
          </table:table-cell>
          <table:table-cell office:value-type="float" office:value="25.9462197998" calcext:value-type="float">
            <text:p>25.9462197998</text:p>
          </table:table-cell>
          <table:table-cell office:value-type="float" office:value="31.6405530885" calcext:value-type="float">
            <text:p>31.6405530885</text:p>
          </table:table-cell>
          <table:table-cell office:value-type="float" office:value="38.3586085629" calcext:value-type="float">
            <text:p>38.3586085629</text:p>
          </table:table-cell>
          <table:table-cell office:value-type="float" office:value="44.6713917961" calcext:value-type="float">
            <text:p>44.6713917961</text:p>
          </table:table-cell>
          <table:table-cell office:value-type="float" office:value="52.6457645801" calcext:value-type="float">
            <text:p>52.6457645801</text:p>
          </table:table-cell>
          <table:table-cell office:value-type="float" office:value="57.3914607985" calcext:value-type="float">
            <text:p>57.3914607985</text:p>
          </table:table-cell>
          <table:table-cell office:value-type="float" office:value="66.6196098278" calcext:value-type="float">
            <text:p>66.6196098278</text:p>
          </table:table-cell>
          <table:table-cell office:value-type="float" office:value="72.8885883654" calcext:value-type="float">
            <text:p>72.8885883654</text:p>
          </table:table-cell>
          <table:table-cell office:value-type="float" office:value="77.851463347" calcext:value-type="float">
            <text:p>77.851463347</text:p>
          </table:table-cell>
          <table:table-cell office:value-type="float" office:value="85.0160566418" calcext:value-type="float">
            <text:p>85.0160566418</text:p>
          </table:table-cell>
          <table:table-cell office:value-type="float" office:value="90.0072234589" calcext:value-type="float">
            <text:p>90.0072234589</text:p>
          </table:table-cell>
          <table:table-cell office:value-type="float" office:value="95.9465534712" calcext:value-type="float">
            <text:p>95.9465534712</text:p>
          </table:table-cell>
          <table:table-cell office:value-type="float" office:value="103.726266548" calcext:value-type="float">
            <text:p>103.726266548</text:p>
          </table:table-cell>
          <table:table-cell office:value-type="float" office:value="109.457734103" calcext:value-type="float">
            <text:p>109.457734103</text:p>
          </table:table-cell>
          <table:table-cell office:value-type="float" office:value="120.024431603" calcext:value-type="float">
            <text:p>120.024431603</text:p>
          </table:table-cell>
          <table:table-cell office:value-type="float" office:value="128.438262217" calcext:value-type="float">
            <text:p>128.438262217</text:p>
          </table:table-cell>
          <table:table-cell office:value-type="float" office:value="141.141485062" calcext:value-type="float">
            <text:p>141.141485062</text:p>
          </table:table-cell>
          <table:table-cell office:value-type="float" office:value="147.950832339" calcext:value-type="float">
            <text:p>147.950832339</text:p>
          </table:table-cell>
          <table:table-cell office:value-type="float" office:value="165.015138736" calcext:value-type="float">
            <text:p>165.015138736</text:p>
          </table:table-cell>
          <table:table-cell office:value-type="float" office:value="180.670820945" calcext:value-type="float">
            <text:p>180.670820945</text:p>
          </table:table-cell>
          <table:table-cell office:value-type="float" office:value="225.807974619" calcext:value-type="float">
            <text:p>225.807974619</text:p>
          </table:table-cell>
          <table:table-cell office:value-type="float" office:value="246.170456573" calcext:value-type="float">
            <text:p>246.170456573</text:p>
          </table:table-cell>
          <table:table-cell office:value-type="float" office:value="302.472004561" calcext:value-type="float">
            <text:p>302.472004561</text:p>
          </table:table-cell>
          <table:table-cell office:value-type="float" office:value="347.873365903" calcext:value-type="float">
            <text:p>347.873365903</text:p>
          </table:table-cell>
          <table:table-cell office:value-type="float" office:value="469.309987465" calcext:value-type="float">
            <text:p>469.309987465</text:p>
          </table:table-cell>
          <table:table-cell office:value-type="float" office:value="510.720971746" calcext:value-type="float">
            <text:p>510.720971746</text:p>
          </table:table-cell>
          <table:table-cell office:value-type="float" office:value="682.350663183" calcext:value-type="float">
            <text:p>682.350663183</text:p>
          </table:table-cell>
          <table:table-cell office:value-type="float" office:value="880.353530679" calcext:value-type="float">
            <text:p>880.353530679</text:p>
          </table:table-cell>
          <table:table-cell office:value-type="float" office:value="1031.02036232" calcext:value-type="float">
            <text:p>1031.02036232</text:p>
          </table:table-cell>
        </table:table-row>
        <table:table-row table:style-name="ro1">
          <table:table-cell office:value-type="string" calcext:value-type="string">
            <text:p>NEW NEW fuzzy_token inc dec half w/threshold 0.3 and 0.7 and window limit 3 weights</text:p>
          </table:table-cell>
          <table:table-cell office:value-type="float" office:value="70.2593321244" calcext:value-type="float">
            <text:p>70.2593321244</text:p>
          </table:table-cell>
          <table:table-cell office:value-type="float" office:value="72.6747231198" calcext:value-type="float">
            <text:p>72.6747231198</text:p>
          </table:table-cell>
          <table:table-cell office:value-type="float" office:value="76.6387111081" calcext:value-type="float">
            <text:p>76.6387111081</text:p>
          </table:table-cell>
          <table:table-cell office:value-type="float" office:value="79.4980078537" calcext:value-type="float">
            <text:p>79.4980078537</text:p>
          </table:table-cell>
          <table:table-cell office:value-type="float" office:value="87.4189534352" calcext:value-type="float">
            <text:p>87.4189534352</text:p>
          </table:table-cell>
          <table:table-cell office:value-type="float" office:value="101.031292551" calcext:value-type="float">
            <text:p>101.031292551</text:p>
          </table:table-cell>
          <table:table-cell office:value-type="float" office:value="139.07853454" calcext:value-type="float">
            <text:p>139.07853454</text:p>
          </table:table-cell>
          <table:table-cell office:value-type="float" office:value="167.099968133" calcext:value-type="float">
            <text:p>167.099968133</text:p>
          </table:table-cell>
          <table:table-cell office:value-type="float" office:value="190.230154585" calcext:value-type="float">
            <text:p>190.230154585</text:p>
          </table:table-cell>
          <table:table-cell office:value-type="float" office:value="208.451243138" calcext:value-type="float">
            <text:p>208.451243138</text:p>
          </table:table-cell>
          <table:table-cell office:value-type="float" office:value="221.198067789" calcext:value-type="float">
            <text:p>221.198067789</text:p>
          </table:table-cell>
          <table:table-cell office:value-type="float" office:value="222.50896591" calcext:value-type="float">
            <text:p>222.50896591</text:p>
          </table:table-cell>
          <table:table-cell office:value-type="float" office:value="222.481690171" calcext:value-type="float">
            <text:p>222.481690171</text:p>
          </table:table-cell>
          <table:table-cell office:value-type="float" office:value="224.582058229" calcext:value-type="float">
            <text:p>224.582058229</text:p>
          </table:table-cell>
          <table:table-cell office:value-type="float" office:value="225.331376497" calcext:value-type="float">
            <text:p>225.331376497</text:p>
          </table:table-cell>
          <table:table-cell office:value-type="float" office:value="223.391098371" calcext:value-type="float">
            <text:p>223.391098371</text:p>
          </table:table-cell>
          <table:table-cell office:value-type="float" office:value="221.060403567" calcext:value-type="float">
            <text:p>221.060403567</text:p>
          </table:table-cell>
          <table:table-cell office:value-type="float" office:value="224.310818776" calcext:value-type="float">
            <text:p>224.310818776</text:p>
          </table:table-cell>
          <table:table-cell office:value-type="float" office:value="221.591413693" calcext:value-type="float">
            <text:p>221.591413693</text:p>
          </table:table-cell>
          <table:table-cell office:value-type="float" office:value="219.693485111" calcext:value-type="float">
            <text:p>219.693485111</text:p>
          </table:table-cell>
          <table:table-cell office:value-type="float" office:value="221.413613062" calcext:value-type="float">
            <text:p>221.413613062</text:p>
          </table:table-cell>
          <table:table-cell office:value-type="float" office:value="223.479021965" calcext:value-type="float">
            <text:p>223.479021965</text:p>
          </table:table-cell>
          <table:table-cell office:value-type="float" office:value="221.37724095" calcext:value-type="float">
            <text:p>221.37724095</text:p>
          </table:table-cell>
          <table:table-cell office:value-type="float" office:value="230.449280923" calcext:value-type="float">
            <text:p>230.449280923</text:p>
          </table:table-cell>
          <table:table-cell office:value-type="float" office:value="232.94827737" calcext:value-type="float">
            <text:p>232.94827737</text:p>
          </table:table-cell>
          <table:table-cell office:value-type="float" office:value="241.370361546" calcext:value-type="float">
            <text:p>241.370361546</text:p>
          </table:table-cell>
          <table:table-cell office:value-type="float" office:value="243.758791979" calcext:value-type="float">
            <text:p>243.758791979</text:p>
          </table:table-cell>
          <table:table-cell office:value-type="float" office:value="255.41847104" calcext:value-type="float">
            <text:p>255.41847104</text:p>
          </table:table-cell>
          <table:table-cell office:value-type="float" office:value="269.065100097" calcext:value-type="float">
            <text:p>269.065100097</text:p>
          </table:table-cell>
          <table:table-cell office:value-type="float" office:value="271.747403842" calcext:value-type="float">
            <text:p>271.747403842</text:p>
          </table:table-cell>
          <table:table-cell office:value-type="float" office:value="300.171031407" calcext:value-type="float">
            <text:p>300.171031407</text:p>
          </table:table-cell>
          <table:table-cell office:value-type="float" office:value="326.454231986" calcext:value-type="float">
            <text:p>326.454231986</text:p>
          </table:table-cell>
          <table:table-cell office:value-type="float" office:value="367.979182759" calcext:value-type="float">
            <text:p>367.979182759</text:p>
          </table:table-cell>
          <table:table-cell office:value-type="float" office:value="423.089843224" calcext:value-type="float">
            <text:p>423.089843224</text:p>
          </table:table-cell>
          <table:table-cell office:value-type="float" office:value="466.54188754" calcext:value-type="float">
            <text:p>466.54188754</text:p>
          </table:table-cell>
          <table:table-cell office:value-type="float" office:value="542.882883876" calcext:value-type="float">
            <text:p>542.882883876</text:p>
          </table:table-cell>
          <table:table-cell office:value-type="float" office:value="656.893629685" calcext:value-type="float">
            <text:p>656.893629685</text:p>
          </table:table-cell>
          <table:table-cell office:value-type="float" office:value="822.679704858" calcext:value-type="float">
            <text:p>822.679704858</text:p>
          </table:table-cell>
          <table:table-cell office:value-type="float" office:value="1009.9388955" calcext:value-type="float">
            <text:p>1009.9388955</text:p>
          </table:table-cell>
          <table:table-cell office:value-type="float" office:value="1259.27791448" calcext:value-type="float">
            <text:p>1259.27791448</text:p>
          </table:table-cell>
        </table:table-row>
        <table:table-row table:style-name="ro1">
          <table:table-cell office:value-type="string" calcext:value-type="string">
            <text:p>NEW NEW fuzzy_token inc dec half w/threshold 0.3 and 0.7 and window limit 3 CHEAT weights</text:p>
          </table:table-cell>
          <table:table-cell office:value-type="float" office:value="5.09339085089" calcext:value-type="float">
            <text:p>5.0933908509</text:p>
          </table:table-cell>
          <table:table-cell office:value-type="float" office:value="5.20415029565" calcext:value-type="float">
            <text:p>5.2041502957</text:p>
          </table:table-cell>
          <table:table-cell office:value-type="float" office:value="5.34481971521" calcext:value-type="float">
            <text:p>5.3448197152</text:p>
          </table:table-cell>
          <table:table-cell office:value-type="float" office:value="5.46004942347" calcext:value-type="float">
            <text:p>5.4600494235</text:p>
          </table:table-cell>
          <table:table-cell office:value-type="float" office:value="5.59742419567" calcext:value-type="float">
            <text:p>5.5974241957</text:p>
          </table:table-cell>
          <table:table-cell office:value-type="float" office:value="5.79393425921" calcext:value-type="float">
            <text:p>5.7939342592</text:p>
          </table:table-cell>
          <table:table-cell office:value-type="float" office:value="6.06901779944" calcext:value-type="float">
            <text:p>6.0690177994</text:p>
          </table:table-cell>
          <table:table-cell office:value-type="float" office:value="6.34449256545" calcext:value-type="float">
            <text:p>6.3444925655</text:p>
          </table:table-cell>
          <table:table-cell office:value-type="float" office:value="6.67086428899" calcext:value-type="float">
            <text:p>6.670864289</text:p>
          </table:table-cell>
          <table:table-cell office:value-type="float" office:value="7.02062815554" calcext:value-type="float">
            <text:p>7.0206281555</text:p>
          </table:table-cell>
          <table:table-cell office:value-type="float" office:value="7.77681610907" calcext:value-type="float">
            <text:p>7.7768161091</text:p>
          </table:table-cell>
          <table:table-cell office:value-type="float" office:value="8.34573894029" calcext:value-type="float">
            <text:p>8.3457389403</text:p>
          </table:table-cell>
          <table:table-cell office:value-type="float" office:value="9.06739558333" calcext:value-type="float">
            <text:p>9.0673955833</text:p>
          </table:table-cell>
          <table:table-cell office:value-type="float" office:value="9.8106405554" calcext:value-type="float">
            <text:p>9.8106405554</text:p>
          </table:table-cell>
          <table:table-cell office:value-type="float" office:value="11.8955083325" calcext:value-type="float">
            <text:p>11.8955083325</text:p>
          </table:table-cell>
          <table:table-cell office:value-type="float" office:value="13.7804079733" calcext:value-type="float">
            <text:p>13.7804079733</text:p>
          </table:table-cell>
          <table:table-cell office:value-type="float" office:value="15.9990310336" calcext:value-type="float">
            <text:p>15.9990310336</text:p>
          </table:table-cell>
          <table:table-cell office:value-type="float" office:value="20.654998958" calcext:value-type="float">
            <text:p>20.654998958</text:p>
          </table:table-cell>
          <table:table-cell office:value-type="float" office:value="26.24355815" calcext:value-type="float">
            <text:p>26.24355815</text:p>
          </table:table-cell>
          <table:table-cell office:value-type="float" office:value="33.9881581673" calcext:value-type="float">
            <text:p>33.9881581673</text:p>
          </table:table-cell>
          <table:table-cell office:value-type="float" office:value="44.8605077456" calcext:value-type="float">
            <text:p>44.8605077456</text:p>
          </table:table-cell>
          <table:table-cell office:value-type="float" office:value="65.2858067513" calcext:value-type="float">
            <text:p>65.2858067513</text:p>
          </table:table-cell>
          <table:table-cell office:value-type="float" office:value="74.1201401696" calcext:value-type="float">
            <text:p>74.1201401696</text:p>
          </table:table-cell>
          <table:table-cell office:value-type="float" office:value="98.894965927" calcext:value-type="float">
            <text:p>98.894965927</text:p>
          </table:table-cell>
          <table:table-cell office:value-type="float" office:value="116.702795321" calcext:value-type="float">
            <text:p>116.702795321</text:p>
          </table:table-cell>
          <table:table-cell office:value-type="float" office:value="131.102339836" calcext:value-type="float">
            <text:p>131.102339836</text:p>
          </table:table-cell>
          <table:table-cell office:value-type="float" office:value="145.529669834" calcext:value-type="float">
            <text:p>145.529669834</text:p>
          </table:table-cell>
          <table:table-cell office:value-type="float" office:value="160.165138604" calcext:value-type="float">
            <text:p>160.165138604</text:p>
          </table:table-cell>
          <table:table-cell office:value-type="float" office:value="175.134218939" calcext:value-type="float">
            <text:p>175.134218939</text:p>
          </table:table-cell>
          <table:table-cell office:value-type="float" office:value="197.382979299" calcext:value-type="float">
            <text:p>197.382979299</text:p>
          </table:table-cell>
          <table:table-cell office:value-type="float" office:value="222.810675883" calcext:value-type="float">
            <text:p>222.810675883</text:p>
          </table:table-cell>
          <table:table-cell office:value-type="float" office:value="254.34109393" calcext:value-type="float">
            <text:p>254.34109393</text:p>
          </table:table-cell>
          <table:table-cell office:value-type="float" office:value="278.863584224" calcext:value-type="float">
            <text:p>278.863584224</text:p>
          </table:table-cell>
          <table:table-cell office:value-type="float" office:value="325.866141076" calcext:value-type="float">
            <text:p>325.866141076</text:p>
          </table:table-cell>
          <table:table-cell office:value-type="float" office:value="413.00103496" calcext:value-type="float">
            <text:p>413.00103496</text:p>
          </table:table-cell>
          <table:table-cell office:value-type="float" office:value="500.732465575" calcext:value-type="float">
            <text:p>500.732465575</text:p>
          </table:table-cell>
          <table:table-cell office:value-type="float" office:value="607.030031686" calcext:value-type="float">
            <text:p>607.030031686</text:p>
          </table:table-cell>
          <table:table-cell office:value-type="float" office:value="817.464150256" calcext:value-type="float">
            <text:p>817.464150256</text:p>
          </table:table-cell>
          <table:table-cell office:value-type="float" office:value="943.810348802" calcext:value-type="float">
            <text:p>943.810348802</text:p>
          </table:table-cell>
          <table:table-cell office:value-type="float" office:value="1225.81109911" calcext:value-type="float">
            <text:p>1225.81109911</text:p>
          </table:table-cell>
        </table:table-row>
        <table:table-row table:style-name="ro1">
          <table:table-cell office:value-type="string" calcext:value-type="string">
            <text:p>NEW NEW fuzzy_token inc dec half w/threshold 0.2 and 0.8 and window limit 3 CHEAT weights</text:p>
          </table:table-cell>
          <table:table-cell office:value-type="float" office:value="5.09601756207" calcext:value-type="float">
            <text:p>5.0960175621</text:p>
          </table:table-cell>
          <table:table-cell office:value-type="float" office:value="5.20423436164" calcext:value-type="float">
            <text:p>5.2042343616</text:p>
          </table:table-cell>
          <table:table-cell office:value-type="float" office:value="5.30600541949" calcext:value-type="float">
            <text:p>5.3060054195</text:p>
          </table:table-cell>
          <table:table-cell office:value-type="float" office:value="5.45890727347" calcext:value-type="float">
            <text:p>5.4589072735</text:p>
          </table:table-cell>
          <table:table-cell office:value-type="float" office:value="5.64459046144" calcext:value-type="float">
            <text:p>5.6445904614</text:p>
          </table:table-cell>
          <table:table-cell office:value-type="float" office:value="5.79856980321" calcext:value-type="float">
            <text:p>5.7985698032</text:p>
          </table:table-cell>
          <table:table-cell office:value-type="float" office:value="6.02421336304" calcext:value-type="float">
            <text:p>6.024213363</text:p>
          </table:table-cell>
          <table:table-cell office:value-type="float" office:value="6.28906582118" calcext:value-type="float">
            <text:p>6.2890658212</text:p>
          </table:table-cell>
          <table:table-cell office:value-type="float" office:value="6.60371737376" calcext:value-type="float">
            <text:p>6.6037173738</text:p>
          </table:table-cell>
          <table:table-cell office:value-type="float" office:value="7.12316209688" calcext:value-type="float">
            <text:p>7.1231620969</text:p>
          </table:table-cell>
          <table:table-cell office:value-type="float" office:value="7.65337096985" calcext:value-type="float">
            <text:p>7.6533709699</text:p>
          </table:table-cell>
          <table:table-cell office:value-type="float" office:value="8.27747701773" calcext:value-type="float">
            <text:p>8.2774770177</text:p>
          </table:table-cell>
          <table:table-cell office:value-type="float" office:value="9.0517974478" calcext:value-type="float">
            <text:p>9.0517974478</text:p>
          </table:table-cell>
          <table:table-cell office:value-type="float" office:value="10.035509894" calcext:value-type="float">
            <text:p>10.035509894</text:p>
          </table:table-cell>
          <table:table-cell office:value-type="float" office:value="11.7371818484" calcext:value-type="float">
            <text:p>11.7371818484</text:p>
          </table:table-cell>
          <table:table-cell office:value-type="float" office:value="12.77833869" calcext:value-type="float">
            <text:p>12.77833869</text:p>
          </table:table-cell>
          <table:table-cell office:value-type="float" office:value="15.5773442901" calcext:value-type="float">
            <text:p>15.5773442901</text:p>
          </table:table-cell>
          <table:table-cell office:value-type="float" office:value="19.1735281083" calcext:value-type="float">
            <text:p>19.1735281083</text:p>
          </table:table-cell>
          <table:table-cell office:value-type="float" office:value="23.2944331101" calcext:value-type="float">
            <text:p>23.2944331101</text:p>
          </table:table-cell>
          <table:table-cell office:value-type="float" office:value="28.8079722196" calcext:value-type="float">
            <text:p>28.8079722196</text:p>
          </table:table-cell>
          <table:table-cell office:value-type="float" office:value="35.613444355" calcext:value-type="float">
            <text:p>35.613444355</text:p>
          </table:table-cell>
          <table:table-cell office:value-type="float" office:value="52.9748165603" calcext:value-type="float">
            <text:p>52.9748165603</text:p>
          </table:table-cell>
          <table:table-cell office:value-type="float" office:value="68.8911525921" calcext:value-type="float">
            <text:p>68.8911525921</text:p>
          </table:table-cell>
          <table:table-cell office:value-type="float" office:value="86.6374730665" calcext:value-type="float">
            <text:p>86.6374730665</text:p>
          </table:table-cell>
          <table:table-cell office:value-type="float" office:value="111.304707732" calcext:value-type="float">
            <text:p>111.304707732</text:p>
          </table:table-cell>
          <table:table-cell office:value-type="float" office:value="133.540252769" calcext:value-type="float">
            <text:p>133.540252769</text:p>
          </table:table-cell>
          <table:table-cell office:value-type="float" office:value="153.256727132" calcext:value-type="float">
            <text:p>153.256727132</text:p>
          </table:table-cell>
          <table:table-cell office:value-type="float" office:value="171.149281888" calcext:value-type="float">
            <text:p>171.149281888</text:p>
          </table:table-cell>
          <table:table-cell office:value-type="float" office:value="190.453610321" calcext:value-type="float">
            <text:p>190.453610321</text:p>
          </table:table-cell>
          <table:table-cell office:value-type="float" office:value="218.441758542" calcext:value-type="float">
            <text:p>218.441758542</text:p>
          </table:table-cell>
          <table:table-cell office:value-type="float" office:value="247.667544383" calcext:value-type="float">
            <text:p>247.667544383</text:p>
          </table:table-cell>
          <table:table-cell office:value-type="float" office:value="279.217167132" calcext:value-type="float">
            <text:p>279.217167132</text:p>
          </table:table-cell>
          <table:table-cell office:value-type="float" office:value="318.941931946" calcext:value-type="float">
            <text:p>318.941931946</text:p>
          </table:table-cell>
          <table:table-cell office:value-type="float" office:value="375.783143064" calcext:value-type="float">
            <text:p>375.783143064</text:p>
          </table:table-cell>
          <table:table-cell office:value-type="float" office:value="446.849130093" calcext:value-type="float">
            <text:p>446.849130093</text:p>
          </table:table-cell>
          <table:table-cell office:value-type="float" office:value="553.056807899" calcext:value-type="float">
            <text:p>553.056807899</text:p>
          </table:table-cell>
          <table:table-cell office:value-type="float" office:value="709.244408949" calcext:value-type="float">
            <text:p>709.244408949</text:p>
          </table:table-cell>
          <table:table-cell office:value-type="float" office:value="773.980895423" calcext:value-type="float">
            <text:p>773.980895423</text:p>
          </table:table-cell>
          <table:table-cell office:value-type="float" office:value="985.671569657" calcext:value-type="float">
            <text:p>985.671569657</text:p>
          </table:table-cell>
          <table:table-cell office:value-type="float" office:value="1222.35480867" calcext:value-type="float">
            <text:p>1222.35480867</text:p>
          </table:table-cell>
        </table:table-row>
        <table:table-row table:style-name="ro1">
          <table:table-cell office:value-type="string" calcext:value-type="string">
            <text:p>NEW fuzzy_token inc 1 dec TO 1 w/ thresholds 0.001 and 0.999 CHEAT weights</text:p>
          </table:table-cell>
          <table:table-cell office:value-type="float" office:value="5.13704951819" calcext:value-type="float">
            <text:p>5.1370495182</text:p>
          </table:table-cell>
          <table:table-cell office:value-type="float" office:value="5.31027952513" calcext:value-type="float">
            <text:p>5.3102795251</text:p>
          </table:table-cell>
          <table:table-cell office:value-type="float" office:value="5.50625266508" calcext:value-type="float">
            <text:p>5.5062526651</text:p>
          </table:table-cell>
          <table:table-cell office:value-type="float" office:value="5.72223573667" calcext:value-type="float">
            <text:p>5.7222357367</text:p>
          </table:table-cell>
          <table:table-cell office:value-type="float" office:value="6.09943337397" calcext:value-type="float">
            <text:p>6.099433374</text:p>
          </table:table-cell>
          <table:table-cell office:value-type="float" office:value="6.44243819984" calcext:value-type="float">
            <text:p>6.4424381998</text:p>
          </table:table-cell>
          <table:table-cell office:value-type="float" office:value="6.93354795506" calcext:value-type="float">
            <text:p>6.9335479551</text:p>
          </table:table-cell>
          <table:table-cell office:value-type="float" office:value="7.43924210186" calcext:value-type="float">
            <text:p>7.4392421019</text:p>
          </table:table-cell>
          <table:table-cell office:value-type="float" office:value="8.29868172614" calcext:value-type="float">
            <text:p>8.2986817261</text:p>
          </table:table-cell>
          <table:table-cell office:value-type="float" office:value="9.01155604662" calcext:value-type="float">
            <text:p>9.0115560466</text:p>
          </table:table-cell>
          <table:table-cell office:value-type="float" office:value="10.0963474316" calcext:value-type="float">
            <text:p>10.0963474316</text:p>
          </table:table-cell>
          <table:table-cell office:value-type="float" office:value="11.0299887453" calcext:value-type="float">
            <text:p>11.0299887453</text:p>
          </table:table-cell>
          <table:table-cell office:value-type="float" office:value="12.3539822314" calcext:value-type="float">
            <text:p>12.3539822314</text:p>
          </table:table-cell>
          <table:table-cell office:value-type="float" office:value="13.47964525" calcext:value-type="float">
            <text:p>13.47964525</text:p>
          </table:table-cell>
          <table:table-cell office:value-type="float" office:value="16.4286878069" calcext:value-type="float">
            <text:p>16.4286878069</text:p>
          </table:table-cell>
          <table:table-cell office:value-type="float" office:value="18.6756187011" calcext:value-type="float">
            <text:p>18.6756187011</text:p>
          </table:table-cell>
          <table:table-cell office:value-type="float" office:value="21.9922373515" calcext:value-type="float">
            <text:p>21.9922373515</text:p>
          </table:table-cell>
          <table:table-cell office:value-type="float" office:value="26.9728194535" calcext:value-type="float">
            <text:p>26.9728194535</text:p>
          </table:table-cell>
          <table:table-cell office:value-type="float" office:value="29.9310768462" calcext:value-type="float">
            <text:p>29.9310768462</text:p>
          </table:table-cell>
          <table:table-cell office:value-type="float" office:value="35.2560599559" calcext:value-type="float">
            <text:p>35.2560599559</text:p>
          </table:table-cell>
          <table:table-cell office:value-type="float" office:value="45.0096343807" calcext:value-type="float">
            <text:p>45.0096343807</text:p>
          </table:table-cell>
          <table:table-cell office:value-type="float" office:value="52.0227334955" calcext:value-type="float">
            <text:p>52.0227334955</text:p>
          </table:table-cell>
          <table:table-cell office:value-type="float" office:value="66.9874444125" calcext:value-type="float">
            <text:p>66.9874444125</text:p>
          </table:table-cell>
          <table:table-cell office:value-type="float" office:value="79.3842014979" calcext:value-type="float">
            <text:p>79.3842014979</text:p>
          </table:table-cell>
          <table:table-cell office:value-type="float" office:value="102.537287847" calcext:value-type="float">
            <text:p>102.537287847</text:p>
          </table:table-cell>
          <table:table-cell office:value-type="float" office:value="127.569421984" calcext:value-type="float">
            <text:p>127.569421984</text:p>
          </table:table-cell>
          <table:table-cell office:value-type="float" office:value="165.471257957" calcext:value-type="float">
            <text:p>165.471257957</text:p>
          </table:table-cell>
          <table:table-cell office:value-type="float" office:value="216.604066369" calcext:value-type="float">
            <text:p>216.604066369</text:p>
          </table:table-cell>
          <table:table-cell office:value-type="float" office:value="274.325905531" calcext:value-type="float">
            <text:p>274.325905531</text:p>
          </table:table-cell>
          <table:table-cell office:value-type="float" office:value="368.351234253" calcext:value-type="float">
            <text:p>368.351234253</text:p>
          </table:table-cell>
          <table:table-cell office:value-type="float" office:value="464.928039607" calcext:value-type="float">
            <text:p>464.928039607</text:p>
          </table:table-cell>
          <table:table-cell office:value-type="float" office:value="599.916623509" calcext:value-type="float">
            <text:p>599.916623509</text:p>
          </table:table-cell>
          <table:table-cell office:value-type="float" office:value="742.954865214" calcext:value-type="float">
            <text:p>742.954865214</text:p>
          </table:table-cell>
          <table:table-cell office:value-type="float" office:value="841.335517207" calcext:value-type="float">
            <text:p>841.335517207</text:p>
          </table:table-cell>
          <table:table-cell office:value-type="float" office:value="953.286590052" calcext:value-type="float">
            <text:p>953.286590052</text:p>
          </table:table-cell>
          <table:table-cell office:value-type="float" office:value="1109.53121704" calcext:value-type="float">
            <text:p>1109.53121704</text:p>
          </table:table-cell>
          <table:table-cell office:value-type="float" office:value="1219.61444518" calcext:value-type="float">
            <text:p>1219.61444518</text:p>
          </table:table-cell>
          <table:table-cell office:value-type="float" office:value="1462.5562907" calcext:value-type="float">
            <text:p>1462.5562907</text:p>
          </table:table-cell>
          <table:table-cell office:value-type="float" office:value="1631.63410774" calcext:value-type="float">
            <text:p>1631.63410774</text:p>
          </table:table-cell>
          <table:table-cell office:value-type="float" office:value="1768.11411721" calcext:value-type="float">
            <text:p>1768.11411721</text:p>
          </table:table-cell>
        </table:table-row>
      </table:table>
      <table:table table:name="spreadsheet_latencies" table:style-name="ta1">
        <table:shapes>
          <draw:frame draw:z-index="0" draw:style-name="gr1" draw:text-style-name="P1" svg:width="1009.96pt" svg:height="566.39pt" svg:x="174.16pt" svg:y="312.52pt">
            <loext:p draw:notify-on-update-of-ranges="spreadsheet_latencies.B4:spreadsheet_latencies.AO4 spreadsheet_latencies.A5:spreadsheet_latencies.A5 spreadsheet_latencies.B5:spreadsheet_latencies.AO5 spreadsheet_latencies.A6:spreadsheet_latencies.A6 spreadsheet_latencies.B6:spreadsheet_latencies.AO6 spreadsheet_latencies.A7:spreadsheet_latencies.A7 spreadsheet_latencies.B7:spreadsheet_latencies.AO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2" table:number-columns-repeated="2" table:default-cell-style-name="Default"/>
        <table:table-column table:style-name="co3" table:number-columns-repeated="10" table:default-cell-style-name="Default"/>
        <table:table-column table:style-name="co4" table:number-columns-repeated="28" table:default-cell-style-name="Default"/>
        <table:table-row table:style-name="ro1">
          <table:table-cell office:value-type="string" calcext:value-type="string">
            <text:p>10,000 packets, tx time 4</text:p>
          </table:table-cell>
          <table:table-cell table:number-columns-repeated="40"/>
        </table:table-row>
        <table:table-row table:style-name="ro1" table:number-rows-repeated="2">
          <table:table-cell table:number-columns-repeated="41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brs</text:p>
          </table:table-cell>
          <table:table-cell office:value-type="float" office:value="5.12443470732" calcext:value-type="float">
            <text:p>5.1244347073</text:p>
          </table:table-cell>
          <table:table-cell office:value-type="float" office:value="5.27485965637" calcext:value-type="float">
            <text:p>5.2748596564</text:p>
          </table:table-cell>
          <table:table-cell office:value-type="float" office:value="5.43538955107" calcext:value-type="float">
            <text:p>5.4353895511</text:p>
          </table:table-cell>
          <table:table-cell office:value-type="float" office:value="5.65882879472" calcext:value-type="float">
            <text:p>5.6588287947</text:p>
          </table:table-cell>
          <table:table-cell office:value-type="float" office:value="5.83143000731" calcext:value-type="float">
            <text:p>5.8314300073</text:p>
          </table:table-cell>
          <table:table-cell office:value-type="float" office:value="6.16641626255" calcext:value-type="float">
            <text:p>6.1664162626</text:p>
          </table:table-cell>
          <table:table-cell office:value-type="float" office:value="6.49048289718" calcext:value-type="float">
            <text:p>6.4904828972</text:p>
          </table:table-cell>
          <table:table-cell office:value-type="float" office:value="6.97623265126" calcext:value-type="float">
            <text:p>6.9762326513</text:p>
          </table:table-cell>
          <table:table-cell office:value-type="float" office:value="7.36032297654" calcext:value-type="float">
            <text:p>7.3603229765</text:p>
          </table:table-cell>
          <table:table-cell office:value-type="float" office:value="8.12081088321" calcext:value-type="float">
            <text:p>8.1208108832</text:p>
          </table:table-cell>
          <table:table-cell office:value-type="float" office:value="8.85358011408" calcext:value-type="float">
            <text:p>8.8535801141</text:p>
          </table:table-cell>
          <table:table-cell office:value-type="float" office:value="10.0508746651" calcext:value-type="float">
            <text:p>10.0508746651</text:p>
          </table:table-cell>
          <table:table-cell office:value-type="float" office:value="11.4191301623" calcext:value-type="float">
            <text:p>11.4191301623</text:p>
          </table:table-cell>
          <table:table-cell office:value-type="float" office:value="13.3091339189" calcext:value-type="float">
            <text:p>13.3091339189</text:p>
          </table:table-cell>
          <table:table-cell office:value-type="float" office:value="16.6694260343" calcext:value-type="float">
            <text:p>16.6694260343</text:p>
          </table:table-cell>
          <table:table-cell office:value-type="float" office:value="22.8889889666" calcext:value-type="float">
            <text:p>22.8889889666</text:p>
          </table:table-cell>
          <table:table-cell office:value-type="float" office:value="34.9100517519" calcext:value-type="float">
            <text:p>34.9100517519</text:p>
          </table:table-cell>
          <table:table-cell office:value-type="float" office:value="77.6630988995" calcext:value-type="float">
            <text:p>77.6630988995</text:p>
          </table:table-cell>
          <table:table-cell office:value-type="float" office:value="183.440348899" calcext:value-type="float">
            <text:p>183.440348899</text:p>
          </table:table-cell>
          <table:table-cell office:value-type="float" office:value="383.732272352" calcext:value-type="float">
            <text:p>383.732272352</text:p>
          </table:table-cell>
          <table:table-cell office:value-type="float" office:value="835.383609433" calcext:value-type="float">
            <text:p>835.383609433</text:p>
          </table:table-cell>
          <table:table-cell office:value-type="float" office:value="1075.8693734" calcext:value-type="float">
            <text:p>1075.8693734</text:p>
          </table:table-cell>
          <table:table-cell office:value-type="float" office:value="1557.81848867" calcext:value-type="float">
            <text:p>1557.81848867</text:p>
          </table:table-cell>
          <table:table-cell office:value-type="float" office:value="2171.01293307" calcext:value-type="float">
            <text:p>2171.01293307</text:p>
          </table:table-cell>
          <table:table-cell office:value-type="float" office:value="2798.87724281" calcext:value-type="float">
            <text:p>2798.87724281</text:p>
          </table:table-cell>
          <table:table-cell office:value-type="float" office:value="3805.45720072" calcext:value-type="float">
            <text:p>3805.45720072</text:p>
          </table:table-cell>
          <table:table-cell office:value-type="float" office:value="3673.76169144" calcext:value-type="float">
            <text:p>3673.76169144</text:p>
          </table:table-cell>
          <table:table-cell office:value-type="float" office:value="4807.58295259" calcext:value-type="float">
            <text:p>4807.58295259</text:p>
          </table:table-cell>
          <table:table-cell office:value-type="float" office:value="4656.44296825" calcext:value-type="float">
            <text:p>4656.44296825</text:p>
          </table:table-cell>
          <table:table-cell office:value-type="float" office:value="5189.75995898" calcext:value-type="float">
            <text:p>5189.75995898</text:p>
          </table:table-cell>
          <table:table-cell office:value-type="float" office:value="6047.88116781" calcext:value-type="float">
            <text:p>6047.88116781</text:p>
          </table:table-cell>
          <table:table-cell office:value-type="float" office:value="6927.83221464" calcext:value-type="float">
            <text:p>6927.83221464</text:p>
          </table:table-cell>
          <table:table-cell office:value-type="float" office:value="7343.81300731" calcext:value-type="float">
            <text:p>7343.81300731</text:p>
          </table:table-cell>
          <table:table-cell office:value-type="float" office:value="7544.07769729" calcext:value-type="float">
            <text:p>7544.07769729</text:p>
          </table:table-cell>
          <table:table-cell office:value-type="float" office:value="8624.7851641" calcext:value-type="float">
            <text:p>8624.7851641</text:p>
          </table:table-cell>
          <table:table-cell office:value-type="float" office:value="8893.75045383" calcext:value-type="float">
            <text:p>8893.75045383</text:p>
          </table:table-cell>
          <table:table-cell office:value-type="float" office:value="9349.15550761" calcext:value-type="float">
            <text:p>9349.15550761</text:p>
          </table:table-cell>
          <table:table-cell office:value-type="float" office:value="10312.6222566" calcext:value-type="float">
            <text:p>10312.6222566</text:p>
          </table:table-cell>
          <table:table-cell office:value-type="float" office:value="10477.3500523" calcext:value-type="float">
            <text:p>10477.3500523</text:p>
          </table:table-cell>
          <table:table-cell office:value-type="float" office:value="10555.5081181" calcext:value-type="float">
            <text:p>10555.5081181</text:p>
          </table:table-cell>
        </table:table-row>
        <table:table-row table:style-name="ro1">
          <table:table-cell office:value-type="string" calcext:value-type="string">
            <text:p>fuzzy_token inc 1 dec half w/ thresholds</text:p>
          </table:table-cell>
          <table:table-cell office:value-type="float" office:value="6.20965094364" calcext:value-type="float">
            <text:p>6.2096509436</text:p>
          </table:table-cell>
          <table:table-cell office:value-type="float" office:value="6.51678145197" calcext:value-type="float">
            <text:p>6.516781452</text:p>
          </table:table-cell>
          <table:table-cell office:value-type="float" office:value="6.91367645348" calcext:value-type="float">
            <text:p>6.9136764535</text:p>
          </table:table-cell>
          <table:table-cell office:value-type="float" office:value="7.37127577119" calcext:value-type="float">
            <text:p>7.3712757712</text:p>
          </table:table-cell>
          <table:table-cell office:value-type="float" office:value="7.97116528698" calcext:value-type="float">
            <text:p>7.971165287</text:p>
          </table:table-cell>
          <table:table-cell office:value-type="float" office:value="8.73943785744" calcext:value-type="float">
            <text:p>8.7394378574</text:p>
          </table:table-cell>
          <table:table-cell office:value-type="float" office:value="9.82295922629" calcext:value-type="float">
            <text:p>9.8229592263</text:p>
          </table:table-cell>
          <table:table-cell office:value-type="float" office:value="11.6444411302" calcext:value-type="float">
            <text:p>11.6444411302</text:p>
          </table:table-cell>
          <table:table-cell office:value-type="float" office:value="13.4969928446" calcext:value-type="float">
            <text:p>13.4969928446</text:p>
          </table:table-cell>
          <table:table-cell office:value-type="float" office:value="16.296762258" calcext:value-type="float">
            <text:p>16.296762258</text:p>
          </table:table-cell>
          <table:table-cell office:value-type="float" office:value="20.0379971532" calcext:value-type="float">
            <text:p>20.0379971532</text:p>
          </table:table-cell>
          <table:table-cell office:value-type="float" office:value="25.4445569501" calcext:value-type="float">
            <text:p>25.4445569501</text:p>
          </table:table-cell>
          <table:table-cell office:value-type="float" office:value="33.2790334581" calcext:value-type="float">
            <text:p>33.2790334581</text:p>
          </table:table-cell>
          <table:table-cell office:value-type="float" office:value="38.6207643825" calcext:value-type="float">
            <text:p>38.6207643825</text:p>
          </table:table-cell>
          <table:table-cell office:value-type="float" office:value="49.3256486241" calcext:value-type="float">
            <text:p>49.3256486241</text:p>
          </table:table-cell>
          <table:table-cell office:value-type="float" office:value="57.6100983545" calcext:value-type="float">
            <text:p>57.6100983545</text:p>
          </table:table-cell>
          <table:table-cell office:value-type="float" office:value="67.2593403735" calcext:value-type="float">
            <text:p>67.2593403735</text:p>
          </table:table-cell>
          <table:table-cell office:value-type="float" office:value="74.0429541235" calcext:value-type="float">
            <text:p>74.0429541235</text:p>
          </table:table-cell>
          <table:table-cell office:value-type="float" office:value="82.0575649519" calcext:value-type="float">
            <text:p>82.0575649519</text:p>
          </table:table-cell>
          <table:table-cell office:value-type="float" office:value="89.174333087" calcext:value-type="float">
            <text:p>89.174333087</text:p>
          </table:table-cell>
          <table:table-cell office:value-type="float" office:value="93.7145203069" calcext:value-type="float">
            <text:p>93.7145203069</text:p>
          </table:table-cell>
          <table:table-cell office:value-type="float" office:value="101.670441121" calcext:value-type="float">
            <text:p>101.670441121</text:p>
          </table:table-cell>
          <table:table-cell office:value-type="float" office:value="106.259337654" calcext:value-type="float">
            <text:p>106.259337654</text:p>
          </table:table-cell>
          <table:table-cell office:value-type="float" office:value="115.644311406" calcext:value-type="float">
            <text:p>115.644311406</text:p>
          </table:table-cell>
          <table:table-cell office:value-type="float" office:value="121.218123209" calcext:value-type="float">
            <text:p>121.218123209</text:p>
          </table:table-cell>
          <table:table-cell office:value-type="float" office:value="132.111593194" calcext:value-type="float">
            <text:p>132.111593194</text:p>
          </table:table-cell>
          <table:table-cell office:value-type="float" office:value="143.212169337" calcext:value-type="float">
            <text:p>143.212169337</text:p>
          </table:table-cell>
          <table:table-cell office:value-type="float" office:value="155.569257018" calcext:value-type="float">
            <text:p>155.569257018</text:p>
          </table:table-cell>
          <table:table-cell office:value-type="float" office:value="169.569368419" calcext:value-type="float">
            <text:p>169.569368419</text:p>
          </table:table-cell>
          <table:table-cell office:value-type="float" office:value="180.999620578" calcext:value-type="float">
            <text:p>180.999620578</text:p>
          </table:table-cell>
          <table:table-cell office:value-type="float" office:value="205.197779004" calcext:value-type="float">
            <text:p>205.197779004</text:p>
          </table:table-cell>
          <table:table-cell office:value-type="float" office:value="238.44685032" calcext:value-type="float">
            <text:p>238.44685032</text:p>
          </table:table-cell>
          <table:table-cell office:value-type="float" office:value="270.228780019" calcext:value-type="float">
            <text:p>270.228780019</text:p>
          </table:table-cell>
          <table:table-cell office:value-type="float" office:value="326.733946781" calcext:value-type="float">
            <text:p>326.733946781</text:p>
          </table:table-cell>
          <table:table-cell office:value-type="float" office:value="358.235862389" calcext:value-type="float">
            <text:p>358.235862389</text:p>
          </table:table-cell>
          <table:table-cell office:value-type="float" office:value="455.998269088" calcext:value-type="float">
            <text:p>455.998269088</text:p>
          </table:table-cell>
          <table:table-cell office:value-type="float" office:value="570.56231555" calcext:value-type="float">
            <text:p>570.56231555</text:p>
          </table:table-cell>
          <table:table-cell office:value-type="float" office:value="742.537289567" calcext:value-type="float">
            <text:p>742.537289567</text:p>
          </table:table-cell>
          <table:table-cell office:value-type="float" office:value="902.175699154" calcext:value-type="float">
            <text:p>902.175699154</text:p>
          </table:table-cell>
          <table:table-cell office:value-type="float" office:value="1049.26081491" calcext:value-type="float">
            <text:p>1049.26081491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6.2476425877" calcext:value-type="float">
            <text:p>36.2476425877</text:p>
          </table:table-cell>
          <table:table-cell office:value-type="float" office:value="37.2454266902" calcext:value-type="float">
            <text:p>37.2454266902</text:p>
          </table:table-cell>
          <table:table-cell office:value-type="float" office:value="38.145449336" calcext:value-type="float">
            <text:p>38.145449336</text:p>
          </table:table-cell>
          <table:table-cell office:value-type="float" office:value="39.1447470052" calcext:value-type="float">
            <text:p>39.1447470052</text:p>
          </table:table-cell>
          <table:table-cell office:value-type="float" office:value="40.5176529108" calcext:value-type="float">
            <text:p>40.5176529108</text:p>
          </table:table-cell>
          <table:table-cell office:value-type="float" office:value="41.6468386771" calcext:value-type="float">
            <text:p>41.6468386771</text:p>
          </table:table-cell>
          <table:table-cell office:value-type="float" office:value="42.8650433373" calcext:value-type="float">
            <text:p>42.8650433373</text:p>
          </table:table-cell>
          <table:table-cell office:value-type="float" office:value="44.219501072" calcext:value-type="float">
            <text:p>44.219501072</text:p>
          </table:table-cell>
          <table:table-cell office:value-type="float" office:value="45.4025916531" calcext:value-type="float">
            <text:p>45.4025916531</text:p>
          </table:table-cell>
          <table:table-cell office:value-type="float" office:value="47.0242464198" calcext:value-type="float">
            <text:p>47.0242464198</text:p>
          </table:table-cell>
          <table:table-cell office:value-type="float" office:value="48.601881235" calcext:value-type="float">
            <text:p>48.601881235</text:p>
          </table:table-cell>
          <table:table-cell office:value-type="float" office:value="50.2633449899" calcext:value-type="float">
            <text:p>50.2633449899</text:p>
          </table:table-cell>
          <table:table-cell office:value-type="float" office:value="52.0977941211" calcext:value-type="float">
            <text:p>52.0977941211</text:p>
          </table:table-cell>
          <table:table-cell office:value-type="float" office:value="54.2905097808" calcext:value-type="float">
            <text:p>54.2905097808</text:p>
          </table:table-cell>
          <table:table-cell office:value-type="float" office:value="56.303793648" calcext:value-type="float">
            <text:p>56.303793648</text:p>
          </table:table-cell>
          <table:table-cell office:value-type="float" office:value="58.053428123" calcext:value-type="float">
            <text:p>58.053428123</text:p>
          </table:table-cell>
          <table:table-cell office:value-type="float" office:value="60.5468131206" calcext:value-type="float">
            <text:p>60.5468131206</text:p>
          </table:table-cell>
          <table:table-cell office:value-type="float" office:value="63.6894422794" calcext:value-type="float">
            <text:p>63.6894422794</text:p>
          </table:table-cell>
          <table:table-cell office:value-type="float" office:value="66.4274895722" calcext:value-type="float">
            <text:p>66.4274895722</text:p>
          </table:table-cell>
          <table:table-cell office:value-type="float" office:value="70.8172174272" calcext:value-type="float">
            <text:p>70.8172174272</text:p>
          </table:table-cell>
          <table:table-cell office:value-type="float" office:value="73.4072316481" calcext:value-type="float">
            <text:p>73.4072316481</text:p>
          </table:table-cell>
          <table:table-cell office:value-type="float" office:value="79.7966407958" calcext:value-type="float">
            <text:p>79.7966407958</text:p>
          </table:table-cell>
          <table:table-cell office:value-type="float" office:value="81.5774853258" calcext:value-type="float">
            <text:p>81.5774853258</text:p>
          </table:table-cell>
          <table:table-cell office:value-type="float" office:value="88.2438218678" calcext:value-type="float">
            <text:p>88.2438218678</text:p>
          </table:table-cell>
          <table:table-cell office:value-type="float" office:value="94.1506811118" calcext:value-type="float">
            <text:p>94.1506811118</text:p>
          </table:table-cell>
          <table:table-cell office:value-type="float" office:value="101.647899421" calcext:value-type="float">
            <text:p>101.647899421</text:p>
          </table:table-cell>
          <table:table-cell office:value-type="float" office:value="110.522671648" calcext:value-type="float">
            <text:p>110.522671648</text:p>
          </table:table-cell>
          <table:table-cell office:value-type="float" office:value="116.824829726" calcext:value-type="float">
            <text:p>116.824829726</text:p>
          </table:table-cell>
          <table:table-cell office:value-type="float" office:value="129.38261412" calcext:value-type="float">
            <text:p>129.38261412</text:p>
          </table:table-cell>
          <table:table-cell office:value-type="float" office:value="140.177408232" calcext:value-type="float">
            <text:p>140.177408232</text:p>
          </table:table-cell>
          <table:table-cell office:value-type="float" office:value="162.150662043" calcext:value-type="float">
            <text:p>162.150662043</text:p>
          </table:table-cell>
          <table:table-cell office:value-type="float" office:value="178.792596004" calcext:value-type="float">
            <text:p>178.792596004</text:p>
          </table:table-cell>
          <table:table-cell office:value-type="float" office:value="200.830607687" calcext:value-type="float">
            <text:p>200.830607687</text:p>
          </table:table-cell>
          <table:table-cell office:value-type="float" office:value="248.205582111" calcext:value-type="float">
            <text:p>248.205582111</text:p>
          </table:table-cell>
          <table:table-cell office:value-type="float" office:value="313.548765841" calcext:value-type="float">
            <text:p>313.548765841</text:p>
          </table:table-cell>
          <table:table-cell office:value-type="float" office:value="382.948551204" calcext:value-type="float">
            <text:p>382.948551204</text:p>
          </table:table-cell>
          <table:table-cell office:value-type="float" office:value="427.704596198" calcext:value-type="float">
            <text:p>427.704596198</text:p>
          </table:table-cell>
          <table:table-cell office:value-type="float" office:value="541.773867501" calcext:value-type="float">
            <text:p>541.773867501</text:p>
          </table:table-cell>
          <table:table-cell office:value-type="float" office:value="766.039129484" calcext:value-type="float">
            <text:p>766.039129484</text:p>
          </table:table-cell>
          <table:table-cell office:value-type="float" office:value="1055.68154128" calcext:value-type="float">
            <text:p>1055.68154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5">00/00/0000</text:date>, <text:time style:data-style-name="N2" text:time-value="23:02:51.974206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5T23:48:16.849658177</dc:date>
    <meta:editing-duration>PT9H8M56S</meta:editing-duration>
    <meta:editing-cycles>17</meta:editing-cycles>
    <meta:generator>LibreOffice/5.1.6.2$Linux_X86_64 LibreOffice_project/10m0$Build-2</meta:generator>
    <meta:document-statistic meta:table-count="13" meta:cell-count="4094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63cm" svg:height="19.982cm" xlink:href=".." xlink:type="simple" chart:class="chart:line" chart:style-name="ch1">
        <chart:legend chart:legend-position="end" svg:x="27.76cm" svg:y="9.206cm" style:legend-expansion="high" chart:style-name="ch2"/>
        <chart:plot-area chart:style-name="ch3" table:cell-range-address="spreadsheet_latencies.A4:spreadsheet_latencies.AO7" chart:data-source-has-labels="both" svg:x="0.712cm" svg:y="0.399cm" svg:width="26.336cm" svg:height="19.184cm">
          <chartooo:coordinate-region svg:x="1.598cm" svg:y="0.399cm" svg:width="25.235cm" svg:height="17.64cm"/>
          <chart:axis chart:dimension="x" chart:name="primary-x" chart:style-name="ch4" chartooo:axis-type="auto">
            <chartooo:date-scale/>
            <chart:categories table:cell-range-address="spreadsheet_latencies.B4:spreadsheet_latencies.AO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readsheet_latencies.B5:spreadsheet_latencies.AO5" chart:label-cell-address="spreadsheet_latencies.A5:spreadsheet_latencies.A5" chart:class="chart:line">
            <chart:data-point chart:repeated="40"/>
          </chart:series>
          <chart:series chart:style-name="ch8" chart:values-cell-range-address="spreadsheet_latencies.B6:spreadsheet_latencies.AO6" chart:label-cell-address="spreadsheet_latencies.A6:spreadsheet_latencies.A6" chart:class="chart:line">
            <chart:data-point chart:repeated="40"/>
          </chart:series>
          <chart:series chart:style-name="ch9" chart:values-cell-range-address="spreadsheet_latencies.B7:spreadsheet_latencies.AO7" chart:label-cell-address="spreadsheet_latencies.A7:spreadsheet_latencies.A7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.B4:spreadsheet_latencies.AO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</table:table-row>
          </table:table-header-rows>
          <table:table-rows>
            <table:table-row>
              <table:table-cell office:value-type="string">
                <text:p>brs</text:p>
                <draw:g>
                  <svg:desc>spreadsheet_latencies.A5:spreadsheet_latencies.A5</svg:desc>
                </draw:g>
              </table:table-cell>
              <table:table-cell office:value-type="float" office:value="5.12443470732">
                <text:p>5.12443470732</text:p>
                <draw:g>
                  <svg:desc>spreadsheet_latencies.B5:spreadsheet_latencies.AO5</svg:desc>
                </draw:g>
              </table:table-cell>
              <table:table-cell office:value-type="float" office:value="5.27485965637">
                <text:p>5.27485965637</text:p>
              </table:table-cell>
              <table:table-cell office:value-type="float" office:value="5.43538955107">
                <text:p>5.43538955107</text:p>
              </table:table-cell>
              <table:table-cell office:value-type="float" office:value="5.65882879472">
                <text:p>5.65882879472</text:p>
              </table:table-cell>
              <table:table-cell office:value-type="float" office:value="5.83143000731">
                <text:p>5.83143000731</text:p>
              </table:table-cell>
              <table:table-cell office:value-type="float" office:value="6.16641626255">
                <text:p>6.16641626255</text:p>
              </table:table-cell>
              <table:table-cell office:value-type="float" office:value="6.49048289718">
                <text:p>6.49048289718</text:p>
              </table:table-cell>
              <table:table-cell office:value-type="float" office:value="6.97623265126">
                <text:p>6.97623265126</text:p>
              </table:table-cell>
              <table:table-cell office:value-type="float" office:value="7.36032297654">
                <text:p>7.36032297654</text:p>
              </table:table-cell>
              <table:table-cell office:value-type="float" office:value="8.12081088321">
                <text:p>8.12081088321</text:p>
              </table:table-cell>
              <table:table-cell office:value-type="float" office:value="8.85358011408">
                <text:p>8.85358011408</text:p>
              </table:table-cell>
              <table:table-cell office:value-type="float" office:value="10.0508746651">
                <text:p>10.0508746651</text:p>
              </table:table-cell>
              <table:table-cell office:value-type="float" office:value="11.4191301623">
                <text:p>11.4191301623</text:p>
              </table:table-cell>
              <table:table-cell office:value-type="float" office:value="13.3091339189">
                <text:p>13.3091339189</text:p>
              </table:table-cell>
              <table:table-cell office:value-type="float" office:value="16.6694260343">
                <text:p>16.6694260343</text:p>
              </table:table-cell>
              <table:table-cell office:value-type="float" office:value="22.8889889666">
                <text:p>22.8889889666</text:p>
              </table:table-cell>
              <table:table-cell office:value-type="float" office:value="34.9100517519">
                <text:p>34.9100517519</text:p>
              </table:table-cell>
              <table:table-cell office:value-type="float" office:value="77.6630988995">
                <text:p>77.6630988995</text:p>
              </table:table-cell>
              <table:table-cell office:value-type="float" office:value="183.440348899">
                <text:p>183.440348899</text:p>
              </table:table-cell>
              <table:table-cell office:value-type="float" office:value="383.732272352">
                <text:p>383.732272352</text:p>
              </table:table-cell>
              <table:table-cell office:value-type="float" office:value="835.383609433">
                <text:p>835.383609433</text:p>
              </table:table-cell>
              <table:table-cell office:value-type="float" office:value="1075.8693734">
                <text:p>1075.8693734</text:p>
              </table:table-cell>
              <table:table-cell office:value-type="float" office:value="1557.81848867">
                <text:p>1557.81848867</text:p>
              </table:table-cell>
              <table:table-cell office:value-type="float" office:value="2171.01293307">
                <text:p>2171.01293307</text:p>
              </table:table-cell>
              <table:table-cell office:value-type="float" office:value="2798.87724281">
                <text:p>2798.87724281</text:p>
              </table:table-cell>
              <table:table-cell office:value-type="float" office:value="3805.45720072">
                <text:p>3805.45720072</text:p>
              </table:table-cell>
              <table:table-cell office:value-type="float" office:value="3673.76169144">
                <text:p>3673.76169144</text:p>
              </table:table-cell>
              <table:table-cell office:value-type="float" office:value="4807.58295259">
                <text:p>4807.58295259</text:p>
              </table:table-cell>
              <table:table-cell office:value-type="float" office:value="4656.44296825">
                <text:p>4656.44296825</text:p>
              </table:table-cell>
              <table:table-cell office:value-type="float" office:value="5189.75995898">
                <text:p>5189.75995898</text:p>
              </table:table-cell>
              <table:table-cell office:value-type="float" office:value="6047.88116781">
                <text:p>6047.88116781</text:p>
              </table:table-cell>
              <table:table-cell office:value-type="float" office:value="6927.83221464">
                <text:p>6927.83221464</text:p>
              </table:table-cell>
              <table:table-cell office:value-type="float" office:value="7343.81300731">
                <text:p>7343.81300731</text:p>
              </table:table-cell>
              <table:table-cell office:value-type="float" office:value="7544.07769729">
                <text:p>7544.07769729</text:p>
              </table:table-cell>
              <table:table-cell office:value-type="float" office:value="8624.7851641">
                <text:p>8624.7851641</text:p>
              </table:table-cell>
              <table:table-cell office:value-type="float" office:value="8893.75045383">
                <text:p>8893.75045383</text:p>
              </table:table-cell>
              <table:table-cell office:value-type="float" office:value="9349.15550761">
                <text:p>9349.15550761</text:p>
              </table:table-cell>
              <table:table-cell office:value-type="float" office:value="10312.6222566">
                <text:p>10312.6222566</text:p>
              </table:table-cell>
              <table:table-cell office:value-type="float" office:value="10477.3500523">
                <text:p>10477.3500523</text:p>
              </table:table-cell>
              <table:table-cell office:value-type="float" office:value="10555.5081181">
                <text:p>10555.5081181</text:p>
              </table:table-cell>
            </table:table-row>
            <table:table-row>
              <table:table-cell office:value-type="string">
                <text:p>fuzzy_token inc 1 dec half w/ thresholds</text:p>
                <draw:g>
                  <svg:desc>spreadsheet_latencies.A6:spreadsheet_latencies.A6</svg:desc>
                </draw:g>
              </table:table-cell>
              <table:table-cell office:value-type="float" office:value="6.20965094364">
                <text:p>6.20965094364</text:p>
                <draw:g>
                  <svg:desc>spreadsheet_latencies.B6:spreadsheet_latencies.AO6</svg:desc>
                </draw:g>
              </table:table-cell>
              <table:table-cell office:value-type="float" office:value="6.51678145197">
                <text:p>6.51678145197</text:p>
              </table:table-cell>
              <table:table-cell office:value-type="float" office:value="6.91367645348">
                <text:p>6.91367645348</text:p>
              </table:table-cell>
              <table:table-cell office:value-type="float" office:value="7.37127577119">
                <text:p>7.37127577119</text:p>
              </table:table-cell>
              <table:table-cell office:value-type="float" office:value="7.97116528698">
                <text:p>7.97116528698</text:p>
              </table:table-cell>
              <table:table-cell office:value-type="float" office:value="8.73943785744">
                <text:p>8.73943785744</text:p>
              </table:table-cell>
              <table:table-cell office:value-type="float" office:value="9.82295922629">
                <text:p>9.82295922629</text:p>
              </table:table-cell>
              <table:table-cell office:value-type="float" office:value="11.6444411302">
                <text:p>11.6444411302</text:p>
              </table:table-cell>
              <table:table-cell office:value-type="float" office:value="13.4969928446">
                <text:p>13.4969928446</text:p>
              </table:table-cell>
              <table:table-cell office:value-type="float" office:value="16.296762258">
                <text:p>16.296762258</text:p>
              </table:table-cell>
              <table:table-cell office:value-type="float" office:value="20.0379971532">
                <text:p>20.0379971532</text:p>
              </table:table-cell>
              <table:table-cell office:value-type="float" office:value="25.4445569501">
                <text:p>25.4445569501</text:p>
              </table:table-cell>
              <table:table-cell office:value-type="float" office:value="33.2790334581">
                <text:p>33.2790334581</text:p>
              </table:table-cell>
              <table:table-cell office:value-type="float" office:value="38.6207643825">
                <text:p>38.6207643825</text:p>
              </table:table-cell>
              <table:table-cell office:value-type="float" office:value="49.3256486241">
                <text:p>49.3256486241</text:p>
              </table:table-cell>
              <table:table-cell office:value-type="float" office:value="57.6100983545">
                <text:p>57.6100983545</text:p>
              </table:table-cell>
              <table:table-cell office:value-type="float" office:value="67.2593403735">
                <text:p>67.2593403735</text:p>
              </table:table-cell>
              <table:table-cell office:value-type="float" office:value="74.0429541235">
                <text:p>74.0429541235</text:p>
              </table:table-cell>
              <table:table-cell office:value-type="float" office:value="82.0575649519">
                <text:p>82.0575649519</text:p>
              </table:table-cell>
              <table:table-cell office:value-type="float" office:value="89.174333087">
                <text:p>89.174333087</text:p>
              </table:table-cell>
              <table:table-cell office:value-type="float" office:value="93.7145203069">
                <text:p>93.7145203069</text:p>
              </table:table-cell>
              <table:table-cell office:value-type="float" office:value="101.670441121">
                <text:p>101.670441121</text:p>
              </table:table-cell>
              <table:table-cell office:value-type="float" office:value="106.259337654">
                <text:p>106.259337654</text:p>
              </table:table-cell>
              <table:table-cell office:value-type="float" office:value="115.644311406">
                <text:p>115.644311406</text:p>
              </table:table-cell>
              <table:table-cell office:value-type="float" office:value="121.218123209">
                <text:p>121.218123209</text:p>
              </table:table-cell>
              <table:table-cell office:value-type="float" office:value="132.111593194">
                <text:p>132.111593194</text:p>
              </table:table-cell>
              <table:table-cell office:value-type="float" office:value="143.212169337">
                <text:p>143.212169337</text:p>
              </table:table-cell>
              <table:table-cell office:value-type="float" office:value="155.569257018">
                <text:p>155.569257018</text:p>
              </table:table-cell>
              <table:table-cell office:value-type="float" office:value="169.569368419">
                <text:p>169.569368419</text:p>
              </table:table-cell>
              <table:table-cell office:value-type="float" office:value="180.999620578">
                <text:p>180.999620578</text:p>
              </table:table-cell>
              <table:table-cell office:value-type="float" office:value="205.197779004">
                <text:p>205.197779004</text:p>
              </table:table-cell>
              <table:table-cell office:value-type="float" office:value="238.44685032">
                <text:p>238.44685032</text:p>
              </table:table-cell>
              <table:table-cell office:value-type="float" office:value="270.228780019">
                <text:p>270.228780019</text:p>
              </table:table-cell>
              <table:table-cell office:value-type="float" office:value="326.733946781">
                <text:p>326.733946781</text:p>
              </table:table-cell>
              <table:table-cell office:value-type="float" office:value="358.235862389">
                <text:p>358.235862389</text:p>
              </table:table-cell>
              <table:table-cell office:value-type="float" office:value="455.998269088">
                <text:p>455.998269088</text:p>
              </table:table-cell>
              <table:table-cell office:value-type="float" office:value="570.56231555">
                <text:p>570.56231555</text:p>
              </table:table-cell>
              <table:table-cell office:value-type="float" office:value="742.537289567">
                <text:p>742.537289567</text:p>
              </table:table-cell>
              <table:table-cell office:value-type="float" office:value="902.175699154">
                <text:p>902.175699154</text:p>
              </table:table-cell>
              <table:table-cell office:value-type="float" office:value="1049.26081491">
                <text:p>1049.26081491</text:p>
              </table:table-cell>
            </table:table-row>
            <table:table-row>
              <table:table-cell office:value-type="string">
                <text:p>token</text:p>
                <draw:g>
                  <svg:desc>spreadsheet_latencies.A7:spreadsheet_latencies.A7</svg:desc>
                </draw:g>
              </table:table-cell>
              <table:table-cell office:value-type="float" office:value="36.2476425877">
                <text:p>36.2476425877</text:p>
                <draw:g>
                  <svg:desc>spreadsheet_latencies.B7:spreadsheet_latencies.AO7</svg:desc>
                </draw:g>
              </table:table-cell>
              <table:table-cell office:value-type="float" office:value="37.2454266902">
                <text:p>37.2454266902</text:p>
              </table:table-cell>
              <table:table-cell office:value-type="float" office:value="38.145449336">
                <text:p>38.145449336</text:p>
              </table:table-cell>
              <table:table-cell office:value-type="float" office:value="39.1447470052">
                <text:p>39.1447470052</text:p>
              </table:table-cell>
              <table:table-cell office:value-type="float" office:value="40.5176529108">
                <text:p>40.5176529108</text:p>
              </table:table-cell>
              <table:table-cell office:value-type="float" office:value="41.6468386771">
                <text:p>41.6468386771</text:p>
              </table:table-cell>
              <table:table-cell office:value-type="float" office:value="42.8650433373">
                <text:p>42.8650433373</text:p>
              </table:table-cell>
              <table:table-cell office:value-type="float" office:value="44.219501072">
                <text:p>44.219501072</text:p>
              </table:table-cell>
              <table:table-cell office:value-type="float" office:value="45.4025916531">
                <text:p>45.4025916531</text:p>
              </table:table-cell>
              <table:table-cell office:value-type="float" office:value="47.0242464198">
                <text:p>47.0242464198</text:p>
              </table:table-cell>
              <table:table-cell office:value-type="float" office:value="48.601881235">
                <text:p>48.601881235</text:p>
              </table:table-cell>
              <table:table-cell office:value-type="float" office:value="50.2633449899">
                <text:p>50.2633449899</text:p>
              </table:table-cell>
              <table:table-cell office:value-type="float" office:value="52.0977941211">
                <text:p>52.0977941211</text:p>
              </table:table-cell>
              <table:table-cell office:value-type="float" office:value="54.2905097808">
                <text:p>54.2905097808</text:p>
              </table:table-cell>
              <table:table-cell office:value-type="float" office:value="56.303793648">
                <text:p>56.303793648</text:p>
              </table:table-cell>
              <table:table-cell office:value-type="float" office:value="58.053428123">
                <text:p>58.053428123</text:p>
              </table:table-cell>
              <table:table-cell office:value-type="float" office:value="60.5468131206">
                <text:p>60.5468131206</text:p>
              </table:table-cell>
              <table:table-cell office:value-type="float" office:value="63.6894422794">
                <text:p>63.6894422794</text:p>
              </table:table-cell>
              <table:table-cell office:value-type="float" office:value="66.4274895722">
                <text:p>66.4274895722</text:p>
              </table:table-cell>
              <table:table-cell office:value-type="float" office:value="70.8172174272">
                <text:p>70.8172174272</text:p>
              </table:table-cell>
              <table:table-cell office:value-type="float" office:value="73.4072316481">
                <text:p>73.4072316481</text:p>
              </table:table-cell>
              <table:table-cell office:value-type="float" office:value="79.7966407958">
                <text:p>79.7966407958</text:p>
              </table:table-cell>
              <table:table-cell office:value-type="float" office:value="81.5774853258">
                <text:p>81.5774853258</text:p>
              </table:table-cell>
              <table:table-cell office:value-type="float" office:value="88.2438218678">
                <text:p>88.2438218678</text:p>
              </table:table-cell>
              <table:table-cell office:value-type="float" office:value="94.1506811118">
                <text:p>94.1506811118</text:p>
              </table:table-cell>
              <table:table-cell office:value-type="float" office:value="101.647899421">
                <text:p>101.647899421</text:p>
              </table:table-cell>
              <table:table-cell office:value-type="float" office:value="110.522671648">
                <text:p>110.522671648</text:p>
              </table:table-cell>
              <table:table-cell office:value-type="float" office:value="116.824829726">
                <text:p>116.824829726</text:p>
              </table:table-cell>
              <table:table-cell office:value-type="float" office:value="129.38261412">
                <text:p>129.38261412</text:p>
              </table:table-cell>
              <table:table-cell office:value-type="float" office:value="140.177408232">
                <text:p>140.177408232</text:p>
              </table:table-cell>
              <table:table-cell office:value-type="float" office:value="162.150662043">
                <text:p>162.150662043</text:p>
              </table:table-cell>
              <table:table-cell office:value-type="float" office:value="178.792596004">
                <text:p>178.792596004</text:p>
              </table:table-cell>
              <table:table-cell office:value-type="float" office:value="200.830607687">
                <text:p>200.830607687</text:p>
              </table:table-cell>
              <table:table-cell office:value-type="float" office:value="248.205582111">
                <text:p>248.205582111</text:p>
              </table:table-cell>
              <table:table-cell office:value-type="float" office:value="313.548765841">
                <text:p>313.548765841</text:p>
              </table:table-cell>
              <table:table-cell office:value-type="float" office:value="382.948551204">
                <text:p>382.948551204</text:p>
              </table:table-cell>
              <table:table-cell office:value-type="float" office:value="427.704596198">
                <text:p>427.704596198</text:p>
              </table:table-cell>
              <table:table-cell office:value-type="float" office:value="541.773867501">
                <text:p>541.773867501</text:p>
              </table:table-cell>
              <table:table-cell office:value-type="float" office:value="766.039129484">
                <text:p>766.039129484</text:p>
              </table:table-cell>
              <table:table-cell office:value-type="float" office:value="1055.68154128">
                <text:p>1055.68154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64cm" svg:height="21.901cm" xlink:href=".." xlink:type="simple" chart:class="chart:line" chart:style-name="ch1">
        <chart:legend chart:legend-position="end" svg:x="23.854cm" svg:y="8.263cm" style:legend-expansion="high" chart:style-name="ch2"/>
        <chart:plot-area chart:style-name="ch3" table:cell-range-address="'FINAL comparisons txtime5 NEW SIM TRUE design 1'.A3:'FINAL comparisons txtime5 NEW SIM TRUE design 1'.AE9" chart:data-source-has-labels="both" svg:x="0.712cm" svg:y="0.438cm" svg:width="22.43cm" svg:height="21.025cm">
          <chartooo:coordinate-region svg:x="1.598cm" svg:y="0.438cm" svg:width="21.329cm" svg:height="19.48cm"/>
          <chart:axis chart:dimension="x" chart:name="primary-x" chart:style-name="ch4" chartooo:axis-type="auto">
            <chartooo:date-scale/>
            <chart:categories table:cell-range-address="'FINAL comparisons txtime5 NEW SIM TRUE design 1'.B3:'FINAL comparisons txtime5 NEW SIM TRUE design 1'.AE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NAL comparisons txtime5 NEW SIM TRUE design 1'.B4:'FINAL comparisons txtime5 NEW SIM TRUE design 1'.AE4" chart:label-cell-address="'FINAL comparisons txtime5 NEW SIM TRUE design 1'.A4:'FINAL comparisons txtime5 NEW SIM TRUE design 1'.A4" chart:class="chart:line">
            <chart:data-point chart:repeated="30"/>
          </chart:series>
          <chart:series chart:style-name="ch8" chart:values-cell-range-address="'FINAL comparisons txtime5 NEW SIM TRUE design 1'.B5:'FINAL comparisons txtime5 NEW SIM TRUE design 1'.AE5" chart:label-cell-address="'FINAL comparisons txtime5 NEW SIM TRUE design 1'.A5:'FINAL comparisons txtime5 NEW SIM TRUE design 1'.A5" chart:class="chart:line">
            <chart:data-point chart:repeated="30"/>
          </chart:series>
          <chart:series chart:style-name="ch9" chart:values-cell-range-address="'FINAL comparisons txtime5 NEW SIM TRUE design 1'.B6:'FINAL comparisons txtime5 NEW SIM TRUE design 1'.AE6" chart:label-cell-address="'FINAL comparisons txtime5 NEW SIM TRUE design 1'.A6:'FINAL comparisons txtime5 NEW SIM TRUE design 1'.A6" chart:class="chart:line">
            <chart:data-point chart:repeated="30"/>
          </chart:series>
          <chart:series chart:style-name="ch10" chart:values-cell-range-address="'FINAL comparisons txtime5 NEW SIM TRUE design 1'.B7:'FINAL comparisons txtime5 NEW SIM TRUE design 1'.AE7" chart:label-cell-address="'FINAL comparisons txtime5 NEW SIM TRUE design 1'.A7:'FINAL comparisons txtime5 NEW SIM TRUE design 1'.A7" chart:class="chart:line">
            <chart:data-point chart:repeated="30"/>
          </chart:series>
          <chart:series chart:style-name="ch11" chart:values-cell-range-address="'FINAL comparisons txtime5 NEW SIM TRUE design 1'.B8:'FINAL comparisons txtime5 NEW SIM TRUE design 1'.AE8" chart:label-cell-address="'FINAL comparisons txtime5 NEW SIM TRUE design 1'.A8:'FINAL comparisons txtime5 NEW SIM TRUE design 1'.A8" chart:class="chart:line">
            <chart:data-point chart:repeated="30"/>
          </chart:series>
          <chart:series chart:style-name="ch12" chart:values-cell-range-address="'FINAL comparisons txtime5 NEW SIM TRUE design 1'.B9:'FINAL comparisons txtime5 NEW SIM TRUE design 1'.AE9" chart:label-cell-address="'FINAL comparisons txtime5 NEW SIM TRUE design 1'.A9:'FINAL comparisons txtime5 NEW SIM TRUE design 1'.A9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FINAL comparisons txtime5 NEW SIM TRUE design 1'.B3:'FINAL comparisons txtime5 NEW SIM TRUE design 1'.AE3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</table:table-row>
          </table:table-header-rows>
          <table:table-rows>
            <table:table-row>
              <table:table-cell office:value-type="string">
                <text:p>brs</text:p>
                <draw:g>
                  <svg:desc>'FINAL comparisons txtime5 NEW SIM TRUE design 1'.A4:'FINAL comparisons txtime5 NEW SIM TRUE design 1'.A4</svg:desc>
                </draw:g>
              </table:table-cell>
              <table:table-cell office:value-type="float" office:value="6.16949579914">
                <text:p>6.16949579914</text:p>
                <draw:g>
                  <svg:desc>'FINAL comparisons txtime5 NEW SIM TRUE design 1'.B4:'FINAL comparisons txtime5 NEW SIM TRUE design 1'.AE4</svg:desc>
                </draw:g>
              </table:table-cell>
              <table:table-cell office:value-type="float" office:value="6.38137622532">
                <text:p>6.38137622532</text:p>
              </table:table-cell>
              <table:table-cell office:value-type="float" office:value="6.59936766857">
                <text:p>6.59936766857</text:p>
              </table:table-cell>
              <table:table-cell office:value-type="float" office:value="6.93555771548">
                <text:p>6.93555771548</text:p>
              </table:table-cell>
              <table:table-cell office:value-type="float" office:value="7.26802159281">
                <text:p>7.26802159281</text:p>
              </table:table-cell>
              <table:table-cell office:value-type="float" office:value="7.79889713711">
                <text:p>7.79889713711</text:p>
              </table:table-cell>
              <table:table-cell office:value-type="float" office:value="8.12450303683">
                <text:p>8.12450303683</text:p>
              </table:table-cell>
              <table:table-cell office:value-type="float" office:value="8.81740174678">
                <text:p>8.81740174678</text:p>
              </table:table-cell>
              <table:table-cell office:value-type="float" office:value="9.69583699479">
                <text:p>9.69583699479</text:p>
              </table:table-cell>
              <table:table-cell office:value-type="float" office:value="10.8895773076">
                <text:p>10.8895773076</text:p>
              </table:table-cell>
              <table:table-cell office:value-type="float" office:value="12.3484001558">
                <text:p>12.3484001558</text:p>
              </table:table-cell>
              <table:table-cell office:value-type="float" office:value="14.5648881251">
                <text:p>14.5648881251</text:p>
              </table:table-cell>
              <table:table-cell office:value-type="float" office:value="18.9614532714">
                <text:p>18.9614532714</text:p>
              </table:table-cell>
              <table:table-cell office:value-type="float" office:value="24.4198344416">
                <text:p>24.4198344416</text:p>
              </table:table-cell>
              <table:table-cell office:value-type="float" office:value="58.6623012166">
                <text:p>58.6623012166</text:p>
              </table:table-cell>
              <table:table-cell office:value-type="float" office:value="170.491224995">
                <text:p>170.491224995</text:p>
              </table:table-cell>
              <table:table-cell office:value-type="float" office:value="1056.6193291">
                <text:p>1056.6193291</text:p>
              </table:table-cell>
              <table:table-cell office:value-type="float" office:value="3419.50558236">
                <text:p>3419.50558236</text:p>
              </table:table-cell>
              <table:table-cell office:value-type="float" office:value="5736.66116238">
                <text:p>5736.66116238</text:p>
              </table:table-cell>
              <table:table-cell office:value-type="float" office:value="7809.89896257">
                <text:p>7809.89896257</text:p>
              </table:table-cell>
              <table:table-cell office:value-type="float" office:value="10044.3909403">
                <text:p>10044.3909403</text:p>
              </table:table-cell>
              <table:table-cell office:value-type="float" office:value="11880.3996389">
                <text:p>11880.3996389</text:p>
              </table:table-cell>
              <table:table-cell office:value-type="float" office:value="13547.0067134">
                <text:p>13547.0067134</text:p>
              </table:table-cell>
              <table:table-cell office:value-type="float" office:value="14611.0560432">
                <text:p>14611.0560432</text:p>
              </table:table-cell>
              <table:table-cell office:value-type="float" office:value="15735.6807199">
                <text:p>15735.6807199</text:p>
              </table:table-cell>
              <table:table-cell office:value-type="float" office:value="17536.1295083">
                <text:p>17536.1295083</text:p>
              </table:table-cell>
              <table:table-cell office:value-type="float" office:value="18112.5565902">
                <text:p>18112.5565902</text:p>
              </table:table-cell>
              <table:table-cell office:value-type="float" office:value="19250.7282042">
                <text:p>19250.7282042</text:p>
              </table:table-cell>
              <table:table-cell office:value-type="float" office:value="20043.9140068">
                <text:p>20043.9140068</text:p>
              </table:table-cell>
              <table:table-cell office:value-type="float" office:value="20696.8704781">
                <text:p>20696.8704781</text:p>
              </table:table-cell>
            </table:table-row>
            <table:table-row>
              <table:table-cell office:value-type="string">
                <text:p>token</text:p>
                <draw:g>
                  <svg:desc>'FINAL comparisons txtime5 NEW SIM TRUE design 1'.A5:'FINAL comparisons txtime5 NEW SIM TRUE design 1'.A5</svg:desc>
                </draw:g>
              </table:table-cell>
              <table:table-cell office:value-type="float" office:value="37.6404823417">
                <text:p>37.6404823417</text:p>
                <draw:g>
                  <svg:desc>'FINAL comparisons txtime5 NEW SIM TRUE design 1'.B5:'FINAL comparisons txtime5 NEW SIM TRUE design 1'.AE5</svg:desc>
                </draw:g>
              </table:table-cell>
              <table:table-cell office:value-type="float" office:value="38.849853017">
                <text:p>38.849853017</text:p>
              </table:table-cell>
              <table:table-cell office:value-type="float" office:value="40.293784347">
                <text:p>40.293784347</text:p>
              </table:table-cell>
              <table:table-cell office:value-type="float" office:value="41.6034150745">
                <text:p>41.6034150745</text:p>
              </table:table-cell>
              <table:table-cell office:value-type="float" office:value="43.0592700918">
                <text:p>43.0592700918</text:p>
              </table:table-cell>
              <table:table-cell office:value-type="float" office:value="44.4124379435">
                <text:p>44.4124379435</text:p>
              </table:table-cell>
              <table:table-cell office:value-type="float" office:value="46.4126244225">
                <text:p>46.4126244225</text:p>
              </table:table-cell>
              <table:table-cell office:value-type="float" office:value="48.0867881743">
                <text:p>48.0867881743</text:p>
              </table:table-cell>
              <table:table-cell office:value-type="float" office:value="50.2305396926">
                <text:p>50.2305396926</text:p>
              </table:table-cell>
              <table:table-cell office:value-type="float" office:value="52.5886403807">
                <text:p>52.5886403807</text:p>
              </table:table-cell>
              <table:table-cell office:value-type="float" office:value="54.9830920554">
                <text:p>54.9830920554</text:p>
              </table:table-cell>
              <table:table-cell office:value-type="float" office:value="57.6362933477">
                <text:p>57.6362933477</text:p>
              </table:table-cell>
              <table:table-cell office:value-type="float" office:value="60.4799608179">
                <text:p>60.4799608179</text:p>
              </table:table-cell>
              <table:table-cell office:value-type="float" office:value="64.1115030309">
                <text:p>64.1115030309</text:p>
              </table:table-cell>
              <table:table-cell office:value-type="float" office:value="68.3405530667">
                <text:p>68.3405530667</text:p>
              </table:table-cell>
              <table:table-cell office:value-type="float" office:value="73.1399232215">
                <text:p>73.1399232215</text:p>
              </table:table-cell>
              <table:table-cell office:value-type="float" office:value="76.6120340755">
                <text:p>76.6120340755</text:p>
              </table:table-cell>
              <table:table-cell office:value-type="float" office:value="82.2765324841">
                <text:p>82.2765324841</text:p>
              </table:table-cell>
              <table:table-cell office:value-type="float" office:value="89.685261265">
                <text:p>89.685261265</text:p>
              </table:table-cell>
              <table:table-cell office:value-type="float" office:value="97.6185622294">
                <text:p>97.6185622294</text:p>
              </table:table-cell>
              <table:table-cell office:value-type="float" office:value="105.678953719">
                <text:p>105.678953719</text:p>
              </table:table-cell>
              <table:table-cell office:value-type="float" office:value="118.815139364">
                <text:p>118.815139364</text:p>
              </table:table-cell>
              <table:table-cell office:value-type="float" office:value="130.873779487">
                <text:p>130.873779487</text:p>
              </table:table-cell>
              <table:table-cell office:value-type="float" office:value="145.98947427">
                <text:p>145.98947427</text:p>
              </table:table-cell>
              <table:table-cell office:value-type="float" office:value="171.618982284">
                <text:p>171.618982284</text:p>
              </table:table-cell>
              <table:table-cell office:value-type="float" office:value="195.756432675">
                <text:p>195.756432675</text:p>
              </table:table-cell>
              <table:table-cell office:value-type="float" office:value="244.504342287">
                <text:p>244.504342287</text:p>
              </table:table-cell>
              <table:table-cell office:value-type="float" office:value="318.580145504">
                <text:p>318.580145504</text:p>
              </table:table-cell>
              <table:table-cell office:value-type="float" office:value="458.943220875">
                <text:p>458.943220875</text:p>
              </table:table-cell>
              <table:table-cell office:value-type="float" office:value="613.158233295">
                <text:p>613.158233295</text:p>
              </table:table-cell>
            </table:table-row>
            <table:table-row>
              <table:table-cell office:value-type="string">
                <text:p/>
                <draw:g>
                  <svg:desc>'FINAL comparisons txtime5 NEW SIM TRUE design 1'.A6:'FINAL comparisons txtime5 NEW SIM TRUE design 1'.A6</svg:desc>
                </draw:g>
              </table:table-cell>
              <table:table-cell office:value-type="float" office:value="NaN">
                <text:p>NaN</text:p>
                <draw:g>
                  <svg:desc>'FINAL comparisons txtime5 NEW SIM TRUE design 1'.B6:'FINAL comparisons txtime5 NEW SIM TRUE design 1'.AE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W fuzzy_token inc 1 dec TO 1 w/ thresholds 0.001 and 0.999 NEWSIM IF TRUE (design option 1: no randomize, no gaussian/step)</text:p>
                <draw:g>
                  <svg:desc>'FINAL comparisons txtime5 NEW SIM TRUE design 1'.A7:'FINAL comparisons txtime5 NEW SIM TRUE design 1'.A7</svg:desc>
                </draw:g>
              </table:table-cell>
              <table:table-cell office:value-type="float" office:value="6.2480813329">
                <text:p>6.2480813329</text:p>
                <draw:g>
                  <svg:desc>'FINAL comparisons txtime5 NEW SIM TRUE design 1'.B7:'FINAL comparisons txtime5 NEW SIM TRUE design 1'.AE7</svg:desc>
                </draw:g>
              </table:table-cell>
              <table:table-cell office:value-type="float" office:value="6.67640353551">
                <text:p>6.67640353551</text:p>
              </table:table-cell>
              <table:table-cell office:value-type="float" office:value="7.07840716304">
                <text:p>7.07840716304</text:p>
              </table:table-cell>
              <table:table-cell office:value-type="float" office:value="7.86333088659">
                <text:p>7.86333088659</text:p>
              </table:table-cell>
              <table:table-cell office:value-type="float" office:value="8.66999701059">
                <text:p>8.66999701059</text:p>
              </table:table-cell>
              <table:table-cell office:value-type="float" office:value="9.74239302887">
                <text:p>9.74239302887</text:p>
              </table:table-cell>
              <table:table-cell office:value-type="float" office:value="11.0120019747">
                <text:p>11.0120019747</text:p>
              </table:table-cell>
              <table:table-cell office:value-type="float" office:value="12.786467703">
                <text:p>12.786467703</text:p>
              </table:table-cell>
              <table:table-cell office:value-type="float" office:value="14.7267965664">
                <text:p>14.7267965664</text:p>
              </table:table-cell>
              <table:table-cell office:value-type="float" office:value="16.4756853796">
                <text:p>16.4756853796</text:p>
              </table:table-cell>
              <table:table-cell office:value-type="float" office:value="19.5878482458">
                <text:p>19.5878482458</text:p>
              </table:table-cell>
              <table:table-cell office:value-type="float" office:value="22.7953677">
                <text:p>22.7953677</text:p>
              </table:table-cell>
              <table:table-cell office:value-type="float" office:value="27.9607446251">
                <text:p>27.9607446251</text:p>
              </table:table-cell>
              <table:table-cell office:value-type="float" office:value="34.6656740262">
                <text:p>34.6656740262</text:p>
              </table:table-cell>
              <table:table-cell office:value-type="float" office:value="41.0472008367">
                <text:p>41.0472008367</text:p>
              </table:table-cell>
              <table:table-cell office:value-type="float" office:value="49.2101466153">
                <text:p>49.2101466153</text:p>
              </table:table-cell>
              <table:table-cell office:value-type="float" office:value="60.3854712777">
                <text:p>60.3854712777</text:p>
              </table:table-cell>
              <table:table-cell office:value-type="float" office:value="74.3427395541">
                <text:p>74.3427395541</text:p>
              </table:table-cell>
              <table:table-cell office:value-type="float" office:value="92.071884682">
                <text:p>92.071884682</text:p>
              </table:table-cell>
              <table:table-cell office:value-type="float" office:value="107.007469059">
                <text:p>107.007469059</text:p>
              </table:table-cell>
              <table:table-cell office:value-type="float" office:value="137.939107331">
                <text:p>137.939107331</text:p>
              </table:table-cell>
              <table:table-cell office:value-type="float" office:value="171.366800045">
                <text:p>171.366800045</text:p>
              </table:table-cell>
              <table:table-cell office:value-type="float" office:value="200.905089205">
                <text:p>200.905089205</text:p>
              </table:table-cell>
              <table:table-cell office:value-type="float" office:value="268.092215503">
                <text:p>268.092215503</text:p>
              </table:table-cell>
              <table:table-cell office:value-type="float" office:value="363.260522189">
                <text:p>363.260522189</text:p>
              </table:table-cell>
              <table:table-cell office:value-type="float" office:value="512.558267693">
                <text:p>512.558267693</text:p>
              </table:table-cell>
              <table:table-cell office:value-type="float" office:value="637.74519227">
                <text:p>637.74519227</text:p>
              </table:table-cell>
              <table:table-cell office:value-type="float" office:value="857.945554654">
                <text:p>857.945554654</text:p>
              </table:table-cell>
              <table:table-cell office:value-type="float" office:value="1112.33534361">
                <text:p>1112.33534361</text:p>
              </table:table-cell>
              <table:table-cell office:value-type="float" office:value="1468.46743129">
                <text:p>1468.46743129</text:p>
              </table:table-cell>
            </table:table-row>
            <table:table-row>
              <table:table-cell office:value-type="string">
                <text:p>NEW fuzzy_token inc 1 dec TO 1 w/ thresholds 0.1 and 0.999 NEWSIM IF TRUE (design option 1: no randomize, no gaussian/step)</text:p>
                <draw:g>
                  <svg:desc>'FINAL comparisons txtime5 NEW SIM TRUE design 1'.A8:'FINAL comparisons txtime5 NEW SIM TRUE design 1'.A8</svg:desc>
                </draw:g>
              </table:table-cell>
              <table:table-cell office:value-type="float" office:value="6.30627868422">
                <text:p>6.30627868422</text:p>
                <draw:g>
                  <svg:desc>'FINAL comparisons txtime5 NEW SIM TRUE design 1'.B8:'FINAL comparisons txtime5 NEW SIM TRUE design 1'.AE8</svg:desc>
                </draw:g>
              </table:table-cell>
              <table:table-cell office:value-type="float" office:value="6.68198038566">
                <text:p>6.68198038566</text:p>
              </table:table-cell>
              <table:table-cell office:value-type="float" office:value="7.09616496541">
                <text:p>7.09616496541</text:p>
              </table:table-cell>
              <table:table-cell office:value-type="float" office:value="7.78363483982">
                <text:p>7.78363483982</text:p>
              </table:table-cell>
              <table:table-cell office:value-type="float" office:value="8.601575756">
                <text:p>8.601575756</text:p>
              </table:table-cell>
              <table:table-cell office:value-type="float" office:value="9.6512871663">
                <text:p>9.6512871663</text:p>
              </table:table-cell>
              <table:table-cell office:value-type="float" office:value="11.1237181599">
                <text:p>11.1237181599</text:p>
              </table:table-cell>
              <table:table-cell office:value-type="float" office:value="12.6177951604">
                <text:p>12.6177951604</text:p>
              </table:table-cell>
              <table:table-cell office:value-type="float" office:value="14.1456576853">
                <text:p>14.1456576853</text:p>
              </table:table-cell>
              <table:table-cell office:value-type="float" office:value="16.7492012979">
                <text:p>16.7492012979</text:p>
              </table:table-cell>
              <table:table-cell office:value-type="float" office:value="19.5578654903">
                <text:p>19.5578654903</text:p>
              </table:table-cell>
              <table:table-cell office:value-type="float" office:value="23.8186287484">
                <text:p>23.8186287484</text:p>
              </table:table-cell>
              <table:table-cell office:value-type="float" office:value="27.7031767749">
                <text:p>27.7031767749</text:p>
              </table:table-cell>
              <table:table-cell office:value-type="float" office:value="33.5945686354">
                <text:p>33.5945686354</text:p>
              </table:table-cell>
              <table:table-cell office:value-type="float" office:value="39.9772356113">
                <text:p>39.9772356113</text:p>
              </table:table-cell>
              <table:table-cell office:value-type="float" office:value="50.4775036416">
                <text:p>50.4775036416</text:p>
              </table:table-cell>
              <table:table-cell office:value-type="float" office:value="59.021309963">
                <text:p>59.021309963</text:p>
              </table:table-cell>
              <table:table-cell office:value-type="float" office:value="72.6451651873">
                <text:p>72.6451651873</text:p>
              </table:table-cell>
              <table:table-cell office:value-type="float" office:value="87.4219148304">
                <text:p>87.4219148304</text:p>
              </table:table-cell>
              <table:table-cell office:value-type="float" office:value="100.879594301">
                <text:p>100.879594301</text:p>
              </table:table-cell>
              <table:table-cell office:value-type="float" office:value="113.899600133">
                <text:p>113.899600133</text:p>
              </table:table-cell>
              <table:table-cell office:value-type="float" office:value="135.843959323">
                <text:p>135.843959323</text:p>
              </table:table-cell>
              <table:table-cell office:value-type="float" office:value="154.908464765">
                <text:p>154.908464765</text:p>
              </table:table-cell>
              <table:table-cell office:value-type="float" office:value="174.010700533">
                <text:p>174.010700533</text:p>
              </table:table-cell>
              <table:table-cell office:value-type="float" office:value="207.699699404">
                <text:p>207.699699404</text:p>
              </table:table-cell>
              <table:table-cell office:value-type="float" office:value="245.240236384">
                <text:p>245.240236384</text:p>
              </table:table-cell>
              <table:table-cell office:value-type="float" office:value="313.452718833">
                <text:p>313.452718833</text:p>
              </table:table-cell>
              <table:table-cell office:value-type="float" office:value="409.743587618">
                <text:p>409.743587618</text:p>
              </table:table-cell>
              <table:table-cell office:value-type="float" office:value="525.339148087">
                <text:p>525.339148087</text:p>
              </table:table-cell>
              <table:table-cell office:value-type="float" office:value="842.231682164">
                <text:p>842.231682164</text:p>
              </table:table-cell>
            </table:table-row>
            <table:table-row>
              <table:table-cell office:value-type="string">
                <text:p>NEW fuzzy_token inc 1 dec TO 1 w/ thresholds 0.2 and 0.999 NEWSIM IF TRUE (design option 1: no randomize, no gaussian/step)</text:p>
                <draw:g>
                  <svg:desc>'FINAL comparisons txtime5 NEW SIM TRUE design 1'.A9:'FINAL comparisons txtime5 NEW SIM TRUE design 1'.A9</svg:desc>
                </draw:g>
              </table:table-cell>
              <table:table-cell office:value-type="float" office:value="6.25681389545">
                <text:p>6.25681389545</text:p>
                <draw:g>
                  <svg:desc>'FINAL comparisons txtime5 NEW SIM TRUE design 1'.B9:'FINAL comparisons txtime5 NEW SIM TRUE design 1'.AE9</svg:desc>
                </draw:g>
              </table:table-cell>
              <table:table-cell office:value-type="float" office:value="6.7427875982">
                <text:p>6.7427875982</text:p>
              </table:table-cell>
              <table:table-cell office:value-type="float" office:value="7.19361346041">
                <text:p>7.19361346041</text:p>
              </table:table-cell>
              <table:table-cell office:value-type="float" office:value="7.76111740253">
                <text:p>7.76111740253</text:p>
              </table:table-cell>
              <table:table-cell office:value-type="float" office:value="8.7595511085">
                <text:p>8.7595511085</text:p>
              </table:table-cell>
              <table:table-cell office:value-type="float" office:value="9.82247324043">
                <text:p>9.82247324043</text:p>
              </table:table-cell>
              <table:table-cell office:value-type="float" office:value="11.2199440147">
                <text:p>11.2199440147</text:p>
              </table:table-cell>
              <table:table-cell office:value-type="float" office:value="12.8418948578">
                <text:p>12.8418948578</text:p>
              </table:table-cell>
              <table:table-cell office:value-type="float" office:value="15.3968267509">
                <text:p>15.3968267509</text:p>
              </table:table-cell>
              <table:table-cell office:value-type="float" office:value="18.4049168401">
                <text:p>18.4049168401</text:p>
              </table:table-cell>
              <table:table-cell office:value-type="float" office:value="21.6752046034">
                <text:p>21.6752046034</text:p>
              </table:table-cell>
              <table:table-cell office:value-type="float" office:value="26.0495050836">
                <text:p>26.0495050836</text:p>
              </table:table-cell>
              <table:table-cell office:value-type="float" office:value="31.3018261675">
                <text:p>31.3018261675</text:p>
              </table:table-cell>
              <table:table-cell office:value-type="float" office:value="38.7593221388">
                <text:p>38.7593221388</text:p>
              </table:table-cell>
              <table:table-cell office:value-type="float" office:value="47.3516590574">
                <text:p>47.3516590574</text:p>
              </table:table-cell>
              <table:table-cell office:value-type="float" office:value="56.6055925999">
                <text:p>56.6055925999</text:p>
              </table:table-cell>
              <table:table-cell office:value-type="float" office:value="66.7393122094">
                <text:p>66.7393122094</text:p>
              </table:table-cell>
              <table:table-cell office:value-type="float" office:value="77.2080071587">
                <text:p>77.2080071587</text:p>
              </table:table-cell>
              <table:table-cell office:value-type="float" office:value="92.3242828825">
                <text:p>92.3242828825</text:p>
              </table:table-cell>
              <table:table-cell office:value-type="float" office:value="101.665406157">
                <text:p>101.665406157</text:p>
              </table:table-cell>
              <table:table-cell office:value-type="float" office:value="117.676352635">
                <text:p>117.676352635</text:p>
              </table:table-cell>
              <table:table-cell office:value-type="float" office:value="130.699810856">
                <text:p>130.699810856</text:p>
              </table:table-cell>
              <table:table-cell office:value-type="float" office:value="149.481393583">
                <text:p>149.481393583</text:p>
              </table:table-cell>
              <table:table-cell office:value-type="float" office:value="166.67380324">
                <text:p>166.67380324</text:p>
              </table:table-cell>
              <table:table-cell office:value-type="float" office:value="196.732374738">
                <text:p>196.732374738</text:p>
              </table:table-cell>
              <table:table-cell office:value-type="float" office:value="217.021006778">
                <text:p>217.021006778</text:p>
              </table:table-cell>
              <table:table-cell office:value-type="float" office:value="286.647596832">
                <text:p>286.647596832</text:p>
              </table:table-cell>
              <table:table-cell office:value-type="float" office:value="371.369404559">
                <text:p>371.369404559</text:p>
              </table:table-cell>
              <table:table-cell office:value-type="float" office:value="487.039693372">
                <text:p>487.039693372</text:p>
              </table:table-cell>
              <table:table-cell office:value-type="float" office:value="712.42203102">
                <text:p>712.4220310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4.153cm" svg:height="20.96cm" xlink:href=".." xlink:type="simple" chart:class="chart:line" chart:style-name="ch1">
        <chart:legend chart:legend-position="end" svg:x="22.79cm" svg:y="7.548cm" style:legend-expansion="high" chart:style-name="ch2"/>
        <chart:plot-area chart:style-name="ch3" table:cell-range-address="'FINAL comparisons txtime6 NEW SIM TRUE design 1'.A3:'FINAL comparisons txtime6 NEW SIM TRUE design 1'.Z10" chart:data-source-has-labels="both" svg:x="0.683cm" svg:y="0.419cm" svg:width="21.424cm" svg:height="20.122cm">
          <chartooo:coordinate-region svg:x="1.569cm" svg:y="0.419cm" svg:width="20.324cm" svg:height="18.578cm"/>
          <chart:axis chart:dimension="x" chart:name="primary-x" chart:style-name="ch4" chartooo:axis-type="auto">
            <chartooo:date-scale/>
            <chart:categories table:cell-range-address="'FINAL comparisons txtime6 NEW SIM TRUE design 1'.B3:'FINAL comparisons txtime6 NEW SIM TRUE design 1'.Z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NAL comparisons txtime6 NEW SIM TRUE design 1'.B4:'FINAL comparisons txtime6 NEW SIM TRUE design 1'.Z4" chart:label-cell-address="'FINAL comparisons txtime6 NEW SIM TRUE design 1'.A4:'FINAL comparisons txtime6 NEW SIM TRUE design 1'.A4" chart:class="chart:line">
            <chart:data-point chart:repeated="25"/>
          </chart:series>
          <chart:series chart:style-name="ch8" chart:values-cell-range-address="'FINAL comparisons txtime6 NEW SIM TRUE design 1'.B5:'FINAL comparisons txtime6 NEW SIM TRUE design 1'.Z5" chart:label-cell-address="'FINAL comparisons txtime6 NEW SIM TRUE design 1'.A5:'FINAL comparisons txtime6 NEW SIM TRUE design 1'.A5" chart:class="chart:line">
            <chart:data-point chart:repeated="25"/>
          </chart:series>
          <chart:series chart:style-name="ch9" chart:values-cell-range-address="'FINAL comparisons txtime6 NEW SIM TRUE design 1'.B6:'FINAL comparisons txtime6 NEW SIM TRUE design 1'.Z6" chart:label-cell-address="'FINAL comparisons txtime6 NEW SIM TRUE design 1'.A6:'FINAL comparisons txtime6 NEW SIM TRUE design 1'.A6" chart:class="chart:line">
            <chart:data-point chart:repeated="25"/>
          </chart:series>
          <chart:series chart:style-name="ch10" chart:values-cell-range-address="'FINAL comparisons txtime6 NEW SIM TRUE design 1'.B7:'FINAL comparisons txtime6 NEW SIM TRUE design 1'.Z7" chart:label-cell-address="'FINAL comparisons txtime6 NEW SIM TRUE design 1'.A7:'FINAL comparisons txtime6 NEW SIM TRUE design 1'.A7" chart:class="chart:line">
            <chart:data-point chart:repeated="25"/>
          </chart:series>
          <chart:series chart:style-name="ch11" chart:values-cell-range-address="'FINAL comparisons txtime6 NEW SIM TRUE design 1'.B8:'FINAL comparisons txtime6 NEW SIM TRUE design 1'.Z8" chart:label-cell-address="'FINAL comparisons txtime6 NEW SIM TRUE design 1'.A8:'FINAL comparisons txtime6 NEW SIM TRUE design 1'.A8" chart:class="chart:line">
            <chart:data-point chart:repeated="25"/>
          </chart:series>
          <chart:series chart:style-name="ch12" chart:values-cell-range-address="'FINAL comparisons txtime6 NEW SIM TRUE design 1'.B9:'FINAL comparisons txtime6 NEW SIM TRUE design 1'.Z9" chart:label-cell-address="'FINAL comparisons txtime6 NEW SIM TRUE design 1'.A9:'FINAL comparisons txtime6 NEW SIM TRUE design 1'.A9" chart:class="chart:line">
            <chart:data-point chart:repeated="25"/>
          </chart:series>
          <chart:series chart:style-name="ch13" chart:values-cell-range-address="'FINAL comparisons txtime6 NEW SIM TRUE design 1'.B10:'FINAL comparisons txtime6 NEW SIM TRUE design 1'.Z10" chart:label-cell-address="'FINAL comparisons txtime6 NEW SIM TRUE design 1'.A10:'FINAL comparisons txtime6 NEW SIM TRUE design 1'.A10" chart:class="chart:line">
            <chart:data-point chart:repeated="2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FINAL comparisons txtime6 NEW SIM TRUE design 1'.B3:'FINAL comparisons txtime6 NEW SIM TRUE design 1'.Z3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</table:table-row>
          </table:table-header-rows>
          <table:table-rows>
            <table:table-row>
              <table:table-cell office:value-type="string">
                <text:p>brs</text:p>
                <draw:g>
                  <svg:desc>'FINAL comparisons txtime6 NEW SIM TRUE design 1'.A4:'FINAL comparisons txtime6 NEW SIM TRUE design 1'.A4</svg:desc>
                </draw:g>
              </table:table-cell>
              <table:table-cell office:value-type="float" office:value="7.20696990742">
                <text:p>7.20696990742</text:p>
                <draw:g>
                  <svg:desc>'FINAL comparisons txtime6 NEW SIM TRUE design 1'.B4:'FINAL comparisons txtime6 NEW SIM TRUE design 1'.Z4</svg:desc>
                </draw:g>
              </table:table-cell>
              <table:table-cell office:value-type="float" office:value="7.46399793164">
                <text:p>7.46399793164</text:p>
              </table:table-cell>
              <table:table-cell office:value-type="float" office:value="7.81044003748">
                <text:p>7.81044003748</text:p>
              </table:table-cell>
              <table:table-cell office:value-type="float" office:value="8.19472490998">
                <text:p>8.19472490998</text:p>
              </table:table-cell>
              <table:table-cell office:value-type="float" office:value="8.72312383969">
                <text:p>8.72312383969</text:p>
              </table:table-cell>
              <table:table-cell office:value-type="float" office:value="9.47006148572">
                <text:p>9.47006148572</text:p>
              </table:table-cell>
              <table:table-cell office:value-type="float" office:value="10.2166366414">
                <text:p>10.2166366414</text:p>
              </table:table-cell>
              <table:table-cell office:value-type="float" office:value="11.2571030245">
                <text:p>11.2571030245</text:p>
              </table:table-cell>
              <table:table-cell office:value-type="float" office:value="12.9637687393">
                <text:p>12.9637687393</text:p>
              </table:table-cell>
              <table:table-cell office:value-type="float" office:value="15.1828169064">
                <text:p>15.1828169064</text:p>
              </table:table-cell>
              <table:table-cell office:value-type="float" office:value="17.5644916278">
                <text:p>17.5644916278</text:p>
              </table:table-cell>
              <table:table-cell office:value-type="float" office:value="23.3520923723">
                <text:p>23.3520923723</text:p>
              </table:table-cell>
              <table:table-cell office:value-type="float" office:value="44.9406269892">
                <text:p>44.9406269892</text:p>
              </table:table-cell>
              <table:table-cell office:value-type="float" office:value="115.603054627">
                <text:p>115.603054627</text:p>
              </table:table-cell>
              <table:table-cell office:value-type="float" office:value="598.73848082">
                <text:p>598.73848082</text:p>
              </table:table-cell>
              <table:table-cell office:value-type="float" office:value="3376.11329368">
                <text:p>3376.11329368</text:p>
              </table:table-cell>
              <table:table-cell office:value-type="float" office:value="5969.03537956">
                <text:p>5969.03537956</text:p>
              </table:table-cell>
              <table:table-cell office:value-type="float" office:value="8463.4830488">
                <text:p>8463.4830488</text:p>
              </table:table-cell>
              <table:table-cell office:value-type="float" office:value="11389.7282241">
                <text:p>11389.7282241</text:p>
              </table:table-cell>
              <table:table-cell office:value-type="float" office:value="13081.2105105">
                <text:p>13081.2105105</text:p>
              </table:table-cell>
              <table:table-cell office:value-type="float" office:value="14847.1497609">
                <text:p>14847.1497609</text:p>
              </table:table-cell>
              <table:table-cell office:value-type="float" office:value="17804.4508143">
                <text:p>17804.4508143</text:p>
              </table:table-cell>
              <table:table-cell office:value-type="float" office:value="18584.6244054">
                <text:p>18584.6244054</text:p>
              </table:table-cell>
              <table:table-cell office:value-type="float" office:value="20094.776462">
                <text:p>20094.776462</text:p>
              </table:table-cell>
              <table:table-cell office:value-type="float" office:value="20351.9109498">
                <text:p>20351.9109498</text:p>
              </table:table-cell>
            </table:table-row>
            <table:table-row>
              <table:table-cell office:value-type="string">
                <text:p>token</text:p>
                <draw:g>
                  <svg:desc>'FINAL comparisons txtime6 NEW SIM TRUE design 1'.A5:'FINAL comparisons txtime6 NEW SIM TRUE design 1'.A5</svg:desc>
                </draw:g>
              </table:table-cell>
              <table:table-cell office:value-type="float" office:value="38.8752123569">
                <text:p>38.8752123569</text:p>
                <draw:g>
                  <svg:desc>'FINAL comparisons txtime6 NEW SIM TRUE design 1'.B5:'FINAL comparisons txtime6 NEW SIM TRUE design 1'.Z5</svg:desc>
                </draw:g>
              </table:table-cell>
              <table:table-cell office:value-type="float" office:value="40.4082718879">
                <text:p>40.4082718879</text:p>
              </table:table-cell>
              <table:table-cell office:value-type="float" office:value="42.2314869766">
                <text:p>42.2314869766</text:p>
              </table:table-cell>
              <table:table-cell office:value-type="float" office:value="43.8582727243">
                <text:p>43.8582727243</text:p>
              </table:table-cell>
              <table:table-cell office:value-type="float" office:value="45.7431680758">
                <text:p>45.7431680758</text:p>
              </table:table-cell>
              <table:table-cell office:value-type="float" office:value="47.8339833648">
                <text:p>47.8339833648</text:p>
              </table:table-cell>
              <table:table-cell office:value-type="float" office:value="50.1314751428">
                <text:p>50.1314751428</text:p>
              </table:table-cell>
              <table:table-cell office:value-type="float" office:value="52.679805598">
                <text:p>52.679805598</text:p>
              </table:table-cell>
              <table:table-cell office:value-type="float" office:value="55.3060676814">
                <text:p>55.3060676814</text:p>
              </table:table-cell>
              <table:table-cell office:value-type="float" office:value="59.286792239">
                <text:p>59.286792239</text:p>
              </table:table-cell>
              <table:table-cell office:value-type="float" office:value="62.9722540405">
                <text:p>62.9722540405</text:p>
              </table:table-cell>
              <table:table-cell office:value-type="float" office:value="66.7991291778">
                <text:p>66.7991291778</text:p>
              </table:table-cell>
              <table:table-cell office:value-type="float" office:value="72.2460153717">
                <text:p>72.2460153717</text:p>
              </table:table-cell>
              <table:table-cell office:value-type="float" office:value="77.3412583481">
                <text:p>77.3412583481</text:p>
              </table:table-cell>
              <table:table-cell office:value-type="float" office:value="82.9574089112">
                <text:p>82.9574089112</text:p>
              </table:table-cell>
              <table:table-cell office:value-type="float" office:value="92.0425981299">
                <text:p>92.0425981299</text:p>
              </table:table-cell>
              <table:table-cell office:value-type="float" office:value="103.361743417">
                <text:p>103.361743417</text:p>
              </table:table-cell>
              <table:table-cell office:value-type="float" office:value="117.020496888">
                <text:p>117.020496888</text:p>
              </table:table-cell>
              <table:table-cell office:value-type="float" office:value="132.254340603">
                <text:p>132.254340603</text:p>
              </table:table-cell>
              <table:table-cell office:value-type="float" office:value="148.553703482">
                <text:p>148.553703482</text:p>
              </table:table-cell>
              <table:table-cell office:value-type="float" office:value="185.435554976">
                <text:p>185.435554976</text:p>
              </table:table-cell>
              <table:table-cell office:value-type="float" office:value="218.177534003">
                <text:p>218.177534003</text:p>
              </table:table-cell>
              <table:table-cell office:value-type="float" office:value="299.643017562">
                <text:p>299.643017562</text:p>
              </table:table-cell>
              <table:table-cell office:value-type="float" office:value="441.895800654">
                <text:p>441.895800654</text:p>
              </table:table-cell>
              <table:table-cell office:value-type="float" office:value="668.913294857">
                <text:p>668.913294857</text:p>
              </table:table-cell>
            </table:table-row>
            <table:table-row>
              <table:table-cell office:value-type="string">
                <text:p/>
                <draw:g>
                  <svg:desc>'FINAL comparisons txtime6 NEW SIM TRUE design 1'.A6:'FINAL comparisons txtime6 NEW SIM TRUE design 1'.A6</svg:desc>
                </draw:g>
              </table:table-cell>
              <table:table-cell office:value-type="float" office:value="NaN">
                <text:p>NaN</text:p>
                <draw:g>
                  <svg:desc>'FINAL comparisons txtime6 NEW SIM TRUE design 1'.B6:'FINAL comparisons txtime6 NEW SIM TRUE design 1'.Z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W fuzzy_token inc 1 dec TO 1 w/ thresholds 0.001 and 0.999 NEWSIM IF TRUE (design option 1: no randomize, no gaussian/step)</text:p>
                <draw:g>
                  <svg:desc>'FINAL comparisons txtime6 NEW SIM TRUE design 1'.A7:'FINAL comparisons txtime6 NEW SIM TRUE design 1'.A7</svg:desc>
                </draw:g>
              </table:table-cell>
              <table:table-cell office:value-type="float" office:value="NaN">
                <text:p>NaN</text:p>
                <draw:g>
                  <svg:desc>'FINAL comparisons txtime6 NEW SIM TRUE design 1'.B7:'FINAL comparisons txtime6 NEW SIM TRUE design 1'.Z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W fuzzy_token inc 1 dec TO 1 w/ thresholds 0.1 and 0.999 NEWSIM IF TRUE (design option 1: no randomize, no gaussian/step)</text:p>
                <draw:g>
                  <svg:desc>'FINAL comparisons txtime6 NEW SIM TRUE design 1'.A8:'FINAL comparisons txtime6 NEW SIM TRUE design 1'.A8</svg:desc>
                </draw:g>
              </table:table-cell>
              <table:table-cell office:value-type="float" office:value="7.34925984352">
                <text:p>7.34925984352</text:p>
                <draw:g>
                  <svg:desc>'FINAL comparisons txtime6 NEW SIM TRUE design 1'.B8:'FINAL comparisons txtime6 NEW SIM TRUE design 1'.Z8</svg:desc>
                </draw:g>
              </table:table-cell>
              <table:table-cell office:value-type="float" office:value="7.78097994365">
                <text:p>7.78097994365</text:p>
              </table:table-cell>
              <table:table-cell office:value-type="float" office:value="8.40154067543">
                <text:p>8.40154067543</text:p>
              </table:table-cell>
              <table:table-cell office:value-type="float" office:value="9.24473498732">
                <text:p>9.24473498732</text:p>
              </table:table-cell>
              <table:table-cell office:value-type="float" office:value="10.3379773613">
                <text:p>10.3379773613</text:p>
              </table:table-cell>
              <table:table-cell office:value-type="float" office:value="11.7318004929">
                <text:p>11.7318004929</text:p>
              </table:table-cell>
              <table:table-cell office:value-type="float" office:value="13.3672864313">
                <text:p>13.3672864313</text:p>
              </table:table-cell>
              <table:table-cell office:value-type="float" office:value="15.782369031">
                <text:p>15.782369031</text:p>
              </table:table-cell>
              <table:table-cell office:value-type="float" office:value="18.0406985814">
                <text:p>18.0406985814</text:p>
              </table:table-cell>
              <table:table-cell office:value-type="float" office:value="21.3685083525">
                <text:p>21.3685083525</text:p>
              </table:table-cell>
              <table:table-cell office:value-type="float" office:value="26.5812355547">
                <text:p>26.5812355547</text:p>
              </table:table-cell>
              <table:table-cell office:value-type="float" office:value="33.4621159093">
                <text:p>33.4621159093</text:p>
              </table:table-cell>
              <table:table-cell office:value-type="float" office:value="39.3387059181">
                <text:p>39.3387059181</text:p>
              </table:table-cell>
              <table:table-cell office:value-type="float" office:value="49.7904977077">
                <text:p>49.7904977077</text:p>
              </table:table-cell>
              <table:table-cell office:value-type="float" office:value="62.7922328327">
                <text:p>62.7922328327</text:p>
              </table:table-cell>
              <table:table-cell office:value-type="float" office:value="77.2311920728">
                <text:p>77.2311920728</text:p>
              </table:table-cell>
              <table:table-cell office:value-type="float" office:value="100.679987278">
                <text:p>100.679987278</text:p>
              </table:table-cell>
              <table:table-cell office:value-type="float" office:value="123.057931155">
                <text:p>123.057931155</text:p>
              </table:table-cell>
              <table:table-cell office:value-type="float" office:value="153.539686919">
                <text:p>153.539686919</text:p>
              </table:table-cell>
              <table:table-cell office:value-type="float" office:value="182.280692982">
                <text:p>182.280692982</text:p>
              </table:table-cell>
              <table:table-cell office:value-type="float" office:value="218.99707239">
                <text:p>218.99707239</text:p>
              </table:table-cell>
              <table:table-cell office:value-type="float" office:value="275.948624906">
                <text:p>275.948624906</text:p>
              </table:table-cell>
              <table:table-cell office:value-type="float" office:value="361.808910985">
                <text:p>361.808910985</text:p>
              </table:table-cell>
              <table:table-cell office:value-type="float" office:value="539.616103426">
                <text:p>539.616103426</text:p>
              </table:table-cell>
              <table:table-cell office:value-type="float" office:value="767.90244878">
                <text:p>767.90244878</text:p>
              </table:table-cell>
            </table:table-row>
            <table:table-row>
              <table:table-cell office:value-type="string">
                <text:p>NEW fuzzy_token inc 1 dec TO 1 w/ thresholds 0.2 and 0.999 NEWSIM IF TRUE (design option 1: no randomize, no gaussian/step)</text:p>
                <draw:g>
                  <svg:desc>'FINAL comparisons txtime6 NEW SIM TRUE design 1'.A9:'FINAL comparisons txtime6 NEW SIM TRUE design 1'.A9</svg:desc>
                </draw:g>
              </table:table-cell>
              <table:table-cell office:value-type="float" office:value="NaN">
                <text:p>NaN</text:p>
                <draw:g>
                  <svg:desc>'FINAL comparisons txtime6 NEW SIM TRUE design 1'.B9:'FINAL comparisons txtime6 NEW SIM TRUE design 1'.Z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FINAL comparisons txtime6 NEW SIM TRUE design 1'.A10:'FINAL comparisons txtime6 NEW SIM TRUE design 1'.A10</svg:desc>
                </draw:g>
              </table:table-cell>
              <table:table-cell office:value-type="float" office:value="NaN">
                <text:p>NaN</text:p>
                <draw:g>
                  <svg:desc>'FINAL comparisons txtime6 NEW SIM TRUE design 1'.B10:'FINAL comparisons txtime6 NEW SIM TRUE design 1'.Z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001cm" svg:height="20.96cm" xlink:href=".." xlink:type="simple" chart:class="chart:line" chart:style-name="ch1">
        <chart:legend svg:x="3.669cm" svg:y="1.08cm" style:legend-expansion="custom" chartooo:width="3.986cm" chartooo:height="2.098cm" style:legend-expansion-aspect-ratio="1.89990467111535" chart:style-name="ch2"/>
        <chart:plot-area chart:style-name="ch3" table:cell-range-address="'FINAL WINNER comparisons txtime4 NEW SIM TRUE design 1'.A3:'FINAL WINNER comparisons txtime4 NEW SIM TRUE design 1'.AM6" chart:data-source-has-labels="both" svg:x="1.832cm" svg:y="0.419cm" svg:width="23.649cm" svg:height="18.84cm">
          <chartooo:coordinate-region svg:x="2.718cm" svg:y="0.419cm" svg:width="22.55cm" svg:height="17.296cm"/>
          <chart:axis chart:dimension="x" chart:name="primary-x" chart:style-name="ch4" chartooo:axis-type="auto">
            <chartooo:date-scale/>
            <chart:title svg:x="7.816cm" svg:y="19.679cm" chart:style-name="ch5">
              <text:p>Load (average injected packets per cycle per node)</text:p>
            </chart:title>
            <chart:categories table:cell-range-address="'FINAL WINNER comparisons txtime4 NEW SIM TRUE design 1'.B3:'FINAL WINNER comparisons txtime4 NEW SIM TRUE design 1'.AM3"/>
          </chart:axis>
          <chart:axis chart:dimension="y" chart:name="primary-y" chart:style-name="ch6">
            <chart:title svg:x="0.451cm" svg:y="11.745cm" chart:style-name="ch7">
              <text:p>Latency (cycles)</text:p>
            </chart:title>
            <chart:grid chart:style-name="ch8" chart:class="major"/>
          </chart:axis>
          <chart:series chart:style-name="ch9" chart:values-cell-range-address="'FINAL WINNER comparisons txtime4 NEW SIM TRUE design 1'.B4:'FINAL WINNER comparisons txtime4 NEW SIM TRUE design 1'.AM4" chart:label-cell-address="'FINAL WINNER comparisons txtime4 NEW SIM TRUE design 1'.A4:'FINAL WINNER comparisons txtime4 NEW SIM TRUE design 1'.A4" chart:class="chart:line">
            <chart:data-point chart:repeated="38"/>
          </chart:series>
          <chart:series chart:style-name="ch10" chart:values-cell-range-address="'FINAL WINNER comparisons txtime4 NEW SIM TRUE design 1'.B5:'FINAL WINNER comparisons txtime4 NEW SIM TRUE design 1'.AM5" chart:label-cell-address="'FINAL WINNER comparisons txtime4 NEW SIM TRUE design 1'.A5:'FINAL WINNER comparisons txtime4 NEW SIM TRUE design 1'.A5" chart:class="chart:line">
            <chart:data-point chart:repeated="38"/>
          </chart:series>
          <chart:series chart:style-name="ch11" chart:values-cell-range-address="'FINAL WINNER comparisons txtime4 NEW SIM TRUE design 1'.B6:'FINAL WINNER comparisons txtime4 NEW SIM TRUE design 1'.AM6" chart:label-cell-address="'FINAL WINNER comparisons txtime4 NEW SIM TRUE design 1'.A6:'FINAL WINNER comparisons txtime4 NEW SIM TRUE design 1'.A6" chart:class="chart:line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FINAL WINNER comparisons txtime4 NEW SIM TRUE design 1'.B3:'FINAL WINNER comparisons txtime4 NEW SIM TRUE design 1'.AM3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</table:table-row>
          </table:table-header-rows>
          <table:table-rows>
            <table:table-row>
              <table:table-cell office:value-type="string">
                <text:p>BRS</text:p>
                <draw:g>
                  <svg:desc>'FINAL WINNER comparisons txtime4 NEW SIM TRUE design 1'.A4:'FINAL WINNER comparisons txtime4 NEW SIM TRUE design 1'.A4</svg:desc>
                </draw:g>
              </table:table-cell>
              <table:table-cell office:value-type="float" office:value="5.12624942946">
                <text:p>5.12624942946</text:p>
                <draw:g>
                  <svg:desc>'FINAL WINNER comparisons txtime4 NEW SIM TRUE design 1'.B4:'FINAL WINNER comparisons txtime4 NEW SIM TRUE design 1'.AM4</svg:desc>
                </draw:g>
              </table:table-cell>
              <table:table-cell office:value-type="float" office:value="5.2933540338">
                <text:p>5.2933540338</text:p>
              </table:table-cell>
              <table:table-cell office:value-type="float" office:value="5.46841945723">
                <text:p>5.46841945723</text:p>
              </table:table-cell>
              <table:table-cell office:value-type="float" office:value="5.66366087503">
                <text:p>5.66366087503</text:p>
              </table:table-cell>
              <table:table-cell office:value-type="float" office:value="5.93151686235">
                <text:p>5.93151686235</text:p>
              </table:table-cell>
              <table:table-cell office:value-type="float" office:value="6.20273079345">
                <text:p>6.20273079345</text:p>
              </table:table-cell>
              <table:table-cell office:value-type="float" office:value="6.58717066732">
                <text:p>6.58717066732</text:p>
              </table:table-cell>
              <table:table-cell office:value-type="float" office:value="6.95280068381">
                <text:p>6.95280068381</text:p>
              </table:table-cell>
              <table:table-cell office:value-type="float" office:value="7.3875687587">
                <text:p>7.3875687587</text:p>
              </table:table-cell>
              <table:table-cell office:value-type="float" office:value="7.99503779781">
                <text:p>7.99503779781</text:p>
              </table:table-cell>
              <table:table-cell office:value-type="float" office:value="8.87593398989">
                <text:p>8.87593398989</text:p>
              </table:table-cell>
              <table:table-cell office:value-type="float" office:value="9.66645108271">
                <text:p>9.66645108271</text:p>
              </table:table-cell>
              <table:table-cell office:value-type="float" office:value="11.0389444679">
                <text:p>11.0389444679</text:p>
              </table:table-cell>
              <table:table-cell office:value-type="float" office:value="13.1732333407">
                <text:p>13.1732333407</text:p>
              </table:table-cell>
              <table:table-cell office:value-type="float" office:value="16.73274859">
                <text:p>16.73274859</text:p>
              </table:table-cell>
              <table:table-cell office:value-type="float" office:value="36.1634578686">
                <text:p>36.1634578686</text:p>
              </table:table-cell>
              <table:table-cell office:value-type="float" office:value="78.4772246262">
                <text:p>78.4772246262</text:p>
              </table:table-cell>
              <table:table-cell office:value-type="float" office:value="129.794582993">
                <text:p>129.794582993</text:p>
              </table:table-cell>
              <table:table-cell office:value-type="float" office:value="593.725194711">
                <text:p>593.725194711</text:p>
              </table:table-cell>
              <table:table-cell office:value-type="float" office:value="2338.0068119">
                <text:p>2338.0068119</text:p>
              </table:table-cell>
              <table:table-cell office:value-type="float" office:value="4135.34571918">
                <text:p>4135.34571918</text:p>
              </table:table-cell>
              <table:table-cell office:value-type="float" office:value="5906.98863661">
                <text:p>5906.98863661</text:p>
              </table:table-cell>
              <table:table-cell office:value-type="float" office:value="7637.12180121">
                <text:p>7637.12180121</text:p>
              </table:table-cell>
              <table:table-cell office:value-type="float" office:value="9562.0725013">
                <text:p>9562.0725013</text:p>
              </table:table-cell>
              <table:table-cell office:value-type="float" office:value="10379.3422216">
                <text:p>10379.3422216</text:p>
              </table:table-cell>
              <table:table-cell office:value-type="float" office:value="12274.2138155">
                <text:p>12274.2138155</text:p>
              </table:table-cell>
              <table:table-cell office:value-type="float" office:value="12935.9216918">
                <text:p>12935.9216918</text:p>
              </table:table-cell>
              <table:table-cell office:value-type="float" office:value="14479.3600984">
                <text:p>14479.3600984</text:p>
              </table:table-cell>
              <table:table-cell office:value-type="float" office:value="14774.9068417">
                <text:p>14774.9068417</text:p>
              </table:table-cell>
              <table:table-cell office:value-type="float" office:value="15809.4703096">
                <text:p>15809.4703096</text:p>
              </table:table-cell>
              <table:table-cell office:value-type="float" office:value="16916.2510298">
                <text:p>16916.2510298</text:p>
              </table:table-cell>
              <table:table-cell office:value-type="float" office:value="17028.9884165">
                <text:p>17028.9884165</text:p>
              </table:table-cell>
              <table:table-cell office:value-type="float" office:value="17972.7036593">
                <text:p>17972.7036593</text:p>
              </table:table-cell>
              <table:table-cell office:value-type="float" office:value="18453.9250302">
                <text:p>18453.9250302</text:p>
              </table:table-cell>
              <table:table-cell office:value-type="float" office:value="17847.1414049">
                <text:p>17847.1414049</text:p>
              </table:table-cell>
              <table:table-cell office:value-type="float" office:value="20040.1013208">
                <text:p>20040.1013208</text:p>
              </table:table-cell>
              <table:table-cell office:value-type="float" office:value="19873.7451041">
                <text:p>19873.7451041</text:p>
              </table:table-cell>
              <table:table-cell office:value-type="float" office:value="19718.9644383">
                <text:p>19718.9644383</text:p>
              </table:table-cell>
            </table:table-row>
            <table:table-row>
              <table:table-cell office:value-type="string">
                <text:p>Token</text:p>
                <draw:g>
                  <svg:desc>'FINAL WINNER comparisons txtime4 NEW SIM TRUE design 1'.A5:'FINAL WINNER comparisons txtime4 NEW SIM TRUE design 1'.A5</svg:desc>
                </draw:g>
              </table:table-cell>
              <table:table-cell office:value-type="float" office:value="36.4300649901">
                <text:p>36.4300649901</text:p>
                <draw:g>
                  <svg:desc>'FINAL WINNER comparisons txtime4 NEW SIM TRUE design 1'.B5:'FINAL WINNER comparisons txtime4 NEW SIM TRUE design 1'.AM5</svg:desc>
                </draw:g>
              </table:table-cell>
              <table:table-cell office:value-type="float" office:value="37.2191860676">
                <text:p>37.2191860676</text:p>
              </table:table-cell>
              <table:table-cell office:value-type="float" office:value="38.4331273044">
                <text:p>38.4331273044</text:p>
              </table:table-cell>
              <table:table-cell office:value-type="float" office:value="39.3967369332">
                <text:p>39.3967369332</text:p>
              </table:table-cell>
              <table:table-cell office:value-type="float" office:value="40.5310628504">
                <text:p>40.5310628504</text:p>
              </table:table-cell>
              <table:table-cell office:value-type="float" office:value="41.5973267774">
                <text:p>41.5973267774</text:p>
              </table:table-cell>
              <table:table-cell office:value-type="float" office:value="42.7556539067">
                <text:p>42.7556539067</text:p>
              </table:table-cell>
              <table:table-cell office:value-type="float" office:value="43.9133004984">
                <text:p>43.9133004984</text:p>
              </table:table-cell>
              <table:table-cell office:value-type="float" office:value="45.6455654338">
                <text:p>45.6455654338</text:p>
              </table:table-cell>
              <table:table-cell office:value-type="float" office:value="46.9405138986">
                <text:p>46.9405138986</text:p>
              </table:table-cell>
              <table:table-cell office:value-type="float" office:value="48.4252255907">
                <text:p>48.4252255907</text:p>
              </table:table-cell>
              <table:table-cell office:value-type="float" office:value="50.2946629714">
                <text:p>50.2946629714</text:p>
              </table:table-cell>
              <table:table-cell office:value-type="float" office:value="52.0296245278">
                <text:p>52.0296245278</text:p>
              </table:table-cell>
              <table:table-cell office:value-type="float" office:value="54.2132905156">
                <text:p>54.2132905156</text:p>
              </table:table-cell>
              <table:table-cell office:value-type="float" office:value="55.973662727">
                <text:p>55.973662727</text:p>
              </table:table-cell>
              <table:table-cell office:value-type="float" office:value="58.1056262692">
                <text:p>58.1056262692</text:p>
              </table:table-cell>
              <table:table-cell office:value-type="float" office:value="61.4150098884">
                <text:p>61.4150098884</text:p>
              </table:table-cell>
              <table:table-cell office:value-type="float" office:value="64.0400463389">
                <text:p>64.0400463389</text:p>
              </table:table-cell>
              <table:table-cell office:value-type="float" office:value="67.2051785726">
                <text:p>67.2051785726</text:p>
              </table:table-cell>
              <table:table-cell office:value-type="float" office:value="71.2924094253">
                <text:p>71.2924094253</text:p>
              </table:table-cell>
              <table:table-cell office:value-type="float" office:value="74.5507439893">
                <text:p>74.5507439893</text:p>
              </table:table-cell>
              <table:table-cell office:value-type="float" office:value="78.1952633779">
                <text:p>78.1952633779</text:p>
              </table:table-cell>
              <table:table-cell office:value-type="float" office:value="84.3725496204">
                <text:p>84.3725496204</text:p>
              </table:table-cell>
              <table:table-cell office:value-type="float" office:value="88.5350457298">
                <text:p>88.5350457298</text:p>
              </table:table-cell>
              <table:table-cell office:value-type="float" office:value="95.4315330273">
                <text:p>95.4315330273</text:p>
              </table:table-cell>
              <table:table-cell office:value-type="float" office:value="101.17710597">
                <text:p>101.17710597</text:p>
              </table:table-cell>
              <table:table-cell office:value-type="float" office:value="110.180990896">
                <text:p>110.180990896</text:p>
              </table:table-cell>
              <table:table-cell office:value-type="float" office:value="119.108121637">
                <text:p>119.108121637</text:p>
              </table:table-cell>
              <table:table-cell office:value-type="float" office:value="131.778930035">
                <text:p>131.778930035</text:p>
              </table:table-cell>
              <table:table-cell office:value-type="float" office:value="140.426134027">
                <text:p>140.426134027</text:p>
              </table:table-cell>
              <table:table-cell office:value-type="float" office:value="163.921594653">
                <text:p>163.921594653</text:p>
              </table:table-cell>
              <table:table-cell office:value-type="float" office:value="185.579813211">
                <text:p>185.579813211</text:p>
              </table:table-cell>
              <table:table-cell office:value-type="float" office:value="223.315990905">
                <text:p>223.315990905</text:p>
              </table:table-cell>
              <table:table-cell office:value-type="float" office:value="264.592244273">
                <text:p>264.592244273</text:p>
              </table:table-cell>
              <table:table-cell office:value-type="float" office:value="302.730366496">
                <text:p>302.730366496</text:p>
              </table:table-cell>
              <table:table-cell office:value-type="float" office:value="390.788014821">
                <text:p>390.788014821</text:p>
              </table:table-cell>
              <table:table-cell office:value-type="float" office:value="548.952209599">
                <text:p>548.952209599</text:p>
              </table:table-cell>
              <table:table-cell office:value-type="float" office:value="661.824075424">
                <text:p>661.824075424</text:p>
              </table:table-cell>
            </table:table-row>
            <table:table-row>
              <table:table-cell office:value-type="string">
                <text:p>Fuzzy-token</text:p>
                <draw:g>
                  <svg:desc>'FINAL WINNER comparisons txtime4 NEW SIM TRUE design 1'.A6:'FINAL WINNER comparisons txtime4 NEW SIM TRUE design 1'.A6</svg:desc>
                </draw:g>
              </table:table-cell>
              <table:table-cell office:value-type="float" office:value="5.22458069756">
                <text:p>5.22458069756</text:p>
                <draw:g>
                  <svg:desc>'FINAL WINNER comparisons txtime4 NEW SIM TRUE design 1'.B6:'FINAL WINNER comparisons txtime4 NEW SIM TRUE design 1'.AM6</svg:desc>
                </draw:g>
              </table:table-cell>
              <table:table-cell office:value-type="float" office:value="5.52237134808">
                <text:p>5.52237134808</text:p>
              </table:table-cell>
              <table:table-cell office:value-type="float" office:value="5.93896993863">
                <text:p>5.93896993863</text:p>
              </table:table-cell>
              <table:table-cell office:value-type="float" office:value="6.3875889464">
                <text:p>6.3875889464</text:p>
              </table:table-cell>
              <table:table-cell office:value-type="float" office:value="7.21281632203">
                <text:p>7.21281632203</text:p>
              </table:table-cell>
              <table:table-cell office:value-type="float" office:value="7.7606793011">
                <text:p>7.7606793011</text:p>
              </table:table-cell>
              <table:table-cell office:value-type="float" office:value="8.71417106993">
                <text:p>8.71417106993</text:p>
              </table:table-cell>
              <table:table-cell office:value-type="float" office:value="9.98634704333">
                <text:p>9.98634704333</text:p>
              </table:table-cell>
              <table:table-cell office:value-type="float" office:value="11.1273935153">
                <text:p>11.1273935153</text:p>
              </table:table-cell>
              <table:table-cell office:value-type="float" office:value="12.6824370505">
                <text:p>12.6824370505</text:p>
              </table:table-cell>
              <table:table-cell office:value-type="float" office:value="14.6181314364">
                <text:p>14.6181314364</text:p>
              </table:table-cell>
              <table:table-cell office:value-type="float" office:value="16.7632628582">
                <text:p>16.7632628582</text:p>
              </table:table-cell>
              <table:table-cell office:value-type="float" office:value="20.0445775802">
                <text:p>20.0445775802</text:p>
              </table:table-cell>
              <table:table-cell office:value-type="float" office:value="22.8993943324">
                <text:p>22.8993943324</text:p>
              </table:table-cell>
              <table:table-cell office:value-type="float" office:value="27.5842140311">
                <text:p>27.5842140311</text:p>
              </table:table-cell>
              <table:table-cell office:value-type="float" office:value="31.5875884831">
                <text:p>31.5875884831</text:p>
              </table:table-cell>
              <table:table-cell office:value-type="float" office:value="36.087007877">
                <text:p>36.087007877</text:p>
              </table:table-cell>
              <table:table-cell office:value-type="float" office:value="43.5522143209">
                <text:p>43.5522143209</text:p>
              </table:table-cell>
              <table:table-cell office:value-type="float" office:value="51.1133558732">
                <text:p>51.1133558732</text:p>
              </table:table-cell>
              <table:table-cell office:value-type="float" office:value="60.5947532902">
                <text:p>60.5947532902</text:p>
              </table:table-cell>
              <table:table-cell office:value-type="float" office:value="68.0448463145">
                <text:p>68.0448463145</text:p>
              </table:table-cell>
              <table:table-cell office:value-type="float" office:value="77.2126930041">
                <text:p>77.2126930041</text:p>
              </table:table-cell>
              <table:table-cell office:value-type="float" office:value="88.305848197">
                <text:p>88.305848197</text:p>
              </table:table-cell>
              <table:table-cell office:value-type="float" office:value="98.7374335345">
                <text:p>98.7374335345</text:p>
              </table:table-cell>
              <table:table-cell office:value-type="float" office:value="109.139401977">
                <text:p>109.139401977</text:p>
              </table:table-cell>
              <table:table-cell office:value-type="float" office:value="118.759394158">
                <text:p>118.759394158</text:p>
              </table:table-cell>
              <table:table-cell office:value-type="float" office:value="135.326068765">
                <text:p>135.326068765</text:p>
              </table:table-cell>
              <table:table-cell office:value-type="float" office:value="147.429378967">
                <text:p>147.429378967</text:p>
              </table:table-cell>
              <table:table-cell office:value-type="float" office:value="159.412698353">
                <text:p>159.412698353</text:p>
              </table:table-cell>
              <table:table-cell office:value-type="float" office:value="175.856845614">
                <text:p>175.856845614</text:p>
              </table:table-cell>
              <table:table-cell office:value-type="float" office:value="206.175033579">
                <text:p>206.175033579</text:p>
              </table:table-cell>
              <table:table-cell office:value-type="float" office:value="241.928544444">
                <text:p>241.928544444</text:p>
              </table:table-cell>
              <table:table-cell office:value-type="float" office:value="272.422450294">
                <text:p>272.422450294</text:p>
              </table:table-cell>
              <table:table-cell office:value-type="float" office:value="324.955506371">
                <text:p>324.955506371</text:p>
              </table:table-cell>
              <table:table-cell office:value-type="float" office:value="391.026458824">
                <text:p>391.026458824</text:p>
              </table:table-cell>
              <table:table-cell office:value-type="float" office:value="468.850932377">
                <text:p>468.850932377</text:p>
              </table:table-cell>
              <table:table-cell office:value-type="float" office:value="584.196338645">
                <text:p>584.196338645</text:p>
              </table:table-cell>
              <table:table-cell office:value-type="float" office:value="806.407768069">
                <text:p>806.40776806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001cm" svg:height="20.96cm" xlink:href=".." xlink:type="simple" chart:class="chart:line" chart:style-name="ch1">
        <chart:legend svg:x="3.875cm" svg:y="1.13cm" style:legend-expansion="custom" chartooo:width="3.986cm" chartooo:height="2.098cm" style:legend-expansion-aspect-ratio="1.89990467111535" chart:style-name="ch2"/>
        <chart:plot-area chart:style-name="ch3" table:cell-range-address="'FINAL WINNER comparisons txtime4 NEW SIM TRUE design 1'.A8:'FINAL WINNER comparisons txtime4 NEW SIM TRUE design 1'.AT11" chart:data-source-has-labels="both" svg:x="1.832cm" svg:y="0.419cm" svg:width="23.649cm" svg:height="18.84cm">
          <chartooo:coordinate-region svg:x="2.612cm" svg:y="0.419cm" svg:width="22.549cm" svg:height="17.295cm"/>
          <chart:axis chart:dimension="x" chart:name="primary-x" chart:style-name="ch4" chartooo:axis-type="auto">
            <chartooo:date-scale/>
            <chart:title svg:x="7.816cm" svg:y="19.679cm" chart:style-name="ch5">
              <text:p>Load (average injected packets per cycle per node)</text:p>
            </chart:title>
            <chart:categories table:cell-range-address="'FINAL WINNER comparisons txtime4 NEW SIM TRUE design 1'.B8:'FINAL WINNER comparisons txtime4 NEW SIM TRUE design 1'.AT8"/>
          </chart:axis>
          <chart:axis chart:dimension="y" chart:name="primary-y" chart:style-name="ch6">
            <chart:title svg:x="0.451cm" svg:y="14.814cm" chart:style-name="ch7">
              <text:p>Throughput (% of cycles with medium busy)</text:p>
            </chart:title>
            <chart:grid chart:style-name="ch8" chart:class="major"/>
          </chart:axis>
          <chart:series chart:style-name="ch9" chart:values-cell-range-address="'FINAL WINNER comparisons txtime4 NEW SIM TRUE design 1'.B9:'FINAL WINNER comparisons txtime4 NEW SIM TRUE design 1'.AT9" chart:label-cell-address="'FINAL WINNER comparisons txtime4 NEW SIM TRUE design 1'.A9:'FINAL WINNER comparisons txtime4 NEW SIM TRUE design 1'.A9" chart:class="chart:line">
            <chart:data-point chart:repeated="45"/>
          </chart:series>
          <chart:series chart:style-name="ch10" chart:values-cell-range-address="'FINAL WINNER comparisons txtime4 NEW SIM TRUE design 1'.B10:'FINAL WINNER comparisons txtime4 NEW SIM TRUE design 1'.AT10" chart:label-cell-address="'FINAL WINNER comparisons txtime4 NEW SIM TRUE design 1'.A10:'FINAL WINNER comparisons txtime4 NEW SIM TRUE design 1'.A10" chart:class="chart:line">
            <chart:data-point chart:repeated="45"/>
          </chart:series>
          <chart:series chart:style-name="ch11" chart:values-cell-range-address="'FINAL WINNER comparisons txtime4 NEW SIM TRUE design 1'.B11:'FINAL WINNER comparisons txtime4 NEW SIM TRUE design 1'.AT11" chart:label-cell-address="'FINAL WINNER comparisons txtime4 NEW SIM TRUE design 1'.A11:'FINAL WINNER comparisons txtime4 NEW SIM TRUE design 1'.A11" chart:class="chart:line">
            <chart:data-point chart:repeated="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5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FINAL WINNER comparisons txtime4 NEW SIM TRUE design 1'.B8:'FINAL WINNER comparisons txtime4 NEW SIM TRUE design 1'.AT8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  <table:table-cell office:value-type="float" office:value="0.0045">
                <text:p>0.0045</text:p>
              </table:table-cell>
              <table:table-cell office:value-type="float" office:value="0.005">
                <text:p>0.005</text:p>
              </table:table-cell>
              <table:table-cell office:value-type="float" office:value="0.0055">
                <text:p>0.0055</text:p>
              </table:table-cell>
              <table:table-cell office:value-type="float" office:value="0.006">
                <text:p>0.006</text:p>
              </table:table-cell>
              <table:table-cell office:value-type="float" office:value="0.0065">
                <text:p>0.0065</text:p>
              </table:table-cell>
            </table:table-row>
          </table:table-header-rows>
          <table:table-rows>
            <table:table-row>
              <table:table-cell office:value-type="string">
                <text:p>BRS</text:p>
                <draw:g>
                  <svg:desc>'FINAL WINNER comparisons txtime4 NEW SIM TRUE design 1'.A9:'FINAL WINNER comparisons txtime4 NEW SIM TRUE design 1'.A9</svg:desc>
                </draw:g>
              </table:table-cell>
              <table:table-cell office:value-type="float" office:value="0.0256199619337">
                <text:p>0.0256199619337</text:p>
                <draw:g>
                  <svg:desc>'FINAL WINNER comparisons txtime4 NEW SIM TRUE design 1'.B9:'FINAL WINNER comparisons txtime4 NEW SIM TRUE design 1'.AT9</svg:desc>
                </draw:g>
              </table:table-cell>
              <table:table-cell office:value-type="float" office:value="0.0512800642369">
                <text:p>0.0512800642369</text:p>
              </table:table-cell>
              <table:table-cell office:value-type="float" office:value="0.0768086003996">
                <text:p>0.0768086003996</text:p>
              </table:table-cell>
              <table:table-cell office:value-type="float" office:value="0.102036734128">
                <text:p>0.102036734128</text:p>
              </table:table-cell>
              <table:table-cell office:value-type="float" office:value="0.129119779784">
                <text:p>0.129119779784</text:p>
              </table:table-cell>
              <table:table-cell office:value-type="float" office:value="0.153109432927">
                <text:p>0.153109432927</text:p>
              </table:table-cell>
              <table:table-cell office:value-type="float" office:value="0.181467556539">
                <text:p>0.181467556539</text:p>
              </table:table-cell>
              <table:table-cell office:value-type="float" office:value="0.206385787016">
                <text:p>0.206385787016</text:p>
              </table:table-cell>
              <table:table-cell office:value-type="float" office:value="0.229536202062">
                <text:p>0.229536202062</text:p>
              </table:table-cell>
              <table:table-cell office:value-type="float" office:value="0.253016054309">
                <text:p>0.253016054309</text:p>
              </table:table-cell>
              <table:table-cell office:value-type="float" office:value="0.283187668711">
                <text:p>0.283187668711</text:p>
              </table:table-cell>
              <table:table-cell office:value-type="float" office:value="0.30796702062">
                <text:p>0.30796702062</text:p>
              </table:table-cell>
              <table:table-cell office:value-type="float" office:value="0.329836210739">
                <text:p>0.329836210739</text:p>
              </table:table-cell>
              <table:table-cell office:value-type="float" office:value="0.359974630759">
                <text:p>0.359974630759</text:p>
              </table:table-cell>
              <table:table-cell office:value-type="float" office:value="0.380018082118">
                <text:p>0.380018082118</text:p>
              </table:table-cell>
              <table:table-cell office:value-type="float" office:value="0.414650489335">
                <text:p>0.414650489335</text:p>
              </table:table-cell>
              <table:table-cell office:value-type="float" office:value="0.435525154667">
                <text:p>0.435525154667</text:p>
              </table:table-cell>
              <table:table-cell office:value-type="float" office:value="0.458958089359">
                <text:p>0.458958089359</text:p>
              </table:table-cell>
              <table:table-cell office:value-type="float" office:value="0.480316500442">
                <text:p>0.480316500442</text:p>
              </table:table-cell>
              <table:table-cell office:value-type="float" office:value="0.49228830573">
                <text:p>0.49228830573</text:p>
              </table:table-cell>
              <table:table-cell office:value-type="float" office:value="0.496582026487">
                <text:p>0.496582026487</text:p>
              </table:table-cell>
              <table:table-cell office:value-type="float" office:value="0.497363992566">
                <text:p>0.497363992566</text:p>
              </table:table-cell>
              <table:table-cell office:value-type="float" office:value="0.508777678065">
                <text:p>0.508777678065</text:p>
              </table:table-cell>
              <table:table-cell office:value-type="float" office:value="0.507777638391">
                <text:p>0.507777638391</text:p>
              </table:table-cell>
              <table:table-cell office:value-type="float" office:value="0.517325206872">
                <text:p>0.517325206872</text:p>
              </table:table-cell>
              <table:table-cell office:value-type="float" office:value="0.51630158978">
                <text:p>0.51630158978</text:p>
              </table:table-cell>
              <table:table-cell office:value-type="float" office:value="0.52385604123">
                <text:p>0.52385604123</text:p>
              </table:table-cell>
              <table:table-cell office:value-type="float" office:value="0.522138222796">
                <text:p>0.522138222796</text:p>
              </table:table-cell>
              <table:table-cell office:value-type="float" office:value="0.509687135732">
                <text:p>0.509687135732</text:p>
              </table:table-cell>
              <table:table-cell office:value-type="float" office:value="0.527380855162">
                <text:p>0.527380855162</text:p>
              </table:table-cell>
              <table:table-cell office:value-type="float" office:value="0.521996224846">
                <text:p>0.521996224846</text:p>
              </table:table-cell>
              <table:table-cell office:value-type="float" office:value="0.53092761995">
                <text:p>0.53092761995</text:p>
              </table:table-cell>
              <table:table-cell office:value-type="float" office:value="0.537568363931">
                <text:p>0.537568363931</text:p>
              </table:table-cell>
              <table:table-cell office:value-type="float" office:value="0.540662232217">
                <text:p>0.540662232217</text:p>
              </table:table-cell>
              <table:table-cell office:value-type="float" office:value="0.543488023712">
                <text:p>0.543488023712</text:p>
              </table:table-cell>
              <table:table-cell office:value-type="float" office:value="0.555138434236">
                <text:p>0.555138434236</text:p>
              </table:table-cell>
              <table:table-cell office:value-type="float" office:value="0.540828958424">
                <text:p>0.540828958424</text:p>
              </table:table-cell>
              <table:table-cell office:value-type="float" office:value="0.558574733494">
                <text:p>0.558574733494</text:p>
              </table:table-cell>
              <table:table-cell office:value-type="float" office:value="0.549507568244">
                <text:p>0.549507568244</text:p>
              </table:table-cell>
              <table:table-cell office:value-type="float" office:value="0.542606582304">
                <text:p>0.542606582304</text:p>
              </table:table-cell>
              <table:table-cell office:value-type="float" office:value="0.572212908911">
                <text:p>0.572212908911</text:p>
              </table:table-cell>
              <table:table-cell office:value-type="float" office:value="0.577315726316">
                <text:p>0.577315726316</text:p>
              </table:table-cell>
              <table:table-cell office:value-type="float" office:value="0.587883439834">
                <text:p>0.587883439834</text:p>
              </table:table-cell>
              <table:table-cell office:value-type="float" office:value="0.60179472656">
                <text:p>0.60179472656</text:p>
              </table:table-cell>
              <table:table-cell office:value-type="float" office:value="0.611416717662">
                <text:p>0.611416717662</text:p>
              </table:table-cell>
            </table:table-row>
            <table:table-row>
              <table:table-cell office:value-type="string">
                <text:p>Token</text:p>
                <draw:g>
                  <svg:desc>'FINAL WINNER comparisons txtime4 NEW SIM TRUE design 1'.A10:'FINAL WINNER comparisons txtime4 NEW SIM TRUE design 1'.A10</svg:desc>
                </draw:g>
              </table:table-cell>
              <table:table-cell office:value-type="float" office:value="0.0257863666076">
                <text:p>0.0257863666076</text:p>
                <draw:g>
                  <svg:desc>'FINAL WINNER comparisons txtime4 NEW SIM TRUE design 1'.B10:'FINAL WINNER comparisons txtime4 NEW SIM TRUE design 1'.AT10</svg:desc>
                </draw:g>
              </table:table-cell>
              <table:table-cell office:value-type="float" office:value="0.0511962768387">
                <text:p>0.0511962768387</text:p>
              </table:table-cell>
              <table:table-cell office:value-type="float" office:value="0.0767002607491">
                <text:p>0.0767002607491</text:p>
              </table:table-cell>
              <table:table-cell office:value-type="float" office:value="0.102679608956">
                <text:p>0.102679608956</text:p>
              </table:table-cell>
              <table:table-cell office:value-type="float" office:value="0.129400751938">
                <text:p>0.129400751938</text:p>
              </table:table-cell>
              <table:table-cell office:value-type="float" office:value="0.153795050512">
                <text:p>0.153795050512</text:p>
              </table:table-cell>
              <table:table-cell office:value-type="float" office:value="0.178555427807">
                <text:p>0.178555427807</text:p>
              </table:table-cell>
              <table:table-cell office:value-type="float" office:value="0.202757852206">
                <text:p>0.202757852206</text:p>
              </table:table-cell>
              <table:table-cell office:value-type="float" office:value="0.23018819216">
                <text:p>0.23018819216</text:p>
              </table:table-cell>
              <table:table-cell office:value-type="float" office:value="0.257482071902">
                <text:p>0.257482071902</text:p>
              </table:table-cell>
              <table:table-cell office:value-type="float" office:value="0.28105735742">
                <text:p>0.28105735742</text:p>
              </table:table-cell>
              <table:table-cell office:value-type="float" office:value="0.303955914769">
                <text:p>0.303955914769</text:p>
              </table:table-cell>
              <table:table-cell office:value-type="float" office:value="0.332989673716">
                <text:p>0.332989673716</text:p>
              </table:table-cell>
              <table:table-cell office:value-type="float" office:value="0.359085564012">
                <text:p>0.359085564012</text:p>
              </table:table-cell>
              <table:table-cell office:value-type="float" office:value="0.387127143456">
                <text:p>0.387127143456</text:p>
              </table:table-cell>
              <table:table-cell office:value-type="float" office:value="0.40478199343">
                <text:p>0.40478199343</text:p>
              </table:table-cell>
              <table:table-cell office:value-type="float" office:value="0.436053142639">
                <text:p>0.436053142639</text:p>
              </table:table-cell>
              <table:table-cell office:value-type="float" office:value="0.463530700787">
                <text:p>0.463530700787</text:p>
              </table:table-cell>
              <table:table-cell office:value-type="float" office:value="0.487902887835">
                <text:p>0.487902887835</text:p>
              </table:table-cell>
              <table:table-cell office:value-type="float" office:value="0.515838709775">
                <text:p>0.515838709775</text:p>
              </table:table-cell>
              <table:table-cell office:value-type="float" office:value="0.535665325377">
                <text:p>0.535665325377</text:p>
              </table:table-cell>
              <table:table-cell office:value-type="float" office:value="0.561286231563">
                <text:p>0.561286231563</text:p>
              </table:table-cell>
              <table:table-cell office:value-type="float" office:value="0.589227755714">
                <text:p>0.589227755714</text:p>
              </table:table-cell>
              <table:table-cell office:value-type="float" office:value="0.611974100878">
                <text:p>0.611974100878</text:p>
              </table:table-cell>
              <table:table-cell office:value-type="float" office:value="0.63639173843">
                <text:p>0.63639173843</text:p>
              </table:table-cell>
              <table:table-cell office:value-type="float" office:value="0.660281542835">
                <text:p>0.660281542835</text:p>
              </table:table-cell>
              <table:table-cell office:value-type="float" office:value="0.68905899844">
                <text:p>0.68905899844</text:p>
              </table:table-cell>
              <table:table-cell office:value-type="float" office:value="0.725546092988">
                <text:p>0.725546092988</text:p>
              </table:table-cell>
              <table:table-cell office:value-type="float" office:value="0.74204935321">
                <text:p>0.74204935321</text:p>
              </table:table-cell>
              <table:table-cell office:value-type="float" office:value="0.767851139616">
                <text:p>0.767851139616</text:p>
              </table:table-cell>
              <table:table-cell office:value-type="float" office:value="0.793951686126">
                <text:p>0.793951686126</text:p>
              </table:table-cell>
              <table:table-cell office:value-type="float" office:value="0.815441827863">
                <text:p>0.815441827863</text:p>
              </table:table-cell>
              <table:table-cell office:value-type="float" office:value="0.84205339226">
                <text:p>0.84205339226</text:p>
              </table:table-cell>
              <table:table-cell office:value-type="float" office:value="0.873483888762">
                <text:p>0.873483888762</text:p>
              </table:table-cell>
              <table:table-cell office:value-type="float" office:value="0.893360983983">
                <text:p>0.893360983983</text:p>
              </table:table-cell>
              <table:table-cell office:value-type="float" office:value="0.923446556632">
                <text:p>0.923446556632</text:p>
              </table:table-cell>
              <table:table-cell office:value-type="float" office:value="0.940663849466">
                <text:p>0.940663849466</text:p>
              </table:table-cell>
              <table:table-cell office:value-type="float" office:value="0.961041673177">
                <text:p>0.961041673177</text:p>
              </table:table-cell>
              <table:table-cell office:value-type="float" office:value="0.975136862836">
                <text:p>0.975136862836</text:p>
              </table:table-cell>
              <table:table-cell office:value-type="float" office:value="0.98254396803">
                <text:p>0.98254396803</text:p>
              </table:table-cell>
              <table:table-cell office:value-type="float" office:value="0.997663945795">
                <text:p>0.997663945795</text:p>
              </table:table-cell>
              <table:table-cell office:value-type="float" office:value="0.999633394657">
                <text:p>0.999633394657</text:p>
              </table:table-cell>
              <table:table-cell office:value-type="float" office:value="0.999958198958">
                <text:p>0.999958198958</text:p>
              </table:table-cell>
              <table:table-cell office:value-type="float" office:value="1">
                <text:p>1</text:p>
              </table:table-cell>
              <table:table-cell office:value-type="float" office:value="0.999958396538">
                <text:p>0.999958396538</text:p>
              </table:table-cell>
            </table:table-row>
            <table:table-row>
              <table:table-cell office:value-type="string">
                <text:p>Fuzzy-token</text:p>
                <draw:g>
                  <svg:desc>'FINAL WINNER comparisons txtime4 NEW SIM TRUE design 1'.A11:'FINAL WINNER comparisons txtime4 NEW SIM TRUE design 1'.A11</svg:desc>
                </draw:g>
              </table:table-cell>
              <table:table-cell office:value-type="float" office:value="0.0254923917039">
                <text:p>0.0254923917039</text:p>
                <draw:g>
                  <svg:desc>'FINAL WINNER comparisons txtime4 NEW SIM TRUE design 1'.B11:'FINAL WINNER comparisons txtime4 NEW SIM TRUE design 1'.AT11</svg:desc>
                </draw:g>
              </table:table-cell>
              <table:table-cell office:value-type="float" office:value="0.0509123861768">
                <text:p>0.0509123861768</text:p>
              </table:table-cell>
              <table:table-cell office:value-type="float" office:value="0.0759147370167">
                <text:p>0.0759147370167</text:p>
              </table:table-cell>
              <table:table-cell office:value-type="float" office:value="0.101740140656">
                <text:p>0.101740140656</text:p>
              </table:table-cell>
              <table:table-cell office:value-type="float" office:value="0.127286659949">
                <text:p>0.127286659949</text:p>
              </table:table-cell>
              <table:table-cell office:value-type="float" office:value="0.153164071893">
                <text:p>0.153164071893</text:p>
              </table:table-cell>
              <table:table-cell office:value-type="float" office:value="0.179770190399">
                <text:p>0.179770190399</text:p>
              </table:table-cell>
              <table:table-cell office:value-type="float" office:value="0.205148695243">
                <text:p>0.205148695243</text:p>
              </table:table-cell>
              <table:table-cell office:value-type="float" office:value="0.230596773666">
                <text:p>0.230596773666</text:p>
              </table:table-cell>
              <table:table-cell office:value-type="float" office:value="0.255455142354">
                <text:p>0.255455142354</text:p>
              </table:table-cell>
              <table:table-cell office:value-type="float" office:value="0.281786726736">
                <text:p>0.281786726736</text:p>
              </table:table-cell>
              <table:table-cell office:value-type="float" office:value="0.30543867975">
                <text:p>0.30543867975</text:p>
              </table:table-cell>
              <table:table-cell office:value-type="float" office:value="0.330175565868">
                <text:p>0.330175565868</text:p>
              </table:table-cell>
              <table:table-cell office:value-type="float" office:value="0.359231916897">
                <text:p>0.359231916897</text:p>
              </table:table-cell>
              <table:table-cell office:value-type="float" office:value="0.386006106994">
                <text:p>0.386006106994</text:p>
              </table:table-cell>
              <table:table-cell office:value-type="float" office:value="0.414808357417">
                <text:p>0.414808357417</text:p>
              </table:table-cell>
              <table:table-cell office:value-type="float" office:value="0.432832305393">
                <text:p>0.432832305393</text:p>
              </table:table-cell>
              <table:table-cell office:value-type="float" office:value="0.459780878641">
                <text:p>0.459780878641</text:p>
              </table:table-cell>
              <table:table-cell office:value-type="float" office:value="0.486194339234">
                <text:p>0.486194339234</text:p>
              </table:table-cell>
              <table:table-cell office:value-type="float" office:value="0.51395204815">
                <text:p>0.51395204815</text:p>
              </table:table-cell>
              <table:table-cell office:value-type="float" office:value="0.533881741539">
                <text:p>0.533881741539</text:p>
              </table:table-cell>
              <table:table-cell office:value-type="float" office:value="0.562302864422">
                <text:p>0.562302864422</text:p>
              </table:table-cell>
              <table:table-cell office:value-type="float" office:value="0.585919899463">
                <text:p>0.585919899463</text:p>
              </table:table-cell>
              <table:table-cell office:value-type="float" office:value="0.614064707115">
                <text:p>0.614064707115</text:p>
              </table:table-cell>
              <table:table-cell office:value-type="float" office:value="0.644174966547">
                <text:p>0.644174966547</text:p>
              </table:table-cell>
              <table:table-cell office:value-type="float" office:value="0.66725905244">
                <text:p>0.66725905244</text:p>
              </table:table-cell>
              <table:table-cell office:value-type="float" office:value="0.699325212195">
                <text:p>0.699325212195</text:p>
              </table:table-cell>
              <table:table-cell office:value-type="float" office:value="0.717713835916">
                <text:p>0.717713835916</text:p>
              </table:table-cell>
              <table:table-cell office:value-type="float" office:value="0.742064837464">
                <text:p>0.742064837464</text:p>
              </table:table-cell>
              <table:table-cell office:value-type="float" office:value="0.770163474538">
                <text:p>0.770163474538</text:p>
              </table:table-cell>
              <table:table-cell office:value-type="float" office:value="0.788422819958">
                <text:p>0.788422819958</text:p>
              </table:table-cell>
              <table:table-cell office:value-type="float" office:value="0.828121955823">
                <text:p>0.828121955823</text:p>
              </table:table-cell>
              <table:table-cell office:value-type="float" office:value="0.836624822144">
                <text:p>0.836624822144</text:p>
              </table:table-cell>
              <table:table-cell office:value-type="float" office:value="0.87434734133">
                <text:p>0.87434734133</text:p>
              </table:table-cell>
              <table:table-cell office:value-type="float" office:value="0.899758821211">
                <text:p>0.899758821211</text:p>
              </table:table-cell>
              <table:table-cell office:value-type="float" office:value="0.914478551035">
                <text:p>0.914478551035</text:p>
              </table:table-cell>
              <table:table-cell office:value-type="float" office:value="0.937906816977">
                <text:p>0.937906816977</text:p>
              </table:table-cell>
              <table:table-cell office:value-type="float" office:value="0.953924735347">
                <text:p>0.953924735347</text:p>
              </table:table-cell>
              <table:table-cell office:value-type="float" office:value="0.973074342095">
                <text:p>0.973074342095</text:p>
              </table:table-cell>
              <table:table-cell office:value-type="float" office:value="0.979504555225">
                <text:p>0.979504555225</text:p>
              </table:table-cell>
              <table:table-cell office:value-type="float" office:value="0.996860367615">
                <text:p>0.996860367615</text:p>
              </table:table-cell>
              <table:table-cell office:value-type="float" office:value="0.999608547807">
                <text:p>0.999608547807</text:p>
              </table:table-cell>
              <table:table-cell office:value-type="float" office:value="0.999791775002">
                <text:p>0.999791775002</text:p>
              </table:table-cell>
              <table:table-cell office:value-type="float" office:value="0.999825157596">
                <text:p>0.999825157596</text:p>
              </table:table-cell>
              <table:table-cell office:value-type="float" office:value="0.999866778731">
                <text:p>0.99986677873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001cm" svg:height="20.96cm" xlink:href=".." xlink:type="simple" chart:class="chart:line" chart:style-name="ch1">
        <chart:legend svg:x="3.669cm" svg:y="1.08cm" style:legend-expansion="custom" chartooo:width="3.986cm" chartooo:height="2.098cm" style:legend-expansion-aspect-ratio="1.89990467111535" chart:style-name="ch2"/>
        <chart:plot-area chart:style-name="ch3" table:cell-range-address="'FINAL WINNER BURSTY comparisons txtime4 NEW SIM TRUE design 1'.A3:'FINAL WINNER BURSTY comparisons txtime4 NEW SIM TRUE design 1'.AM6" chart:data-source-has-labels="both" svg:x="1.832cm" svg:y="0.419cm" svg:width="23.649cm" svg:height="18.84cm">
          <chartooo:coordinate-region svg:x="3.094cm" svg:y="0.419cm" svg:width="22.387cm" svg:height="16.997cm"/>
          <chart:axis chart:dimension="x" chart:name="primary-x" chart:style-name="ch4" chartooo:axis-type="auto">
            <chartooo:date-scale/>
            <chart:title svg:x="7.816cm" svg:y="19.679cm" chart:style-name="ch5">
              <text:p>Load (average injected packets per cycle per node)</text:p>
            </chart:title>
            <chart:categories table:cell-range-address="'FINAL WINNER BURSTY comparisons txtime4 NEW SIM TRUE design 1'.B3:'FINAL WINNER BURSTY comparisons txtime4 NEW SIM TRUE design 1'.AM3"/>
          </chart:axis>
          <chart:axis chart:dimension="y" chart:name="primary-y" chart:style-name="ch6">
            <chart:title svg:x="0.451cm" svg:y="11.745cm" chart:style-name="ch7">
              <text:p>Latency (cycles)</text:p>
            </chart:title>
            <chart:grid chart:style-name="ch8" chart:class="major"/>
          </chart:axis>
          <chart:series chart:style-name="ch9" chart:values-cell-range-address="'FINAL WINNER BURSTY comparisons txtime4 NEW SIM TRUE design 1'.B4:'FINAL WINNER BURSTY comparisons txtime4 NEW SIM TRUE design 1'.AM4" chart:label-cell-address="'FINAL WINNER BURSTY comparisons txtime4 NEW SIM TRUE design 1'.A4:'FINAL WINNER BURSTY comparisons txtime4 NEW SIM TRUE design 1'.A4" chart:class="chart:line">
            <chart:data-point chart:repeated="38"/>
          </chart:series>
          <chart:series chart:style-name="ch10" chart:values-cell-range-address="'FINAL WINNER BURSTY comparisons txtime4 NEW SIM TRUE design 1'.B5:'FINAL WINNER BURSTY comparisons txtime4 NEW SIM TRUE design 1'.AM5" chart:label-cell-address="'FINAL WINNER BURSTY comparisons txtime4 NEW SIM TRUE design 1'.A5:'FINAL WINNER BURSTY comparisons txtime4 NEW SIM TRUE design 1'.A5" chart:class="chart:line">
            <chart:data-point chart:repeated="38"/>
          </chart:series>
          <chart:series chart:style-name="ch11" chart:values-cell-range-address="'FINAL WINNER BURSTY comparisons txtime4 NEW SIM TRUE design 1'.B6:'FINAL WINNER BURSTY comparisons txtime4 NEW SIM TRUE design 1'.AM6" chart:label-cell-address="'FINAL WINNER BURSTY comparisons txtime4 NEW SIM TRUE design 1'.A6:'FINAL WINNER BURSTY comparisons txtime4 NEW SIM TRUE design 1'.A6" chart:class="chart:line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float" office:value="0.000128">
                <text:p>0.000128</text:p>
                <draw:g>
                  <svg:desc>'FINAL WINNER BURSTY comparisons txtime4 NEW SIM TRUE design 1'.B3:'FINAL WINNER BURSTY comparisons txtime4 NEW SIM TRUE design 1'.AM3</svg:desc>
                </draw:g>
              </table:table-cell>
              <table:table-cell office:value-type="float" office:value="0.000132">
                <text:p>0.000132</text:p>
              </table:table-cell>
              <table:table-cell office:value-type="float" office:value="0.000256">
                <text:p>0.000256</text:p>
              </table:table-cell>
              <table:table-cell office:value-type="float" office:value="0.000679">
                <text:p>0.000679</text:p>
              </table:table-cell>
              <table:table-cell office:value-type="float" office:value="0.001388">
                <text:p>0.00138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BRS</text:p>
                <draw:g>
                  <svg:desc>'FINAL WINNER BURSTY comparisons txtime4 NEW SIM TRUE design 1'.A4:'FINAL WINNER BURSTY comparisons txtime4 NEW SIM TRUE design 1'.A4</svg:desc>
                </draw:g>
              </table:table-cell>
              <table:table-cell office:value-type="float" office:value="14.406220027286">
                <text:p>14.406220027286</text:p>
                <draw:g>
                  <svg:desc>'FINAL WINNER BURSTY comparisons txtime4 NEW SIM TRUE design 1'.B4:'FINAL WINNER BURSTY comparisons txtime4 NEW SIM TRUE design 1'.AM4</svg:desc>
                </draw:g>
              </table:table-cell>
              <table:table-cell office:value-type="float" office:value="14.155597302834">
                <text:p>14.155597302834</text:p>
              </table:table-cell>
              <table:table-cell office:value-type="float" office:value="30.3519100476758">
                <text:p>30.3519100476758</text:p>
              </table:table-cell>
              <table:table-cell office:value-type="float" office:value="30.2469344053015">
                <text:p>30.2469344053015</text:p>
              </table:table-cell>
              <table:table-cell office:value-type="float" office:value="78.0651670227667">
                <text:p>78.0651670227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ken</text:p>
                <draw:g>
                  <svg:desc>'FINAL WINNER BURSTY comparisons txtime4 NEW SIM TRUE design 1'.A5:'FINAL WINNER BURSTY comparisons txtime4 NEW SIM TRUE design 1'.A5</svg:desc>
                </draw:g>
              </table:table-cell>
              <table:table-cell office:value-type="float" office:value="177.613">
                <text:p>177.613</text:p>
                <draw:g>
                  <svg:desc>'FINAL WINNER BURSTY comparisons txtime4 NEW SIM TRUE design 1'.B5:'FINAL WINNER BURSTY comparisons txtime4 NEW SIM TRUE design 1'.AM5</svg:desc>
                </draw:g>
              </table:table-cell>
              <table:table-cell office:value-type="float" office:value="168.97">
                <text:p>168.97</text:p>
              </table:table-cell>
              <table:table-cell office:value-type="float" office:value="218">
                <text:p>218</text:p>
              </table:table-cell>
              <table:table-cell office:value-type="float" office:value="285">
                <text:p>285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uzzy-token</text:p>
                <draw:g>
                  <svg:desc>'FINAL WINNER BURSTY comparisons txtime4 NEW SIM TRUE design 1'.A6:'FINAL WINNER BURSTY comparisons txtime4 NEW SIM TRUE design 1'.A6</svg:desc>
                </draw:g>
              </table:table-cell>
              <table:table-cell office:value-type="float" office:value="15.12">
                <text:p>15.12</text:p>
                <draw:g>
                  <svg:desc>'FINAL WINNER BURSTY comparisons txtime4 NEW SIM TRUE design 1'.B6:'FINAL WINNER BURSTY comparisons txtime4 NEW SIM TRUE design 1'.AM6</svg:desc>
                </draw:g>
              </table:table-cell>
              <table:table-cell office:value-type="float" office:value="14.6763">
                <text:p>14.6763</text:p>
              </table:table-cell>
              <table:table-cell office:value-type="float" office:value="30.28">
                <text:p>30.28</text:p>
              </table:table-cell>
              <table:table-cell office:value-type="float" office:value="36">
                <text:p>36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001cm" svg:height="20.96cm" xlink:href=".." xlink:type="simple" chart:class="chart:line" chart:style-name="ch1">
        <chart:legend svg:x="3.875cm" svg:y="1.13cm" style:legend-expansion="custom" chartooo:width="3.986cm" chartooo:height="2.098cm" style:legend-expansion-aspect-ratio="1.89990467111535" chart:style-name="ch2"/>
        <chart:plot-area chart:style-name="ch3" table:cell-range-address="'FINAL WINNER BURSTY comparisons txtime4 NEW SIM TRUE design 1'.A8:'FINAL WINNER BURSTY comparisons txtime4 NEW SIM TRUE design 1'.AT11" chart:data-source-has-labels="both" svg:x="1.832cm" svg:y="0.419cm" svg:width="23.649cm" svg:height="18.84cm">
          <chartooo:coordinate-region svg:x="2.824cm" svg:y="0.614cm" svg:width="22.657cm" svg:height="18.45cm"/>
          <chart:axis chart:dimension="x" chart:name="primary-x" chart:style-name="ch4" chartooo:axis-type="auto">
            <chartooo:date-scale/>
            <chart:title svg:x="7.816cm" svg:y="19.679cm" chart:style-name="ch5">
              <text:p>Load (average injected packets per cycle per node)</text:p>
            </chart:title>
            <chart:categories table:cell-range-address="'FINAL WINNER BURSTY comparisons txtime4 NEW SIM TRUE design 1'.B8:'FINAL WINNER BURSTY comparisons txtime4 NEW SIM TRUE design 1'.AT8"/>
          </chart:axis>
          <chart:axis chart:dimension="y" chart:name="primary-y" chart:style-name="ch6">
            <chart:title svg:x="0.451cm" svg:y="14.814cm" chart:style-name="ch7">
              <text:p>Throughput (% of cycles with medium busy)</text:p>
            </chart:title>
            <chart:grid chart:style-name="ch8" chart:class="major"/>
          </chart:axis>
          <chart:series chart:style-name="ch9" chart:values-cell-range-address="'FINAL WINNER BURSTY comparisons txtime4 NEW SIM TRUE design 1'.B9:'FINAL WINNER BURSTY comparisons txtime4 NEW SIM TRUE design 1'.AT9" chart:label-cell-address="'FINAL WINNER BURSTY comparisons txtime4 NEW SIM TRUE design 1'.A9:'FINAL WINNER BURSTY comparisons txtime4 NEW SIM TRUE design 1'.A9" chart:class="chart:line">
            <chart:data-point chart:repeated="45"/>
          </chart:series>
          <chart:series chart:style-name="ch10" chart:values-cell-range-address="'FINAL WINNER BURSTY comparisons txtime4 NEW SIM TRUE design 1'.B10:'FINAL WINNER BURSTY comparisons txtime4 NEW SIM TRUE design 1'.AT10" chart:label-cell-address="'FINAL WINNER BURSTY comparisons txtime4 NEW SIM TRUE design 1'.A10:'FINAL WINNER BURSTY comparisons txtime4 NEW SIM TRUE design 1'.A10" chart:class="chart:line">
            <chart:data-point chart:repeated="45"/>
          </chart:series>
          <chart:series chart:style-name="ch11" chart:values-cell-range-address="'FINAL WINNER BURSTY comparisons txtime4 NEW SIM TRUE design 1'.B11:'FINAL WINNER BURSTY comparisons txtime4 NEW SIM TRUE design 1'.AT11" chart:label-cell-address="'FINAL WINNER BURSTY comparisons txtime4 NEW SIM TRUE design 1'.A11:'FINAL WINNER BURSTY comparisons txtime4 NEW SIM TRUE design 1'.A11" chart:class="chart:line">
            <chart:data-point chart:repeated="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FINAL WINNER BURSTY comparisons txtime4 NEW SIM TRUE design 1'.B8:'FINAL WINNER BURSTY comparisons txtime4 NEW SIM TRUE design 1'.AT8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BRS</text:p>
                <draw:g>
                  <svg:desc>'FINAL WINNER BURSTY comparisons txtime4 NEW SIM TRUE design 1'.A9:'FINAL WINNER BURSTY comparisons txtime4 NEW SIM TRUE design 1'.A9</svg:desc>
                </draw:g>
              </table:table-cell>
              <table:table-cell office:value-type="float" office:value="0.031">
                <text:p>0.031</text:p>
                <draw:g>
                  <svg:desc>'FINAL WINNER BURSTY comparisons txtime4 NEW SIM TRUE design 1'.B9:'FINAL WINNER BURSTY comparisons txtime4 NEW SIM TRUE design 1'.AT9</svg:desc>
                </draw:g>
              </table:table-cell>
              <table:table-cell office:value-type="float" office:value="0.032">
                <text:p>0.032</text:p>
              </table:table-cell>
              <table:table-cell office:value-type="float" office:value="0.062">
                <text:p>0.062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ken</text:p>
                <draw:g>
                  <svg:desc>'FINAL WINNER BURSTY comparisons txtime4 NEW SIM TRUE design 1'.A10:'FINAL WINNER BURSTY comparisons txtime4 NEW SIM TRUE design 1'.A10</svg:desc>
                </draw:g>
              </table:table-cell>
              <table:table-cell office:value-type="float" office:value="0.031">
                <text:p>0.031</text:p>
                <draw:g>
                  <svg:desc>'FINAL WINNER BURSTY comparisons txtime4 NEW SIM TRUE design 1'.B10:'FINAL WINNER BURSTY comparisons txtime4 NEW SIM TRUE design 1'.AT10</svg:desc>
                </draw:g>
              </table:table-cell>
              <table:table-cell office:value-type="float" office:value="0.032">
                <text:p>0.032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uzzy-token</text:p>
                <draw:g>
                  <svg:desc>'FINAL WINNER BURSTY comparisons txtime4 NEW SIM TRUE design 1'.A11:'FINAL WINNER BURSTY comparisons txtime4 NEW SIM TRUE design 1'.A11</svg:desc>
                </draw:g>
              </table:table-cell>
              <table:table-cell office:value-type="float" office:value="0.031">
                <text:p>0.031</text:p>
                <draw:g>
                  <svg:desc>'FINAL WINNER BURSTY comparisons txtime4 NEW SIM TRUE design 1'.B11:'FINAL WINNER BURSTY comparisons txtime4 NEW SIM TRUE design 1'.AT11</svg:desc>
                </draw:g>
              </table:table-cell>
              <table:table-cell office:value-type="float" office:value="0.032">
                <text:p>0.032</text:p>
              </table:table-cell>
              <table:table-cell office:value-type="float" office:value="0.062">
                <text:p>0.062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5.64cm" svg:height="21.901cm" xlink:href=".." xlink:type="simple" chart:class="chart:line" chart:style-name="ch1">
        <chart:legend chart:legend-position="end" svg:x="23.677cm" svg:y="2.88cm" style:legend-expansion="high" chart:style-name="ch2"/>
        <chart:plot-area chart:style-name="ch3" table:cell-range-address="'comparison many modes and extravaganzas'.A4:'comparison many modes and extravaganzas'.AO28" chart:data-source-has-labels="both" svg:x="0.712cm" svg:y="0.438cm" svg:width="22.253cm" svg:height="21.025cm">
          <chartooo:coordinate-region svg:x="1.675cm" svg:y="0.438cm" svg:width="21.29cm" svg:height="19.48cm"/>
          <chart:axis chart:dimension="x" chart:name="primary-x" chart:style-name="ch4" chartooo:axis-type="auto">
            <chartooo:date-scale/>
            <chart:categories table:cell-range-address="'comparison many modes and extravaganzas'.B4:'comparison many modes and extravaganzas'.AO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arison many modes and extravaganzas'.B5:'comparison many modes and extravaganzas'.AO5" chart:label-cell-address="'comparison many modes and extravaganzas'.A5:'comparison many modes and extravaganzas'.A5" chart:class="chart:line">
            <chart:data-point chart:repeated="40"/>
          </chart:series>
          <chart:series chart:style-name="ch8" chart:values-cell-range-address="'comparison many modes and extravaganzas'.B6:'comparison many modes and extravaganzas'.AO6" chart:label-cell-address="'comparison many modes and extravaganzas'.A6:'comparison many modes and extravaganzas'.A6" chart:class="chart:line">
            <chart:data-point chart:repeated="40"/>
          </chart:series>
          <chart:series chart:style-name="ch9" chart:values-cell-range-address="'comparison many modes and extravaganzas'.B7:'comparison many modes and extravaganzas'.AO7" chart:label-cell-address="'comparison many modes and extravaganzas'.A7:'comparison many modes and extravaganzas'.A7" chart:class="chart:line">
            <chart:data-point chart:repeated="40"/>
          </chart:series>
          <chart:series chart:style-name="ch10" chart:values-cell-range-address="'comparison many modes and extravaganzas'.B8:'comparison many modes and extravaganzas'.AO8" chart:label-cell-address="'comparison many modes and extravaganzas'.A8:'comparison many modes and extravaganzas'.A8" chart:class="chart:line">
            <chart:data-point chart:repeated="40"/>
          </chart:series>
          <chart:series chart:style-name="ch11" chart:values-cell-range-address="'comparison many modes and extravaganzas'.B9:'comparison many modes and extravaganzas'.AO9" chart:label-cell-address="'comparison many modes and extravaganzas'.A9:'comparison many modes and extravaganzas'.A9" chart:class="chart:line">
            <chart:data-point chart:repeated="40"/>
          </chart:series>
          <chart:series chart:style-name="ch12" chart:values-cell-range-address="'comparison many modes and extravaganzas'.B10:'comparison many modes and extravaganzas'.AO10" chart:label-cell-address="'comparison many modes and extravaganzas'.A10:'comparison many modes and extravaganzas'.A10" chart:class="chart:line">
            <chart:data-point chart:repeated="40"/>
          </chart:series>
          <chart:series chart:style-name="ch13" chart:values-cell-range-address="'comparison many modes and extravaganzas'.B11:'comparison many modes and extravaganzas'.AO11" chart:label-cell-address="'comparison many modes and extravaganzas'.A11:'comparison many modes and extravaganzas'.A11" chart:class="chart:line">
            <chart:data-point chart:repeated="40"/>
          </chart:series>
          <chart:series chart:style-name="ch14" chart:values-cell-range-address="'comparison many modes and extravaganzas'.B12:'comparison many modes and extravaganzas'.AO12" chart:label-cell-address="'comparison many modes and extravaganzas'.A12:'comparison many modes and extravaganzas'.A12" chart:class="chart:line">
            <chart:data-point chart:repeated="40"/>
          </chart:series>
          <chart:series chart:style-name="ch15" chart:values-cell-range-address="'comparison many modes and extravaganzas'.B13:'comparison many modes and extravaganzas'.AO13" chart:label-cell-address="'comparison many modes and extravaganzas'.A13:'comparison many modes and extravaganzas'.A13" chart:class="chart:line">
            <chart:data-point chart:repeated="40"/>
          </chart:series>
          <chart:series chart:style-name="ch16" chart:values-cell-range-address="'comparison many modes and extravaganzas'.B14:'comparison many modes and extravaganzas'.AO14" chart:label-cell-address="'comparison many modes and extravaganzas'.A14:'comparison many modes and extravaganzas'.A14" chart:class="chart:line">
            <chart:data-point chart:repeated="40"/>
          </chart:series>
          <chart:series chart:style-name="ch17" chart:values-cell-range-address="'comparison many modes and extravaganzas'.B15:'comparison many modes and extravaganzas'.AO15" chart:label-cell-address="'comparison many modes and extravaganzas'.A15:'comparison many modes and extravaganzas'.A15" chart:class="chart:line">
            <chart:data-point chart:repeated="40"/>
          </chart:series>
          <chart:series chart:style-name="ch18" chart:values-cell-range-address="'comparison many modes and extravaganzas'.B16:'comparison many modes and extravaganzas'.AO16" chart:label-cell-address="'comparison many modes and extravaganzas'.A16:'comparison many modes and extravaganzas'.A16" chart:class="chart:line">
            <chart:data-point chart:repeated="40"/>
          </chart:series>
          <chart:series chart:style-name="ch7" chart:values-cell-range-address="'comparison many modes and extravaganzas'.B17:'comparison many modes and extravaganzas'.AO17" chart:label-cell-address="'comparison many modes and extravaganzas'.A17:'comparison many modes and extravaganzas'.A17" chart:class="chart:line">
            <chart:data-point chart:repeated="40"/>
          </chart:series>
          <chart:series chart:style-name="ch8" chart:values-cell-range-address="'comparison many modes and extravaganzas'.B18:'comparison many modes and extravaganzas'.AO18" chart:label-cell-address="'comparison many modes and extravaganzas'.A18:'comparison many modes and extravaganzas'.A18" chart:class="chart:line">
            <chart:data-point chart:repeated="40"/>
          </chart:series>
          <chart:series chart:style-name="ch9" chart:values-cell-range-address="'comparison many modes and extravaganzas'.B19:'comparison many modes and extravaganzas'.AO19" chart:label-cell-address="'comparison many modes and extravaganzas'.A19:'comparison many modes and extravaganzas'.A19" chart:class="chart:line">
            <chart:data-point chart:repeated="40"/>
          </chart:series>
          <chart:series chart:style-name="ch10" chart:values-cell-range-address="'comparison many modes and extravaganzas'.B20:'comparison many modes and extravaganzas'.AO20" chart:label-cell-address="'comparison many modes and extravaganzas'.A20:'comparison many modes and extravaganzas'.A20" chart:class="chart:line">
            <chart:data-point chart:repeated="40"/>
          </chart:series>
          <chart:series chart:style-name="ch11" chart:values-cell-range-address="'comparison many modes and extravaganzas'.B21:'comparison many modes and extravaganzas'.AO21" chart:label-cell-address="'comparison many modes and extravaganzas'.A21:'comparison many modes and extravaganzas'.A21" chart:class="chart:line">
            <chart:data-point chart:repeated="40"/>
          </chart:series>
          <chart:series chart:style-name="ch12" chart:values-cell-range-address="'comparison many modes and extravaganzas'.B22:'comparison many modes and extravaganzas'.AO22" chart:label-cell-address="'comparison many modes and extravaganzas'.A22:'comparison many modes and extravaganzas'.A22" chart:class="chart:line">
            <chart:data-point chart:repeated="40"/>
          </chart:series>
          <chart:series chart:style-name="ch13" chart:values-cell-range-address="'comparison many modes and extravaganzas'.B23:'comparison many modes and extravaganzas'.AO23" chart:label-cell-address="'comparison many modes and extravaganzas'.A23:'comparison many modes and extravaganzas'.A23" chart:class="chart:line">
            <chart:data-point chart:repeated="40"/>
          </chart:series>
          <chart:series chart:style-name="ch14" chart:values-cell-range-address="'comparison many modes and extravaganzas'.B24:'comparison many modes and extravaganzas'.AO24" chart:label-cell-address="'comparison many modes and extravaganzas'.A24:'comparison many modes and extravaganzas'.A24" chart:class="chart:line">
            <chart:data-point chart:repeated="40"/>
          </chart:series>
          <chart:series chart:style-name="ch15" chart:values-cell-range-address="'comparison many modes and extravaganzas'.B25:'comparison many modes and extravaganzas'.AO25" chart:label-cell-address="'comparison many modes and extravaganzas'.A25:'comparison many modes and extravaganzas'.A25" chart:class="chart:line">
            <chart:data-point chart:repeated="40"/>
          </chart:series>
          <chart:series chart:style-name="ch16" chart:values-cell-range-address="'comparison many modes and extravaganzas'.B26:'comparison many modes and extravaganzas'.AO26" chart:label-cell-address="'comparison many modes and extravaganzas'.A26:'comparison many modes and extravaganzas'.A26" chart:class="chart:line">
            <chart:data-point chart:repeated="40"/>
          </chart:series>
          <chart:series chart:style-name="ch17" chart:values-cell-range-address="'comparison many modes and extravaganzas'.B27:'comparison many modes and extravaganzas'.AO27" chart:label-cell-address="'comparison many modes and extravaganzas'.A27:'comparison many modes and extravaganzas'.A27" chart:class="chart:line">
            <chart:data-point chart:repeated="40"/>
          </chart:series>
          <chart:series chart:style-name="ch18" chart:values-cell-range-address="'comparison many modes and extravaganzas'.B28:'comparison many modes and extravaganzas'.AO28" chart:label-cell-address="'comparison many modes and extravaganzas'.A28:'comparison many modes and extravaganzas'.A28" chart:class="chart:line">
            <chart:data-point chart:repeated="4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comparison many modes and extravaganzas'.B4:'comparison many modes and extravaganzas'.AO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</table:table-row>
          </table:table-header-rows>
          <table:table-rows>
            <table:table-row>
              <table:table-cell office:value-type="string">
                <text:p>brs</text:p>
                <draw:g>
                  <svg:desc>'comparison many modes and extravaganzas'.A5:'comparison many modes and extravaganzas'.A5</svg:desc>
                </draw:g>
              </table:table-cell>
              <table:table-cell office:value-type="float" office:value="5.12443470732">
                <text:p>5.12443470732</text:p>
                <draw:g>
                  <svg:desc>'comparison many modes and extravaganzas'.B5:'comparison many modes and extravaganzas'.AO5</svg:desc>
                </draw:g>
              </table:table-cell>
              <table:table-cell office:value-type="float" office:value="5.27485965637">
                <text:p>5.27485965637</text:p>
              </table:table-cell>
              <table:table-cell office:value-type="float" office:value="5.43538955107">
                <text:p>5.43538955107</text:p>
              </table:table-cell>
              <table:table-cell office:value-type="float" office:value="5.65882879472">
                <text:p>5.65882879472</text:p>
              </table:table-cell>
              <table:table-cell office:value-type="float" office:value="5.83143000731">
                <text:p>5.83143000731</text:p>
              </table:table-cell>
              <table:table-cell office:value-type="float" office:value="6.16641626255">
                <text:p>6.16641626255</text:p>
              </table:table-cell>
              <table:table-cell office:value-type="float" office:value="6.49048289718">
                <text:p>6.49048289718</text:p>
              </table:table-cell>
              <table:table-cell office:value-type="float" office:value="6.97623265126">
                <text:p>6.97623265126</text:p>
              </table:table-cell>
              <table:table-cell office:value-type="float" office:value="7.36032297654">
                <text:p>7.36032297654</text:p>
              </table:table-cell>
              <table:table-cell office:value-type="float" office:value="8.12081088321">
                <text:p>8.12081088321</text:p>
              </table:table-cell>
              <table:table-cell office:value-type="float" office:value="8.85358011408">
                <text:p>8.85358011408</text:p>
              </table:table-cell>
              <table:table-cell office:value-type="float" office:value="10.0508746651">
                <text:p>10.0508746651</text:p>
              </table:table-cell>
              <table:table-cell office:value-type="float" office:value="11.4191301623">
                <text:p>11.4191301623</text:p>
              </table:table-cell>
              <table:table-cell office:value-type="float" office:value="13.3091339189">
                <text:p>13.3091339189</text:p>
              </table:table-cell>
              <table:table-cell office:value-type="float" office:value="16.6694260343">
                <text:p>16.6694260343</text:p>
              </table:table-cell>
              <table:table-cell office:value-type="float" office:value="22.8889889666">
                <text:p>22.8889889666</text:p>
              </table:table-cell>
              <table:table-cell office:value-type="float" office:value="34.9100517519">
                <text:p>34.9100517519</text:p>
              </table:table-cell>
              <table:table-cell office:value-type="float" office:value="77.6630988995">
                <text:p>77.6630988995</text:p>
              </table:table-cell>
              <table:table-cell office:value-type="float" office:value="183.440348899">
                <text:p>183.440348899</text:p>
              </table:table-cell>
              <table:table-cell office:value-type="float" office:value="383.732272352">
                <text:p>383.732272352</text:p>
              </table:table-cell>
              <table:table-cell office:value-type="float" office:value="835.383609433">
                <text:p>835.383609433</text:p>
              </table:table-cell>
              <table:table-cell office:value-type="float" office:value="1075.8693734">
                <text:p>1075.8693734</text:p>
              </table:table-cell>
              <table:table-cell office:value-type="float" office:value="1557.81848867">
                <text:p>1557.81848867</text:p>
              </table:table-cell>
              <table:table-cell office:value-type="float" office:value="2171.01293307">
                <text:p>2171.01293307</text:p>
              </table:table-cell>
              <table:table-cell office:value-type="float" office:value="2798.87724281">
                <text:p>2798.87724281</text:p>
              </table:table-cell>
              <table:table-cell office:value-type="float" office:value="3805.45720072">
                <text:p>3805.45720072</text:p>
              </table:table-cell>
              <table:table-cell office:value-type="float" office:value="3673.76169144">
                <text:p>3673.76169144</text:p>
              </table:table-cell>
              <table:table-cell office:value-type="float" office:value="4807.58295259">
                <text:p>4807.58295259</text:p>
              </table:table-cell>
              <table:table-cell office:value-type="float" office:value="4656.44296825">
                <text:p>4656.44296825</text:p>
              </table:table-cell>
              <table:table-cell office:value-type="float" office:value="5189.75995898">
                <text:p>5189.75995898</text:p>
              </table:table-cell>
              <table:table-cell office:value-type="float" office:value="6047.88116781">
                <text:p>6047.88116781</text:p>
              </table:table-cell>
              <table:table-cell office:value-type="float" office:value="6927.83221464">
                <text:p>6927.83221464</text:p>
              </table:table-cell>
              <table:table-cell office:value-type="float" office:value="7343.81300731">
                <text:p>7343.81300731</text:p>
              </table:table-cell>
              <table:table-cell office:value-type="float" office:value="7544.07769729">
                <text:p>7544.07769729</text:p>
              </table:table-cell>
              <table:table-cell office:value-type="float" office:value="8624.7851641">
                <text:p>8624.7851641</text:p>
              </table:table-cell>
              <table:table-cell office:value-type="float" office:value="8893.75045383">
                <text:p>8893.75045383</text:p>
              </table:table-cell>
              <table:table-cell office:value-type="float" office:value="9349.15550761">
                <text:p>9349.15550761</text:p>
              </table:table-cell>
              <table:table-cell office:value-type="float" office:value="10312.6222566">
                <text:p>10312.6222566</text:p>
              </table:table-cell>
              <table:table-cell office:value-type="float" office:value="10477.3500523">
                <text:p>10477.3500523</text:p>
              </table:table-cell>
              <table:table-cell office:value-type="float" office:value="10555.5081181">
                <text:p>10555.5081181</text:p>
              </table:table-cell>
            </table:table-row>
            <table:table-row>
              <table:table-cell office:value-type="string">
                <text:p>fuzzy_token inc 1 dec half w/ thresholds</text:p>
                <draw:g>
                  <svg:desc>'comparison many modes and extravaganzas'.A6:'comparison many modes and extravaganzas'.A6</svg:desc>
                </draw:g>
              </table:table-cell>
              <table:table-cell office:value-type="float" office:value="6.20965094364">
                <text:p>6.20965094364</text:p>
                <draw:g>
                  <svg:desc>'comparison many modes and extravaganzas'.B6:'comparison many modes and extravaganzas'.AO6</svg:desc>
                </draw:g>
              </table:table-cell>
              <table:table-cell office:value-type="float" office:value="6.51678145197">
                <text:p>6.51678145197</text:p>
              </table:table-cell>
              <table:table-cell office:value-type="float" office:value="6.91367645348">
                <text:p>6.91367645348</text:p>
              </table:table-cell>
              <table:table-cell office:value-type="float" office:value="7.37127577119">
                <text:p>7.37127577119</text:p>
              </table:table-cell>
              <table:table-cell office:value-type="float" office:value="7.97116528698">
                <text:p>7.97116528698</text:p>
              </table:table-cell>
              <table:table-cell office:value-type="float" office:value="8.73943785744">
                <text:p>8.73943785744</text:p>
              </table:table-cell>
              <table:table-cell office:value-type="float" office:value="9.82295922629">
                <text:p>9.82295922629</text:p>
              </table:table-cell>
              <table:table-cell office:value-type="float" office:value="11.6444411302">
                <text:p>11.6444411302</text:p>
              </table:table-cell>
              <table:table-cell office:value-type="float" office:value="13.4969928446">
                <text:p>13.4969928446</text:p>
              </table:table-cell>
              <table:table-cell office:value-type="float" office:value="16.296762258">
                <text:p>16.296762258</text:p>
              </table:table-cell>
              <table:table-cell office:value-type="float" office:value="20.0379971532">
                <text:p>20.0379971532</text:p>
              </table:table-cell>
              <table:table-cell office:value-type="float" office:value="25.4445569501">
                <text:p>25.4445569501</text:p>
              </table:table-cell>
              <table:table-cell office:value-type="float" office:value="33.2790334581">
                <text:p>33.2790334581</text:p>
              </table:table-cell>
              <table:table-cell office:value-type="float" office:value="38.6207643825">
                <text:p>38.6207643825</text:p>
              </table:table-cell>
              <table:table-cell office:value-type="float" office:value="49.3256486241">
                <text:p>49.3256486241</text:p>
              </table:table-cell>
              <table:table-cell office:value-type="float" office:value="57.6100983545">
                <text:p>57.6100983545</text:p>
              </table:table-cell>
              <table:table-cell office:value-type="float" office:value="67.2593403735">
                <text:p>67.2593403735</text:p>
              </table:table-cell>
              <table:table-cell office:value-type="float" office:value="74.0429541235">
                <text:p>74.0429541235</text:p>
              </table:table-cell>
              <table:table-cell office:value-type="float" office:value="82.0575649519">
                <text:p>82.0575649519</text:p>
              </table:table-cell>
              <table:table-cell office:value-type="float" office:value="89.174333087">
                <text:p>89.174333087</text:p>
              </table:table-cell>
              <table:table-cell office:value-type="float" office:value="93.7145203069">
                <text:p>93.7145203069</text:p>
              </table:table-cell>
              <table:table-cell office:value-type="float" office:value="101.670441121">
                <text:p>101.670441121</text:p>
              </table:table-cell>
              <table:table-cell office:value-type="float" office:value="106.259337654">
                <text:p>106.259337654</text:p>
              </table:table-cell>
              <table:table-cell office:value-type="float" office:value="115.644311406">
                <text:p>115.644311406</text:p>
              </table:table-cell>
              <table:table-cell office:value-type="float" office:value="121.218123209">
                <text:p>121.218123209</text:p>
              </table:table-cell>
              <table:table-cell office:value-type="float" office:value="132.111593194">
                <text:p>132.111593194</text:p>
              </table:table-cell>
              <table:table-cell office:value-type="float" office:value="143.212169337">
                <text:p>143.212169337</text:p>
              </table:table-cell>
              <table:table-cell office:value-type="float" office:value="155.569257018">
                <text:p>155.569257018</text:p>
              </table:table-cell>
              <table:table-cell office:value-type="float" office:value="169.569368419">
                <text:p>169.569368419</text:p>
              </table:table-cell>
              <table:table-cell office:value-type="float" office:value="180.999620578">
                <text:p>180.999620578</text:p>
              </table:table-cell>
              <table:table-cell office:value-type="float" office:value="205.197779004">
                <text:p>205.197779004</text:p>
              </table:table-cell>
              <table:table-cell office:value-type="float" office:value="238.44685032">
                <text:p>238.44685032</text:p>
              </table:table-cell>
              <table:table-cell office:value-type="float" office:value="270.228780019">
                <text:p>270.228780019</text:p>
              </table:table-cell>
              <table:table-cell office:value-type="float" office:value="326.733946781">
                <text:p>326.733946781</text:p>
              </table:table-cell>
              <table:table-cell office:value-type="float" office:value="358.235862389">
                <text:p>358.235862389</text:p>
              </table:table-cell>
              <table:table-cell office:value-type="float" office:value="455.998269088">
                <text:p>455.998269088</text:p>
              </table:table-cell>
              <table:table-cell office:value-type="float" office:value="570.56231555">
                <text:p>570.56231555</text:p>
              </table:table-cell>
              <table:table-cell office:value-type="float" office:value="742.537289567">
                <text:p>742.537289567</text:p>
              </table:table-cell>
              <table:table-cell office:value-type="float" office:value="902.175699154">
                <text:p>902.175699154</text:p>
              </table:table-cell>
              <table:table-cell office:value-type="float" office:value="1049.26081491">
                <text:p>1049.26081491</text:p>
              </table:table-cell>
            </table:table-row>
            <table:table-row>
              <table:table-cell office:value-type="string">
                <text:p>token</text:p>
                <draw:g>
                  <svg:desc>'comparison many modes and extravaganzas'.A7:'comparison many modes and extravaganzas'.A7</svg:desc>
                </draw:g>
              </table:table-cell>
              <table:table-cell office:value-type="float" office:value="36.2476425877">
                <text:p>36.2476425877</text:p>
                <draw:g>
                  <svg:desc>'comparison many modes and extravaganzas'.B7:'comparison many modes and extravaganzas'.AO7</svg:desc>
                </draw:g>
              </table:table-cell>
              <table:table-cell office:value-type="float" office:value="37.2454266902">
                <text:p>37.2454266902</text:p>
              </table:table-cell>
              <table:table-cell office:value-type="float" office:value="38.145449336">
                <text:p>38.145449336</text:p>
              </table:table-cell>
              <table:table-cell office:value-type="float" office:value="39.1447470052">
                <text:p>39.1447470052</text:p>
              </table:table-cell>
              <table:table-cell office:value-type="float" office:value="40.5176529108">
                <text:p>40.5176529108</text:p>
              </table:table-cell>
              <table:table-cell office:value-type="float" office:value="41.6468386771">
                <text:p>41.6468386771</text:p>
              </table:table-cell>
              <table:table-cell office:value-type="float" office:value="42.8650433373">
                <text:p>42.8650433373</text:p>
              </table:table-cell>
              <table:table-cell office:value-type="float" office:value="44.219501072">
                <text:p>44.219501072</text:p>
              </table:table-cell>
              <table:table-cell office:value-type="float" office:value="45.4025916531">
                <text:p>45.4025916531</text:p>
              </table:table-cell>
              <table:table-cell office:value-type="float" office:value="47.0242464198">
                <text:p>47.0242464198</text:p>
              </table:table-cell>
              <table:table-cell office:value-type="float" office:value="48.601881235">
                <text:p>48.601881235</text:p>
              </table:table-cell>
              <table:table-cell office:value-type="float" office:value="50.2633449899">
                <text:p>50.2633449899</text:p>
              </table:table-cell>
              <table:table-cell office:value-type="float" office:value="52.0977941211">
                <text:p>52.0977941211</text:p>
              </table:table-cell>
              <table:table-cell office:value-type="float" office:value="54.2905097808">
                <text:p>54.2905097808</text:p>
              </table:table-cell>
              <table:table-cell office:value-type="float" office:value="56.303793648">
                <text:p>56.303793648</text:p>
              </table:table-cell>
              <table:table-cell office:value-type="float" office:value="58.053428123">
                <text:p>58.053428123</text:p>
              </table:table-cell>
              <table:table-cell office:value-type="float" office:value="60.5468131206">
                <text:p>60.5468131206</text:p>
              </table:table-cell>
              <table:table-cell office:value-type="float" office:value="63.6894422794">
                <text:p>63.6894422794</text:p>
              </table:table-cell>
              <table:table-cell office:value-type="float" office:value="66.4274895722">
                <text:p>66.4274895722</text:p>
              </table:table-cell>
              <table:table-cell office:value-type="float" office:value="70.8172174272">
                <text:p>70.8172174272</text:p>
              </table:table-cell>
              <table:table-cell office:value-type="float" office:value="73.4072316481">
                <text:p>73.4072316481</text:p>
              </table:table-cell>
              <table:table-cell office:value-type="float" office:value="79.7966407958">
                <text:p>79.7966407958</text:p>
              </table:table-cell>
              <table:table-cell office:value-type="float" office:value="81.5774853258">
                <text:p>81.5774853258</text:p>
              </table:table-cell>
              <table:table-cell office:value-type="float" office:value="88.2438218678">
                <text:p>88.2438218678</text:p>
              </table:table-cell>
              <table:table-cell office:value-type="float" office:value="94.1506811118">
                <text:p>94.1506811118</text:p>
              </table:table-cell>
              <table:table-cell office:value-type="float" office:value="101.647899421">
                <text:p>101.647899421</text:p>
              </table:table-cell>
              <table:table-cell office:value-type="float" office:value="110.522671648">
                <text:p>110.522671648</text:p>
              </table:table-cell>
              <table:table-cell office:value-type="float" office:value="116.824829726">
                <text:p>116.824829726</text:p>
              </table:table-cell>
              <table:table-cell office:value-type="float" office:value="129.38261412">
                <text:p>129.38261412</text:p>
              </table:table-cell>
              <table:table-cell office:value-type="float" office:value="140.177408232">
                <text:p>140.177408232</text:p>
              </table:table-cell>
              <table:table-cell office:value-type="float" office:value="162.150662043">
                <text:p>162.150662043</text:p>
              </table:table-cell>
              <table:table-cell office:value-type="float" office:value="178.792596004">
                <text:p>178.792596004</text:p>
              </table:table-cell>
              <table:table-cell office:value-type="float" office:value="200.830607687">
                <text:p>200.830607687</text:p>
              </table:table-cell>
              <table:table-cell office:value-type="float" office:value="248.205582111">
                <text:p>248.205582111</text:p>
              </table:table-cell>
              <table:table-cell office:value-type="float" office:value="313.548765841">
                <text:p>313.548765841</text:p>
              </table:table-cell>
              <table:table-cell office:value-type="float" office:value="382.948551204">
                <text:p>382.948551204</text:p>
              </table:table-cell>
              <table:table-cell office:value-type="float" office:value="427.704596198">
                <text:p>427.704596198</text:p>
              </table:table-cell>
              <table:table-cell office:value-type="float" office:value="541.773867501">
                <text:p>541.773867501</text:p>
              </table:table-cell>
              <table:table-cell office:value-type="float" office:value="766.039129484">
                <text:p>766.039129484</text:p>
              </table:table-cell>
              <table:table-cell office:value-type="float" office:value="1055.68154128">
                <text:p>1055.68154128</text:p>
              </table:table-cell>
            </table:table-row>
            <table:table-row>
              <table:table-cell office:value-type="string">
                <text:p>fuzzy_token inc 1 dec half w/ thresholds 0.5 and 0.8</text:p>
                <draw:g>
                  <svg:desc>'comparison many modes and extravaganzas'.A8:'comparison many modes and extravaganzas'.A8</svg:desc>
                </draw:g>
              </table:table-cell>
              <table:table-cell office:value-type="float" office:value="6.27651994534">
                <text:p>6.27651994534</text:p>
                <draw:g>
                  <svg:desc>'comparison many modes and extravaganzas'.B8:'comparison many modes and extravaganzas'.AO8</svg:desc>
                </draw:g>
              </table:table-cell>
              <table:table-cell office:value-type="float" office:value="6.5667051108">
                <text:p>6.5667051108</text:p>
              </table:table-cell>
              <table:table-cell office:value-type="float" office:value="6.96185120486">
                <text:p>6.96185120486</text:p>
              </table:table-cell>
              <table:table-cell office:value-type="float" office:value="7.59796442171">
                <text:p>7.59796442171</text:p>
              </table:table-cell>
              <table:table-cell office:value-type="float" office:value="8.33314605856">
                <text:p>8.33314605856</text:p>
              </table:table-cell>
              <table:table-cell office:value-type="float" office:value="9.34611150406">
                <text:p>9.34611150406</text:p>
              </table:table-cell>
              <table:table-cell office:value-type="float" office:value="10.6630841557">
                <text:p>10.6630841557</text:p>
              </table:table-cell>
              <table:table-cell office:value-type="float" office:value="12.7312917648">
                <text:p>12.7312917648</text:p>
              </table:table-cell>
              <table:table-cell office:value-type="float" office:value="16.2699265342">
                <text:p>16.2699265342</text:p>
              </table:table-cell>
              <table:table-cell office:value-type="float" office:value="20.188285637">
                <text:p>20.188285637</text:p>
              </table:table-cell>
              <table:table-cell office:value-type="float" office:value="25.8971695105">
                <text:p>25.8971695105</text:p>
              </table:table-cell>
              <table:table-cell office:value-type="float" office:value="31.8583297394">
                <text:p>31.8583297394</text:p>
              </table:table-cell>
              <table:table-cell office:value-type="float" office:value="38.8884586736">
                <text:p>38.8884586736</text:p>
              </table:table-cell>
              <table:table-cell office:value-type="float" office:value="45.2946347044">
                <text:p>45.2946347044</text:p>
              </table:table-cell>
              <table:table-cell office:value-type="float" office:value="52.8983048758">
                <text:p>52.8983048758</text:p>
              </table:table-cell>
              <table:table-cell office:value-type="float" office:value="58.7263006096">
                <text:p>58.7263006096</text:p>
              </table:table-cell>
              <table:table-cell office:value-type="float" office:value="63.6721318101">
                <text:p>63.6721318101</text:p>
              </table:table-cell>
              <table:table-cell office:value-type="float" office:value="68.2697000693">
                <text:p>68.2697000693</text:p>
              </table:table-cell>
              <table:table-cell office:value-type="float" office:value="72.0648102386">
                <text:p>72.0648102386</text:p>
              </table:table-cell>
              <table:table-cell office:value-type="float" office:value="77.4984814099">
                <text:p>77.4984814099</text:p>
              </table:table-cell>
              <table:table-cell office:value-type="float" office:value="81.6270580008">
                <text:p>81.6270580008</text:p>
              </table:table-cell>
              <table:table-cell office:value-type="float" office:value="87.6870794441">
                <text:p>87.6870794441</text:p>
              </table:table-cell>
              <table:table-cell office:value-type="float" office:value="92.3894050107">
                <text:p>92.3894050107</text:p>
              </table:table-cell>
              <table:table-cell office:value-type="float" office:value="97.8288390029">
                <text:p>97.8288390029</text:p>
              </table:table-cell>
              <table:table-cell office:value-type="float" office:value="105.264620605">
                <text:p>105.264620605</text:p>
              </table:table-cell>
              <table:table-cell office:value-type="float" office:value="112.004232364">
                <text:p>112.004232364</text:p>
              </table:table-cell>
              <table:table-cell office:value-type="float" office:value="122.768746563">
                <text:p>122.768746563</text:p>
              </table:table-cell>
              <table:table-cell office:value-type="float" office:value="134.939515958">
                <text:p>134.939515958</text:p>
              </table:table-cell>
              <table:table-cell office:value-type="float" office:value="144.012462898">
                <text:p>144.012462898</text:p>
              </table:table-cell>
              <table:table-cell office:value-type="float" office:value="161.442548492">
                <text:p>161.442548492</text:p>
              </table:table-cell>
              <table:table-cell office:value-type="float" office:value="170.422990522">
                <text:p>170.422990522</text:p>
              </table:table-cell>
              <table:table-cell office:value-type="float" office:value="209.637118148">
                <text:p>209.637118148</text:p>
              </table:table-cell>
              <table:table-cell office:value-type="float" office:value="241.23901822">
                <text:p>241.23901822</text:p>
              </table:table-cell>
              <table:table-cell office:value-type="float" office:value="284.764724972">
                <text:p>284.764724972</text:p>
              </table:table-cell>
              <table:table-cell office:value-type="float" office:value="315.334925725">
                <text:p>315.334925725</text:p>
              </table:table-cell>
              <table:table-cell office:value-type="float" office:value="389.973900207">
                <text:p>389.973900207</text:p>
              </table:table-cell>
              <table:table-cell office:value-type="float" office:value="522.657279272">
                <text:p>522.657279272</text:p>
              </table:table-cell>
              <table:table-cell office:value-type="float" office:value="688.110792613">
                <text:p>688.110792613</text:p>
              </table:table-cell>
              <table:table-cell office:value-type="float" office:value="852.982849712">
                <text:p>852.982849712</text:p>
              </table:table-cell>
              <table:table-cell office:value-type="float" office:value="1112.40881905">
                <text:p>1112.40881905</text:p>
              </table:table-cell>
            </table:table-row>
            <table:table-row>
              <table:table-cell office:value-type="string">
                <text:p>fuzzy_token inc 1 dec 2 w/ thresholds 0.5 and 0.8</text:p>
                <draw:g>
                  <svg:desc>'comparison many modes and extravaganzas'.A9:'comparison many modes and extravaganzas'.A9</svg:desc>
                </draw:g>
              </table:table-cell>
              <table:table-cell office:value-type="float" office:value="6.52655640049">
                <text:p>6.52655640049</text:p>
                <draw:g>
                  <svg:desc>'comparison many modes and extravaganzas'.B9:'comparison many modes and extravaganzas'.AO9</svg:desc>
                </draw:g>
              </table:table-cell>
              <table:table-cell office:value-type="float" office:value="7.53093221251">
                <text:p>7.53093221251</text:p>
              </table:table-cell>
              <table:table-cell office:value-type="float" office:value="8.74092102217">
                <text:p>8.74092102217</text:p>
              </table:table-cell>
              <table:table-cell office:value-type="float" office:value="9.99826832572">
                <text:p>9.99826832572</text:p>
              </table:table-cell>
              <table:table-cell office:value-type="float" office:value="12.6635574417">
                <text:p>12.6635574417</text:p>
              </table:table-cell>
              <table:table-cell office:value-type="float" office:value="16.0421262997">
                <text:p>16.0421262997</text:p>
              </table:table-cell>
              <table:table-cell office:value-type="float" office:value="22.6142680553">
                <text:p>22.6142680553</text:p>
              </table:table-cell>
              <table:table-cell office:value-type="float" office:value="31.0432137572">
                <text:p>31.0432137572</text:p>
              </table:table-cell>
              <table:table-cell office:value-type="float" office:value="43.8600619936">
                <text:p>43.8600619936</text:p>
              </table:table-cell>
              <table:table-cell office:value-type="float" office:value="55.6338226009">
                <text:p>55.6338226009</text:p>
              </table:table-cell>
              <table:table-cell office:value-type="float" office:value="68.2967603285">
                <text:p>68.2967603285</text:p>
              </table:table-cell>
              <table:table-cell office:value-type="float" office:value="81.0439713647">
                <text:p>81.0439713647</text:p>
              </table:table-cell>
              <table:table-cell office:value-type="float" office:value="90.3756818522">
                <text:p>90.3756818522</text:p>
              </table:table-cell>
              <table:table-cell office:value-type="float" office:value="98.7422366389">
                <text:p>98.7422366389</text:p>
              </table:table-cell>
              <table:table-cell office:value-type="float" office:value="103.775246193">
                <text:p>103.775246193</text:p>
              </table:table-cell>
              <table:table-cell office:value-type="float" office:value="109.582114708">
                <text:p>109.582114708</text:p>
              </table:table-cell>
              <table:table-cell office:value-type="float" office:value="116.392080973">
                <text:p>116.392080973</text:p>
              </table:table-cell>
              <table:table-cell office:value-type="float" office:value="122.424582478">
                <text:p>122.424582478</text:p>
              </table:table-cell>
              <table:table-cell office:value-type="float" office:value="127.043418495">
                <text:p>127.043418495</text:p>
              </table:table-cell>
              <table:table-cell office:value-type="float" office:value="133.310622723">
                <text:p>133.310622723</text:p>
              </table:table-cell>
              <table:table-cell office:value-type="float" office:value="139.228184421">
                <text:p>139.228184421</text:p>
              </table:table-cell>
              <table:table-cell office:value-type="float" office:value="149.561322726">
                <text:p>149.561322726</text:p>
              </table:table-cell>
              <table:table-cell office:value-type="float" office:value="159.948126468">
                <text:p>159.948126468</text:p>
              </table:table-cell>
              <table:table-cell office:value-type="float" office:value="169.816686459">
                <text:p>169.816686459</text:p>
              </table:table-cell>
              <table:table-cell office:value-type="float" office:value="184.671458739">
                <text:p>184.671458739</text:p>
              </table:table-cell>
              <table:table-cell office:value-type="float" office:value="191.801579129">
                <text:p>191.801579129</text:p>
              </table:table-cell>
              <table:table-cell office:value-type="float" office:value="207.656670675">
                <text:p>207.656670675</text:p>
              </table:table-cell>
              <table:table-cell office:value-type="float" office:value="221.67683524">
                <text:p>221.67683524</text:p>
              </table:table-cell>
              <table:table-cell office:value-type="float" office:value="246.918652605">
                <text:p>246.918652605</text:p>
              </table:table-cell>
              <table:table-cell office:value-type="float" office:value="260.297015502">
                <text:p>260.297015502</text:p>
              </table:table-cell>
              <table:table-cell office:value-type="float" office:value="301.445535226">
                <text:p>301.445535226</text:p>
              </table:table-cell>
              <table:table-cell office:value-type="float" office:value="328.604840713">
                <text:p>328.604840713</text:p>
              </table:table-cell>
              <table:table-cell office:value-type="float" office:value="386.984384644">
                <text:p>386.984384644</text:p>
              </table:table-cell>
              <table:table-cell office:value-type="float" office:value="430.293509547">
                <text:p>430.293509547</text:p>
              </table:table-cell>
              <table:table-cell office:value-type="float" office:value="525.449214693">
                <text:p>525.449214693</text:p>
              </table:table-cell>
              <table:table-cell office:value-type="float" office:value="633.958221758">
                <text:p>633.958221758</text:p>
              </table:table-cell>
              <table:table-cell office:value-type="float" office:value="765.581594551">
                <text:p>765.581594551</text:p>
              </table:table-cell>
              <table:table-cell office:value-type="float" office:value="871.651011417">
                <text:p>871.651011417</text:p>
              </table:table-cell>
              <table:table-cell office:value-type="float" office:value="1088.61305151">
                <text:p>1088.61305151</text:p>
              </table:table-cell>
              <table:table-cell office:value-type="float" office:value="1371.12904189">
                <text:p>1371.12904189</text:p>
              </table:table-cell>
            </table:table-row>
            <table:table-row>
              <table:table-cell office:value-type="string">
                <text:p>fuzzy_token inc double dec half w/ thresholds 0.5 and 0.8</text:p>
                <draw:g>
                  <svg:desc>'comparison many modes and extravaganzas'.A10:'comparison many modes and extravaganzas'.A10</svg:desc>
                </draw:g>
              </table:table-cell>
              <table:table-cell office:value-type="float" office:value="5.68513758796">
                <text:p>5.68513758796</text:p>
                <draw:g>
                  <svg:desc>'comparison many modes and extravaganzas'.B10:'comparison many modes and extravaganzas'.AO10</svg:desc>
                </draw:g>
              </table:table-cell>
              <table:table-cell office:value-type="float" office:value="7.42470557897">
                <text:p>7.42470557897</text:p>
              </table:table-cell>
              <table:table-cell office:value-type="float" office:value="10.754931347">
                <text:p>10.754931347</text:p>
              </table:table-cell>
              <table:table-cell office:value-type="float" office:value="17.846104473">
                <text:p>17.846104473</text:p>
              </table:table-cell>
              <table:table-cell office:value-type="float" office:value="31.4603142198">
                <text:p>31.4603142198</text:p>
              </table:table-cell>
              <table:table-cell office:value-type="float" office:value="52.6365723299">
                <text:p>52.6365723299</text:p>
              </table:table-cell>
              <table:table-cell office:value-type="float" office:value="80.0755725596">
                <text:p>80.0755725596</text:p>
              </table:table-cell>
              <table:table-cell office:value-type="float" office:value="105.010860143">
                <text:p>105.010860143</text:p>
              </table:table-cell>
              <table:table-cell office:value-type="float" office:value="118.65993055">
                <text:p>118.65993055</text:p>
              </table:table-cell>
              <table:table-cell office:value-type="float" office:value="130.038548713">
                <text:p>130.038548713</text:p>
              </table:table-cell>
              <table:table-cell office:value-type="float" office:value="135.021652825">
                <text:p>135.021652825</text:p>
              </table:table-cell>
              <table:table-cell office:value-type="float" office:value="141.581790632">
                <text:p>141.581790632</text:p>
              </table:table-cell>
              <table:table-cell office:value-type="float" office:value="146.754505593">
                <text:p>146.754505593</text:p>
              </table:table-cell>
              <table:table-cell office:value-type="float" office:value="154.54031118">
                <text:p>154.54031118</text:p>
              </table:table-cell>
              <table:table-cell office:value-type="float" office:value="157.702449705">
                <text:p>157.702449705</text:p>
              </table:table-cell>
              <table:table-cell office:value-type="float" office:value="164.416897604">
                <text:p>164.416897604</text:p>
              </table:table-cell>
              <table:table-cell office:value-type="float" office:value="170.792993335">
                <text:p>170.792993335</text:p>
              </table:table-cell>
              <table:table-cell office:value-type="float" office:value="179.296892503">
                <text:p>179.296892503</text:p>
              </table:table-cell>
              <table:table-cell office:value-type="float" office:value="187.974864275">
                <text:p>187.974864275</text:p>
              </table:table-cell>
              <table:table-cell office:value-type="float" office:value="199.353227491">
                <text:p>199.353227491</text:p>
              </table:table-cell>
              <table:table-cell office:value-type="float" office:value="210.008651674">
                <text:p>210.008651674</text:p>
              </table:table-cell>
              <table:table-cell office:value-type="float" office:value="221.86468067">
                <text:p>221.86468067</text:p>
              </table:table-cell>
              <table:table-cell office:value-type="float" office:value="235.331139518">
                <text:p>235.331139518</text:p>
              </table:table-cell>
              <table:table-cell office:value-type="float" office:value="246.237937335">
                <text:p>246.237937335</text:p>
              </table:table-cell>
              <table:table-cell office:value-type="float" office:value="268.678432564">
                <text:p>268.678432564</text:p>
              </table:table-cell>
              <table:table-cell office:value-type="float" office:value="283.85798023">
                <text:p>283.85798023</text:p>
              </table:table-cell>
              <table:table-cell office:value-type="float" office:value="302.104847546">
                <text:p>302.104847546</text:p>
              </table:table-cell>
              <table:table-cell office:value-type="float" office:value="329.135407534">
                <text:p>329.135407534</text:p>
              </table:table-cell>
              <table:table-cell office:value-type="float" office:value="366.41968489">
                <text:p>366.41968489</text:p>
              </table:table-cell>
              <table:table-cell office:value-type="float" office:value="391.552776257">
                <text:p>391.552776257</text:p>
              </table:table-cell>
              <table:table-cell office:value-type="float" office:value="431.638301592">
                <text:p>431.638301592</text:p>
              </table:table-cell>
              <table:table-cell office:value-type="float" office:value="494.771733374">
                <text:p>494.771733374</text:p>
              </table:table-cell>
              <table:table-cell office:value-type="float" office:value="559.619892758">
                <text:p>559.619892758</text:p>
              </table:table-cell>
              <table:table-cell office:value-type="float" office:value="591.805653651">
                <text:p>591.805653651</text:p>
              </table:table-cell>
              <table:table-cell office:value-type="float" office:value="680.577447466">
                <text:p>680.577447466</text:p>
              </table:table-cell>
              <table:table-cell office:value-type="float" office:value="832.122542449">
                <text:p>832.122542449</text:p>
              </table:table-cell>
              <table:table-cell office:value-type="float" office:value="913.976446456">
                <text:p>913.976446456</text:p>
              </table:table-cell>
              <table:table-cell office:value-type="float" office:value="1055.22552593">
                <text:p>1055.22552593</text:p>
              </table:table-cell>
              <table:table-cell office:value-type="float" office:value="1254.3003711">
                <text:p>1254.3003711</text:p>
              </table:table-cell>
              <table:table-cell office:value-type="float" office:value="1464.9441337">
                <text:p>1464.9441337</text:p>
              </table:table-cell>
            </table:table-row>
            <table:table-row>
              <table:table-cell office:value-type="string">
                <text:p>fuzzy_token inc 1 dec half w/ thresholds 0.2 and 0.4</text:p>
                <draw:g>
                  <svg:desc>'comparison many modes and extravaganzas'.A11:'comparison many modes and extravaganzas'.A11</svg:desc>
                </draw:g>
              </table:table-cell>
              <table:table-cell office:value-type="float" office:value="16.6342266041">
                <text:p>16.6342266041</text:p>
                <draw:g>
                  <svg:desc>'comparison many modes and extravaganzas'.B11:'comparison many modes and extravaganzas'.AO11</svg:desc>
                </draw:g>
              </table:table-cell>
              <table:table-cell office:value-type="float" office:value="17.2104833831">
                <text:p>17.2104833831</text:p>
              </table:table-cell>
              <table:table-cell office:value-type="float" office:value="17.8343558148">
                <text:p>17.8343558148</text:p>
              </table:table-cell>
              <table:table-cell office:value-type="float" office:value="18.2916542324">
                <text:p>18.2916542324</text:p>
              </table:table-cell>
              <table:table-cell office:value-type="float" office:value="19.0864525867">
                <text:p>19.0864525867</text:p>
              </table:table-cell>
              <table:table-cell office:value-type="float" office:value="19.7602088366">
                <text:p>19.7602088366</text:p>
              </table:table-cell>
              <table:table-cell office:value-type="float" office:value="20.8137764116">
                <text:p>20.8137764116</text:p>
              </table:table-cell>
              <table:table-cell office:value-type="float" office:value="22.0646836301">
                <text:p>22.0646836301</text:p>
              </table:table-cell>
              <table:table-cell office:value-type="float" office:value="23.0602830929">
                <text:p>23.0602830929</text:p>
              </table:table-cell>
              <table:table-cell office:value-type="float" office:value="24.8820693661">
                <text:p>24.8820693661</text:p>
              </table:table-cell>
              <table:table-cell office:value-type="float" office:value="26.9294892476">
                <text:p>26.9294892476</text:p>
              </table:table-cell>
              <table:table-cell office:value-type="float" office:value="28.9369403958">
                <text:p>28.9369403958</text:p>
              </table:table-cell>
              <table:table-cell office:value-type="float" office:value="32.1023879508">
                <text:p>32.1023879508</text:p>
              </table:table-cell>
              <table:table-cell office:value-type="float" office:value="36.4845755644">
                <text:p>36.4845755644</text:p>
              </table:table-cell>
              <table:table-cell office:value-type="float" office:value="43.4537839861">
                <text:p>43.4537839861</text:p>
              </table:table-cell>
              <table:table-cell office:value-type="float" office:value="47.8884754676">
                <text:p>47.8884754676</text:p>
              </table:table-cell>
              <table:table-cell office:value-type="float" office:value="58.5150393194">
                <text:p>58.5150393194</text:p>
              </table:table-cell>
              <table:table-cell office:value-type="float" office:value="65.274775989">
                <text:p>65.274775989</text:p>
              </table:table-cell>
              <table:table-cell office:value-type="float" office:value="74.8172212768">
                <text:p>74.8172212768</text:p>
              </table:table-cell>
              <table:table-cell office:value-type="float" office:value="83.3304388154">
                <text:p>83.3304388154</text:p>
              </table:table-cell>
              <table:table-cell office:value-type="float" office:value="92.9097234023">
                <text:p>92.9097234023</text:p>
              </table:table-cell>
              <table:table-cell office:value-type="float" office:value="99.0223381698">
                <text:p>99.0223381698</text:p>
              </table:table-cell>
              <table:table-cell office:value-type="float" office:value="105.336991836">
                <text:p>105.336991836</text:p>
              </table:table-cell>
              <table:table-cell office:value-type="float" office:value="114.646197756">
                <text:p>114.646197756</text:p>
              </table:table-cell>
              <table:table-cell office:value-type="float" office:value="121.396050824">
                <text:p>121.396050824</text:p>
              </table:table-cell>
              <table:table-cell office:value-type="float" office:value="133.647995859">
                <text:p>133.647995859</text:p>
              </table:table-cell>
              <table:table-cell office:value-type="float" office:value="142.883140029">
                <text:p>142.883140029</text:p>
              </table:table-cell>
              <table:table-cell office:value-type="float" office:value="156.217806743">
                <text:p>156.217806743</text:p>
              </table:table-cell>
              <table:table-cell office:value-type="float" office:value="168.901665017">
                <text:p>168.901665017</text:p>
              </table:table-cell>
              <table:table-cell office:value-type="float" office:value="188.52020748">
                <text:p>188.52020748</text:p>
              </table:table-cell>
              <table:table-cell office:value-type="float" office:value="205.71728763">
                <text:p>205.71728763</text:p>
              </table:table-cell>
              <table:table-cell office:value-type="float" office:value="236.085760763">
                <text:p>236.085760763</text:p>
              </table:table-cell>
              <table:table-cell office:value-type="float" office:value="269.609746562">
                <text:p>269.609746562</text:p>
              </table:table-cell>
              <table:table-cell office:value-type="float" office:value="313.659084979">
                <text:p>313.659084979</text:p>
              </table:table-cell>
              <table:table-cell office:value-type="float" office:value="384.205210586">
                <text:p>384.205210586</text:p>
              </table:table-cell>
              <table:table-cell office:value-type="float" office:value="461.613336131">
                <text:p>461.613336131</text:p>
              </table:table-cell>
              <table:table-cell office:value-type="float" office:value="560.486698504">
                <text:p>560.486698504</text:p>
              </table:table-cell>
              <table:table-cell office:value-type="float" office:value="731.739763699">
                <text:p>731.739763699</text:p>
              </table:table-cell>
              <table:table-cell office:value-type="float" office:value="907.96029686">
                <text:p>907.96029686</text:p>
              </table:table-cell>
              <table:table-cell office:value-type="float" office:value="1087.08234224">
                <text:p>1087.08234224</text:p>
              </table:table-cell>
            </table:table-row>
            <table:table-row>
              <table:table-cell office:value-type="string">
                <text:p>NEW fuzzy_token inc 1 dec half w/ thresholds 0.2 and 0.8</text:p>
                <draw:g>
                  <svg:desc>'comparison many modes and extravaganzas'.A12:'comparison many modes and extravaganzas'.A12</svg:desc>
                </draw:g>
              </table:table-cell>
              <table:table-cell office:value-type="float" office:value="5.15636127596">
                <text:p>5.15636127596</text:p>
                <draw:g>
                  <svg:desc>'comparison many modes and extravaganzas'.B12:'comparison many modes and extravaganzas'.AO12</svg:desc>
                </draw:g>
              </table:table-cell>
              <table:table-cell office:value-type="float" office:value="5.32562235233">
                <text:p>5.32562235233</text:p>
              </table:table-cell>
              <table:table-cell office:value-type="float" office:value="5.52304481894">
                <text:p>5.52304481894</text:p>
              </table:table-cell>
              <table:table-cell office:value-type="float" office:value="5.9177457693">
                <text:p>5.9177457693</text:p>
              </table:table-cell>
              <table:table-cell office:value-type="float" office:value="6.23659647228">
                <text:p>6.23659647228</text:p>
              </table:table-cell>
              <table:table-cell office:value-type="float" office:value="6.55385331111">
                <text:p>6.55385331111</text:p>
              </table:table-cell>
              <table:table-cell office:value-type="float" office:value="7.10430709032">
                <text:p>7.10430709032</text:p>
              </table:table-cell>
              <table:table-cell office:value-type="float" office:value="7.73249822577">
                <text:p>7.73249822577</text:p>
              </table:table-cell>
              <table:table-cell office:value-type="float" office:value="8.56874393096">
                <text:p>8.56874393096</text:p>
              </table:table-cell>
              <table:table-cell office:value-type="float" office:value="9.4101483476">
                <text:p>9.4101483476</text:p>
              </table:table-cell>
              <table:table-cell office:value-type="float" office:value="10.8392521218">
                <text:p>10.8392521218</text:p>
              </table:table-cell>
              <table:table-cell office:value-type="float" office:value="12.4840536557">
                <text:p>12.4840536557</text:p>
              </table:table-cell>
              <table:table-cell office:value-type="float" office:value="14.1982370947">
                <text:p>14.1982370947</text:p>
              </table:table-cell>
              <table:table-cell office:value-type="float" office:value="16.6704674152">
                <text:p>16.6704674152</text:p>
              </table:table-cell>
              <table:table-cell office:value-type="float" office:value="20.7609459795">
                <text:p>20.7609459795</text:p>
              </table:table-cell>
              <table:table-cell office:value-type="float" office:value="24.720303492">
                <text:p>24.720303492</text:p>
              </table:table-cell>
              <table:table-cell office:value-type="float" office:value="30.0771728376">
                <text:p>30.0771728376</text:p>
              </table:table-cell>
              <table:table-cell office:value-type="float" office:value="37.039264884">
                <text:p>37.039264884</text:p>
              </table:table-cell>
              <table:table-cell office:value-type="float" office:value="49.2082849513">
                <text:p>49.2082849513</text:p>
              </table:table-cell>
              <table:table-cell office:value-type="float" office:value="58.9310163621">
                <text:p>58.9310163621</text:p>
              </table:table-cell>
              <table:table-cell office:value-type="float" office:value="74.8831394848">
                <text:p>74.8831394848</text:p>
              </table:table-cell>
              <table:table-cell office:value-type="float" office:value="86.2015598386">
                <text:p>86.2015598386</text:p>
              </table:table-cell>
              <table:table-cell office:value-type="float" office:value="98.8618660592">
                <text:p>98.8618660592</text:p>
              </table:table-cell>
              <table:table-cell office:value-type="float" office:value="107.049282829">
                <text:p>107.049282829</text:p>
              </table:table-cell>
              <table:table-cell office:value-type="float" office:value="118.406390269">
                <text:p>118.406390269</text:p>
              </table:table-cell>
              <table:table-cell office:value-type="float" office:value="128.884073168">
                <text:p>128.884073168</text:p>
              </table:table-cell>
              <table:table-cell office:value-type="float" office:value="140.763489978">
                <text:p>140.763489978</text:p>
              </table:table-cell>
              <table:table-cell office:value-type="float" office:value="153.997532309">
                <text:p>153.997532309</text:p>
              </table:table-cell>
              <table:table-cell office:value-type="float" office:value="173.208176292">
                <text:p>173.208176292</text:p>
              </table:table-cell>
              <table:table-cell office:value-type="float" office:value="186.155552772">
                <text:p>186.155552772</text:p>
              </table:table-cell>
              <table:table-cell office:value-type="float" office:value="204.847478169">
                <text:p>204.847478169</text:p>
              </table:table-cell>
              <table:table-cell office:value-type="float" office:value="233.010284427">
                <text:p>233.010284427</text:p>
              </table:table-cell>
              <table:table-cell office:value-type="float" office:value="266.644053776">
                <text:p>266.644053776</text:p>
              </table:table-cell>
              <table:table-cell office:value-type="float" office:value="326.315385674">
                <text:p>326.315385674</text:p>
              </table:table-cell>
              <table:table-cell office:value-type="float" office:value="361.032086832">
                <text:p>361.032086832</text:p>
              </table:table-cell>
              <table:table-cell office:value-type="float" office:value="442.536236846">
                <text:p>442.536236846</text:p>
              </table:table-cell>
              <table:table-cell office:value-type="float" office:value="596.272813122">
                <text:p>596.272813122</text:p>
              </table:table-cell>
              <table:table-cell office:value-type="float" office:value="709.89568772">
                <text:p>709.89568772</text:p>
              </table:table-cell>
              <table:table-cell office:value-type="float" office:value="900.634272829">
                <text:p>900.634272829</text:p>
              </table:table-cell>
              <table:table-cell office:value-type="float" office:value="1078.95503284">
                <text:p>1078.95503284</text:p>
              </table:table-cell>
            </table:table-row>
            <table:table-row>
              <table:table-cell office:value-type="string">
                <text:p>NEW fuzzy_token inc 1 dec half w/ thresholds 0.1 and 0.8</text:p>
                <draw:g>
                  <svg:desc>'comparison many modes and extravaganzas'.A13:'comparison many modes and extravaganzas'.A13</svg:desc>
                </draw:g>
              </table:table-cell>
              <table:table-cell office:value-type="float" office:value="5.15406937253">
                <text:p>5.15406937253</text:p>
                <draw:g>
                  <svg:desc>'comparison many modes and extravaganzas'.B13:'comparison many modes and extravaganzas'.AO13</svg:desc>
                </draw:g>
              </table:table-cell>
              <table:table-cell office:value-type="float" office:value="5.32209512224">
                <text:p>5.32209512224</text:p>
              </table:table-cell>
              <table:table-cell office:value-type="float" office:value="5.56699126819">
                <text:p>5.56699126819</text:p>
              </table:table-cell>
              <table:table-cell office:value-type="float" office:value="5.81882902408">
                <text:p>5.81882902408</text:p>
              </table:table-cell>
              <table:table-cell office:value-type="float" office:value="6.24841211273">
                <text:p>6.24841211273</text:p>
              </table:table-cell>
              <table:table-cell office:value-type="float" office:value="6.67474697902">
                <text:p>6.67474697902</text:p>
              </table:table-cell>
              <table:table-cell office:value-type="float" office:value="7.07196135621">
                <text:p>7.07196135621</text:p>
              </table:table-cell>
              <table:table-cell office:value-type="float" office:value="7.6644923261">
                <text:p>7.6644923261</text:p>
              </table:table-cell>
              <table:table-cell office:value-type="float" office:value="8.4151098559">
                <text:p>8.4151098559</text:p>
              </table:table-cell>
              <table:table-cell office:value-type="float" office:value="9.27413888733">
                <text:p>9.27413888733</text:p>
              </table:table-cell>
              <table:table-cell office:value-type="float" office:value="10.5160614641">
                <text:p>10.5160614641</text:p>
              </table:table-cell>
              <table:table-cell office:value-type="float" office:value="11.9579045894">
                <text:p>11.9579045894</text:p>
              </table:table-cell>
              <table:table-cell office:value-type="float" office:value="13.4211806139">
                <text:p>13.4211806139</text:p>
              </table:table-cell>
              <table:table-cell office:value-type="float" office:value="15.886021339">
                <text:p>15.886021339</text:p>
              </table:table-cell>
              <table:table-cell office:value-type="float" office:value="18.5325706044">
                <text:p>18.5325706044</text:p>
              </table:table-cell>
              <table:table-cell office:value-type="float" office:value="22.5183288833">
                <text:p>22.5183288833</text:p>
              </table:table-cell>
              <table:table-cell office:value-type="float" office:value="26.1389360096">
                <text:p>26.1389360096</text:p>
              </table:table-cell>
              <table:table-cell office:value-type="float" office:value="34.1808841241">
                <text:p>34.1808841241</text:p>
              </table:table-cell>
              <table:table-cell office:value-type="float" office:value="40.5041941867">
                <text:p>40.5041941867</text:p>
              </table:table-cell>
              <table:table-cell office:value-type="float" office:value="50.1353219144">
                <text:p>50.1353219144</text:p>
              </table:table-cell>
              <table:table-cell office:value-type="float" office:value="61.4314037119">
                <text:p>61.4314037119</text:p>
              </table:table-cell>
              <table:table-cell office:value-type="float" office:value="75.6206022115">
                <text:p>75.6206022115</text:p>
              </table:table-cell>
              <table:table-cell office:value-type="float" office:value="95.1631170268">
                <text:p>95.1631170268</text:p>
              </table:table-cell>
              <table:table-cell office:value-type="float" office:value="106.249417959">
                <text:p>106.249417959</text:p>
              </table:table-cell>
              <table:table-cell office:value-type="float" office:value="122.018673817">
                <text:p>122.018673817</text:p>
              </table:table-cell>
              <table:table-cell office:value-type="float" office:value="137.339471162">
                <text:p>137.339471162</text:p>
              </table:table-cell>
              <table:table-cell office:value-type="float" office:value="157.955697867">
                <text:p>157.955697867</text:p>
              </table:table-cell>
              <table:table-cell office:value-type="float" office:value="176.82732948">
                <text:p>176.82732948</text:p>
              </table:table-cell>
              <table:table-cell office:value-type="float" office:value="201.556102882">
                <text:p>201.556102882</text:p>
              </table:table-cell>
              <table:table-cell office:value-type="float" office:value="226.129167163">
                <text:p>226.129167163</text:p>
              </table:table-cell>
              <table:table-cell office:value-type="float" office:value="250.09786061">
                <text:p>250.09786061</text:p>
              </table:table-cell>
              <table:table-cell office:value-type="float" office:value="285.969426232">
                <text:p>285.969426232</text:p>
              </table:table-cell>
              <table:table-cell office:value-type="float" office:value="332.91647597">
                <text:p>332.91647597</text:p>
              </table:table-cell>
              <table:table-cell office:value-type="float" office:value="392.380049554">
                <text:p>392.380049554</text:p>
              </table:table-cell>
              <table:table-cell office:value-type="float" office:value="440.596536525">
                <text:p>440.596536525</text:p>
              </table:table-cell>
              <table:table-cell office:value-type="float" office:value="540.648689085">
                <text:p>540.648689085</text:p>
              </table:table-cell>
              <table:table-cell office:value-type="float" office:value="678.935003481">
                <text:p>678.935003481</text:p>
              </table:table-cell>
              <table:table-cell office:value-type="float" office:value="842.958206357">
                <text:p>842.958206357</text:p>
              </table:table-cell>
              <table:table-cell office:value-type="float" office:value="1004.00115122">
                <text:p>1004.00115122</text:p>
              </table:table-cell>
              <table:table-cell office:value-type="float" office:value="1193.17994473">
                <text:p>1193.17994473</text:p>
              </table:table-cell>
            </table:table-row>
            <table:table-row>
              <table:table-cell office:value-type="string">
                <text:p>NEW fuzzy_token inc 1 dec half w/ thresholds 0.5 and 0.8</text:p>
                <draw:g>
                  <svg:desc>'comparison many modes and extravaganzas'.A14:'comparison many modes and extravaganzas'.A14</svg:desc>
                </draw:g>
              </table:table-cell>
              <table:table-cell office:value-type="float" office:value="5.18050135081">
                <text:p>5.18050135081</text:p>
                <draw:g>
                  <svg:desc>'comparison many modes and extravaganzas'.B14:'comparison many modes and extravaganzas'.AO14</svg:desc>
                </draw:g>
              </table:table-cell>
              <table:table-cell office:value-type="float" office:value="5.36826539239">
                <text:p>5.36826539239</text:p>
              </table:table-cell>
              <table:table-cell office:value-type="float" office:value="5.65677319639">
                <text:p>5.65677319639</text:p>
              </table:table-cell>
              <table:table-cell office:value-type="float" office:value="6.012705906">
                <text:p>6.012705906</text:p>
              </table:table-cell>
              <table:table-cell office:value-type="float" office:value="6.58178500427">
                <text:p>6.58178500427</text:p>
              </table:table-cell>
              <table:table-cell office:value-type="float" office:value="7.26489963613">
                <text:p>7.26489963613</text:p>
              </table:table-cell>
              <table:table-cell office:value-type="float" office:value="8.19159271673">
                <text:p>8.19159271673</text:p>
              </table:table-cell>
              <table:table-cell office:value-type="float" office:value="9.49710946509">
                <text:p>9.49710946509</text:p>
              </table:table-cell>
              <table:table-cell office:value-type="float" office:value="11.6813328803">
                <text:p>11.6813328803</text:p>
              </table:table-cell>
              <table:table-cell office:value-type="float" office:value="14.0315244573">
                <text:p>14.0315244573</text:p>
              </table:table-cell>
              <table:table-cell office:value-type="float" office:value="17.8088091918">
                <text:p>17.8088091918</text:p>
              </table:table-cell>
              <table:table-cell office:value-type="float" office:value="23.6360620982">
                <text:p>23.6360620982</text:p>
              </table:table-cell>
              <table:table-cell office:value-type="float" office:value="29.5594210699">
                <text:p>29.5594210699</text:p>
              </table:table-cell>
              <table:table-cell office:value-type="float" office:value="39.1468295413">
                <text:p>39.1468295413</text:p>
              </table:table-cell>
              <table:table-cell office:value-type="float" office:value="47.0767855298">
                <text:p>47.0767855298</text:p>
              </table:table-cell>
              <table:table-cell office:value-type="float" office:value="52.8757804283">
                <text:p>52.8757804283</text:p>
              </table:table-cell>
              <table:table-cell office:value-type="float" office:value="61.2298000583">
                <text:p>61.2298000583</text:p>
              </table:table-cell>
              <table:table-cell office:value-type="float" office:value="66.7183856789">
                <text:p>66.7183856789</text:p>
              </table:table-cell>
              <table:table-cell office:value-type="float" office:value="71.7737719954">
                <text:p>71.7737719954</text:p>
              </table:table-cell>
              <table:table-cell office:value-type="float" office:value="77.4457894097">
                <text:p>77.4457894097</text:p>
              </table:table-cell>
              <table:table-cell office:value-type="float" office:value="81.1446425475">
                <text:p>81.1446425475</text:p>
              </table:table-cell>
              <table:table-cell office:value-type="float" office:value="86.1382791416">
                <text:p>86.1382791416</text:p>
              </table:table-cell>
              <table:table-cell office:value-type="float" office:value="91.7028813832">
                <text:p>91.7028813832</text:p>
              </table:table-cell>
              <table:table-cell office:value-type="float" office:value="98.3079773933">
                <text:p>98.3079773933</text:p>
              </table:table-cell>
              <table:table-cell office:value-type="float" office:value="108.093674944">
                <text:p>108.093674944</text:p>
              </table:table-cell>
              <table:table-cell office:value-type="float" office:value="111.190406199">
                <text:p>111.190406199</text:p>
              </table:table-cell>
              <table:table-cell office:value-type="float" office:value="120.853799107">
                <text:p>120.853799107</text:p>
              </table:table-cell>
              <table:table-cell office:value-type="float" office:value="129.787667207">
                <text:p>129.787667207</text:p>
              </table:table-cell>
              <table:table-cell office:value-type="float" office:value="142.500746919">
                <text:p>142.500746919</text:p>
              </table:table-cell>
              <table:table-cell office:value-type="float" office:value="154.818468266">
                <text:p>154.818468266</text:p>
              </table:table-cell>
              <table:table-cell office:value-type="float" office:value="174.712976378">
                <text:p>174.712976378</text:p>
              </table:table-cell>
              <table:table-cell office:value-type="float" office:value="204.127923756">
                <text:p>204.127923756</text:p>
              </table:table-cell>
              <table:table-cell office:value-type="float" office:value="235.718902722">
                <text:p>235.718902722</text:p>
              </table:table-cell>
              <table:table-cell office:value-type="float" office:value="276.709094769">
                <text:p>276.709094769</text:p>
              </table:table-cell>
              <table:table-cell office:value-type="float" office:value="322.51171589">
                <text:p>322.51171589</text:p>
              </table:table-cell>
              <table:table-cell office:value-type="float" office:value="393.757726717">
                <text:p>393.757726717</text:p>
              </table:table-cell>
              <table:table-cell office:value-type="float" office:value="590.038084408">
                <text:p>590.038084408</text:p>
              </table:table-cell>
              <table:table-cell office:value-type="float" office:value="703.219536087">
                <text:p>703.219536087</text:p>
              </table:table-cell>
              <table:table-cell office:value-type="float" office:value="823.895384208">
                <text:p>823.895384208</text:p>
              </table:table-cell>
              <table:table-cell office:value-type="float" office:value="1101.29159169">
                <text:p>1101.29159169</text:p>
              </table:table-cell>
            </table:table-row>
            <table:table-row>
              <table:table-cell office:value-type="string">
                <text:p>NEW fuzzy_token inc 1 dec half w/ thresholds 0.3 and 0.8</text:p>
                <draw:g>
                  <svg:desc>'comparison many modes and extravaganzas'.A15:'comparison many modes and extravaganzas'.A15</svg:desc>
                </draw:g>
              </table:table-cell>
              <table:table-cell office:value-type="float" office:value="5.15586575951">
                <text:p>5.15586575951</text:p>
                <draw:g>
                  <svg:desc>'comparison many modes and extravaganzas'.B15:'comparison many modes and extravaganzas'.AO15</svg:desc>
                </draw:g>
              </table:table-cell>
              <table:table-cell office:value-type="float" office:value="5.36718372809">
                <text:p>5.36718372809</text:p>
              </table:table-cell>
              <table:table-cell office:value-type="float" office:value="5.56440175022">
                <text:p>5.56440175022</text:p>
              </table:table-cell>
              <table:table-cell office:value-type="float" office:value="5.87729112404">
                <text:p>5.87729112404</text:p>
              </table:table-cell>
              <table:table-cell office:value-type="float" office:value="6.21889890176">
                <text:p>6.21889890176</text:p>
              </table:table-cell>
              <table:table-cell office:value-type="float" office:value="6.67969054932">
                <text:p>6.67969054932</text:p>
              </table:table-cell>
              <table:table-cell office:value-type="float" office:value="7.29182096869">
                <text:p>7.29182096869</text:p>
              </table:table-cell>
              <table:table-cell office:value-type="float" office:value="8.1548271836">
                <text:p>8.1548271836</text:p>
              </table:table-cell>
              <table:table-cell office:value-type="float" office:value="8.92394563054">
                <text:p>8.92394563054</text:p>
              </table:table-cell>
              <table:table-cell office:value-type="float" office:value="10.0842145345">
                <text:p>10.0842145345</text:p>
              </table:table-cell>
              <table:table-cell office:value-type="float" office:value="12.6083006428">
                <text:p>12.6083006428</text:p>
              </table:table-cell>
              <table:table-cell office:value-type="float" office:value="13.7634181529">
                <text:p>13.7634181529</text:p>
              </table:table-cell>
              <table:table-cell office:value-type="float" office:value="17.3026582653">
                <text:p>17.3026582653</text:p>
              </table:table-cell>
              <table:table-cell office:value-type="float" office:value="20.6719227431">
                <text:p>20.6719227431</text:p>
              </table:table-cell>
              <table:table-cell office:value-type="float" office:value="26.4908651498">
                <text:p>26.4908651498</text:p>
              </table:table-cell>
              <table:table-cell office:value-type="float" office:value="32.905131395">
                <text:p>32.905131395</text:p>
              </table:table-cell>
              <table:table-cell office:value-type="float" office:value="42.0764548184">
                <text:p>42.0764548184</text:p>
              </table:table-cell>
              <table:table-cell office:value-type="float" office:value="53.3974778796">
                <text:p>53.3974778796</text:p>
              </table:table-cell>
              <table:table-cell office:value-type="float" office:value="60.7703906652">
                <text:p>60.7703906652</text:p>
              </table:table-cell>
              <table:table-cell office:value-type="float" office:value="73.2521672962">
                <text:p>73.2521672962</text:p>
              </table:table-cell>
              <table:table-cell office:value-type="float" office:value="79.8310088622">
                <text:p>79.8310088622</text:p>
              </table:table-cell>
              <table:table-cell office:value-type="float" office:value="86.2908906053">
                <text:p>86.2908906053</text:p>
              </table:table-cell>
              <table:table-cell office:value-type="float" office:value="95.2299577728">
                <text:p>95.2299577728</text:p>
              </table:table-cell>
              <table:table-cell office:value-type="float" office:value="102.131990455">
                <text:p>102.131990455</text:p>
              </table:table-cell>
              <table:table-cell office:value-type="float" office:value="109.543298584">
                <text:p>109.543298584</text:p>
              </table:table-cell>
              <table:table-cell office:value-type="float" office:value="120.321144283">
                <text:p>120.321144283</text:p>
              </table:table-cell>
              <table:table-cell office:value-type="float" office:value="128.034570429">
                <text:p>128.034570429</text:p>
              </table:table-cell>
              <table:table-cell office:value-type="float" office:value="138.669067276">
                <text:p>138.669067276</text:p>
              </table:table-cell>
              <table:table-cell office:value-type="float" office:value="157.312601216">
                <text:p>157.312601216</text:p>
              </table:table-cell>
              <table:table-cell office:value-type="float" office:value="165.895353152">
                <text:p>165.895353152</text:p>
              </table:table-cell>
              <table:table-cell office:value-type="float" office:value="190.438544177">
                <text:p>190.438544177</text:p>
              </table:table-cell>
              <table:table-cell office:value-type="float" office:value="212.919960139">
                <text:p>212.919960139</text:p>
              </table:table-cell>
              <table:table-cell office:value-type="float" office:value="238.573448525">
                <text:p>238.573448525</text:p>
              </table:table-cell>
              <table:table-cell office:value-type="float" office:value="300.669431419">
                <text:p>300.669431419</text:p>
              </table:table-cell>
              <table:table-cell office:value-type="float" office:value="350.110939984">
                <text:p>350.110939984</text:p>
              </table:table-cell>
              <table:table-cell office:value-type="float" office:value="426.82632469">
                <text:p>426.82632469</text:p>
              </table:table-cell>
              <table:table-cell office:value-type="float" office:value="508.990369121">
                <text:p>508.990369121</text:p>
              </table:table-cell>
              <table:table-cell office:value-type="float" office:value="683.950268761">
                <text:p>683.950268761</text:p>
              </table:table-cell>
              <table:table-cell office:value-type="float" office:value="830.817978696">
                <text:p>830.817978696</text:p>
              </table:table-cell>
              <table:table-cell office:value-type="float" office:value="1039.91243762">
                <text:p>1039.91243762</text:p>
              </table:table-cell>
            </table:table-row>
            <table:table-row>
              <table:table-cell office:value-type="string">
                <text:p>NEW fuzzy_token inc 1 dec half w/ thresholds 0.2 and 0.8 cheat weights</text:p>
                <draw:g>
                  <svg:desc>'comparison many modes and extravaganzas'.A16:'comparison many modes and extravaganzas'.A16</svg:desc>
                </draw:g>
              </table:table-cell>
              <table:table-cell office:value-type="float" office:value="5.10219431308">
                <text:p>5.10219431308</text:p>
                <draw:g>
                  <svg:desc>'comparison many modes and extravaganzas'.B16:'comparison many modes and extravaganzas'.AO16</svg:desc>
                </draw:g>
              </table:table-cell>
              <table:table-cell office:value-type="float" office:value="5.222734363">
                <text:p>5.222734363</text:p>
              </table:table-cell>
              <table:table-cell office:value-type="float" office:value="5.34006753371">
                <text:p>5.34006753371</text:p>
              </table:table-cell>
              <table:table-cell office:value-type="float" office:value="5.53774311793">
                <text:p>5.53774311793</text:p>
              </table:table-cell>
              <table:table-cell office:value-type="float" office:value="5.70099585536">
                <text:p>5.70099585536</text:p>
              </table:table-cell>
              <table:table-cell office:value-type="float" office:value="5.90989724774">
                <text:p>5.90989724774</text:p>
              </table:table-cell>
              <table:table-cell office:value-type="float" office:value="6.1566868895">
                <text:p>6.1566868895</text:p>
              </table:table-cell>
              <table:table-cell office:value-type="float" office:value="6.44346594946">
                <text:p>6.44346594946</text:p>
              </table:table-cell>
              <table:table-cell office:value-type="float" office:value="6.8268801019">
                <text:p>6.8268801019</text:p>
              </table:table-cell>
              <table:table-cell office:value-type="float" office:value="7.23282667623">
                <text:p>7.23282667623</text:p>
              </table:table-cell>
              <table:table-cell office:value-type="float" office:value="7.69071694058">
                <text:p>7.69071694058</text:p>
              </table:table-cell>
              <table:table-cell office:value-type="float" office:value="8.36264245001">
                <text:p>8.36264245001</text:p>
              </table:table-cell>
              <table:table-cell office:value-type="float" office:value="9.22563345224">
                <text:p>9.22563345224</text:p>
              </table:table-cell>
              <table:table-cell office:value-type="float" office:value="10.1164740504">
                <text:p>10.1164740504</text:p>
              </table:table-cell>
              <table:table-cell office:value-type="float" office:value="11.261501802">
                <text:p>11.261501802</text:p>
              </table:table-cell>
              <table:table-cell office:value-type="float" office:value="13.1189356779">
                <text:p>13.1189356779</text:p>
              </table:table-cell>
              <table:table-cell office:value-type="float" office:value="15.1140529367">
                <text:p>15.1140529367</text:p>
              </table:table-cell>
              <table:table-cell office:value-type="float" office:value="17.462606237">
                <text:p>17.462606237</text:p>
              </table:table-cell>
              <table:table-cell office:value-type="float" office:value="20.8715609592">
                <text:p>20.8715609592</text:p>
              </table:table-cell>
              <table:table-cell office:value-type="float" office:value="25.6400577276">
                <text:p>25.6400577276</text:p>
              </table:table-cell>
              <table:table-cell office:value-type="float" office:value="33.7506837719">
                <text:p>33.7506837719</text:p>
              </table:table-cell>
              <table:table-cell office:value-type="float" office:value="45.9744254471">
                <text:p>45.9744254471</text:p>
              </table:table-cell>
              <table:table-cell office:value-type="float" office:value="58.9242097137">
                <text:p>58.9242097137</text:p>
              </table:table-cell>
              <table:table-cell office:value-type="float" office:value="86.2267401573">
                <text:p>86.2267401573</text:p>
              </table:table-cell>
              <table:table-cell office:value-type="float" office:value="122.733154834">
                <text:p>122.733154834</text:p>
              </table:table-cell>
              <table:table-cell office:value-type="float" office:value="153.34648185">
                <text:p>153.34648185</text:p>
              </table:table-cell>
              <table:table-cell office:value-type="float" office:value="162.451113813">
                <text:p>162.451113813</text:p>
              </table:table-cell>
              <table:table-cell office:value-type="float" office:value="190.116361462">
                <text:p>190.116361462</text:p>
              </table:table-cell>
              <table:table-cell office:value-type="float" office:value="205.201030111">
                <text:p>205.201030111</text:p>
              </table:table-cell>
              <table:table-cell office:value-type="float" office:value="241.599494423">
                <text:p>241.599494423</text:p>
              </table:table-cell>
              <table:table-cell office:value-type="float" office:value="263.875602276">
                <text:p>263.875602276</text:p>
              </table:table-cell>
              <table:table-cell office:value-type="float" office:value="306.570125987">
                <text:p>306.570125987</text:p>
              </table:table-cell>
              <table:table-cell office:value-type="float" office:value="353.970296361">
                <text:p>353.970296361</text:p>
              </table:table-cell>
              <table:table-cell office:value-type="float" office:value="414.082863226">
                <text:p>414.082863226</text:p>
              </table:table-cell>
              <table:table-cell office:value-type="float" office:value="474.511229576">
                <text:p>474.511229576</text:p>
              </table:table-cell>
              <table:table-cell office:value-type="float" office:value="560.061959155">
                <text:p>560.061959155</text:p>
              </table:table-cell>
              <table:table-cell office:value-type="float" office:value="701.297294559">
                <text:p>701.297294559</text:p>
              </table:table-cell>
              <table:table-cell office:value-type="float" office:value="843.322719758">
                <text:p>843.322719758</text:p>
              </table:table-cell>
              <table:table-cell office:value-type="float" office:value="1058.68776657">
                <text:p>1058.68776657</text:p>
              </table:table-cell>
              <table:table-cell office:value-type="float" office:value="1261.93812938">
                <text:p>1261.93812938</text:p>
              </table:table-cell>
            </table:table-row>
            <table:table-row>
              <table:table-cell office:value-type="string">
                <text:p>NEW fuzzy_token inc 1 dec half w/ thresholds 0.2 and 0.8 weights</text:p>
                <draw:g>
                  <svg:desc>'comparison many modes and extravaganzas'.A17:'comparison many modes and extravaganzas'.A17</svg:desc>
                </draw:g>
              </table:table-cell>
              <table:table-cell office:value-type="float" office:value="70.7212692519">
                <text:p>70.7212692519</text:p>
                <draw:g>
                  <svg:desc>'comparison many modes and extravaganzas'.B17:'comparison many modes and extravaganzas'.AO17</svg:desc>
                </draw:g>
              </table:table-cell>
              <table:table-cell office:value-type="float" office:value="73.4159786726">
                <text:p>73.4159786726</text:p>
              </table:table-cell>
              <table:table-cell office:value-type="float" office:value="78.5468012014">
                <text:p>78.5468012014</text:p>
              </table:table-cell>
              <table:table-cell office:value-type="float" office:value="85.6641553873">
                <text:p>85.6641553873</text:p>
              </table:table-cell>
              <table:table-cell office:value-type="float" office:value="103.078690834">
                <text:p>103.078690834</text:p>
              </table:table-cell>
              <table:table-cell office:value-type="float" office:value="130.612978492">
                <text:p>130.612978492</text:p>
              </table:table-cell>
              <table:table-cell office:value-type="float" office:value="174.423838857">
                <text:p>174.423838857</text:p>
              </table:table-cell>
              <table:table-cell office:value-type="float" office:value="200.340488984">
                <text:p>200.340488984</text:p>
              </table:table-cell>
              <table:table-cell office:value-type="float" office:value="220.473774262">
                <text:p>220.473774262</text:p>
              </table:table-cell>
              <table:table-cell office:value-type="float" office:value="235.83276752">
                <text:p>235.83276752</text:p>
              </table:table-cell>
              <table:table-cell office:value-type="float" office:value="238.496374544">
                <text:p>238.496374544</text:p>
              </table:table-cell>
              <table:table-cell office:value-type="float" office:value="242.563382121">
                <text:p>242.563382121</text:p>
              </table:table-cell>
              <table:table-cell office:value-type="float" office:value="245.189593657">
                <text:p>245.189593657</text:p>
              </table:table-cell>
              <table:table-cell office:value-type="float" office:value="251.884944596">
                <text:p>251.884944596</text:p>
              </table:table-cell>
              <table:table-cell office:value-type="float" office:value="257.337997639">
                <text:p>257.337997639</text:p>
              </table:table-cell>
              <table:table-cell office:value-type="float" office:value="254.008291906">
                <text:p>254.008291906</text:p>
              </table:table-cell>
              <table:table-cell office:value-type="float" office:value="258.721184302">
                <text:p>258.721184302</text:p>
              </table:table-cell>
              <table:table-cell office:value-type="float" office:value="259.584782606">
                <text:p>259.584782606</text:p>
              </table:table-cell>
              <table:table-cell office:value-type="float" office:value="267.944286836">
                <text:p>267.944286836</text:p>
              </table:table-cell>
              <table:table-cell office:value-type="float" office:value="263.824955463">
                <text:p>263.824955463</text:p>
              </table:table-cell>
              <table:table-cell office:value-type="float" office:value="274.022050613">
                <text:p>274.022050613</text:p>
              </table:table-cell>
              <table:table-cell office:value-type="float" office:value="277.671814883">
                <text:p>277.671814883</text:p>
              </table:table-cell>
              <table:table-cell office:value-type="float" office:value="278.388147189">
                <text:p>278.388147189</text:p>
              </table:table-cell>
              <table:table-cell office:value-type="float" office:value="280.024957276">
                <text:p>280.024957276</text:p>
              </table:table-cell>
              <table:table-cell office:value-type="float" office:value="296.610304663">
                <text:p>296.610304663</text:p>
              </table:table-cell>
              <table:table-cell office:value-type="float" office:value="295.460212796">
                <text:p>295.460212796</text:p>
              </table:table-cell>
              <table:table-cell office:value-type="float" office:value="306.330092655">
                <text:p>306.330092655</text:p>
              </table:table-cell>
              <table:table-cell office:value-type="float" office:value="322.291542775">
                <text:p>322.291542775</text:p>
              </table:table-cell>
              <table:table-cell office:value-type="float" office:value="346.244585497">
                <text:p>346.244585497</text:p>
              </table:table-cell>
              <table:table-cell office:value-type="float" office:value="355.58978512">
                <text:p>355.58978512</text:p>
              </table:table-cell>
              <table:table-cell office:value-type="float" office:value="375.07494002">
                <text:p>375.07494002</text:p>
              </table:table-cell>
              <table:table-cell office:value-type="float" office:value="422.157021597">
                <text:p>422.157021597</text:p>
              </table:table-cell>
              <table:table-cell office:value-type="float" office:value="447.257830943">
                <text:p>447.257830943</text:p>
              </table:table-cell>
              <table:table-cell office:value-type="float" office:value="490.173313588">
                <text:p>490.173313588</text:p>
              </table:table-cell>
              <table:table-cell office:value-type="float" office:value="559.051484894">
                <text:p>559.051484894</text:p>
              </table:table-cell>
              <table:table-cell office:value-type="float" office:value="682.489609948">
                <text:p>682.489609948</text:p>
              </table:table-cell>
              <table:table-cell office:value-type="float" office:value="750.090548439">
                <text:p>750.090548439</text:p>
              </table:table-cell>
              <table:table-cell office:value-type="float" office:value="906.786607065">
                <text:p>906.786607065</text:p>
              </table:table-cell>
              <table:table-cell office:value-type="float" office:value="1026.82635307">
                <text:p>1026.82635307</text:p>
              </table:table-cell>
              <table:table-cell office:value-type="float" office:value="1278.44067148">
                <text:p>1278.44067148</text:p>
              </table:table-cell>
            </table:table-row>
            <table:table-row>
              <table:table-cell office:value-type="string">
                <text:p>NEW fuzzy_token inc 1 dec 1 w/ thresholds 0.2 and 0.8 weights</text:p>
                <draw:g>
                  <svg:desc>'comparison many modes and extravaganzas'.A18:'comparison many modes and extravaganzas'.A18</svg:desc>
                </draw:g>
              </table:table-cell>
              <table:table-cell office:value-type="float" office:value="69.9080307232">
                <text:p>69.9080307232</text:p>
                <draw:g>
                  <svg:desc>'comparison many modes and extravaganzas'.B18:'comparison many modes and extravaganzas'.AO18</svg:desc>
                </draw:g>
              </table:table-cell>
              <table:table-cell office:value-type="float" office:value="73.3585197279">
                <text:p>73.3585197279</text:p>
              </table:table-cell>
              <table:table-cell office:value-type="float" office:value="75.8999769972">
                <text:p>75.8999769972</text:p>
              </table:table-cell>
              <table:table-cell office:value-type="float" office:value="79.3969128536">
                <text:p>79.3969128536</text:p>
              </table:table-cell>
              <table:table-cell office:value-type="float" office:value="83.1926594795">
                <text:p>83.1926594795</text:p>
              </table:table-cell>
              <table:table-cell office:value-type="float" office:value="87.9736972047">
                <text:p>87.9736972047</text:p>
              </table:table-cell>
              <table:table-cell office:value-type="float" office:value="93.2131606305">
                <text:p>93.2131606305</text:p>
              </table:table-cell>
              <table:table-cell office:value-type="float" office:value="102.252547784">
                <text:p>102.252547784</text:p>
              </table:table-cell>
              <table:table-cell office:value-type="float" office:value="111.025445357">
                <text:p>111.025445357</text:p>
              </table:table-cell>
              <table:table-cell office:value-type="float" office:value="117.774309474">
                <text:p>117.774309474</text:p>
              </table:table-cell>
              <table:table-cell office:value-type="float" office:value="126.132365589">
                <text:p>126.132365589</text:p>
              </table:table-cell>
              <table:table-cell office:value-type="float" office:value="132.396566579">
                <text:p>132.396566579</text:p>
              </table:table-cell>
              <table:table-cell office:value-type="float" office:value="141.136703036">
                <text:p>141.136703036</text:p>
              </table:table-cell>
              <table:table-cell office:value-type="float" office:value="152.020007913">
                <text:p>152.020007913</text:p>
              </table:table-cell>
              <table:table-cell office:value-type="float" office:value="163.844770889">
                <text:p>163.844770889</text:p>
              </table:table-cell>
              <table:table-cell office:value-type="float" office:value="179.363752621">
                <text:p>179.363752621</text:p>
              </table:table-cell>
              <table:table-cell office:value-type="float" office:value="198.45188939">
                <text:p>198.45188939</text:p>
              </table:table-cell>
              <table:table-cell office:value-type="float" office:value="226.864891635">
                <text:p>226.864891635</text:p>
              </table:table-cell>
              <table:table-cell office:value-type="float" office:value="248.035439586">
                <text:p>248.035439586</text:p>
              </table:table-cell>
              <table:table-cell office:value-type="float" office:value="282.117907221">
                <text:p>282.117907221</text:p>
              </table:table-cell>
              <table:table-cell office:value-type="float" office:value="324.811674207">
                <text:p>324.811674207</text:p>
              </table:table-cell>
              <table:table-cell office:value-type="float" office:value="378.348153562">
                <text:p>378.348153562</text:p>
              </table:table-cell>
              <table:table-cell office:value-type="float" office:value="422.314473172">
                <text:p>422.314473172</text:p>
              </table:table-cell>
              <table:table-cell office:value-type="float" office:value="481.88843309">
                <text:p>481.88843309</text:p>
              </table:table-cell>
              <table:table-cell office:value-type="float" office:value="554.955015277">
                <text:p>554.955015277</text:p>
              </table:table-cell>
              <table:table-cell office:value-type="float" office:value="585.230398743">
                <text:p>585.230398743</text:p>
              </table:table-cell>
              <table:table-cell office:value-type="float" office:value="647.357218541">
                <text:p>647.357218541</text:p>
              </table:table-cell>
              <table:table-cell office:value-type="float" office:value="690.598197652">
                <text:p>690.598197652</text:p>
              </table:table-cell>
              <table:table-cell office:value-type="float" office:value="762.190518787">
                <text:p>762.190518787</text:p>
              </table:table-cell>
              <table:table-cell office:value-type="float" office:value="840.275499143">
                <text:p>840.275499143</text:p>
              </table:table-cell>
              <table:table-cell office:value-type="float" office:value="890.194291399">
                <text:p>890.194291399</text:p>
              </table:table-cell>
              <table:table-cell office:value-type="float" office:value="939.502765225">
                <text:p>939.502765225</text:p>
              </table:table-cell>
              <table:table-cell office:value-type="float" office:value="1011.20115723">
                <text:p>1011.20115723</text:p>
              </table:table-cell>
              <table:table-cell office:value-type="float" office:value="1136.75548567">
                <text:p>1136.75548567</text:p>
              </table:table-cell>
              <table:table-cell office:value-type="float" office:value="1290.08905248">
                <text:p>1290.08905248</text:p>
              </table:table-cell>
              <table:table-cell office:value-type="float" office:value="1303.85223899">
                <text:p>1303.85223899</text:p>
              </table:table-cell>
              <table:table-cell office:value-type="float" office:value="1441.05601973">
                <text:p>1441.05601973</text:p>
              </table:table-cell>
              <table:table-cell office:value-type="float" office:value="1608.02917097">
                <text:p>1608.02917097</text:p>
              </table:table-cell>
              <table:table-cell office:value-type="float" office:value="1774.02292596">
                <text:p>1774.02292596</text:p>
              </table:table-cell>
              <table:table-cell office:value-type="float" office:value="1901.9605415">
                <text:p>1901.9605415</text:p>
              </table:table-cell>
            </table:table-row>
            <table:table-row>
              <table:table-cell office:value-type="string">
                <text:p>NEW fuzzy_token inc 1 dec 1 w/ thresholds 0.2 and 0.8 cheat weights</text:p>
                <draw:g>
                  <svg:desc>'comparison many modes and extravaganzas'.A19:'comparison many modes and extravaganzas'.A19</svg:desc>
                </draw:g>
              </table:table-cell>
              <table:table-cell office:value-type="float" office:value="5.0930036579">
                <text:p>5.0930036579</text:p>
                <draw:g>
                  <svg:desc>'comparison many modes and extravaganzas'.B19:'comparison many modes and extravaganzas'.AO19</svg:desc>
                </draw:g>
              </table:table-cell>
              <table:table-cell office:value-type="float" office:value="5.19573322178">
                <text:p>5.19573322178</text:p>
              </table:table-cell>
              <table:table-cell office:value-type="float" office:value="5.32511363327">
                <text:p>5.32511363327</text:p>
              </table:table-cell>
              <table:table-cell office:value-type="float" office:value="5.46975219527">
                <text:p>5.46975219527</text:p>
              </table:table-cell>
              <table:table-cell office:value-type="float" office:value="5.578181819">
                <text:p>5.578181819</text:p>
              </table:table-cell>
              <table:table-cell office:value-type="float" office:value="5.76630026734">
                <text:p>5.76630026734</text:p>
              </table:table-cell>
              <table:table-cell office:value-type="float" office:value="5.95196812857">
                <text:p>5.95196812857</text:p>
              </table:table-cell>
              <table:table-cell office:value-type="float" office:value="6.20240124247">
                <text:p>6.20240124247</text:p>
              </table:table-cell>
              <table:table-cell office:value-type="float" office:value="6.40965013727">
                <text:p>6.40965013727</text:p>
              </table:table-cell>
              <table:table-cell office:value-type="float" office:value="6.87362375987">
                <text:p>6.87362375987</text:p>
              </table:table-cell>
              <table:table-cell office:value-type="float" office:value="7.15793204932">
                <text:p>7.15793204932</text:p>
              </table:table-cell>
              <table:table-cell office:value-type="float" office:value="7.66552833601">
                <text:p>7.66552833601</text:p>
              </table:table-cell>
              <table:table-cell office:value-type="float" office:value="8.23799367402">
                <text:p>8.23799367402</text:p>
              </table:table-cell>
              <table:table-cell office:value-type="float" office:value="8.81991589064">
                <text:p>8.81991589064</text:p>
              </table:table-cell>
              <table:table-cell office:value-type="float" office:value="10.0629551641">
                <text:p>10.0629551641</text:p>
              </table:table-cell>
              <table:table-cell office:value-type="float" office:value="11.9712114948">
                <text:p>11.9712114948</text:p>
              </table:table-cell>
              <table:table-cell office:value-type="float" office:value="14.679002468">
                <text:p>14.679002468</text:p>
              </table:table-cell>
              <table:table-cell office:value-type="float" office:value="17.328017268">
                <text:p>17.328017268</text:p>
              </table:table-cell>
              <table:table-cell office:value-type="float" office:value="30.0138234052">
                <text:p>30.0138234052</text:p>
              </table:table-cell>
              <table:table-cell office:value-type="float" office:value="45.3171535932">
                <text:p>45.3171535932</text:p>
              </table:table-cell>
              <table:table-cell office:value-type="float" office:value="82.9673981382">
                <text:p>82.9673981382</text:p>
              </table:table-cell>
              <table:table-cell office:value-type="float" office:value="142.59520523">
                <text:p>142.59520523</text:p>
              </table:table-cell>
              <table:table-cell office:value-type="float" office:value="237.741164547">
                <text:p>237.741164547</text:p>
              </table:table-cell>
              <table:table-cell office:value-type="float" office:value="286.827154344">
                <text:p>286.827154344</text:p>
              </table:table-cell>
              <table:table-cell office:value-type="float" office:value="326.306723406">
                <text:p>326.306723406</text:p>
              </table:table-cell>
              <table:table-cell office:value-type="float" office:value="391.760297455">
                <text:p>391.760297455</text:p>
              </table:table-cell>
              <table:table-cell office:value-type="float" office:value="461.467569112">
                <text:p>461.467569112</text:p>
              </table:table-cell>
              <table:table-cell office:value-type="float" office:value="545.431050276">
                <text:p>545.431050276</text:p>
              </table:table-cell>
              <table:table-cell office:value-type="float" office:value="592.218475235">
                <text:p>592.218475235</text:p>
              </table:table-cell>
              <table:table-cell office:value-type="float" office:value="653.417098926">
                <text:p>653.417098926</text:p>
              </table:table-cell>
              <table:table-cell office:value-type="float" office:value="744.78268129">
                <text:p>744.78268129</text:p>
              </table:table-cell>
              <table:table-cell office:value-type="float" office:value="832.97808436">
                <text:p>832.97808436</text:p>
              </table:table-cell>
              <table:table-cell office:value-type="float" office:value="938.962041026">
                <text:p>938.962041026</text:p>
              </table:table-cell>
              <table:table-cell office:value-type="float" office:value="973.779271048">
                <text:p>973.779271048</text:p>
              </table:table-cell>
              <table:table-cell office:value-type="float" office:value="1085.11360518">
                <text:p>1085.11360518</text:p>
              </table:table-cell>
              <table:table-cell office:value-type="float" office:value="1218.58844126">
                <text:p>1218.58844126</text:p>
              </table:table-cell>
              <table:table-cell office:value-type="float" office:value="1434.47739382">
                <text:p>1434.47739382</text:p>
              </table:table-cell>
              <table:table-cell office:value-type="float" office:value="1519.18725506">
                <text:p>1519.18725506</text:p>
              </table:table-cell>
              <table:table-cell office:value-type="float" office:value="1684.66724649">
                <text:p>1684.66724649</text:p>
              </table:table-cell>
              <table:table-cell office:value-type="float" office:value="1837.65949939">
                <text:p>1837.65949939</text:p>
              </table:table-cell>
            </table:table-row>
            <table:table-row>
              <table:table-cell office:value-type="string">
                <text:p>NEW fuzzy_token inc 1 dec half w/ thresholds 0.001 and 0.999</text:p>
                <draw:g>
                  <svg:desc>'comparison many modes and extravaganzas'.A20:'comparison many modes and extravaganzas'.A20</svg:desc>
                </draw:g>
              </table:table-cell>
              <table:table-cell office:value-type="float" office:value="5.138638981">
                <text:p>5.138638981</text:p>
                <draw:g>
                  <svg:desc>'comparison many modes and extravaganzas'.B20:'comparison many modes and extravaganzas'.AO20</svg:desc>
                </draw:g>
              </table:table-cell>
              <table:table-cell office:value-type="float" office:value="5.35705630269">
                <text:p>5.35705630269</text:p>
              </table:table-cell>
              <table:table-cell office:value-type="float" office:value="5.52861296782">
                <text:p>5.52861296782</text:p>
              </table:table-cell>
              <table:table-cell office:value-type="float" office:value="5.84694794429">
                <text:p>5.84694794429</text:p>
              </table:table-cell>
              <table:table-cell office:value-type="float" office:value="6.15769553111">
                <text:p>6.15769553111</text:p>
              </table:table-cell>
              <table:table-cell office:value-type="float" office:value="6.48091541635">
                <text:p>6.48091541635</text:p>
              </table:table-cell>
              <table:table-cell office:value-type="float" office:value="7.20652515609">
                <text:p>7.20652515609</text:p>
              </table:table-cell>
              <table:table-cell office:value-type="float" office:value="7.74415093635">
                <text:p>7.74415093635</text:p>
              </table:table-cell>
              <table:table-cell office:value-type="float" office:value="8.34552376574">
                <text:p>8.34552376574</text:p>
              </table:table-cell>
              <table:table-cell office:value-type="float" office:value="9.53353792955">
                <text:p>9.53353792955</text:p>
              </table:table-cell>
              <table:table-cell office:value-type="float" office:value="10.3811545116">
                <text:p>10.3811545116</text:p>
              </table:table-cell>
              <table:table-cell office:value-type="float" office:value="12.1015138559">
                <text:p>12.1015138559</text:p>
              </table:table-cell>
              <table:table-cell office:value-type="float" office:value="14.1504183083">
                <text:p>14.1504183083</text:p>
              </table:table-cell>
              <table:table-cell office:value-type="float" office:value="16.0486324268">
                <text:p>16.0486324268</text:p>
              </table:table-cell>
              <table:table-cell office:value-type="float" office:value="18.5115614702">
                <text:p>18.5115614702</text:p>
              </table:table-cell>
              <table:table-cell office:value-type="float" office:value="23.2176733836">
                <text:p>23.2176733836</text:p>
              </table:table-cell>
              <table:table-cell office:value-type="float" office:value="27.2552226549">
                <text:p>27.2552226549</text:p>
              </table:table-cell>
              <table:table-cell office:value-type="float" office:value="33.9713610704">
                <text:p>33.9713610704</text:p>
              </table:table-cell>
              <table:table-cell office:value-type="float" office:value="40.5564451614">
                <text:p>40.5564451614</text:p>
              </table:table-cell>
              <table:table-cell office:value-type="float" office:value="49.7280028109">
                <text:p>49.7280028109</text:p>
              </table:table-cell>
              <table:table-cell office:value-type="float" office:value="60.7035547725">
                <text:p>60.7035547725</text:p>
              </table:table-cell>
              <table:table-cell office:value-type="float" office:value="76.535680182">
                <text:p>76.535680182</text:p>
              </table:table-cell>
              <table:table-cell office:value-type="float" office:value="87.0200294239">
                <text:p>87.0200294239</text:p>
              </table:table-cell>
              <table:table-cell office:value-type="float" office:value="110.263083213">
                <text:p>110.263083213</text:p>
              </table:table-cell>
              <table:table-cell office:value-type="float" office:value="134.267975202">
                <text:p>134.267975202</text:p>
              </table:table-cell>
              <table:table-cell office:value-type="float" office:value="160.620336931">
                <text:p>160.620336931</text:p>
              </table:table-cell>
              <table:table-cell office:value-type="float" office:value="184.050666529">
                <text:p>184.050666529</text:p>
              </table:table-cell>
              <table:table-cell office:value-type="float" office:value="215.217575423">
                <text:p>215.217575423</text:p>
              </table:table-cell>
              <table:table-cell office:value-type="float" office:value="239.874848539">
                <text:p>239.874848539</text:p>
              </table:table-cell>
              <table:table-cell office:value-type="float" office:value="272.446651507">
                <text:p>272.446651507</text:p>
              </table:table-cell>
              <table:table-cell office:value-type="float" office:value="339.608482079">
                <text:p>339.608482079</text:p>
              </table:table-cell>
              <table:table-cell office:value-type="float" office:value="397.854680582">
                <text:p>397.854680582</text:p>
              </table:table-cell>
              <table:table-cell office:value-type="float" office:value="458.01322933">
                <text:p>458.01322933</text:p>
              </table:table-cell>
              <table:table-cell office:value-type="float" office:value="579.035512837">
                <text:p>579.035512837</text:p>
              </table:table-cell>
              <table:table-cell office:value-type="float" office:value="623.206840821">
                <text:p>623.206840821</text:p>
              </table:table-cell>
              <table:table-cell office:value-type="float" office:value="796.296031955">
                <text:p>796.296031955</text:p>
              </table:table-cell>
              <table:table-cell office:value-type="float" office:value="970.348193473">
                <text:p>970.348193473</text:p>
              </table:table-cell>
              <table:table-cell office:value-type="float" office:value="1054.85597516">
                <text:p>1054.85597516</text:p>
              </table:table-cell>
              <table:table-cell office:value-type="float" office:value="1264.2264807">
                <text:p>1264.2264807</text:p>
              </table:table-cell>
              <table:table-cell office:value-type="float" office:value="1424.53349092">
                <text:p>1424.53349092</text:p>
              </table:table-cell>
            </table:table-row>
            <table:table-row>
              <table:table-cell office:value-type="string">
                <text:p>NEW NEW fuzzy_token inc dec half w/threshold 0.001 and 0.999 and window limit 3</text:p>
                <draw:g>
                  <svg:desc>'comparison many modes and extravaganzas'.A21:'comparison many modes and extravaganzas'.A21</svg:desc>
                </draw:g>
              </table:table-cell>
              <table:table-cell office:value-type="float" office:value="5.23079700447">
                <text:p>5.23079700447</text:p>
                <draw:g>
                  <svg:desc>'comparison many modes and extravaganzas'.B21:'comparison many modes and extravaganzas'.AO21</svg:desc>
                </draw:g>
              </table:table-cell>
              <table:table-cell office:value-type="float" office:value="5.56746397859">
                <text:p>5.56746397859</text:p>
              </table:table-cell>
              <table:table-cell office:value-type="float" office:value="5.9142018248">
                <text:p>5.9142018248</text:p>
              </table:table-cell>
              <table:table-cell office:value-type="float" office:value="6.52015500463">
                <text:p>6.52015500463</text:p>
              </table:table-cell>
              <table:table-cell office:value-type="float" office:value="7.21891031308">
                <text:p>7.21891031308</text:p>
              </table:table-cell>
              <table:table-cell office:value-type="float" office:value="8.02325973623">
                <text:p>8.02325973623</text:p>
              </table:table-cell>
              <table:table-cell office:value-type="float" office:value="9.45236639503">
                <text:p>9.45236639503</text:p>
              </table:table-cell>
              <table:table-cell office:value-type="float" office:value="10.983140484">
                <text:p>10.983140484</text:p>
              </table:table-cell>
              <table:table-cell office:value-type="float" office:value="13.4047189638">
                <text:p>13.4047189638</text:p>
              </table:table-cell>
              <table:table-cell office:value-type="float" office:value="14.8360926373">
                <text:p>14.8360926373</text:p>
              </table:table-cell>
              <table:table-cell office:value-type="float" office:value="18.5730409633">
                <text:p>18.5730409633</text:p>
              </table:table-cell>
              <table:table-cell office:value-type="float" office:value="21.8308919243">
                <text:p>21.8308919243</text:p>
              </table:table-cell>
              <table:table-cell office:value-type="float" office:value="25.9930338064">
                <text:p>25.9930338064</text:p>
              </table:table-cell>
              <table:table-cell office:value-type="float" office:value="29.837196881">
                <text:p>29.837196881</text:p>
              </table:table-cell>
              <table:table-cell office:value-type="float" office:value="36.2935929757">
                <text:p>36.2935929757</text:p>
              </table:table-cell>
              <table:table-cell office:value-type="float" office:value="42.5237567462">
                <text:p>42.5237567462</text:p>
              </table:table-cell>
              <table:table-cell office:value-type="float" office:value="50.7849528557">
                <text:p>50.7849528557</text:p>
              </table:table-cell>
              <table:table-cell office:value-type="float" office:value="58.8110266146">
                <text:p>58.8110266146</text:p>
              </table:table-cell>
              <table:table-cell office:value-type="float" office:value="67.7359878976">
                <text:p>67.7359878976</text:p>
              </table:table-cell>
              <table:table-cell office:value-type="float" office:value="76.0169840149">
                <text:p>76.0169840149</text:p>
              </table:table-cell>
              <table:table-cell office:value-type="float" office:value="87.1958693676">
                <text:p>87.1958693676</text:p>
              </table:table-cell>
              <table:table-cell office:value-type="float" office:value="100.364341479">
                <text:p>100.364341479</text:p>
              </table:table-cell>
              <table:table-cell office:value-type="float" office:value="115.207484369">
                <text:p>115.207484369</text:p>
              </table:table-cell>
              <table:table-cell office:value-type="float" office:value="129.435599719">
                <text:p>129.435599719</text:p>
              </table:table-cell>
              <table:table-cell office:value-type="float" office:value="141.838558173">
                <text:p>141.838558173</text:p>
              </table:table-cell>
              <table:table-cell office:value-type="float" office:value="165.175977081">
                <text:p>165.175977081</text:p>
              </table:table-cell>
              <table:table-cell office:value-type="float" office:value="192.034018138">
                <text:p>192.034018138</text:p>
              </table:table-cell>
              <table:table-cell office:value-type="float" office:value="222.62686035">
                <text:p>222.62686035</text:p>
              </table:table-cell>
              <table:table-cell office:value-type="float" office:value="246.052233662">
                <text:p>246.052233662</text:p>
              </table:table-cell>
              <table:table-cell office:value-type="float" office:value="283.834191483">
                <text:p>283.834191483</text:p>
              </table:table-cell>
              <table:table-cell office:value-type="float" office:value="340.413829795">
                <text:p>340.413829795</text:p>
              </table:table-cell>
              <table:table-cell office:value-type="float" office:value="403.298817339">
                <text:p>403.298817339</text:p>
              </table:table-cell>
              <table:table-cell office:value-type="float" office:value="465.503466059">
                <text:p>465.503466059</text:p>
              </table:table-cell>
              <table:table-cell office:value-type="float" office:value="555.694760488">
                <text:p>555.694760488</text:p>
              </table:table-cell>
              <table:table-cell office:value-type="float" office:value="676.191237418">
                <text:p>676.191237418</text:p>
              </table:table-cell>
              <table:table-cell office:value-type="float" office:value="753.270658049">
                <text:p>753.270658049</text:p>
              </table:table-cell>
              <table:table-cell office:value-type="float" office:value="929.131688755">
                <text:p>929.131688755</text:p>
              </table:table-cell>
              <table:table-cell office:value-type="float" office:value="1117.43865561">
                <text:p>1117.43865561</text:p>
              </table:table-cell>
              <table:table-cell office:value-type="float" office:value="1259.77265585">
                <text:p>1259.77265585</text:p>
              </table:table-cell>
              <table:table-cell office:value-type="float" office:value="1461.56027056">
                <text:p>1461.56027056</text:p>
              </table:table-cell>
            </table:table-row>
            <table:table-row>
              <table:table-cell office:value-type="string">
                <text:p>NEW NEW fuzzy_token inc dec half w/threshold 0.001 and 0.999 and window limit 10</text:p>
                <draw:g>
                  <svg:desc>'comparison many modes and extravaganzas'.A22:'comparison many modes and extravaganzas'.A22</svg:desc>
                </draw:g>
              </table:table-cell>
              <table:table-cell office:value-type="float" office:value="5.34952698582">
                <text:p>5.34952698582</text:p>
                <draw:g>
                  <svg:desc>'comparison many modes and extravaganzas'.B22:'comparison many modes and extravaganzas'.AO22</svg:desc>
                </draw:g>
              </table:table-cell>
              <table:table-cell office:value-type="float" office:value="6.0043171118">
                <text:p>6.0043171118</text:p>
              </table:table-cell>
              <table:table-cell office:value-type="float" office:value="6.95482308402">
                <text:p>6.95482308402</text:p>
              </table:table-cell>
              <table:table-cell office:value-type="float" office:value="8.59315955391">
                <text:p>8.59315955391</text:p>
              </table:table-cell>
              <table:table-cell office:value-type="float" office:value="10.8973446516">
                <text:p>10.8973446516</text:p>
              </table:table-cell>
              <table:table-cell office:value-type="float" office:value="13.5092334374">
                <text:p>13.5092334374</text:p>
              </table:table-cell>
              <table:table-cell office:value-type="float" office:value="17.2286847963">
                <text:p>17.2286847963</text:p>
              </table:table-cell>
              <table:table-cell office:value-type="float" office:value="21.9753227864">
                <text:p>21.9753227864</text:p>
              </table:table-cell>
              <table:table-cell office:value-type="float" office:value="27.7042764089">
                <text:p>27.7042764089</text:p>
              </table:table-cell>
              <table:table-cell office:value-type="float" office:value="32.4779157266">
                <text:p>32.4779157266</text:p>
              </table:table-cell>
              <table:table-cell office:value-type="float" office:value="37.6646181329">
                <text:p>37.6646181329</text:p>
              </table:table-cell>
              <table:table-cell office:value-type="float" office:value="42.7775302056">
                <text:p>42.7775302056</text:p>
              </table:table-cell>
              <table:table-cell office:value-type="float" office:value="49.4967949275">
                <text:p>49.4967949275</text:p>
              </table:table-cell>
              <table:table-cell office:value-type="float" office:value="54.6806370744">
                <text:p>54.6806370744</text:p>
              </table:table-cell>
              <table:table-cell office:value-type="float" office:value="62.0961134353">
                <text:p>62.0961134353</text:p>
              </table:table-cell>
              <table:table-cell office:value-type="float" office:value="66.2017238211">
                <text:p>66.2017238211</text:p>
              </table:table-cell>
              <table:table-cell office:value-type="float" office:value="74.9848629341">
                <text:p>74.9848629341</text:p>
              </table:table-cell>
              <table:table-cell office:value-type="float" office:value="81.182798618">
                <text:p>81.182798618</text:p>
              </table:table-cell>
              <table:table-cell office:value-type="float" office:value="90.0736468158">
                <text:p>90.0736468158</text:p>
              </table:table-cell>
              <table:table-cell office:value-type="float" office:value="97.0809322532">
                <text:p>97.0809322532</text:p>
              </table:table-cell>
              <table:table-cell office:value-type="float" office:value="108.674977401">
                <text:p>108.674977401</text:p>
              </table:table-cell>
              <table:table-cell office:value-type="float" office:value="120.723251919">
                <text:p>120.723251919</text:p>
              </table:table-cell>
              <table:table-cell office:value-type="float" office:value="132.194313252">
                <text:p>132.194313252</text:p>
              </table:table-cell>
              <table:table-cell office:value-type="float" office:value="149.814879806">
                <text:p>149.814879806</text:p>
              </table:table-cell>
              <table:table-cell office:value-type="float" office:value="160.771739945">
                <text:p>160.771739945</text:p>
              </table:table-cell>
              <table:table-cell office:value-type="float" office:value="183.76785502">
                <text:p>183.76785502</text:p>
              </table:table-cell>
              <table:table-cell office:value-type="float" office:value="206.307269785">
                <text:p>206.307269785</text:p>
              </table:table-cell>
              <table:table-cell office:value-type="float" office:value="233.735614238">
                <text:p>233.735614238</text:p>
              </table:table-cell>
              <table:table-cell office:value-type="float" office:value="263.745710623">
                <text:p>263.745710623</text:p>
              </table:table-cell>
              <table:table-cell office:value-type="float" office:value="314.53785332">
                <text:p>314.53785332</text:p>
              </table:table-cell>
              <table:table-cell office:value-type="float" office:value="357.718795822">
                <text:p>357.718795822</text:p>
              </table:table-cell>
              <table:table-cell office:value-type="float" office:value="404.349513237">
                <text:p>404.349513237</text:p>
              </table:table-cell>
              <table:table-cell office:value-type="float" office:value="480.635735234">
                <text:p>480.635735234</text:p>
              </table:table-cell>
              <table:table-cell office:value-type="float" office:value="581.998782492">
                <text:p>581.998782492</text:p>
              </table:table-cell>
              <table:table-cell office:value-type="float" office:value="694.934850347">
                <text:p>694.934850347</text:p>
              </table:table-cell>
              <table:table-cell office:value-type="float" office:value="869.315813621">
                <text:p>869.315813621</text:p>
              </table:table-cell>
              <table:table-cell office:value-type="float" office:value="956.523347341">
                <text:p>956.523347341</text:p>
              </table:table-cell>
              <table:table-cell office:value-type="float" office:value="1137.26717693">
                <text:p>1137.26717693</text:p>
              </table:table-cell>
              <table:table-cell office:value-type="float" office:value="1312.30349594">
                <text:p>1312.30349594</text:p>
              </table:table-cell>
              <table:table-cell office:value-type="float" office:value="1523.91134574">
                <text:p>1523.91134574</text:p>
              </table:table-cell>
            </table:table-row>
            <table:table-row>
              <table:table-cell office:value-type="string">
                <text:p>NEW NEW fuzzy_token inc dec half w/threshold 0.2 and 0.8 and window limit 3</text:p>
                <draw:g>
                  <svg:desc>'comparison many modes and extravaganzas'.A23:'comparison many modes and extravaganzas'.A23</svg:desc>
                </draw:g>
              </table:table-cell>
              <table:table-cell office:value-type="float" office:value="5.20184334939">
                <text:p>5.20184334939</text:p>
                <draw:g>
                  <svg:desc>'comparison many modes and extravaganzas'.B23:'comparison many modes and extravaganzas'.AO23</svg:desc>
                </draw:g>
              </table:table-cell>
              <table:table-cell office:value-type="float" office:value="5.51383105706">
                <text:p>5.51383105706</text:p>
              </table:table-cell>
              <table:table-cell office:value-type="float" office:value="5.93510631194">
                <text:p>5.93510631194</text:p>
              </table:table-cell>
              <table:table-cell office:value-type="float" office:value="6.65756836356">
                <text:p>6.65756836356</text:p>
              </table:table-cell>
              <table:table-cell office:value-type="float" office:value="7.08524015645">
                <text:p>7.08524015645</text:p>
              </table:table-cell>
              <table:table-cell office:value-type="float" office:value="8.29757025955">
                <text:p>8.29757025955</text:p>
              </table:table-cell>
              <table:table-cell office:value-type="float" office:value="9.51786397069">
                <text:p>9.51786397069</text:p>
              </table:table-cell>
              <table:table-cell office:value-type="float" office:value="10.7973062591">
                <text:p>10.7973062591</text:p>
              </table:table-cell>
              <table:table-cell office:value-type="float" office:value="12.7160010507">
                <text:p>12.7160010507</text:p>
              </table:table-cell>
              <table:table-cell office:value-type="float" office:value="15.272886516">
                <text:p>15.272886516</text:p>
              </table:table-cell>
              <table:table-cell office:value-type="float" office:value="18.0520933564">
                <text:p>18.0520933564</text:p>
              </table:table-cell>
              <table:table-cell office:value-type="float" office:value="22.2557389678">
                <text:p>22.2557389678</text:p>
              </table:table-cell>
              <table:table-cell office:value-type="float" office:value="26.7756153803">
                <text:p>26.7756153803</text:p>
              </table:table-cell>
              <table:table-cell office:value-type="float" office:value="32.777423413">
                <text:p>32.777423413</text:p>
              </table:table-cell>
              <table:table-cell office:value-type="float" office:value="37.862630122">
                <text:p>37.862630122</text:p>
              </table:table-cell>
              <table:table-cell office:value-type="float" office:value="44.6518162768">
                <text:p>44.6518162768</text:p>
              </table:table-cell>
              <table:table-cell office:value-type="float" office:value="53.4654068288">
                <text:p>53.4654068288</text:p>
              </table:table-cell>
              <table:table-cell office:value-type="float" office:value="58.8321378523">
                <text:p>58.8321378523</text:p>
              </table:table-cell>
              <table:table-cell office:value-type="float" office:value="68.3713212946">
                <text:p>68.3713212946</text:p>
              </table:table-cell>
              <table:table-cell office:value-type="float" office:value="77.3960894465">
                <text:p>77.3960894465</text:p>
              </table:table-cell>
              <table:table-cell office:value-type="float" office:value="83.8092573434">
                <text:p>83.8092573434</text:p>
              </table:table-cell>
              <table:table-cell office:value-type="float" office:value="91.2983082896">
                <text:p>91.2983082896</text:p>
              </table:table-cell>
              <table:table-cell office:value-type="float" office:value="99.7222573048">
                <text:p>99.7222573048</text:p>
              </table:table-cell>
              <table:table-cell office:value-type="float" office:value="106.071294221">
                <text:p>106.071294221</text:p>
              </table:table-cell>
              <table:table-cell office:value-type="float" office:value="115.668900654">
                <text:p>115.668900654</text:p>
              </table:table-cell>
              <table:table-cell office:value-type="float" office:value="124.812307824">
                <text:p>124.812307824</text:p>
              </table:table-cell>
              <table:table-cell office:value-type="float" office:value="132.687011411">
                <text:p>132.687011411</text:p>
              </table:table-cell>
              <table:table-cell office:value-type="float" office:value="147.011344307">
                <text:p>147.011344307</text:p>
              </table:table-cell>
              <table:table-cell office:value-type="float" office:value="165.75950351">
                <text:p>165.75950351</text:p>
              </table:table-cell>
              <table:table-cell office:value-type="float" office:value="175.603780617">
                <text:p>175.603780617</text:p>
              </table:table-cell>
              <table:table-cell office:value-type="float" office:value="198.159526247">
                <text:p>198.159526247</text:p>
              </table:table-cell>
              <table:table-cell office:value-type="float" office:value="218.34068">
                <text:p>218.34068</text:p>
              </table:table-cell>
              <table:table-cell office:value-type="float" office:value="256.436152031">
                <text:p>256.436152031</text:p>
              </table:table-cell>
              <table:table-cell office:value-type="float" office:value="305.452584391">
                <text:p>305.452584391</text:p>
              </table:table-cell>
              <table:table-cell office:value-type="float" office:value="370.606704836">
                <text:p>370.606704836</text:p>
              </table:table-cell>
              <table:table-cell office:value-type="float" office:value="451.763012221">
                <text:p>451.763012221</text:p>
              </table:table-cell>
              <table:table-cell office:value-type="float" office:value="530.945566418">
                <text:p>530.945566418</text:p>
              </table:table-cell>
              <table:table-cell office:value-type="float" office:value="728.337050427">
                <text:p>728.337050427</text:p>
              </table:table-cell>
              <table:table-cell office:value-type="float" office:value="956.367459358">
                <text:p>956.367459358</text:p>
              </table:table-cell>
              <table:table-cell office:value-type="float" office:value="1169.08887534">
                <text:p>1169.08887534</text:p>
              </table:table-cell>
            </table:table-row>
            <table:table-row>
              <table:table-cell office:value-type="string">
                <text:p>NEW NEW fuzzy_token inc dec half w/threshold 0.3 and 0.7 and window limit 3</text:p>
                <draw:g>
                  <svg:desc>'comparison many modes and extravaganzas'.A24:'comparison many modes and extravaganzas'.A24</svg:desc>
                </draw:g>
              </table:table-cell>
              <table:table-cell office:value-type="float" office:value="5.22015626285">
                <text:p>5.22015626285</text:p>
                <draw:g>
                  <svg:desc>'comparison many modes and extravaganzas'.B24:'comparison many modes and extravaganzas'.AO24</svg:desc>
                </draw:g>
              </table:table-cell>
              <table:table-cell office:value-type="float" office:value="5.60254659271">
                <text:p>5.60254659271</text:p>
              </table:table-cell>
              <table:table-cell office:value-type="float" office:value="5.97803948481">
                <text:p>5.97803948481</text:p>
              </table:table-cell>
              <table:table-cell office:value-type="float" office:value="6.44834064022">
                <text:p>6.44834064022</text:p>
              </table:table-cell>
              <table:table-cell office:value-type="float" office:value="7.26517815592">
                <text:p>7.26517815592</text:p>
              </table:table-cell>
              <table:table-cell office:value-type="float" office:value="8.50121867033">
                <text:p>8.50121867033</text:p>
              </table:table-cell>
              <table:table-cell office:value-type="float" office:value="9.9203513295">
                <text:p>9.9203513295</text:p>
              </table:table-cell>
              <table:table-cell office:value-type="float" office:value="11.809988323">
                <text:p>11.809988323</text:p>
              </table:table-cell>
              <table:table-cell office:value-type="float" office:value="13.8636109069">
                <text:p>13.8636109069</text:p>
              </table:table-cell>
              <table:table-cell office:value-type="float" office:value="17.2069969466">
                <text:p>17.2069969466</text:p>
              </table:table-cell>
              <table:table-cell office:value-type="float" office:value="20.8744714885">
                <text:p>20.8744714885</text:p>
              </table:table-cell>
              <table:table-cell office:value-type="float" office:value="25.9462197998">
                <text:p>25.9462197998</text:p>
              </table:table-cell>
              <table:table-cell office:value-type="float" office:value="31.6405530885">
                <text:p>31.6405530885</text:p>
              </table:table-cell>
              <table:table-cell office:value-type="float" office:value="38.3586085629">
                <text:p>38.3586085629</text:p>
              </table:table-cell>
              <table:table-cell office:value-type="float" office:value="44.6713917961">
                <text:p>44.6713917961</text:p>
              </table:table-cell>
              <table:table-cell office:value-type="float" office:value="52.6457645801">
                <text:p>52.6457645801</text:p>
              </table:table-cell>
              <table:table-cell office:value-type="float" office:value="57.3914607985">
                <text:p>57.3914607985</text:p>
              </table:table-cell>
              <table:table-cell office:value-type="float" office:value="66.6196098278">
                <text:p>66.6196098278</text:p>
              </table:table-cell>
              <table:table-cell office:value-type="float" office:value="72.8885883654">
                <text:p>72.8885883654</text:p>
              </table:table-cell>
              <table:table-cell office:value-type="float" office:value="77.851463347">
                <text:p>77.851463347</text:p>
              </table:table-cell>
              <table:table-cell office:value-type="float" office:value="85.0160566418">
                <text:p>85.0160566418</text:p>
              </table:table-cell>
              <table:table-cell office:value-type="float" office:value="90.0072234589">
                <text:p>90.0072234589</text:p>
              </table:table-cell>
              <table:table-cell office:value-type="float" office:value="95.9465534712">
                <text:p>95.9465534712</text:p>
              </table:table-cell>
              <table:table-cell office:value-type="float" office:value="103.726266548">
                <text:p>103.726266548</text:p>
              </table:table-cell>
              <table:table-cell office:value-type="float" office:value="109.457734103">
                <text:p>109.457734103</text:p>
              </table:table-cell>
              <table:table-cell office:value-type="float" office:value="120.024431603">
                <text:p>120.024431603</text:p>
              </table:table-cell>
              <table:table-cell office:value-type="float" office:value="128.438262217">
                <text:p>128.438262217</text:p>
              </table:table-cell>
              <table:table-cell office:value-type="float" office:value="141.141485062">
                <text:p>141.141485062</text:p>
              </table:table-cell>
              <table:table-cell office:value-type="float" office:value="147.950832339">
                <text:p>147.950832339</text:p>
              </table:table-cell>
              <table:table-cell office:value-type="float" office:value="165.015138736">
                <text:p>165.015138736</text:p>
              </table:table-cell>
              <table:table-cell office:value-type="float" office:value="180.670820945">
                <text:p>180.670820945</text:p>
              </table:table-cell>
              <table:table-cell office:value-type="float" office:value="225.807974619">
                <text:p>225.807974619</text:p>
              </table:table-cell>
              <table:table-cell office:value-type="float" office:value="246.170456573">
                <text:p>246.170456573</text:p>
              </table:table-cell>
              <table:table-cell office:value-type="float" office:value="302.472004561">
                <text:p>302.472004561</text:p>
              </table:table-cell>
              <table:table-cell office:value-type="float" office:value="347.873365903">
                <text:p>347.873365903</text:p>
              </table:table-cell>
              <table:table-cell office:value-type="float" office:value="469.309987465">
                <text:p>469.309987465</text:p>
              </table:table-cell>
              <table:table-cell office:value-type="float" office:value="510.720971746">
                <text:p>510.720971746</text:p>
              </table:table-cell>
              <table:table-cell office:value-type="float" office:value="682.350663183">
                <text:p>682.350663183</text:p>
              </table:table-cell>
              <table:table-cell office:value-type="float" office:value="880.353530679">
                <text:p>880.353530679</text:p>
              </table:table-cell>
              <table:table-cell office:value-type="float" office:value="1031.02036232">
                <text:p>1031.02036232</text:p>
              </table:table-cell>
            </table:table-row>
            <table:table-row>
              <table:table-cell office:value-type="string">
                <text:p>NEW NEW fuzzy_token inc dec half w/threshold 0.3 and 0.7 and window limit 3 weights</text:p>
                <draw:g>
                  <svg:desc>'comparison many modes and extravaganzas'.A25:'comparison many modes and extravaganzas'.A25</svg:desc>
                </draw:g>
              </table:table-cell>
              <table:table-cell office:value-type="float" office:value="70.2593321244">
                <text:p>70.2593321244</text:p>
                <draw:g>
                  <svg:desc>'comparison many modes and extravaganzas'.B25:'comparison many modes and extravaganzas'.AO25</svg:desc>
                </draw:g>
              </table:table-cell>
              <table:table-cell office:value-type="float" office:value="72.6747231198">
                <text:p>72.6747231198</text:p>
              </table:table-cell>
              <table:table-cell office:value-type="float" office:value="76.6387111081">
                <text:p>76.6387111081</text:p>
              </table:table-cell>
              <table:table-cell office:value-type="float" office:value="79.4980078537">
                <text:p>79.4980078537</text:p>
              </table:table-cell>
              <table:table-cell office:value-type="float" office:value="87.4189534352">
                <text:p>87.4189534352</text:p>
              </table:table-cell>
              <table:table-cell office:value-type="float" office:value="101.031292551">
                <text:p>101.031292551</text:p>
              </table:table-cell>
              <table:table-cell office:value-type="float" office:value="139.07853454">
                <text:p>139.07853454</text:p>
              </table:table-cell>
              <table:table-cell office:value-type="float" office:value="167.099968133">
                <text:p>167.099968133</text:p>
              </table:table-cell>
              <table:table-cell office:value-type="float" office:value="190.230154585">
                <text:p>190.230154585</text:p>
              </table:table-cell>
              <table:table-cell office:value-type="float" office:value="208.451243138">
                <text:p>208.451243138</text:p>
              </table:table-cell>
              <table:table-cell office:value-type="float" office:value="221.198067789">
                <text:p>221.198067789</text:p>
              </table:table-cell>
              <table:table-cell office:value-type="float" office:value="222.50896591">
                <text:p>222.50896591</text:p>
              </table:table-cell>
              <table:table-cell office:value-type="float" office:value="222.481690171">
                <text:p>222.481690171</text:p>
              </table:table-cell>
              <table:table-cell office:value-type="float" office:value="224.582058229">
                <text:p>224.582058229</text:p>
              </table:table-cell>
              <table:table-cell office:value-type="float" office:value="225.331376497">
                <text:p>225.331376497</text:p>
              </table:table-cell>
              <table:table-cell office:value-type="float" office:value="223.391098371">
                <text:p>223.391098371</text:p>
              </table:table-cell>
              <table:table-cell office:value-type="float" office:value="221.060403567">
                <text:p>221.060403567</text:p>
              </table:table-cell>
              <table:table-cell office:value-type="float" office:value="224.310818776">
                <text:p>224.310818776</text:p>
              </table:table-cell>
              <table:table-cell office:value-type="float" office:value="221.591413693">
                <text:p>221.591413693</text:p>
              </table:table-cell>
              <table:table-cell office:value-type="float" office:value="219.693485111">
                <text:p>219.693485111</text:p>
              </table:table-cell>
              <table:table-cell office:value-type="float" office:value="221.413613062">
                <text:p>221.413613062</text:p>
              </table:table-cell>
              <table:table-cell office:value-type="float" office:value="223.479021965">
                <text:p>223.479021965</text:p>
              </table:table-cell>
              <table:table-cell office:value-type="float" office:value="221.37724095">
                <text:p>221.37724095</text:p>
              </table:table-cell>
              <table:table-cell office:value-type="float" office:value="230.449280923">
                <text:p>230.449280923</text:p>
              </table:table-cell>
              <table:table-cell office:value-type="float" office:value="232.94827737">
                <text:p>232.94827737</text:p>
              </table:table-cell>
              <table:table-cell office:value-type="float" office:value="241.370361546">
                <text:p>241.370361546</text:p>
              </table:table-cell>
              <table:table-cell office:value-type="float" office:value="243.758791979">
                <text:p>243.758791979</text:p>
              </table:table-cell>
              <table:table-cell office:value-type="float" office:value="255.41847104">
                <text:p>255.41847104</text:p>
              </table:table-cell>
              <table:table-cell office:value-type="float" office:value="269.065100097">
                <text:p>269.065100097</text:p>
              </table:table-cell>
              <table:table-cell office:value-type="float" office:value="271.747403842">
                <text:p>271.747403842</text:p>
              </table:table-cell>
              <table:table-cell office:value-type="float" office:value="300.171031407">
                <text:p>300.171031407</text:p>
              </table:table-cell>
              <table:table-cell office:value-type="float" office:value="326.454231986">
                <text:p>326.454231986</text:p>
              </table:table-cell>
              <table:table-cell office:value-type="float" office:value="367.979182759">
                <text:p>367.979182759</text:p>
              </table:table-cell>
              <table:table-cell office:value-type="float" office:value="423.089843224">
                <text:p>423.089843224</text:p>
              </table:table-cell>
              <table:table-cell office:value-type="float" office:value="466.54188754">
                <text:p>466.54188754</text:p>
              </table:table-cell>
              <table:table-cell office:value-type="float" office:value="542.882883876">
                <text:p>542.882883876</text:p>
              </table:table-cell>
              <table:table-cell office:value-type="float" office:value="656.893629685">
                <text:p>656.893629685</text:p>
              </table:table-cell>
              <table:table-cell office:value-type="float" office:value="822.679704858">
                <text:p>822.679704858</text:p>
              </table:table-cell>
              <table:table-cell office:value-type="float" office:value="1009.9388955">
                <text:p>1009.9388955</text:p>
              </table:table-cell>
              <table:table-cell office:value-type="float" office:value="1259.27791448">
                <text:p>1259.27791448</text:p>
              </table:table-cell>
            </table:table-row>
            <table:table-row>
              <table:table-cell office:value-type="string">
                <text:p>NEW NEW fuzzy_token inc dec half w/threshold 0.3 and 0.7 and window limit 3 CHEAT weights</text:p>
                <draw:g>
                  <svg:desc>'comparison many modes and extravaganzas'.A26:'comparison many modes and extravaganzas'.A26</svg:desc>
                </draw:g>
              </table:table-cell>
              <table:table-cell office:value-type="float" office:value="5.09339085089">
                <text:p>5.09339085089</text:p>
                <draw:g>
                  <svg:desc>'comparison many modes and extravaganzas'.B26:'comparison many modes and extravaganzas'.AO26</svg:desc>
                </draw:g>
              </table:table-cell>
              <table:table-cell office:value-type="float" office:value="5.20415029565">
                <text:p>5.20415029565</text:p>
              </table:table-cell>
              <table:table-cell office:value-type="float" office:value="5.34481971521">
                <text:p>5.34481971521</text:p>
              </table:table-cell>
              <table:table-cell office:value-type="float" office:value="5.46004942347">
                <text:p>5.46004942347</text:p>
              </table:table-cell>
              <table:table-cell office:value-type="float" office:value="5.59742419567">
                <text:p>5.59742419567</text:p>
              </table:table-cell>
              <table:table-cell office:value-type="float" office:value="5.79393425921">
                <text:p>5.79393425921</text:p>
              </table:table-cell>
              <table:table-cell office:value-type="float" office:value="6.06901779944">
                <text:p>6.06901779944</text:p>
              </table:table-cell>
              <table:table-cell office:value-type="float" office:value="6.34449256545">
                <text:p>6.34449256545</text:p>
              </table:table-cell>
              <table:table-cell office:value-type="float" office:value="6.67086428899">
                <text:p>6.67086428899</text:p>
              </table:table-cell>
              <table:table-cell office:value-type="float" office:value="7.02062815554">
                <text:p>7.02062815554</text:p>
              </table:table-cell>
              <table:table-cell office:value-type="float" office:value="7.77681610907">
                <text:p>7.77681610907</text:p>
              </table:table-cell>
              <table:table-cell office:value-type="float" office:value="8.34573894029">
                <text:p>8.34573894029</text:p>
              </table:table-cell>
              <table:table-cell office:value-type="float" office:value="9.06739558333">
                <text:p>9.06739558333</text:p>
              </table:table-cell>
              <table:table-cell office:value-type="float" office:value="9.8106405554">
                <text:p>9.8106405554</text:p>
              </table:table-cell>
              <table:table-cell office:value-type="float" office:value="11.8955083325">
                <text:p>11.8955083325</text:p>
              </table:table-cell>
              <table:table-cell office:value-type="float" office:value="13.7804079733">
                <text:p>13.7804079733</text:p>
              </table:table-cell>
              <table:table-cell office:value-type="float" office:value="15.9990310336">
                <text:p>15.9990310336</text:p>
              </table:table-cell>
              <table:table-cell office:value-type="float" office:value="20.654998958">
                <text:p>20.654998958</text:p>
              </table:table-cell>
              <table:table-cell office:value-type="float" office:value="26.24355815">
                <text:p>26.24355815</text:p>
              </table:table-cell>
              <table:table-cell office:value-type="float" office:value="33.9881581673">
                <text:p>33.9881581673</text:p>
              </table:table-cell>
              <table:table-cell office:value-type="float" office:value="44.8605077456">
                <text:p>44.8605077456</text:p>
              </table:table-cell>
              <table:table-cell office:value-type="float" office:value="65.2858067513">
                <text:p>65.2858067513</text:p>
              </table:table-cell>
              <table:table-cell office:value-type="float" office:value="74.1201401696">
                <text:p>74.1201401696</text:p>
              </table:table-cell>
              <table:table-cell office:value-type="float" office:value="98.894965927">
                <text:p>98.894965927</text:p>
              </table:table-cell>
              <table:table-cell office:value-type="float" office:value="116.702795321">
                <text:p>116.702795321</text:p>
              </table:table-cell>
              <table:table-cell office:value-type="float" office:value="131.102339836">
                <text:p>131.102339836</text:p>
              </table:table-cell>
              <table:table-cell office:value-type="float" office:value="145.529669834">
                <text:p>145.529669834</text:p>
              </table:table-cell>
              <table:table-cell office:value-type="float" office:value="160.165138604">
                <text:p>160.165138604</text:p>
              </table:table-cell>
              <table:table-cell office:value-type="float" office:value="175.134218939">
                <text:p>175.134218939</text:p>
              </table:table-cell>
              <table:table-cell office:value-type="float" office:value="197.382979299">
                <text:p>197.382979299</text:p>
              </table:table-cell>
              <table:table-cell office:value-type="float" office:value="222.810675883">
                <text:p>222.810675883</text:p>
              </table:table-cell>
              <table:table-cell office:value-type="float" office:value="254.34109393">
                <text:p>254.34109393</text:p>
              </table:table-cell>
              <table:table-cell office:value-type="float" office:value="278.863584224">
                <text:p>278.863584224</text:p>
              </table:table-cell>
              <table:table-cell office:value-type="float" office:value="325.866141076">
                <text:p>325.866141076</text:p>
              </table:table-cell>
              <table:table-cell office:value-type="float" office:value="413.00103496">
                <text:p>413.00103496</text:p>
              </table:table-cell>
              <table:table-cell office:value-type="float" office:value="500.732465575">
                <text:p>500.732465575</text:p>
              </table:table-cell>
              <table:table-cell office:value-type="float" office:value="607.030031686">
                <text:p>607.030031686</text:p>
              </table:table-cell>
              <table:table-cell office:value-type="float" office:value="817.464150256">
                <text:p>817.464150256</text:p>
              </table:table-cell>
              <table:table-cell office:value-type="float" office:value="943.810348802">
                <text:p>943.810348802</text:p>
              </table:table-cell>
              <table:table-cell office:value-type="float" office:value="1225.81109911">
                <text:p>1225.81109911</text:p>
              </table:table-cell>
            </table:table-row>
            <table:table-row>
              <table:table-cell office:value-type="string">
                <text:p>NEW NEW fuzzy_token inc dec half w/threshold 0.2 and 0.8 and window limit 3 CHEAT weights</text:p>
                <draw:g>
                  <svg:desc>'comparison many modes and extravaganzas'.A27:'comparison many modes and extravaganzas'.A27</svg:desc>
                </draw:g>
              </table:table-cell>
              <table:table-cell office:value-type="float" office:value="5.09601756207">
                <text:p>5.09601756207</text:p>
                <draw:g>
                  <svg:desc>'comparison many modes and extravaganzas'.B27:'comparison many modes and extravaganzas'.AO27</svg:desc>
                </draw:g>
              </table:table-cell>
              <table:table-cell office:value-type="float" office:value="5.20423436164">
                <text:p>5.20423436164</text:p>
              </table:table-cell>
              <table:table-cell office:value-type="float" office:value="5.30600541949">
                <text:p>5.30600541949</text:p>
              </table:table-cell>
              <table:table-cell office:value-type="float" office:value="5.45890727347">
                <text:p>5.45890727347</text:p>
              </table:table-cell>
              <table:table-cell office:value-type="float" office:value="5.64459046144">
                <text:p>5.64459046144</text:p>
              </table:table-cell>
              <table:table-cell office:value-type="float" office:value="5.79856980321">
                <text:p>5.79856980321</text:p>
              </table:table-cell>
              <table:table-cell office:value-type="float" office:value="6.02421336304">
                <text:p>6.02421336304</text:p>
              </table:table-cell>
              <table:table-cell office:value-type="float" office:value="6.28906582118">
                <text:p>6.28906582118</text:p>
              </table:table-cell>
              <table:table-cell office:value-type="float" office:value="6.60371737376">
                <text:p>6.60371737376</text:p>
              </table:table-cell>
              <table:table-cell office:value-type="float" office:value="7.12316209688">
                <text:p>7.12316209688</text:p>
              </table:table-cell>
              <table:table-cell office:value-type="float" office:value="7.65337096985">
                <text:p>7.65337096985</text:p>
              </table:table-cell>
              <table:table-cell office:value-type="float" office:value="8.27747701773">
                <text:p>8.27747701773</text:p>
              </table:table-cell>
              <table:table-cell office:value-type="float" office:value="9.0517974478">
                <text:p>9.0517974478</text:p>
              </table:table-cell>
              <table:table-cell office:value-type="float" office:value="10.035509894">
                <text:p>10.035509894</text:p>
              </table:table-cell>
              <table:table-cell office:value-type="float" office:value="11.7371818484">
                <text:p>11.7371818484</text:p>
              </table:table-cell>
              <table:table-cell office:value-type="float" office:value="12.77833869">
                <text:p>12.77833869</text:p>
              </table:table-cell>
              <table:table-cell office:value-type="float" office:value="15.5773442901">
                <text:p>15.5773442901</text:p>
              </table:table-cell>
              <table:table-cell office:value-type="float" office:value="19.1735281083">
                <text:p>19.1735281083</text:p>
              </table:table-cell>
              <table:table-cell office:value-type="float" office:value="23.2944331101">
                <text:p>23.2944331101</text:p>
              </table:table-cell>
              <table:table-cell office:value-type="float" office:value="28.8079722196">
                <text:p>28.8079722196</text:p>
              </table:table-cell>
              <table:table-cell office:value-type="float" office:value="35.613444355">
                <text:p>35.613444355</text:p>
              </table:table-cell>
              <table:table-cell office:value-type="float" office:value="52.9748165603">
                <text:p>52.9748165603</text:p>
              </table:table-cell>
              <table:table-cell office:value-type="float" office:value="68.8911525921">
                <text:p>68.8911525921</text:p>
              </table:table-cell>
              <table:table-cell office:value-type="float" office:value="86.6374730665">
                <text:p>86.6374730665</text:p>
              </table:table-cell>
              <table:table-cell office:value-type="float" office:value="111.304707732">
                <text:p>111.304707732</text:p>
              </table:table-cell>
              <table:table-cell office:value-type="float" office:value="133.540252769">
                <text:p>133.540252769</text:p>
              </table:table-cell>
              <table:table-cell office:value-type="float" office:value="153.256727132">
                <text:p>153.256727132</text:p>
              </table:table-cell>
              <table:table-cell office:value-type="float" office:value="171.149281888">
                <text:p>171.149281888</text:p>
              </table:table-cell>
              <table:table-cell office:value-type="float" office:value="190.453610321">
                <text:p>190.453610321</text:p>
              </table:table-cell>
              <table:table-cell office:value-type="float" office:value="218.441758542">
                <text:p>218.441758542</text:p>
              </table:table-cell>
              <table:table-cell office:value-type="float" office:value="247.667544383">
                <text:p>247.667544383</text:p>
              </table:table-cell>
              <table:table-cell office:value-type="float" office:value="279.217167132">
                <text:p>279.217167132</text:p>
              </table:table-cell>
              <table:table-cell office:value-type="float" office:value="318.941931946">
                <text:p>318.941931946</text:p>
              </table:table-cell>
              <table:table-cell office:value-type="float" office:value="375.783143064">
                <text:p>375.783143064</text:p>
              </table:table-cell>
              <table:table-cell office:value-type="float" office:value="446.849130093">
                <text:p>446.849130093</text:p>
              </table:table-cell>
              <table:table-cell office:value-type="float" office:value="553.056807899">
                <text:p>553.056807899</text:p>
              </table:table-cell>
              <table:table-cell office:value-type="float" office:value="709.244408949">
                <text:p>709.244408949</text:p>
              </table:table-cell>
              <table:table-cell office:value-type="float" office:value="773.980895423">
                <text:p>773.980895423</text:p>
              </table:table-cell>
              <table:table-cell office:value-type="float" office:value="985.671569657">
                <text:p>985.671569657</text:p>
              </table:table-cell>
              <table:table-cell office:value-type="float" office:value="1222.35480867">
                <text:p>1222.35480867</text:p>
              </table:table-cell>
            </table:table-row>
            <table:table-row>
              <table:table-cell office:value-type="string">
                <text:p>NEW fuzzy_token inc 1 dec TO 1 w/ thresholds 0.001 and 0.999 CHEAT weights</text:p>
                <draw:g>
                  <svg:desc>'comparison many modes and extravaganzas'.A28:'comparison many modes and extravaganzas'.A28</svg:desc>
                </draw:g>
              </table:table-cell>
              <table:table-cell office:value-type="float" office:value="5.13704951819">
                <text:p>5.13704951819</text:p>
                <draw:g>
                  <svg:desc>'comparison many modes and extravaganzas'.B28:'comparison many modes and extravaganzas'.AO28</svg:desc>
                </draw:g>
              </table:table-cell>
              <table:table-cell office:value-type="float" office:value="5.31027952513">
                <text:p>5.31027952513</text:p>
              </table:table-cell>
              <table:table-cell office:value-type="float" office:value="5.50625266508">
                <text:p>5.50625266508</text:p>
              </table:table-cell>
              <table:table-cell office:value-type="float" office:value="5.72223573667">
                <text:p>5.72223573667</text:p>
              </table:table-cell>
              <table:table-cell office:value-type="float" office:value="6.09943337397">
                <text:p>6.09943337397</text:p>
              </table:table-cell>
              <table:table-cell office:value-type="float" office:value="6.44243819984">
                <text:p>6.44243819984</text:p>
              </table:table-cell>
              <table:table-cell office:value-type="float" office:value="6.93354795506">
                <text:p>6.93354795506</text:p>
              </table:table-cell>
              <table:table-cell office:value-type="float" office:value="7.43924210186">
                <text:p>7.43924210186</text:p>
              </table:table-cell>
              <table:table-cell office:value-type="float" office:value="8.29868172614">
                <text:p>8.29868172614</text:p>
              </table:table-cell>
              <table:table-cell office:value-type="float" office:value="9.01155604662">
                <text:p>9.01155604662</text:p>
              </table:table-cell>
              <table:table-cell office:value-type="float" office:value="10.0963474316">
                <text:p>10.0963474316</text:p>
              </table:table-cell>
              <table:table-cell office:value-type="float" office:value="11.0299887453">
                <text:p>11.0299887453</text:p>
              </table:table-cell>
              <table:table-cell office:value-type="float" office:value="12.3539822314">
                <text:p>12.3539822314</text:p>
              </table:table-cell>
              <table:table-cell office:value-type="float" office:value="13.47964525">
                <text:p>13.47964525</text:p>
              </table:table-cell>
              <table:table-cell office:value-type="float" office:value="16.4286878069">
                <text:p>16.4286878069</text:p>
              </table:table-cell>
              <table:table-cell office:value-type="float" office:value="18.6756187011">
                <text:p>18.6756187011</text:p>
              </table:table-cell>
              <table:table-cell office:value-type="float" office:value="21.9922373515">
                <text:p>21.9922373515</text:p>
              </table:table-cell>
              <table:table-cell office:value-type="float" office:value="26.9728194535">
                <text:p>26.9728194535</text:p>
              </table:table-cell>
              <table:table-cell office:value-type="float" office:value="29.9310768462">
                <text:p>29.9310768462</text:p>
              </table:table-cell>
              <table:table-cell office:value-type="float" office:value="35.2560599559">
                <text:p>35.2560599559</text:p>
              </table:table-cell>
              <table:table-cell office:value-type="float" office:value="45.0096343807">
                <text:p>45.0096343807</text:p>
              </table:table-cell>
              <table:table-cell office:value-type="float" office:value="52.0227334955">
                <text:p>52.0227334955</text:p>
              </table:table-cell>
              <table:table-cell office:value-type="float" office:value="66.9874444125">
                <text:p>66.9874444125</text:p>
              </table:table-cell>
              <table:table-cell office:value-type="float" office:value="79.3842014979">
                <text:p>79.3842014979</text:p>
              </table:table-cell>
              <table:table-cell office:value-type="float" office:value="102.537287847">
                <text:p>102.537287847</text:p>
              </table:table-cell>
              <table:table-cell office:value-type="float" office:value="127.569421984">
                <text:p>127.569421984</text:p>
              </table:table-cell>
              <table:table-cell office:value-type="float" office:value="165.471257957">
                <text:p>165.471257957</text:p>
              </table:table-cell>
              <table:table-cell office:value-type="float" office:value="216.604066369">
                <text:p>216.604066369</text:p>
              </table:table-cell>
              <table:table-cell office:value-type="float" office:value="274.325905531">
                <text:p>274.325905531</text:p>
              </table:table-cell>
              <table:table-cell office:value-type="float" office:value="368.351234253">
                <text:p>368.351234253</text:p>
              </table:table-cell>
              <table:table-cell office:value-type="float" office:value="464.928039607">
                <text:p>464.928039607</text:p>
              </table:table-cell>
              <table:table-cell office:value-type="float" office:value="599.916623509">
                <text:p>599.916623509</text:p>
              </table:table-cell>
              <table:table-cell office:value-type="float" office:value="742.954865214">
                <text:p>742.954865214</text:p>
              </table:table-cell>
              <table:table-cell office:value-type="float" office:value="841.335517207">
                <text:p>841.335517207</text:p>
              </table:table-cell>
              <table:table-cell office:value-type="float" office:value="953.286590052">
                <text:p>953.286590052</text:p>
              </table:table-cell>
              <table:table-cell office:value-type="float" office:value="1109.53121704">
                <text:p>1109.53121704</text:p>
              </table:table-cell>
              <table:table-cell office:value-type="float" office:value="1219.61444518">
                <text:p>1219.61444518</text:p>
              </table:table-cell>
              <table:table-cell office:value-type="float" office:value="1462.5562907">
                <text:p>1462.5562907</text:p>
              </table:table-cell>
              <table:table-cell office:value-type="float" office:value="1631.63410774">
                <text:p>1631.63410774</text:p>
              </table:table-cell>
              <table:table-cell office:value-type="float" office:value="1768.11411721">
                <text:p>1768.114117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5.64cm" svg:height="21.901cm" xlink:href=".." xlink:type="simple" chart:class="chart:line" chart:row-mapping="0 1 2 3 4 4 4 5 5 6 7 7 7 8 9 9 0 1 2 3 4 5 6 7" chart:style-name="ch1">
        <chart:legend chart:legend-position="end" svg:x="23.854cm" svg:y="2.102cm" style:legend-expansion="high" chart:style-name="ch2"/>
        <chart:plot-area chart:style-name="ch3" table:cell-range-address="'more comparisons CHEAT WEIGHTS'.A4:'more comparisons CHEAT WEIGHTS'.AO14" chart:data-source-has-labels="both" svg:x="0.712cm" svg:y="0.438cm" svg:width="22.43cm" svg:height="21.025cm">
          <chartooo:coordinate-region svg:x="1.598cm" svg:y="0.438cm" svg:width="21.33cm" svg:height="19.48cm"/>
          <chart:axis chart:dimension="x" chart:name="primary-x" chart:style-name="ch4" chartooo:axis-type="auto">
            <chartooo:date-scale/>
            <chart:categories table:cell-range-address="'more comparisons CHEAT WEIGHTS'.B4:'more comparisons CHEAT WEIGHTS'.AO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re comparisons CHEAT WEIGHTS'.B5:'more comparisons CHEAT WEIGHTS'.AO5" chart:label-cell-address="'more comparisons CHEAT WEIGHTS'.A5:'more comparisons CHEAT WEIGHTS'.A5" chart:class="chart:line">
            <chart:data-point chart:repeated="40"/>
          </chart:series>
          <chart:series chart:style-name="ch8" chart:values-cell-range-address="'more comparisons CHEAT WEIGHTS'.B6:'more comparisons CHEAT WEIGHTS'.AO6" chart:label-cell-address="'more comparisons CHEAT WEIGHTS'.A6:'more comparisons CHEAT WEIGHTS'.A6" chart:class="chart:line">
            <chart:data-point chart:repeated="40"/>
          </chart:series>
          <chart:series chart:style-name="ch9" chart:values-cell-range-address="'more comparisons CHEAT WEIGHTS'.B7:'more comparisons CHEAT WEIGHTS'.AO7" chart:label-cell-address="'more comparisons CHEAT WEIGHTS'.A7:'more comparisons CHEAT WEIGHTS'.A7" chart:class="chart:line">
            <chart:data-point chart:repeated="40"/>
          </chart:series>
          <chart:series chart:style-name="ch10" chart:values-cell-range-address="'more comparisons CHEAT WEIGHTS'.B8:'more comparisons CHEAT WEIGHTS'.AO8" chart:label-cell-address="'more comparisons CHEAT WEIGHTS'.A8:'more comparisons CHEAT WEIGHTS'.A8" chart:class="chart:line">
            <chart:data-point chart:repeated="40"/>
          </chart:series>
          <chart:series chart:style-name="ch11" chart:values-cell-range-address="'more comparisons CHEAT WEIGHTS'.B9:'more comparisons CHEAT WEIGHTS'.AO9" chart:label-cell-address="'more comparisons CHEAT WEIGHTS'.A9:'more comparisons CHEAT WEIGHTS'.A9" chart:class="chart:line">
            <chart:data-point chart:repeated="40"/>
          </chart:series>
          <chart:series chart:style-name="ch12" chart:values-cell-range-address="'more comparisons CHEAT WEIGHTS'.B9:'more comparisons CHEAT WEIGHTS'.AO9" chart:label-cell-address="'more comparisons CHEAT WEIGHTS'.A9:'more comparisons CHEAT WEIGHTS'.A9" chart:class="chart:line">
            <chart:data-point chart:repeated="40"/>
          </chart:series>
          <chart:series chart:style-name="ch13" chart:values-cell-range-address="'more comparisons CHEAT WEIGHTS'.B9:'more comparisons CHEAT WEIGHTS'.AO9" chart:label-cell-address="'more comparisons CHEAT WEIGHTS'.A9:'more comparisons CHEAT WEIGHTS'.A9" chart:class="chart:line">
            <chart:data-point chart:repeated="40"/>
          </chart:series>
          <chart:series chart:style-name="ch14" chart:values-cell-range-address="'more comparisons CHEAT WEIGHTS'.B10:'more comparisons CHEAT WEIGHTS'.AO10" chart:label-cell-address="'more comparisons CHEAT WEIGHTS'.A10:'more comparisons CHEAT WEIGHTS'.A10" chart:class="chart:line">
            <chart:data-point chart:repeated="40"/>
          </chart:series>
          <chart:series chart:style-name="ch15" chart:values-cell-range-address="'more comparisons CHEAT WEIGHTS'.B10:'more comparisons CHEAT WEIGHTS'.AO10" chart:label-cell-address="'more comparisons CHEAT WEIGHTS'.A10:'more comparisons CHEAT WEIGHTS'.A10" chart:class="chart:line">
            <chart:data-point chart:repeated="40"/>
          </chart:series>
          <chart:series chart:style-name="ch16" chart:values-cell-range-address="'more comparisons CHEAT WEIGHTS'.B11:'more comparisons CHEAT WEIGHTS'.AO11" chart:label-cell-address="'more comparisons CHEAT WEIGHTS'.A11:'more comparisons CHEAT WEIGHTS'.A11" chart:class="chart:line">
            <chart:data-point chart:repeated="40"/>
          </chart:series>
          <chart:series chart:style-name="ch17" chart:values-cell-range-address="'more comparisons CHEAT WEIGHTS'.B12:'more comparisons CHEAT WEIGHTS'.AO12" chart:label-cell-address="'more comparisons CHEAT WEIGHTS'.A12:'more comparisons CHEAT WEIGHTS'.A12" chart:class="chart:line">
            <chart:data-point chart:repeated="40"/>
          </chart:series>
          <chart:series chart:style-name="ch18" chart:values-cell-range-address="'more comparisons CHEAT WEIGHTS'.B12:'more comparisons CHEAT WEIGHTS'.AO12" chart:label-cell-address="'more comparisons CHEAT WEIGHTS'.A12:'more comparisons CHEAT WEIGHTS'.A12" chart:class="chart:line">
            <chart:data-point chart:repeated="40"/>
          </chart:series>
          <chart:series chart:style-name="ch7" chart:values-cell-range-address="'more comparisons CHEAT WEIGHTS'.B12:'more comparisons CHEAT WEIGHTS'.AO12" chart:label-cell-address="'more comparisons CHEAT WEIGHTS'.A12:'more comparisons CHEAT WEIGHTS'.A12" chart:class="chart:line">
            <chart:data-point chart:repeated="40"/>
          </chart:series>
          <chart:series chart:style-name="ch8" chart:values-cell-range-address="'more comparisons CHEAT WEIGHTS'.B13:'more comparisons CHEAT WEIGHTS'.AO13" chart:label-cell-address="'more comparisons CHEAT WEIGHTS'.A13:'more comparisons CHEAT WEIGHTS'.A13" chart:class="chart:line">
            <chart:data-point chart:repeated="40"/>
          </chart:series>
          <chart:series chart:style-name="ch9" chart:values-cell-range-address="'more comparisons CHEAT WEIGHTS'.B14:'more comparisons CHEAT WEIGHTS'.AO14" chart:label-cell-address="'more comparisons CHEAT WEIGHTS'.A14:'more comparisons CHEAT WEIGHTS'.A14" chart:class="chart:line">
            <chart:data-point chart:repeated="40"/>
          </chart:series>
          <chart:series chart:style-name="ch10" chart:values-cell-range-address="'more comparisons CHEAT WEIGHTS'.B14:'more comparisons CHEAT WEIGHTS'.AO14" chart:label-cell-address="'more comparisons CHEAT WEIGHTS'.A14:'more comparisons CHEAT WEIGHTS'.A14" chart:class="chart:line">
            <chart:data-point chart:repeated="40"/>
          </chart:series>
          <chart:series chart:style-name="ch11" chart:values-cell-range-address="'more comparisons CHEAT WEIGHTS'.B5:'more comparisons CHEAT WEIGHTS'.AO5" chart:label-cell-address="'more comparisons CHEAT WEIGHTS'.A5:'more comparisons CHEAT WEIGHTS'.A5" chart:class="chart:line">
            <chart:data-point chart:repeated="40"/>
          </chart:series>
          <chart:series chart:style-name="ch12" chart:values-cell-range-address="'more comparisons CHEAT WEIGHTS'.B6:'more comparisons CHEAT WEIGHTS'.AO6" chart:label-cell-address="'more comparisons CHEAT WEIGHTS'.A6:'more comparisons CHEAT WEIGHTS'.A6" chart:class="chart:line">
            <chart:data-point chart:repeated="40"/>
          </chart:series>
          <chart:series chart:style-name="ch13" chart:values-cell-range-address="'more comparisons CHEAT WEIGHTS'.B7:'more comparisons CHEAT WEIGHTS'.AO7" chart:label-cell-address="'more comparisons CHEAT WEIGHTS'.A7:'more comparisons CHEAT WEIGHTS'.A7" chart:class="chart:line">
            <chart:data-point chart:repeated="40"/>
          </chart:series>
          <chart:series chart:style-name="ch14" chart:values-cell-range-address="'more comparisons CHEAT WEIGHTS'.B8:'more comparisons CHEAT WEIGHTS'.AO8" chart:label-cell-address="'more comparisons CHEAT WEIGHTS'.A8:'more comparisons CHEAT WEIGHTS'.A8" chart:class="chart:line">
            <chart:data-point chart:repeated="40"/>
          </chart:series>
          <chart:series chart:style-name="ch15" chart:values-cell-range-address="'more comparisons CHEAT WEIGHTS'.B9:'more comparisons CHEAT WEIGHTS'.AO9" chart:label-cell-address="'more comparisons CHEAT WEIGHTS'.A9:'more comparisons CHEAT WEIGHTS'.A9" chart:class="chart:line">
            <chart:data-point chart:repeated="40"/>
          </chart:series>
          <chart:series chart:style-name="ch16" chart:values-cell-range-address="'more comparisons CHEAT WEIGHTS'.B10:'more comparisons CHEAT WEIGHTS'.AO10" chart:label-cell-address="'more comparisons CHEAT WEIGHTS'.A10:'more comparisons CHEAT WEIGHTS'.A10" chart:class="chart:line">
            <chart:data-point chart:repeated="40"/>
          </chart:series>
          <chart:series chart:style-name="ch17" chart:values-cell-range-address="'more comparisons CHEAT WEIGHTS'.B11:'more comparisons CHEAT WEIGHTS'.AO11" chart:label-cell-address="'more comparisons CHEAT WEIGHTS'.A11:'more comparisons CHEAT WEIGHTS'.A11" chart:class="chart:line">
            <chart:data-point chart:repeated="40"/>
          </chart:series>
          <chart:series chart:style-name="ch18" chart:values-cell-range-address="'more comparisons CHEAT WEIGHTS'.B12:'more comparisons CHEAT WEIGHTS'.AO12" chart:label-cell-address="'more comparisons CHEAT WEIGHTS'.A12:'more comparisons CHEAT WEIGHTS'.A12" chart:class="chart:line">
            <chart:data-point chart:repeated="4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more comparisons CHEAT WEIGHTS'.B4:'more comparisons CHEAT WEIGHTS'.AO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</table:table-row>
          </table:table-header-rows>
          <table:table-rows>
            <table:table-row>
              <table:table-cell office:value-type="string">
                <text:p>NEW fuzzy_token inc 1 dec TO 1 w/ thresholds 0.001 and 0.999 weights</text:p>
                <draw:g>
                  <svg:desc>'more comparisons CHEAT WEIGHTS'.A5:'more comparisons CHEAT WEIGHTS'.A5</svg:desc>
                </draw:g>
              </table:table-cell>
              <table:table-cell office:value-type="float" office:value="5.12507873825">
                <text:p>5.12507873825</text:p>
                <draw:g>
                  <svg:desc>'more comparisons CHEAT WEIGHTS'.B5:'more comparisons CHEAT WEIGHTS'.AO5</svg:desc>
                </draw:g>
              </table:table-cell>
              <table:table-cell office:value-type="float" office:value="5.30579080626">
                <text:p>5.30579080626</text:p>
              </table:table-cell>
              <table:table-cell office:value-type="float" office:value="5.47449085706">
                <text:p>5.47449085706</text:p>
              </table:table-cell>
              <table:table-cell office:value-type="float" office:value="5.77571023012">
                <text:p>5.77571023012</text:p>
              </table:table-cell>
              <table:table-cell office:value-type="float" office:value="5.99459669156">
                <text:p>5.99459669156</text:p>
              </table:table-cell>
              <table:table-cell office:value-type="float" office:value="6.40031157201">
                <text:p>6.40031157201</text:p>
              </table:table-cell>
              <table:table-cell office:value-type="float" office:value="6.89755163005">
                <text:p>6.89755163005</text:p>
              </table:table-cell>
              <table:table-cell office:value-type="float" office:value="7.31620075246">
                <text:p>7.31620075246</text:p>
              </table:table-cell>
              <table:table-cell office:value-type="float" office:value="8.09434747635">
                <text:p>8.09434747635</text:p>
              </table:table-cell>
              <table:table-cell office:value-type="float" office:value="8.80916618654">
                <text:p>8.80916618654</text:p>
              </table:table-cell>
              <table:table-cell office:value-type="float" office:value="9.79891039457">
                <text:p>9.79891039457</text:p>
              </table:table-cell>
              <table:table-cell office:value-type="float" office:value="11.2334765572">
                <text:p>11.2334765572</text:p>
              </table:table-cell>
              <table:table-cell office:value-type="float" office:value="12.625684059">
                <text:p>12.625684059</text:p>
              </table:table-cell>
              <table:table-cell office:value-type="float" office:value="14.0443424584">
                <text:p>14.0443424584</text:p>
              </table:table-cell>
              <table:table-cell office:value-type="float" office:value="16.4888473696">
                <text:p>16.4888473696</text:p>
              </table:table-cell>
              <table:table-cell office:value-type="float" office:value="18.4272629029">
                <text:p>18.4272629029</text:p>
              </table:table-cell>
              <table:table-cell office:value-type="float" office:value="23.2953797217">
                <text:p>23.2953797217</text:p>
              </table:table-cell>
              <table:table-cell office:value-type="float" office:value="25.5416210277">
                <text:p>25.5416210277</text:p>
              </table:table-cell>
              <table:table-cell office:value-type="float" office:value="30.2996376085">
                <text:p>30.2996376085</text:p>
              </table:table-cell>
              <table:table-cell office:value-type="float" office:value="36.160871145">
                <text:p>36.160871145</text:p>
              </table:table-cell>
              <table:table-cell office:value-type="float" office:value="43.6113394066">
                <text:p>43.6113394066</text:p>
              </table:table-cell>
              <table:table-cell office:value-type="float" office:value="52.3745269883">
                <text:p>52.3745269883</text:p>
              </table:table-cell>
              <table:table-cell office:value-type="float" office:value="65.6903316521">
                <text:p>65.6903316521</text:p>
              </table:table-cell>
              <table:table-cell office:value-type="float" office:value="79.5165076814">
                <text:p>79.5165076814</text:p>
              </table:table-cell>
              <table:table-cell office:value-type="float" office:value="104.302902416">
                <text:p>104.302902416</text:p>
              </table:table-cell>
              <table:table-cell office:value-type="float" office:value="125.027427222">
                <text:p>125.027427222</text:p>
              </table:table-cell>
              <table:table-cell office:value-type="float" office:value="155.33461093">
                <text:p>155.33461093</text:p>
              </table:table-cell>
              <table:table-cell office:value-type="float" office:value="215.093500282">
                <text:p>215.093500282</text:p>
              </table:table-cell>
              <table:table-cell office:value-type="float" office:value="276.006225908">
                <text:p>276.006225908</text:p>
              </table:table-cell>
              <table:table-cell office:value-type="float" office:value="367.375530004">
                <text:p>367.375530004</text:p>
              </table:table-cell>
              <table:table-cell office:value-type="float" office:value="444.245576932">
                <text:p>444.245576932</text:p>
              </table:table-cell>
              <table:table-cell office:value-type="float" office:value="604.752451115">
                <text:p>604.752451115</text:p>
              </table:table-cell>
              <table:table-cell office:value-type="float" office:value="683.132911421">
                <text:p>683.132911421</text:p>
              </table:table-cell>
              <table:table-cell office:value-type="float" office:value="854.362273269">
                <text:p>854.362273269</text:p>
              </table:table-cell>
              <table:table-cell office:value-type="float" office:value="1021.75509084">
                <text:p>1021.75509084</text:p>
              </table:table-cell>
              <table:table-cell office:value-type="float" office:value="1125.04744681">
                <text:p>1125.04744681</text:p>
              </table:table-cell>
              <table:table-cell office:value-type="float" office:value="1224.92456823">
                <text:p>1224.92456823</text:p>
              </table:table-cell>
              <table:table-cell office:value-type="float" office:value="1456.65358496">
                <text:p>1456.65358496</text:p>
              </table:table-cell>
              <table:table-cell office:value-type="float" office:value="1613.92477875">
                <text:p>1613.92477875</text:p>
              </table:table-cell>
              <table:table-cell office:value-type="float" office:value="1815.23611671">
                <text:p>1815.23611671</text:p>
              </table:table-cell>
            </table:table-row>
            <table:table-row>
              <table:table-cell office:value-type="string">
                <text:p>NEW fuzzy_token inc 1 dec TO 1 w/ thresholds 0.1 and 0.999 weights</text:p>
                <draw:g>
                  <svg:desc>'more comparisons CHEAT WEIGHTS'.A6:'more comparisons CHEAT WEIGHTS'.A6</svg:desc>
                </draw:g>
              </table:table-cell>
              <table:table-cell office:value-type="float" office:value="5.1177208002">
                <text:p>5.1177208002</text:p>
                <draw:g>
                  <svg:desc>'more comparisons CHEAT WEIGHTS'.B6:'more comparisons CHEAT WEIGHTS'.AO6</svg:desc>
                </draw:g>
              </table:table-cell>
              <table:table-cell office:value-type="float" office:value="5.28599994687">
                <text:p>5.28599994687</text:p>
              </table:table-cell>
              <table:table-cell office:value-type="float" office:value="5.48298366672">
                <text:p>5.48298366672</text:p>
              </table:table-cell>
              <table:table-cell office:value-type="float" office:value="5.74798291278">
                <text:p>5.74798291278</text:p>
              </table:table-cell>
              <table:table-cell office:value-type="float" office:value="6.03529235701">
                <text:p>6.03529235701</text:p>
              </table:table-cell>
              <table:table-cell office:value-type="float" office:value="6.37828508836">
                <text:p>6.37828508836</text:p>
              </table:table-cell>
              <table:table-cell office:value-type="float" office:value="6.97017337842">
                <text:p>6.97017337842</text:p>
              </table:table-cell>
              <table:table-cell office:value-type="float" office:value="7.5535700246">
                <text:p>7.5535700246</text:p>
              </table:table-cell>
              <table:table-cell office:value-type="float" office:value="8.12293646162">
                <text:p>8.12293646162</text:p>
              </table:table-cell>
              <table:table-cell office:value-type="float" office:value="8.86677126273">
                <text:p>8.86677126273</text:p>
              </table:table-cell>
              <table:table-cell office:value-type="float" office:value="9.67825448649">
                <text:p>9.67825448649</text:p>
              </table:table-cell>
              <table:table-cell office:value-type="float" office:value="10.9835799949">
                <text:p>10.9835799949</text:p>
              </table:table-cell>
              <table:table-cell office:value-type="float" office:value="12.5418565506">
                <text:p>12.5418565506</text:p>
              </table:table-cell>
              <table:table-cell office:value-type="float" office:value="14.2821237384">
                <text:p>14.2821237384</text:p>
              </table:table-cell>
              <table:table-cell office:value-type="float" office:value="16.9522174019">
                <text:p>16.9522174019</text:p>
              </table:table-cell>
              <table:table-cell office:value-type="float" office:value="19.0765549258">
                <text:p>19.0765549258</text:p>
              </table:table-cell>
              <table:table-cell office:value-type="float" office:value="22.0817642402">
                <text:p>22.0817642402</text:p>
              </table:table-cell>
              <table:table-cell office:value-type="float" office:value="25.6025848635">
                <text:p>25.6025848635</text:p>
              </table:table-cell>
              <table:table-cell office:value-type="float" office:value="30.3454741191">
                <text:p>30.3454741191</text:p>
              </table:table-cell>
              <table:table-cell office:value-type="float" office:value="36.3642964197">
                <text:p>36.3642964197</text:p>
              </table:table-cell>
              <table:table-cell office:value-type="float" office:value="41.1371528679">
                <text:p>41.1371528679</text:p>
              </table:table-cell>
              <table:table-cell office:value-type="float" office:value="53.4562202327">
                <text:p>53.4562202327</text:p>
              </table:table-cell>
              <table:table-cell office:value-type="float" office:value="68.2793542864">
                <text:p>68.2793542864</text:p>
              </table:table-cell>
              <table:table-cell office:value-type="float" office:value="81.8329857913">
                <text:p>81.8329857913</text:p>
              </table:table-cell>
              <table:table-cell office:value-type="float" office:value="96.9405564727">
                <text:p>96.9405564727</text:p>
              </table:table-cell>
              <table:table-cell office:value-type="float" office:value="118.453895138">
                <text:p>118.453895138</text:p>
              </table:table-cell>
              <table:table-cell office:value-type="float" office:value="139.699584659">
                <text:p>139.699584659</text:p>
              </table:table-cell>
              <table:table-cell office:value-type="float" office:value="164.455424445">
                <text:p>164.455424445</text:p>
              </table:table-cell>
              <table:table-cell office:value-type="float" office:value="182.144216254">
                <text:p>182.144216254</text:p>
              </table:table-cell>
              <table:table-cell office:value-type="float" office:value="217.067315901">
                <text:p>217.067315901</text:p>
              </table:table-cell>
              <table:table-cell office:value-type="float" office:value="239.358377445">
                <text:p>239.358377445</text:p>
              </table:table-cell>
              <table:table-cell office:value-type="float" office:value="288.933469802">
                <text:p>288.933469802</text:p>
              </table:table-cell>
              <table:table-cell office:value-type="float" office:value="334.543027464">
                <text:p>334.543027464</text:p>
              </table:table-cell>
              <table:table-cell office:value-type="float" office:value="381.857598738">
                <text:p>381.857598738</text:p>
              </table:table-cell>
              <table:table-cell office:value-type="float" office:value="456.159241773">
                <text:p>456.159241773</text:p>
              </table:table-cell>
              <table:table-cell office:value-type="float" office:value="540.527557167">
                <text:p>540.527557167</text:p>
              </table:table-cell>
              <table:table-cell office:value-type="float" office:value="663.118886666">
                <text:p>663.118886666</text:p>
              </table:table-cell>
              <table:table-cell office:value-type="float" office:value="816.937965015">
                <text:p>816.937965015</text:p>
              </table:table-cell>
              <table:table-cell office:value-type="float" office:value="954.740323851">
                <text:p>954.740323851</text:p>
              </table:table-cell>
              <table:table-cell office:value-type="float" office:value="1234.09757309">
                <text:p>1234.09757309</text:p>
              </table:table-cell>
            </table:table-row>
            <table:table-row>
              <table:table-cell office:value-type="string">
                <text:p>NEW fuzzy_token inc 1 dec TO 1 w/ thresholds 0.2 and 0.999 weights</text:p>
                <draw:g>
                  <svg:desc>'more comparisons CHEAT WEIGHTS'.A7:'more comparisons CHEAT WEIGHTS'.A7</svg:desc>
                </draw:g>
              </table:table-cell>
              <table:table-cell office:value-type="float" office:value="5.14737971911">
                <text:p>5.14737971911</text:p>
                <draw:g>
                  <svg:desc>'more comparisons CHEAT WEIGHTS'.B7:'more comparisons CHEAT WEIGHTS'.AO7</svg:desc>
                </draw:g>
              </table:table-cell>
              <table:table-cell office:value-type="float" office:value="5.28882663764">
                <text:p>5.28882663764</text:p>
              </table:table-cell>
              <table:table-cell office:value-type="float" office:value="5.48736005289">
                <text:p>5.48736005289</text:p>
              </table:table-cell>
              <table:table-cell office:value-type="float" office:value="5.75157262981">
                <text:p>5.75157262981</text:p>
              </table:table-cell>
              <table:table-cell office:value-type="float" office:value="6.05191211543">
                <text:p>6.05191211543</text:p>
              </table:table-cell>
              <table:table-cell office:value-type="float" office:value="6.48780768393">
                <text:p>6.48780768393</text:p>
              </table:table-cell>
              <table:table-cell office:value-type="float" office:value="7.01676222712">
                <text:p>7.01676222712</text:p>
              </table:table-cell>
              <table:table-cell office:value-type="float" office:value="7.38994545461">
                <text:p>7.38994545461</text:p>
              </table:table-cell>
              <table:table-cell office:value-type="float" office:value="8.14379906998">
                <text:p>8.14379906998</text:p>
              </table:table-cell>
              <table:table-cell office:value-type="float" office:value="9.02710887777">
                <text:p>9.02710887777</text:p>
              </table:table-cell>
              <table:table-cell office:value-type="float" office:value="10.321092782">
                <text:p>10.321092782</text:p>
              </table:table-cell>
              <table:table-cell office:value-type="float" office:value="11.4455812468">
                <text:p>11.4455812468</text:p>
              </table:table-cell>
              <table:table-cell office:value-type="float" office:value="13.4329197481">
                <text:p>13.4329197481</text:p>
              </table:table-cell>
              <table:table-cell office:value-type="float" office:value="14.5648981226">
                <text:p>14.5648981226</text:p>
              </table:table-cell>
              <table:table-cell office:value-type="float" office:value="17.5132348581">
                <text:p>17.5132348581</text:p>
              </table:table-cell>
              <table:table-cell office:value-type="float" office:value="19.804541421">
                <text:p>19.804541421</text:p>
              </table:table-cell>
              <table:table-cell office:value-type="float" office:value="24.2210585697">
                <text:p>24.2210585697</text:p>
              </table:table-cell>
              <table:table-cell office:value-type="float" office:value="27.8198507094">
                <text:p>27.8198507094</text:p>
              </table:table-cell>
              <table:table-cell office:value-type="float" office:value="37.0056439224">
                <text:p>37.0056439224</text:p>
              </table:table-cell>
              <table:table-cell office:value-type="float" office:value="43.5906650473">
                <text:p>43.5906650473</text:p>
              </table:table-cell>
              <table:table-cell office:value-type="float" office:value="51.1951421254">
                <text:p>51.1951421254</text:p>
              </table:table-cell>
              <table:table-cell office:value-type="float" office:value="66.453440196">
                <text:p>66.453440196</text:p>
              </table:table-cell>
              <table:table-cell office:value-type="float" office:value="74.6819752703">
                <text:p>74.6819752703</text:p>
              </table:table-cell>
              <table:table-cell office:value-type="float" office:value="93.3102236913">
                <text:p>93.3102236913</text:p>
              </table:table-cell>
              <table:table-cell office:value-type="float" office:value="106.462947964">
                <text:p>106.462947964</text:p>
              </table:table-cell>
              <table:table-cell office:value-type="float" office:value="121.116949864">
                <text:p>121.116949864</text:p>
              </table:table-cell>
              <table:table-cell office:value-type="float" office:value="138.510249729">
                <text:p>138.510249729</text:p>
              </table:table-cell>
              <table:table-cell office:value-type="float" office:value="147.061436256">
                <text:p>147.061436256</text:p>
              </table:table-cell>
              <table:table-cell office:value-type="float" office:value="170.729053042">
                <text:p>170.729053042</text:p>
              </table:table-cell>
              <table:table-cell office:value-type="float" office:value="190.567575751">
                <text:p>190.567575751</text:p>
              </table:table-cell>
              <table:table-cell office:value-type="float" office:value="212.191015972">
                <text:p>212.191015972</text:p>
              </table:table-cell>
              <table:table-cell office:value-type="float" office:value="240.227546868">
                <text:p>240.227546868</text:p>
              </table:table-cell>
              <table:table-cell office:value-type="float" office:value="271.354460214">
                <text:p>271.354460214</text:p>
              </table:table-cell>
              <table:table-cell office:value-type="float" office:value="315.303885589">
                <text:p>315.303885589</text:p>
              </table:table-cell>
              <table:table-cell office:value-type="float" office:value="366.708819996">
                <text:p>366.708819996</text:p>
              </table:table-cell>
              <table:table-cell office:value-type="float" office:value="463.610741662">
                <text:p>463.610741662</text:p>
              </table:table-cell>
              <table:table-cell office:value-type="float" office:value="560.425035062">
                <text:p>560.425035062</text:p>
              </table:table-cell>
              <table:table-cell office:value-type="float" office:value="675.712334564">
                <text:p>675.712334564</text:p>
              </table:table-cell>
              <table:table-cell office:value-type="float" office:value="903.052161905">
                <text:p>903.052161905</text:p>
              </table:table-cell>
              <table:table-cell office:value-type="float" office:value="1069.85205135">
                <text:p>1069.85205135</text:p>
              </table:table-cell>
            </table:table-row>
            <table:table-row>
              <table:table-cell office:value-type="string">
                <text:p/>
                <draw:g>
                  <svg:desc>'more comparisons CHEAT WEIGHTS'.A8:'more comparisons CHEAT WEIGHTS'.A8</svg:desc>
                </draw:g>
              </table:table-cell>
              <table:table-cell office:value-type="float" office:value="NaN">
                <text:p>NaN</text:p>
                <draw:g>
                  <svg:desc>'more comparisons CHEAT WEIGHTS'.B8:'more comparisons CHEAT WEIGHTS'.AO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W fuzzy_token inc 1 dec TO 1 w/ thresholds 0.001 and 0.999 CHEAT weights</text:p>
                <draw:g>
                  <svg:desc>'more comparisons CHEAT WEIGHTS'.A9:'more comparisons CHEAT WEIGHTS'.A9</svg:desc>
                </draw:g>
              </table:table-cell>
              <table:table-cell office:value-type="float" office:value="5.14512493906">
                <text:p>5.14512493906</text:p>
                <draw:g>
                  <svg:desc>'more comparisons CHEAT WEIGHTS'.B9:'more comparisons CHEAT WEIGHTS'.AO9</svg:desc>
                </draw:g>
              </table:table-cell>
              <table:table-cell office:value-type="float" office:value="5.31526382812">
                <text:p>5.31526382812</text:p>
              </table:table-cell>
              <table:table-cell office:value-type="float" office:value="5.46609920372">
                <text:p>5.46609920372</text:p>
              </table:table-cell>
              <table:table-cell office:value-type="float" office:value="5.7033252943">
                <text:p>5.7033252943</text:p>
              </table:table-cell>
              <table:table-cell office:value-type="float" office:value="6.01964835535">
                <text:p>6.01964835535</text:p>
              </table:table-cell>
              <table:table-cell office:value-type="float" office:value="6.5048656583">
                <text:p>6.5048656583</text:p>
              </table:table-cell>
              <table:table-cell office:value-type="float" office:value="6.83110180652">
                <text:p>6.83110180652</text:p>
              </table:table-cell>
              <table:table-cell office:value-type="float" office:value="7.48262676563">
                <text:p>7.48262676563</text:p>
              </table:table-cell>
              <table:table-cell office:value-type="float" office:value="8.0102362093">
                <text:p>8.0102362093</text:p>
              </table:table-cell>
              <table:table-cell office:value-type="float" office:value="8.93342328113">
                <text:p>8.93342328113</text:p>
              </table:table-cell>
              <table:table-cell office:value-type="float" office:value="9.95688875711">
                <text:p>9.95688875711</text:p>
              </table:table-cell>
              <table:table-cell office:value-type="float" office:value="11.1569238298">
                <text:p>11.1569238298</text:p>
              </table:table-cell>
              <table:table-cell office:value-type="float" office:value="12.6249747558">
                <text:p>12.6249747558</text:p>
              </table:table-cell>
              <table:table-cell office:value-type="float" office:value="14.0568708526">
                <text:p>14.0568708526</text:p>
              </table:table-cell>
              <table:table-cell office:value-type="float" office:value="16.0263702332">
                <text:p>16.0263702332</text:p>
              </table:table-cell>
              <table:table-cell office:value-type="float" office:value="19.2282160299">
                <text:p>19.2282160299</text:p>
              </table:table-cell>
              <table:table-cell office:value-type="float" office:value="22.0141650015">
                <text:p>22.0141650015</text:p>
              </table:table-cell>
              <table:table-cell office:value-type="float" office:value="25.9987386407">
                <text:p>25.9987386407</text:p>
              </table:table-cell>
              <table:table-cell office:value-type="float" office:value="31.3536073143">
                <text:p>31.3536073143</text:p>
              </table:table-cell>
              <table:table-cell office:value-type="float" office:value="35.2292264072">
                <text:p>35.2292264072</text:p>
              </table:table-cell>
              <table:table-cell office:value-type="float" office:value="41.5427818687">
                <text:p>41.5427818687</text:p>
              </table:table-cell>
              <table:table-cell office:value-type="float" office:value="54.224300941">
                <text:p>54.224300941</text:p>
              </table:table-cell>
              <table:table-cell office:value-type="float" office:value="65.7459987585">
                <text:p>65.7459987585</text:p>
              </table:table-cell>
              <table:table-cell office:value-type="float" office:value="82.8780282861">
                <text:p>82.8780282861</text:p>
              </table:table-cell>
              <table:table-cell office:value-type="float" office:value="103.433427732">
                <text:p>103.433427732</text:p>
              </table:table-cell>
              <table:table-cell office:value-type="float" office:value="128.465909108">
                <text:p>128.465909108</text:p>
              </table:table-cell>
              <table:table-cell office:value-type="float" office:value="153.208995128">
                <text:p>153.208995128</text:p>
              </table:table-cell>
              <table:table-cell office:value-type="float" office:value="203.522789582">
                <text:p>203.522789582</text:p>
              </table:table-cell>
              <table:table-cell office:value-type="float" office:value="292.034612202">
                <text:p>292.034612202</text:p>
              </table:table-cell>
              <table:table-cell office:value-type="float" office:value="357.539293675">
                <text:p>357.539293675</text:p>
              </table:table-cell>
              <table:table-cell office:value-type="float" office:value="508.995151524">
                <text:p>508.995151524</text:p>
              </table:table-cell>
              <table:table-cell office:value-type="float" office:value="579.036410435">
                <text:p>579.036410435</text:p>
              </table:table-cell>
              <table:table-cell office:value-type="float" office:value="727.76437498">
                <text:p>727.76437498</text:p>
              </table:table-cell>
              <table:table-cell office:value-type="float" office:value="836.117418118">
                <text:p>836.117418118</text:p>
              </table:table-cell>
              <table:table-cell office:value-type="float" office:value="960.236524463">
                <text:p>960.236524463</text:p>
              </table:table-cell>
              <table:table-cell office:value-type="float" office:value="1102.64135246">
                <text:p>1102.64135246</text:p>
              </table:table-cell>
              <table:table-cell office:value-type="float" office:value="1309.31481105">
                <text:p>1309.31481105</text:p>
              </table:table-cell>
              <table:table-cell office:value-type="float" office:value="1489.01892209">
                <text:p>1489.01892209</text:p>
              </table:table-cell>
              <table:table-cell office:value-type="float" office:value="1631.38189786">
                <text:p>1631.38189786</text:p>
              </table:table-cell>
              <table:table-cell office:value-type="float" office:value="1755.53591146">
                <text:p>1755.53591146</text:p>
              </table:table-cell>
            </table:table-row>
            <table:table-row>
              <table:table-cell office:value-type="string">
                <text:p>NEW fuzzy_token inc 1 dec TO 1 w/ thresholds 0.001 and 0.999 CHEAT weights</text:p>
                <draw:g>
                  <svg:desc>'more comparisons CHEAT WEIGHTS'.A9:'more comparisons CHEAT WEIGHTS'.A9</svg:desc>
                </draw:g>
              </table:table-cell>
              <table:table-cell office:value-type="float" office:value="5.14512493906">
                <text:p>5.14512493906</text:p>
                <draw:g>
                  <svg:desc>'more comparisons CHEAT WEIGHTS'.B9:'more comparisons CHEAT WEIGHTS'.AO9</svg:desc>
                </draw:g>
              </table:table-cell>
              <table:table-cell office:value-type="float" office:value="5.31526382812">
                <text:p>5.31526382812</text:p>
              </table:table-cell>
              <table:table-cell office:value-type="float" office:value="5.46609920372">
                <text:p>5.46609920372</text:p>
              </table:table-cell>
              <table:table-cell office:value-type="float" office:value="5.7033252943">
                <text:p>5.7033252943</text:p>
              </table:table-cell>
              <table:table-cell office:value-type="float" office:value="6.01964835535">
                <text:p>6.01964835535</text:p>
              </table:table-cell>
              <table:table-cell office:value-type="float" office:value="6.5048656583">
                <text:p>6.5048656583</text:p>
              </table:table-cell>
              <table:table-cell office:value-type="float" office:value="6.83110180652">
                <text:p>6.83110180652</text:p>
              </table:table-cell>
              <table:table-cell office:value-type="float" office:value="7.48262676563">
                <text:p>7.48262676563</text:p>
              </table:table-cell>
              <table:table-cell office:value-type="float" office:value="8.0102362093">
                <text:p>8.0102362093</text:p>
              </table:table-cell>
              <table:table-cell office:value-type="float" office:value="8.93342328113">
                <text:p>8.93342328113</text:p>
              </table:table-cell>
              <table:table-cell office:value-type="float" office:value="9.95688875711">
                <text:p>9.95688875711</text:p>
              </table:table-cell>
              <table:table-cell office:value-type="float" office:value="11.1569238298">
                <text:p>11.1569238298</text:p>
              </table:table-cell>
              <table:table-cell office:value-type="float" office:value="12.6249747558">
                <text:p>12.6249747558</text:p>
              </table:table-cell>
              <table:table-cell office:value-type="float" office:value="14.0568708526">
                <text:p>14.0568708526</text:p>
              </table:table-cell>
              <table:table-cell office:value-type="float" office:value="16.0263702332">
                <text:p>16.0263702332</text:p>
              </table:table-cell>
              <table:table-cell office:value-type="float" office:value="19.2282160299">
                <text:p>19.2282160299</text:p>
              </table:table-cell>
              <table:table-cell office:value-type="float" office:value="22.0141650015">
                <text:p>22.0141650015</text:p>
              </table:table-cell>
              <table:table-cell office:value-type="float" office:value="25.9987386407">
                <text:p>25.9987386407</text:p>
              </table:table-cell>
              <table:table-cell office:value-type="float" office:value="31.3536073143">
                <text:p>31.3536073143</text:p>
              </table:table-cell>
              <table:table-cell office:value-type="float" office:value="35.2292264072">
                <text:p>35.2292264072</text:p>
              </table:table-cell>
              <table:table-cell office:value-type="float" office:value="41.5427818687">
                <text:p>41.5427818687</text:p>
              </table:table-cell>
              <table:table-cell office:value-type="float" office:value="54.224300941">
                <text:p>54.224300941</text:p>
              </table:table-cell>
              <table:table-cell office:value-type="float" office:value="65.7459987585">
                <text:p>65.7459987585</text:p>
              </table:table-cell>
              <table:table-cell office:value-type="float" office:value="82.8780282861">
                <text:p>82.8780282861</text:p>
              </table:table-cell>
              <table:table-cell office:value-type="float" office:value="103.433427732">
                <text:p>103.433427732</text:p>
              </table:table-cell>
              <table:table-cell office:value-type="float" office:value="128.465909108">
                <text:p>128.465909108</text:p>
              </table:table-cell>
              <table:table-cell office:value-type="float" office:value="153.208995128">
                <text:p>153.208995128</text:p>
              </table:table-cell>
              <table:table-cell office:value-type="float" office:value="203.522789582">
                <text:p>203.522789582</text:p>
              </table:table-cell>
              <table:table-cell office:value-type="float" office:value="292.034612202">
                <text:p>292.034612202</text:p>
              </table:table-cell>
              <table:table-cell office:value-type="float" office:value="357.539293675">
                <text:p>357.539293675</text:p>
              </table:table-cell>
              <table:table-cell office:value-type="float" office:value="508.995151524">
                <text:p>508.995151524</text:p>
              </table:table-cell>
              <table:table-cell office:value-type="float" office:value="579.036410435">
                <text:p>579.036410435</text:p>
              </table:table-cell>
              <table:table-cell office:value-type="float" office:value="727.76437498">
                <text:p>727.76437498</text:p>
              </table:table-cell>
              <table:table-cell office:value-type="float" office:value="836.117418118">
                <text:p>836.117418118</text:p>
              </table:table-cell>
              <table:table-cell office:value-type="float" office:value="960.236524463">
                <text:p>960.236524463</text:p>
              </table:table-cell>
              <table:table-cell office:value-type="float" office:value="1102.64135246">
                <text:p>1102.64135246</text:p>
              </table:table-cell>
              <table:table-cell office:value-type="float" office:value="1309.31481105">
                <text:p>1309.31481105</text:p>
              </table:table-cell>
              <table:table-cell office:value-type="float" office:value="1489.01892209">
                <text:p>1489.01892209</text:p>
              </table:table-cell>
              <table:table-cell office:value-type="float" office:value="1631.38189786">
                <text:p>1631.38189786</text:p>
              </table:table-cell>
              <table:table-cell office:value-type="float" office:value="1755.53591146">
                <text:p>1755.53591146</text:p>
              </table:table-cell>
            </table:table-row>
            <table:table-row>
              <table:table-cell office:value-type="string">
                <text:p>NEW fuzzy_token inc 1 dec TO 1 w/ thresholds 0.001 and 0.999 CHEAT weights</text:p>
                <draw:g>
                  <svg:desc>'more comparisons CHEAT WEIGHTS'.A9:'more comparisons CHEAT WEIGHTS'.A9</svg:desc>
                </draw:g>
              </table:table-cell>
              <table:table-cell office:value-type="float" office:value="5.14512493906">
                <text:p>5.14512493906</text:p>
                <draw:g>
                  <svg:desc>'more comparisons CHEAT WEIGHTS'.B9:'more comparisons CHEAT WEIGHTS'.AO9</svg:desc>
                </draw:g>
              </table:table-cell>
              <table:table-cell office:value-type="float" office:value="5.31526382812">
                <text:p>5.31526382812</text:p>
              </table:table-cell>
              <table:table-cell office:value-type="float" office:value="5.46609920372">
                <text:p>5.46609920372</text:p>
              </table:table-cell>
              <table:table-cell office:value-type="float" office:value="5.7033252943">
                <text:p>5.7033252943</text:p>
              </table:table-cell>
              <table:table-cell office:value-type="float" office:value="6.01964835535">
                <text:p>6.01964835535</text:p>
              </table:table-cell>
              <table:table-cell office:value-type="float" office:value="6.5048656583">
                <text:p>6.5048656583</text:p>
              </table:table-cell>
              <table:table-cell office:value-type="float" office:value="6.83110180652">
                <text:p>6.83110180652</text:p>
              </table:table-cell>
              <table:table-cell office:value-type="float" office:value="7.48262676563">
                <text:p>7.48262676563</text:p>
              </table:table-cell>
              <table:table-cell office:value-type="float" office:value="8.0102362093">
                <text:p>8.0102362093</text:p>
              </table:table-cell>
              <table:table-cell office:value-type="float" office:value="8.93342328113">
                <text:p>8.93342328113</text:p>
              </table:table-cell>
              <table:table-cell office:value-type="float" office:value="9.95688875711">
                <text:p>9.95688875711</text:p>
              </table:table-cell>
              <table:table-cell office:value-type="float" office:value="11.1569238298">
                <text:p>11.1569238298</text:p>
              </table:table-cell>
              <table:table-cell office:value-type="float" office:value="12.6249747558">
                <text:p>12.6249747558</text:p>
              </table:table-cell>
              <table:table-cell office:value-type="float" office:value="14.0568708526">
                <text:p>14.0568708526</text:p>
              </table:table-cell>
              <table:table-cell office:value-type="float" office:value="16.0263702332">
                <text:p>16.0263702332</text:p>
              </table:table-cell>
              <table:table-cell office:value-type="float" office:value="19.2282160299">
                <text:p>19.2282160299</text:p>
              </table:table-cell>
              <table:table-cell office:value-type="float" office:value="22.0141650015">
                <text:p>22.0141650015</text:p>
              </table:table-cell>
              <table:table-cell office:value-type="float" office:value="25.9987386407">
                <text:p>25.9987386407</text:p>
              </table:table-cell>
              <table:table-cell office:value-type="float" office:value="31.3536073143">
                <text:p>31.3536073143</text:p>
              </table:table-cell>
              <table:table-cell office:value-type="float" office:value="35.2292264072">
                <text:p>35.2292264072</text:p>
              </table:table-cell>
              <table:table-cell office:value-type="float" office:value="41.5427818687">
                <text:p>41.5427818687</text:p>
              </table:table-cell>
              <table:table-cell office:value-type="float" office:value="54.224300941">
                <text:p>54.224300941</text:p>
              </table:table-cell>
              <table:table-cell office:value-type="float" office:value="65.7459987585">
                <text:p>65.7459987585</text:p>
              </table:table-cell>
              <table:table-cell office:value-type="float" office:value="82.8780282861">
                <text:p>82.8780282861</text:p>
              </table:table-cell>
              <table:table-cell office:value-type="float" office:value="103.433427732">
                <text:p>103.433427732</text:p>
              </table:table-cell>
              <table:table-cell office:value-type="float" office:value="128.465909108">
                <text:p>128.465909108</text:p>
              </table:table-cell>
              <table:table-cell office:value-type="float" office:value="153.208995128">
                <text:p>153.208995128</text:p>
              </table:table-cell>
              <table:table-cell office:value-type="float" office:value="203.522789582">
                <text:p>203.522789582</text:p>
              </table:table-cell>
              <table:table-cell office:value-type="float" office:value="292.034612202">
                <text:p>292.034612202</text:p>
              </table:table-cell>
              <table:table-cell office:value-type="float" office:value="357.539293675">
                <text:p>357.539293675</text:p>
              </table:table-cell>
              <table:table-cell office:value-type="float" office:value="508.995151524">
                <text:p>508.995151524</text:p>
              </table:table-cell>
              <table:table-cell office:value-type="float" office:value="579.036410435">
                <text:p>579.036410435</text:p>
              </table:table-cell>
              <table:table-cell office:value-type="float" office:value="727.76437498">
                <text:p>727.76437498</text:p>
              </table:table-cell>
              <table:table-cell office:value-type="float" office:value="836.117418118">
                <text:p>836.117418118</text:p>
              </table:table-cell>
              <table:table-cell office:value-type="float" office:value="960.236524463">
                <text:p>960.236524463</text:p>
              </table:table-cell>
              <table:table-cell office:value-type="float" office:value="1102.64135246">
                <text:p>1102.64135246</text:p>
              </table:table-cell>
              <table:table-cell office:value-type="float" office:value="1309.31481105">
                <text:p>1309.31481105</text:p>
              </table:table-cell>
              <table:table-cell office:value-type="float" office:value="1489.01892209">
                <text:p>1489.01892209</text:p>
              </table:table-cell>
              <table:table-cell office:value-type="float" office:value="1631.38189786">
                <text:p>1631.38189786</text:p>
              </table:table-cell>
              <table:table-cell office:value-type="float" office:value="1755.53591146">
                <text:p>1755.53591146</text:p>
              </table:table-cell>
            </table:table-row>
            <table:table-row>
              <table:table-cell office:value-type="string">
                <text:p>NEW fuzzy_token inc 1 dec TO 1 w/ thresholds 0.1 and 0.999 CHEAT weights</text:p>
                <draw:g>
                  <svg:desc>'more comparisons CHEAT WEIGHTS'.A10:'more comparisons CHEAT WEIGHTS'.A10</svg:desc>
                </draw:g>
              </table:table-cell>
              <table:table-cell office:value-type="float" office:value="5.15830311222">
                <text:p>5.15830311222</text:p>
                <draw:g>
                  <svg:desc>'more comparisons CHEAT WEIGHTS'.B10:'more comparisons CHEAT WEIGHTS'.AO10</svg:desc>
                </draw:g>
              </table:table-cell>
              <table:table-cell office:value-type="float" office:value="5.32396329555">
                <text:p>5.32396329555</text:p>
              </table:table-cell>
              <table:table-cell office:value-type="float" office:value="5.46843563296">
                <text:p>5.46843563296</text:p>
              </table:table-cell>
              <table:table-cell office:value-type="float" office:value="5.75811468025">
                <text:p>5.75811468025</text:p>
              </table:table-cell>
              <table:table-cell office:value-type="float" office:value="6.15290303696">
                <text:p>6.15290303696</text:p>
              </table:table-cell>
              <table:table-cell office:value-type="float" office:value="6.35148779019">
                <text:p>6.35148779019</text:p>
              </table:table-cell>
              <table:table-cell office:value-type="float" office:value="6.88155963624">
                <text:p>6.88155963624</text:p>
              </table:table-cell>
              <table:table-cell office:value-type="float" office:value="7.34846376524">
                <text:p>7.34846376524</text:p>
              </table:table-cell>
              <table:table-cell office:value-type="float" office:value="8.10522491512">
                <text:p>8.10522491512</text:p>
              </table:table-cell>
              <table:table-cell office:value-type="float" office:value="8.8736408826">
                <text:p>8.8736408826</text:p>
              </table:table-cell>
              <table:table-cell office:value-type="float" office:value="9.99042684399">
                <text:p>9.99042684399</text:p>
              </table:table-cell>
              <table:table-cell office:value-type="float" office:value="11.5583529325">
                <text:p>11.5583529325</text:p>
              </table:table-cell>
              <table:table-cell office:value-type="float" office:value="12.6826858536">
                <text:p>12.6826858536</text:p>
              </table:table-cell>
              <table:table-cell office:value-type="float" office:value="14.1940065789">
                <text:p>14.1940065789</text:p>
              </table:table-cell>
              <table:table-cell office:value-type="float" office:value="16.7191375336">
                <text:p>16.7191375336</text:p>
              </table:table-cell>
              <table:table-cell office:value-type="float" office:value="19.2019070993">
                <text:p>19.2019070993</text:p>
              </table:table-cell>
              <table:table-cell office:value-type="float" office:value="22.3306023989">
                <text:p>22.3306023989</text:p>
              </table:table-cell>
              <table:table-cell office:value-type="float" office:value="26.5617924292">
                <text:p>26.5617924292</text:p>
              </table:table-cell>
              <table:table-cell office:value-type="float" office:value="30.4389391068">
                <text:p>30.4389391068</text:p>
              </table:table-cell>
              <table:table-cell office:value-type="float" office:value="35.8730893146">
                <text:p>35.8730893146</text:p>
              </table:table-cell>
              <table:table-cell office:value-type="float" office:value="45.5636860259">
                <text:p>45.5636860259</text:p>
              </table:table-cell>
              <table:table-cell office:value-type="float" office:value="57.6085632428">
                <text:p>57.6085632428</text:p>
              </table:table-cell>
              <table:table-cell office:value-type="float" office:value="66.3011268593">
                <text:p>66.3011268593</text:p>
              </table:table-cell>
              <table:table-cell office:value-type="float" office:value="84.5394660946">
                <text:p>84.5394660946</text:p>
              </table:table-cell>
              <table:table-cell office:value-type="float" office:value="103.856364523">
                <text:p>103.856364523</text:p>
              </table:table-cell>
              <table:table-cell office:value-type="float" office:value="115.462759639">
                <text:p>115.462759639</text:p>
              </table:table-cell>
              <table:table-cell office:value-type="float" office:value="142.33440475">
                <text:p>142.33440475</text:p>
              </table:table-cell>
              <table:table-cell office:value-type="float" office:value="166.123145114">
                <text:p>166.123145114</text:p>
              </table:table-cell>
              <table:table-cell office:value-type="float" office:value="191.433209323">
                <text:p>191.433209323</text:p>
              </table:table-cell>
              <table:table-cell office:value-type="float" office:value="219.256677151">
                <text:p>219.256677151</text:p>
              </table:table-cell>
              <table:table-cell office:value-type="float" office:value="247.064806823">
                <text:p>247.064806823</text:p>
              </table:table-cell>
              <table:table-cell office:value-type="float" office:value="287.242900386">
                <text:p>287.242900386</text:p>
              </table:table-cell>
              <table:table-cell office:value-type="float" office:value="328.190672926">
                <text:p>328.190672926</text:p>
              </table:table-cell>
              <table:table-cell office:value-type="float" office:value="404.605409342">
                <text:p>404.605409342</text:p>
              </table:table-cell>
              <table:table-cell office:value-type="float" office:value="445.582959925">
                <text:p>445.582959925</text:p>
              </table:table-cell>
              <table:table-cell office:value-type="float" office:value="516.437485498">
                <text:p>516.437485498</text:p>
              </table:table-cell>
              <table:table-cell office:value-type="float" office:value="684.137657872">
                <text:p>684.137657872</text:p>
              </table:table-cell>
              <table:table-cell office:value-type="float" office:value="876.761125943">
                <text:p>876.761125943</text:p>
              </table:table-cell>
              <table:table-cell office:value-type="float" office:value="1028.18846931">
                <text:p>1028.18846931</text:p>
              </table:table-cell>
              <table:table-cell office:value-type="float" office:value="1183.35813102">
                <text:p>1183.35813102</text:p>
              </table:table-cell>
            </table:table-row>
            <table:table-row>
              <table:table-cell office:value-type="string">
                <text:p>NEW fuzzy_token inc 1 dec TO 1 w/ thresholds 0.1 and 0.999 CHEAT weights</text:p>
                <draw:g>
                  <svg:desc>'more comparisons CHEAT WEIGHTS'.A10:'more comparisons CHEAT WEIGHTS'.A10</svg:desc>
                </draw:g>
              </table:table-cell>
              <table:table-cell office:value-type="float" office:value="5.15830311222">
                <text:p>5.15830311222</text:p>
                <draw:g>
                  <svg:desc>'more comparisons CHEAT WEIGHTS'.B10:'more comparisons CHEAT WEIGHTS'.AO10</svg:desc>
                </draw:g>
              </table:table-cell>
              <table:table-cell office:value-type="float" office:value="5.32396329555">
                <text:p>5.32396329555</text:p>
              </table:table-cell>
              <table:table-cell office:value-type="float" office:value="5.46843563296">
                <text:p>5.46843563296</text:p>
              </table:table-cell>
              <table:table-cell office:value-type="float" office:value="5.75811468025">
                <text:p>5.75811468025</text:p>
              </table:table-cell>
              <table:table-cell office:value-type="float" office:value="6.15290303696">
                <text:p>6.15290303696</text:p>
              </table:table-cell>
              <table:table-cell office:value-type="float" office:value="6.35148779019">
                <text:p>6.35148779019</text:p>
              </table:table-cell>
              <table:table-cell office:value-type="float" office:value="6.88155963624">
                <text:p>6.88155963624</text:p>
              </table:table-cell>
              <table:table-cell office:value-type="float" office:value="7.34846376524">
                <text:p>7.34846376524</text:p>
              </table:table-cell>
              <table:table-cell office:value-type="float" office:value="8.10522491512">
                <text:p>8.10522491512</text:p>
              </table:table-cell>
              <table:table-cell office:value-type="float" office:value="8.8736408826">
                <text:p>8.8736408826</text:p>
              </table:table-cell>
              <table:table-cell office:value-type="float" office:value="9.99042684399">
                <text:p>9.99042684399</text:p>
              </table:table-cell>
              <table:table-cell office:value-type="float" office:value="11.5583529325">
                <text:p>11.5583529325</text:p>
              </table:table-cell>
              <table:table-cell office:value-type="float" office:value="12.6826858536">
                <text:p>12.6826858536</text:p>
              </table:table-cell>
              <table:table-cell office:value-type="float" office:value="14.1940065789">
                <text:p>14.1940065789</text:p>
              </table:table-cell>
              <table:table-cell office:value-type="float" office:value="16.7191375336">
                <text:p>16.7191375336</text:p>
              </table:table-cell>
              <table:table-cell office:value-type="float" office:value="19.2019070993">
                <text:p>19.2019070993</text:p>
              </table:table-cell>
              <table:table-cell office:value-type="float" office:value="22.3306023989">
                <text:p>22.3306023989</text:p>
              </table:table-cell>
              <table:table-cell office:value-type="float" office:value="26.5617924292">
                <text:p>26.5617924292</text:p>
              </table:table-cell>
              <table:table-cell office:value-type="float" office:value="30.4389391068">
                <text:p>30.4389391068</text:p>
              </table:table-cell>
              <table:table-cell office:value-type="float" office:value="35.8730893146">
                <text:p>35.8730893146</text:p>
              </table:table-cell>
              <table:table-cell office:value-type="float" office:value="45.5636860259">
                <text:p>45.5636860259</text:p>
              </table:table-cell>
              <table:table-cell office:value-type="float" office:value="57.6085632428">
                <text:p>57.6085632428</text:p>
              </table:table-cell>
              <table:table-cell office:value-type="float" office:value="66.3011268593">
                <text:p>66.3011268593</text:p>
              </table:table-cell>
              <table:table-cell office:value-type="float" office:value="84.5394660946">
                <text:p>84.5394660946</text:p>
              </table:table-cell>
              <table:table-cell office:value-type="float" office:value="103.856364523">
                <text:p>103.856364523</text:p>
              </table:table-cell>
              <table:table-cell office:value-type="float" office:value="115.462759639">
                <text:p>115.462759639</text:p>
              </table:table-cell>
              <table:table-cell office:value-type="float" office:value="142.33440475">
                <text:p>142.33440475</text:p>
              </table:table-cell>
              <table:table-cell office:value-type="float" office:value="166.123145114">
                <text:p>166.123145114</text:p>
              </table:table-cell>
              <table:table-cell office:value-type="float" office:value="191.433209323">
                <text:p>191.433209323</text:p>
              </table:table-cell>
              <table:table-cell office:value-type="float" office:value="219.256677151">
                <text:p>219.256677151</text:p>
              </table:table-cell>
              <table:table-cell office:value-type="float" office:value="247.064806823">
                <text:p>247.064806823</text:p>
              </table:table-cell>
              <table:table-cell office:value-type="float" office:value="287.242900386">
                <text:p>287.242900386</text:p>
              </table:table-cell>
              <table:table-cell office:value-type="float" office:value="328.190672926">
                <text:p>328.190672926</text:p>
              </table:table-cell>
              <table:table-cell office:value-type="float" office:value="404.605409342">
                <text:p>404.605409342</text:p>
              </table:table-cell>
              <table:table-cell office:value-type="float" office:value="445.582959925">
                <text:p>445.582959925</text:p>
              </table:table-cell>
              <table:table-cell office:value-type="float" office:value="516.437485498">
                <text:p>516.437485498</text:p>
              </table:table-cell>
              <table:table-cell office:value-type="float" office:value="684.137657872">
                <text:p>684.137657872</text:p>
              </table:table-cell>
              <table:table-cell office:value-type="float" office:value="876.761125943">
                <text:p>876.761125943</text:p>
              </table:table-cell>
              <table:table-cell office:value-type="float" office:value="1028.18846931">
                <text:p>1028.18846931</text:p>
              </table:table-cell>
              <table:table-cell office:value-type="float" office:value="1183.35813102">
                <text:p>1183.35813102</text:p>
              </table:table-cell>
            </table:table-row>
            <table:table-row>
              <table:table-cell office:value-type="string">
                <text:p>NEW fuzzy_token inc 1 dec TO 1 w/ thresholds 0.2 and 0.999 CHEAT weights</text:p>
                <draw:g>
                  <svg:desc>'more comparisons CHEAT WEIGHTS'.A11:'more comparisons CHEAT WEIGHTS'.A11</svg:desc>
                </draw:g>
              </table:table-cell>
              <table:table-cell office:value-type="float" office:value="5.11855048952">
                <text:p>5.11855048952</text:p>
                <draw:g>
                  <svg:desc>'more comparisons CHEAT WEIGHTS'.B11:'more comparisons CHEAT WEIGHTS'.AO11</svg:desc>
                </draw:g>
              </table:table-cell>
              <table:table-cell office:value-type="float" office:value="5.2833800812">
                <text:p>5.2833800812</text:p>
              </table:table-cell>
              <table:table-cell office:value-type="float" office:value="5.47395176412">
                <text:p>5.47395176412</text:p>
              </table:table-cell>
              <table:table-cell office:value-type="float" office:value="5.79652804783">
                <text:p>5.79652804783</text:p>
              </table:table-cell>
              <table:table-cell office:value-type="float" office:value="6.15676723398">
                <text:p>6.15676723398</text:p>
              </table:table-cell>
              <table:table-cell office:value-type="float" office:value="6.31577038437">
                <text:p>6.31577038437</text:p>
              </table:table-cell>
              <table:table-cell office:value-type="float" office:value="6.97362581293">
                <text:p>6.97362581293</text:p>
              </table:table-cell>
              <table:table-cell office:value-type="float" office:value="7.55885069009">
                <text:p>7.55885069009</text:p>
              </table:table-cell>
              <table:table-cell office:value-type="float" office:value="8.26890492969">
                <text:p>8.26890492969</text:p>
              </table:table-cell>
              <table:table-cell office:value-type="float" office:value="9.42128651296">
                <text:p>9.42128651296</text:p>
              </table:table-cell>
              <table:table-cell office:value-type="float" office:value="10.2874382675">
                <text:p>10.2874382675</text:p>
              </table:table-cell>
              <table:table-cell office:value-type="float" office:value="11.2077954999">
                <text:p>11.2077954999</text:p>
              </table:table-cell>
              <table:table-cell office:value-type="float" office:value="12.747473364">
                <text:p>12.747473364</text:p>
              </table:table-cell>
              <table:table-cell office:value-type="float" office:value="15.1061575714">
                <text:p>15.1061575714</text:p>
              </table:table-cell>
              <table:table-cell office:value-type="float" office:value="17.4485217243">
                <text:p>17.4485217243</text:p>
              </table:table-cell>
              <table:table-cell office:value-type="float" office:value="20.3194576069">
                <text:p>20.3194576069</text:p>
              </table:table-cell>
              <table:table-cell office:value-type="float" office:value="23.3913620496">
                <text:p>23.3913620496</text:p>
              </table:table-cell>
              <table:table-cell office:value-type="float" office:value="29.1920407889">
                <text:p>29.1920407889</text:p>
              </table:table-cell>
              <table:table-cell office:value-type="float" office:value="37.0448710003">
                <text:p>37.0448710003</text:p>
              </table:table-cell>
              <table:table-cell office:value-type="float" office:value="43.2740355323">
                <text:p>43.2740355323</text:p>
              </table:table-cell>
              <table:table-cell office:value-type="float" office:value="53.9164644893">
                <text:p>53.9164644893</text:p>
              </table:table-cell>
              <table:table-cell office:value-type="float" office:value="63.2730278275">
                <text:p>63.2730278275</text:p>
              </table:table-cell>
              <table:table-cell office:value-type="float" office:value="80.1674017277">
                <text:p>80.1674017277</text:p>
              </table:table-cell>
              <table:table-cell office:value-type="float" office:value="93.2857095126">
                <text:p>93.2857095126</text:p>
              </table:table-cell>
              <table:table-cell office:value-type="float" office:value="109.26537634">
                <text:p>109.26537634</text:p>
              </table:table-cell>
              <table:table-cell office:value-type="float" office:value="121.006867241">
                <text:p>121.006867241</text:p>
              </table:table-cell>
              <table:table-cell office:value-type="float" office:value="135.915811383">
                <text:p>135.915811383</text:p>
              </table:table-cell>
              <table:table-cell office:value-type="float" office:value="148.934938617">
                <text:p>148.934938617</text:p>
              </table:table-cell>
              <table:table-cell office:value-type="float" office:value="170.674689087">
                <text:p>170.674689087</text:p>
              </table:table-cell>
              <table:table-cell office:value-type="float" office:value="188.926439024">
                <text:p>188.926439024</text:p>
              </table:table-cell>
              <table:table-cell office:value-type="float" office:value="214.096330031">
                <text:p>214.096330031</text:p>
              </table:table-cell>
              <table:table-cell office:value-type="float" office:value="240.494633004">
                <text:p>240.494633004</text:p>
              </table:table-cell>
              <table:table-cell office:value-type="float" office:value="277.535189722">
                <text:p>277.535189722</text:p>
              </table:table-cell>
              <table:table-cell office:value-type="float" office:value="330.89122455">
                <text:p>330.89122455</text:p>
              </table:table-cell>
              <table:table-cell office:value-type="float" office:value="377.99729178">
                <text:p>377.99729178</text:p>
              </table:table-cell>
              <table:table-cell office:value-type="float" office:value="483.592540118">
                <text:p>483.592540118</text:p>
              </table:table-cell>
              <table:table-cell office:value-type="float" office:value="573.416133737">
                <text:p>573.416133737</text:p>
              </table:table-cell>
              <table:table-cell office:value-type="float" office:value="812.642299027">
                <text:p>812.642299027</text:p>
              </table:table-cell>
              <table:table-cell office:value-type="float" office:value="924.631219782">
                <text:p>924.631219782</text:p>
              </table:table-cell>
              <table:table-cell office:value-type="float" office:value="1181.17917783">
                <text:p>1181.17917783</text:p>
              </table:table-cell>
            </table:table-row>
            <table:table-row>
              <table:table-cell office:value-type="string">
                <text:p/>
                <draw:g>
                  <svg:desc>'more comparisons CHEAT WEIGHTS'.A12:'more comparisons CHEAT WEIGHTS'.A12</svg:desc>
                </draw:g>
              </table:table-cell>
              <table:table-cell office:value-type="float" office:value="NaN">
                <text:p>NaN</text:p>
                <draw:g>
                  <svg:desc>'more comparisons CHEAT WEIGHTS'.B12:'more comparisons CHEAT WEIGHTS'.AO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more comparisons CHEAT WEIGHTS'.A12:'more comparisons CHEAT WEIGHTS'.A12</svg:desc>
                </draw:g>
              </table:table-cell>
              <table:table-cell office:value-type="float" office:value="NaN">
                <text:p>NaN</text:p>
                <draw:g>
                  <svg:desc>'more comparisons CHEAT WEIGHTS'.B12:'more comparisons CHEAT WEIGHTS'.AO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more comparisons CHEAT WEIGHTS'.A12:'more comparisons CHEAT WEIGHTS'.A12</svg:desc>
                </draw:g>
              </table:table-cell>
              <table:table-cell office:value-type="float" office:value="NaN">
                <text:p>NaN</text:p>
                <draw:g>
                  <svg:desc>'more comparisons CHEAT WEIGHTS'.B12:'more comparisons CHEAT WEIGHTS'.AO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more comparisons CHEAT WEIGHTS'.A13:'more comparisons CHEAT WEIGHTS'.A13</svg:desc>
                </draw:g>
              </table:table-cell>
              <table:table-cell office:value-type="float" office:value="NaN">
                <text:p>NaN</text:p>
                <draw:g>
                  <svg:desc>'more comparisons CHEAT WEIGHTS'.B13:'more comparisons CHEAT WEIGHTS'.AO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more comparisons CHEAT WEIGHTS'.A14:'more comparisons CHEAT WEIGHTS'.A14</svg:desc>
                </draw:g>
              </table:table-cell>
              <table:table-cell office:value-type="float" office:value="NaN">
                <text:p>NaN</text:p>
                <draw:g>
                  <svg:desc>'more comparisons CHEAT WEIGHTS'.B14:'more comparisons CHEAT WEIGHTS'.AO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more comparisons CHEAT WEIGHTS'.A14:'more comparisons CHEAT WEIGHTS'.A14</svg:desc>
                </draw:g>
              </table:table-cell>
              <table:table-cell office:value-type="float" office:value="NaN">
                <text:p>NaN</text:p>
                <draw:g>
                  <svg:desc>'more comparisons CHEAT WEIGHTS'.B14:'more comparisons CHEAT WEIGHTS'.AO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W fuzzy_token inc 1 dec TO 1 w/ thresholds 0.001 and 0.999 weights</text:p>
                <draw:g>
                  <svg:desc>'more comparisons CHEAT WEIGHTS'.A5:'more comparisons CHEAT WEIGHTS'.A5</svg:desc>
                </draw:g>
              </table:table-cell>
              <table:table-cell office:value-type="float" office:value="5.12507873825">
                <text:p>5.12507873825</text:p>
                <draw:g>
                  <svg:desc>'more comparisons CHEAT WEIGHTS'.B5:'more comparisons CHEAT WEIGHTS'.AO5</svg:desc>
                </draw:g>
              </table:table-cell>
              <table:table-cell office:value-type="float" office:value="5.30579080626">
                <text:p>5.30579080626</text:p>
              </table:table-cell>
              <table:table-cell office:value-type="float" office:value="5.47449085706">
                <text:p>5.47449085706</text:p>
              </table:table-cell>
              <table:table-cell office:value-type="float" office:value="5.77571023012">
                <text:p>5.77571023012</text:p>
              </table:table-cell>
              <table:table-cell office:value-type="float" office:value="5.99459669156">
                <text:p>5.99459669156</text:p>
              </table:table-cell>
              <table:table-cell office:value-type="float" office:value="6.40031157201">
                <text:p>6.40031157201</text:p>
              </table:table-cell>
              <table:table-cell office:value-type="float" office:value="6.89755163005">
                <text:p>6.89755163005</text:p>
              </table:table-cell>
              <table:table-cell office:value-type="float" office:value="7.31620075246">
                <text:p>7.31620075246</text:p>
              </table:table-cell>
              <table:table-cell office:value-type="float" office:value="8.09434747635">
                <text:p>8.09434747635</text:p>
              </table:table-cell>
              <table:table-cell office:value-type="float" office:value="8.80916618654">
                <text:p>8.80916618654</text:p>
              </table:table-cell>
              <table:table-cell office:value-type="float" office:value="9.79891039457">
                <text:p>9.79891039457</text:p>
              </table:table-cell>
              <table:table-cell office:value-type="float" office:value="11.2334765572">
                <text:p>11.2334765572</text:p>
              </table:table-cell>
              <table:table-cell office:value-type="float" office:value="12.625684059">
                <text:p>12.625684059</text:p>
              </table:table-cell>
              <table:table-cell office:value-type="float" office:value="14.0443424584">
                <text:p>14.0443424584</text:p>
              </table:table-cell>
              <table:table-cell office:value-type="float" office:value="16.4888473696">
                <text:p>16.4888473696</text:p>
              </table:table-cell>
              <table:table-cell office:value-type="float" office:value="18.4272629029">
                <text:p>18.4272629029</text:p>
              </table:table-cell>
              <table:table-cell office:value-type="float" office:value="23.2953797217">
                <text:p>23.2953797217</text:p>
              </table:table-cell>
              <table:table-cell office:value-type="float" office:value="25.5416210277">
                <text:p>25.5416210277</text:p>
              </table:table-cell>
              <table:table-cell office:value-type="float" office:value="30.2996376085">
                <text:p>30.2996376085</text:p>
              </table:table-cell>
              <table:table-cell office:value-type="float" office:value="36.160871145">
                <text:p>36.160871145</text:p>
              </table:table-cell>
              <table:table-cell office:value-type="float" office:value="43.6113394066">
                <text:p>43.6113394066</text:p>
              </table:table-cell>
              <table:table-cell office:value-type="float" office:value="52.3745269883">
                <text:p>52.3745269883</text:p>
              </table:table-cell>
              <table:table-cell office:value-type="float" office:value="65.6903316521">
                <text:p>65.6903316521</text:p>
              </table:table-cell>
              <table:table-cell office:value-type="float" office:value="79.5165076814">
                <text:p>79.5165076814</text:p>
              </table:table-cell>
              <table:table-cell office:value-type="float" office:value="104.302902416">
                <text:p>104.302902416</text:p>
              </table:table-cell>
              <table:table-cell office:value-type="float" office:value="125.027427222">
                <text:p>125.027427222</text:p>
              </table:table-cell>
              <table:table-cell office:value-type="float" office:value="155.33461093">
                <text:p>155.33461093</text:p>
              </table:table-cell>
              <table:table-cell office:value-type="float" office:value="215.093500282">
                <text:p>215.093500282</text:p>
              </table:table-cell>
              <table:table-cell office:value-type="float" office:value="276.006225908">
                <text:p>276.006225908</text:p>
              </table:table-cell>
              <table:table-cell office:value-type="float" office:value="367.375530004">
                <text:p>367.375530004</text:p>
              </table:table-cell>
              <table:table-cell office:value-type="float" office:value="444.245576932">
                <text:p>444.245576932</text:p>
              </table:table-cell>
              <table:table-cell office:value-type="float" office:value="604.752451115">
                <text:p>604.752451115</text:p>
              </table:table-cell>
              <table:table-cell office:value-type="float" office:value="683.132911421">
                <text:p>683.132911421</text:p>
              </table:table-cell>
              <table:table-cell office:value-type="float" office:value="854.362273269">
                <text:p>854.362273269</text:p>
              </table:table-cell>
              <table:table-cell office:value-type="float" office:value="1021.75509084">
                <text:p>1021.75509084</text:p>
              </table:table-cell>
              <table:table-cell office:value-type="float" office:value="1125.04744681">
                <text:p>1125.04744681</text:p>
              </table:table-cell>
              <table:table-cell office:value-type="float" office:value="1224.92456823">
                <text:p>1224.92456823</text:p>
              </table:table-cell>
              <table:table-cell office:value-type="float" office:value="1456.65358496">
                <text:p>1456.65358496</text:p>
              </table:table-cell>
              <table:table-cell office:value-type="float" office:value="1613.92477875">
                <text:p>1613.92477875</text:p>
              </table:table-cell>
              <table:table-cell office:value-type="float" office:value="1815.23611671">
                <text:p>1815.23611671</text:p>
              </table:table-cell>
            </table:table-row>
            <table:table-row>
              <table:table-cell office:value-type="string">
                <text:p>NEW fuzzy_token inc 1 dec TO 1 w/ thresholds 0.1 and 0.999 weights</text:p>
                <draw:g>
                  <svg:desc>'more comparisons CHEAT WEIGHTS'.A6:'more comparisons CHEAT WEIGHTS'.A6</svg:desc>
                </draw:g>
              </table:table-cell>
              <table:table-cell office:value-type="float" office:value="5.1177208002">
                <text:p>5.1177208002</text:p>
                <draw:g>
                  <svg:desc>'more comparisons CHEAT WEIGHTS'.B6:'more comparisons CHEAT WEIGHTS'.AO6</svg:desc>
                </draw:g>
              </table:table-cell>
              <table:table-cell office:value-type="float" office:value="5.28599994687">
                <text:p>5.28599994687</text:p>
              </table:table-cell>
              <table:table-cell office:value-type="float" office:value="5.48298366672">
                <text:p>5.48298366672</text:p>
              </table:table-cell>
              <table:table-cell office:value-type="float" office:value="5.74798291278">
                <text:p>5.74798291278</text:p>
              </table:table-cell>
              <table:table-cell office:value-type="float" office:value="6.03529235701">
                <text:p>6.03529235701</text:p>
              </table:table-cell>
              <table:table-cell office:value-type="float" office:value="6.37828508836">
                <text:p>6.37828508836</text:p>
              </table:table-cell>
              <table:table-cell office:value-type="float" office:value="6.97017337842">
                <text:p>6.97017337842</text:p>
              </table:table-cell>
              <table:table-cell office:value-type="float" office:value="7.5535700246">
                <text:p>7.5535700246</text:p>
              </table:table-cell>
              <table:table-cell office:value-type="float" office:value="8.12293646162">
                <text:p>8.12293646162</text:p>
              </table:table-cell>
              <table:table-cell office:value-type="float" office:value="8.86677126273">
                <text:p>8.86677126273</text:p>
              </table:table-cell>
              <table:table-cell office:value-type="float" office:value="9.67825448649">
                <text:p>9.67825448649</text:p>
              </table:table-cell>
              <table:table-cell office:value-type="float" office:value="10.9835799949">
                <text:p>10.9835799949</text:p>
              </table:table-cell>
              <table:table-cell office:value-type="float" office:value="12.5418565506">
                <text:p>12.5418565506</text:p>
              </table:table-cell>
              <table:table-cell office:value-type="float" office:value="14.2821237384">
                <text:p>14.2821237384</text:p>
              </table:table-cell>
              <table:table-cell office:value-type="float" office:value="16.9522174019">
                <text:p>16.9522174019</text:p>
              </table:table-cell>
              <table:table-cell office:value-type="float" office:value="19.0765549258">
                <text:p>19.0765549258</text:p>
              </table:table-cell>
              <table:table-cell office:value-type="float" office:value="22.0817642402">
                <text:p>22.0817642402</text:p>
              </table:table-cell>
              <table:table-cell office:value-type="float" office:value="25.6025848635">
                <text:p>25.6025848635</text:p>
              </table:table-cell>
              <table:table-cell office:value-type="float" office:value="30.3454741191">
                <text:p>30.3454741191</text:p>
              </table:table-cell>
              <table:table-cell office:value-type="float" office:value="36.3642964197">
                <text:p>36.3642964197</text:p>
              </table:table-cell>
              <table:table-cell office:value-type="float" office:value="41.1371528679">
                <text:p>41.1371528679</text:p>
              </table:table-cell>
              <table:table-cell office:value-type="float" office:value="53.4562202327">
                <text:p>53.4562202327</text:p>
              </table:table-cell>
              <table:table-cell office:value-type="float" office:value="68.2793542864">
                <text:p>68.2793542864</text:p>
              </table:table-cell>
              <table:table-cell office:value-type="float" office:value="81.8329857913">
                <text:p>81.8329857913</text:p>
              </table:table-cell>
              <table:table-cell office:value-type="float" office:value="96.9405564727">
                <text:p>96.9405564727</text:p>
              </table:table-cell>
              <table:table-cell office:value-type="float" office:value="118.453895138">
                <text:p>118.453895138</text:p>
              </table:table-cell>
              <table:table-cell office:value-type="float" office:value="139.699584659">
                <text:p>139.699584659</text:p>
              </table:table-cell>
              <table:table-cell office:value-type="float" office:value="164.455424445">
                <text:p>164.455424445</text:p>
              </table:table-cell>
              <table:table-cell office:value-type="float" office:value="182.144216254">
                <text:p>182.144216254</text:p>
              </table:table-cell>
              <table:table-cell office:value-type="float" office:value="217.067315901">
                <text:p>217.067315901</text:p>
              </table:table-cell>
              <table:table-cell office:value-type="float" office:value="239.358377445">
                <text:p>239.358377445</text:p>
              </table:table-cell>
              <table:table-cell office:value-type="float" office:value="288.933469802">
                <text:p>288.933469802</text:p>
              </table:table-cell>
              <table:table-cell office:value-type="float" office:value="334.543027464">
                <text:p>334.543027464</text:p>
              </table:table-cell>
              <table:table-cell office:value-type="float" office:value="381.857598738">
                <text:p>381.857598738</text:p>
              </table:table-cell>
              <table:table-cell office:value-type="float" office:value="456.159241773">
                <text:p>456.159241773</text:p>
              </table:table-cell>
              <table:table-cell office:value-type="float" office:value="540.527557167">
                <text:p>540.527557167</text:p>
              </table:table-cell>
              <table:table-cell office:value-type="float" office:value="663.118886666">
                <text:p>663.118886666</text:p>
              </table:table-cell>
              <table:table-cell office:value-type="float" office:value="816.937965015">
                <text:p>816.937965015</text:p>
              </table:table-cell>
              <table:table-cell office:value-type="float" office:value="954.740323851">
                <text:p>954.740323851</text:p>
              </table:table-cell>
              <table:table-cell office:value-type="float" office:value="1234.09757309">
                <text:p>1234.09757309</text:p>
              </table:table-cell>
            </table:table-row>
            <table:table-row>
              <table:table-cell office:value-type="string">
                <text:p>NEW fuzzy_token inc 1 dec TO 1 w/ thresholds 0.2 and 0.999 weights</text:p>
                <draw:g>
                  <svg:desc>'more comparisons CHEAT WEIGHTS'.A7:'more comparisons CHEAT WEIGHTS'.A7</svg:desc>
                </draw:g>
              </table:table-cell>
              <table:table-cell office:value-type="float" office:value="5.14737971911">
                <text:p>5.14737971911</text:p>
                <draw:g>
                  <svg:desc>'more comparisons CHEAT WEIGHTS'.B7:'more comparisons CHEAT WEIGHTS'.AO7</svg:desc>
                </draw:g>
              </table:table-cell>
              <table:table-cell office:value-type="float" office:value="5.28882663764">
                <text:p>5.28882663764</text:p>
              </table:table-cell>
              <table:table-cell office:value-type="float" office:value="5.48736005289">
                <text:p>5.48736005289</text:p>
              </table:table-cell>
              <table:table-cell office:value-type="float" office:value="5.75157262981">
                <text:p>5.75157262981</text:p>
              </table:table-cell>
              <table:table-cell office:value-type="float" office:value="6.05191211543">
                <text:p>6.05191211543</text:p>
              </table:table-cell>
              <table:table-cell office:value-type="float" office:value="6.48780768393">
                <text:p>6.48780768393</text:p>
              </table:table-cell>
              <table:table-cell office:value-type="float" office:value="7.01676222712">
                <text:p>7.01676222712</text:p>
              </table:table-cell>
              <table:table-cell office:value-type="float" office:value="7.38994545461">
                <text:p>7.38994545461</text:p>
              </table:table-cell>
              <table:table-cell office:value-type="float" office:value="8.14379906998">
                <text:p>8.14379906998</text:p>
              </table:table-cell>
              <table:table-cell office:value-type="float" office:value="9.02710887777">
                <text:p>9.02710887777</text:p>
              </table:table-cell>
              <table:table-cell office:value-type="float" office:value="10.321092782">
                <text:p>10.321092782</text:p>
              </table:table-cell>
              <table:table-cell office:value-type="float" office:value="11.4455812468">
                <text:p>11.4455812468</text:p>
              </table:table-cell>
              <table:table-cell office:value-type="float" office:value="13.4329197481">
                <text:p>13.4329197481</text:p>
              </table:table-cell>
              <table:table-cell office:value-type="float" office:value="14.5648981226">
                <text:p>14.5648981226</text:p>
              </table:table-cell>
              <table:table-cell office:value-type="float" office:value="17.5132348581">
                <text:p>17.5132348581</text:p>
              </table:table-cell>
              <table:table-cell office:value-type="float" office:value="19.804541421">
                <text:p>19.804541421</text:p>
              </table:table-cell>
              <table:table-cell office:value-type="float" office:value="24.2210585697">
                <text:p>24.2210585697</text:p>
              </table:table-cell>
              <table:table-cell office:value-type="float" office:value="27.8198507094">
                <text:p>27.8198507094</text:p>
              </table:table-cell>
              <table:table-cell office:value-type="float" office:value="37.0056439224">
                <text:p>37.0056439224</text:p>
              </table:table-cell>
              <table:table-cell office:value-type="float" office:value="43.5906650473">
                <text:p>43.5906650473</text:p>
              </table:table-cell>
              <table:table-cell office:value-type="float" office:value="51.1951421254">
                <text:p>51.1951421254</text:p>
              </table:table-cell>
              <table:table-cell office:value-type="float" office:value="66.453440196">
                <text:p>66.453440196</text:p>
              </table:table-cell>
              <table:table-cell office:value-type="float" office:value="74.6819752703">
                <text:p>74.6819752703</text:p>
              </table:table-cell>
              <table:table-cell office:value-type="float" office:value="93.3102236913">
                <text:p>93.3102236913</text:p>
              </table:table-cell>
              <table:table-cell office:value-type="float" office:value="106.462947964">
                <text:p>106.462947964</text:p>
              </table:table-cell>
              <table:table-cell office:value-type="float" office:value="121.116949864">
                <text:p>121.116949864</text:p>
              </table:table-cell>
              <table:table-cell office:value-type="float" office:value="138.510249729">
                <text:p>138.510249729</text:p>
              </table:table-cell>
              <table:table-cell office:value-type="float" office:value="147.061436256">
                <text:p>147.061436256</text:p>
              </table:table-cell>
              <table:table-cell office:value-type="float" office:value="170.729053042">
                <text:p>170.729053042</text:p>
              </table:table-cell>
              <table:table-cell office:value-type="float" office:value="190.567575751">
                <text:p>190.567575751</text:p>
              </table:table-cell>
              <table:table-cell office:value-type="float" office:value="212.191015972">
                <text:p>212.191015972</text:p>
              </table:table-cell>
              <table:table-cell office:value-type="float" office:value="240.227546868">
                <text:p>240.227546868</text:p>
              </table:table-cell>
              <table:table-cell office:value-type="float" office:value="271.354460214">
                <text:p>271.354460214</text:p>
              </table:table-cell>
              <table:table-cell office:value-type="float" office:value="315.303885589">
                <text:p>315.303885589</text:p>
              </table:table-cell>
              <table:table-cell office:value-type="float" office:value="366.708819996">
                <text:p>366.708819996</text:p>
              </table:table-cell>
              <table:table-cell office:value-type="float" office:value="463.610741662">
                <text:p>463.610741662</text:p>
              </table:table-cell>
              <table:table-cell office:value-type="float" office:value="560.425035062">
                <text:p>560.425035062</text:p>
              </table:table-cell>
              <table:table-cell office:value-type="float" office:value="675.712334564">
                <text:p>675.712334564</text:p>
              </table:table-cell>
              <table:table-cell office:value-type="float" office:value="903.052161905">
                <text:p>903.052161905</text:p>
              </table:table-cell>
              <table:table-cell office:value-type="float" office:value="1069.85205135">
                <text:p>1069.85205135</text:p>
              </table:table-cell>
            </table:table-row>
            <table:table-row>
              <table:table-cell office:value-type="string">
                <text:p/>
                <draw:g>
                  <svg:desc>'more comparisons CHEAT WEIGHTS'.A8:'more comparisons CHEAT WEIGHTS'.A8</svg:desc>
                </draw:g>
              </table:table-cell>
              <table:table-cell office:value-type="float" office:value="NaN">
                <text:p>NaN</text:p>
                <draw:g>
                  <svg:desc>'more comparisons CHEAT WEIGHTS'.B8:'more comparisons CHEAT WEIGHTS'.AO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W fuzzy_token inc 1 dec TO 1 w/ thresholds 0.001 and 0.999 CHEAT weights</text:p>
                <draw:g>
                  <svg:desc>'more comparisons CHEAT WEIGHTS'.A9:'more comparisons CHEAT WEIGHTS'.A9</svg:desc>
                </draw:g>
              </table:table-cell>
              <table:table-cell office:value-type="float" office:value="5.14512493906">
                <text:p>5.14512493906</text:p>
                <draw:g>
                  <svg:desc>'more comparisons CHEAT WEIGHTS'.B9:'more comparisons CHEAT WEIGHTS'.AO9</svg:desc>
                </draw:g>
              </table:table-cell>
              <table:table-cell office:value-type="float" office:value="5.31526382812">
                <text:p>5.31526382812</text:p>
              </table:table-cell>
              <table:table-cell office:value-type="float" office:value="5.46609920372">
                <text:p>5.46609920372</text:p>
              </table:table-cell>
              <table:table-cell office:value-type="float" office:value="5.7033252943">
                <text:p>5.7033252943</text:p>
              </table:table-cell>
              <table:table-cell office:value-type="float" office:value="6.01964835535">
                <text:p>6.01964835535</text:p>
              </table:table-cell>
              <table:table-cell office:value-type="float" office:value="6.5048656583">
                <text:p>6.5048656583</text:p>
              </table:table-cell>
              <table:table-cell office:value-type="float" office:value="6.83110180652">
                <text:p>6.83110180652</text:p>
              </table:table-cell>
              <table:table-cell office:value-type="float" office:value="7.48262676563">
                <text:p>7.48262676563</text:p>
              </table:table-cell>
              <table:table-cell office:value-type="float" office:value="8.0102362093">
                <text:p>8.0102362093</text:p>
              </table:table-cell>
              <table:table-cell office:value-type="float" office:value="8.93342328113">
                <text:p>8.93342328113</text:p>
              </table:table-cell>
              <table:table-cell office:value-type="float" office:value="9.95688875711">
                <text:p>9.95688875711</text:p>
              </table:table-cell>
              <table:table-cell office:value-type="float" office:value="11.1569238298">
                <text:p>11.1569238298</text:p>
              </table:table-cell>
              <table:table-cell office:value-type="float" office:value="12.6249747558">
                <text:p>12.6249747558</text:p>
              </table:table-cell>
              <table:table-cell office:value-type="float" office:value="14.0568708526">
                <text:p>14.0568708526</text:p>
              </table:table-cell>
              <table:table-cell office:value-type="float" office:value="16.0263702332">
                <text:p>16.0263702332</text:p>
              </table:table-cell>
              <table:table-cell office:value-type="float" office:value="19.2282160299">
                <text:p>19.2282160299</text:p>
              </table:table-cell>
              <table:table-cell office:value-type="float" office:value="22.0141650015">
                <text:p>22.0141650015</text:p>
              </table:table-cell>
              <table:table-cell office:value-type="float" office:value="25.9987386407">
                <text:p>25.9987386407</text:p>
              </table:table-cell>
              <table:table-cell office:value-type="float" office:value="31.3536073143">
                <text:p>31.3536073143</text:p>
              </table:table-cell>
              <table:table-cell office:value-type="float" office:value="35.2292264072">
                <text:p>35.2292264072</text:p>
              </table:table-cell>
              <table:table-cell office:value-type="float" office:value="41.5427818687">
                <text:p>41.5427818687</text:p>
              </table:table-cell>
              <table:table-cell office:value-type="float" office:value="54.224300941">
                <text:p>54.224300941</text:p>
              </table:table-cell>
              <table:table-cell office:value-type="float" office:value="65.7459987585">
                <text:p>65.7459987585</text:p>
              </table:table-cell>
              <table:table-cell office:value-type="float" office:value="82.8780282861">
                <text:p>82.8780282861</text:p>
              </table:table-cell>
              <table:table-cell office:value-type="float" office:value="103.433427732">
                <text:p>103.433427732</text:p>
              </table:table-cell>
              <table:table-cell office:value-type="float" office:value="128.465909108">
                <text:p>128.465909108</text:p>
              </table:table-cell>
              <table:table-cell office:value-type="float" office:value="153.208995128">
                <text:p>153.208995128</text:p>
              </table:table-cell>
              <table:table-cell office:value-type="float" office:value="203.522789582">
                <text:p>203.522789582</text:p>
              </table:table-cell>
              <table:table-cell office:value-type="float" office:value="292.034612202">
                <text:p>292.034612202</text:p>
              </table:table-cell>
              <table:table-cell office:value-type="float" office:value="357.539293675">
                <text:p>357.539293675</text:p>
              </table:table-cell>
              <table:table-cell office:value-type="float" office:value="508.995151524">
                <text:p>508.995151524</text:p>
              </table:table-cell>
              <table:table-cell office:value-type="float" office:value="579.036410435">
                <text:p>579.036410435</text:p>
              </table:table-cell>
              <table:table-cell office:value-type="float" office:value="727.76437498">
                <text:p>727.76437498</text:p>
              </table:table-cell>
              <table:table-cell office:value-type="float" office:value="836.117418118">
                <text:p>836.117418118</text:p>
              </table:table-cell>
              <table:table-cell office:value-type="float" office:value="960.236524463">
                <text:p>960.236524463</text:p>
              </table:table-cell>
              <table:table-cell office:value-type="float" office:value="1102.64135246">
                <text:p>1102.64135246</text:p>
              </table:table-cell>
              <table:table-cell office:value-type="float" office:value="1309.31481105">
                <text:p>1309.31481105</text:p>
              </table:table-cell>
              <table:table-cell office:value-type="float" office:value="1489.01892209">
                <text:p>1489.01892209</text:p>
              </table:table-cell>
              <table:table-cell office:value-type="float" office:value="1631.38189786">
                <text:p>1631.38189786</text:p>
              </table:table-cell>
              <table:table-cell office:value-type="float" office:value="1755.53591146">
                <text:p>1755.53591146</text:p>
              </table:table-cell>
            </table:table-row>
            <table:table-row>
              <table:table-cell office:value-type="string">
                <text:p>NEW fuzzy_token inc 1 dec TO 1 w/ thresholds 0.1 and 0.999 CHEAT weights</text:p>
                <draw:g>
                  <svg:desc>'more comparisons CHEAT WEIGHTS'.A10:'more comparisons CHEAT WEIGHTS'.A10</svg:desc>
                </draw:g>
              </table:table-cell>
              <table:table-cell office:value-type="float" office:value="5.15830311222">
                <text:p>5.15830311222</text:p>
                <draw:g>
                  <svg:desc>'more comparisons CHEAT WEIGHTS'.B10:'more comparisons CHEAT WEIGHTS'.AO10</svg:desc>
                </draw:g>
              </table:table-cell>
              <table:table-cell office:value-type="float" office:value="5.32396329555">
                <text:p>5.32396329555</text:p>
              </table:table-cell>
              <table:table-cell office:value-type="float" office:value="5.46843563296">
                <text:p>5.46843563296</text:p>
              </table:table-cell>
              <table:table-cell office:value-type="float" office:value="5.75811468025">
                <text:p>5.75811468025</text:p>
              </table:table-cell>
              <table:table-cell office:value-type="float" office:value="6.15290303696">
                <text:p>6.15290303696</text:p>
              </table:table-cell>
              <table:table-cell office:value-type="float" office:value="6.35148779019">
                <text:p>6.35148779019</text:p>
              </table:table-cell>
              <table:table-cell office:value-type="float" office:value="6.88155963624">
                <text:p>6.88155963624</text:p>
              </table:table-cell>
              <table:table-cell office:value-type="float" office:value="7.34846376524">
                <text:p>7.34846376524</text:p>
              </table:table-cell>
              <table:table-cell office:value-type="float" office:value="8.10522491512">
                <text:p>8.10522491512</text:p>
              </table:table-cell>
              <table:table-cell office:value-type="float" office:value="8.8736408826">
                <text:p>8.8736408826</text:p>
              </table:table-cell>
              <table:table-cell office:value-type="float" office:value="9.99042684399">
                <text:p>9.99042684399</text:p>
              </table:table-cell>
              <table:table-cell office:value-type="float" office:value="11.5583529325">
                <text:p>11.5583529325</text:p>
              </table:table-cell>
              <table:table-cell office:value-type="float" office:value="12.6826858536">
                <text:p>12.6826858536</text:p>
              </table:table-cell>
              <table:table-cell office:value-type="float" office:value="14.1940065789">
                <text:p>14.1940065789</text:p>
              </table:table-cell>
              <table:table-cell office:value-type="float" office:value="16.7191375336">
                <text:p>16.7191375336</text:p>
              </table:table-cell>
              <table:table-cell office:value-type="float" office:value="19.2019070993">
                <text:p>19.2019070993</text:p>
              </table:table-cell>
              <table:table-cell office:value-type="float" office:value="22.3306023989">
                <text:p>22.3306023989</text:p>
              </table:table-cell>
              <table:table-cell office:value-type="float" office:value="26.5617924292">
                <text:p>26.5617924292</text:p>
              </table:table-cell>
              <table:table-cell office:value-type="float" office:value="30.4389391068">
                <text:p>30.4389391068</text:p>
              </table:table-cell>
              <table:table-cell office:value-type="float" office:value="35.8730893146">
                <text:p>35.8730893146</text:p>
              </table:table-cell>
              <table:table-cell office:value-type="float" office:value="45.5636860259">
                <text:p>45.5636860259</text:p>
              </table:table-cell>
              <table:table-cell office:value-type="float" office:value="57.6085632428">
                <text:p>57.6085632428</text:p>
              </table:table-cell>
              <table:table-cell office:value-type="float" office:value="66.3011268593">
                <text:p>66.3011268593</text:p>
              </table:table-cell>
              <table:table-cell office:value-type="float" office:value="84.5394660946">
                <text:p>84.5394660946</text:p>
              </table:table-cell>
              <table:table-cell office:value-type="float" office:value="103.856364523">
                <text:p>103.856364523</text:p>
              </table:table-cell>
              <table:table-cell office:value-type="float" office:value="115.462759639">
                <text:p>115.462759639</text:p>
              </table:table-cell>
              <table:table-cell office:value-type="float" office:value="142.33440475">
                <text:p>142.33440475</text:p>
              </table:table-cell>
              <table:table-cell office:value-type="float" office:value="166.123145114">
                <text:p>166.123145114</text:p>
              </table:table-cell>
              <table:table-cell office:value-type="float" office:value="191.433209323">
                <text:p>191.433209323</text:p>
              </table:table-cell>
              <table:table-cell office:value-type="float" office:value="219.256677151">
                <text:p>219.256677151</text:p>
              </table:table-cell>
              <table:table-cell office:value-type="float" office:value="247.064806823">
                <text:p>247.064806823</text:p>
              </table:table-cell>
              <table:table-cell office:value-type="float" office:value="287.242900386">
                <text:p>287.242900386</text:p>
              </table:table-cell>
              <table:table-cell office:value-type="float" office:value="328.190672926">
                <text:p>328.190672926</text:p>
              </table:table-cell>
              <table:table-cell office:value-type="float" office:value="404.605409342">
                <text:p>404.605409342</text:p>
              </table:table-cell>
              <table:table-cell office:value-type="float" office:value="445.582959925">
                <text:p>445.582959925</text:p>
              </table:table-cell>
              <table:table-cell office:value-type="float" office:value="516.437485498">
                <text:p>516.437485498</text:p>
              </table:table-cell>
              <table:table-cell office:value-type="float" office:value="684.137657872">
                <text:p>684.137657872</text:p>
              </table:table-cell>
              <table:table-cell office:value-type="float" office:value="876.761125943">
                <text:p>876.761125943</text:p>
              </table:table-cell>
              <table:table-cell office:value-type="float" office:value="1028.18846931">
                <text:p>1028.18846931</text:p>
              </table:table-cell>
              <table:table-cell office:value-type="float" office:value="1183.35813102">
                <text:p>1183.35813102</text:p>
              </table:table-cell>
            </table:table-row>
            <table:table-row>
              <table:table-cell office:value-type="string">
                <text:p>NEW fuzzy_token inc 1 dec TO 1 w/ thresholds 0.2 and 0.999 CHEAT weights</text:p>
                <draw:g>
                  <svg:desc>'more comparisons CHEAT WEIGHTS'.A11:'more comparisons CHEAT WEIGHTS'.A11</svg:desc>
                </draw:g>
              </table:table-cell>
              <table:table-cell office:value-type="float" office:value="5.11855048952">
                <text:p>5.11855048952</text:p>
                <draw:g>
                  <svg:desc>'more comparisons CHEAT WEIGHTS'.B11:'more comparisons CHEAT WEIGHTS'.AO11</svg:desc>
                </draw:g>
              </table:table-cell>
              <table:table-cell office:value-type="float" office:value="5.2833800812">
                <text:p>5.2833800812</text:p>
              </table:table-cell>
              <table:table-cell office:value-type="float" office:value="5.47395176412">
                <text:p>5.47395176412</text:p>
              </table:table-cell>
              <table:table-cell office:value-type="float" office:value="5.79652804783">
                <text:p>5.79652804783</text:p>
              </table:table-cell>
              <table:table-cell office:value-type="float" office:value="6.15676723398">
                <text:p>6.15676723398</text:p>
              </table:table-cell>
              <table:table-cell office:value-type="float" office:value="6.31577038437">
                <text:p>6.31577038437</text:p>
              </table:table-cell>
              <table:table-cell office:value-type="float" office:value="6.97362581293">
                <text:p>6.97362581293</text:p>
              </table:table-cell>
              <table:table-cell office:value-type="float" office:value="7.55885069009">
                <text:p>7.55885069009</text:p>
              </table:table-cell>
              <table:table-cell office:value-type="float" office:value="8.26890492969">
                <text:p>8.26890492969</text:p>
              </table:table-cell>
              <table:table-cell office:value-type="float" office:value="9.42128651296">
                <text:p>9.42128651296</text:p>
              </table:table-cell>
              <table:table-cell office:value-type="float" office:value="10.2874382675">
                <text:p>10.2874382675</text:p>
              </table:table-cell>
              <table:table-cell office:value-type="float" office:value="11.2077954999">
                <text:p>11.2077954999</text:p>
              </table:table-cell>
              <table:table-cell office:value-type="float" office:value="12.747473364">
                <text:p>12.747473364</text:p>
              </table:table-cell>
              <table:table-cell office:value-type="float" office:value="15.1061575714">
                <text:p>15.1061575714</text:p>
              </table:table-cell>
              <table:table-cell office:value-type="float" office:value="17.4485217243">
                <text:p>17.4485217243</text:p>
              </table:table-cell>
              <table:table-cell office:value-type="float" office:value="20.3194576069">
                <text:p>20.3194576069</text:p>
              </table:table-cell>
              <table:table-cell office:value-type="float" office:value="23.3913620496">
                <text:p>23.3913620496</text:p>
              </table:table-cell>
              <table:table-cell office:value-type="float" office:value="29.1920407889">
                <text:p>29.1920407889</text:p>
              </table:table-cell>
              <table:table-cell office:value-type="float" office:value="37.0448710003">
                <text:p>37.0448710003</text:p>
              </table:table-cell>
              <table:table-cell office:value-type="float" office:value="43.2740355323">
                <text:p>43.2740355323</text:p>
              </table:table-cell>
              <table:table-cell office:value-type="float" office:value="53.9164644893">
                <text:p>53.9164644893</text:p>
              </table:table-cell>
              <table:table-cell office:value-type="float" office:value="63.2730278275">
                <text:p>63.2730278275</text:p>
              </table:table-cell>
              <table:table-cell office:value-type="float" office:value="80.1674017277">
                <text:p>80.1674017277</text:p>
              </table:table-cell>
              <table:table-cell office:value-type="float" office:value="93.2857095126">
                <text:p>93.2857095126</text:p>
              </table:table-cell>
              <table:table-cell office:value-type="float" office:value="109.26537634">
                <text:p>109.26537634</text:p>
              </table:table-cell>
              <table:table-cell office:value-type="float" office:value="121.006867241">
                <text:p>121.006867241</text:p>
              </table:table-cell>
              <table:table-cell office:value-type="float" office:value="135.915811383">
                <text:p>135.915811383</text:p>
              </table:table-cell>
              <table:table-cell office:value-type="float" office:value="148.934938617">
                <text:p>148.934938617</text:p>
              </table:table-cell>
              <table:table-cell office:value-type="float" office:value="170.674689087">
                <text:p>170.674689087</text:p>
              </table:table-cell>
              <table:table-cell office:value-type="float" office:value="188.926439024">
                <text:p>188.926439024</text:p>
              </table:table-cell>
              <table:table-cell office:value-type="float" office:value="214.096330031">
                <text:p>214.096330031</text:p>
              </table:table-cell>
              <table:table-cell office:value-type="float" office:value="240.494633004">
                <text:p>240.494633004</text:p>
              </table:table-cell>
              <table:table-cell office:value-type="float" office:value="277.535189722">
                <text:p>277.535189722</text:p>
              </table:table-cell>
              <table:table-cell office:value-type="float" office:value="330.89122455">
                <text:p>330.89122455</text:p>
              </table:table-cell>
              <table:table-cell office:value-type="float" office:value="377.99729178">
                <text:p>377.99729178</text:p>
              </table:table-cell>
              <table:table-cell office:value-type="float" office:value="483.592540118">
                <text:p>483.592540118</text:p>
              </table:table-cell>
              <table:table-cell office:value-type="float" office:value="573.416133737">
                <text:p>573.416133737</text:p>
              </table:table-cell>
              <table:table-cell office:value-type="float" office:value="812.642299027">
                <text:p>812.642299027</text:p>
              </table:table-cell>
              <table:table-cell office:value-type="float" office:value="924.631219782">
                <text:p>924.631219782</text:p>
              </table:table-cell>
              <table:table-cell office:value-type="float" office:value="1181.17917783">
                <text:p>1181.17917783</text:p>
              </table:table-cell>
            </table:table-row>
            <table:table-row>
              <table:table-cell office:value-type="string">
                <text:p/>
                <draw:g>
                  <svg:desc>'more comparisons CHEAT WEIGHTS'.A12:'more comparisons CHEAT WEIGHTS'.A12</svg:desc>
                </draw:g>
              </table:table-cell>
              <table:table-cell office:value-type="float" office:value="NaN">
                <text:p>NaN</text:p>
                <draw:g>
                  <svg:desc>'more comparisons CHEAT WEIGHTS'.B12:'more comparisons CHEAT WEIGHTS'.AO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5.64cm" svg:height="21.901cm" xlink:href=".." xlink:type="simple" chart:class="chart:line" chart:row-mapping="0 1 2 3 4 4 4 5 5 6 7 7 7 8 9 9 0 1 2 3 4 5 6 7" chart:style-name="ch1">
        <chart:legend chart:legend-position="end" svg:x="23.854cm" svg:y="2.102cm" style:legend-expansion="high" chart:style-name="ch2"/>
        <chart:plot-area chart:style-name="ch3" table:cell-range-address="'more comparisons TRUE'.A4:'more comparisons TRUE'.AO14" chart:data-source-has-labels="both" svg:x="0.712cm" svg:y="0.438cm" svg:width="22.43cm" svg:height="21.025cm">
          <chartooo:coordinate-region svg:x="1.598cm" svg:y="0.438cm" svg:width="21.33cm" svg:height="19.48cm"/>
          <chart:axis chart:dimension="x" chart:name="primary-x" chart:style-name="ch4" chartooo:axis-type="auto">
            <chartooo:date-scale/>
            <chart:categories table:cell-range-address="'more comparisons TRUE'.B4:'more comparisons TRUE'.AO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re comparisons TRUE'.B5:'more comparisons TRUE'.AO5" chart:label-cell-address="'more comparisons TRUE'.A5:'more comparisons TRUE'.A5" chart:class="chart:line">
            <chart:data-point chart:repeated="40"/>
          </chart:series>
          <chart:series chart:style-name="ch8" chart:values-cell-range-address="'more comparisons TRUE'.B6:'more comparisons TRUE'.AO6" chart:label-cell-address="'more comparisons TRUE'.A6:'more comparisons TRUE'.A6" chart:class="chart:line">
            <chart:data-point chart:repeated="40"/>
          </chart:series>
          <chart:series chart:style-name="ch9" chart:values-cell-range-address="'more comparisons TRUE'.B7:'more comparisons TRUE'.AO7" chart:label-cell-address="'more comparisons TRUE'.A7:'more comparisons TRUE'.A7" chart:class="chart:line">
            <chart:data-point chart:repeated="40"/>
          </chart:series>
          <chart:series chart:style-name="ch10" chart:values-cell-range-address="'more comparisons TRUE'.B8:'more comparisons TRUE'.AO8" chart:label-cell-address="'more comparisons TRUE'.A8:'more comparisons TRUE'.A8" chart:class="chart:line">
            <chart:data-point chart:repeated="40"/>
          </chart:series>
          <chart:series chart:style-name="ch11" chart:values-cell-range-address="'more comparisons TRUE'.B9:'more comparisons TRUE'.AO9" chart:label-cell-address="'more comparisons TRUE'.A9:'more comparisons TRUE'.A9" chart:class="chart:line">
            <chart:data-point chart:repeated="40"/>
          </chart:series>
          <chart:series chart:style-name="ch12" chart:values-cell-range-address="'more comparisons TRUE'.B9:'more comparisons TRUE'.AO9" chart:label-cell-address="'more comparisons TRUE'.A9:'more comparisons TRUE'.A9" chart:class="chart:line">
            <chart:data-point chart:repeated="40"/>
          </chart:series>
          <chart:series chart:style-name="ch13" chart:values-cell-range-address="'more comparisons TRUE'.B9:'more comparisons TRUE'.AO9" chart:label-cell-address="'more comparisons TRUE'.A9:'more comparisons TRUE'.A9" chart:class="chart:line">
            <chart:data-point chart:repeated="40"/>
          </chart:series>
          <chart:series chart:style-name="ch14" chart:values-cell-range-address="'more comparisons TRUE'.B10:'more comparisons TRUE'.AO10" chart:label-cell-address="'more comparisons TRUE'.A10:'more comparisons TRUE'.A10" chart:class="chart:line">
            <chart:data-point chart:repeated="40"/>
          </chart:series>
          <chart:series chart:style-name="ch15" chart:values-cell-range-address="'more comparisons TRUE'.B10:'more comparisons TRUE'.AO10" chart:label-cell-address="'more comparisons TRUE'.A10:'more comparisons TRUE'.A10" chart:class="chart:line">
            <chart:data-point chart:repeated="40"/>
          </chart:series>
          <chart:series chart:style-name="ch16" chart:values-cell-range-address="'more comparisons TRUE'.B11:'more comparisons TRUE'.AO11" chart:label-cell-address="'more comparisons TRUE'.A11:'more comparisons TRUE'.A11" chart:class="chart:line">
            <chart:data-point chart:repeated="40"/>
          </chart:series>
          <chart:series chart:style-name="ch17" chart:values-cell-range-address="'more comparisons TRUE'.B12:'more comparisons TRUE'.AO12" chart:label-cell-address="'more comparisons TRUE'.A12:'more comparisons TRUE'.A12" chart:class="chart:line">
            <chart:data-point chart:repeated="40"/>
          </chart:series>
          <chart:series chart:style-name="ch18" chart:values-cell-range-address="'more comparisons TRUE'.B12:'more comparisons TRUE'.AO12" chart:label-cell-address="'more comparisons TRUE'.A12:'more comparisons TRUE'.A12" chart:class="chart:line">
            <chart:data-point chart:repeated="40"/>
          </chart:series>
          <chart:series chart:style-name="ch7" chart:values-cell-range-address="'more comparisons TRUE'.B12:'more comparisons TRUE'.AO12" chart:label-cell-address="'more comparisons TRUE'.A12:'more comparisons TRUE'.A12" chart:class="chart:line">
            <chart:data-point chart:repeated="40"/>
          </chart:series>
          <chart:series chart:style-name="ch8" chart:values-cell-range-address="'more comparisons TRUE'.B13:'more comparisons TRUE'.AO13" chart:label-cell-address="'more comparisons TRUE'.A13:'more comparisons TRUE'.A13" chart:class="chart:line">
            <chart:data-point chart:repeated="40"/>
          </chart:series>
          <chart:series chart:style-name="ch9" chart:values-cell-range-address="'more comparisons TRUE'.B14:'more comparisons TRUE'.AO14" chart:label-cell-address="'more comparisons TRUE'.A14:'more comparisons TRUE'.A14" chart:class="chart:line">
            <chart:data-point chart:repeated="40"/>
          </chart:series>
          <chart:series chart:style-name="ch10" chart:values-cell-range-address="'more comparisons TRUE'.B14:'more comparisons TRUE'.AO14" chart:label-cell-address="'more comparisons TRUE'.A14:'more comparisons TRUE'.A14" chart:class="chart:line">
            <chart:data-point chart:repeated="40"/>
          </chart:series>
          <chart:series chart:style-name="ch11" chart:values-cell-range-address="'more comparisons TRUE'.B5:'more comparisons TRUE'.AO5" chart:label-cell-address="'more comparisons TRUE'.A5:'more comparisons TRUE'.A5" chart:class="chart:line">
            <chart:data-point chart:repeated="40"/>
          </chart:series>
          <chart:series chart:style-name="ch12" chart:values-cell-range-address="'more comparisons TRUE'.B6:'more comparisons TRUE'.AO6" chart:label-cell-address="'more comparisons TRUE'.A6:'more comparisons TRUE'.A6" chart:class="chart:line">
            <chart:data-point chart:repeated="40"/>
          </chart:series>
          <chart:series chart:style-name="ch13" chart:values-cell-range-address="'more comparisons TRUE'.B7:'more comparisons TRUE'.AO7" chart:label-cell-address="'more comparisons TRUE'.A7:'more comparisons TRUE'.A7" chart:class="chart:line">
            <chart:data-point chart:repeated="40"/>
          </chart:series>
          <chart:series chart:style-name="ch14" chart:values-cell-range-address="'more comparisons TRUE'.B8:'more comparisons TRUE'.AO8" chart:label-cell-address="'more comparisons TRUE'.A8:'more comparisons TRUE'.A8" chart:class="chart:line">
            <chart:data-point chart:repeated="40"/>
          </chart:series>
          <chart:series chart:style-name="ch15" chart:values-cell-range-address="'more comparisons TRUE'.B9:'more comparisons TRUE'.AO9" chart:label-cell-address="'more comparisons TRUE'.A9:'more comparisons TRUE'.A9" chart:class="chart:line">
            <chart:data-point chart:repeated="40"/>
          </chart:series>
          <chart:series chart:style-name="ch16" chart:values-cell-range-address="'more comparisons TRUE'.B10:'more comparisons TRUE'.AO10" chart:label-cell-address="'more comparisons TRUE'.A10:'more comparisons TRUE'.A10" chart:class="chart:line">
            <chart:data-point chart:repeated="40"/>
          </chart:series>
          <chart:series chart:style-name="ch17" chart:values-cell-range-address="'more comparisons TRUE'.B11:'more comparisons TRUE'.AO11" chart:label-cell-address="'more comparisons TRUE'.A11:'more comparisons TRUE'.A11" chart:class="chart:line">
            <chart:data-point chart:repeated="40"/>
          </chart:series>
          <chart:series chart:style-name="ch18" chart:values-cell-range-address="'more comparisons TRUE'.B12:'more comparisons TRUE'.AO12" chart:label-cell-address="'more comparisons TRUE'.A12:'more comparisons TRUE'.A12" chart:class="chart:line">
            <chart:data-point chart:repeated="4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more comparisons TRUE'.B4:'more comparisons TRUE'.AO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</table:table-row>
          </table:table-header-rows>
          <table:table-rows>
            <table:table-row>
              <table:table-cell office:value-type="string">
                <text:p>NEW fuzzy_token inc 1 dec TO 1 w/ thresholds 0.001 and 0.999 weights</text:p>
                <draw:g>
                  <svg:desc>'more comparisons TRUE'.A5:'more comparisons TRUE'.A5</svg:desc>
                </draw:g>
              </table:table-cell>
              <table:table-cell office:value-type="float" office:value="5.12507873825">
                <text:p>5.12507873825</text:p>
                <draw:g>
                  <svg:desc>'more comparisons TRUE'.B5:'more comparisons TRUE'.AO5</svg:desc>
                </draw:g>
              </table:table-cell>
              <table:table-cell office:value-type="float" office:value="5.30579080626">
                <text:p>5.30579080626</text:p>
              </table:table-cell>
              <table:table-cell office:value-type="float" office:value="5.47449085706">
                <text:p>5.47449085706</text:p>
              </table:table-cell>
              <table:table-cell office:value-type="float" office:value="5.77571023012">
                <text:p>5.77571023012</text:p>
              </table:table-cell>
              <table:table-cell office:value-type="float" office:value="5.99459669156">
                <text:p>5.99459669156</text:p>
              </table:table-cell>
              <table:table-cell office:value-type="float" office:value="6.40031157201">
                <text:p>6.40031157201</text:p>
              </table:table-cell>
              <table:table-cell office:value-type="float" office:value="6.89755163005">
                <text:p>6.89755163005</text:p>
              </table:table-cell>
              <table:table-cell office:value-type="float" office:value="7.31620075246">
                <text:p>7.31620075246</text:p>
              </table:table-cell>
              <table:table-cell office:value-type="float" office:value="8.09434747635">
                <text:p>8.09434747635</text:p>
              </table:table-cell>
              <table:table-cell office:value-type="float" office:value="8.80916618654">
                <text:p>8.80916618654</text:p>
              </table:table-cell>
              <table:table-cell office:value-type="float" office:value="9.79891039457">
                <text:p>9.79891039457</text:p>
              </table:table-cell>
              <table:table-cell office:value-type="float" office:value="11.2334765572">
                <text:p>11.2334765572</text:p>
              </table:table-cell>
              <table:table-cell office:value-type="float" office:value="12.625684059">
                <text:p>12.625684059</text:p>
              </table:table-cell>
              <table:table-cell office:value-type="float" office:value="14.0443424584">
                <text:p>14.0443424584</text:p>
              </table:table-cell>
              <table:table-cell office:value-type="float" office:value="16.4888473696">
                <text:p>16.4888473696</text:p>
              </table:table-cell>
              <table:table-cell office:value-type="float" office:value="18.4272629029">
                <text:p>18.4272629029</text:p>
              </table:table-cell>
              <table:table-cell office:value-type="float" office:value="23.2953797217">
                <text:p>23.2953797217</text:p>
              </table:table-cell>
              <table:table-cell office:value-type="float" office:value="25.5416210277">
                <text:p>25.5416210277</text:p>
              </table:table-cell>
              <table:table-cell office:value-type="float" office:value="30.2996376085">
                <text:p>30.2996376085</text:p>
              </table:table-cell>
              <table:table-cell office:value-type="float" office:value="36.160871145">
                <text:p>36.160871145</text:p>
              </table:table-cell>
              <table:table-cell office:value-type="float" office:value="43.6113394066">
                <text:p>43.6113394066</text:p>
              </table:table-cell>
              <table:table-cell office:value-type="float" office:value="52.3745269883">
                <text:p>52.3745269883</text:p>
              </table:table-cell>
              <table:table-cell office:value-type="float" office:value="65.6903316521">
                <text:p>65.6903316521</text:p>
              </table:table-cell>
              <table:table-cell office:value-type="float" office:value="79.5165076814">
                <text:p>79.5165076814</text:p>
              </table:table-cell>
              <table:table-cell office:value-type="float" office:value="104.302902416">
                <text:p>104.302902416</text:p>
              </table:table-cell>
              <table:table-cell office:value-type="float" office:value="125.027427222">
                <text:p>125.027427222</text:p>
              </table:table-cell>
              <table:table-cell office:value-type="float" office:value="155.33461093">
                <text:p>155.33461093</text:p>
              </table:table-cell>
              <table:table-cell office:value-type="float" office:value="215.093500282">
                <text:p>215.093500282</text:p>
              </table:table-cell>
              <table:table-cell office:value-type="float" office:value="276.006225908">
                <text:p>276.006225908</text:p>
              </table:table-cell>
              <table:table-cell office:value-type="float" office:value="367.375530004">
                <text:p>367.375530004</text:p>
              </table:table-cell>
              <table:table-cell office:value-type="float" office:value="444.245576932">
                <text:p>444.245576932</text:p>
              </table:table-cell>
              <table:table-cell office:value-type="float" office:value="604.752451115">
                <text:p>604.752451115</text:p>
              </table:table-cell>
              <table:table-cell office:value-type="float" office:value="683.132911421">
                <text:p>683.132911421</text:p>
              </table:table-cell>
              <table:table-cell office:value-type="float" office:value="854.362273269">
                <text:p>854.362273269</text:p>
              </table:table-cell>
              <table:table-cell office:value-type="float" office:value="1021.75509084">
                <text:p>1021.75509084</text:p>
              </table:table-cell>
              <table:table-cell office:value-type="float" office:value="1125.04744681">
                <text:p>1125.04744681</text:p>
              </table:table-cell>
              <table:table-cell office:value-type="float" office:value="1224.92456823">
                <text:p>1224.92456823</text:p>
              </table:table-cell>
              <table:table-cell office:value-type="float" office:value="1456.65358496">
                <text:p>1456.65358496</text:p>
              </table:table-cell>
              <table:table-cell office:value-type="float" office:value="1613.92477875">
                <text:p>1613.92477875</text:p>
              </table:table-cell>
              <table:table-cell office:value-type="float" office:value="1815.23611671">
                <text:p>1815.23611671</text:p>
              </table:table-cell>
            </table:table-row>
            <table:table-row>
              <table:table-cell office:value-type="string">
                <text:p>NEW fuzzy_token inc 1 dec TO 1 w/ thresholds 0.1 and 0.999 weights</text:p>
                <draw:g>
                  <svg:desc>'more comparisons TRUE'.A6:'more comparisons TRUE'.A6</svg:desc>
                </draw:g>
              </table:table-cell>
              <table:table-cell office:value-type="float" office:value="5.1177208002">
                <text:p>5.1177208002</text:p>
                <draw:g>
                  <svg:desc>'more comparisons TRUE'.B6:'more comparisons TRUE'.AO6</svg:desc>
                </draw:g>
              </table:table-cell>
              <table:table-cell office:value-type="float" office:value="5.28599994687">
                <text:p>5.28599994687</text:p>
              </table:table-cell>
              <table:table-cell office:value-type="float" office:value="5.48298366672">
                <text:p>5.48298366672</text:p>
              </table:table-cell>
              <table:table-cell office:value-type="float" office:value="5.74798291278">
                <text:p>5.74798291278</text:p>
              </table:table-cell>
              <table:table-cell office:value-type="float" office:value="6.03529235701">
                <text:p>6.03529235701</text:p>
              </table:table-cell>
              <table:table-cell office:value-type="float" office:value="6.37828508836">
                <text:p>6.37828508836</text:p>
              </table:table-cell>
              <table:table-cell office:value-type="float" office:value="6.97017337842">
                <text:p>6.97017337842</text:p>
              </table:table-cell>
              <table:table-cell office:value-type="float" office:value="7.5535700246">
                <text:p>7.5535700246</text:p>
              </table:table-cell>
              <table:table-cell office:value-type="float" office:value="8.12293646162">
                <text:p>8.12293646162</text:p>
              </table:table-cell>
              <table:table-cell office:value-type="float" office:value="8.86677126273">
                <text:p>8.86677126273</text:p>
              </table:table-cell>
              <table:table-cell office:value-type="float" office:value="9.67825448649">
                <text:p>9.67825448649</text:p>
              </table:table-cell>
              <table:table-cell office:value-type="float" office:value="10.9835799949">
                <text:p>10.9835799949</text:p>
              </table:table-cell>
              <table:table-cell office:value-type="float" office:value="12.5418565506">
                <text:p>12.5418565506</text:p>
              </table:table-cell>
              <table:table-cell office:value-type="float" office:value="14.2821237384">
                <text:p>14.2821237384</text:p>
              </table:table-cell>
              <table:table-cell office:value-type="float" office:value="16.9522174019">
                <text:p>16.9522174019</text:p>
              </table:table-cell>
              <table:table-cell office:value-type="float" office:value="19.0765549258">
                <text:p>19.0765549258</text:p>
              </table:table-cell>
              <table:table-cell office:value-type="float" office:value="22.0817642402">
                <text:p>22.0817642402</text:p>
              </table:table-cell>
              <table:table-cell office:value-type="float" office:value="25.6025848635">
                <text:p>25.6025848635</text:p>
              </table:table-cell>
              <table:table-cell office:value-type="float" office:value="30.3454741191">
                <text:p>30.3454741191</text:p>
              </table:table-cell>
              <table:table-cell office:value-type="float" office:value="36.3642964197">
                <text:p>36.3642964197</text:p>
              </table:table-cell>
              <table:table-cell office:value-type="float" office:value="41.1371528679">
                <text:p>41.1371528679</text:p>
              </table:table-cell>
              <table:table-cell office:value-type="float" office:value="53.4562202327">
                <text:p>53.4562202327</text:p>
              </table:table-cell>
              <table:table-cell office:value-type="float" office:value="68.2793542864">
                <text:p>68.2793542864</text:p>
              </table:table-cell>
              <table:table-cell office:value-type="float" office:value="81.8329857913">
                <text:p>81.8329857913</text:p>
              </table:table-cell>
              <table:table-cell office:value-type="float" office:value="96.9405564727">
                <text:p>96.9405564727</text:p>
              </table:table-cell>
              <table:table-cell office:value-type="float" office:value="118.453895138">
                <text:p>118.453895138</text:p>
              </table:table-cell>
              <table:table-cell office:value-type="float" office:value="139.699584659">
                <text:p>139.699584659</text:p>
              </table:table-cell>
              <table:table-cell office:value-type="float" office:value="164.455424445">
                <text:p>164.455424445</text:p>
              </table:table-cell>
              <table:table-cell office:value-type="float" office:value="182.144216254">
                <text:p>182.144216254</text:p>
              </table:table-cell>
              <table:table-cell office:value-type="float" office:value="217.067315901">
                <text:p>217.067315901</text:p>
              </table:table-cell>
              <table:table-cell office:value-type="float" office:value="239.358377445">
                <text:p>239.358377445</text:p>
              </table:table-cell>
              <table:table-cell office:value-type="float" office:value="288.933469802">
                <text:p>288.933469802</text:p>
              </table:table-cell>
              <table:table-cell office:value-type="float" office:value="334.543027464">
                <text:p>334.543027464</text:p>
              </table:table-cell>
              <table:table-cell office:value-type="float" office:value="381.857598738">
                <text:p>381.857598738</text:p>
              </table:table-cell>
              <table:table-cell office:value-type="float" office:value="456.159241773">
                <text:p>456.159241773</text:p>
              </table:table-cell>
              <table:table-cell office:value-type="float" office:value="540.527557167">
                <text:p>540.527557167</text:p>
              </table:table-cell>
              <table:table-cell office:value-type="float" office:value="663.118886666">
                <text:p>663.118886666</text:p>
              </table:table-cell>
              <table:table-cell office:value-type="float" office:value="816.937965015">
                <text:p>816.937965015</text:p>
              </table:table-cell>
              <table:table-cell office:value-type="float" office:value="954.740323851">
                <text:p>954.740323851</text:p>
              </table:table-cell>
              <table:table-cell office:value-type="float" office:value="1234.09757309">
                <text:p>1234.09757309</text:p>
              </table:table-cell>
            </table:table-row>
            <table:table-row>
              <table:table-cell office:value-type="string">
                <text:p>NEW fuzzy_token inc 1 dec TO 1 w/ thresholds 0.2 and 0.999 weights</text:p>
                <draw:g>
                  <svg:desc>'more comparisons TRUE'.A7:'more comparisons TRUE'.A7</svg:desc>
                </draw:g>
              </table:table-cell>
              <table:table-cell office:value-type="float" office:value="5.14737971911">
                <text:p>5.14737971911</text:p>
                <draw:g>
                  <svg:desc>'more comparisons TRUE'.B7:'more comparisons TRUE'.AO7</svg:desc>
                </draw:g>
              </table:table-cell>
              <table:table-cell office:value-type="float" office:value="5.28882663764">
                <text:p>5.28882663764</text:p>
              </table:table-cell>
              <table:table-cell office:value-type="float" office:value="5.48736005289">
                <text:p>5.48736005289</text:p>
              </table:table-cell>
              <table:table-cell office:value-type="float" office:value="5.75157262981">
                <text:p>5.75157262981</text:p>
              </table:table-cell>
              <table:table-cell office:value-type="float" office:value="6.05191211543">
                <text:p>6.05191211543</text:p>
              </table:table-cell>
              <table:table-cell office:value-type="float" office:value="6.48780768393">
                <text:p>6.48780768393</text:p>
              </table:table-cell>
              <table:table-cell office:value-type="float" office:value="7.01676222712">
                <text:p>7.01676222712</text:p>
              </table:table-cell>
              <table:table-cell office:value-type="float" office:value="7.38994545461">
                <text:p>7.38994545461</text:p>
              </table:table-cell>
              <table:table-cell office:value-type="float" office:value="8.14379906998">
                <text:p>8.14379906998</text:p>
              </table:table-cell>
              <table:table-cell office:value-type="float" office:value="9.02710887777">
                <text:p>9.02710887777</text:p>
              </table:table-cell>
              <table:table-cell office:value-type="float" office:value="10.321092782">
                <text:p>10.321092782</text:p>
              </table:table-cell>
              <table:table-cell office:value-type="float" office:value="11.4455812468">
                <text:p>11.4455812468</text:p>
              </table:table-cell>
              <table:table-cell office:value-type="float" office:value="13.4329197481">
                <text:p>13.4329197481</text:p>
              </table:table-cell>
              <table:table-cell office:value-type="float" office:value="14.5648981226">
                <text:p>14.5648981226</text:p>
              </table:table-cell>
              <table:table-cell office:value-type="float" office:value="17.5132348581">
                <text:p>17.5132348581</text:p>
              </table:table-cell>
              <table:table-cell office:value-type="float" office:value="19.804541421">
                <text:p>19.804541421</text:p>
              </table:table-cell>
              <table:table-cell office:value-type="float" office:value="24.2210585697">
                <text:p>24.2210585697</text:p>
              </table:table-cell>
              <table:table-cell office:value-type="float" office:value="27.8198507094">
                <text:p>27.8198507094</text:p>
              </table:table-cell>
              <table:table-cell office:value-type="float" office:value="37.0056439224">
                <text:p>37.0056439224</text:p>
              </table:table-cell>
              <table:table-cell office:value-type="float" office:value="43.5906650473">
                <text:p>43.5906650473</text:p>
              </table:table-cell>
              <table:table-cell office:value-type="float" office:value="51.1951421254">
                <text:p>51.1951421254</text:p>
              </table:table-cell>
              <table:table-cell office:value-type="float" office:value="66.453440196">
                <text:p>66.453440196</text:p>
              </table:table-cell>
              <table:table-cell office:value-type="float" office:value="74.6819752703">
                <text:p>74.6819752703</text:p>
              </table:table-cell>
              <table:table-cell office:value-type="float" office:value="93.3102236913">
                <text:p>93.3102236913</text:p>
              </table:table-cell>
              <table:table-cell office:value-type="float" office:value="106.462947964">
                <text:p>106.462947964</text:p>
              </table:table-cell>
              <table:table-cell office:value-type="float" office:value="121.116949864">
                <text:p>121.116949864</text:p>
              </table:table-cell>
              <table:table-cell office:value-type="float" office:value="138.510249729">
                <text:p>138.510249729</text:p>
              </table:table-cell>
              <table:table-cell office:value-type="float" office:value="147.061436256">
                <text:p>147.061436256</text:p>
              </table:table-cell>
              <table:table-cell office:value-type="float" office:value="170.729053042">
                <text:p>170.729053042</text:p>
              </table:table-cell>
              <table:table-cell office:value-type="float" office:value="190.567575751">
                <text:p>190.567575751</text:p>
              </table:table-cell>
              <table:table-cell office:value-type="float" office:value="212.191015972">
                <text:p>212.191015972</text:p>
              </table:table-cell>
              <table:table-cell office:value-type="float" office:value="240.227546868">
                <text:p>240.227546868</text:p>
              </table:table-cell>
              <table:table-cell office:value-type="float" office:value="271.354460214">
                <text:p>271.354460214</text:p>
              </table:table-cell>
              <table:table-cell office:value-type="float" office:value="315.303885589">
                <text:p>315.303885589</text:p>
              </table:table-cell>
              <table:table-cell office:value-type="float" office:value="366.708819996">
                <text:p>366.708819996</text:p>
              </table:table-cell>
              <table:table-cell office:value-type="float" office:value="463.610741662">
                <text:p>463.610741662</text:p>
              </table:table-cell>
              <table:table-cell office:value-type="float" office:value="560.425035062">
                <text:p>560.425035062</text:p>
              </table:table-cell>
              <table:table-cell office:value-type="float" office:value="675.712334564">
                <text:p>675.712334564</text:p>
              </table:table-cell>
              <table:table-cell office:value-type="float" office:value="903.052161905">
                <text:p>903.052161905</text:p>
              </table:table-cell>
              <table:table-cell office:value-type="float" office:value="1069.85205135">
                <text:p>1069.85205135</text:p>
              </table:table-cell>
            </table:table-row>
            <table:table-row>
              <table:table-cell office:value-type="string">
                <text:p/>
                <draw:g>
                  <svg:desc>'more comparisons TRUE'.A8:'more comparisons TRUE'.A8</svg:desc>
                </draw:g>
              </table:table-cell>
              <table:table-cell office:value-type="float" office:value="NaN">
                <text:p>NaN</text:p>
                <draw:g>
                  <svg:desc>'more comparisons TRUE'.B8:'more comparisons TRUE'.AO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W fuzzy_token inc 1 dec TO 1 w/ thresholds 0.001 and 0.999 IF TRUE</text:p>
                <draw:g>
                  <svg:desc>'more comparisons TRUE'.A9:'more comparisons TRUE'.A9</svg:desc>
                </draw:g>
              </table:table-cell>
              <table:table-cell office:value-type="float" office:value="5.2430749593">
                <text:p>5.2430749593</text:p>
                <draw:g>
                  <svg:desc>'more comparisons TRUE'.B9:'more comparisons TRUE'.AO9</svg:desc>
                </draw:g>
              </table:table-cell>
              <table:table-cell office:value-type="float" office:value="5.55335539995">
                <text:p>5.55335539995</text:p>
              </table:table-cell>
              <table:table-cell office:value-type="float" office:value="5.91739971771">
                <text:p>5.91739971771</text:p>
              </table:table-cell>
              <table:table-cell office:value-type="float" office:value="6.29523782854">
                <text:p>6.29523782854</text:p>
              </table:table-cell>
              <table:table-cell office:value-type="float" office:value="7.03787605467">
                <text:p>7.03787605467</text:p>
              </table:table-cell>
              <table:table-cell office:value-type="float" office:value="7.90348902442">
                <text:p>7.90348902442</text:p>
              </table:table-cell>
              <table:table-cell office:value-type="float" office:value="8.68025594126">
                <text:p>8.68025594126</text:p>
              </table:table-cell>
              <table:table-cell office:value-type="float" office:value="9.50887821321">
                <text:p>9.50887821321</text:p>
              </table:table-cell>
              <table:table-cell office:value-type="float" office:value="11.4885300189">
                <text:p>11.4885300189</text:p>
              </table:table-cell>
              <table:table-cell office:value-type="float" office:value="12.5017311071">
                <text:p>12.5017311071</text:p>
              </table:table-cell>
              <table:table-cell office:value-type="float" office:value="14.3234421882">
                <text:p>14.3234421882</text:p>
              </table:table-cell>
              <table:table-cell office:value-type="float" office:value="16.7788910793">
                <text:p>16.7788910793</text:p>
              </table:table-cell>
              <table:table-cell office:value-type="float" office:value="19.4325050931">
                <text:p>19.4325050931</text:p>
              </table:table-cell>
              <table:table-cell office:value-type="float" office:value="22.7302051439">
                <text:p>22.7302051439</text:p>
              </table:table-cell>
              <table:table-cell office:value-type="float" office:value="26.0800262945">
                <text:p>26.0800262945</text:p>
              </table:table-cell>
              <table:table-cell office:value-type="float" office:value="30.882348103">
                <text:p>30.882348103</text:p>
              </table:table-cell>
              <table:table-cell office:value-type="float" office:value="36.6301884614">
                <text:p>36.6301884614</text:p>
              </table:table-cell>
              <table:table-cell office:value-type="float" office:value="42.6244865413">
                <text:p>42.6244865413</text:p>
              </table:table-cell>
              <table:table-cell office:value-type="float" office:value="51.091477602">
                <text:p>51.091477602</text:p>
              </table:table-cell>
              <table:table-cell office:value-type="float" office:value="58.2847834038">
                <text:p>58.2847834038</text:p>
              </table:table-cell>
              <table:table-cell office:value-type="float" office:value="68.6157651132">
                <text:p>68.6157651132</text:p>
              </table:table-cell>
              <table:table-cell office:value-type="float" office:value="82.1184443513">
                <text:p>82.1184443513</text:p>
              </table:table-cell>
              <table:table-cell office:value-type="float" office:value="94.8873875651">
                <text:p>94.8873875651</text:p>
              </table:table-cell>
              <table:table-cell office:value-type="float" office:value="110.61222516">
                <text:p>110.61222516</text:p>
              </table:table-cell>
              <table:table-cell office:value-type="float" office:value="125.762978131">
                <text:p>125.762978131</text:p>
              </table:table-cell>
              <table:table-cell office:value-type="float" office:value="151.416328194">
                <text:p>151.416328194</text:p>
              </table:table-cell>
              <table:table-cell office:value-type="float" office:value="168.963822233">
                <text:p>168.963822233</text:p>
              </table:table-cell>
              <table:table-cell office:value-type="float" office:value="214.990546314">
                <text:p>214.990546314</text:p>
              </table:table-cell>
              <table:table-cell office:value-type="float" office:value="249.207984965">
                <text:p>249.207984965</text:p>
              </table:table-cell>
              <table:table-cell office:value-type="float" office:value="288.171192953">
                <text:p>288.171192953</text:p>
              </table:table-cell>
              <table:table-cell office:value-type="float" office:value="369.214684985">
                <text:p>369.214684985</text:p>
              </table:table-cell>
              <table:table-cell office:value-type="float" office:value="438.329105829">
                <text:p>438.329105829</text:p>
              </table:table-cell>
              <table:table-cell office:value-type="float" office:value="529.925864528">
                <text:p>529.925864528</text:p>
              </table:table-cell>
              <table:table-cell office:value-type="float" office:value="596.412525542">
                <text:p>596.412525542</text:p>
              </table:table-cell>
              <table:table-cell office:value-type="float" office:value="740.101795253">
                <text:p>740.101795253</text:p>
              </table:table-cell>
              <table:table-cell office:value-type="float" office:value="850.845939536">
                <text:p>850.845939536</text:p>
              </table:table-cell>
              <table:table-cell office:value-type="float" office:value="998.094649054">
                <text:p>998.094649054</text:p>
              </table:table-cell>
              <table:table-cell office:value-type="float" office:value="1184.14028918">
                <text:p>1184.14028918</text:p>
              </table:table-cell>
              <table:table-cell office:value-type="float" office:value="1353.9442084">
                <text:p>1353.9442084</text:p>
              </table:table-cell>
              <table:table-cell office:value-type="float" office:value="1429.95689018">
                <text:p>1429.95689018</text:p>
              </table:table-cell>
            </table:table-row>
            <table:table-row>
              <table:table-cell office:value-type="string">
                <text:p>NEW fuzzy_token inc 1 dec TO 1 w/ thresholds 0.001 and 0.999 IF TRUE</text:p>
                <draw:g>
                  <svg:desc>'more comparisons TRUE'.A9:'more comparisons TRUE'.A9</svg:desc>
                </draw:g>
              </table:table-cell>
              <table:table-cell office:value-type="float" office:value="5.2430749593">
                <text:p>5.2430749593</text:p>
                <draw:g>
                  <svg:desc>'more comparisons TRUE'.B9:'more comparisons TRUE'.AO9</svg:desc>
                </draw:g>
              </table:table-cell>
              <table:table-cell office:value-type="float" office:value="5.55335539995">
                <text:p>5.55335539995</text:p>
              </table:table-cell>
              <table:table-cell office:value-type="float" office:value="5.91739971771">
                <text:p>5.91739971771</text:p>
              </table:table-cell>
              <table:table-cell office:value-type="float" office:value="6.29523782854">
                <text:p>6.29523782854</text:p>
              </table:table-cell>
              <table:table-cell office:value-type="float" office:value="7.03787605467">
                <text:p>7.03787605467</text:p>
              </table:table-cell>
              <table:table-cell office:value-type="float" office:value="7.90348902442">
                <text:p>7.90348902442</text:p>
              </table:table-cell>
              <table:table-cell office:value-type="float" office:value="8.68025594126">
                <text:p>8.68025594126</text:p>
              </table:table-cell>
              <table:table-cell office:value-type="float" office:value="9.50887821321">
                <text:p>9.50887821321</text:p>
              </table:table-cell>
              <table:table-cell office:value-type="float" office:value="11.4885300189">
                <text:p>11.4885300189</text:p>
              </table:table-cell>
              <table:table-cell office:value-type="float" office:value="12.5017311071">
                <text:p>12.5017311071</text:p>
              </table:table-cell>
              <table:table-cell office:value-type="float" office:value="14.3234421882">
                <text:p>14.3234421882</text:p>
              </table:table-cell>
              <table:table-cell office:value-type="float" office:value="16.7788910793">
                <text:p>16.7788910793</text:p>
              </table:table-cell>
              <table:table-cell office:value-type="float" office:value="19.4325050931">
                <text:p>19.4325050931</text:p>
              </table:table-cell>
              <table:table-cell office:value-type="float" office:value="22.7302051439">
                <text:p>22.7302051439</text:p>
              </table:table-cell>
              <table:table-cell office:value-type="float" office:value="26.0800262945">
                <text:p>26.0800262945</text:p>
              </table:table-cell>
              <table:table-cell office:value-type="float" office:value="30.882348103">
                <text:p>30.882348103</text:p>
              </table:table-cell>
              <table:table-cell office:value-type="float" office:value="36.6301884614">
                <text:p>36.6301884614</text:p>
              </table:table-cell>
              <table:table-cell office:value-type="float" office:value="42.6244865413">
                <text:p>42.6244865413</text:p>
              </table:table-cell>
              <table:table-cell office:value-type="float" office:value="51.091477602">
                <text:p>51.091477602</text:p>
              </table:table-cell>
              <table:table-cell office:value-type="float" office:value="58.2847834038">
                <text:p>58.2847834038</text:p>
              </table:table-cell>
              <table:table-cell office:value-type="float" office:value="68.6157651132">
                <text:p>68.6157651132</text:p>
              </table:table-cell>
              <table:table-cell office:value-type="float" office:value="82.1184443513">
                <text:p>82.1184443513</text:p>
              </table:table-cell>
              <table:table-cell office:value-type="float" office:value="94.8873875651">
                <text:p>94.8873875651</text:p>
              </table:table-cell>
              <table:table-cell office:value-type="float" office:value="110.61222516">
                <text:p>110.61222516</text:p>
              </table:table-cell>
              <table:table-cell office:value-type="float" office:value="125.762978131">
                <text:p>125.762978131</text:p>
              </table:table-cell>
              <table:table-cell office:value-type="float" office:value="151.416328194">
                <text:p>151.416328194</text:p>
              </table:table-cell>
              <table:table-cell office:value-type="float" office:value="168.963822233">
                <text:p>168.963822233</text:p>
              </table:table-cell>
              <table:table-cell office:value-type="float" office:value="214.990546314">
                <text:p>214.990546314</text:p>
              </table:table-cell>
              <table:table-cell office:value-type="float" office:value="249.207984965">
                <text:p>249.207984965</text:p>
              </table:table-cell>
              <table:table-cell office:value-type="float" office:value="288.171192953">
                <text:p>288.171192953</text:p>
              </table:table-cell>
              <table:table-cell office:value-type="float" office:value="369.214684985">
                <text:p>369.214684985</text:p>
              </table:table-cell>
              <table:table-cell office:value-type="float" office:value="438.329105829">
                <text:p>438.329105829</text:p>
              </table:table-cell>
              <table:table-cell office:value-type="float" office:value="529.925864528">
                <text:p>529.925864528</text:p>
              </table:table-cell>
              <table:table-cell office:value-type="float" office:value="596.412525542">
                <text:p>596.412525542</text:p>
              </table:table-cell>
              <table:table-cell office:value-type="float" office:value="740.101795253">
                <text:p>740.101795253</text:p>
              </table:table-cell>
              <table:table-cell office:value-type="float" office:value="850.845939536">
                <text:p>850.845939536</text:p>
              </table:table-cell>
              <table:table-cell office:value-type="float" office:value="998.094649054">
                <text:p>998.094649054</text:p>
              </table:table-cell>
              <table:table-cell office:value-type="float" office:value="1184.14028918">
                <text:p>1184.14028918</text:p>
              </table:table-cell>
              <table:table-cell office:value-type="float" office:value="1353.9442084">
                <text:p>1353.9442084</text:p>
              </table:table-cell>
              <table:table-cell office:value-type="float" office:value="1429.95689018">
                <text:p>1429.95689018</text:p>
              </table:table-cell>
            </table:table-row>
            <table:table-row>
              <table:table-cell office:value-type="string">
                <text:p>NEW fuzzy_token inc 1 dec TO 1 w/ thresholds 0.001 and 0.999 IF TRUE</text:p>
                <draw:g>
                  <svg:desc>'more comparisons TRUE'.A9:'more comparisons TRUE'.A9</svg:desc>
                </draw:g>
              </table:table-cell>
              <table:table-cell office:value-type="float" office:value="5.2430749593">
                <text:p>5.2430749593</text:p>
                <draw:g>
                  <svg:desc>'more comparisons TRUE'.B9:'more comparisons TRUE'.AO9</svg:desc>
                </draw:g>
              </table:table-cell>
              <table:table-cell office:value-type="float" office:value="5.55335539995">
                <text:p>5.55335539995</text:p>
              </table:table-cell>
              <table:table-cell office:value-type="float" office:value="5.91739971771">
                <text:p>5.91739971771</text:p>
              </table:table-cell>
              <table:table-cell office:value-type="float" office:value="6.29523782854">
                <text:p>6.29523782854</text:p>
              </table:table-cell>
              <table:table-cell office:value-type="float" office:value="7.03787605467">
                <text:p>7.03787605467</text:p>
              </table:table-cell>
              <table:table-cell office:value-type="float" office:value="7.90348902442">
                <text:p>7.90348902442</text:p>
              </table:table-cell>
              <table:table-cell office:value-type="float" office:value="8.68025594126">
                <text:p>8.68025594126</text:p>
              </table:table-cell>
              <table:table-cell office:value-type="float" office:value="9.50887821321">
                <text:p>9.50887821321</text:p>
              </table:table-cell>
              <table:table-cell office:value-type="float" office:value="11.4885300189">
                <text:p>11.4885300189</text:p>
              </table:table-cell>
              <table:table-cell office:value-type="float" office:value="12.5017311071">
                <text:p>12.5017311071</text:p>
              </table:table-cell>
              <table:table-cell office:value-type="float" office:value="14.3234421882">
                <text:p>14.3234421882</text:p>
              </table:table-cell>
              <table:table-cell office:value-type="float" office:value="16.7788910793">
                <text:p>16.7788910793</text:p>
              </table:table-cell>
              <table:table-cell office:value-type="float" office:value="19.4325050931">
                <text:p>19.4325050931</text:p>
              </table:table-cell>
              <table:table-cell office:value-type="float" office:value="22.7302051439">
                <text:p>22.7302051439</text:p>
              </table:table-cell>
              <table:table-cell office:value-type="float" office:value="26.0800262945">
                <text:p>26.0800262945</text:p>
              </table:table-cell>
              <table:table-cell office:value-type="float" office:value="30.882348103">
                <text:p>30.882348103</text:p>
              </table:table-cell>
              <table:table-cell office:value-type="float" office:value="36.6301884614">
                <text:p>36.6301884614</text:p>
              </table:table-cell>
              <table:table-cell office:value-type="float" office:value="42.6244865413">
                <text:p>42.6244865413</text:p>
              </table:table-cell>
              <table:table-cell office:value-type="float" office:value="51.091477602">
                <text:p>51.091477602</text:p>
              </table:table-cell>
              <table:table-cell office:value-type="float" office:value="58.2847834038">
                <text:p>58.2847834038</text:p>
              </table:table-cell>
              <table:table-cell office:value-type="float" office:value="68.6157651132">
                <text:p>68.6157651132</text:p>
              </table:table-cell>
              <table:table-cell office:value-type="float" office:value="82.1184443513">
                <text:p>82.1184443513</text:p>
              </table:table-cell>
              <table:table-cell office:value-type="float" office:value="94.8873875651">
                <text:p>94.8873875651</text:p>
              </table:table-cell>
              <table:table-cell office:value-type="float" office:value="110.61222516">
                <text:p>110.61222516</text:p>
              </table:table-cell>
              <table:table-cell office:value-type="float" office:value="125.762978131">
                <text:p>125.762978131</text:p>
              </table:table-cell>
              <table:table-cell office:value-type="float" office:value="151.416328194">
                <text:p>151.416328194</text:p>
              </table:table-cell>
              <table:table-cell office:value-type="float" office:value="168.963822233">
                <text:p>168.963822233</text:p>
              </table:table-cell>
              <table:table-cell office:value-type="float" office:value="214.990546314">
                <text:p>214.990546314</text:p>
              </table:table-cell>
              <table:table-cell office:value-type="float" office:value="249.207984965">
                <text:p>249.207984965</text:p>
              </table:table-cell>
              <table:table-cell office:value-type="float" office:value="288.171192953">
                <text:p>288.171192953</text:p>
              </table:table-cell>
              <table:table-cell office:value-type="float" office:value="369.214684985">
                <text:p>369.214684985</text:p>
              </table:table-cell>
              <table:table-cell office:value-type="float" office:value="438.329105829">
                <text:p>438.329105829</text:p>
              </table:table-cell>
              <table:table-cell office:value-type="float" office:value="529.925864528">
                <text:p>529.925864528</text:p>
              </table:table-cell>
              <table:table-cell office:value-type="float" office:value="596.412525542">
                <text:p>596.412525542</text:p>
              </table:table-cell>
              <table:table-cell office:value-type="float" office:value="740.101795253">
                <text:p>740.101795253</text:p>
              </table:table-cell>
              <table:table-cell office:value-type="float" office:value="850.845939536">
                <text:p>850.845939536</text:p>
              </table:table-cell>
              <table:table-cell office:value-type="float" office:value="998.094649054">
                <text:p>998.094649054</text:p>
              </table:table-cell>
              <table:table-cell office:value-type="float" office:value="1184.14028918">
                <text:p>1184.14028918</text:p>
              </table:table-cell>
              <table:table-cell office:value-type="float" office:value="1353.9442084">
                <text:p>1353.9442084</text:p>
              </table:table-cell>
              <table:table-cell office:value-type="float" office:value="1429.95689018">
                <text:p>1429.95689018</text:p>
              </table:table-cell>
            </table:table-row>
            <table:table-row>
              <table:table-cell office:value-type="string">
                <text:p>NEW fuzzy_token inc 1 dec TO 1 w/ thresholds 0.1 and 0.999 IF TRUE</text:p>
                <draw:g>
                  <svg:desc>'more comparisons TRUE'.A10:'more comparisons TRUE'.A10</svg:desc>
                </draw:g>
              </table:table-cell>
              <table:table-cell office:value-type="float" office:value="5.22382450505">
                <text:p>5.22382450505</text:p>
                <draw:g>
                  <svg:desc>'more comparisons TRUE'.B10:'more comparisons TRUE'.AO10</svg:desc>
                </draw:g>
              </table:table-cell>
              <table:table-cell office:value-type="float" office:value="5.53194403639">
                <text:p>5.53194403639</text:p>
              </table:table-cell>
              <table:table-cell office:value-type="float" office:value="5.93938427424">
                <text:p>5.93938427424</text:p>
              </table:table-cell>
              <table:table-cell office:value-type="float" office:value="6.41860302625">
                <text:p>6.41860302625</text:p>
              </table:table-cell>
              <table:table-cell office:value-type="float" office:value="6.97170723463">
                <text:p>6.97170723463</text:p>
              </table:table-cell>
              <table:table-cell office:value-type="float" office:value="7.74554571701">
                <text:p>7.74554571701</text:p>
              </table:table-cell>
              <table:table-cell office:value-type="float" office:value="8.46349054995">
                <text:p>8.46349054995</text:p>
              </table:table-cell>
              <table:table-cell office:value-type="float" office:value="9.7206649014">
                <text:p>9.7206649014</text:p>
              </table:table-cell>
              <table:table-cell office:value-type="float" office:value="11.1324287744">
                <text:p>11.1324287744</text:p>
              </table:table-cell>
              <table:table-cell office:value-type="float" office:value="12.9269200534">
                <text:p>12.9269200534</text:p>
              </table:table-cell>
              <table:table-cell office:value-type="float" office:value="15.1659702593">
                <text:p>15.1659702593</text:p>
              </table:table-cell>
              <table:table-cell office:value-type="float" office:value="16.6609858806">
                <text:p>16.6609858806</text:p>
              </table:table-cell>
              <table:table-cell office:value-type="float" office:value="20.1478980597">
                <text:p>20.1478980597</text:p>
              </table:table-cell>
              <table:table-cell office:value-type="float" office:value="22.9950057294">
                <text:p>22.9950057294</text:p>
              </table:table-cell>
              <table:table-cell office:value-type="float" office:value="27.0337906376">
                <text:p>27.0337906376</text:p>
              </table:table-cell>
              <table:table-cell office:value-type="float" office:value="32.2633533773">
                <text:p>32.2633533773</text:p>
              </table:table-cell>
              <table:table-cell office:value-type="float" office:value="35.4187129263">
                <text:p>35.4187129263</text:p>
              </table:table-cell>
              <table:table-cell office:value-type="float" office:value="42.1485608204">
                <text:p>42.1485608204</text:p>
              </table:table-cell>
              <table:table-cell office:value-type="float" office:value="51.3545029318">
                <text:p>51.3545029318</text:p>
              </table:table-cell>
              <table:table-cell office:value-type="float" office:value="58.2844154349">
                <text:p>58.2844154349</text:p>
              </table:table-cell>
              <table:table-cell office:value-type="float" office:value="68.3717759821">
                <text:p>68.3717759821</text:p>
              </table:table-cell>
              <table:table-cell office:value-type="float" office:value="78.05386226">
                <text:p>78.05386226</text:p>
              </table:table-cell>
              <table:table-cell office:value-type="float" office:value="87.6754912385">
                <text:p>87.6754912385</text:p>
              </table:table-cell>
              <table:table-cell office:value-type="float" office:value="95.5489733947">
                <text:p>95.5489733947</text:p>
              </table:table-cell>
              <table:table-cell office:value-type="float" office:value="109.380941225">
                <text:p>109.380941225</text:p>
              </table:table-cell>
              <table:table-cell office:value-type="float" office:value="119.042289777">
                <text:p>119.042289777</text:p>
              </table:table-cell>
              <table:table-cell office:value-type="float" office:value="131.876637878">
                <text:p>131.876637878</text:p>
              </table:table-cell>
              <table:table-cell office:value-type="float" office:value="146.395123617">
                <text:p>146.395123617</text:p>
              </table:table-cell>
              <table:table-cell office:value-type="float" office:value="160.426688403">
                <text:p>160.426688403</text:p>
              </table:table-cell>
              <table:table-cell office:value-type="float" office:value="179.436364336">
                <text:p>179.436364336</text:p>
              </table:table-cell>
              <table:table-cell office:value-type="float" office:value="203.141045839">
                <text:p>203.141045839</text:p>
              </table:table-cell>
              <table:table-cell office:value-type="float" office:value="227.489650467">
                <text:p>227.489650467</text:p>
              </table:table-cell>
              <table:table-cell office:value-type="float" office:value="259.993915484">
                <text:p>259.993915484</text:p>
              </table:table-cell>
              <table:table-cell office:value-type="float" office:value="307.436899373">
                <text:p>307.436899373</text:p>
              </table:table-cell>
              <table:table-cell office:value-type="float" office:value="370.212564212">
                <text:p>370.212564212</text:p>
              </table:table-cell>
              <table:table-cell office:value-type="float" office:value="439.817916074">
                <text:p>439.817916074</text:p>
              </table:table-cell>
              <table:table-cell office:value-type="float" office:value="569.847081416">
                <text:p>569.847081416</text:p>
              </table:table-cell>
              <table:table-cell office:value-type="float" office:value="743.953754046">
                <text:p>743.953754046</text:p>
              </table:table-cell>
              <table:table-cell office:value-type="float" office:value="861.921692161">
                <text:p>861.921692161</text:p>
              </table:table-cell>
              <table:table-cell office:value-type="float" office:value="1077.97783841">
                <text:p>1077.97783841</text:p>
              </table:table-cell>
            </table:table-row>
            <table:table-row>
              <table:table-cell office:value-type="string">
                <text:p>NEW fuzzy_token inc 1 dec TO 1 w/ thresholds 0.1 and 0.999 IF TRUE</text:p>
                <draw:g>
                  <svg:desc>'more comparisons TRUE'.A10:'more comparisons TRUE'.A10</svg:desc>
                </draw:g>
              </table:table-cell>
              <table:table-cell office:value-type="float" office:value="5.22382450505">
                <text:p>5.22382450505</text:p>
                <draw:g>
                  <svg:desc>'more comparisons TRUE'.B10:'more comparisons TRUE'.AO10</svg:desc>
                </draw:g>
              </table:table-cell>
              <table:table-cell office:value-type="float" office:value="5.53194403639">
                <text:p>5.53194403639</text:p>
              </table:table-cell>
              <table:table-cell office:value-type="float" office:value="5.93938427424">
                <text:p>5.93938427424</text:p>
              </table:table-cell>
              <table:table-cell office:value-type="float" office:value="6.41860302625">
                <text:p>6.41860302625</text:p>
              </table:table-cell>
              <table:table-cell office:value-type="float" office:value="6.97170723463">
                <text:p>6.97170723463</text:p>
              </table:table-cell>
              <table:table-cell office:value-type="float" office:value="7.74554571701">
                <text:p>7.74554571701</text:p>
              </table:table-cell>
              <table:table-cell office:value-type="float" office:value="8.46349054995">
                <text:p>8.46349054995</text:p>
              </table:table-cell>
              <table:table-cell office:value-type="float" office:value="9.7206649014">
                <text:p>9.7206649014</text:p>
              </table:table-cell>
              <table:table-cell office:value-type="float" office:value="11.1324287744">
                <text:p>11.1324287744</text:p>
              </table:table-cell>
              <table:table-cell office:value-type="float" office:value="12.9269200534">
                <text:p>12.9269200534</text:p>
              </table:table-cell>
              <table:table-cell office:value-type="float" office:value="15.1659702593">
                <text:p>15.1659702593</text:p>
              </table:table-cell>
              <table:table-cell office:value-type="float" office:value="16.6609858806">
                <text:p>16.6609858806</text:p>
              </table:table-cell>
              <table:table-cell office:value-type="float" office:value="20.1478980597">
                <text:p>20.1478980597</text:p>
              </table:table-cell>
              <table:table-cell office:value-type="float" office:value="22.9950057294">
                <text:p>22.9950057294</text:p>
              </table:table-cell>
              <table:table-cell office:value-type="float" office:value="27.0337906376">
                <text:p>27.0337906376</text:p>
              </table:table-cell>
              <table:table-cell office:value-type="float" office:value="32.2633533773">
                <text:p>32.2633533773</text:p>
              </table:table-cell>
              <table:table-cell office:value-type="float" office:value="35.4187129263">
                <text:p>35.4187129263</text:p>
              </table:table-cell>
              <table:table-cell office:value-type="float" office:value="42.1485608204">
                <text:p>42.1485608204</text:p>
              </table:table-cell>
              <table:table-cell office:value-type="float" office:value="51.3545029318">
                <text:p>51.3545029318</text:p>
              </table:table-cell>
              <table:table-cell office:value-type="float" office:value="58.2844154349">
                <text:p>58.2844154349</text:p>
              </table:table-cell>
              <table:table-cell office:value-type="float" office:value="68.3717759821">
                <text:p>68.3717759821</text:p>
              </table:table-cell>
              <table:table-cell office:value-type="float" office:value="78.05386226">
                <text:p>78.05386226</text:p>
              </table:table-cell>
              <table:table-cell office:value-type="float" office:value="87.6754912385">
                <text:p>87.6754912385</text:p>
              </table:table-cell>
              <table:table-cell office:value-type="float" office:value="95.5489733947">
                <text:p>95.5489733947</text:p>
              </table:table-cell>
              <table:table-cell office:value-type="float" office:value="109.380941225">
                <text:p>109.380941225</text:p>
              </table:table-cell>
              <table:table-cell office:value-type="float" office:value="119.042289777">
                <text:p>119.042289777</text:p>
              </table:table-cell>
              <table:table-cell office:value-type="float" office:value="131.876637878">
                <text:p>131.876637878</text:p>
              </table:table-cell>
              <table:table-cell office:value-type="float" office:value="146.395123617">
                <text:p>146.395123617</text:p>
              </table:table-cell>
              <table:table-cell office:value-type="float" office:value="160.426688403">
                <text:p>160.426688403</text:p>
              </table:table-cell>
              <table:table-cell office:value-type="float" office:value="179.436364336">
                <text:p>179.436364336</text:p>
              </table:table-cell>
              <table:table-cell office:value-type="float" office:value="203.141045839">
                <text:p>203.141045839</text:p>
              </table:table-cell>
              <table:table-cell office:value-type="float" office:value="227.489650467">
                <text:p>227.489650467</text:p>
              </table:table-cell>
              <table:table-cell office:value-type="float" office:value="259.993915484">
                <text:p>259.993915484</text:p>
              </table:table-cell>
              <table:table-cell office:value-type="float" office:value="307.436899373">
                <text:p>307.436899373</text:p>
              </table:table-cell>
              <table:table-cell office:value-type="float" office:value="370.212564212">
                <text:p>370.212564212</text:p>
              </table:table-cell>
              <table:table-cell office:value-type="float" office:value="439.817916074">
                <text:p>439.817916074</text:p>
              </table:table-cell>
              <table:table-cell office:value-type="float" office:value="569.847081416">
                <text:p>569.847081416</text:p>
              </table:table-cell>
              <table:table-cell office:value-type="float" office:value="743.953754046">
                <text:p>743.953754046</text:p>
              </table:table-cell>
              <table:table-cell office:value-type="float" office:value="861.921692161">
                <text:p>861.921692161</text:p>
              </table:table-cell>
              <table:table-cell office:value-type="float" office:value="1077.97783841">
                <text:p>1077.97783841</text:p>
              </table:table-cell>
            </table:table-row>
            <table:table-row>
              <table:table-cell office:value-type="string">
                <text:p>NEW fuzzy_token inc 1 dec TO 1 w/ thresholds 0.2 and 0.999 IF TRUE</text:p>
                <draw:g>
                  <svg:desc>'more comparisons TRUE'.A11:'more comparisons TRUE'.A11</svg:desc>
                </draw:g>
              </table:table-cell>
              <table:table-cell office:value-type="float" office:value="5.22926475786">
                <text:p>5.22926475786</text:p>
                <draw:g>
                  <svg:desc>'more comparisons TRUE'.B11:'more comparisons TRUE'.AO11</svg:desc>
                </draw:g>
              </table:table-cell>
              <table:table-cell office:value-type="float" office:value="5.58395044115">
                <text:p>5.58395044115</text:p>
              </table:table-cell>
              <table:table-cell office:value-type="float" office:value="5.89990783775">
                <text:p>5.89990783775</text:p>
              </table:table-cell>
              <table:table-cell office:value-type="float" office:value="6.54197825585">
                <text:p>6.54197825585</text:p>
              </table:table-cell>
              <table:table-cell office:value-type="float" office:value="7.03068135562">
                <text:p>7.03068135562</text:p>
              </table:table-cell>
              <table:table-cell office:value-type="float" office:value="7.99535591602">
                <text:p>7.99535591602</text:p>
              </table:table-cell>
              <table:table-cell office:value-type="float" office:value="8.75058508003">
                <text:p>8.75058508003</text:p>
              </table:table-cell>
              <table:table-cell office:value-type="float" office:value="10.1696640337">
                <text:p>10.1696640337</text:p>
              </table:table-cell>
              <table:table-cell office:value-type="float" office:value="11.6137287427">
                <text:p>11.6137287427</text:p>
              </table:table-cell>
              <table:table-cell office:value-type="float" office:value="14.1077402739">
                <text:p>14.1077402739</text:p>
              </table:table-cell>
              <table:table-cell office:value-type="float" office:value="15.2431822908">
                <text:p>15.2431822908</text:p>
              </table:table-cell>
              <table:table-cell office:value-type="float" office:value="18.1057862014">
                <text:p>18.1057862014</text:p>
              </table:table-cell>
              <table:table-cell office:value-type="float" office:value="21.8527620054">
                <text:p>21.8527620054</text:p>
              </table:table-cell>
              <table:table-cell office:value-type="float" office:value="26.3144066114">
                <text:p>26.3144066114</text:p>
              </table:table-cell>
              <table:table-cell office:value-type="float" office:value="29.4386875904">
                <text:p>29.4386875904</text:p>
              </table:table-cell>
              <table:table-cell office:value-type="float" office:value="36.7809005073">
                <text:p>36.7809005073</text:p>
              </table:table-cell>
              <table:table-cell office:value-type="float" office:value="44.0975580382">
                <text:p>44.0975580382</text:p>
              </table:table-cell>
              <table:table-cell office:value-type="float" office:value="49.1909102894">
                <text:p>49.1909102894</text:p>
              </table:table-cell>
              <table:table-cell office:value-type="float" office:value="57.3794828345">
                <text:p>57.3794828345</text:p>
              </table:table-cell>
              <table:table-cell office:value-type="float" office:value="66.0219960051">
                <text:p>66.0219960051</text:p>
              </table:table-cell>
              <table:table-cell office:value-type="float" office:value="73.9340064916">
                <text:p>73.9340064916</text:p>
              </table:table-cell>
              <table:table-cell office:value-type="float" office:value="80.6170140583">
                <text:p>80.6170140583</text:p>
              </table:table-cell>
              <table:table-cell office:value-type="float" office:value="88.9849880318">
                <text:p>88.9849880318</text:p>
              </table:table-cell>
              <table:table-cell office:value-type="float" office:value="98.2965353376">
                <text:p>98.2965353376</text:p>
              </table:table-cell>
              <table:table-cell office:value-type="float" office:value="106.44766442">
                <text:p>106.44766442</text:p>
              </table:table-cell>
              <table:table-cell office:value-type="float" office:value="115.135771715">
                <text:p>115.135771715</text:p>
              </table:table-cell>
              <table:table-cell office:value-type="float" office:value="123.149107223">
                <text:p>123.149107223</text:p>
              </table:table-cell>
              <table:table-cell office:value-type="float" office:value="130.860306344">
                <text:p>130.860306344</text:p>
              </table:table-cell>
              <table:table-cell office:value-type="float" office:value="146.932521329">
                <text:p>146.932521329</text:p>
              </table:table-cell>
              <table:table-cell office:value-type="float" office:value="166.295616314">
                <text:p>166.295616314</text:p>
              </table:table-cell>
              <table:table-cell office:value-type="float" office:value="182.01976035">
                <text:p>182.01976035</text:p>
              </table:table-cell>
              <table:table-cell office:value-type="float" office:value="209.140004446">
                <text:p>209.140004446</text:p>
              </table:table-cell>
              <table:table-cell office:value-type="float" office:value="244.121225153">
                <text:p>244.121225153</text:p>
              </table:table-cell>
              <table:table-cell office:value-type="float" office:value="278.073814222">
                <text:p>278.073814222</text:p>
              </table:table-cell>
              <table:table-cell office:value-type="float" office:value="364.293750422">
                <text:p>364.293750422</text:p>
              </table:table-cell>
              <table:table-cell office:value-type="float" office:value="393.792093326">
                <text:p>393.792093326</text:p>
              </table:table-cell>
              <table:table-cell office:value-type="float" office:value="500.6380207">
                <text:p>500.6380207</text:p>
              </table:table-cell>
              <table:table-cell office:value-type="float" office:value="643.198051078">
                <text:p>643.198051078</text:p>
              </table:table-cell>
              <table:table-cell office:value-type="float" office:value="764.698595923">
                <text:p>764.698595923</text:p>
              </table:table-cell>
              <table:table-cell office:value-type="float" office:value="997.581730553">
                <text:p>997.581730553</text:p>
              </table:table-cell>
            </table:table-row>
            <table:table-row>
              <table:table-cell office:value-type="string">
                <text:p/>
                <draw:g>
                  <svg:desc>'more comparisons TRUE'.A12:'more comparisons TRUE'.A12</svg:desc>
                </draw:g>
              </table:table-cell>
              <table:table-cell office:value-type="float" office:value="NaN">
                <text:p>NaN</text:p>
                <draw:g>
                  <svg:desc>'more comparisons TRUE'.B12:'more comparisons TRUE'.AO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more comparisons TRUE'.A12:'more comparisons TRUE'.A12</svg:desc>
                </draw:g>
              </table:table-cell>
              <table:table-cell office:value-type="float" office:value="NaN">
                <text:p>NaN</text:p>
                <draw:g>
                  <svg:desc>'more comparisons TRUE'.B12:'more comparisons TRUE'.AO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more comparisons TRUE'.A12:'more comparisons TRUE'.A12</svg:desc>
                </draw:g>
              </table:table-cell>
              <table:table-cell office:value-type="float" office:value="NaN">
                <text:p>NaN</text:p>
                <draw:g>
                  <svg:desc>'more comparisons TRUE'.B12:'more comparisons TRUE'.AO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more comparisons TRUE'.A13:'more comparisons TRUE'.A13</svg:desc>
                </draw:g>
              </table:table-cell>
              <table:table-cell office:value-type="float" office:value="NaN">
                <text:p>NaN</text:p>
                <draw:g>
                  <svg:desc>'more comparisons TRUE'.B13:'more comparisons TRUE'.AO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more comparisons TRUE'.A14:'more comparisons TRUE'.A14</svg:desc>
                </draw:g>
              </table:table-cell>
              <table:table-cell office:value-type="float" office:value="NaN">
                <text:p>NaN</text:p>
                <draw:g>
                  <svg:desc>'more comparisons TRUE'.B14:'more comparisons TRUE'.AO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more comparisons TRUE'.A14:'more comparisons TRUE'.A14</svg:desc>
                </draw:g>
              </table:table-cell>
              <table:table-cell office:value-type="float" office:value="NaN">
                <text:p>NaN</text:p>
                <draw:g>
                  <svg:desc>'more comparisons TRUE'.B14:'more comparisons TRUE'.AO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W fuzzy_token inc 1 dec TO 1 w/ thresholds 0.001 and 0.999 weights</text:p>
                <draw:g>
                  <svg:desc>'more comparisons TRUE'.A5:'more comparisons TRUE'.A5</svg:desc>
                </draw:g>
              </table:table-cell>
              <table:table-cell office:value-type="float" office:value="5.12507873825">
                <text:p>5.12507873825</text:p>
                <draw:g>
                  <svg:desc>'more comparisons TRUE'.B5:'more comparisons TRUE'.AO5</svg:desc>
                </draw:g>
              </table:table-cell>
              <table:table-cell office:value-type="float" office:value="5.30579080626">
                <text:p>5.30579080626</text:p>
              </table:table-cell>
              <table:table-cell office:value-type="float" office:value="5.47449085706">
                <text:p>5.47449085706</text:p>
              </table:table-cell>
              <table:table-cell office:value-type="float" office:value="5.77571023012">
                <text:p>5.77571023012</text:p>
              </table:table-cell>
              <table:table-cell office:value-type="float" office:value="5.99459669156">
                <text:p>5.99459669156</text:p>
              </table:table-cell>
              <table:table-cell office:value-type="float" office:value="6.40031157201">
                <text:p>6.40031157201</text:p>
              </table:table-cell>
              <table:table-cell office:value-type="float" office:value="6.89755163005">
                <text:p>6.89755163005</text:p>
              </table:table-cell>
              <table:table-cell office:value-type="float" office:value="7.31620075246">
                <text:p>7.31620075246</text:p>
              </table:table-cell>
              <table:table-cell office:value-type="float" office:value="8.09434747635">
                <text:p>8.09434747635</text:p>
              </table:table-cell>
              <table:table-cell office:value-type="float" office:value="8.80916618654">
                <text:p>8.80916618654</text:p>
              </table:table-cell>
              <table:table-cell office:value-type="float" office:value="9.79891039457">
                <text:p>9.79891039457</text:p>
              </table:table-cell>
              <table:table-cell office:value-type="float" office:value="11.2334765572">
                <text:p>11.2334765572</text:p>
              </table:table-cell>
              <table:table-cell office:value-type="float" office:value="12.625684059">
                <text:p>12.625684059</text:p>
              </table:table-cell>
              <table:table-cell office:value-type="float" office:value="14.0443424584">
                <text:p>14.0443424584</text:p>
              </table:table-cell>
              <table:table-cell office:value-type="float" office:value="16.4888473696">
                <text:p>16.4888473696</text:p>
              </table:table-cell>
              <table:table-cell office:value-type="float" office:value="18.4272629029">
                <text:p>18.4272629029</text:p>
              </table:table-cell>
              <table:table-cell office:value-type="float" office:value="23.2953797217">
                <text:p>23.2953797217</text:p>
              </table:table-cell>
              <table:table-cell office:value-type="float" office:value="25.5416210277">
                <text:p>25.5416210277</text:p>
              </table:table-cell>
              <table:table-cell office:value-type="float" office:value="30.2996376085">
                <text:p>30.2996376085</text:p>
              </table:table-cell>
              <table:table-cell office:value-type="float" office:value="36.160871145">
                <text:p>36.160871145</text:p>
              </table:table-cell>
              <table:table-cell office:value-type="float" office:value="43.6113394066">
                <text:p>43.6113394066</text:p>
              </table:table-cell>
              <table:table-cell office:value-type="float" office:value="52.3745269883">
                <text:p>52.3745269883</text:p>
              </table:table-cell>
              <table:table-cell office:value-type="float" office:value="65.6903316521">
                <text:p>65.6903316521</text:p>
              </table:table-cell>
              <table:table-cell office:value-type="float" office:value="79.5165076814">
                <text:p>79.5165076814</text:p>
              </table:table-cell>
              <table:table-cell office:value-type="float" office:value="104.302902416">
                <text:p>104.302902416</text:p>
              </table:table-cell>
              <table:table-cell office:value-type="float" office:value="125.027427222">
                <text:p>125.027427222</text:p>
              </table:table-cell>
              <table:table-cell office:value-type="float" office:value="155.33461093">
                <text:p>155.33461093</text:p>
              </table:table-cell>
              <table:table-cell office:value-type="float" office:value="215.093500282">
                <text:p>215.093500282</text:p>
              </table:table-cell>
              <table:table-cell office:value-type="float" office:value="276.006225908">
                <text:p>276.006225908</text:p>
              </table:table-cell>
              <table:table-cell office:value-type="float" office:value="367.375530004">
                <text:p>367.375530004</text:p>
              </table:table-cell>
              <table:table-cell office:value-type="float" office:value="444.245576932">
                <text:p>444.245576932</text:p>
              </table:table-cell>
              <table:table-cell office:value-type="float" office:value="604.752451115">
                <text:p>604.752451115</text:p>
              </table:table-cell>
              <table:table-cell office:value-type="float" office:value="683.132911421">
                <text:p>683.132911421</text:p>
              </table:table-cell>
              <table:table-cell office:value-type="float" office:value="854.362273269">
                <text:p>854.362273269</text:p>
              </table:table-cell>
              <table:table-cell office:value-type="float" office:value="1021.75509084">
                <text:p>1021.75509084</text:p>
              </table:table-cell>
              <table:table-cell office:value-type="float" office:value="1125.04744681">
                <text:p>1125.04744681</text:p>
              </table:table-cell>
              <table:table-cell office:value-type="float" office:value="1224.92456823">
                <text:p>1224.92456823</text:p>
              </table:table-cell>
              <table:table-cell office:value-type="float" office:value="1456.65358496">
                <text:p>1456.65358496</text:p>
              </table:table-cell>
              <table:table-cell office:value-type="float" office:value="1613.92477875">
                <text:p>1613.92477875</text:p>
              </table:table-cell>
              <table:table-cell office:value-type="float" office:value="1815.23611671">
                <text:p>1815.23611671</text:p>
              </table:table-cell>
            </table:table-row>
            <table:table-row>
              <table:table-cell office:value-type="string">
                <text:p>NEW fuzzy_token inc 1 dec TO 1 w/ thresholds 0.1 and 0.999 weights</text:p>
                <draw:g>
                  <svg:desc>'more comparisons TRUE'.A6:'more comparisons TRUE'.A6</svg:desc>
                </draw:g>
              </table:table-cell>
              <table:table-cell office:value-type="float" office:value="5.1177208002">
                <text:p>5.1177208002</text:p>
                <draw:g>
                  <svg:desc>'more comparisons TRUE'.B6:'more comparisons TRUE'.AO6</svg:desc>
                </draw:g>
              </table:table-cell>
              <table:table-cell office:value-type="float" office:value="5.28599994687">
                <text:p>5.28599994687</text:p>
              </table:table-cell>
              <table:table-cell office:value-type="float" office:value="5.48298366672">
                <text:p>5.48298366672</text:p>
              </table:table-cell>
              <table:table-cell office:value-type="float" office:value="5.74798291278">
                <text:p>5.74798291278</text:p>
              </table:table-cell>
              <table:table-cell office:value-type="float" office:value="6.03529235701">
                <text:p>6.03529235701</text:p>
              </table:table-cell>
              <table:table-cell office:value-type="float" office:value="6.37828508836">
                <text:p>6.37828508836</text:p>
              </table:table-cell>
              <table:table-cell office:value-type="float" office:value="6.97017337842">
                <text:p>6.97017337842</text:p>
              </table:table-cell>
              <table:table-cell office:value-type="float" office:value="7.5535700246">
                <text:p>7.5535700246</text:p>
              </table:table-cell>
              <table:table-cell office:value-type="float" office:value="8.12293646162">
                <text:p>8.12293646162</text:p>
              </table:table-cell>
              <table:table-cell office:value-type="float" office:value="8.86677126273">
                <text:p>8.86677126273</text:p>
              </table:table-cell>
              <table:table-cell office:value-type="float" office:value="9.67825448649">
                <text:p>9.67825448649</text:p>
              </table:table-cell>
              <table:table-cell office:value-type="float" office:value="10.9835799949">
                <text:p>10.9835799949</text:p>
              </table:table-cell>
              <table:table-cell office:value-type="float" office:value="12.5418565506">
                <text:p>12.5418565506</text:p>
              </table:table-cell>
              <table:table-cell office:value-type="float" office:value="14.2821237384">
                <text:p>14.2821237384</text:p>
              </table:table-cell>
              <table:table-cell office:value-type="float" office:value="16.9522174019">
                <text:p>16.9522174019</text:p>
              </table:table-cell>
              <table:table-cell office:value-type="float" office:value="19.0765549258">
                <text:p>19.0765549258</text:p>
              </table:table-cell>
              <table:table-cell office:value-type="float" office:value="22.0817642402">
                <text:p>22.0817642402</text:p>
              </table:table-cell>
              <table:table-cell office:value-type="float" office:value="25.6025848635">
                <text:p>25.6025848635</text:p>
              </table:table-cell>
              <table:table-cell office:value-type="float" office:value="30.3454741191">
                <text:p>30.3454741191</text:p>
              </table:table-cell>
              <table:table-cell office:value-type="float" office:value="36.3642964197">
                <text:p>36.3642964197</text:p>
              </table:table-cell>
              <table:table-cell office:value-type="float" office:value="41.1371528679">
                <text:p>41.1371528679</text:p>
              </table:table-cell>
              <table:table-cell office:value-type="float" office:value="53.4562202327">
                <text:p>53.4562202327</text:p>
              </table:table-cell>
              <table:table-cell office:value-type="float" office:value="68.2793542864">
                <text:p>68.2793542864</text:p>
              </table:table-cell>
              <table:table-cell office:value-type="float" office:value="81.8329857913">
                <text:p>81.8329857913</text:p>
              </table:table-cell>
              <table:table-cell office:value-type="float" office:value="96.9405564727">
                <text:p>96.9405564727</text:p>
              </table:table-cell>
              <table:table-cell office:value-type="float" office:value="118.453895138">
                <text:p>118.453895138</text:p>
              </table:table-cell>
              <table:table-cell office:value-type="float" office:value="139.699584659">
                <text:p>139.699584659</text:p>
              </table:table-cell>
              <table:table-cell office:value-type="float" office:value="164.455424445">
                <text:p>164.455424445</text:p>
              </table:table-cell>
              <table:table-cell office:value-type="float" office:value="182.144216254">
                <text:p>182.144216254</text:p>
              </table:table-cell>
              <table:table-cell office:value-type="float" office:value="217.067315901">
                <text:p>217.067315901</text:p>
              </table:table-cell>
              <table:table-cell office:value-type="float" office:value="239.358377445">
                <text:p>239.358377445</text:p>
              </table:table-cell>
              <table:table-cell office:value-type="float" office:value="288.933469802">
                <text:p>288.933469802</text:p>
              </table:table-cell>
              <table:table-cell office:value-type="float" office:value="334.543027464">
                <text:p>334.543027464</text:p>
              </table:table-cell>
              <table:table-cell office:value-type="float" office:value="381.857598738">
                <text:p>381.857598738</text:p>
              </table:table-cell>
              <table:table-cell office:value-type="float" office:value="456.159241773">
                <text:p>456.159241773</text:p>
              </table:table-cell>
              <table:table-cell office:value-type="float" office:value="540.527557167">
                <text:p>540.527557167</text:p>
              </table:table-cell>
              <table:table-cell office:value-type="float" office:value="663.118886666">
                <text:p>663.118886666</text:p>
              </table:table-cell>
              <table:table-cell office:value-type="float" office:value="816.937965015">
                <text:p>816.937965015</text:p>
              </table:table-cell>
              <table:table-cell office:value-type="float" office:value="954.740323851">
                <text:p>954.740323851</text:p>
              </table:table-cell>
              <table:table-cell office:value-type="float" office:value="1234.09757309">
                <text:p>1234.09757309</text:p>
              </table:table-cell>
            </table:table-row>
            <table:table-row>
              <table:table-cell office:value-type="string">
                <text:p>NEW fuzzy_token inc 1 dec TO 1 w/ thresholds 0.2 and 0.999 weights</text:p>
                <draw:g>
                  <svg:desc>'more comparisons TRUE'.A7:'more comparisons TRUE'.A7</svg:desc>
                </draw:g>
              </table:table-cell>
              <table:table-cell office:value-type="float" office:value="5.14737971911">
                <text:p>5.14737971911</text:p>
                <draw:g>
                  <svg:desc>'more comparisons TRUE'.B7:'more comparisons TRUE'.AO7</svg:desc>
                </draw:g>
              </table:table-cell>
              <table:table-cell office:value-type="float" office:value="5.28882663764">
                <text:p>5.28882663764</text:p>
              </table:table-cell>
              <table:table-cell office:value-type="float" office:value="5.48736005289">
                <text:p>5.48736005289</text:p>
              </table:table-cell>
              <table:table-cell office:value-type="float" office:value="5.75157262981">
                <text:p>5.75157262981</text:p>
              </table:table-cell>
              <table:table-cell office:value-type="float" office:value="6.05191211543">
                <text:p>6.05191211543</text:p>
              </table:table-cell>
              <table:table-cell office:value-type="float" office:value="6.48780768393">
                <text:p>6.48780768393</text:p>
              </table:table-cell>
              <table:table-cell office:value-type="float" office:value="7.01676222712">
                <text:p>7.01676222712</text:p>
              </table:table-cell>
              <table:table-cell office:value-type="float" office:value="7.38994545461">
                <text:p>7.38994545461</text:p>
              </table:table-cell>
              <table:table-cell office:value-type="float" office:value="8.14379906998">
                <text:p>8.14379906998</text:p>
              </table:table-cell>
              <table:table-cell office:value-type="float" office:value="9.02710887777">
                <text:p>9.02710887777</text:p>
              </table:table-cell>
              <table:table-cell office:value-type="float" office:value="10.321092782">
                <text:p>10.321092782</text:p>
              </table:table-cell>
              <table:table-cell office:value-type="float" office:value="11.4455812468">
                <text:p>11.4455812468</text:p>
              </table:table-cell>
              <table:table-cell office:value-type="float" office:value="13.4329197481">
                <text:p>13.4329197481</text:p>
              </table:table-cell>
              <table:table-cell office:value-type="float" office:value="14.5648981226">
                <text:p>14.5648981226</text:p>
              </table:table-cell>
              <table:table-cell office:value-type="float" office:value="17.5132348581">
                <text:p>17.5132348581</text:p>
              </table:table-cell>
              <table:table-cell office:value-type="float" office:value="19.804541421">
                <text:p>19.804541421</text:p>
              </table:table-cell>
              <table:table-cell office:value-type="float" office:value="24.2210585697">
                <text:p>24.2210585697</text:p>
              </table:table-cell>
              <table:table-cell office:value-type="float" office:value="27.8198507094">
                <text:p>27.8198507094</text:p>
              </table:table-cell>
              <table:table-cell office:value-type="float" office:value="37.0056439224">
                <text:p>37.0056439224</text:p>
              </table:table-cell>
              <table:table-cell office:value-type="float" office:value="43.5906650473">
                <text:p>43.5906650473</text:p>
              </table:table-cell>
              <table:table-cell office:value-type="float" office:value="51.1951421254">
                <text:p>51.1951421254</text:p>
              </table:table-cell>
              <table:table-cell office:value-type="float" office:value="66.453440196">
                <text:p>66.453440196</text:p>
              </table:table-cell>
              <table:table-cell office:value-type="float" office:value="74.6819752703">
                <text:p>74.6819752703</text:p>
              </table:table-cell>
              <table:table-cell office:value-type="float" office:value="93.3102236913">
                <text:p>93.3102236913</text:p>
              </table:table-cell>
              <table:table-cell office:value-type="float" office:value="106.462947964">
                <text:p>106.462947964</text:p>
              </table:table-cell>
              <table:table-cell office:value-type="float" office:value="121.116949864">
                <text:p>121.116949864</text:p>
              </table:table-cell>
              <table:table-cell office:value-type="float" office:value="138.510249729">
                <text:p>138.510249729</text:p>
              </table:table-cell>
              <table:table-cell office:value-type="float" office:value="147.061436256">
                <text:p>147.061436256</text:p>
              </table:table-cell>
              <table:table-cell office:value-type="float" office:value="170.729053042">
                <text:p>170.729053042</text:p>
              </table:table-cell>
              <table:table-cell office:value-type="float" office:value="190.567575751">
                <text:p>190.567575751</text:p>
              </table:table-cell>
              <table:table-cell office:value-type="float" office:value="212.191015972">
                <text:p>212.191015972</text:p>
              </table:table-cell>
              <table:table-cell office:value-type="float" office:value="240.227546868">
                <text:p>240.227546868</text:p>
              </table:table-cell>
              <table:table-cell office:value-type="float" office:value="271.354460214">
                <text:p>271.354460214</text:p>
              </table:table-cell>
              <table:table-cell office:value-type="float" office:value="315.303885589">
                <text:p>315.303885589</text:p>
              </table:table-cell>
              <table:table-cell office:value-type="float" office:value="366.708819996">
                <text:p>366.708819996</text:p>
              </table:table-cell>
              <table:table-cell office:value-type="float" office:value="463.610741662">
                <text:p>463.610741662</text:p>
              </table:table-cell>
              <table:table-cell office:value-type="float" office:value="560.425035062">
                <text:p>560.425035062</text:p>
              </table:table-cell>
              <table:table-cell office:value-type="float" office:value="675.712334564">
                <text:p>675.712334564</text:p>
              </table:table-cell>
              <table:table-cell office:value-type="float" office:value="903.052161905">
                <text:p>903.052161905</text:p>
              </table:table-cell>
              <table:table-cell office:value-type="float" office:value="1069.85205135">
                <text:p>1069.85205135</text:p>
              </table:table-cell>
            </table:table-row>
            <table:table-row>
              <table:table-cell office:value-type="string">
                <text:p/>
                <draw:g>
                  <svg:desc>'more comparisons TRUE'.A8:'more comparisons TRUE'.A8</svg:desc>
                </draw:g>
              </table:table-cell>
              <table:table-cell office:value-type="float" office:value="NaN">
                <text:p>NaN</text:p>
                <draw:g>
                  <svg:desc>'more comparisons TRUE'.B8:'more comparisons TRUE'.AO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W fuzzy_token inc 1 dec TO 1 w/ thresholds 0.001 and 0.999 IF TRUE</text:p>
                <draw:g>
                  <svg:desc>'more comparisons TRUE'.A9:'more comparisons TRUE'.A9</svg:desc>
                </draw:g>
              </table:table-cell>
              <table:table-cell office:value-type="float" office:value="5.2430749593">
                <text:p>5.2430749593</text:p>
                <draw:g>
                  <svg:desc>'more comparisons TRUE'.B9:'more comparisons TRUE'.AO9</svg:desc>
                </draw:g>
              </table:table-cell>
              <table:table-cell office:value-type="float" office:value="5.55335539995">
                <text:p>5.55335539995</text:p>
              </table:table-cell>
              <table:table-cell office:value-type="float" office:value="5.91739971771">
                <text:p>5.91739971771</text:p>
              </table:table-cell>
              <table:table-cell office:value-type="float" office:value="6.29523782854">
                <text:p>6.29523782854</text:p>
              </table:table-cell>
              <table:table-cell office:value-type="float" office:value="7.03787605467">
                <text:p>7.03787605467</text:p>
              </table:table-cell>
              <table:table-cell office:value-type="float" office:value="7.90348902442">
                <text:p>7.90348902442</text:p>
              </table:table-cell>
              <table:table-cell office:value-type="float" office:value="8.68025594126">
                <text:p>8.68025594126</text:p>
              </table:table-cell>
              <table:table-cell office:value-type="float" office:value="9.50887821321">
                <text:p>9.50887821321</text:p>
              </table:table-cell>
              <table:table-cell office:value-type="float" office:value="11.4885300189">
                <text:p>11.4885300189</text:p>
              </table:table-cell>
              <table:table-cell office:value-type="float" office:value="12.5017311071">
                <text:p>12.5017311071</text:p>
              </table:table-cell>
              <table:table-cell office:value-type="float" office:value="14.3234421882">
                <text:p>14.3234421882</text:p>
              </table:table-cell>
              <table:table-cell office:value-type="float" office:value="16.7788910793">
                <text:p>16.7788910793</text:p>
              </table:table-cell>
              <table:table-cell office:value-type="float" office:value="19.4325050931">
                <text:p>19.4325050931</text:p>
              </table:table-cell>
              <table:table-cell office:value-type="float" office:value="22.7302051439">
                <text:p>22.7302051439</text:p>
              </table:table-cell>
              <table:table-cell office:value-type="float" office:value="26.0800262945">
                <text:p>26.0800262945</text:p>
              </table:table-cell>
              <table:table-cell office:value-type="float" office:value="30.882348103">
                <text:p>30.882348103</text:p>
              </table:table-cell>
              <table:table-cell office:value-type="float" office:value="36.6301884614">
                <text:p>36.6301884614</text:p>
              </table:table-cell>
              <table:table-cell office:value-type="float" office:value="42.6244865413">
                <text:p>42.6244865413</text:p>
              </table:table-cell>
              <table:table-cell office:value-type="float" office:value="51.091477602">
                <text:p>51.091477602</text:p>
              </table:table-cell>
              <table:table-cell office:value-type="float" office:value="58.2847834038">
                <text:p>58.2847834038</text:p>
              </table:table-cell>
              <table:table-cell office:value-type="float" office:value="68.6157651132">
                <text:p>68.6157651132</text:p>
              </table:table-cell>
              <table:table-cell office:value-type="float" office:value="82.1184443513">
                <text:p>82.1184443513</text:p>
              </table:table-cell>
              <table:table-cell office:value-type="float" office:value="94.8873875651">
                <text:p>94.8873875651</text:p>
              </table:table-cell>
              <table:table-cell office:value-type="float" office:value="110.61222516">
                <text:p>110.61222516</text:p>
              </table:table-cell>
              <table:table-cell office:value-type="float" office:value="125.762978131">
                <text:p>125.762978131</text:p>
              </table:table-cell>
              <table:table-cell office:value-type="float" office:value="151.416328194">
                <text:p>151.416328194</text:p>
              </table:table-cell>
              <table:table-cell office:value-type="float" office:value="168.963822233">
                <text:p>168.963822233</text:p>
              </table:table-cell>
              <table:table-cell office:value-type="float" office:value="214.990546314">
                <text:p>214.990546314</text:p>
              </table:table-cell>
              <table:table-cell office:value-type="float" office:value="249.207984965">
                <text:p>249.207984965</text:p>
              </table:table-cell>
              <table:table-cell office:value-type="float" office:value="288.171192953">
                <text:p>288.171192953</text:p>
              </table:table-cell>
              <table:table-cell office:value-type="float" office:value="369.214684985">
                <text:p>369.214684985</text:p>
              </table:table-cell>
              <table:table-cell office:value-type="float" office:value="438.329105829">
                <text:p>438.329105829</text:p>
              </table:table-cell>
              <table:table-cell office:value-type="float" office:value="529.925864528">
                <text:p>529.925864528</text:p>
              </table:table-cell>
              <table:table-cell office:value-type="float" office:value="596.412525542">
                <text:p>596.412525542</text:p>
              </table:table-cell>
              <table:table-cell office:value-type="float" office:value="740.101795253">
                <text:p>740.101795253</text:p>
              </table:table-cell>
              <table:table-cell office:value-type="float" office:value="850.845939536">
                <text:p>850.845939536</text:p>
              </table:table-cell>
              <table:table-cell office:value-type="float" office:value="998.094649054">
                <text:p>998.094649054</text:p>
              </table:table-cell>
              <table:table-cell office:value-type="float" office:value="1184.14028918">
                <text:p>1184.14028918</text:p>
              </table:table-cell>
              <table:table-cell office:value-type="float" office:value="1353.9442084">
                <text:p>1353.9442084</text:p>
              </table:table-cell>
              <table:table-cell office:value-type="float" office:value="1429.95689018">
                <text:p>1429.95689018</text:p>
              </table:table-cell>
            </table:table-row>
            <table:table-row>
              <table:table-cell office:value-type="string">
                <text:p>NEW fuzzy_token inc 1 dec TO 1 w/ thresholds 0.1 and 0.999 IF TRUE</text:p>
                <draw:g>
                  <svg:desc>'more comparisons TRUE'.A10:'more comparisons TRUE'.A10</svg:desc>
                </draw:g>
              </table:table-cell>
              <table:table-cell office:value-type="float" office:value="5.22382450505">
                <text:p>5.22382450505</text:p>
                <draw:g>
                  <svg:desc>'more comparisons TRUE'.B10:'more comparisons TRUE'.AO10</svg:desc>
                </draw:g>
              </table:table-cell>
              <table:table-cell office:value-type="float" office:value="5.53194403639">
                <text:p>5.53194403639</text:p>
              </table:table-cell>
              <table:table-cell office:value-type="float" office:value="5.93938427424">
                <text:p>5.93938427424</text:p>
              </table:table-cell>
              <table:table-cell office:value-type="float" office:value="6.41860302625">
                <text:p>6.41860302625</text:p>
              </table:table-cell>
              <table:table-cell office:value-type="float" office:value="6.97170723463">
                <text:p>6.97170723463</text:p>
              </table:table-cell>
              <table:table-cell office:value-type="float" office:value="7.74554571701">
                <text:p>7.74554571701</text:p>
              </table:table-cell>
              <table:table-cell office:value-type="float" office:value="8.46349054995">
                <text:p>8.46349054995</text:p>
              </table:table-cell>
              <table:table-cell office:value-type="float" office:value="9.7206649014">
                <text:p>9.7206649014</text:p>
              </table:table-cell>
              <table:table-cell office:value-type="float" office:value="11.1324287744">
                <text:p>11.1324287744</text:p>
              </table:table-cell>
              <table:table-cell office:value-type="float" office:value="12.9269200534">
                <text:p>12.9269200534</text:p>
              </table:table-cell>
              <table:table-cell office:value-type="float" office:value="15.1659702593">
                <text:p>15.1659702593</text:p>
              </table:table-cell>
              <table:table-cell office:value-type="float" office:value="16.6609858806">
                <text:p>16.6609858806</text:p>
              </table:table-cell>
              <table:table-cell office:value-type="float" office:value="20.1478980597">
                <text:p>20.1478980597</text:p>
              </table:table-cell>
              <table:table-cell office:value-type="float" office:value="22.9950057294">
                <text:p>22.9950057294</text:p>
              </table:table-cell>
              <table:table-cell office:value-type="float" office:value="27.0337906376">
                <text:p>27.0337906376</text:p>
              </table:table-cell>
              <table:table-cell office:value-type="float" office:value="32.2633533773">
                <text:p>32.2633533773</text:p>
              </table:table-cell>
              <table:table-cell office:value-type="float" office:value="35.4187129263">
                <text:p>35.4187129263</text:p>
              </table:table-cell>
              <table:table-cell office:value-type="float" office:value="42.1485608204">
                <text:p>42.1485608204</text:p>
              </table:table-cell>
              <table:table-cell office:value-type="float" office:value="51.3545029318">
                <text:p>51.3545029318</text:p>
              </table:table-cell>
              <table:table-cell office:value-type="float" office:value="58.2844154349">
                <text:p>58.2844154349</text:p>
              </table:table-cell>
              <table:table-cell office:value-type="float" office:value="68.3717759821">
                <text:p>68.3717759821</text:p>
              </table:table-cell>
              <table:table-cell office:value-type="float" office:value="78.05386226">
                <text:p>78.05386226</text:p>
              </table:table-cell>
              <table:table-cell office:value-type="float" office:value="87.6754912385">
                <text:p>87.6754912385</text:p>
              </table:table-cell>
              <table:table-cell office:value-type="float" office:value="95.5489733947">
                <text:p>95.5489733947</text:p>
              </table:table-cell>
              <table:table-cell office:value-type="float" office:value="109.380941225">
                <text:p>109.380941225</text:p>
              </table:table-cell>
              <table:table-cell office:value-type="float" office:value="119.042289777">
                <text:p>119.042289777</text:p>
              </table:table-cell>
              <table:table-cell office:value-type="float" office:value="131.876637878">
                <text:p>131.876637878</text:p>
              </table:table-cell>
              <table:table-cell office:value-type="float" office:value="146.395123617">
                <text:p>146.395123617</text:p>
              </table:table-cell>
              <table:table-cell office:value-type="float" office:value="160.426688403">
                <text:p>160.426688403</text:p>
              </table:table-cell>
              <table:table-cell office:value-type="float" office:value="179.436364336">
                <text:p>179.436364336</text:p>
              </table:table-cell>
              <table:table-cell office:value-type="float" office:value="203.141045839">
                <text:p>203.141045839</text:p>
              </table:table-cell>
              <table:table-cell office:value-type="float" office:value="227.489650467">
                <text:p>227.489650467</text:p>
              </table:table-cell>
              <table:table-cell office:value-type="float" office:value="259.993915484">
                <text:p>259.993915484</text:p>
              </table:table-cell>
              <table:table-cell office:value-type="float" office:value="307.436899373">
                <text:p>307.436899373</text:p>
              </table:table-cell>
              <table:table-cell office:value-type="float" office:value="370.212564212">
                <text:p>370.212564212</text:p>
              </table:table-cell>
              <table:table-cell office:value-type="float" office:value="439.817916074">
                <text:p>439.817916074</text:p>
              </table:table-cell>
              <table:table-cell office:value-type="float" office:value="569.847081416">
                <text:p>569.847081416</text:p>
              </table:table-cell>
              <table:table-cell office:value-type="float" office:value="743.953754046">
                <text:p>743.953754046</text:p>
              </table:table-cell>
              <table:table-cell office:value-type="float" office:value="861.921692161">
                <text:p>861.921692161</text:p>
              </table:table-cell>
              <table:table-cell office:value-type="float" office:value="1077.97783841">
                <text:p>1077.97783841</text:p>
              </table:table-cell>
            </table:table-row>
            <table:table-row>
              <table:table-cell office:value-type="string">
                <text:p>NEW fuzzy_token inc 1 dec TO 1 w/ thresholds 0.2 and 0.999 IF TRUE</text:p>
                <draw:g>
                  <svg:desc>'more comparisons TRUE'.A11:'more comparisons TRUE'.A11</svg:desc>
                </draw:g>
              </table:table-cell>
              <table:table-cell office:value-type="float" office:value="5.22926475786">
                <text:p>5.22926475786</text:p>
                <draw:g>
                  <svg:desc>'more comparisons TRUE'.B11:'more comparisons TRUE'.AO11</svg:desc>
                </draw:g>
              </table:table-cell>
              <table:table-cell office:value-type="float" office:value="5.58395044115">
                <text:p>5.58395044115</text:p>
              </table:table-cell>
              <table:table-cell office:value-type="float" office:value="5.89990783775">
                <text:p>5.89990783775</text:p>
              </table:table-cell>
              <table:table-cell office:value-type="float" office:value="6.54197825585">
                <text:p>6.54197825585</text:p>
              </table:table-cell>
              <table:table-cell office:value-type="float" office:value="7.03068135562">
                <text:p>7.03068135562</text:p>
              </table:table-cell>
              <table:table-cell office:value-type="float" office:value="7.99535591602">
                <text:p>7.99535591602</text:p>
              </table:table-cell>
              <table:table-cell office:value-type="float" office:value="8.75058508003">
                <text:p>8.75058508003</text:p>
              </table:table-cell>
              <table:table-cell office:value-type="float" office:value="10.1696640337">
                <text:p>10.1696640337</text:p>
              </table:table-cell>
              <table:table-cell office:value-type="float" office:value="11.6137287427">
                <text:p>11.6137287427</text:p>
              </table:table-cell>
              <table:table-cell office:value-type="float" office:value="14.1077402739">
                <text:p>14.1077402739</text:p>
              </table:table-cell>
              <table:table-cell office:value-type="float" office:value="15.2431822908">
                <text:p>15.2431822908</text:p>
              </table:table-cell>
              <table:table-cell office:value-type="float" office:value="18.1057862014">
                <text:p>18.1057862014</text:p>
              </table:table-cell>
              <table:table-cell office:value-type="float" office:value="21.8527620054">
                <text:p>21.8527620054</text:p>
              </table:table-cell>
              <table:table-cell office:value-type="float" office:value="26.3144066114">
                <text:p>26.3144066114</text:p>
              </table:table-cell>
              <table:table-cell office:value-type="float" office:value="29.4386875904">
                <text:p>29.4386875904</text:p>
              </table:table-cell>
              <table:table-cell office:value-type="float" office:value="36.7809005073">
                <text:p>36.7809005073</text:p>
              </table:table-cell>
              <table:table-cell office:value-type="float" office:value="44.0975580382">
                <text:p>44.0975580382</text:p>
              </table:table-cell>
              <table:table-cell office:value-type="float" office:value="49.1909102894">
                <text:p>49.1909102894</text:p>
              </table:table-cell>
              <table:table-cell office:value-type="float" office:value="57.3794828345">
                <text:p>57.3794828345</text:p>
              </table:table-cell>
              <table:table-cell office:value-type="float" office:value="66.0219960051">
                <text:p>66.0219960051</text:p>
              </table:table-cell>
              <table:table-cell office:value-type="float" office:value="73.9340064916">
                <text:p>73.9340064916</text:p>
              </table:table-cell>
              <table:table-cell office:value-type="float" office:value="80.6170140583">
                <text:p>80.6170140583</text:p>
              </table:table-cell>
              <table:table-cell office:value-type="float" office:value="88.9849880318">
                <text:p>88.9849880318</text:p>
              </table:table-cell>
              <table:table-cell office:value-type="float" office:value="98.2965353376">
                <text:p>98.2965353376</text:p>
              </table:table-cell>
              <table:table-cell office:value-type="float" office:value="106.44766442">
                <text:p>106.44766442</text:p>
              </table:table-cell>
              <table:table-cell office:value-type="float" office:value="115.135771715">
                <text:p>115.135771715</text:p>
              </table:table-cell>
              <table:table-cell office:value-type="float" office:value="123.149107223">
                <text:p>123.149107223</text:p>
              </table:table-cell>
              <table:table-cell office:value-type="float" office:value="130.860306344">
                <text:p>130.860306344</text:p>
              </table:table-cell>
              <table:table-cell office:value-type="float" office:value="146.932521329">
                <text:p>146.932521329</text:p>
              </table:table-cell>
              <table:table-cell office:value-type="float" office:value="166.295616314">
                <text:p>166.295616314</text:p>
              </table:table-cell>
              <table:table-cell office:value-type="float" office:value="182.01976035">
                <text:p>182.01976035</text:p>
              </table:table-cell>
              <table:table-cell office:value-type="float" office:value="209.140004446">
                <text:p>209.140004446</text:p>
              </table:table-cell>
              <table:table-cell office:value-type="float" office:value="244.121225153">
                <text:p>244.121225153</text:p>
              </table:table-cell>
              <table:table-cell office:value-type="float" office:value="278.073814222">
                <text:p>278.073814222</text:p>
              </table:table-cell>
              <table:table-cell office:value-type="float" office:value="364.293750422">
                <text:p>364.293750422</text:p>
              </table:table-cell>
              <table:table-cell office:value-type="float" office:value="393.792093326">
                <text:p>393.792093326</text:p>
              </table:table-cell>
              <table:table-cell office:value-type="float" office:value="500.6380207">
                <text:p>500.6380207</text:p>
              </table:table-cell>
              <table:table-cell office:value-type="float" office:value="643.198051078">
                <text:p>643.198051078</text:p>
              </table:table-cell>
              <table:table-cell office:value-type="float" office:value="764.698595923">
                <text:p>764.698595923</text:p>
              </table:table-cell>
              <table:table-cell office:value-type="float" office:value="997.581730553">
                <text:p>997.581730553</text:p>
              </table:table-cell>
            </table:table-row>
            <table:table-row>
              <table:table-cell office:value-type="string">
                <text:p/>
                <draw:g>
                  <svg:desc>'more comparisons TRUE'.A12:'more comparisons TRUE'.A12</svg:desc>
                </draw:g>
              </table:table-cell>
              <table:table-cell office:value-type="float" office:value="NaN">
                <text:p>NaN</text:p>
                <draw:g>
                  <svg:desc>'more comparisons TRUE'.B12:'more comparisons TRUE'.AO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4.153cm" svg:height="20.96cm" xlink:href=".." xlink:type="simple" chart:class="chart:line" chart:style-name="ch1">
        <chart:legend chart:legend-position="end" svg:x="22.79cm" svg:y="6.229cm" style:legend-expansion="high" chart:style-name="ch2"/>
        <chart:plot-area chart:style-name="ch3" table:cell-range-address="'more comparisons NEW SIM CHEAT WEIGHTS design 1'.A4:'more comparisons NEW SIM CHEAT WEIGHTS design 1'.AO14" chart:data-source-has-labels="both" svg:x="0.683cm" svg:y="0.419cm" svg:width="21.424cm" svg:height="20.122cm">
          <chartooo:coordinate-region svg:x="1.646cm" svg:y="0.419cm" svg:width="20.461cm" svg:height="18.578cm"/>
          <chart:axis chart:dimension="x" chart:name="primary-x" chart:style-name="ch4" chartooo:axis-type="auto">
            <chartooo:date-scale/>
            <chart:categories table:cell-range-address="'more comparisons NEW SIM CHEAT WEIGHTS design 1'.B4:'more comparisons NEW SIM CHEAT WEIGHTS design 1'.AO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re comparisons NEW SIM CHEAT WEIGHTS design 1'.B5:'more comparisons NEW SIM CHEAT WEIGHTS design 1'.AO5" chart:label-cell-address="'more comparisons NEW SIM CHEAT WEIGHTS design 1'.A5:'more comparisons NEW SIM CHEAT WEIGHTS design 1'.A5" chart:class="chart:line">
            <chart:data-point chart:repeated="40"/>
          </chart:series>
          <chart:series chart:style-name="ch8" chart:values-cell-range-address="'more comparisons NEW SIM CHEAT WEIGHTS design 1'.B6:'more comparisons NEW SIM CHEAT WEIGHTS design 1'.AO6" chart:label-cell-address="'more comparisons NEW SIM CHEAT WEIGHTS design 1'.A6:'more comparisons NEW SIM CHEAT WEIGHTS design 1'.A6" chart:class="chart:line">
            <chart:data-point chart:repeated="40"/>
          </chart:series>
          <chart:series chart:style-name="ch9" chart:values-cell-range-address="'more comparisons NEW SIM CHEAT WEIGHTS design 1'.B7:'more comparisons NEW SIM CHEAT WEIGHTS design 1'.AO7" chart:label-cell-address="'more comparisons NEW SIM CHEAT WEIGHTS design 1'.A7:'more comparisons NEW SIM CHEAT WEIGHTS design 1'.A7" chart:class="chart:line">
            <chart:data-point chart:repeated="40"/>
          </chart:series>
          <chart:series chart:style-name="ch10" chart:values-cell-range-address="'more comparisons NEW SIM CHEAT WEIGHTS design 1'.B8:'more comparisons NEW SIM CHEAT WEIGHTS design 1'.AO8" chart:label-cell-address="'more comparisons NEW SIM CHEAT WEIGHTS design 1'.A8:'more comparisons NEW SIM CHEAT WEIGHTS design 1'.A8" chart:class="chart:line">
            <chart:data-point chart:repeated="40"/>
          </chart:series>
          <chart:series chart:style-name="ch11" chart:values-cell-range-address="'more comparisons NEW SIM CHEAT WEIGHTS design 1'.B9:'more comparisons NEW SIM CHEAT WEIGHTS design 1'.AO9" chart:label-cell-address="'more comparisons NEW SIM CHEAT WEIGHTS design 1'.A9:'more comparisons NEW SIM CHEAT WEIGHTS design 1'.A9" chart:class="chart:line">
            <chart:data-point chart:repeated="40"/>
          </chart:series>
          <chart:series chart:style-name="ch12" chart:values-cell-range-address="'more comparisons NEW SIM CHEAT WEIGHTS design 1'.B10:'more comparisons NEW SIM CHEAT WEIGHTS design 1'.AO10" chart:label-cell-address="'more comparisons NEW SIM CHEAT WEIGHTS design 1'.A10:'more comparisons NEW SIM CHEAT WEIGHTS design 1'.A10" chart:class="chart:line">
            <chart:data-point chart:repeated="40"/>
          </chart:series>
          <chart:series chart:style-name="ch13" chart:values-cell-range-address="'more comparisons NEW SIM CHEAT WEIGHTS design 1'.B11:'more comparisons NEW SIM CHEAT WEIGHTS design 1'.AO11" chart:label-cell-address="'more comparisons NEW SIM CHEAT WEIGHTS design 1'.A11:'more comparisons NEW SIM CHEAT WEIGHTS design 1'.A11" chart:class="chart:line">
            <chart:data-point chart:repeated="40"/>
          </chart:series>
          <chart:series chart:style-name="ch14" chart:values-cell-range-address="'more comparisons NEW SIM CHEAT WEIGHTS design 1'.B12:'more comparisons NEW SIM CHEAT WEIGHTS design 1'.AO12" chart:label-cell-address="'more comparisons NEW SIM CHEAT WEIGHTS design 1'.A12:'more comparisons NEW SIM CHEAT WEIGHTS design 1'.A12" chart:class="chart:line">
            <chart:data-point chart:repeated="40"/>
          </chart:series>
          <chart:series chart:style-name="ch15" chart:values-cell-range-address="'more comparisons NEW SIM CHEAT WEIGHTS design 1'.B13:'more comparisons NEW SIM CHEAT WEIGHTS design 1'.AO13" chart:label-cell-address="'more comparisons NEW SIM CHEAT WEIGHTS design 1'.A13:'more comparisons NEW SIM CHEAT WEIGHTS design 1'.A13" chart:class="chart:line">
            <chart:data-point chart:repeated="40"/>
          </chart:series>
          <chart:series chart:style-name="ch16" chart:values-cell-range-address="'more comparisons NEW SIM CHEAT WEIGHTS design 1'.B14:'more comparisons NEW SIM CHEAT WEIGHTS design 1'.AO14" chart:label-cell-address="'more comparisons NEW SIM CHEAT WEIGHTS design 1'.A14:'more comparisons NEW SIM CHEAT WEIGHTS design 1'.A14" chart:class="chart:line">
            <chart:data-point chart:repeated="4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more comparisons NEW SIM CHEAT WEIGHTS design 1'.B4:'more comparisons NEW SIM CHEAT WEIGHTS design 1'.AO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</table:table-row>
          </table:table-header-rows>
          <table:table-rows>
            <table:table-row>
              <table:table-cell office:value-type="string">
                <text:p>NEW fuzzy_token inc 1 dec TO 1 w/ thresholds 0.001 and 0.999 weights</text:p>
                <draw:g>
                  <svg:desc>'more comparisons NEW SIM CHEAT WEIGHTS design 1'.A5:'more comparisons NEW SIM CHEAT WEIGHTS design 1'.A5</svg:desc>
                </draw:g>
              </table:table-cell>
              <table:table-cell office:value-type="float" office:value="5.12507873825">
                <text:p>5.12507873825</text:p>
                <draw:g>
                  <svg:desc>'more comparisons NEW SIM CHEAT WEIGHTS design 1'.B5:'more comparisons NEW SIM CHEAT WEIGHTS design 1'.AO5</svg:desc>
                </draw:g>
              </table:table-cell>
              <table:table-cell office:value-type="float" office:value="5.30579080626">
                <text:p>5.30579080626</text:p>
              </table:table-cell>
              <table:table-cell office:value-type="float" office:value="5.47449085706">
                <text:p>5.47449085706</text:p>
              </table:table-cell>
              <table:table-cell office:value-type="float" office:value="5.77571023012">
                <text:p>5.77571023012</text:p>
              </table:table-cell>
              <table:table-cell office:value-type="float" office:value="5.99459669156">
                <text:p>5.99459669156</text:p>
              </table:table-cell>
              <table:table-cell office:value-type="float" office:value="6.40031157201">
                <text:p>6.40031157201</text:p>
              </table:table-cell>
              <table:table-cell office:value-type="float" office:value="6.89755163005">
                <text:p>6.89755163005</text:p>
              </table:table-cell>
              <table:table-cell office:value-type="float" office:value="7.31620075246">
                <text:p>7.31620075246</text:p>
              </table:table-cell>
              <table:table-cell office:value-type="float" office:value="8.09434747635">
                <text:p>8.09434747635</text:p>
              </table:table-cell>
              <table:table-cell office:value-type="float" office:value="8.80916618654">
                <text:p>8.80916618654</text:p>
              </table:table-cell>
              <table:table-cell office:value-type="float" office:value="9.79891039457">
                <text:p>9.79891039457</text:p>
              </table:table-cell>
              <table:table-cell office:value-type="float" office:value="11.2334765572">
                <text:p>11.2334765572</text:p>
              </table:table-cell>
              <table:table-cell office:value-type="float" office:value="12.625684059">
                <text:p>12.625684059</text:p>
              </table:table-cell>
              <table:table-cell office:value-type="float" office:value="14.0443424584">
                <text:p>14.0443424584</text:p>
              </table:table-cell>
              <table:table-cell office:value-type="float" office:value="16.4888473696">
                <text:p>16.4888473696</text:p>
              </table:table-cell>
              <table:table-cell office:value-type="float" office:value="18.4272629029">
                <text:p>18.4272629029</text:p>
              </table:table-cell>
              <table:table-cell office:value-type="float" office:value="23.2953797217">
                <text:p>23.2953797217</text:p>
              </table:table-cell>
              <table:table-cell office:value-type="float" office:value="25.5416210277">
                <text:p>25.5416210277</text:p>
              </table:table-cell>
              <table:table-cell office:value-type="float" office:value="30.2996376085">
                <text:p>30.2996376085</text:p>
              </table:table-cell>
              <table:table-cell office:value-type="float" office:value="36.160871145">
                <text:p>36.160871145</text:p>
              </table:table-cell>
              <table:table-cell office:value-type="float" office:value="43.6113394066">
                <text:p>43.6113394066</text:p>
              </table:table-cell>
              <table:table-cell office:value-type="float" office:value="52.3745269883">
                <text:p>52.3745269883</text:p>
              </table:table-cell>
              <table:table-cell office:value-type="float" office:value="65.6903316521">
                <text:p>65.6903316521</text:p>
              </table:table-cell>
              <table:table-cell office:value-type="float" office:value="79.5165076814">
                <text:p>79.5165076814</text:p>
              </table:table-cell>
              <table:table-cell office:value-type="float" office:value="104.302902416">
                <text:p>104.302902416</text:p>
              </table:table-cell>
              <table:table-cell office:value-type="float" office:value="125.027427222">
                <text:p>125.027427222</text:p>
              </table:table-cell>
              <table:table-cell office:value-type="float" office:value="155.33461093">
                <text:p>155.33461093</text:p>
              </table:table-cell>
              <table:table-cell office:value-type="float" office:value="215.093500282">
                <text:p>215.093500282</text:p>
              </table:table-cell>
              <table:table-cell office:value-type="float" office:value="276.006225908">
                <text:p>276.006225908</text:p>
              </table:table-cell>
              <table:table-cell office:value-type="float" office:value="367.375530004">
                <text:p>367.375530004</text:p>
              </table:table-cell>
              <table:table-cell office:value-type="float" office:value="444.245576932">
                <text:p>444.245576932</text:p>
              </table:table-cell>
              <table:table-cell office:value-type="float" office:value="604.752451115">
                <text:p>604.752451115</text:p>
              </table:table-cell>
              <table:table-cell office:value-type="float" office:value="683.132911421">
                <text:p>683.132911421</text:p>
              </table:table-cell>
              <table:table-cell office:value-type="float" office:value="854.362273269">
                <text:p>854.362273269</text:p>
              </table:table-cell>
              <table:table-cell office:value-type="float" office:value="1021.75509084">
                <text:p>1021.75509084</text:p>
              </table:table-cell>
              <table:table-cell office:value-type="float" office:value="1125.04744681">
                <text:p>1125.04744681</text:p>
              </table:table-cell>
              <table:table-cell office:value-type="float" office:value="1224.92456823">
                <text:p>1224.92456823</text:p>
              </table:table-cell>
              <table:table-cell office:value-type="float" office:value="1456.65358496">
                <text:p>1456.65358496</text:p>
              </table:table-cell>
              <table:table-cell office:value-type="float" office:value="1613.92477875">
                <text:p>1613.92477875</text:p>
              </table:table-cell>
              <table:table-cell office:value-type="float" office:value="1815.23611671">
                <text:p>1815.23611671</text:p>
              </table:table-cell>
            </table:table-row>
            <table:table-row>
              <table:table-cell office:value-type="string">
                <text:p>NEW fuzzy_token inc 1 dec TO 1 w/ thresholds 0.1 and 0.999 weights</text:p>
                <draw:g>
                  <svg:desc>'more comparisons NEW SIM CHEAT WEIGHTS design 1'.A6:'more comparisons NEW SIM CHEAT WEIGHTS design 1'.A6</svg:desc>
                </draw:g>
              </table:table-cell>
              <table:table-cell office:value-type="float" office:value="5.1177208002">
                <text:p>5.1177208002</text:p>
                <draw:g>
                  <svg:desc>'more comparisons NEW SIM CHEAT WEIGHTS design 1'.B6:'more comparisons NEW SIM CHEAT WEIGHTS design 1'.AO6</svg:desc>
                </draw:g>
              </table:table-cell>
              <table:table-cell office:value-type="float" office:value="5.28599994687">
                <text:p>5.28599994687</text:p>
              </table:table-cell>
              <table:table-cell office:value-type="float" office:value="5.48298366672">
                <text:p>5.48298366672</text:p>
              </table:table-cell>
              <table:table-cell office:value-type="float" office:value="5.74798291278">
                <text:p>5.74798291278</text:p>
              </table:table-cell>
              <table:table-cell office:value-type="float" office:value="6.03529235701">
                <text:p>6.03529235701</text:p>
              </table:table-cell>
              <table:table-cell office:value-type="float" office:value="6.37828508836">
                <text:p>6.37828508836</text:p>
              </table:table-cell>
              <table:table-cell office:value-type="float" office:value="6.97017337842">
                <text:p>6.97017337842</text:p>
              </table:table-cell>
              <table:table-cell office:value-type="float" office:value="7.5535700246">
                <text:p>7.5535700246</text:p>
              </table:table-cell>
              <table:table-cell office:value-type="float" office:value="8.12293646162">
                <text:p>8.12293646162</text:p>
              </table:table-cell>
              <table:table-cell office:value-type="float" office:value="8.86677126273">
                <text:p>8.86677126273</text:p>
              </table:table-cell>
              <table:table-cell office:value-type="float" office:value="9.67825448649">
                <text:p>9.67825448649</text:p>
              </table:table-cell>
              <table:table-cell office:value-type="float" office:value="10.9835799949">
                <text:p>10.9835799949</text:p>
              </table:table-cell>
              <table:table-cell office:value-type="float" office:value="12.5418565506">
                <text:p>12.5418565506</text:p>
              </table:table-cell>
              <table:table-cell office:value-type="float" office:value="14.2821237384">
                <text:p>14.2821237384</text:p>
              </table:table-cell>
              <table:table-cell office:value-type="float" office:value="16.9522174019">
                <text:p>16.9522174019</text:p>
              </table:table-cell>
              <table:table-cell office:value-type="float" office:value="19.0765549258">
                <text:p>19.0765549258</text:p>
              </table:table-cell>
              <table:table-cell office:value-type="float" office:value="22.0817642402">
                <text:p>22.0817642402</text:p>
              </table:table-cell>
              <table:table-cell office:value-type="float" office:value="25.6025848635">
                <text:p>25.6025848635</text:p>
              </table:table-cell>
              <table:table-cell office:value-type="float" office:value="30.3454741191">
                <text:p>30.3454741191</text:p>
              </table:table-cell>
              <table:table-cell office:value-type="float" office:value="36.3642964197">
                <text:p>36.3642964197</text:p>
              </table:table-cell>
              <table:table-cell office:value-type="float" office:value="41.1371528679">
                <text:p>41.1371528679</text:p>
              </table:table-cell>
              <table:table-cell office:value-type="float" office:value="53.4562202327">
                <text:p>53.4562202327</text:p>
              </table:table-cell>
              <table:table-cell office:value-type="float" office:value="68.2793542864">
                <text:p>68.2793542864</text:p>
              </table:table-cell>
              <table:table-cell office:value-type="float" office:value="81.8329857913">
                <text:p>81.8329857913</text:p>
              </table:table-cell>
              <table:table-cell office:value-type="float" office:value="96.9405564727">
                <text:p>96.9405564727</text:p>
              </table:table-cell>
              <table:table-cell office:value-type="float" office:value="118.453895138">
                <text:p>118.453895138</text:p>
              </table:table-cell>
              <table:table-cell office:value-type="float" office:value="139.699584659">
                <text:p>139.699584659</text:p>
              </table:table-cell>
              <table:table-cell office:value-type="float" office:value="164.455424445">
                <text:p>164.455424445</text:p>
              </table:table-cell>
              <table:table-cell office:value-type="float" office:value="182.144216254">
                <text:p>182.144216254</text:p>
              </table:table-cell>
              <table:table-cell office:value-type="float" office:value="217.067315901">
                <text:p>217.067315901</text:p>
              </table:table-cell>
              <table:table-cell office:value-type="float" office:value="239.358377445">
                <text:p>239.358377445</text:p>
              </table:table-cell>
              <table:table-cell office:value-type="float" office:value="288.933469802">
                <text:p>288.933469802</text:p>
              </table:table-cell>
              <table:table-cell office:value-type="float" office:value="334.543027464">
                <text:p>334.543027464</text:p>
              </table:table-cell>
              <table:table-cell office:value-type="float" office:value="381.857598738">
                <text:p>381.857598738</text:p>
              </table:table-cell>
              <table:table-cell office:value-type="float" office:value="456.159241773">
                <text:p>456.159241773</text:p>
              </table:table-cell>
              <table:table-cell office:value-type="float" office:value="540.527557167">
                <text:p>540.527557167</text:p>
              </table:table-cell>
              <table:table-cell office:value-type="float" office:value="663.118886666">
                <text:p>663.118886666</text:p>
              </table:table-cell>
              <table:table-cell office:value-type="float" office:value="816.937965015">
                <text:p>816.937965015</text:p>
              </table:table-cell>
              <table:table-cell office:value-type="float" office:value="954.740323851">
                <text:p>954.740323851</text:p>
              </table:table-cell>
              <table:table-cell office:value-type="float" office:value="1234.09757309">
                <text:p>1234.09757309</text:p>
              </table:table-cell>
            </table:table-row>
            <table:table-row>
              <table:table-cell office:value-type="string">
                <text:p>NEW fuzzy_token inc 1 dec TO 1 w/ thresholds 0.2 and 0.999 weights</text:p>
                <draw:g>
                  <svg:desc>'more comparisons NEW SIM CHEAT WEIGHTS design 1'.A7:'more comparisons NEW SIM CHEAT WEIGHTS design 1'.A7</svg:desc>
                </draw:g>
              </table:table-cell>
              <table:table-cell office:value-type="float" office:value="5.14737971911">
                <text:p>5.14737971911</text:p>
                <draw:g>
                  <svg:desc>'more comparisons NEW SIM CHEAT WEIGHTS design 1'.B7:'more comparisons NEW SIM CHEAT WEIGHTS design 1'.AO7</svg:desc>
                </draw:g>
              </table:table-cell>
              <table:table-cell office:value-type="float" office:value="5.28882663764">
                <text:p>5.28882663764</text:p>
              </table:table-cell>
              <table:table-cell office:value-type="float" office:value="5.48736005289">
                <text:p>5.48736005289</text:p>
              </table:table-cell>
              <table:table-cell office:value-type="float" office:value="5.75157262981">
                <text:p>5.75157262981</text:p>
              </table:table-cell>
              <table:table-cell office:value-type="float" office:value="6.05191211543">
                <text:p>6.05191211543</text:p>
              </table:table-cell>
              <table:table-cell office:value-type="float" office:value="6.48780768393">
                <text:p>6.48780768393</text:p>
              </table:table-cell>
              <table:table-cell office:value-type="float" office:value="7.01676222712">
                <text:p>7.01676222712</text:p>
              </table:table-cell>
              <table:table-cell office:value-type="float" office:value="7.38994545461">
                <text:p>7.38994545461</text:p>
              </table:table-cell>
              <table:table-cell office:value-type="float" office:value="8.14379906998">
                <text:p>8.14379906998</text:p>
              </table:table-cell>
              <table:table-cell office:value-type="float" office:value="9.02710887777">
                <text:p>9.02710887777</text:p>
              </table:table-cell>
              <table:table-cell office:value-type="float" office:value="10.321092782">
                <text:p>10.321092782</text:p>
              </table:table-cell>
              <table:table-cell office:value-type="float" office:value="11.4455812468">
                <text:p>11.4455812468</text:p>
              </table:table-cell>
              <table:table-cell office:value-type="float" office:value="13.4329197481">
                <text:p>13.4329197481</text:p>
              </table:table-cell>
              <table:table-cell office:value-type="float" office:value="14.5648981226">
                <text:p>14.5648981226</text:p>
              </table:table-cell>
              <table:table-cell office:value-type="float" office:value="17.5132348581">
                <text:p>17.5132348581</text:p>
              </table:table-cell>
              <table:table-cell office:value-type="float" office:value="19.804541421">
                <text:p>19.804541421</text:p>
              </table:table-cell>
              <table:table-cell office:value-type="float" office:value="24.2210585697">
                <text:p>24.2210585697</text:p>
              </table:table-cell>
              <table:table-cell office:value-type="float" office:value="27.8198507094">
                <text:p>27.8198507094</text:p>
              </table:table-cell>
              <table:table-cell office:value-type="float" office:value="37.0056439224">
                <text:p>37.0056439224</text:p>
              </table:table-cell>
              <table:table-cell office:value-type="float" office:value="43.5906650473">
                <text:p>43.5906650473</text:p>
              </table:table-cell>
              <table:table-cell office:value-type="float" office:value="51.1951421254">
                <text:p>51.1951421254</text:p>
              </table:table-cell>
              <table:table-cell office:value-type="float" office:value="66.453440196">
                <text:p>66.453440196</text:p>
              </table:table-cell>
              <table:table-cell office:value-type="float" office:value="74.6819752703">
                <text:p>74.6819752703</text:p>
              </table:table-cell>
              <table:table-cell office:value-type="float" office:value="93.3102236913">
                <text:p>93.3102236913</text:p>
              </table:table-cell>
              <table:table-cell office:value-type="float" office:value="106.462947964">
                <text:p>106.462947964</text:p>
              </table:table-cell>
              <table:table-cell office:value-type="float" office:value="121.116949864">
                <text:p>121.116949864</text:p>
              </table:table-cell>
              <table:table-cell office:value-type="float" office:value="138.510249729">
                <text:p>138.510249729</text:p>
              </table:table-cell>
              <table:table-cell office:value-type="float" office:value="147.061436256">
                <text:p>147.061436256</text:p>
              </table:table-cell>
              <table:table-cell office:value-type="float" office:value="170.729053042">
                <text:p>170.729053042</text:p>
              </table:table-cell>
              <table:table-cell office:value-type="float" office:value="190.567575751">
                <text:p>190.567575751</text:p>
              </table:table-cell>
              <table:table-cell office:value-type="float" office:value="212.191015972">
                <text:p>212.191015972</text:p>
              </table:table-cell>
              <table:table-cell office:value-type="float" office:value="240.227546868">
                <text:p>240.227546868</text:p>
              </table:table-cell>
              <table:table-cell office:value-type="float" office:value="271.354460214">
                <text:p>271.354460214</text:p>
              </table:table-cell>
              <table:table-cell office:value-type="float" office:value="315.303885589">
                <text:p>315.303885589</text:p>
              </table:table-cell>
              <table:table-cell office:value-type="float" office:value="366.708819996">
                <text:p>366.708819996</text:p>
              </table:table-cell>
              <table:table-cell office:value-type="float" office:value="463.610741662">
                <text:p>463.610741662</text:p>
              </table:table-cell>
              <table:table-cell office:value-type="float" office:value="560.425035062">
                <text:p>560.425035062</text:p>
              </table:table-cell>
              <table:table-cell office:value-type="float" office:value="675.712334564">
                <text:p>675.712334564</text:p>
              </table:table-cell>
              <table:table-cell office:value-type="float" office:value="903.052161905">
                <text:p>903.052161905</text:p>
              </table:table-cell>
              <table:table-cell office:value-type="float" office:value="1069.85205135">
                <text:p>1069.85205135</text:p>
              </table:table-cell>
            </table:table-row>
            <table:table-row>
              <table:table-cell office:value-type="string">
                <text:p/>
                <draw:g>
                  <svg:desc>'more comparisons NEW SIM CHEAT WEIGHTS design 1'.A8:'more comparisons NEW SIM CHEAT WEIGHTS design 1'.A8</svg:desc>
                </draw:g>
              </table:table-cell>
              <table:table-cell office:value-type="float" office:value="NaN">
                <text:p>NaN</text:p>
                <draw:g>
                  <svg:desc>'more comparisons NEW SIM CHEAT WEIGHTS design 1'.B8:'more comparisons NEW SIM CHEAT WEIGHTS design 1'.AO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W fuzzy_token inc 1 dec TO 1 w/ thresholds 0.001 and 0.999 NEWSIM CHEAT weights (design option 1: no randomize, no gaussian/step)</text:p>
                <draw:g>
                  <svg:desc>'more comparisons NEW SIM CHEAT WEIGHTS design 1'.A9:'more comparisons NEW SIM CHEAT WEIGHTS design 1'.A9</svg:desc>
                </draw:g>
              </table:table-cell>
              <table:table-cell office:value-type="float" office:value="5.13771624273">
                <text:p>5.13771624273</text:p>
                <draw:g>
                  <svg:desc>'more comparisons NEW SIM CHEAT WEIGHTS design 1'.B9:'more comparisons NEW SIM CHEAT WEIGHTS design 1'.AO9</svg:desc>
                </draw:g>
              </table:table-cell>
              <table:table-cell office:value-type="float" office:value="5.30347025566">
                <text:p>5.30347025566</text:p>
              </table:table-cell>
              <table:table-cell office:value-type="float" office:value="5.50209700953">
                <text:p>5.50209700953</text:p>
              </table:table-cell>
              <table:table-cell office:value-type="float" office:value="5.77662366215">
                <text:p>5.77662366215</text:p>
              </table:table-cell>
              <table:table-cell office:value-type="float" office:value="6.00460726582">
                <text:p>6.00460726582</text:p>
              </table:table-cell>
              <table:table-cell office:value-type="float" office:value="6.40373874113">
                <text:p>6.40373874113</text:p>
              </table:table-cell>
              <table:table-cell office:value-type="float" office:value="6.75423904412">
                <text:p>6.75423904412</text:p>
              </table:table-cell>
              <table:table-cell office:value-type="float" office:value="7.55908699689">
                <text:p>7.55908699689</text:p>
              </table:table-cell>
              <table:table-cell office:value-type="float" office:value="8.24623506389">
                <text:p>8.24623506389</text:p>
              </table:table-cell>
              <table:table-cell office:value-type="float" office:value="8.9490681061">
                <text:p>8.9490681061</text:p>
              </table:table-cell>
              <table:table-cell office:value-type="float" office:value="9.99908851743">
                <text:p>9.99908851743</text:p>
              </table:table-cell>
              <table:table-cell office:value-type="float" office:value="11.2247884684">
                <text:p>11.2247884684</text:p>
              </table:table-cell>
              <table:table-cell office:value-type="float" office:value="12.6511978823">
                <text:p>12.6511978823</text:p>
              </table:table-cell>
              <table:table-cell office:value-type="float" office:value="14.5119888699">
                <text:p>14.5119888699</text:p>
              </table:table-cell>
              <table:table-cell office:value-type="float" office:value="16.1403994942">
                <text:p>16.1403994942</text:p>
              </table:table-cell>
              <table:table-cell office:value-type="float" office:value="18.9639578573">
                <text:p>18.9639578573</text:p>
              </table:table-cell>
              <table:table-cell office:value-type="float" office:value="22.0311366657">
                <text:p>22.0311366657</text:p>
              </table:table-cell>
              <table:table-cell office:value-type="float" office:value="25.8781532077">
                <text:p>25.8781532077</text:p>
              </table:table-cell>
              <table:table-cell office:value-type="float" office:value="30.3680729559">
                <text:p>30.3680729559</text:p>
              </table:table-cell>
              <table:table-cell office:value-type="float" office:value="35.27072904">
                <text:p>35.27072904</text:p>
              </table:table-cell>
              <table:table-cell office:value-type="float" office:value="44.4833372734">
                <text:p>44.4833372734</text:p>
              </table:table-cell>
              <table:table-cell office:value-type="float" office:value="54.8624485604">
                <text:p>54.8624485604</text:p>
              </table:table-cell>
              <table:table-cell office:value-type="float" office:value="63.7201051523">
                <text:p>63.7201051523</text:p>
              </table:table-cell>
              <table:table-cell office:value-type="float" office:value="79.4374294373">
                <text:p>79.4374294373</text:p>
              </table:table-cell>
              <table:table-cell office:value-type="float" office:value="110.091116679">
                <text:p>110.091116679</text:p>
              </table:table-cell>
              <table:table-cell office:value-type="float" office:value="127.40140636">
                <text:p>127.40140636</text:p>
              </table:table-cell>
              <table:table-cell office:value-type="float" office:value="167.010500712">
                <text:p>167.010500712</text:p>
              </table:table-cell>
              <table:table-cell office:value-type="float" office:value="208.991150667">
                <text:p>208.991150667</text:p>
              </table:table-cell>
              <table:table-cell office:value-type="float" office:value="268.728716692">
                <text:p>268.728716692</text:p>
              </table:table-cell>
              <table:table-cell office:value-type="float" office:value="372.565985007">
                <text:p>372.565985007</text:p>
              </table:table-cell>
              <table:table-cell office:value-type="float" office:value="480.45097438">
                <text:p>480.45097438</text:p>
              </table:table-cell>
              <table:table-cell office:value-type="float" office:value="573.819569768">
                <text:p>573.819569768</text:p>
              </table:table-cell>
              <table:table-cell office:value-type="float" office:value="744.41598261">
                <text:p>744.41598261</text:p>
              </table:table-cell>
              <table:table-cell office:value-type="float" office:value="825.541582704">
                <text:p>825.541582704</text:p>
              </table:table-cell>
              <table:table-cell office:value-type="float" office:value="985.782369243">
                <text:p>985.782369243</text:p>
              </table:table-cell>
              <table:table-cell office:value-type="float" office:value="1157.50901954">
                <text:p>1157.50901954</text:p>
              </table:table-cell>
              <table:table-cell office:value-type="float" office:value="1253.22701519">
                <text:p>1253.22701519</text:p>
              </table:table-cell>
              <table:table-cell office:value-type="float" office:value="1433.40256121">
                <text:p>1433.40256121</text:p>
              </table:table-cell>
              <table:table-cell office:value-type="float" office:value="1632.8254256">
                <text:p>1632.8254256</text:p>
              </table:table-cell>
              <table:table-cell office:value-type="float" office:value="1806.19267233">
                <text:p>1806.19267233</text:p>
              </table:table-cell>
            </table:table-row>
            <table:table-row>
              <table:table-cell office:value-type="string">
                <text:p>NEW fuzzy_token inc 1 dec TO 1 w/ thresholds 0.1 and 0.999 NEWSIM CHEAT weights (design option 1: no randomize, no gaussian/step)</text:p>
                <draw:g>
                  <svg:desc>'more comparisons NEW SIM CHEAT WEIGHTS design 1'.A10:'more comparisons NEW SIM CHEAT WEIGHTS design 1'.A10</svg:desc>
                </draw:g>
              </table:table-cell>
              <table:table-cell office:value-type="float" office:value="5.14350106782">
                <text:p>5.14350106782</text:p>
                <draw:g>
                  <svg:desc>'more comparisons NEW SIM CHEAT WEIGHTS design 1'.B10:'more comparisons NEW SIM CHEAT WEIGHTS design 1'.AO10</svg:desc>
                </draw:g>
              </table:table-cell>
              <table:table-cell office:value-type="float" office:value="5.28068661876">
                <text:p>5.28068661876</text:p>
              </table:table-cell>
              <table:table-cell office:value-type="float" office:value="5.49566816046">
                <text:p>5.49566816046</text:p>
              </table:table-cell>
              <table:table-cell office:value-type="float" office:value="5.76304851541">
                <text:p>5.76304851541</text:p>
              </table:table-cell>
              <table:table-cell office:value-type="float" office:value="6.09980833276">
                <text:p>6.09980833276</text:p>
              </table:table-cell>
              <table:table-cell office:value-type="float" office:value="6.45883966364">
                <text:p>6.45883966364</text:p>
              </table:table-cell>
              <table:table-cell office:value-type="float" office:value="7.05561743166">
                <text:p>7.05561743166</text:p>
              </table:table-cell>
              <table:table-cell office:value-type="float" office:value="7.48630148088">
                <text:p>7.48630148088</text:p>
              </table:table-cell>
              <table:table-cell office:value-type="float" office:value="8.07434562413">
                <text:p>8.07434562413</text:p>
              </table:table-cell>
              <table:table-cell office:value-type="float" office:value="8.83573952196">
                <text:p>8.83573952196</text:p>
              </table:table-cell>
              <table:table-cell office:value-type="float" office:value="10.0169154619">
                <text:p>10.0169154619</text:p>
              </table:table-cell>
              <table:table-cell office:value-type="float" office:value="10.9735026286">
                <text:p>10.9735026286</text:p>
              </table:table-cell>
              <table:table-cell office:value-type="float" office:value="12.7871547316">
                <text:p>12.7871547316</text:p>
              </table:table-cell>
              <table:table-cell office:value-type="float" office:value="14.568283875">
                <text:p>14.568283875</text:p>
              </table:table-cell>
              <table:table-cell office:value-type="float" office:value="17.1427986152">
                <text:p>17.1427986152</text:p>
              </table:table-cell>
              <table:table-cell office:value-type="float" office:value="18.6866442656">
                <text:p>18.6866442656</text:p>
              </table:table-cell>
              <table:table-cell office:value-type="float" office:value="22.5680910059">
                <text:p>22.5680910059</text:p>
              </table:table-cell>
              <table:table-cell office:value-type="float" office:value="25.449529597">
                <text:p>25.449529597</text:p>
              </table:table-cell>
              <table:table-cell office:value-type="float" office:value="31.0834531458">
                <text:p>31.0834531458</text:p>
              </table:table-cell>
              <table:table-cell office:value-type="float" office:value="35.9413068277">
                <text:p>35.9413068277</text:p>
              </table:table-cell>
              <table:table-cell office:value-type="float" office:value="44.7478833819">
                <text:p>44.7478833819</text:p>
              </table:table-cell>
              <table:table-cell office:value-type="float" office:value="56.1846918479">
                <text:p>56.1846918479</text:p>
              </table:table-cell>
              <table:table-cell office:value-type="float" office:value="65.750307736">
                <text:p>65.750307736</text:p>
              </table:table-cell>
              <table:table-cell office:value-type="float" office:value="84.1097505931">
                <text:p>84.1097505931</text:p>
              </table:table-cell>
              <table:table-cell office:value-type="float" office:value="100.870415423">
                <text:p>100.870415423</text:p>
              </table:table-cell>
              <table:table-cell office:value-type="float" office:value="124.400581977">
                <text:p>124.400581977</text:p>
              </table:table-cell>
              <table:table-cell office:value-type="float" office:value="139.675510171">
                <text:p>139.675510171</text:p>
              </table:table-cell>
              <table:table-cell office:value-type="float" office:value="155.51711648">
                <text:p>155.51711648</text:p>
              </table:table-cell>
              <table:table-cell office:value-type="float" office:value="191.421251703">
                <text:p>191.421251703</text:p>
              </table:table-cell>
              <table:table-cell office:value-type="float" office:value="228.069212193">
                <text:p>228.069212193</text:p>
              </table:table-cell>
              <table:table-cell office:value-type="float" office:value="241.622156631">
                <text:p>241.622156631</text:p>
              </table:table-cell>
              <table:table-cell office:value-type="float" office:value="281.526648186">
                <text:p>281.526648186</text:p>
              </table:table-cell>
              <table:table-cell office:value-type="float" office:value="327.955013333">
                <text:p>327.955013333</text:p>
              </table:table-cell>
              <table:table-cell office:value-type="float" office:value="384.702028778">
                <text:p>384.702028778</text:p>
              </table:table-cell>
              <table:table-cell office:value-type="float" office:value="442.309170089">
                <text:p>442.309170089</text:p>
              </table:table-cell>
              <table:table-cell office:value-type="float" office:value="531.882380885">
                <text:p>531.882380885</text:p>
              </table:table-cell>
              <table:table-cell office:value-type="float" office:value="675.420976212">
                <text:p>675.420976212</text:p>
              </table:table-cell>
              <table:table-cell office:value-type="float" office:value="834.689970771">
                <text:p>834.689970771</text:p>
              </table:table-cell>
              <table:table-cell office:value-type="float" office:value="1038.18405111">
                <text:p>1038.18405111</text:p>
              </table:table-cell>
              <table:table-cell office:value-type="float" office:value="1133.64264265">
                <text:p>1133.64264265</text:p>
              </table:table-cell>
            </table:table-row>
            <table:table-row>
              <table:table-cell office:value-type="string">
                <text:p>NEW fuzzy_token inc 1 dec TO 1 w/ thresholds 0.2 and 0.999 NEWSIM CHEAT weights (design option 1: no randomize, no gaussian/step)</text:p>
                <draw:g>
                  <svg:desc>'more comparisons NEW SIM CHEAT WEIGHTS design 1'.A11:'more comparisons NEW SIM CHEAT WEIGHTS design 1'.A11</svg:desc>
                </draw:g>
              </table:table-cell>
              <table:table-cell office:value-type="float" office:value="5.13015492647">
                <text:p>5.13015492647</text:p>
                <draw:g>
                  <svg:desc>'more comparisons NEW SIM CHEAT WEIGHTS design 1'.B11:'more comparisons NEW SIM CHEAT WEIGHTS design 1'.AO11</svg:desc>
                </draw:g>
              </table:table-cell>
              <table:table-cell office:value-type="float" office:value="5.30119427716">
                <text:p>5.30119427716</text:p>
              </table:table-cell>
              <table:table-cell office:value-type="float" office:value="5.52510051746">
                <text:p>5.52510051746</text:p>
              </table:table-cell>
              <table:table-cell office:value-type="float" office:value="5.73245264323">
                <text:p>5.73245264323</text:p>
              </table:table-cell>
              <table:table-cell office:value-type="float" office:value="6.06111801961">
                <text:p>6.06111801961</text:p>
              </table:table-cell>
              <table:table-cell office:value-type="float" office:value="6.5898590712">
                <text:p>6.5898590712</text:p>
              </table:table-cell>
              <table:table-cell office:value-type="float" office:value="6.92519026373">
                <text:p>6.92519026373</text:p>
              </table:table-cell>
              <table:table-cell office:value-type="float" office:value="7.48027232511">
                <text:p>7.48027232511</text:p>
              </table:table-cell>
              <table:table-cell office:value-type="float" office:value="8.16635664864">
                <text:p>8.16635664864</text:p>
              </table:table-cell>
              <table:table-cell office:value-type="float" office:value="9.21445429966">
                <text:p>9.21445429966</text:p>
              </table:table-cell>
              <table:table-cell office:value-type="float" office:value="10.3012367234">
                <text:p>10.3012367234</text:p>
              </table:table-cell>
              <table:table-cell office:value-type="float" office:value="11.1732670816">
                <text:p>11.1732670816</text:p>
              </table:table-cell>
              <table:table-cell office:value-type="float" office:value="12.8617209015">
                <text:p>12.8617209015</text:p>
              </table:table-cell>
              <table:table-cell office:value-type="float" office:value="14.9422941199">
                <text:p>14.9422941199</text:p>
              </table:table-cell>
              <table:table-cell office:value-type="float" office:value="17.1709442837">
                <text:p>17.1709442837</text:p>
              </table:table-cell>
              <table:table-cell office:value-type="float" office:value="20.1039392247">
                <text:p>20.1039392247</text:p>
              </table:table-cell>
              <table:table-cell office:value-type="float" office:value="24.778092482">
                <text:p>24.778092482</text:p>
              </table:table-cell>
              <table:table-cell office:value-type="float" office:value="30.3097376603">
                <text:p>30.3097376603</text:p>
              </table:table-cell>
              <table:table-cell office:value-type="float" office:value="34.6700774678">
                <text:p>34.6700774678</text:p>
              </table:table-cell>
              <table:table-cell office:value-type="float" office:value="43.6363058313">
                <text:p>43.6363058313</text:p>
              </table:table-cell>
              <table:table-cell office:value-type="float" office:value="53.6166315699">
                <text:p>53.6166315699</text:p>
              </table:table-cell>
              <table:table-cell office:value-type="float" office:value="63.6505336112">
                <text:p>63.6505336112</text:p>
              </table:table-cell>
              <table:table-cell office:value-type="float" office:value="79.536082054">
                <text:p>79.536082054</text:p>
              </table:table-cell>
              <table:table-cell office:value-type="float" office:value="93.6138177693">
                <text:p>93.6138177693</text:p>
              </table:table-cell>
              <table:table-cell office:value-type="float" office:value="109.506638131">
                <text:p>109.506638131</text:p>
              </table:table-cell>
              <table:table-cell office:value-type="float" office:value="124.389421475">
                <text:p>124.389421475</text:p>
              </table:table-cell>
              <table:table-cell office:value-type="float" office:value="141.609627729">
                <text:p>141.609627729</text:p>
              </table:table-cell>
              <table:table-cell office:value-type="float" office:value="153.542229123">
                <text:p>153.542229123</text:p>
              </table:table-cell>
              <table:table-cell office:value-type="float" office:value="168.052082029">
                <text:p>168.052082029</text:p>
              </table:table-cell>
              <table:table-cell office:value-type="float" office:value="193.992043907">
                <text:p>193.992043907</text:p>
              </table:table-cell>
              <table:table-cell office:value-type="float" office:value="215.844171986">
                <text:p>215.844171986</text:p>
              </table:table-cell>
              <table:table-cell office:value-type="float" office:value="236.576150335">
                <text:p>236.576150335</text:p>
              </table:table-cell>
              <table:table-cell office:value-type="float" office:value="274.904406315">
                <text:p>274.904406315</text:p>
              </table:table-cell>
              <table:table-cell office:value-type="float" office:value="345.713357222">
                <text:p>345.713357222</text:p>
              </table:table-cell>
              <table:table-cell office:value-type="float" office:value="389.709703305">
                <text:p>389.709703305</text:p>
              </table:table-cell>
              <table:table-cell office:value-type="float" office:value="453.748505541">
                <text:p>453.748505541</text:p>
              </table:table-cell>
              <table:table-cell office:value-type="float" office:value="550.929522576">
                <text:p>550.929522576</text:p>
              </table:table-cell>
              <table:table-cell office:value-type="float" office:value="722.516941034">
                <text:p>722.516941034</text:p>
              </table:table-cell>
              <table:table-cell office:value-type="float" office:value="855.670119924">
                <text:p>855.670119924</text:p>
              </table:table-cell>
              <table:table-cell office:value-type="float" office:value="1205.15304241">
                <text:p>1205.15304241</text:p>
              </table:table-cell>
            </table:table-row>
            <table:table-row>
              <table:table-cell office:value-type="string">
                <text:p/>
                <draw:g>
                  <svg:desc>'more comparisons NEW SIM CHEAT WEIGHTS design 1'.A12:'more comparisons NEW SIM CHEAT WEIGHTS design 1'.A12</svg:desc>
                </draw:g>
              </table:table-cell>
              <table:table-cell office:value-type="float" office:value="NaN">
                <text:p>NaN</text:p>
                <draw:g>
                  <svg:desc>'more comparisons NEW SIM CHEAT WEIGHTS design 1'.B12:'more comparisons NEW SIM CHEAT WEIGHTS design 1'.AO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s</text:p>
                <draw:g>
                  <svg:desc>'more comparisons NEW SIM CHEAT WEIGHTS design 1'.A13:'more comparisons NEW SIM CHEAT WEIGHTS design 1'.A13</svg:desc>
                </draw:g>
              </table:table-cell>
              <table:table-cell office:value-type="float" office:value="5.12443470732">
                <text:p>5.12443470732</text:p>
                <draw:g>
                  <svg:desc>'more comparisons NEW SIM CHEAT WEIGHTS design 1'.B13:'more comparisons NEW SIM CHEAT WEIGHTS design 1'.AO13</svg:desc>
                </draw:g>
              </table:table-cell>
              <table:table-cell office:value-type="float" office:value="5.27485965637">
                <text:p>5.27485965637</text:p>
              </table:table-cell>
              <table:table-cell office:value-type="float" office:value="5.43538955107">
                <text:p>5.43538955107</text:p>
              </table:table-cell>
              <table:table-cell office:value-type="float" office:value="5.65882879472">
                <text:p>5.65882879472</text:p>
              </table:table-cell>
              <table:table-cell office:value-type="float" office:value="5.83143000731">
                <text:p>5.83143000731</text:p>
              </table:table-cell>
              <table:table-cell office:value-type="float" office:value="6.16641626255">
                <text:p>6.16641626255</text:p>
              </table:table-cell>
              <table:table-cell office:value-type="float" office:value="6.49048289718">
                <text:p>6.49048289718</text:p>
              </table:table-cell>
              <table:table-cell office:value-type="float" office:value="6.97623265126">
                <text:p>6.97623265126</text:p>
              </table:table-cell>
              <table:table-cell office:value-type="float" office:value="7.36032297654">
                <text:p>7.36032297654</text:p>
              </table:table-cell>
              <table:table-cell office:value-type="float" office:value="8.12081088321">
                <text:p>8.12081088321</text:p>
              </table:table-cell>
              <table:table-cell office:value-type="float" office:value="8.85358011408">
                <text:p>8.85358011408</text:p>
              </table:table-cell>
              <table:table-cell office:value-type="float" office:value="10.0508746651">
                <text:p>10.0508746651</text:p>
              </table:table-cell>
              <table:table-cell office:value-type="float" office:value="11.4191301623">
                <text:p>11.4191301623</text:p>
              </table:table-cell>
              <table:table-cell office:value-type="float" office:value="13.3091339189">
                <text:p>13.3091339189</text:p>
              </table:table-cell>
              <table:table-cell office:value-type="float" office:value="16.6694260343">
                <text:p>16.6694260343</text:p>
              </table:table-cell>
              <table:table-cell office:value-type="float" office:value="22.8889889666">
                <text:p>22.8889889666</text:p>
              </table:table-cell>
              <table:table-cell office:value-type="float" office:value="34.9100517519">
                <text:p>34.9100517519</text:p>
              </table:table-cell>
              <table:table-cell office:value-type="float" office:value="77.6630988995">
                <text:p>77.6630988995</text:p>
              </table:table-cell>
              <table:table-cell office:value-type="float" office:value="183.440348899">
                <text:p>183.440348899</text:p>
              </table:table-cell>
              <table:table-cell office:value-type="float" office:value="383.732272352">
                <text:p>383.732272352</text:p>
              </table:table-cell>
              <table:table-cell office:value-type="float" office:value="835.383609433">
                <text:p>835.383609433</text:p>
              </table:table-cell>
              <table:table-cell office:value-type="float" office:value="1075.8693734">
                <text:p>1075.8693734</text:p>
              </table:table-cell>
              <table:table-cell office:value-type="float" office:value="1557.81848867">
                <text:p>1557.81848867</text:p>
              </table:table-cell>
              <table:table-cell office:value-type="float" office:value="2171.01293307">
                <text:p>2171.01293307</text:p>
              </table:table-cell>
              <table:table-cell office:value-type="float" office:value="2798.87724281">
                <text:p>2798.87724281</text:p>
              </table:table-cell>
              <table:table-cell office:value-type="float" office:value="3805.45720072">
                <text:p>3805.45720072</text:p>
              </table:table-cell>
              <table:table-cell office:value-type="float" office:value="3673.76169144">
                <text:p>3673.76169144</text:p>
              </table:table-cell>
              <table:table-cell office:value-type="float" office:value="4807.58295259">
                <text:p>4807.58295259</text:p>
              </table:table-cell>
              <table:table-cell office:value-type="float" office:value="4656.44296825">
                <text:p>4656.44296825</text:p>
              </table:table-cell>
              <table:table-cell office:value-type="float" office:value="5189.75995898">
                <text:p>5189.75995898</text:p>
              </table:table-cell>
              <table:table-cell office:value-type="float" office:value="6047.88116781">
                <text:p>6047.88116781</text:p>
              </table:table-cell>
              <table:table-cell office:value-type="float" office:value="6927.83221464">
                <text:p>6927.83221464</text:p>
              </table:table-cell>
              <table:table-cell office:value-type="float" office:value="7343.81300731">
                <text:p>7343.81300731</text:p>
              </table:table-cell>
              <table:table-cell office:value-type="float" office:value="7544.07769729">
                <text:p>7544.07769729</text:p>
              </table:table-cell>
              <table:table-cell office:value-type="float" office:value="8624.7851641">
                <text:p>8624.7851641</text:p>
              </table:table-cell>
              <table:table-cell office:value-type="float" office:value="8893.75045383">
                <text:p>8893.75045383</text:p>
              </table:table-cell>
              <table:table-cell office:value-type="float" office:value="9349.15550761">
                <text:p>9349.15550761</text:p>
              </table:table-cell>
              <table:table-cell office:value-type="float" office:value="10312.6222566">
                <text:p>10312.6222566</text:p>
              </table:table-cell>
              <table:table-cell office:value-type="float" office:value="10477.3500523">
                <text:p>10477.3500523</text:p>
              </table:table-cell>
              <table:table-cell office:value-type="float" office:value="10555.5081181">
                <text:p>10555.5081181</text:p>
              </table:table-cell>
            </table:table-row>
            <table:table-row>
              <table:table-cell office:value-type="string">
                <text:p>token</text:p>
                <draw:g>
                  <svg:desc>'more comparisons NEW SIM CHEAT WEIGHTS design 1'.A14:'more comparisons NEW SIM CHEAT WEIGHTS design 1'.A14</svg:desc>
                </draw:g>
              </table:table-cell>
              <table:table-cell office:value-type="float" office:value="36.2476425877">
                <text:p>36.2476425877</text:p>
                <draw:g>
                  <svg:desc>'more comparisons NEW SIM CHEAT WEIGHTS design 1'.B14:'more comparisons NEW SIM CHEAT WEIGHTS design 1'.AO14</svg:desc>
                </draw:g>
              </table:table-cell>
              <table:table-cell office:value-type="float" office:value="37.2454266902">
                <text:p>37.2454266902</text:p>
              </table:table-cell>
              <table:table-cell office:value-type="float" office:value="38.145449336">
                <text:p>38.145449336</text:p>
              </table:table-cell>
              <table:table-cell office:value-type="float" office:value="39.1447470052">
                <text:p>39.1447470052</text:p>
              </table:table-cell>
              <table:table-cell office:value-type="float" office:value="40.5176529108">
                <text:p>40.5176529108</text:p>
              </table:table-cell>
              <table:table-cell office:value-type="float" office:value="41.6468386771">
                <text:p>41.6468386771</text:p>
              </table:table-cell>
              <table:table-cell office:value-type="float" office:value="42.8650433373">
                <text:p>42.8650433373</text:p>
              </table:table-cell>
              <table:table-cell office:value-type="float" office:value="44.219501072">
                <text:p>44.219501072</text:p>
              </table:table-cell>
              <table:table-cell office:value-type="float" office:value="45.4025916531">
                <text:p>45.4025916531</text:p>
              </table:table-cell>
              <table:table-cell office:value-type="float" office:value="47.0242464198">
                <text:p>47.0242464198</text:p>
              </table:table-cell>
              <table:table-cell office:value-type="float" office:value="48.601881235">
                <text:p>48.601881235</text:p>
              </table:table-cell>
              <table:table-cell office:value-type="float" office:value="50.2633449899">
                <text:p>50.2633449899</text:p>
              </table:table-cell>
              <table:table-cell office:value-type="float" office:value="52.0977941211">
                <text:p>52.0977941211</text:p>
              </table:table-cell>
              <table:table-cell office:value-type="float" office:value="54.2905097808">
                <text:p>54.2905097808</text:p>
              </table:table-cell>
              <table:table-cell office:value-type="float" office:value="56.303793648">
                <text:p>56.303793648</text:p>
              </table:table-cell>
              <table:table-cell office:value-type="float" office:value="58.053428123">
                <text:p>58.053428123</text:p>
              </table:table-cell>
              <table:table-cell office:value-type="float" office:value="60.5468131206">
                <text:p>60.5468131206</text:p>
              </table:table-cell>
              <table:table-cell office:value-type="float" office:value="63.6894422794">
                <text:p>63.6894422794</text:p>
              </table:table-cell>
              <table:table-cell office:value-type="float" office:value="66.4274895722">
                <text:p>66.4274895722</text:p>
              </table:table-cell>
              <table:table-cell office:value-type="float" office:value="70.8172174272">
                <text:p>70.8172174272</text:p>
              </table:table-cell>
              <table:table-cell office:value-type="float" office:value="73.4072316481">
                <text:p>73.4072316481</text:p>
              </table:table-cell>
              <table:table-cell office:value-type="float" office:value="79.7966407958">
                <text:p>79.7966407958</text:p>
              </table:table-cell>
              <table:table-cell office:value-type="float" office:value="81.5774853258">
                <text:p>81.5774853258</text:p>
              </table:table-cell>
              <table:table-cell office:value-type="float" office:value="88.2438218678">
                <text:p>88.2438218678</text:p>
              </table:table-cell>
              <table:table-cell office:value-type="float" office:value="94.1506811118">
                <text:p>94.1506811118</text:p>
              </table:table-cell>
              <table:table-cell office:value-type="float" office:value="101.647899421">
                <text:p>101.647899421</text:p>
              </table:table-cell>
              <table:table-cell office:value-type="float" office:value="110.522671648">
                <text:p>110.522671648</text:p>
              </table:table-cell>
              <table:table-cell office:value-type="float" office:value="116.824829726">
                <text:p>116.824829726</text:p>
              </table:table-cell>
              <table:table-cell office:value-type="float" office:value="129.38261412">
                <text:p>129.38261412</text:p>
              </table:table-cell>
              <table:table-cell office:value-type="float" office:value="140.177408232">
                <text:p>140.177408232</text:p>
              </table:table-cell>
              <table:table-cell office:value-type="float" office:value="162.150662043">
                <text:p>162.150662043</text:p>
              </table:table-cell>
              <table:table-cell office:value-type="float" office:value="178.792596004">
                <text:p>178.792596004</text:p>
              </table:table-cell>
              <table:table-cell office:value-type="float" office:value="200.830607687">
                <text:p>200.830607687</text:p>
              </table:table-cell>
              <table:table-cell office:value-type="float" office:value="248.205582111">
                <text:p>248.205582111</text:p>
              </table:table-cell>
              <table:table-cell office:value-type="float" office:value="313.548765841">
                <text:p>313.548765841</text:p>
              </table:table-cell>
              <table:table-cell office:value-type="float" office:value="382.948551204">
                <text:p>382.948551204</text:p>
              </table:table-cell>
              <table:table-cell office:value-type="float" office:value="427.704596198">
                <text:p>427.704596198</text:p>
              </table:table-cell>
              <table:table-cell office:value-type="float" office:value="541.773867501">
                <text:p>541.773867501</text:p>
              </table:table-cell>
              <table:table-cell office:value-type="float" office:value="766.039129484">
                <text:p>766.039129484</text:p>
              </table:table-cell>
              <table:table-cell office:value-type="float" office:value="1055.68154128">
                <text:p>1055.681541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5.64cm" svg:height="21.901cm" xlink:href=".." xlink:type="simple" chart:class="chart:line" chart:style-name="ch1">
        <chart:legend chart:legend-position="end" svg:x="23.854cm" svg:y="6.699cm" style:legend-expansion="high" chart:style-name="ch2"/>
        <chart:plot-area chart:style-name="ch3" table:cell-range-address="'more comparisons NEW SIM TRUE design 1'.A4:'more comparisons NEW SIM TRUE design 1'.AO14" chart:data-source-has-labels="both" svg:x="0.712cm" svg:y="0.438cm" svg:width="22.43cm" svg:height="21.025cm">
          <chartooo:coordinate-region svg:x="1.598cm" svg:y="0.438cm" svg:width="21.33cm" svg:height="19.48cm"/>
          <chart:axis chart:dimension="x" chart:name="primary-x" chart:style-name="ch4" chartooo:axis-type="auto">
            <chartooo:date-scale/>
            <chart:categories table:cell-range-address="'more comparisons NEW SIM TRUE design 1'.B4:'more comparisons NEW SIM TRUE design 1'.AO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re comparisons NEW SIM TRUE design 1'.B5:'more comparisons NEW SIM TRUE design 1'.AO5" chart:label-cell-address="'more comparisons NEW SIM TRUE design 1'.A5:'more comparisons NEW SIM TRUE design 1'.A5" chart:class="chart:line">
            <chart:data-point chart:repeated="40"/>
          </chart:series>
          <chart:series chart:style-name="ch8" chart:values-cell-range-address="'more comparisons NEW SIM TRUE design 1'.B6:'more comparisons NEW SIM TRUE design 1'.AO6" chart:label-cell-address="'more comparisons NEW SIM TRUE design 1'.A6:'more comparisons NEW SIM TRUE design 1'.A6" chart:class="chart:line">
            <chart:data-point chart:repeated="40"/>
          </chart:series>
          <chart:series chart:style-name="ch9" chart:values-cell-range-address="'more comparisons NEW SIM TRUE design 1'.B7:'more comparisons NEW SIM TRUE design 1'.AO7" chart:label-cell-address="'more comparisons NEW SIM TRUE design 1'.A7:'more comparisons NEW SIM TRUE design 1'.A7" chart:class="chart:line">
            <chart:data-point chart:repeated="40"/>
          </chart:series>
          <chart:series chart:style-name="ch10" chart:values-cell-range-address="'more comparisons NEW SIM TRUE design 1'.B8:'more comparisons NEW SIM TRUE design 1'.AO8" chart:label-cell-address="'more comparisons NEW SIM TRUE design 1'.A8:'more comparisons NEW SIM TRUE design 1'.A8" chart:class="chart:line">
            <chart:data-point chart:repeated="40"/>
          </chart:series>
          <chart:series chart:style-name="ch11" chart:values-cell-range-address="'more comparisons NEW SIM TRUE design 1'.B9:'more comparisons NEW SIM TRUE design 1'.AO9" chart:label-cell-address="'more comparisons NEW SIM TRUE design 1'.A9:'more comparisons NEW SIM TRUE design 1'.A9" chart:class="chart:line">
            <chart:data-point chart:repeated="40"/>
          </chart:series>
          <chart:series chart:style-name="ch12" chart:values-cell-range-address="'more comparisons NEW SIM TRUE design 1'.B10:'more comparisons NEW SIM TRUE design 1'.AO10" chart:label-cell-address="'more comparisons NEW SIM TRUE design 1'.A10:'more comparisons NEW SIM TRUE design 1'.A10" chart:class="chart:line">
            <chart:data-point chart:repeated="40"/>
          </chart:series>
          <chart:series chart:style-name="ch13" chart:values-cell-range-address="'more comparisons NEW SIM TRUE design 1'.B11:'more comparisons NEW SIM TRUE design 1'.AO11" chart:label-cell-address="'more comparisons NEW SIM TRUE design 1'.A11:'more comparisons NEW SIM TRUE design 1'.A11" chart:class="chart:line">
            <chart:data-point chart:repeated="40"/>
          </chart:series>
          <chart:series chart:style-name="ch14" chart:values-cell-range-address="'more comparisons NEW SIM TRUE design 1'.B12:'more comparisons NEW SIM TRUE design 1'.AO12" chart:label-cell-address="'more comparisons NEW SIM TRUE design 1'.A12:'more comparisons NEW SIM TRUE design 1'.A12" chart:class="chart:line">
            <chart:data-point chart:repeated="40"/>
          </chart:series>
          <chart:series chart:style-name="ch15" chart:values-cell-range-address="'more comparisons NEW SIM TRUE design 1'.B13:'more comparisons NEW SIM TRUE design 1'.AO13" chart:label-cell-address="'more comparisons NEW SIM TRUE design 1'.A13:'more comparisons NEW SIM TRUE design 1'.A13" chart:class="chart:line">
            <chart:data-point chart:repeated="40"/>
          </chart:series>
          <chart:series chart:style-name="ch16" chart:values-cell-range-address="'more comparisons NEW SIM TRUE design 1'.B14:'more comparisons NEW SIM TRUE design 1'.AO14" chart:label-cell-address="'more comparisons NEW SIM TRUE design 1'.A14:'more comparisons NEW SIM TRUE design 1'.A14" chart:class="chart:line">
            <chart:data-point chart:repeated="4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more comparisons NEW SIM TRUE design 1'.B4:'more comparisons NEW SIM TRUE design 1'.AO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</table:table-row>
          </table:table-header-rows>
          <table:table-rows>
            <table:table-row>
              <table:table-cell office:value-type="string">
                <text:p>NEW fuzzy_token inc 1 dec TO 1 w/ thresholds 0.001 and 0.999 weights</text:p>
                <draw:g>
                  <svg:desc>'more comparisons NEW SIM TRUE design 1'.A5:'more comparisons NEW SIM TRUE design 1'.A5</svg:desc>
                </draw:g>
              </table:table-cell>
              <table:table-cell office:value-type="float" office:value="5.12507873825">
                <text:p>5.12507873825</text:p>
                <draw:g>
                  <svg:desc>'more comparisons NEW SIM TRUE design 1'.B5:'more comparisons NEW SIM TRUE design 1'.AO5</svg:desc>
                </draw:g>
              </table:table-cell>
              <table:table-cell office:value-type="float" office:value="5.30579080626">
                <text:p>5.30579080626</text:p>
              </table:table-cell>
              <table:table-cell office:value-type="float" office:value="5.47449085706">
                <text:p>5.47449085706</text:p>
              </table:table-cell>
              <table:table-cell office:value-type="float" office:value="5.77571023012">
                <text:p>5.77571023012</text:p>
              </table:table-cell>
              <table:table-cell office:value-type="float" office:value="5.99459669156">
                <text:p>5.99459669156</text:p>
              </table:table-cell>
              <table:table-cell office:value-type="float" office:value="6.40031157201">
                <text:p>6.40031157201</text:p>
              </table:table-cell>
              <table:table-cell office:value-type="float" office:value="6.89755163005">
                <text:p>6.89755163005</text:p>
              </table:table-cell>
              <table:table-cell office:value-type="float" office:value="7.31620075246">
                <text:p>7.31620075246</text:p>
              </table:table-cell>
              <table:table-cell office:value-type="float" office:value="8.09434747635">
                <text:p>8.09434747635</text:p>
              </table:table-cell>
              <table:table-cell office:value-type="float" office:value="8.80916618654">
                <text:p>8.80916618654</text:p>
              </table:table-cell>
              <table:table-cell office:value-type="float" office:value="9.79891039457">
                <text:p>9.79891039457</text:p>
              </table:table-cell>
              <table:table-cell office:value-type="float" office:value="11.2334765572">
                <text:p>11.2334765572</text:p>
              </table:table-cell>
              <table:table-cell office:value-type="float" office:value="12.625684059">
                <text:p>12.625684059</text:p>
              </table:table-cell>
              <table:table-cell office:value-type="float" office:value="14.0443424584">
                <text:p>14.0443424584</text:p>
              </table:table-cell>
              <table:table-cell office:value-type="float" office:value="16.4888473696">
                <text:p>16.4888473696</text:p>
              </table:table-cell>
              <table:table-cell office:value-type="float" office:value="18.4272629029">
                <text:p>18.4272629029</text:p>
              </table:table-cell>
              <table:table-cell office:value-type="float" office:value="23.2953797217">
                <text:p>23.2953797217</text:p>
              </table:table-cell>
              <table:table-cell office:value-type="float" office:value="25.5416210277">
                <text:p>25.5416210277</text:p>
              </table:table-cell>
              <table:table-cell office:value-type="float" office:value="30.2996376085">
                <text:p>30.2996376085</text:p>
              </table:table-cell>
              <table:table-cell office:value-type="float" office:value="36.160871145">
                <text:p>36.160871145</text:p>
              </table:table-cell>
              <table:table-cell office:value-type="float" office:value="43.6113394066">
                <text:p>43.6113394066</text:p>
              </table:table-cell>
              <table:table-cell office:value-type="float" office:value="52.3745269883">
                <text:p>52.3745269883</text:p>
              </table:table-cell>
              <table:table-cell office:value-type="float" office:value="65.6903316521">
                <text:p>65.6903316521</text:p>
              </table:table-cell>
              <table:table-cell office:value-type="float" office:value="79.5165076814">
                <text:p>79.5165076814</text:p>
              </table:table-cell>
              <table:table-cell office:value-type="float" office:value="104.302902416">
                <text:p>104.302902416</text:p>
              </table:table-cell>
              <table:table-cell office:value-type="float" office:value="125.027427222">
                <text:p>125.027427222</text:p>
              </table:table-cell>
              <table:table-cell office:value-type="float" office:value="155.33461093">
                <text:p>155.33461093</text:p>
              </table:table-cell>
              <table:table-cell office:value-type="float" office:value="215.093500282">
                <text:p>215.093500282</text:p>
              </table:table-cell>
              <table:table-cell office:value-type="float" office:value="276.006225908">
                <text:p>276.006225908</text:p>
              </table:table-cell>
              <table:table-cell office:value-type="float" office:value="367.375530004">
                <text:p>367.375530004</text:p>
              </table:table-cell>
              <table:table-cell office:value-type="float" office:value="444.245576932">
                <text:p>444.245576932</text:p>
              </table:table-cell>
              <table:table-cell office:value-type="float" office:value="604.752451115">
                <text:p>604.752451115</text:p>
              </table:table-cell>
              <table:table-cell office:value-type="float" office:value="683.132911421">
                <text:p>683.132911421</text:p>
              </table:table-cell>
              <table:table-cell office:value-type="float" office:value="854.362273269">
                <text:p>854.362273269</text:p>
              </table:table-cell>
              <table:table-cell office:value-type="float" office:value="1021.75509084">
                <text:p>1021.75509084</text:p>
              </table:table-cell>
              <table:table-cell office:value-type="float" office:value="1125.04744681">
                <text:p>1125.04744681</text:p>
              </table:table-cell>
              <table:table-cell office:value-type="float" office:value="1224.92456823">
                <text:p>1224.92456823</text:p>
              </table:table-cell>
              <table:table-cell office:value-type="float" office:value="1456.65358496">
                <text:p>1456.65358496</text:p>
              </table:table-cell>
              <table:table-cell office:value-type="float" office:value="1613.92477875">
                <text:p>1613.92477875</text:p>
              </table:table-cell>
              <table:table-cell office:value-type="float" office:value="1815.23611671">
                <text:p>1815.23611671</text:p>
              </table:table-cell>
            </table:table-row>
            <table:table-row>
              <table:table-cell office:value-type="string">
                <text:p>NEW fuzzy_token inc 1 dec TO 1 w/ thresholds 0.1 and 0.999 weights</text:p>
                <draw:g>
                  <svg:desc>'more comparisons NEW SIM TRUE design 1'.A6:'more comparisons NEW SIM TRUE design 1'.A6</svg:desc>
                </draw:g>
              </table:table-cell>
              <table:table-cell office:value-type="float" office:value="5.1177208002">
                <text:p>5.1177208002</text:p>
                <draw:g>
                  <svg:desc>'more comparisons NEW SIM TRUE design 1'.B6:'more comparisons NEW SIM TRUE design 1'.AO6</svg:desc>
                </draw:g>
              </table:table-cell>
              <table:table-cell office:value-type="float" office:value="5.28599994687">
                <text:p>5.28599994687</text:p>
              </table:table-cell>
              <table:table-cell office:value-type="float" office:value="5.48298366672">
                <text:p>5.48298366672</text:p>
              </table:table-cell>
              <table:table-cell office:value-type="float" office:value="5.74798291278">
                <text:p>5.74798291278</text:p>
              </table:table-cell>
              <table:table-cell office:value-type="float" office:value="6.03529235701">
                <text:p>6.03529235701</text:p>
              </table:table-cell>
              <table:table-cell office:value-type="float" office:value="6.37828508836">
                <text:p>6.37828508836</text:p>
              </table:table-cell>
              <table:table-cell office:value-type="float" office:value="6.97017337842">
                <text:p>6.97017337842</text:p>
              </table:table-cell>
              <table:table-cell office:value-type="float" office:value="7.5535700246">
                <text:p>7.5535700246</text:p>
              </table:table-cell>
              <table:table-cell office:value-type="float" office:value="8.12293646162">
                <text:p>8.12293646162</text:p>
              </table:table-cell>
              <table:table-cell office:value-type="float" office:value="8.86677126273">
                <text:p>8.86677126273</text:p>
              </table:table-cell>
              <table:table-cell office:value-type="float" office:value="9.67825448649">
                <text:p>9.67825448649</text:p>
              </table:table-cell>
              <table:table-cell office:value-type="float" office:value="10.9835799949">
                <text:p>10.9835799949</text:p>
              </table:table-cell>
              <table:table-cell office:value-type="float" office:value="12.5418565506">
                <text:p>12.5418565506</text:p>
              </table:table-cell>
              <table:table-cell office:value-type="float" office:value="14.2821237384">
                <text:p>14.2821237384</text:p>
              </table:table-cell>
              <table:table-cell office:value-type="float" office:value="16.9522174019">
                <text:p>16.9522174019</text:p>
              </table:table-cell>
              <table:table-cell office:value-type="float" office:value="19.0765549258">
                <text:p>19.0765549258</text:p>
              </table:table-cell>
              <table:table-cell office:value-type="float" office:value="22.0817642402">
                <text:p>22.0817642402</text:p>
              </table:table-cell>
              <table:table-cell office:value-type="float" office:value="25.6025848635">
                <text:p>25.6025848635</text:p>
              </table:table-cell>
              <table:table-cell office:value-type="float" office:value="30.3454741191">
                <text:p>30.3454741191</text:p>
              </table:table-cell>
              <table:table-cell office:value-type="float" office:value="36.3642964197">
                <text:p>36.3642964197</text:p>
              </table:table-cell>
              <table:table-cell office:value-type="float" office:value="41.1371528679">
                <text:p>41.1371528679</text:p>
              </table:table-cell>
              <table:table-cell office:value-type="float" office:value="53.4562202327">
                <text:p>53.4562202327</text:p>
              </table:table-cell>
              <table:table-cell office:value-type="float" office:value="68.2793542864">
                <text:p>68.2793542864</text:p>
              </table:table-cell>
              <table:table-cell office:value-type="float" office:value="81.8329857913">
                <text:p>81.8329857913</text:p>
              </table:table-cell>
              <table:table-cell office:value-type="float" office:value="96.9405564727">
                <text:p>96.9405564727</text:p>
              </table:table-cell>
              <table:table-cell office:value-type="float" office:value="118.453895138">
                <text:p>118.453895138</text:p>
              </table:table-cell>
              <table:table-cell office:value-type="float" office:value="139.699584659">
                <text:p>139.699584659</text:p>
              </table:table-cell>
              <table:table-cell office:value-type="float" office:value="164.455424445">
                <text:p>164.455424445</text:p>
              </table:table-cell>
              <table:table-cell office:value-type="float" office:value="182.144216254">
                <text:p>182.144216254</text:p>
              </table:table-cell>
              <table:table-cell office:value-type="float" office:value="217.067315901">
                <text:p>217.067315901</text:p>
              </table:table-cell>
              <table:table-cell office:value-type="float" office:value="239.358377445">
                <text:p>239.358377445</text:p>
              </table:table-cell>
              <table:table-cell office:value-type="float" office:value="288.933469802">
                <text:p>288.933469802</text:p>
              </table:table-cell>
              <table:table-cell office:value-type="float" office:value="334.543027464">
                <text:p>334.543027464</text:p>
              </table:table-cell>
              <table:table-cell office:value-type="float" office:value="381.857598738">
                <text:p>381.857598738</text:p>
              </table:table-cell>
              <table:table-cell office:value-type="float" office:value="456.159241773">
                <text:p>456.159241773</text:p>
              </table:table-cell>
              <table:table-cell office:value-type="float" office:value="540.527557167">
                <text:p>540.527557167</text:p>
              </table:table-cell>
              <table:table-cell office:value-type="float" office:value="663.118886666">
                <text:p>663.118886666</text:p>
              </table:table-cell>
              <table:table-cell office:value-type="float" office:value="816.937965015">
                <text:p>816.937965015</text:p>
              </table:table-cell>
              <table:table-cell office:value-type="float" office:value="954.740323851">
                <text:p>954.740323851</text:p>
              </table:table-cell>
              <table:table-cell office:value-type="float" office:value="1234.09757309">
                <text:p>1234.09757309</text:p>
              </table:table-cell>
            </table:table-row>
            <table:table-row>
              <table:table-cell office:value-type="string">
                <text:p>NEW fuzzy_token inc 1 dec TO 1 w/ thresholds 0.2 and 0.999 weights</text:p>
                <draw:g>
                  <svg:desc>'more comparisons NEW SIM TRUE design 1'.A7:'more comparisons NEW SIM TRUE design 1'.A7</svg:desc>
                </draw:g>
              </table:table-cell>
              <table:table-cell office:value-type="float" office:value="5.14737971911">
                <text:p>5.14737971911</text:p>
                <draw:g>
                  <svg:desc>'more comparisons NEW SIM TRUE design 1'.B7:'more comparisons NEW SIM TRUE design 1'.AO7</svg:desc>
                </draw:g>
              </table:table-cell>
              <table:table-cell office:value-type="float" office:value="5.28882663764">
                <text:p>5.28882663764</text:p>
              </table:table-cell>
              <table:table-cell office:value-type="float" office:value="5.48736005289">
                <text:p>5.48736005289</text:p>
              </table:table-cell>
              <table:table-cell office:value-type="float" office:value="5.75157262981">
                <text:p>5.75157262981</text:p>
              </table:table-cell>
              <table:table-cell office:value-type="float" office:value="6.05191211543">
                <text:p>6.05191211543</text:p>
              </table:table-cell>
              <table:table-cell office:value-type="float" office:value="6.48780768393">
                <text:p>6.48780768393</text:p>
              </table:table-cell>
              <table:table-cell office:value-type="float" office:value="7.01676222712">
                <text:p>7.01676222712</text:p>
              </table:table-cell>
              <table:table-cell office:value-type="float" office:value="7.38994545461">
                <text:p>7.38994545461</text:p>
              </table:table-cell>
              <table:table-cell office:value-type="float" office:value="8.14379906998">
                <text:p>8.14379906998</text:p>
              </table:table-cell>
              <table:table-cell office:value-type="float" office:value="9.02710887777">
                <text:p>9.02710887777</text:p>
              </table:table-cell>
              <table:table-cell office:value-type="float" office:value="10.321092782">
                <text:p>10.321092782</text:p>
              </table:table-cell>
              <table:table-cell office:value-type="float" office:value="11.4455812468">
                <text:p>11.4455812468</text:p>
              </table:table-cell>
              <table:table-cell office:value-type="float" office:value="13.4329197481">
                <text:p>13.4329197481</text:p>
              </table:table-cell>
              <table:table-cell office:value-type="float" office:value="14.5648981226">
                <text:p>14.5648981226</text:p>
              </table:table-cell>
              <table:table-cell office:value-type="float" office:value="17.5132348581">
                <text:p>17.5132348581</text:p>
              </table:table-cell>
              <table:table-cell office:value-type="float" office:value="19.804541421">
                <text:p>19.804541421</text:p>
              </table:table-cell>
              <table:table-cell office:value-type="float" office:value="24.2210585697">
                <text:p>24.2210585697</text:p>
              </table:table-cell>
              <table:table-cell office:value-type="float" office:value="27.8198507094">
                <text:p>27.8198507094</text:p>
              </table:table-cell>
              <table:table-cell office:value-type="float" office:value="37.0056439224">
                <text:p>37.0056439224</text:p>
              </table:table-cell>
              <table:table-cell office:value-type="float" office:value="43.5906650473">
                <text:p>43.5906650473</text:p>
              </table:table-cell>
              <table:table-cell office:value-type="float" office:value="51.1951421254">
                <text:p>51.1951421254</text:p>
              </table:table-cell>
              <table:table-cell office:value-type="float" office:value="66.453440196">
                <text:p>66.453440196</text:p>
              </table:table-cell>
              <table:table-cell office:value-type="float" office:value="74.6819752703">
                <text:p>74.6819752703</text:p>
              </table:table-cell>
              <table:table-cell office:value-type="float" office:value="93.3102236913">
                <text:p>93.3102236913</text:p>
              </table:table-cell>
              <table:table-cell office:value-type="float" office:value="106.462947964">
                <text:p>106.462947964</text:p>
              </table:table-cell>
              <table:table-cell office:value-type="float" office:value="121.116949864">
                <text:p>121.116949864</text:p>
              </table:table-cell>
              <table:table-cell office:value-type="float" office:value="138.510249729">
                <text:p>138.510249729</text:p>
              </table:table-cell>
              <table:table-cell office:value-type="float" office:value="147.061436256">
                <text:p>147.061436256</text:p>
              </table:table-cell>
              <table:table-cell office:value-type="float" office:value="170.729053042">
                <text:p>170.729053042</text:p>
              </table:table-cell>
              <table:table-cell office:value-type="float" office:value="190.567575751">
                <text:p>190.567575751</text:p>
              </table:table-cell>
              <table:table-cell office:value-type="float" office:value="212.191015972">
                <text:p>212.191015972</text:p>
              </table:table-cell>
              <table:table-cell office:value-type="float" office:value="240.227546868">
                <text:p>240.227546868</text:p>
              </table:table-cell>
              <table:table-cell office:value-type="float" office:value="271.354460214">
                <text:p>271.354460214</text:p>
              </table:table-cell>
              <table:table-cell office:value-type="float" office:value="315.303885589">
                <text:p>315.303885589</text:p>
              </table:table-cell>
              <table:table-cell office:value-type="float" office:value="366.708819996">
                <text:p>366.708819996</text:p>
              </table:table-cell>
              <table:table-cell office:value-type="float" office:value="463.610741662">
                <text:p>463.610741662</text:p>
              </table:table-cell>
              <table:table-cell office:value-type="float" office:value="560.425035062">
                <text:p>560.425035062</text:p>
              </table:table-cell>
              <table:table-cell office:value-type="float" office:value="675.712334564">
                <text:p>675.712334564</text:p>
              </table:table-cell>
              <table:table-cell office:value-type="float" office:value="903.052161905">
                <text:p>903.052161905</text:p>
              </table:table-cell>
              <table:table-cell office:value-type="float" office:value="1069.85205135">
                <text:p>1069.85205135</text:p>
              </table:table-cell>
            </table:table-row>
            <table:table-row>
              <table:table-cell office:value-type="string">
                <text:p/>
                <draw:g>
                  <svg:desc>'more comparisons NEW SIM TRUE design 1'.A8:'more comparisons NEW SIM TRUE design 1'.A8</svg:desc>
                </draw:g>
              </table:table-cell>
              <table:table-cell office:value-type="float" office:value="NaN">
                <text:p>NaN</text:p>
                <draw:g>
                  <svg:desc>'more comparisons NEW SIM TRUE design 1'.B8:'more comparisons NEW SIM TRUE design 1'.AO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W fuzzy_token inc 1 dec TO 1 w/ thresholds 0.001 and 0.999 NEWSIM IF TRUE (design option 1: no randomize, no gaussian/step)</text:p>
                <draw:g>
                  <svg:desc>'more comparisons NEW SIM TRUE design 1'.A9:'more comparisons NEW SIM TRUE design 1'.A9</svg:desc>
                </draw:g>
              </table:table-cell>
              <table:table-cell office:value-type="float" office:value="NaN">
                <text:p>NaN</text:p>
                <draw:g>
                  <svg:desc>'more comparisons NEW SIM TRUE design 1'.B9:'more comparisons NEW SIM TRUE design 1'.AO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W fuzzy_token inc 1 dec TO 1 w/ thresholds 0.1 and 0.999 NEWSIM IF TRUE (design option 1: no randomize, no gaussian/step)</text:p>
                <draw:g>
                  <svg:desc>'more comparisons NEW SIM TRUE design 1'.A10:'more comparisons NEW SIM TRUE design 1'.A10</svg:desc>
                </draw:g>
              </table:table-cell>
              <table:table-cell office:value-type="float" office:value="5.2542763096">
                <text:p>5.2542763096</text:p>
                <draw:g>
                  <svg:desc>'more comparisons NEW SIM TRUE design 1'.B10:'more comparisons NEW SIM TRUE design 1'.AO10</svg:desc>
                </draw:g>
              </table:table-cell>
              <table:table-cell office:value-type="float" office:value="5.49598160133">
                <text:p>5.49598160133</text:p>
              </table:table-cell>
              <table:table-cell office:value-type="float" office:value="5.9106981924">
                <text:p>5.9106981924</text:p>
              </table:table-cell>
              <table:table-cell office:value-type="float" office:value="6.38569637682">
                <text:p>6.38569637682</text:p>
              </table:table-cell>
              <table:table-cell office:value-type="float" office:value="7.10983905612">
                <text:p>7.10983905612</text:p>
              </table:table-cell>
              <table:table-cell office:value-type="float" office:value="7.75813440539">
                <text:p>7.75813440539</text:p>
              </table:table-cell>
              <table:table-cell office:value-type="float" office:value="8.68654682559">
                <text:p>8.68654682559</text:p>
              </table:table-cell>
              <table:table-cell office:value-type="float" office:value="9.83036934375">
                <text:p>9.83036934375</text:p>
              </table:table-cell>
              <table:table-cell office:value-type="float" office:value="10.9922802407">
                <text:p>10.9922802407</text:p>
              </table:table-cell>
              <table:table-cell office:value-type="float" office:value="12.9342204359">
                <text:p>12.9342204359</text:p>
              </table:table-cell>
              <table:table-cell office:value-type="float" office:value="14.8044065505">
                <text:p>14.8044065505</text:p>
              </table:table-cell>
              <table:table-cell office:value-type="float" office:value="16.3048976159">
                <text:p>16.3048976159</text:p>
              </table:table-cell>
              <table:table-cell office:value-type="float" office:value="19.4490327074">
                <text:p>19.4490327074</text:p>
              </table:table-cell>
              <table:table-cell office:value-type="float" office:value="22.7942347648">
                <text:p>22.7942347648</text:p>
              </table:table-cell>
              <table:table-cell office:value-type="float" office:value="25.9924882659">
                <text:p>25.9924882659</text:p>
              </table:table-cell>
              <table:table-cell office:value-type="float" office:value="31.3006667782">
                <text:p>31.3006667782</text:p>
              </table:table-cell>
              <table:table-cell office:value-type="float" office:value="35.6894707251">
                <text:p>35.6894707251</text:p>
              </table:table-cell>
              <table:table-cell office:value-type="float" office:value="42.9029184467">
                <text:p>42.9029184467</text:p>
              </table:table-cell>
              <table:table-cell office:value-type="float" office:value="49.4368810958">
                <text:p>49.4368810958</text:p>
              </table:table-cell>
              <table:table-cell office:value-type="float" office:value="57.7353015655">
                <text:p>57.7353015655</text:p>
              </table:table-cell>
              <table:table-cell office:value-type="float" office:value="68.8089948025">
                <text:p>68.8089948025</text:p>
              </table:table-cell>
              <table:table-cell office:value-type="float" office:value="78.2585338414">
                <text:p>78.2585338414</text:p>
              </table:table-cell>
              <table:table-cell office:value-type="float" office:value="85.2673675033">
                <text:p>85.2673675033</text:p>
              </table:table-cell>
              <table:table-cell office:value-type="float" office:value="95.1865953317">
                <text:p>95.1865953317</text:p>
              </table:table-cell>
              <table:table-cell office:value-type="float" office:value="110.022424182">
                <text:p>110.022424182</text:p>
              </table:table-cell>
              <table:table-cell office:value-type="float" office:value="117.05065483">
                <text:p>117.05065483</text:p>
              </table:table-cell>
              <table:table-cell office:value-type="float" office:value="128.520269014">
                <text:p>128.520269014</text:p>
              </table:table-cell>
              <table:table-cell office:value-type="float" office:value="146.941939685">
                <text:p>146.941939685</text:p>
              </table:table-cell>
              <table:table-cell office:value-type="float" office:value="155.389333358">
                <text:p>155.389333358</text:p>
              </table:table-cell>
              <table:table-cell office:value-type="float" office:value="179.124615455">
                <text:p>179.124615455</text:p>
              </table:table-cell>
              <table:table-cell office:value-type="float" office:value="193.021838361">
                <text:p>193.021838361</text:p>
              </table:table-cell>
              <table:table-cell office:value-type="float" office:value="229.599887078">
                <text:p>229.599887078</text:p>
              </table:table-cell>
              <table:table-cell office:value-type="float" office:value="262.943894825">
                <text:p>262.943894825</text:p>
              </table:table-cell>
              <table:table-cell office:value-type="float" office:value="311.511270713">
                <text:p>311.511270713</text:p>
              </table:table-cell>
              <table:table-cell office:value-type="float" office:value="377.486432103">
                <text:p>377.486432103</text:p>
              </table:table-cell>
              <table:table-cell office:value-type="float" office:value="482.632067948">
                <text:p>482.632067948</text:p>
              </table:table-cell>
              <table:table-cell office:value-type="float" office:value="538.542644939">
                <text:p>538.542644939</text:p>
              </table:table-cell>
              <table:table-cell office:value-type="float" office:value="709.964877545">
                <text:p>709.964877545</text:p>
              </table:table-cell>
              <table:table-cell office:value-type="float" office:value="891.649179926">
                <text:p>891.649179926</text:p>
              </table:table-cell>
              <table:table-cell office:value-type="float" office:value="1170.81808469">
                <text:p>1170.81808469</text:p>
              </table:table-cell>
            </table:table-row>
            <table:table-row>
              <table:table-cell office:value-type="string">
                <text:p>NEW fuzzy_token inc 1 dec TO 1 w/ thresholds 0.2 and 0.999 NEWSIM IF TRUE (design option 1: no randomize, no gaussian/step)</text:p>
                <draw:g>
                  <svg:desc>'more comparisons NEW SIM TRUE design 1'.A11:'more comparisons NEW SIM TRUE design 1'.A11</svg:desc>
                </draw:g>
              </table:table-cell>
              <table:table-cell office:value-type="float" office:value="5.22834703914">
                <text:p>5.22834703914</text:p>
                <draw:g>
                  <svg:desc>'more comparisons NEW SIM TRUE design 1'.B11:'more comparisons NEW SIM TRUE design 1'.AO11</svg:desc>
                </draw:g>
              </table:table-cell>
              <table:table-cell office:value-type="float" office:value="5.49473078632">
                <text:p>5.49473078632</text:p>
              </table:table-cell>
              <table:table-cell office:value-type="float" office:value="5.98939677094">
                <text:p>5.98939677094</text:p>
              </table:table-cell>
              <table:table-cell office:value-type="float" office:value="6.45385186856">
                <text:p>6.45385186856</text:p>
              </table:table-cell>
              <table:table-cell office:value-type="float" office:value="7.09693863031">
                <text:p>7.09693863031</text:p>
              </table:table-cell>
              <table:table-cell office:value-type="float" office:value="7.96791282778">
                <text:p>7.96791282778</text:p>
              </table:table-cell>
              <table:table-cell office:value-type="float" office:value="8.79535078127">
                <text:p>8.79535078127</text:p>
              </table:table-cell>
              <table:table-cell office:value-type="float" office:value="10.2605930314">
                <text:p>10.2605930314</text:p>
              </table:table-cell>
              <table:table-cell office:value-type="float" office:value="11.5321791395">
                <text:p>11.5321791395</text:p>
              </table:table-cell>
              <table:table-cell office:value-type="float" office:value="13.3274685233">
                <text:p>13.3274685233</text:p>
              </table:table-cell>
              <table:table-cell office:value-type="float" office:value="16.2914631455">
                <text:p>16.2914631455</text:p>
              </table:table-cell>
              <table:table-cell office:value-type="float" office:value="18.3224941059">
                <text:p>18.3224941059</text:p>
              </table:table-cell>
              <table:table-cell office:value-type="float" office:value="22.2131683957">
                <text:p>22.2131683957</text:p>
              </table:table-cell>
              <table:table-cell office:value-type="float" office:value="26.5216448205">
                <text:p>26.5216448205</text:p>
              </table:table-cell>
              <table:table-cell office:value-type="float" office:value="30.169974859">
                <text:p>30.169974859</text:p>
              </table:table-cell>
              <table:table-cell office:value-type="float" office:value="37.6091776128">
                <text:p>37.6091776128</text:p>
              </table:table-cell>
              <table:table-cell office:value-type="float" office:value="42.2576532095">
                <text:p>42.2576532095</text:p>
              </table:table-cell>
              <table:table-cell office:value-type="float" office:value="50.8467814618">
                <text:p>50.8467814618</text:p>
              </table:table-cell>
              <table:table-cell office:value-type="float" office:value="60.0208086632">
                <text:p>60.0208086632</text:p>
              </table:table-cell>
              <table:table-cell office:value-type="float" office:value="67.1826000215">
                <text:p>67.1826000215</text:p>
              </table:table-cell>
              <table:table-cell office:value-type="float" office:value="74.9327738225">
                <text:p>74.9327738225</text:p>
              </table:table-cell>
              <table:table-cell office:value-type="float" office:value="83.4443410378">
                <text:p>83.4443410378</text:p>
              </table:table-cell>
              <table:table-cell office:value-type="float" office:value="90.1552880428">
                <text:p>90.1552880428</text:p>
              </table:table-cell>
              <table:table-cell office:value-type="float" office:value="97.5167963335">
                <text:p>97.5167963335</text:p>
              </table:table-cell>
              <table:table-cell office:value-type="float" office:value="106.722968579">
                <text:p>106.722968579</text:p>
              </table:table-cell>
              <table:table-cell office:value-type="float" office:value="115.6125948">
                <text:p>115.6125948</text:p>
              </table:table-cell>
              <table:table-cell office:value-type="float" office:value="121.832060209">
                <text:p>121.832060209</text:p>
              </table:table-cell>
              <table:table-cell office:value-type="float" office:value="133.860905958">
                <text:p>133.860905958</text:p>
              </table:table-cell>
              <table:table-cell office:value-type="float" office:value="151.989268266">
                <text:p>151.989268266</text:p>
              </table:table-cell>
              <table:table-cell office:value-type="float" office:value="164.933268704">
                <text:p>164.933268704</text:p>
              </table:table-cell>
              <table:table-cell office:value-type="float" office:value="184.935246901">
                <text:p>184.935246901</text:p>
              </table:table-cell>
              <table:table-cell office:value-type="float" office:value="210.322656708">
                <text:p>210.322656708</text:p>
              </table:table-cell>
              <table:table-cell office:value-type="float" office:value="233.72092709">
                <text:p>233.72092709</text:p>
              </table:table-cell>
              <table:table-cell office:value-type="float" office:value="286.173783407">
                <text:p>286.173783407</text:p>
              </table:table-cell>
              <table:table-cell office:value-type="float" office:value="322.085944245">
                <text:p>322.085944245</text:p>
              </table:table-cell>
              <table:table-cell office:value-type="float" office:value="390.332647322">
                <text:p>390.332647322</text:p>
              </table:table-cell>
              <table:table-cell office:value-type="float" office:value="512.866503636">
                <text:p>512.866503636</text:p>
              </table:table-cell>
              <table:table-cell office:value-type="float" office:value="718.996145414">
                <text:p>718.996145414</text:p>
              </table:table-cell>
              <table:table-cell office:value-type="float" office:value="906.498511715">
                <text:p>906.498511715</text:p>
              </table:table-cell>
              <table:table-cell office:value-type="float" office:value="1026.97895812">
                <text:p>1026.97895812</text:p>
              </table:table-cell>
            </table:table-row>
            <table:table-row>
              <table:table-cell office:value-type="string">
                <text:p/>
                <draw:g>
                  <svg:desc>'more comparisons NEW SIM TRUE design 1'.A12:'more comparisons NEW SIM TRUE design 1'.A12</svg:desc>
                </draw:g>
              </table:table-cell>
              <table:table-cell office:value-type="float" office:value="NaN">
                <text:p>NaN</text:p>
                <draw:g>
                  <svg:desc>'more comparisons NEW SIM TRUE design 1'.B12:'more comparisons NEW SIM TRUE design 1'.AO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s</text:p>
                <draw:g>
                  <svg:desc>'more comparisons NEW SIM TRUE design 1'.A13:'more comparisons NEW SIM TRUE design 1'.A13</svg:desc>
                </draw:g>
              </table:table-cell>
              <table:table-cell office:value-type="float" office:value="5.12443470732">
                <text:p>5.12443470732</text:p>
                <draw:g>
                  <svg:desc>'more comparisons NEW SIM TRUE design 1'.B13:'more comparisons NEW SIM TRUE design 1'.AO13</svg:desc>
                </draw:g>
              </table:table-cell>
              <table:table-cell office:value-type="float" office:value="5.27485965637">
                <text:p>5.27485965637</text:p>
              </table:table-cell>
              <table:table-cell office:value-type="float" office:value="5.43538955107">
                <text:p>5.43538955107</text:p>
              </table:table-cell>
              <table:table-cell office:value-type="float" office:value="5.65882879472">
                <text:p>5.65882879472</text:p>
              </table:table-cell>
              <table:table-cell office:value-type="float" office:value="5.83143000731">
                <text:p>5.83143000731</text:p>
              </table:table-cell>
              <table:table-cell office:value-type="float" office:value="6.16641626255">
                <text:p>6.16641626255</text:p>
              </table:table-cell>
              <table:table-cell office:value-type="float" office:value="6.49048289718">
                <text:p>6.49048289718</text:p>
              </table:table-cell>
              <table:table-cell office:value-type="float" office:value="6.97623265126">
                <text:p>6.97623265126</text:p>
              </table:table-cell>
              <table:table-cell office:value-type="float" office:value="7.36032297654">
                <text:p>7.36032297654</text:p>
              </table:table-cell>
              <table:table-cell office:value-type="float" office:value="8.12081088321">
                <text:p>8.12081088321</text:p>
              </table:table-cell>
              <table:table-cell office:value-type="float" office:value="8.85358011408">
                <text:p>8.85358011408</text:p>
              </table:table-cell>
              <table:table-cell office:value-type="float" office:value="10.0508746651">
                <text:p>10.0508746651</text:p>
              </table:table-cell>
              <table:table-cell office:value-type="float" office:value="11.4191301623">
                <text:p>11.4191301623</text:p>
              </table:table-cell>
              <table:table-cell office:value-type="float" office:value="13.3091339189">
                <text:p>13.3091339189</text:p>
              </table:table-cell>
              <table:table-cell office:value-type="float" office:value="16.6694260343">
                <text:p>16.6694260343</text:p>
              </table:table-cell>
              <table:table-cell office:value-type="float" office:value="22.8889889666">
                <text:p>22.8889889666</text:p>
              </table:table-cell>
              <table:table-cell office:value-type="float" office:value="34.9100517519">
                <text:p>34.9100517519</text:p>
              </table:table-cell>
              <table:table-cell office:value-type="float" office:value="77.6630988995">
                <text:p>77.6630988995</text:p>
              </table:table-cell>
              <table:table-cell office:value-type="float" office:value="183.440348899">
                <text:p>183.440348899</text:p>
              </table:table-cell>
              <table:table-cell office:value-type="float" office:value="383.732272352">
                <text:p>383.732272352</text:p>
              </table:table-cell>
              <table:table-cell office:value-type="float" office:value="835.383609433">
                <text:p>835.383609433</text:p>
              </table:table-cell>
              <table:table-cell office:value-type="float" office:value="1075.8693734">
                <text:p>1075.8693734</text:p>
              </table:table-cell>
              <table:table-cell office:value-type="float" office:value="1557.81848867">
                <text:p>1557.81848867</text:p>
              </table:table-cell>
              <table:table-cell office:value-type="float" office:value="2171.01293307">
                <text:p>2171.01293307</text:p>
              </table:table-cell>
              <table:table-cell office:value-type="float" office:value="2798.87724281">
                <text:p>2798.87724281</text:p>
              </table:table-cell>
              <table:table-cell office:value-type="float" office:value="3805.45720072">
                <text:p>3805.45720072</text:p>
              </table:table-cell>
              <table:table-cell office:value-type="float" office:value="3673.76169144">
                <text:p>3673.76169144</text:p>
              </table:table-cell>
              <table:table-cell office:value-type="float" office:value="4807.58295259">
                <text:p>4807.58295259</text:p>
              </table:table-cell>
              <table:table-cell office:value-type="float" office:value="4656.44296825">
                <text:p>4656.44296825</text:p>
              </table:table-cell>
              <table:table-cell office:value-type="float" office:value="5189.75995898">
                <text:p>5189.75995898</text:p>
              </table:table-cell>
              <table:table-cell office:value-type="float" office:value="6047.88116781">
                <text:p>6047.88116781</text:p>
              </table:table-cell>
              <table:table-cell office:value-type="float" office:value="6927.83221464">
                <text:p>6927.83221464</text:p>
              </table:table-cell>
              <table:table-cell office:value-type="float" office:value="7343.81300731">
                <text:p>7343.81300731</text:p>
              </table:table-cell>
              <table:table-cell office:value-type="float" office:value="7544.07769729">
                <text:p>7544.07769729</text:p>
              </table:table-cell>
              <table:table-cell office:value-type="float" office:value="8624.7851641">
                <text:p>8624.7851641</text:p>
              </table:table-cell>
              <table:table-cell office:value-type="float" office:value="8893.75045383">
                <text:p>8893.75045383</text:p>
              </table:table-cell>
              <table:table-cell office:value-type="float" office:value="9349.15550761">
                <text:p>9349.15550761</text:p>
              </table:table-cell>
              <table:table-cell office:value-type="float" office:value="10312.6222566">
                <text:p>10312.6222566</text:p>
              </table:table-cell>
              <table:table-cell office:value-type="float" office:value="10477.3500523">
                <text:p>10477.3500523</text:p>
              </table:table-cell>
              <table:table-cell office:value-type="float" office:value="10555.5081181">
                <text:p>10555.5081181</text:p>
              </table:table-cell>
            </table:table-row>
            <table:table-row>
              <table:table-cell office:value-type="string">
                <text:p>token</text:p>
                <draw:g>
                  <svg:desc>'more comparisons NEW SIM TRUE design 1'.A14:'more comparisons NEW SIM TRUE design 1'.A14</svg:desc>
                </draw:g>
              </table:table-cell>
              <table:table-cell office:value-type="float" office:value="36.2476425877">
                <text:p>36.2476425877</text:p>
                <draw:g>
                  <svg:desc>'more comparisons NEW SIM TRUE design 1'.B14:'more comparisons NEW SIM TRUE design 1'.AO14</svg:desc>
                </draw:g>
              </table:table-cell>
              <table:table-cell office:value-type="float" office:value="37.2454266902">
                <text:p>37.2454266902</text:p>
              </table:table-cell>
              <table:table-cell office:value-type="float" office:value="38.145449336">
                <text:p>38.145449336</text:p>
              </table:table-cell>
              <table:table-cell office:value-type="float" office:value="39.1447470052">
                <text:p>39.1447470052</text:p>
              </table:table-cell>
              <table:table-cell office:value-type="float" office:value="40.5176529108">
                <text:p>40.5176529108</text:p>
              </table:table-cell>
              <table:table-cell office:value-type="float" office:value="41.6468386771">
                <text:p>41.6468386771</text:p>
              </table:table-cell>
              <table:table-cell office:value-type="float" office:value="42.8650433373">
                <text:p>42.8650433373</text:p>
              </table:table-cell>
              <table:table-cell office:value-type="float" office:value="44.219501072">
                <text:p>44.219501072</text:p>
              </table:table-cell>
              <table:table-cell office:value-type="float" office:value="45.4025916531">
                <text:p>45.4025916531</text:p>
              </table:table-cell>
              <table:table-cell office:value-type="float" office:value="47.0242464198">
                <text:p>47.0242464198</text:p>
              </table:table-cell>
              <table:table-cell office:value-type="float" office:value="48.601881235">
                <text:p>48.601881235</text:p>
              </table:table-cell>
              <table:table-cell office:value-type="float" office:value="50.2633449899">
                <text:p>50.2633449899</text:p>
              </table:table-cell>
              <table:table-cell office:value-type="float" office:value="52.0977941211">
                <text:p>52.0977941211</text:p>
              </table:table-cell>
              <table:table-cell office:value-type="float" office:value="54.2905097808">
                <text:p>54.2905097808</text:p>
              </table:table-cell>
              <table:table-cell office:value-type="float" office:value="56.303793648">
                <text:p>56.303793648</text:p>
              </table:table-cell>
              <table:table-cell office:value-type="float" office:value="58.053428123">
                <text:p>58.053428123</text:p>
              </table:table-cell>
              <table:table-cell office:value-type="float" office:value="60.5468131206">
                <text:p>60.5468131206</text:p>
              </table:table-cell>
              <table:table-cell office:value-type="float" office:value="63.6894422794">
                <text:p>63.6894422794</text:p>
              </table:table-cell>
              <table:table-cell office:value-type="float" office:value="66.4274895722">
                <text:p>66.4274895722</text:p>
              </table:table-cell>
              <table:table-cell office:value-type="float" office:value="70.8172174272">
                <text:p>70.8172174272</text:p>
              </table:table-cell>
              <table:table-cell office:value-type="float" office:value="73.4072316481">
                <text:p>73.4072316481</text:p>
              </table:table-cell>
              <table:table-cell office:value-type="float" office:value="79.7966407958">
                <text:p>79.7966407958</text:p>
              </table:table-cell>
              <table:table-cell office:value-type="float" office:value="81.5774853258">
                <text:p>81.5774853258</text:p>
              </table:table-cell>
              <table:table-cell office:value-type="float" office:value="88.2438218678">
                <text:p>88.2438218678</text:p>
              </table:table-cell>
              <table:table-cell office:value-type="float" office:value="94.1506811118">
                <text:p>94.1506811118</text:p>
              </table:table-cell>
              <table:table-cell office:value-type="float" office:value="101.647899421">
                <text:p>101.647899421</text:p>
              </table:table-cell>
              <table:table-cell office:value-type="float" office:value="110.522671648">
                <text:p>110.522671648</text:p>
              </table:table-cell>
              <table:table-cell office:value-type="float" office:value="116.824829726">
                <text:p>116.824829726</text:p>
              </table:table-cell>
              <table:table-cell office:value-type="float" office:value="129.38261412">
                <text:p>129.38261412</text:p>
              </table:table-cell>
              <table:table-cell office:value-type="float" office:value="140.177408232">
                <text:p>140.177408232</text:p>
              </table:table-cell>
              <table:table-cell office:value-type="float" office:value="162.150662043">
                <text:p>162.150662043</text:p>
              </table:table-cell>
              <table:table-cell office:value-type="float" office:value="178.792596004">
                <text:p>178.792596004</text:p>
              </table:table-cell>
              <table:table-cell office:value-type="float" office:value="200.830607687">
                <text:p>200.830607687</text:p>
              </table:table-cell>
              <table:table-cell office:value-type="float" office:value="248.205582111">
                <text:p>248.205582111</text:p>
              </table:table-cell>
              <table:table-cell office:value-type="float" office:value="313.548765841">
                <text:p>313.548765841</text:p>
              </table:table-cell>
              <table:table-cell office:value-type="float" office:value="382.948551204">
                <text:p>382.948551204</text:p>
              </table:table-cell>
              <table:table-cell office:value-type="float" office:value="427.704596198">
                <text:p>427.704596198</text:p>
              </table:table-cell>
              <table:table-cell office:value-type="float" office:value="541.773867501">
                <text:p>541.773867501</text:p>
              </table:table-cell>
              <table:table-cell office:value-type="float" office:value="766.039129484">
                <text:p>766.039129484</text:p>
              </table:table-cell>
              <table:table-cell office:value-type="float" office:value="1055.68154128">
                <text:p>1055.681541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2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7.302cm" svg:height="21.901cm" xlink:href=".." xlink:type="simple" chart:class="chart:line" chart:style-name="ch1">
        <chart:legend chart:legend-position="end" svg:x="25.516cm" svg:y="5.77cm" style:legend-expansion="high" chart:style-name="ch2"/>
        <chart:plot-area chart:style-name="ch3" table:cell-range-address="'more comparisons NEW SIM TRUE design 2'.A4:'more comparisons NEW SIM TRUE design 2'.AO18" chart:data-source-has-labels="both" svg:x="0.746cm" svg:y="0.438cm" svg:width="24.024cm" svg:height="21.025cm">
          <chartooo:coordinate-region svg:x="1.632cm" svg:y="0.633cm" svg:width="22.937cm" svg:height="19.512cm"/>
          <chart:axis chart:dimension="x" chart:name="primary-x" chart:style-name="ch4" chartooo:axis-type="auto">
            <chartooo:date-scale/>
            <chart:categories table:cell-range-address="'more comparisons NEW SIM TRUE design 2'.B4:'more comparisons NEW SIM TRUE design 2'.AO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re comparisons NEW SIM TRUE design 2'.B6:'more comparisons NEW SIM TRUE design 2'.AO6" chart:label-cell-address="'more comparisons NEW SIM TRUE design 2'.A6:'more comparisons NEW SIM TRUE design 2'.A6" chart:class="chart:line">
            <chart:data-point chart:repeated="40"/>
          </chart:series>
          <chart:series chart:style-name="ch8" chart:values-cell-range-address="'more comparisons NEW SIM TRUE design 2'.B7:'more comparisons NEW SIM TRUE design 2'.AO7" chart:label-cell-address="'more comparisons NEW SIM TRUE design 2'.A7:'more comparisons NEW SIM TRUE design 2'.A7" chart:class="chart:line">
            <chart:data-point chart:repeated="40"/>
          </chart:series>
          <chart:series chart:style-name="ch9" chart:values-cell-range-address="'more comparisons NEW SIM TRUE design 2'.B8:'more comparisons NEW SIM TRUE design 2'.AO8" chart:label-cell-address="'more comparisons NEW SIM TRUE design 2'.A8:'more comparisons NEW SIM TRUE design 2'.A8" chart:class="chart:line">
            <chart:data-point chart:repeated="40"/>
          </chart:series>
          <chart:series chart:style-name="ch10" chart:values-cell-range-address="'more comparisons NEW SIM TRUE design 2'.B9:'more comparisons NEW SIM TRUE design 2'.AO9" chart:label-cell-address="'more comparisons NEW SIM TRUE design 2'.A9:'more comparisons NEW SIM TRUE design 2'.A9" chart:class="chart:line">
            <chart:data-point chart:repeated="40"/>
          </chart:series>
          <chart:series chart:style-name="ch11" chart:values-cell-range-address="'more comparisons NEW SIM TRUE design 2'.B10:'more comparisons NEW SIM TRUE design 2'.AO10" chart:label-cell-address="'more comparisons NEW SIM TRUE design 2'.A10:'more comparisons NEW SIM TRUE design 2'.A10" chart:class="chart:line">
            <chart:data-point chart:repeated="40"/>
          </chart:series>
          <chart:series chart:style-name="ch12" chart:values-cell-range-address="'more comparisons NEW SIM TRUE design 2'.B11:'more comparisons NEW SIM TRUE design 2'.AO11" chart:label-cell-address="'more comparisons NEW SIM TRUE design 2'.A11:'more comparisons NEW SIM TRUE design 2'.A11" chart:class="chart:line">
            <chart:data-point chart:repeated="40"/>
          </chart:series>
          <chart:series chart:style-name="ch13" chart:values-cell-range-address="'more comparisons NEW SIM TRUE design 2'.B12:'more comparisons NEW SIM TRUE design 2'.AO12" chart:label-cell-address="'more comparisons NEW SIM TRUE design 2'.A12:'more comparisons NEW SIM TRUE design 2'.A12" chart:class="chart:line">
            <chart:data-point chart:repeated="40"/>
          </chart:series>
          <chart:series chart:style-name="ch14" chart:values-cell-range-address="'more comparisons NEW SIM TRUE design 2'.B13:'more comparisons NEW SIM TRUE design 2'.AO13" chart:label-cell-address="'more comparisons NEW SIM TRUE design 2'.A13:'more comparisons NEW SIM TRUE design 2'.A13" chart:class="chart:line">
            <chart:data-point chart:repeated="40"/>
          </chart:series>
          <chart:series chart:style-name="ch15" chart:values-cell-range-address="'more comparisons NEW SIM TRUE design 2'.B14:'more comparisons NEW SIM TRUE design 2'.AO14" chart:label-cell-address="'more comparisons NEW SIM TRUE design 2'.A14:'more comparisons NEW SIM TRUE design 2'.A14" chart:class="chart:line">
            <chart:data-point chart:repeated="40"/>
          </chart:series>
          <chart:series chart:style-name="ch16" chart:values-cell-range-address="'more comparisons NEW SIM TRUE design 2'.B15:'more comparisons NEW SIM TRUE design 2'.AO15" chart:label-cell-address="'more comparisons NEW SIM TRUE design 2'.A15:'more comparisons NEW SIM TRUE design 2'.A15" chart:class="chart:line">
            <chart:data-point chart:repeated="40"/>
          </chart:series>
          <chart:series chart:style-name="ch17" chart:values-cell-range-address="'more comparisons NEW SIM TRUE design 2'.B16:'more comparisons NEW SIM TRUE design 2'.AO16" chart:label-cell-address="'more comparisons NEW SIM TRUE design 2'.A16:'more comparisons NEW SIM TRUE design 2'.A16" chart:class="chart:line">
            <chart:data-point chart:repeated="40"/>
          </chart:series>
          <chart:series chart:style-name="ch18" chart:values-cell-range-address="'more comparisons NEW SIM TRUE design 2'.B17:'more comparisons NEW SIM TRUE design 2'.AO17" chart:label-cell-address="'more comparisons NEW SIM TRUE design 2'.A17:'more comparisons NEW SIM TRUE design 2'.A17" chart:class="chart:line">
            <chart:data-point chart:repeated="40"/>
          </chart:series>
          <chart:series chart:style-name="ch7" chart:values-cell-range-address="'more comparisons NEW SIM TRUE design 2'.B18:'more comparisons NEW SIM TRUE design 2'.AO18" chart:label-cell-address="'more comparisons NEW SIM TRUE design 2'.A18:'more comparisons NEW SIM TRUE design 2'.A18" chart:class="chart:line">
            <chart:data-point chart:repeated="4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more comparisons NEW SIM TRUE design 2'.B4:'more comparisons NEW SIM TRUE design 2'.AO5</svg:desc>
                </draw:g>
              </table:table-cell>
              <table:table-cell office:value-type="float" office:value="0.0002">
                <text:p>0.000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03">
                <text:p>0.000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04">
                <text:p>0.000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05">
                <text:p>0.000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06">
                <text:p>0.000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07">
                <text:p>0.000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08">
                <text:p>0.000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09">
                <text:p>0.000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1">
                <text:p>0.00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11">
                <text:p>0.00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12">
                <text:p>0.00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13">
                <text:p>0.00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14">
                <text:p>0.00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15">
                <text:p>0.00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16">
                <text:p>0.00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17">
                <text:p>0.00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18">
                <text:p>0.00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19">
                <text:p>0.001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2">
                <text:p>0.00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21">
                <text:p>0.002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22">
                <text:p>0.00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23">
                <text:p>0.002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24">
                <text:p>0.002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25">
                <text:p>0.002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26">
                <text:p>0.002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27">
                <text:p>0.002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28">
                <text:p>0.00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29">
                <text:p>0.002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3">
                <text:p>0.00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31">
                <text:p>0.003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32">
                <text:p>0.003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33">
                <text:p>0.003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34">
                <text:p>0.003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35">
                <text:p>0.003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36">
                <text:p>0.003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37">
                <text:p>0.003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38">
                <text:p>0.003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39">
                <text:p>0.003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4">
                <text:p>0.00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NEW fuzzy_token inc 1 dec TO 1 w/ thresholds 0.1 and 0.999 NEWSIM IF TRUE (design option 1: no randomize, no gaussian/step)</text:p>
                <draw:g>
                  <svg:desc>'more comparisons NEW SIM TRUE design 2'.A6:'more comparisons NEW SIM TRUE design 2'.A6</svg:desc>
                </draw:g>
              </table:table-cell>
              <table:table-cell office:value-type="float" office:value="5.2542763096">
                <text:p>5.2542763096</text:p>
                <draw:g>
                  <svg:desc>'more comparisons NEW SIM TRUE design 2'.B6:'more comparisons NEW SIM TRUE design 2'.AO6</svg:desc>
                </draw:g>
              </table:table-cell>
              <table:table-cell office:value-type="float" office:value="5.49598160133">
                <text:p>5.49598160133</text:p>
              </table:table-cell>
              <table:table-cell office:value-type="float" office:value="5.9106981924">
                <text:p>5.9106981924</text:p>
              </table:table-cell>
              <table:table-cell office:value-type="float" office:value="6.38569637682">
                <text:p>6.38569637682</text:p>
              </table:table-cell>
              <table:table-cell office:value-type="float" office:value="7.10983905612">
                <text:p>7.10983905612</text:p>
              </table:table-cell>
              <table:table-cell office:value-type="float" office:value="7.75813440539">
                <text:p>7.75813440539</text:p>
              </table:table-cell>
              <table:table-cell office:value-type="float" office:value="8.68654682559">
                <text:p>8.68654682559</text:p>
              </table:table-cell>
              <table:table-cell office:value-type="float" office:value="9.83036934375">
                <text:p>9.83036934375</text:p>
              </table:table-cell>
              <table:table-cell office:value-type="float" office:value="10.9922802407">
                <text:p>10.9922802407</text:p>
              </table:table-cell>
              <table:table-cell office:value-type="float" office:value="12.9342204359">
                <text:p>12.9342204359</text:p>
              </table:table-cell>
              <table:table-cell office:value-type="float" office:value="14.8044065505">
                <text:p>14.8044065505</text:p>
              </table:table-cell>
              <table:table-cell office:value-type="float" office:value="16.3048976159">
                <text:p>16.3048976159</text:p>
              </table:table-cell>
              <table:table-cell office:value-type="float" office:value="19.4490327074">
                <text:p>19.4490327074</text:p>
              </table:table-cell>
              <table:table-cell office:value-type="float" office:value="22.7942347648">
                <text:p>22.7942347648</text:p>
              </table:table-cell>
              <table:table-cell office:value-type="float" office:value="25.9924882659">
                <text:p>25.9924882659</text:p>
              </table:table-cell>
              <table:table-cell office:value-type="float" office:value="31.3006667782">
                <text:p>31.3006667782</text:p>
              </table:table-cell>
              <table:table-cell office:value-type="float" office:value="35.6894707251">
                <text:p>35.6894707251</text:p>
              </table:table-cell>
              <table:table-cell office:value-type="float" office:value="42.9029184467">
                <text:p>42.9029184467</text:p>
              </table:table-cell>
              <table:table-cell office:value-type="float" office:value="49.4368810958">
                <text:p>49.4368810958</text:p>
              </table:table-cell>
              <table:table-cell office:value-type="float" office:value="57.7353015655">
                <text:p>57.7353015655</text:p>
              </table:table-cell>
              <table:table-cell office:value-type="float" office:value="68.8089948025">
                <text:p>68.8089948025</text:p>
              </table:table-cell>
              <table:table-cell office:value-type="float" office:value="78.2585338414">
                <text:p>78.2585338414</text:p>
              </table:table-cell>
              <table:table-cell office:value-type="float" office:value="85.2673675033">
                <text:p>85.2673675033</text:p>
              </table:table-cell>
              <table:table-cell office:value-type="float" office:value="95.1865953317">
                <text:p>95.1865953317</text:p>
              </table:table-cell>
              <table:table-cell office:value-type="float" office:value="110.022424182">
                <text:p>110.022424182</text:p>
              </table:table-cell>
              <table:table-cell office:value-type="float" office:value="117.05065483">
                <text:p>117.05065483</text:p>
              </table:table-cell>
              <table:table-cell office:value-type="float" office:value="128.520269014">
                <text:p>128.520269014</text:p>
              </table:table-cell>
              <table:table-cell office:value-type="float" office:value="146.941939685">
                <text:p>146.941939685</text:p>
              </table:table-cell>
              <table:table-cell office:value-type="float" office:value="155.389333358">
                <text:p>155.389333358</text:p>
              </table:table-cell>
              <table:table-cell office:value-type="float" office:value="179.124615455">
                <text:p>179.124615455</text:p>
              </table:table-cell>
              <table:table-cell office:value-type="float" office:value="193.021838361">
                <text:p>193.021838361</text:p>
              </table:table-cell>
              <table:table-cell office:value-type="float" office:value="229.599887078">
                <text:p>229.599887078</text:p>
              </table:table-cell>
              <table:table-cell office:value-type="float" office:value="262.943894825">
                <text:p>262.943894825</text:p>
              </table:table-cell>
              <table:table-cell office:value-type="float" office:value="311.511270713">
                <text:p>311.511270713</text:p>
              </table:table-cell>
              <table:table-cell office:value-type="float" office:value="377.486432103">
                <text:p>377.486432103</text:p>
              </table:table-cell>
              <table:table-cell office:value-type="float" office:value="482.632067948">
                <text:p>482.632067948</text:p>
              </table:table-cell>
              <table:table-cell office:value-type="float" office:value="538.542644939">
                <text:p>538.542644939</text:p>
              </table:table-cell>
              <table:table-cell office:value-type="float" office:value="709.964877545">
                <text:p>709.964877545</text:p>
              </table:table-cell>
              <table:table-cell office:value-type="float" office:value="891.649179926">
                <text:p>891.649179926</text:p>
              </table:table-cell>
              <table:table-cell office:value-type="float" office:value="1170.81808469">
                <text:p>1170.81808469</text:p>
              </table:table-cell>
            </table:table-row>
            <table:table-row>
              <table:table-cell office:value-type="string">
                <text:p>NEW fuzzy_token inc 1 dec TO 1 w/ thresholds 0.2 and 0.999 NEWSIM IF TRUE (design option 1: no randomize, no gaussian/step)</text:p>
                <draw:g>
                  <svg:desc>'more comparisons NEW SIM TRUE design 2'.A7:'more comparisons NEW SIM TRUE design 2'.A7</svg:desc>
                </draw:g>
              </table:table-cell>
              <table:table-cell office:value-type="float" office:value="5.22834703914">
                <text:p>5.22834703914</text:p>
                <draw:g>
                  <svg:desc>'more comparisons NEW SIM TRUE design 2'.B7:'more comparisons NEW SIM TRUE design 2'.AO7</svg:desc>
                </draw:g>
              </table:table-cell>
              <table:table-cell office:value-type="float" office:value="5.49473078632">
                <text:p>5.49473078632</text:p>
              </table:table-cell>
              <table:table-cell office:value-type="float" office:value="5.98939677094">
                <text:p>5.98939677094</text:p>
              </table:table-cell>
              <table:table-cell office:value-type="float" office:value="6.45385186856">
                <text:p>6.45385186856</text:p>
              </table:table-cell>
              <table:table-cell office:value-type="float" office:value="7.09693863031">
                <text:p>7.09693863031</text:p>
              </table:table-cell>
              <table:table-cell office:value-type="float" office:value="7.96791282778">
                <text:p>7.96791282778</text:p>
              </table:table-cell>
              <table:table-cell office:value-type="float" office:value="8.79535078127">
                <text:p>8.79535078127</text:p>
              </table:table-cell>
              <table:table-cell office:value-type="float" office:value="10.2605930314">
                <text:p>10.2605930314</text:p>
              </table:table-cell>
              <table:table-cell office:value-type="float" office:value="11.5321791395">
                <text:p>11.5321791395</text:p>
              </table:table-cell>
              <table:table-cell office:value-type="float" office:value="13.3274685233">
                <text:p>13.3274685233</text:p>
              </table:table-cell>
              <table:table-cell office:value-type="float" office:value="16.2914631455">
                <text:p>16.2914631455</text:p>
              </table:table-cell>
              <table:table-cell office:value-type="float" office:value="18.3224941059">
                <text:p>18.3224941059</text:p>
              </table:table-cell>
              <table:table-cell office:value-type="float" office:value="22.2131683957">
                <text:p>22.2131683957</text:p>
              </table:table-cell>
              <table:table-cell office:value-type="float" office:value="26.5216448205">
                <text:p>26.5216448205</text:p>
              </table:table-cell>
              <table:table-cell office:value-type="float" office:value="30.169974859">
                <text:p>30.169974859</text:p>
              </table:table-cell>
              <table:table-cell office:value-type="float" office:value="37.6091776128">
                <text:p>37.6091776128</text:p>
              </table:table-cell>
              <table:table-cell office:value-type="float" office:value="42.2576532095">
                <text:p>42.2576532095</text:p>
              </table:table-cell>
              <table:table-cell office:value-type="float" office:value="50.8467814618">
                <text:p>50.8467814618</text:p>
              </table:table-cell>
              <table:table-cell office:value-type="float" office:value="60.0208086632">
                <text:p>60.0208086632</text:p>
              </table:table-cell>
              <table:table-cell office:value-type="float" office:value="67.1826000215">
                <text:p>67.1826000215</text:p>
              </table:table-cell>
              <table:table-cell office:value-type="float" office:value="74.9327738225">
                <text:p>74.9327738225</text:p>
              </table:table-cell>
              <table:table-cell office:value-type="float" office:value="83.4443410378">
                <text:p>83.4443410378</text:p>
              </table:table-cell>
              <table:table-cell office:value-type="float" office:value="90.1552880428">
                <text:p>90.1552880428</text:p>
              </table:table-cell>
              <table:table-cell office:value-type="float" office:value="97.5167963335">
                <text:p>97.5167963335</text:p>
              </table:table-cell>
              <table:table-cell office:value-type="float" office:value="106.722968579">
                <text:p>106.722968579</text:p>
              </table:table-cell>
              <table:table-cell office:value-type="float" office:value="115.6125948">
                <text:p>115.6125948</text:p>
              </table:table-cell>
              <table:table-cell office:value-type="float" office:value="121.832060209">
                <text:p>121.832060209</text:p>
              </table:table-cell>
              <table:table-cell office:value-type="float" office:value="133.860905958">
                <text:p>133.860905958</text:p>
              </table:table-cell>
              <table:table-cell office:value-type="float" office:value="151.989268266">
                <text:p>151.989268266</text:p>
              </table:table-cell>
              <table:table-cell office:value-type="float" office:value="164.933268704">
                <text:p>164.933268704</text:p>
              </table:table-cell>
              <table:table-cell office:value-type="float" office:value="184.935246901">
                <text:p>184.935246901</text:p>
              </table:table-cell>
              <table:table-cell office:value-type="float" office:value="210.322656708">
                <text:p>210.322656708</text:p>
              </table:table-cell>
              <table:table-cell office:value-type="float" office:value="233.72092709">
                <text:p>233.72092709</text:p>
              </table:table-cell>
              <table:table-cell office:value-type="float" office:value="286.173783407">
                <text:p>286.173783407</text:p>
              </table:table-cell>
              <table:table-cell office:value-type="float" office:value="322.085944245">
                <text:p>322.085944245</text:p>
              </table:table-cell>
              <table:table-cell office:value-type="float" office:value="390.332647322">
                <text:p>390.332647322</text:p>
              </table:table-cell>
              <table:table-cell office:value-type="float" office:value="512.866503636">
                <text:p>512.866503636</text:p>
              </table:table-cell>
              <table:table-cell office:value-type="float" office:value="718.996145414">
                <text:p>718.996145414</text:p>
              </table:table-cell>
              <table:table-cell office:value-type="float" office:value="906.498511715">
                <text:p>906.498511715</text:p>
              </table:table-cell>
              <table:table-cell office:value-type="float" office:value="1026.97895812">
                <text:p>1026.97895812</text:p>
              </table:table-cell>
            </table:table-row>
            <table:table-row>
              <table:table-cell office:value-type="string">
                <text:p/>
                <draw:g>
                  <svg:desc>'more comparisons NEW SIM TRUE design 2'.A8:'more comparisons NEW SIM TRUE design 2'.A8</svg:desc>
                </draw:g>
              </table:table-cell>
              <table:table-cell office:value-type="float" office:value="NaN">
                <text:p>NaN</text:p>
                <draw:g>
                  <svg:desc>'more comparisons NEW SIM TRUE design 2'.B8:'more comparisons NEW SIM TRUE design 2'.AO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W fuzzy_token inc 1 dec TO 1 w/ thresholds 0.001 and 0.999 NEWSIM IF TRUE (design option 2: randomize, step)</text:p>
                <draw:g>
                  <svg:desc>'more comparisons NEW SIM TRUE design 2'.A9:'more comparisons NEW SIM TRUE design 2'.A9</svg:desc>
                </draw:g>
              </table:table-cell>
              <table:table-cell office:value-type="float" office:value="5.15978165909">
                <text:p>5.15978165909</text:p>
                <draw:g>
                  <svg:desc>'more comparisons NEW SIM TRUE design 2'.B9:'more comparisons NEW SIM TRUE design 2'.AO9</svg:desc>
                </draw:g>
              </table:table-cell>
              <table:table-cell office:value-type="float" office:value="5.36282516675">
                <text:p>5.36282516675</text:p>
              </table:table-cell>
              <table:table-cell office:value-type="float" office:value="5.64965587637">
                <text:p>5.64965587637</text:p>
              </table:table-cell>
              <table:table-cell office:value-type="float" office:value="5.90770412978">
                <text:p>5.90770412978</text:p>
              </table:table-cell>
              <table:table-cell office:value-type="float" office:value="6.39525184915">
                <text:p>6.39525184915</text:p>
              </table:table-cell>
              <table:table-cell office:value-type="float" office:value="6.77662540189">
                <text:p>6.77662540189</text:p>
              </table:table-cell>
              <table:table-cell office:value-type="float" office:value="7.36954158224">
                <text:p>7.36954158224</text:p>
              </table:table-cell>
              <table:table-cell office:value-type="float" office:value="8.10041822807">
                <text:p>8.10041822807</text:p>
              </table:table-cell>
              <table:table-cell office:value-type="float" office:value="8.69211878776">
                <text:p>8.69211878776</text:p>
              </table:table-cell>
              <table:table-cell office:value-type="float" office:value="9.87133134682">
                <text:p>9.87133134682</text:p>
              </table:table-cell>
              <table:table-cell office:value-type="float" office:value="11.1231232054">
                <text:p>11.1231232054</text:p>
              </table:table-cell>
              <table:table-cell office:value-type="float" office:value="12.4723770713">
                <text:p>12.4723770713</text:p>
              </table:table-cell>
              <table:table-cell office:value-type="float" office:value="14.6760292316">
                <text:p>14.6760292316</text:p>
              </table:table-cell>
              <table:table-cell office:value-type="float" office:value="17.6443392076">
                <text:p>17.6443392076</text:p>
              </table:table-cell>
              <table:table-cell office:value-type="float" office:value="20.2220921896">
                <text:p>20.2220921896</text:p>
              </table:table-cell>
              <table:table-cell office:value-type="float" office:value="24.5300560302">
                <text:p>24.5300560302</text:p>
              </table:table-cell>
              <table:table-cell office:value-type="float" office:value="29.5290381724">
                <text:p>29.5290381724</text:p>
              </table:table-cell>
              <table:table-cell office:value-type="float" office:value="41.8503219372">
                <text:p>41.8503219372</text:p>
              </table:table-cell>
              <table:table-cell office:value-type="float" office:value="48.5777921049">
                <text:p>48.5777921049</text:p>
              </table:table-cell>
              <table:table-cell office:value-type="float" office:value="71.3493411798">
                <text:p>71.3493411798</text:p>
              </table:table-cell>
              <table:table-cell office:value-type="float" office:value="102.999747396">
                <text:p>102.999747396</text:p>
              </table:table-cell>
              <table:table-cell office:value-type="float" office:value="141.815064942">
                <text:p>141.815064942</text:p>
              </table:table-cell>
              <table:table-cell office:value-type="float" office:value="172.26686593">
                <text:p>172.26686593</text:p>
              </table:table-cell>
              <table:table-cell office:value-type="float" office:value="228.737798458">
                <text:p>228.737798458</text:p>
              </table:table-cell>
              <table:table-cell office:value-type="float" office:value="285.974436657">
                <text:p>285.974436657</text:p>
              </table:table-cell>
              <table:table-cell office:value-type="float" office:value="317.741561057">
                <text:p>317.741561057</text:p>
              </table:table-cell>
              <table:table-cell office:value-type="float" office:value="378.304585759">
                <text:p>378.304585759</text:p>
              </table:table-cell>
              <table:table-cell office:value-type="float" office:value="437.603847168">
                <text:p>437.603847168</text:p>
              </table:table-cell>
              <table:table-cell office:value-type="float" office:value="462.179472274">
                <text:p>462.179472274</text:p>
              </table:table-cell>
              <table:table-cell office:value-type="float" office:value="523.782148064">
                <text:p>523.782148064</text:p>
              </table:table-cell>
              <table:table-cell office:value-type="float" office:value="581.668685181">
                <text:p>581.668685181</text:p>
              </table:table-cell>
              <table:table-cell office:value-type="float" office:value="626.842546632">
                <text:p>626.842546632</text:p>
              </table:table-cell>
              <table:table-cell office:value-type="float" office:value="685.61114293">
                <text:p>685.61114293</text:p>
              </table:table-cell>
              <table:table-cell office:value-type="float" office:value="770.37918095">
                <text:p>770.37918095</text:p>
              </table:table-cell>
              <table:table-cell office:value-type="float" office:value="858.348811872">
                <text:p>858.348811872</text:p>
              </table:table-cell>
              <table:table-cell office:value-type="float" office:value="923.821677193">
                <text:p>923.821677193</text:p>
              </table:table-cell>
              <table:table-cell office:value-type="float" office:value="1044.96401688">
                <text:p>1044.96401688</text:p>
              </table:table-cell>
              <table:table-cell office:value-type="float" office:value="1240.40017252">
                <text:p>1240.40017252</text:p>
              </table:table-cell>
              <table:table-cell office:value-type="float" office:value="1316.58606465">
                <text:p>1316.58606465</text:p>
              </table:table-cell>
              <table:table-cell office:value-type="float" office:value="1466.77257256">
                <text:p>1466.77257256</text:p>
              </table:table-cell>
            </table:table-row>
            <table:table-row>
              <table:table-cell office:value-type="string">
                <text:p>NEW fuzzy_token inc 1 dec TO 1 w/ thresholds 0.1 and 0.999 NEWSIM IF TRUE (design option 2: randomize, step)</text:p>
                <draw:g>
                  <svg:desc>'more comparisons NEW SIM TRUE design 2'.A10:'more comparisons NEW SIM TRUE design 2'.A10</svg:desc>
                </draw:g>
              </table:table-cell>
              <table:table-cell office:value-type="float" office:value="5.17315441669">
                <text:p>5.17315441669</text:p>
                <draw:g>
                  <svg:desc>'more comparisons NEW SIM TRUE design 2'.B10:'more comparisons NEW SIM TRUE design 2'.AO10</svg:desc>
                </draw:g>
              </table:table-cell>
              <table:table-cell office:value-type="float" office:value="5.39800375199">
                <text:p>5.39800375199</text:p>
              </table:table-cell>
              <table:table-cell office:value-type="float" office:value="5.71399554945">
                <text:p>5.71399554945</text:p>
              </table:table-cell>
              <table:table-cell office:value-type="float" office:value="6.09873478371">
                <text:p>6.09873478371</text:p>
              </table:table-cell>
              <table:table-cell office:value-type="float" office:value="6.48697981774">
                <text:p>6.48697981774</text:p>
              </table:table-cell>
              <table:table-cell office:value-type="float" office:value="7.18152576341">
                <text:p>7.18152576341</text:p>
              </table:table-cell>
              <table:table-cell office:value-type="float" office:value="7.66760174531">
                <text:p>7.66760174531</text:p>
              </table:table-cell>
              <table:table-cell office:value-type="float" office:value="8.6366364003">
                <text:p>8.6366364003</text:p>
              </table:table-cell>
              <table:table-cell office:value-type="float" office:value="9.43205087775">
                <text:p>9.43205087775</text:p>
              </table:table-cell>
              <table:table-cell office:value-type="float" office:value="10.8596353193">
                <text:p>10.8596353193</text:p>
              </table:table-cell>
              <table:table-cell office:value-type="float" office:value="12.6522315746">
                <text:p>12.6522315746</text:p>
              </table:table-cell>
              <table:table-cell office:value-type="float" office:value="14.7642871363">
                <text:p>14.7642871363</text:p>
              </table:table-cell>
              <table:table-cell office:value-type="float" office:value="17.8824571103">
                <text:p>17.8824571103</text:p>
              </table:table-cell>
              <table:table-cell office:value-type="float" office:value="22.2429827863">
                <text:p>22.2429827863</text:p>
              </table:table-cell>
              <table:table-cell office:value-type="float" office:value="25.6452199038">
                <text:p>25.6452199038</text:p>
              </table:table-cell>
              <table:table-cell office:value-type="float" office:value="34.1964243232">
                <text:p>34.1964243232</text:p>
              </table:table-cell>
              <table:table-cell office:value-type="float" office:value="41.4858826627">
                <text:p>41.4858826627</text:p>
              </table:table-cell>
              <table:table-cell office:value-type="float" office:value="54.1674754749">
                <text:p>54.1674754749</text:p>
              </table:table-cell>
              <table:table-cell office:value-type="float" office:value="61.2790825737">
                <text:p>61.2790825737</text:p>
              </table:table-cell>
              <table:table-cell office:value-type="float" office:value="76.5037175425">
                <text:p>76.5037175425</text:p>
              </table:table-cell>
              <table:table-cell office:value-type="float" office:value="86.599501017">
                <text:p>86.599501017</text:p>
              </table:table-cell>
              <table:table-cell office:value-type="float" office:value="94.9355703749">
                <text:p>94.9355703749</text:p>
              </table:table-cell>
              <table:table-cell office:value-type="float" office:value="106.002575152">
                <text:p>106.002575152</text:p>
              </table:table-cell>
              <table:table-cell office:value-type="float" office:value="115.301758661">
                <text:p>115.301758661</text:p>
              </table:table-cell>
              <table:table-cell office:value-type="float" office:value="121.054391055">
                <text:p>121.054391055</text:p>
              </table:table-cell>
              <table:table-cell office:value-type="float" office:value="133.755302778">
                <text:p>133.755302778</text:p>
              </table:table-cell>
              <table:table-cell office:value-type="float" office:value="146.547630372">
                <text:p>146.547630372</text:p>
              </table:table-cell>
              <table:table-cell office:value-type="float" office:value="158.483025326">
                <text:p>158.483025326</text:p>
              </table:table-cell>
              <table:table-cell office:value-type="float" office:value="166.088342041">
                <text:p>166.088342041</text:p>
              </table:table-cell>
              <table:table-cell office:value-type="float" office:value="184.625940762">
                <text:p>184.625940762</text:p>
              </table:table-cell>
              <table:table-cell office:value-type="float" office:value="210.080792865">
                <text:p>210.080792865</text:p>
              </table:table-cell>
              <table:table-cell office:value-type="float" office:value="227.072078419">
                <text:p>227.072078419</text:p>
              </table:table-cell>
              <table:table-cell office:value-type="float" office:value="272.589948228">
                <text:p>272.589948228</text:p>
              </table:table-cell>
              <table:table-cell office:value-type="float" office:value="304.708065799">
                <text:p>304.708065799</text:p>
              </table:table-cell>
              <table:table-cell office:value-type="float" office:value="360.874308543">
                <text:p>360.874308543</text:p>
              </table:table-cell>
              <table:table-cell office:value-type="float" office:value="463.319735641">
                <text:p>463.319735641</text:p>
              </table:table-cell>
              <table:table-cell office:value-type="float" office:value="581.332661823">
                <text:p>581.332661823</text:p>
              </table:table-cell>
              <table:table-cell office:value-type="float" office:value="702.220643622">
                <text:p>702.220643622</text:p>
              </table:table-cell>
              <table:table-cell office:value-type="float" office:value="818.826715567">
                <text:p>818.826715567</text:p>
              </table:table-cell>
              <table:table-cell office:value-type="float" office:value="1042.29885682">
                <text:p>1042.29885682</text:p>
              </table:table-cell>
            </table:table-row>
            <table:table-row>
              <table:table-cell office:value-type="string">
                <text:p>NEW fuzzy_token inc 1 dec TO 1 w/ thresholds 0.2 and 0.999 NEWSIM IF TRUE (design option 2: randomize, step)</text:p>
                <draw:g>
                  <svg:desc>'more comparisons NEW SIM TRUE design 2'.A11:'more comparisons NEW SIM TRUE design 2'.A11</svg:desc>
                </draw:g>
              </table:table-cell>
              <table:table-cell office:value-type="float" office:value="5.20723303569">
                <text:p>5.20723303569</text:p>
                <draw:g>
                  <svg:desc>'more comparisons NEW SIM TRUE design 2'.B11:'more comparisons NEW SIM TRUE design 2'.AO11</svg:desc>
                </draw:g>
              </table:table-cell>
              <table:table-cell office:value-type="float" office:value="5.45078729161">
                <text:p>5.45078729161</text:p>
              </table:table-cell>
              <table:table-cell office:value-type="float" office:value="5.83271861405">
                <text:p>5.83271861405</text:p>
              </table:table-cell>
              <table:table-cell office:value-type="float" office:value="6.29049310227">
                <text:p>6.29049310227</text:p>
              </table:table-cell>
              <table:table-cell office:value-type="float" office:value="7.0757771494">
                <text:p>7.0757771494</text:p>
              </table:table-cell>
              <table:table-cell office:value-type="float" office:value="7.58982755">
                <text:p>7.58982755</text:p>
              </table:table-cell>
              <table:table-cell office:value-type="float" office:value="8.52852848759">
                <text:p>8.52852848759</text:p>
              </table:table-cell>
              <table:table-cell office:value-type="float" office:value="9.74704170451">
                <text:p>9.74704170451</text:p>
              </table:table-cell>
              <table:table-cell office:value-type="float" office:value="11.0870153926">
                <text:p>11.0870153926</text:p>
              </table:table-cell>
              <table:table-cell office:value-type="float" office:value="12.8100678947">
                <text:p>12.8100678947</text:p>
              </table:table-cell>
              <table:table-cell office:value-type="float" office:value="16.1539135808">
                <text:p>16.1539135808</text:p>
              </table:table-cell>
              <table:table-cell office:value-type="float" office:value="19.2342957606">
                <text:p>19.2342957606</text:p>
              </table:table-cell>
              <table:table-cell office:value-type="float" office:value="24.7007461068">
                <text:p>24.7007461068</text:p>
              </table:table-cell>
              <table:table-cell office:value-type="float" office:value="28.7295105582">
                <text:p>28.7295105582</text:p>
              </table:table-cell>
              <table:table-cell office:value-type="float" office:value="35.4845923713">
                <text:p>35.4845923713</text:p>
              </table:table-cell>
              <table:table-cell office:value-type="float" office:value="44.0162298893">
                <text:p>44.0162298893</text:p>
              </table:table-cell>
              <table:table-cell office:value-type="float" office:value="50.4430006871">
                <text:p>50.4430006871</text:p>
              </table:table-cell>
              <table:table-cell office:value-type="float" office:value="60.1420476074">
                <text:p>60.1420476074</text:p>
              </table:table-cell>
              <table:table-cell office:value-type="float" office:value="67.1600079419">
                <text:p>67.1600079419</text:p>
              </table:table-cell>
              <table:table-cell office:value-type="float" office:value="75.2603170685">
                <text:p>75.2603170685</text:p>
              </table:table-cell>
              <table:table-cell office:value-type="float" office:value="81.3673455877">
                <text:p>81.3673455877</text:p>
              </table:table-cell>
              <table:table-cell office:value-type="float" office:value="88.4639570784">
                <text:p>88.4639570784</text:p>
              </table:table-cell>
              <table:table-cell office:value-type="float" office:value="92.5768517454">
                <text:p>92.5768517454</text:p>
              </table:table-cell>
              <table:table-cell office:value-type="float" office:value="101.17337981">
                <text:p>101.17337981</text:p>
              </table:table-cell>
              <table:table-cell office:value-type="float" office:value="106.886283734">
                <text:p>106.886283734</text:p>
              </table:table-cell>
              <table:table-cell office:value-type="float" office:value="117.457201859">
                <text:p>117.457201859</text:p>
              </table:table-cell>
              <table:table-cell office:value-type="float" office:value="128.42254057">
                <text:p>128.42254057</text:p>
              </table:table-cell>
              <table:table-cell office:value-type="float" office:value="136.823744614">
                <text:p>136.823744614</text:p>
              </table:table-cell>
              <table:table-cell office:value-type="float" office:value="143.528793179">
                <text:p>143.528793179</text:p>
              </table:table-cell>
              <table:table-cell office:value-type="float" office:value="163.662527147">
                <text:p>163.662527147</text:p>
              </table:table-cell>
              <table:table-cell office:value-type="float" office:value="181.051028745">
                <text:p>181.051028745</text:p>
              </table:table-cell>
              <table:table-cell office:value-type="float" office:value="203.731057181">
                <text:p>203.731057181</text:p>
              </table:table-cell>
              <table:table-cell office:value-type="float" office:value="239.140807714">
                <text:p>239.140807714</text:p>
              </table:table-cell>
              <table:table-cell office:value-type="float" office:value="277.377445553">
                <text:p>277.377445553</text:p>
              </table:table-cell>
              <table:table-cell office:value-type="float" office:value="316.198814631">
                <text:p>316.198814631</text:p>
              </table:table-cell>
              <table:table-cell office:value-type="float" office:value="406.152176833">
                <text:p>406.152176833</text:p>
              </table:table-cell>
              <table:table-cell office:value-type="float" office:value="508.710634609">
                <text:p>508.710634609</text:p>
              </table:table-cell>
              <table:table-cell office:value-type="float" office:value="693.911396744">
                <text:p>693.911396744</text:p>
              </table:table-cell>
              <table:table-cell office:value-type="float" office:value="864.43543825">
                <text:p>864.43543825</text:p>
              </table:table-cell>
              <table:table-cell office:value-type="float" office:value="1112.60852735">
                <text:p>1112.60852735</text:p>
              </table:table-cell>
            </table:table-row>
            <table:table-row>
              <table:table-cell office:value-type="string">
                <text:p/>
                <draw:g>
                  <svg:desc>'more comparisons NEW SIM TRUE design 2'.A12:'more comparisons NEW SIM TRUE design 2'.A12</svg:desc>
                </draw:g>
              </table:table-cell>
              <table:table-cell office:value-type="float" office:value="NaN">
                <text:p>NaN</text:p>
                <draw:g>
                  <svg:desc>'more comparisons NEW SIM TRUE design 2'.B12:'more comparisons NEW SIM TRUE design 2'.AO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W fuzzy_token inc 1 dec TO 1 w/ thresholds 0.001 and 0.999 NEWSIM IF TRUE (design option 2: randomize, step)</text:p>
                <draw:g>
                  <svg:desc>'more comparisons NEW SIM TRUE design 2'.A13:'more comparisons NEW SIM TRUE design 2'.A13</svg:desc>
                </draw:g>
              </table:table-cell>
              <table:table-cell office:value-type="float" office:value="NaN">
                <text:p>NaN</text:p>
                <draw:g>
                  <svg:desc>'more comparisons NEW SIM TRUE design 2'.B13:'more comparisons NEW SIM TRUE design 2'.AO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W fuzzy_token inc 1 dec TO 1 w/ thresholds 0.1 and 0.999 NEWSIM IF TRUE (design option 2: randomize, step)</text:p>
                <draw:g>
                  <svg:desc>'more comparisons NEW SIM TRUE design 2'.A14:'more comparisons NEW SIM TRUE design 2'.A14</svg:desc>
                </draw:g>
              </table:table-cell>
              <table:table-cell office:value-type="float" office:value="NaN">
                <text:p>NaN</text:p>
                <draw:g>
                  <svg:desc>'more comparisons NEW SIM TRUE design 2'.B14:'more comparisons NEW SIM TRUE design 2'.AO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W fuzzy_token inc 1 dec TO 1 w/ thresholds 0.2 and 0.999 NEWSIM IF TRUE (design option 2: no randomize, step)</text:p>
                <draw:g>
                  <svg:desc>'more comparisons NEW SIM TRUE design 2'.A15:'more comparisons NEW SIM TRUE design 2'.A15</svg:desc>
                </draw:g>
              </table:table-cell>
              <table:table-cell office:value-type="float" office:value="5.20043691953">
                <text:p>5.20043691953</text:p>
                <draw:g>
                  <svg:desc>'more comparisons NEW SIM TRUE design 2'.B15:'more comparisons NEW SIM TRUE design 2'.AO15</svg:desc>
                </draw:g>
              </table:table-cell>
              <table:table-cell office:value-type="float" office:value="5.4827554537">
                <text:p>5.4827554537</text:p>
              </table:table-cell>
              <table:table-cell office:value-type="float" office:value="5.91859498457">
                <text:p>5.91859498457</text:p>
              </table:table-cell>
              <table:table-cell office:value-type="float" office:value="6.43022755657">
                <text:p>6.43022755657</text:p>
              </table:table-cell>
              <table:table-cell office:value-type="float" office:value="7.09243662362">
                <text:p>7.09243662362</text:p>
              </table:table-cell>
              <table:table-cell office:value-type="float" office:value="8.09891301154">
                <text:p>8.09891301154</text:p>
              </table:table-cell>
              <table:table-cell office:value-type="float" office:value="8.784853223">
                <text:p>8.784853223</text:p>
              </table:table-cell>
              <table:table-cell office:value-type="float" office:value="10.1175064595">
                <text:p>10.1175064595</text:p>
              </table:table-cell>
              <table:table-cell office:value-type="float" office:value="11.6745261732">
                <text:p>11.6745261732</text:p>
              </table:table-cell>
              <table:table-cell office:value-type="float" office:value="13.4569567651">
                <text:p>13.4569567651</text:p>
              </table:table-cell>
              <table:table-cell office:value-type="float" office:value="15.7766087479">
                <text:p>15.7766087479</text:p>
              </table:table-cell>
              <table:table-cell office:value-type="float" office:value="18.1827978396">
                <text:p>18.1827978396</text:p>
              </table:table-cell>
              <table:table-cell office:value-type="float" office:value="21.3317834726">
                <text:p>21.3317834726</text:p>
              </table:table-cell>
              <table:table-cell office:value-type="float" office:value="25.3708640128">
                <text:p>25.3708640128</text:p>
              </table:table-cell>
              <table:table-cell office:value-type="float" office:value="30.441332462">
                <text:p>30.441332462</text:p>
              </table:table-cell>
              <table:table-cell office:value-type="float" office:value="37.156610706">
                <text:p>37.156610706</text:p>
              </table:table-cell>
              <table:table-cell office:value-type="float" office:value="43.0460842761">
                <text:p>43.0460842761</text:p>
              </table:table-cell>
              <table:table-cell office:value-type="float" office:value="48.3140965666">
                <text:p>48.3140965666</text:p>
              </table:table-cell>
              <table:table-cell office:value-type="float" office:value="58.4400477596">
                <text:p>58.4400477596</text:p>
              </table:table-cell>
              <table:table-cell office:value-type="float" office:value="66.2380155884">
                <text:p>66.2380155884</text:p>
              </table:table-cell>
              <table:table-cell office:value-type="float" office:value="75.5151041704">
                <text:p>75.5151041704</text:p>
              </table:table-cell>
              <table:table-cell office:value-type="float" office:value="81.2806427211">
                <text:p>81.2806427211</text:p>
              </table:table-cell>
              <table:table-cell office:value-type="float" office:value="89.8332434338">
                <text:p>89.8332434338</text:p>
              </table:table-cell>
              <table:table-cell office:value-type="float" office:value="99.0570915837">
                <text:p>99.0570915837</text:p>
              </table:table-cell>
              <table:table-cell office:value-type="float" office:value="105.272279199">
                <text:p>105.272279199</text:p>
              </table:table-cell>
              <table:table-cell office:value-type="float" office:value="114.478614275">
                <text:p>114.478614275</text:p>
              </table:table-cell>
              <table:table-cell office:value-type="float" office:value="124.850413537">
                <text:p>124.850413537</text:p>
              </table:table-cell>
              <table:table-cell office:value-type="float" office:value="132.353112745">
                <text:p>132.353112745</text:p>
              </table:table-cell>
              <table:table-cell office:value-type="float" office:value="146.779585883">
                <text:p>146.779585883</text:p>
              </table:table-cell>
              <table:table-cell office:value-type="float" office:value="166.971987429">
                <text:p>166.971987429</text:p>
              </table:table-cell>
              <table:table-cell office:value-type="float" office:value="184.949904089">
                <text:p>184.949904089</text:p>
              </table:table-cell>
              <table:table-cell office:value-type="float" office:value="207.803768065">
                <text:p>207.803768065</text:p>
              </table:table-cell>
              <table:table-cell office:value-type="float" office:value="242.456456259">
                <text:p>242.456456259</text:p>
              </table:table-cell>
              <table:table-cell office:value-type="float" office:value="277.073349932">
                <text:p>277.073349932</text:p>
              </table:table-cell>
              <table:table-cell office:value-type="float" office:value="337.24652694">
                <text:p>337.24652694</text:p>
              </table:table-cell>
              <table:table-cell office:value-type="float" office:value="399.233098344">
                <text:p>399.233098344</text:p>
              </table:table-cell>
              <table:table-cell office:value-type="float" office:value="518.927523609">
                <text:p>518.927523609</text:p>
              </table:table-cell>
              <table:table-cell office:value-type="float" office:value="650.004554162">
                <text:p>650.004554162</text:p>
              </table:table-cell>
              <table:table-cell office:value-type="float" office:value="824.971620345">
                <text:p>824.971620345</text:p>
              </table:table-cell>
              <table:table-cell office:value-type="float" office:value="1095.1808814">
                <text:p>1095.1808814</text:p>
              </table:table-cell>
            </table:table-row>
            <table:table-row>
              <table:table-cell office:value-type="string">
                <text:p/>
                <draw:g>
                  <svg:desc>'more comparisons NEW SIM TRUE design 2'.A16:'more comparisons NEW SIM TRUE design 2'.A16</svg:desc>
                </draw:g>
              </table:table-cell>
              <table:table-cell office:value-type="float" office:value="NaN">
                <text:p>NaN</text:p>
                <draw:g>
                  <svg:desc>'more comparisons NEW SIM TRUE design 2'.B16:'more comparisons NEW SIM TRUE design 2'.AO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s</text:p>
                <draw:g>
                  <svg:desc>'more comparisons NEW SIM TRUE design 2'.A17:'more comparisons NEW SIM TRUE design 2'.A17</svg:desc>
                </draw:g>
              </table:table-cell>
              <table:table-cell office:value-type="float" office:value="5.12443470732">
                <text:p>5.12443470732</text:p>
                <draw:g>
                  <svg:desc>'more comparisons NEW SIM TRUE design 2'.B17:'more comparisons NEW SIM TRUE design 2'.AO17</svg:desc>
                </draw:g>
              </table:table-cell>
              <table:table-cell office:value-type="float" office:value="5.27485965637">
                <text:p>5.27485965637</text:p>
              </table:table-cell>
              <table:table-cell office:value-type="float" office:value="5.43538955107">
                <text:p>5.43538955107</text:p>
              </table:table-cell>
              <table:table-cell office:value-type="float" office:value="5.65882879472">
                <text:p>5.65882879472</text:p>
              </table:table-cell>
              <table:table-cell office:value-type="float" office:value="5.83143000731">
                <text:p>5.83143000731</text:p>
              </table:table-cell>
              <table:table-cell office:value-type="float" office:value="6.16641626255">
                <text:p>6.16641626255</text:p>
              </table:table-cell>
              <table:table-cell office:value-type="float" office:value="6.49048289718">
                <text:p>6.49048289718</text:p>
              </table:table-cell>
              <table:table-cell office:value-type="float" office:value="6.97623265126">
                <text:p>6.97623265126</text:p>
              </table:table-cell>
              <table:table-cell office:value-type="float" office:value="7.36032297654">
                <text:p>7.36032297654</text:p>
              </table:table-cell>
              <table:table-cell office:value-type="float" office:value="8.12081088321">
                <text:p>8.12081088321</text:p>
              </table:table-cell>
              <table:table-cell office:value-type="float" office:value="8.85358011408">
                <text:p>8.85358011408</text:p>
              </table:table-cell>
              <table:table-cell office:value-type="float" office:value="10.0508746651">
                <text:p>10.0508746651</text:p>
              </table:table-cell>
              <table:table-cell office:value-type="float" office:value="11.4191301623">
                <text:p>11.4191301623</text:p>
              </table:table-cell>
              <table:table-cell office:value-type="float" office:value="13.3091339189">
                <text:p>13.3091339189</text:p>
              </table:table-cell>
              <table:table-cell office:value-type="float" office:value="16.6694260343">
                <text:p>16.6694260343</text:p>
              </table:table-cell>
              <table:table-cell office:value-type="float" office:value="22.8889889666">
                <text:p>22.8889889666</text:p>
              </table:table-cell>
              <table:table-cell office:value-type="float" office:value="34.9100517519">
                <text:p>34.9100517519</text:p>
              </table:table-cell>
              <table:table-cell office:value-type="float" office:value="77.6630988995">
                <text:p>77.6630988995</text:p>
              </table:table-cell>
              <table:table-cell office:value-type="float" office:value="183.440348899">
                <text:p>183.440348899</text:p>
              </table:table-cell>
              <table:table-cell office:value-type="float" office:value="383.732272352">
                <text:p>383.732272352</text:p>
              </table:table-cell>
              <table:table-cell office:value-type="float" office:value="835.383609433">
                <text:p>835.383609433</text:p>
              </table:table-cell>
              <table:table-cell office:value-type="float" office:value="1075.8693734">
                <text:p>1075.8693734</text:p>
              </table:table-cell>
              <table:table-cell office:value-type="float" office:value="1557.81848867">
                <text:p>1557.81848867</text:p>
              </table:table-cell>
              <table:table-cell office:value-type="float" office:value="2171.01293307">
                <text:p>2171.01293307</text:p>
              </table:table-cell>
              <table:table-cell office:value-type="float" office:value="2798.87724281">
                <text:p>2798.87724281</text:p>
              </table:table-cell>
              <table:table-cell office:value-type="float" office:value="3805.45720072">
                <text:p>3805.45720072</text:p>
              </table:table-cell>
              <table:table-cell office:value-type="float" office:value="3673.76169144">
                <text:p>3673.76169144</text:p>
              </table:table-cell>
              <table:table-cell office:value-type="float" office:value="4807.58295259">
                <text:p>4807.58295259</text:p>
              </table:table-cell>
              <table:table-cell office:value-type="float" office:value="4656.44296825">
                <text:p>4656.44296825</text:p>
              </table:table-cell>
              <table:table-cell office:value-type="float" office:value="5189.75995898">
                <text:p>5189.75995898</text:p>
              </table:table-cell>
              <table:table-cell office:value-type="float" office:value="6047.88116781">
                <text:p>6047.88116781</text:p>
              </table:table-cell>
              <table:table-cell office:value-type="float" office:value="6927.83221464">
                <text:p>6927.83221464</text:p>
              </table:table-cell>
              <table:table-cell office:value-type="float" office:value="7343.81300731">
                <text:p>7343.81300731</text:p>
              </table:table-cell>
              <table:table-cell office:value-type="float" office:value="7544.07769729">
                <text:p>7544.07769729</text:p>
              </table:table-cell>
              <table:table-cell office:value-type="float" office:value="8624.7851641">
                <text:p>8624.7851641</text:p>
              </table:table-cell>
              <table:table-cell office:value-type="float" office:value="8893.75045383">
                <text:p>8893.75045383</text:p>
              </table:table-cell>
              <table:table-cell office:value-type="float" office:value="9349.15550761">
                <text:p>9349.15550761</text:p>
              </table:table-cell>
              <table:table-cell office:value-type="float" office:value="10312.6222566">
                <text:p>10312.6222566</text:p>
              </table:table-cell>
              <table:table-cell office:value-type="float" office:value="10477.3500523">
                <text:p>10477.3500523</text:p>
              </table:table-cell>
              <table:table-cell office:value-type="float" office:value="10555.5081181">
                <text:p>10555.5081181</text:p>
              </table:table-cell>
            </table:table-row>
            <table:table-row>
              <table:table-cell office:value-type="string">
                <text:p>token</text:p>
                <draw:g>
                  <svg:desc>'more comparisons NEW SIM TRUE design 2'.A18:'more comparisons NEW SIM TRUE design 2'.A18</svg:desc>
                </draw:g>
              </table:table-cell>
              <table:table-cell office:value-type="float" office:value="36.2476425877">
                <text:p>36.2476425877</text:p>
                <draw:g>
                  <svg:desc>'more comparisons NEW SIM TRUE design 2'.B18:'more comparisons NEW SIM TRUE design 2'.AO18</svg:desc>
                </draw:g>
              </table:table-cell>
              <table:table-cell office:value-type="float" office:value="37.2454266902">
                <text:p>37.2454266902</text:p>
              </table:table-cell>
              <table:table-cell office:value-type="float" office:value="38.145449336">
                <text:p>38.145449336</text:p>
              </table:table-cell>
              <table:table-cell office:value-type="float" office:value="39.1447470052">
                <text:p>39.1447470052</text:p>
              </table:table-cell>
              <table:table-cell office:value-type="float" office:value="40.5176529108">
                <text:p>40.5176529108</text:p>
              </table:table-cell>
              <table:table-cell office:value-type="float" office:value="41.6468386771">
                <text:p>41.6468386771</text:p>
              </table:table-cell>
              <table:table-cell office:value-type="float" office:value="42.8650433373">
                <text:p>42.8650433373</text:p>
              </table:table-cell>
              <table:table-cell office:value-type="float" office:value="44.219501072">
                <text:p>44.219501072</text:p>
              </table:table-cell>
              <table:table-cell office:value-type="float" office:value="45.4025916531">
                <text:p>45.4025916531</text:p>
              </table:table-cell>
              <table:table-cell office:value-type="float" office:value="47.0242464198">
                <text:p>47.0242464198</text:p>
              </table:table-cell>
              <table:table-cell office:value-type="float" office:value="48.601881235">
                <text:p>48.601881235</text:p>
              </table:table-cell>
              <table:table-cell office:value-type="float" office:value="50.2633449899">
                <text:p>50.2633449899</text:p>
              </table:table-cell>
              <table:table-cell office:value-type="float" office:value="52.0977941211">
                <text:p>52.0977941211</text:p>
              </table:table-cell>
              <table:table-cell office:value-type="float" office:value="54.2905097808">
                <text:p>54.2905097808</text:p>
              </table:table-cell>
              <table:table-cell office:value-type="float" office:value="56.303793648">
                <text:p>56.303793648</text:p>
              </table:table-cell>
              <table:table-cell office:value-type="float" office:value="58.053428123">
                <text:p>58.053428123</text:p>
              </table:table-cell>
              <table:table-cell office:value-type="float" office:value="60.5468131206">
                <text:p>60.5468131206</text:p>
              </table:table-cell>
              <table:table-cell office:value-type="float" office:value="63.6894422794">
                <text:p>63.6894422794</text:p>
              </table:table-cell>
              <table:table-cell office:value-type="float" office:value="66.4274895722">
                <text:p>66.4274895722</text:p>
              </table:table-cell>
              <table:table-cell office:value-type="float" office:value="70.8172174272">
                <text:p>70.8172174272</text:p>
              </table:table-cell>
              <table:table-cell office:value-type="float" office:value="73.4072316481">
                <text:p>73.4072316481</text:p>
              </table:table-cell>
              <table:table-cell office:value-type="float" office:value="79.7966407958">
                <text:p>79.7966407958</text:p>
              </table:table-cell>
              <table:table-cell office:value-type="float" office:value="81.5774853258">
                <text:p>81.5774853258</text:p>
              </table:table-cell>
              <table:table-cell office:value-type="float" office:value="88.2438218678">
                <text:p>88.2438218678</text:p>
              </table:table-cell>
              <table:table-cell office:value-type="float" office:value="94.1506811118">
                <text:p>94.1506811118</text:p>
              </table:table-cell>
              <table:table-cell office:value-type="float" office:value="101.647899421">
                <text:p>101.647899421</text:p>
              </table:table-cell>
              <table:table-cell office:value-type="float" office:value="110.522671648">
                <text:p>110.522671648</text:p>
              </table:table-cell>
              <table:table-cell office:value-type="float" office:value="116.824829726">
                <text:p>116.824829726</text:p>
              </table:table-cell>
              <table:table-cell office:value-type="float" office:value="129.38261412">
                <text:p>129.38261412</text:p>
              </table:table-cell>
              <table:table-cell office:value-type="float" office:value="140.177408232">
                <text:p>140.177408232</text:p>
              </table:table-cell>
              <table:table-cell office:value-type="float" office:value="162.150662043">
                <text:p>162.150662043</text:p>
              </table:table-cell>
              <table:table-cell office:value-type="float" office:value="178.792596004">
                <text:p>178.792596004</text:p>
              </table:table-cell>
              <table:table-cell office:value-type="float" office:value="200.830607687">
                <text:p>200.830607687</text:p>
              </table:table-cell>
              <table:table-cell office:value-type="float" office:value="248.205582111">
                <text:p>248.205582111</text:p>
              </table:table-cell>
              <table:table-cell office:value-type="float" office:value="313.548765841">
                <text:p>313.548765841</text:p>
              </table:table-cell>
              <table:table-cell office:value-type="float" office:value="382.948551204">
                <text:p>382.948551204</text:p>
              </table:table-cell>
              <table:table-cell office:value-type="float" office:value="427.704596198">
                <text:p>427.704596198</text:p>
              </table:table-cell>
              <table:table-cell office:value-type="float" office:value="541.773867501">
                <text:p>541.773867501</text:p>
              </table:table-cell>
              <table:table-cell office:value-type="float" office:value="766.039129484">
                <text:p>766.039129484</text:p>
              </table:table-cell>
              <table:table-cell office:value-type="float" office:value="1055.68154128">
                <text:p>1055.681541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4.153cm" svg:height="20.96cm" xlink:href=".." xlink:type="simple" chart:class="chart:line" chart:style-name="ch1">
        <chart:legend chart:legend-position="end" svg:x="22.79cm" svg:y="7.447cm" style:legend-expansion="high" chart:style-name="ch2"/>
        <chart:plot-area chart:style-name="ch3" table:cell-range-address="'more comparisons NEW SIM CHEAT WEIGHTS design 2'.A4:'more comparisons NEW SIM CHEAT WEIGHTS design 2'.AO13" chart:data-source-has-labels="both" svg:x="0.683cm" svg:y="0.419cm" svg:width="21.424cm" svg:height="20.122cm">
          <chartooo:coordinate-region svg:x="1.646cm" svg:y="0.419cm" svg:width="20.461cm" svg:height="18.578cm"/>
          <chart:axis chart:dimension="x" chart:name="primary-x" chart:style-name="ch4" chartooo:axis-type="auto">
            <chartooo:date-scale/>
            <chart:categories table:cell-range-address="'more comparisons NEW SIM CHEAT WEIGHTS design 2'.B4:'more comparisons NEW SIM CHEAT WEIGHTS design 2'.AO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re comparisons NEW SIM CHEAT WEIGHTS design 2'.B5:'more comparisons NEW SIM CHEAT WEIGHTS design 2'.AO5" chart:label-cell-address="'more comparisons NEW SIM CHEAT WEIGHTS design 2'.A5:'more comparisons NEW SIM CHEAT WEIGHTS design 2'.A5" chart:class="chart:line">
            <chart:data-point chart:repeated="40"/>
          </chart:series>
          <chart:series chart:style-name="ch8" chart:values-cell-range-address="'more comparisons NEW SIM CHEAT WEIGHTS design 2'.B6:'more comparisons NEW SIM CHEAT WEIGHTS design 2'.AO6" chart:label-cell-address="'more comparisons NEW SIM CHEAT WEIGHTS design 2'.A6:'more comparisons NEW SIM CHEAT WEIGHTS design 2'.A6" chart:class="chart:line">
            <chart:data-point chart:repeated="40"/>
          </chart:series>
          <chart:series chart:style-name="ch9" chart:values-cell-range-address="'more comparisons NEW SIM CHEAT WEIGHTS design 2'.B7:'more comparisons NEW SIM CHEAT WEIGHTS design 2'.AO7" chart:label-cell-address="'more comparisons NEW SIM CHEAT WEIGHTS design 2'.A7:'more comparisons NEW SIM CHEAT WEIGHTS design 2'.A7" chart:class="chart:line">
            <chart:data-point chart:repeated="40"/>
          </chart:series>
          <chart:series chart:style-name="ch10" chart:values-cell-range-address="'more comparisons NEW SIM CHEAT WEIGHTS design 2'.B8:'more comparisons NEW SIM CHEAT WEIGHTS design 2'.AO8" chart:label-cell-address="'more comparisons NEW SIM CHEAT WEIGHTS design 2'.A8:'more comparisons NEW SIM CHEAT WEIGHTS design 2'.A8" chart:class="chart:line">
            <chart:data-point chart:repeated="40"/>
          </chart:series>
          <chart:series chart:style-name="ch11" chart:values-cell-range-address="'more comparisons NEW SIM CHEAT WEIGHTS design 2'.B9:'more comparisons NEW SIM CHEAT WEIGHTS design 2'.AO9" chart:label-cell-address="'more comparisons NEW SIM CHEAT WEIGHTS design 2'.A9:'more comparisons NEW SIM CHEAT WEIGHTS design 2'.A9" chart:class="chart:line">
            <chart:data-point chart:repeated="40"/>
          </chart:series>
          <chart:series chart:style-name="ch12" chart:values-cell-range-address="'more comparisons NEW SIM CHEAT WEIGHTS design 2'.B10:'more comparisons NEW SIM CHEAT WEIGHTS design 2'.AO10" chart:label-cell-address="'more comparisons NEW SIM CHEAT WEIGHTS design 2'.A10:'more comparisons NEW SIM CHEAT WEIGHTS design 2'.A10" chart:class="chart:line">
            <chart:data-point chart:repeated="40"/>
          </chart:series>
          <chart:series chart:style-name="ch13" chart:values-cell-range-address="'more comparisons NEW SIM CHEAT WEIGHTS design 2'.B11:'more comparisons NEW SIM CHEAT WEIGHTS design 2'.AO11" chart:label-cell-address="'more comparisons NEW SIM CHEAT WEIGHTS design 2'.A11:'more comparisons NEW SIM CHEAT WEIGHTS design 2'.A11" chart:class="chart:line">
            <chart:data-point chart:repeated="40"/>
          </chart:series>
          <chart:series chart:style-name="ch14" chart:values-cell-range-address="'more comparisons NEW SIM CHEAT WEIGHTS design 2'.B12:'more comparisons NEW SIM CHEAT WEIGHTS design 2'.AO12" chart:label-cell-address="'more comparisons NEW SIM CHEAT WEIGHTS design 2'.A12:'more comparisons NEW SIM CHEAT WEIGHTS design 2'.A12" chart:class="chart:line">
            <chart:data-point chart:repeated="40"/>
          </chart:series>
          <chart:series chart:style-name="ch15" chart:values-cell-range-address="'more comparisons NEW SIM CHEAT WEIGHTS design 2'.B13:'more comparisons NEW SIM CHEAT WEIGHTS design 2'.AO13" chart:label-cell-address="'more comparisons NEW SIM CHEAT WEIGHTS design 2'.A13:'more comparisons NEW SIM CHEAT WEIGHTS design 2'.A13" chart:class="chart:line">
            <chart:data-point chart:repeated="4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more comparisons NEW SIM CHEAT WEIGHTS design 2'.B4:'more comparisons NEW SIM CHEAT WEIGHTS design 2'.AO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</table:table-row>
          </table:table-header-rows>
          <table:table-rows>
            <table:table-row>
              <table:table-cell office:value-type="string">
                <text:p>brs</text:p>
                <draw:g>
                  <svg:desc>'more comparisons NEW SIM CHEAT WEIGHTS design 2'.A5:'more comparisons NEW SIM CHEAT WEIGHTS design 2'.A5</svg:desc>
                </draw:g>
              </table:table-cell>
              <table:table-cell office:value-type="float" office:value="5.12443470732">
                <text:p>5.12443470732</text:p>
                <draw:g>
                  <svg:desc>'more comparisons NEW SIM CHEAT WEIGHTS design 2'.B5:'more comparisons NEW SIM CHEAT WEIGHTS design 2'.AO5</svg:desc>
                </draw:g>
              </table:table-cell>
              <table:table-cell office:value-type="float" office:value="5.27485965637">
                <text:p>5.27485965637</text:p>
              </table:table-cell>
              <table:table-cell office:value-type="float" office:value="5.43538955107">
                <text:p>5.43538955107</text:p>
              </table:table-cell>
              <table:table-cell office:value-type="float" office:value="5.65882879472">
                <text:p>5.65882879472</text:p>
              </table:table-cell>
              <table:table-cell office:value-type="float" office:value="5.83143000731">
                <text:p>5.83143000731</text:p>
              </table:table-cell>
              <table:table-cell office:value-type="float" office:value="6.16641626255">
                <text:p>6.16641626255</text:p>
              </table:table-cell>
              <table:table-cell office:value-type="float" office:value="6.49048289718">
                <text:p>6.49048289718</text:p>
              </table:table-cell>
              <table:table-cell office:value-type="float" office:value="6.97623265126">
                <text:p>6.97623265126</text:p>
              </table:table-cell>
              <table:table-cell office:value-type="float" office:value="7.36032297654">
                <text:p>7.36032297654</text:p>
              </table:table-cell>
              <table:table-cell office:value-type="float" office:value="8.12081088321">
                <text:p>8.12081088321</text:p>
              </table:table-cell>
              <table:table-cell office:value-type="float" office:value="8.85358011408">
                <text:p>8.85358011408</text:p>
              </table:table-cell>
              <table:table-cell office:value-type="float" office:value="10.0508746651">
                <text:p>10.0508746651</text:p>
              </table:table-cell>
              <table:table-cell office:value-type="float" office:value="11.4191301623">
                <text:p>11.4191301623</text:p>
              </table:table-cell>
              <table:table-cell office:value-type="float" office:value="13.3091339189">
                <text:p>13.3091339189</text:p>
              </table:table-cell>
              <table:table-cell office:value-type="float" office:value="16.6694260343">
                <text:p>16.6694260343</text:p>
              </table:table-cell>
              <table:table-cell office:value-type="float" office:value="22.8889889666">
                <text:p>22.8889889666</text:p>
              </table:table-cell>
              <table:table-cell office:value-type="float" office:value="34.9100517519">
                <text:p>34.9100517519</text:p>
              </table:table-cell>
              <table:table-cell office:value-type="float" office:value="77.6630988995">
                <text:p>77.6630988995</text:p>
              </table:table-cell>
              <table:table-cell office:value-type="float" office:value="183.440348899">
                <text:p>183.440348899</text:p>
              </table:table-cell>
              <table:table-cell office:value-type="float" office:value="383.732272352">
                <text:p>383.732272352</text:p>
              </table:table-cell>
              <table:table-cell office:value-type="float" office:value="835.383609433">
                <text:p>835.383609433</text:p>
              </table:table-cell>
              <table:table-cell office:value-type="float" office:value="1075.8693734">
                <text:p>1075.8693734</text:p>
              </table:table-cell>
              <table:table-cell office:value-type="float" office:value="1557.81848867">
                <text:p>1557.81848867</text:p>
              </table:table-cell>
              <table:table-cell office:value-type="float" office:value="2171.01293307">
                <text:p>2171.01293307</text:p>
              </table:table-cell>
              <table:table-cell office:value-type="float" office:value="2798.87724281">
                <text:p>2798.87724281</text:p>
              </table:table-cell>
              <table:table-cell office:value-type="float" office:value="3805.45720072">
                <text:p>3805.45720072</text:p>
              </table:table-cell>
              <table:table-cell office:value-type="float" office:value="3673.76169144">
                <text:p>3673.76169144</text:p>
              </table:table-cell>
              <table:table-cell office:value-type="float" office:value="4807.58295259">
                <text:p>4807.58295259</text:p>
              </table:table-cell>
              <table:table-cell office:value-type="float" office:value="4656.44296825">
                <text:p>4656.44296825</text:p>
              </table:table-cell>
              <table:table-cell office:value-type="float" office:value="5189.75995898">
                <text:p>5189.75995898</text:p>
              </table:table-cell>
              <table:table-cell office:value-type="float" office:value="6047.88116781">
                <text:p>6047.88116781</text:p>
              </table:table-cell>
              <table:table-cell office:value-type="float" office:value="6927.83221464">
                <text:p>6927.83221464</text:p>
              </table:table-cell>
              <table:table-cell office:value-type="float" office:value="7343.81300731">
                <text:p>7343.81300731</text:p>
              </table:table-cell>
              <table:table-cell office:value-type="float" office:value="7544.07769729">
                <text:p>7544.07769729</text:p>
              </table:table-cell>
              <table:table-cell office:value-type="float" office:value="8624.7851641">
                <text:p>8624.7851641</text:p>
              </table:table-cell>
              <table:table-cell office:value-type="float" office:value="8893.75045383">
                <text:p>8893.75045383</text:p>
              </table:table-cell>
              <table:table-cell office:value-type="float" office:value="9349.15550761">
                <text:p>9349.15550761</text:p>
              </table:table-cell>
              <table:table-cell office:value-type="float" office:value="10312.6222566">
                <text:p>10312.6222566</text:p>
              </table:table-cell>
              <table:table-cell office:value-type="float" office:value="10477.3500523">
                <text:p>10477.3500523</text:p>
              </table:table-cell>
              <table:table-cell office:value-type="float" office:value="10555.5081181">
                <text:p>10555.5081181</text:p>
              </table:table-cell>
            </table:table-row>
            <table:table-row>
              <table:table-cell office:value-type="string">
                <text:p>token</text:p>
                <draw:g>
                  <svg:desc>'more comparisons NEW SIM CHEAT WEIGHTS design 2'.A6:'more comparisons NEW SIM CHEAT WEIGHTS design 2'.A6</svg:desc>
                </draw:g>
              </table:table-cell>
              <table:table-cell office:value-type="float" office:value="36.2476425877">
                <text:p>36.2476425877</text:p>
                <draw:g>
                  <svg:desc>'more comparisons NEW SIM CHEAT WEIGHTS design 2'.B6:'more comparisons NEW SIM CHEAT WEIGHTS design 2'.AO6</svg:desc>
                </draw:g>
              </table:table-cell>
              <table:table-cell office:value-type="float" office:value="37.2454266902">
                <text:p>37.2454266902</text:p>
              </table:table-cell>
              <table:table-cell office:value-type="float" office:value="38.145449336">
                <text:p>38.145449336</text:p>
              </table:table-cell>
              <table:table-cell office:value-type="float" office:value="39.1447470052">
                <text:p>39.1447470052</text:p>
              </table:table-cell>
              <table:table-cell office:value-type="float" office:value="40.5176529108">
                <text:p>40.5176529108</text:p>
              </table:table-cell>
              <table:table-cell office:value-type="float" office:value="41.6468386771">
                <text:p>41.6468386771</text:p>
              </table:table-cell>
              <table:table-cell office:value-type="float" office:value="42.8650433373">
                <text:p>42.8650433373</text:p>
              </table:table-cell>
              <table:table-cell office:value-type="float" office:value="44.219501072">
                <text:p>44.219501072</text:p>
              </table:table-cell>
              <table:table-cell office:value-type="float" office:value="45.4025916531">
                <text:p>45.4025916531</text:p>
              </table:table-cell>
              <table:table-cell office:value-type="float" office:value="47.0242464198">
                <text:p>47.0242464198</text:p>
              </table:table-cell>
              <table:table-cell office:value-type="float" office:value="48.601881235">
                <text:p>48.601881235</text:p>
              </table:table-cell>
              <table:table-cell office:value-type="float" office:value="50.2633449899">
                <text:p>50.2633449899</text:p>
              </table:table-cell>
              <table:table-cell office:value-type="float" office:value="52.0977941211">
                <text:p>52.0977941211</text:p>
              </table:table-cell>
              <table:table-cell office:value-type="float" office:value="54.2905097808">
                <text:p>54.2905097808</text:p>
              </table:table-cell>
              <table:table-cell office:value-type="float" office:value="56.303793648">
                <text:p>56.303793648</text:p>
              </table:table-cell>
              <table:table-cell office:value-type="float" office:value="58.053428123">
                <text:p>58.053428123</text:p>
              </table:table-cell>
              <table:table-cell office:value-type="float" office:value="60.5468131206">
                <text:p>60.5468131206</text:p>
              </table:table-cell>
              <table:table-cell office:value-type="float" office:value="63.6894422794">
                <text:p>63.6894422794</text:p>
              </table:table-cell>
              <table:table-cell office:value-type="float" office:value="66.4274895722">
                <text:p>66.4274895722</text:p>
              </table:table-cell>
              <table:table-cell office:value-type="float" office:value="70.8172174272">
                <text:p>70.8172174272</text:p>
              </table:table-cell>
              <table:table-cell office:value-type="float" office:value="73.4072316481">
                <text:p>73.4072316481</text:p>
              </table:table-cell>
              <table:table-cell office:value-type="float" office:value="79.7966407958">
                <text:p>79.7966407958</text:p>
              </table:table-cell>
              <table:table-cell office:value-type="float" office:value="81.5774853258">
                <text:p>81.5774853258</text:p>
              </table:table-cell>
              <table:table-cell office:value-type="float" office:value="88.2438218678">
                <text:p>88.2438218678</text:p>
              </table:table-cell>
              <table:table-cell office:value-type="float" office:value="94.1506811118">
                <text:p>94.1506811118</text:p>
              </table:table-cell>
              <table:table-cell office:value-type="float" office:value="101.647899421">
                <text:p>101.647899421</text:p>
              </table:table-cell>
              <table:table-cell office:value-type="float" office:value="110.522671648">
                <text:p>110.522671648</text:p>
              </table:table-cell>
              <table:table-cell office:value-type="float" office:value="116.824829726">
                <text:p>116.824829726</text:p>
              </table:table-cell>
              <table:table-cell office:value-type="float" office:value="129.38261412">
                <text:p>129.38261412</text:p>
              </table:table-cell>
              <table:table-cell office:value-type="float" office:value="140.177408232">
                <text:p>140.177408232</text:p>
              </table:table-cell>
              <table:table-cell office:value-type="float" office:value="162.150662043">
                <text:p>162.150662043</text:p>
              </table:table-cell>
              <table:table-cell office:value-type="float" office:value="178.792596004">
                <text:p>178.792596004</text:p>
              </table:table-cell>
              <table:table-cell office:value-type="float" office:value="200.830607687">
                <text:p>200.830607687</text:p>
              </table:table-cell>
              <table:table-cell office:value-type="float" office:value="248.205582111">
                <text:p>248.205582111</text:p>
              </table:table-cell>
              <table:table-cell office:value-type="float" office:value="313.548765841">
                <text:p>313.548765841</text:p>
              </table:table-cell>
              <table:table-cell office:value-type="float" office:value="382.948551204">
                <text:p>382.948551204</text:p>
              </table:table-cell>
              <table:table-cell office:value-type="float" office:value="427.704596198">
                <text:p>427.704596198</text:p>
              </table:table-cell>
              <table:table-cell office:value-type="float" office:value="541.773867501">
                <text:p>541.773867501</text:p>
              </table:table-cell>
              <table:table-cell office:value-type="float" office:value="766.039129484">
                <text:p>766.039129484</text:p>
              </table:table-cell>
              <table:table-cell office:value-type="float" office:value="1055.68154128">
                <text:p>1055.68154128</text:p>
              </table:table-cell>
            </table:table-row>
            <table:table-row>
              <table:table-cell office:value-type="string">
                <text:p/>
                <draw:g>
                  <svg:desc>'more comparisons NEW SIM CHEAT WEIGHTS design 2'.A7:'more comparisons NEW SIM CHEAT WEIGHTS design 2'.A7</svg:desc>
                </draw:g>
              </table:table-cell>
              <table:table-cell office:value-type="float" office:value="NaN">
                <text:p>NaN</text:p>
                <draw:g>
                  <svg:desc>'more comparisons NEW SIM CHEAT WEIGHTS design 2'.B7:'more comparisons NEW SIM CHEAT WEIGHTS design 2'.AO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more comparisons NEW SIM CHEAT WEIGHTS design 2'.A8:'more comparisons NEW SIM CHEAT WEIGHTS design 2'.A8</svg:desc>
                </draw:g>
              </table:table-cell>
              <table:table-cell office:value-type="float" office:value="NaN">
                <text:p>NaN</text:p>
                <draw:g>
                  <svg:desc>'more comparisons NEW SIM CHEAT WEIGHTS design 2'.B8:'more comparisons NEW SIM CHEAT WEIGHTS design 2'.AO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more comparisons NEW SIM CHEAT WEIGHTS design 2'.A9:'more comparisons NEW SIM CHEAT WEIGHTS design 2'.A9</svg:desc>
                </draw:g>
              </table:table-cell>
              <table:table-cell office:value-type="float" office:value="5.63959316669">
                <text:p>5.63959316669</text:p>
                <draw:g>
                  <svg:desc>'more comparisons NEW SIM CHEAT WEIGHTS design 2'.B9:'more comparisons NEW SIM CHEAT WEIGHTS design 2'.AO9</svg:desc>
                </draw:g>
              </table:table-cell>
              <table:table-cell office:value-type="float" office:value="5.92997311183">
                <text:p>5.92997311183</text:p>
              </table:table-cell>
              <table:table-cell office:value-type="float" office:value="6.24695853786">
                <text:p>6.24695853786</text:p>
              </table:table-cell>
              <table:table-cell office:value-type="float" office:value="6.63777284031">
                <text:p>6.63777284031</text:p>
              </table:table-cell>
              <table:table-cell office:value-type="float" office:value="7.28440315204">
                <text:p>7.28440315204</text:p>
              </table:table-cell>
              <table:table-cell office:value-type="float" office:value="7.95991299881">
                <text:p>7.95991299881</text:p>
              </table:table-cell>
              <table:table-cell office:value-type="float" office:value="8.80102494239">
                <text:p>8.80102494239</text:p>
              </table:table-cell>
              <table:table-cell office:value-type="float" office:value="9.63583568092">
                <text:p>9.63583568092</text:p>
              </table:table-cell>
              <table:table-cell office:value-type="float" office:value="11.147335527">
                <text:p>11.147335527</text:p>
              </table:table-cell>
              <table:table-cell office:value-type="float" office:value="12.7094006518">
                <text:p>12.7094006518</text:p>
              </table:table-cell>
              <table:table-cell office:value-type="float" office:value="15.1886273226">
                <text:p>15.1886273226</text:p>
              </table:table-cell>
              <table:table-cell office:value-type="float" office:value="17.7634049178">
                <text:p>17.7634049178</text:p>
              </table:table-cell>
              <table:table-cell office:value-type="float" office:value="22.023371749">
                <text:p>22.023371749</text:p>
              </table:table-cell>
              <table:table-cell office:value-type="float" office:value="25.1255637955">
                <text:p>25.1255637955</text:p>
              </table:table-cell>
              <table:table-cell office:value-type="float" office:value="32.4778326035">
                <text:p>32.4778326035</text:p>
              </table:table-cell>
              <table:table-cell office:value-type="float" office:value="39.0488382352">
                <text:p>39.0488382352</text:p>
              </table:table-cell>
              <table:table-cell office:value-type="float" office:value="46.7239222275">
                <text:p>46.7239222275</text:p>
              </table:table-cell>
              <table:table-cell office:value-type="float" office:value="55.9451105087">
                <text:p>55.9451105087</text:p>
              </table:table-cell>
              <table:table-cell office:value-type="float" office:value="63.8743757549">
                <text:p>63.8743757549</text:p>
              </table:table-cell>
              <table:table-cell office:value-type="float" office:value="73.5959563186">
                <text:p>73.5959563186</text:p>
              </table:table-cell>
              <table:table-cell office:value-type="float" office:value="80.1121899709">
                <text:p>80.1121899709</text:p>
              </table:table-cell>
              <table:table-cell office:value-type="float" office:value="86.9596468662">
                <text:p>86.9596468662</text:p>
              </table:table-cell>
              <table:table-cell office:value-type="float" office:value="94.3922202336">
                <text:p>94.3922202336</text:p>
              </table:table-cell>
              <table:table-cell office:value-type="float" office:value="101.506831023">
                <text:p>101.506831023</text:p>
              </table:table-cell>
              <table:table-cell office:value-type="float" office:value="108.345671348">
                <text:p>108.345671348</text:p>
              </table:table-cell>
              <table:table-cell office:value-type="float" office:value="116.735262401">
                <text:p>116.735262401</text:p>
              </table:table-cell>
              <table:table-cell office:value-type="float" office:value="123.90357435">
                <text:p>123.90357435</text:p>
              </table:table-cell>
              <table:table-cell office:value-type="float" office:value="135.065467868">
                <text:p>135.065467868</text:p>
              </table:table-cell>
              <table:table-cell office:value-type="float" office:value="147.960623974">
                <text:p>147.960623974</text:p>
              </table:table-cell>
              <table:table-cell office:value-type="float" office:value="166.123059001">
                <text:p>166.123059001</text:p>
              </table:table-cell>
              <table:table-cell office:value-type="float" office:value="189.05779214">
                <text:p>189.05779214</text:p>
              </table:table-cell>
              <table:table-cell office:value-type="float" office:value="212.527537557">
                <text:p>212.527537557</text:p>
              </table:table-cell>
              <table:table-cell office:value-type="float" office:value="243.481775959">
                <text:p>243.481775959</text:p>
              </table:table-cell>
              <table:table-cell office:value-type="float" office:value="278.340843311">
                <text:p>278.340843311</text:p>
              </table:table-cell>
              <table:table-cell office:value-type="float" office:value="350.193666787">
                <text:p>350.193666787</text:p>
              </table:table-cell>
              <table:table-cell office:value-type="float" office:value="425.851922716">
                <text:p>425.851922716</text:p>
              </table:table-cell>
              <table:table-cell office:value-type="float" office:value="516.900281741">
                <text:p>516.900281741</text:p>
              </table:table-cell>
              <table:table-cell office:value-type="float" office:value="643.989690787">
                <text:p>643.989690787</text:p>
              </table:table-cell>
              <table:table-cell office:value-type="float" office:value="870.142509808">
                <text:p>870.142509808</text:p>
              </table:table-cell>
              <table:table-cell office:value-type="float" office:value="1212.54185008">
                <text:p>1212.54185008</text:p>
              </table:table-cell>
            </table:table-row>
            <table:table-row>
              <table:table-cell office:value-type="string">
                <text:p>NEW fuzzy_token inc 1 dec TO 1 w/ thresholds 0.2 and 0.999 NEWSIM IF TRUE (design option 1: no randomize, no gaussian/step)</text:p>
                <draw:g>
                  <svg:desc>'more comparisons NEW SIM CHEAT WEIGHTS design 2'.A10:'more comparisons NEW SIM CHEAT WEIGHTS design 2'.A10</svg:desc>
                </draw:g>
              </table:table-cell>
              <table:table-cell office:value-type="float" office:value="5.22834703914">
                <text:p>5.22834703914</text:p>
                <draw:g>
                  <svg:desc>'more comparisons NEW SIM CHEAT WEIGHTS design 2'.B10:'more comparisons NEW SIM CHEAT WEIGHTS design 2'.AO10</svg:desc>
                </draw:g>
              </table:table-cell>
              <table:table-cell office:value-type="float" office:value="5.49473078632">
                <text:p>5.49473078632</text:p>
              </table:table-cell>
              <table:table-cell office:value-type="float" office:value="5.98939677094">
                <text:p>5.98939677094</text:p>
              </table:table-cell>
              <table:table-cell office:value-type="float" office:value="6.45385186856">
                <text:p>6.45385186856</text:p>
              </table:table-cell>
              <table:table-cell office:value-type="float" office:value="7.09693863031">
                <text:p>7.09693863031</text:p>
              </table:table-cell>
              <table:table-cell office:value-type="float" office:value="7.96791282778">
                <text:p>7.96791282778</text:p>
              </table:table-cell>
              <table:table-cell office:value-type="float" office:value="8.79535078127">
                <text:p>8.79535078127</text:p>
              </table:table-cell>
              <table:table-cell office:value-type="float" office:value="10.2605930314">
                <text:p>10.2605930314</text:p>
              </table:table-cell>
              <table:table-cell office:value-type="float" office:value="11.5321791395">
                <text:p>11.5321791395</text:p>
              </table:table-cell>
              <table:table-cell office:value-type="float" office:value="13.3274685233">
                <text:p>13.3274685233</text:p>
              </table:table-cell>
              <table:table-cell office:value-type="float" office:value="16.2914631455">
                <text:p>16.2914631455</text:p>
              </table:table-cell>
              <table:table-cell office:value-type="float" office:value="18.3224941059">
                <text:p>18.3224941059</text:p>
              </table:table-cell>
              <table:table-cell office:value-type="float" office:value="22.2131683957">
                <text:p>22.2131683957</text:p>
              </table:table-cell>
              <table:table-cell office:value-type="float" office:value="26.5216448205">
                <text:p>26.5216448205</text:p>
              </table:table-cell>
              <table:table-cell office:value-type="float" office:value="30.169974859">
                <text:p>30.169974859</text:p>
              </table:table-cell>
              <table:table-cell office:value-type="float" office:value="37.6091776128">
                <text:p>37.6091776128</text:p>
              </table:table-cell>
              <table:table-cell office:value-type="float" office:value="42.2576532095">
                <text:p>42.2576532095</text:p>
              </table:table-cell>
              <table:table-cell office:value-type="float" office:value="50.8467814618">
                <text:p>50.8467814618</text:p>
              </table:table-cell>
              <table:table-cell office:value-type="float" office:value="60.0208086632">
                <text:p>60.0208086632</text:p>
              </table:table-cell>
              <table:table-cell office:value-type="float" office:value="67.1826000215">
                <text:p>67.1826000215</text:p>
              </table:table-cell>
              <table:table-cell office:value-type="float" office:value="74.9327738225">
                <text:p>74.9327738225</text:p>
              </table:table-cell>
              <table:table-cell office:value-type="float" office:value="83.4443410378">
                <text:p>83.4443410378</text:p>
              </table:table-cell>
              <table:table-cell office:value-type="float" office:value="90.1552880428">
                <text:p>90.1552880428</text:p>
              </table:table-cell>
              <table:table-cell office:value-type="float" office:value="97.5167963335">
                <text:p>97.5167963335</text:p>
              </table:table-cell>
              <table:table-cell office:value-type="float" office:value="106.722968579">
                <text:p>106.722968579</text:p>
              </table:table-cell>
              <table:table-cell office:value-type="float" office:value="115.6125948">
                <text:p>115.6125948</text:p>
              </table:table-cell>
              <table:table-cell office:value-type="float" office:value="121.832060209">
                <text:p>121.832060209</text:p>
              </table:table-cell>
              <table:table-cell office:value-type="float" office:value="133.860905958">
                <text:p>133.860905958</text:p>
              </table:table-cell>
              <table:table-cell office:value-type="float" office:value="151.989268266">
                <text:p>151.989268266</text:p>
              </table:table-cell>
              <table:table-cell office:value-type="float" office:value="164.933268704">
                <text:p>164.933268704</text:p>
              </table:table-cell>
              <table:table-cell office:value-type="float" office:value="184.935246901">
                <text:p>184.935246901</text:p>
              </table:table-cell>
              <table:table-cell office:value-type="float" office:value="210.322656708">
                <text:p>210.322656708</text:p>
              </table:table-cell>
              <table:table-cell office:value-type="float" office:value="233.72092709">
                <text:p>233.72092709</text:p>
              </table:table-cell>
              <table:table-cell office:value-type="float" office:value="286.173783407">
                <text:p>286.173783407</text:p>
              </table:table-cell>
              <table:table-cell office:value-type="float" office:value="322.085944245">
                <text:p>322.085944245</text:p>
              </table:table-cell>
              <table:table-cell office:value-type="float" office:value="390.332647322">
                <text:p>390.332647322</text:p>
              </table:table-cell>
              <table:table-cell office:value-type="float" office:value="512.866503636">
                <text:p>512.866503636</text:p>
              </table:table-cell>
              <table:table-cell office:value-type="float" office:value="718.996145414">
                <text:p>718.996145414</text:p>
              </table:table-cell>
              <table:table-cell office:value-type="float" office:value="906.498511715">
                <text:p>906.498511715</text:p>
              </table:table-cell>
              <table:table-cell office:value-type="float" office:value="1026.97895812">
                <text:p>1026.97895812</text:p>
              </table:table-cell>
            </table:table-row>
            <table:table-row>
              <table:table-cell office:value-type="string">
                <text:p>NEW fuzzy_token inc 1 dec TO 1 w/ thresholds 0.2 and 0.999 NEWSIM IF TRUE (design option 2: randomize, step)</text:p>
                <draw:g>
                  <svg:desc>'more comparisons NEW SIM CHEAT WEIGHTS design 2'.A11:'more comparisons NEW SIM CHEAT WEIGHTS design 2'.A11</svg:desc>
                </draw:g>
              </table:table-cell>
              <table:table-cell office:value-type="float" office:value="5.20723303569">
                <text:p>5.20723303569</text:p>
                <draw:g>
                  <svg:desc>'more comparisons NEW SIM CHEAT WEIGHTS design 2'.B11:'more comparisons NEW SIM CHEAT WEIGHTS design 2'.AO11</svg:desc>
                </draw:g>
              </table:table-cell>
              <table:table-cell office:value-type="float" office:value="5.45078729161">
                <text:p>5.45078729161</text:p>
              </table:table-cell>
              <table:table-cell office:value-type="float" office:value="5.83271861405">
                <text:p>5.83271861405</text:p>
              </table:table-cell>
              <table:table-cell office:value-type="float" office:value="6.29049310227">
                <text:p>6.29049310227</text:p>
              </table:table-cell>
              <table:table-cell office:value-type="float" office:value="7.0757771494">
                <text:p>7.0757771494</text:p>
              </table:table-cell>
              <table:table-cell office:value-type="float" office:value="7.58982755">
                <text:p>7.58982755</text:p>
              </table:table-cell>
              <table:table-cell office:value-type="float" office:value="8.52852848759">
                <text:p>8.52852848759</text:p>
              </table:table-cell>
              <table:table-cell office:value-type="float" office:value="9.74704170451">
                <text:p>9.74704170451</text:p>
              </table:table-cell>
              <table:table-cell office:value-type="float" office:value="11.0870153926">
                <text:p>11.0870153926</text:p>
              </table:table-cell>
              <table:table-cell office:value-type="float" office:value="12.8100678947">
                <text:p>12.8100678947</text:p>
              </table:table-cell>
              <table:table-cell office:value-type="float" office:value="16.1539135808">
                <text:p>16.1539135808</text:p>
              </table:table-cell>
              <table:table-cell office:value-type="float" office:value="19.2342957606">
                <text:p>19.2342957606</text:p>
              </table:table-cell>
              <table:table-cell office:value-type="float" office:value="24.7007461068">
                <text:p>24.7007461068</text:p>
              </table:table-cell>
              <table:table-cell office:value-type="float" office:value="28.7295105582">
                <text:p>28.7295105582</text:p>
              </table:table-cell>
              <table:table-cell office:value-type="float" office:value="35.4845923713">
                <text:p>35.4845923713</text:p>
              </table:table-cell>
              <table:table-cell office:value-type="float" office:value="44.0162298893">
                <text:p>44.0162298893</text:p>
              </table:table-cell>
              <table:table-cell office:value-type="float" office:value="50.4430006871">
                <text:p>50.4430006871</text:p>
              </table:table-cell>
              <table:table-cell office:value-type="float" office:value="60.1420476074">
                <text:p>60.1420476074</text:p>
              </table:table-cell>
              <table:table-cell office:value-type="float" office:value="67.1600079419">
                <text:p>67.1600079419</text:p>
              </table:table-cell>
              <table:table-cell office:value-type="float" office:value="75.2603170685">
                <text:p>75.2603170685</text:p>
              </table:table-cell>
              <table:table-cell office:value-type="float" office:value="81.3673455877">
                <text:p>81.3673455877</text:p>
              </table:table-cell>
              <table:table-cell office:value-type="float" office:value="88.4639570784">
                <text:p>88.4639570784</text:p>
              </table:table-cell>
              <table:table-cell office:value-type="float" office:value="92.5768517454">
                <text:p>92.5768517454</text:p>
              </table:table-cell>
              <table:table-cell office:value-type="float" office:value="101.17337981">
                <text:p>101.17337981</text:p>
              </table:table-cell>
              <table:table-cell office:value-type="float" office:value="106.886283734">
                <text:p>106.886283734</text:p>
              </table:table-cell>
              <table:table-cell office:value-type="float" office:value="117.457201859">
                <text:p>117.457201859</text:p>
              </table:table-cell>
              <table:table-cell office:value-type="float" office:value="128.42254057">
                <text:p>128.42254057</text:p>
              </table:table-cell>
              <table:table-cell office:value-type="float" office:value="136.823744614">
                <text:p>136.823744614</text:p>
              </table:table-cell>
              <table:table-cell office:value-type="float" office:value="143.528793179">
                <text:p>143.528793179</text:p>
              </table:table-cell>
              <table:table-cell office:value-type="float" office:value="163.662527147">
                <text:p>163.662527147</text:p>
              </table:table-cell>
              <table:table-cell office:value-type="float" office:value="181.051028745">
                <text:p>181.051028745</text:p>
              </table:table-cell>
              <table:table-cell office:value-type="float" office:value="203.731057181">
                <text:p>203.731057181</text:p>
              </table:table-cell>
              <table:table-cell office:value-type="float" office:value="239.140807714">
                <text:p>239.140807714</text:p>
              </table:table-cell>
              <table:table-cell office:value-type="float" office:value="277.377445553">
                <text:p>277.377445553</text:p>
              </table:table-cell>
              <table:table-cell office:value-type="float" office:value="316.198814631">
                <text:p>316.198814631</text:p>
              </table:table-cell>
              <table:table-cell office:value-type="float" office:value="406.152176833">
                <text:p>406.152176833</text:p>
              </table:table-cell>
              <table:table-cell office:value-type="float" office:value="508.710634609">
                <text:p>508.710634609</text:p>
              </table:table-cell>
              <table:table-cell office:value-type="float" office:value="693.911396744">
                <text:p>693.911396744</text:p>
              </table:table-cell>
              <table:table-cell office:value-type="float" office:value="864.43543825">
                <text:p>864.43543825</text:p>
              </table:table-cell>
              <table:table-cell office:value-type="float" office:value="1112.60852735">
                <text:p>1112.60852735</text:p>
              </table:table-cell>
            </table:table-row>
            <table:table-row>
              <table:table-cell office:value-type="string">
                <text:p>Random 0.2 gaussian if true</text:p>
                <draw:g>
                  <svg:desc>'more comparisons NEW SIM CHEAT WEIGHTS design 2'.A12:'more comparisons NEW SIM CHEAT WEIGHTS design 2'.A12</svg:desc>
                </draw:g>
              </table:table-cell>
              <table:table-cell office:value-type="float" office:value="5.68107993677">
                <text:p>5.68107993677</text:p>
                <draw:g>
                  <svg:desc>'more comparisons NEW SIM CHEAT WEIGHTS design 2'.B12:'more comparisons NEW SIM CHEAT WEIGHTS design 2'.AO12</svg:desc>
                </draw:g>
              </table:table-cell>
              <table:table-cell office:value-type="float" office:value="5.93283394322">
                <text:p>5.93283394322</text:p>
              </table:table-cell>
              <table:table-cell office:value-type="float" office:value="6.26781703023">
                <text:p>6.26781703023</text:p>
              </table:table-cell>
              <table:table-cell office:value-type="float" office:value="6.67981146771">
                <text:p>6.67981146771</text:p>
              </table:table-cell>
              <table:table-cell office:value-type="float" office:value="7.18651539199">
                <text:p>7.18651539199</text:p>
              </table:table-cell>
              <table:table-cell office:value-type="float" office:value="7.87763252518">
                <text:p>7.87763252518</text:p>
              </table:table-cell>
              <table:table-cell office:value-type="float" office:value="8.75491603055">
                <text:p>8.75491603055</text:p>
              </table:table-cell>
              <table:table-cell office:value-type="float" office:value="9.67356835864">
                <text:p>9.67356835864</text:p>
              </table:table-cell>
              <table:table-cell office:value-type="float" office:value="11.0612719737">
                <text:p>11.0612719737</text:p>
              </table:table-cell>
              <table:table-cell office:value-type="float" office:value="12.9437674221">
                <text:p>12.9437674221</text:p>
              </table:table-cell>
              <table:table-cell office:value-type="float" office:value="14.8713087853">
                <text:p>14.8713087853</text:p>
              </table:table-cell>
              <table:table-cell office:value-type="float" office:value="18.1226671583">
                <text:p>18.1226671583</text:p>
              </table:table-cell>
              <table:table-cell office:value-type="float" office:value="21.1667214925">
                <text:p>21.1667214925</text:p>
              </table:table-cell>
              <table:table-cell office:value-type="float" office:value="26.0137005981">
                <text:p>26.0137005981</text:p>
              </table:table-cell>
              <table:table-cell office:value-type="float" office:value="31.6758573723">
                <text:p>31.6758573723</text:p>
              </table:table-cell>
              <table:table-cell office:value-type="float" office:value="39.9979288913">
                <text:p>39.9979288913</text:p>
              </table:table-cell>
              <table:table-cell office:value-type="float" office:value="46.9899467314">
                <text:p>46.9899467314</text:p>
              </table:table-cell>
              <table:table-cell office:value-type="float" office:value="56.3100561638">
                <text:p>56.3100561638</text:p>
              </table:table-cell>
              <table:table-cell office:value-type="float" office:value="63.6476057973">
                <text:p>63.6476057973</text:p>
              </table:table-cell>
              <table:table-cell office:value-type="float" office:value="73.2221255921">
                <text:p>73.2221255921</text:p>
              </table:table-cell>
              <table:table-cell office:value-type="float" office:value="80.6414733045">
                <text:p>80.6414733045</text:p>
              </table:table-cell>
              <table:table-cell office:value-type="float" office:value="86.3862737591">
                <text:p>86.3862737591</text:p>
              </table:table-cell>
              <table:table-cell office:value-type="float" office:value="93.7631462827">
                <text:p>93.7631462827</text:p>
              </table:table-cell>
              <table:table-cell office:value-type="float" office:value="100.736087573">
                <text:p>100.736087573</text:p>
              </table:table-cell>
              <table:table-cell office:value-type="float" office:value="108.226820553">
                <text:p>108.226820553</text:p>
              </table:table-cell>
              <table:table-cell office:value-type="float" office:value="115.755550204">
                <text:p>115.755550204</text:p>
              </table:table-cell>
              <table:table-cell office:value-type="float" office:value="124.296106519">
                <text:p>124.296106519</text:p>
              </table:table-cell>
              <table:table-cell office:value-type="float" office:value="133.888290871">
                <text:p>133.888290871</text:p>
              </table:table-cell>
              <table:table-cell office:value-type="float" office:value="152.918748711">
                <text:p>152.918748711</text:p>
              </table:table-cell>
              <table:table-cell office:value-type="float" office:value="164.405638941">
                <text:p>164.405638941</text:p>
              </table:table-cell>
              <table:table-cell office:value-type="float" office:value="179.412973878">
                <text:p>179.412973878</text:p>
              </table:table-cell>
              <table:table-cell office:value-type="float" office:value="216.160313796">
                <text:p>216.160313796</text:p>
              </table:table-cell>
              <table:table-cell office:value-type="float" office:value="246.682676545">
                <text:p>246.682676545</text:p>
              </table:table-cell>
              <table:table-cell office:value-type="float" office:value="287.611336089">
                <text:p>287.611336089</text:p>
              </table:table-cell>
              <table:table-cell office:value-type="float" office:value="325.753882815">
                <text:p>325.753882815</text:p>
              </table:table-cell>
              <table:table-cell office:value-type="float" office:value="423.739220924">
                <text:p>423.739220924</text:p>
              </table:table-cell>
              <table:table-cell office:value-type="float" office:value="543.288174639">
                <text:p>543.288174639</text:p>
              </table:table-cell>
              <table:table-cell office:value-type="float" office:value="677.949882082">
                <text:p>677.949882082</text:p>
              </table:table-cell>
              <table:table-cell office:value-type="float" office:value="786.604770912">
                <text:p>786.604770912</text:p>
              </table:table-cell>
              <table:table-cell office:value-type="float" office:value="1074.26030538">
                <text:p>1074.26030538</text:p>
              </table:table-cell>
            </table:table-row>
            <table:table-row>
              <table:table-cell office:value-type="string">
                <text:p>NEW fuzzy_token inc 1 dec TO 1 w/ thresholds 0.2 and 0.999 NEWSIM IF TRUE (design option 2: no randomize, step)</text:p>
                <draw:g>
                  <svg:desc>'more comparisons NEW SIM CHEAT WEIGHTS design 2'.A13:'more comparisons NEW SIM CHEAT WEIGHTS design 2'.A13</svg:desc>
                </draw:g>
              </table:table-cell>
              <table:table-cell office:value-type="float" office:value="5.20043691953">
                <text:p>5.20043691953</text:p>
                <draw:g>
                  <svg:desc>'more comparisons NEW SIM CHEAT WEIGHTS design 2'.B13:'more comparisons NEW SIM CHEAT WEIGHTS design 2'.AO13</svg:desc>
                </draw:g>
              </table:table-cell>
              <table:table-cell office:value-type="float" office:value="5.4827554537">
                <text:p>5.4827554537</text:p>
              </table:table-cell>
              <table:table-cell office:value-type="float" office:value="5.91859498457">
                <text:p>5.91859498457</text:p>
              </table:table-cell>
              <table:table-cell office:value-type="float" office:value="6.43022755657">
                <text:p>6.43022755657</text:p>
              </table:table-cell>
              <table:table-cell office:value-type="float" office:value="7.09243662362">
                <text:p>7.09243662362</text:p>
              </table:table-cell>
              <table:table-cell office:value-type="float" office:value="8.09891301154">
                <text:p>8.09891301154</text:p>
              </table:table-cell>
              <table:table-cell office:value-type="float" office:value="8.784853223">
                <text:p>8.784853223</text:p>
              </table:table-cell>
              <table:table-cell office:value-type="float" office:value="10.1175064595">
                <text:p>10.1175064595</text:p>
              </table:table-cell>
              <table:table-cell office:value-type="float" office:value="11.6745261732">
                <text:p>11.6745261732</text:p>
              </table:table-cell>
              <table:table-cell office:value-type="float" office:value="13.4569567651">
                <text:p>13.4569567651</text:p>
              </table:table-cell>
              <table:table-cell office:value-type="float" office:value="15.7766087479">
                <text:p>15.7766087479</text:p>
              </table:table-cell>
              <table:table-cell office:value-type="float" office:value="18.1827978396">
                <text:p>18.1827978396</text:p>
              </table:table-cell>
              <table:table-cell office:value-type="float" office:value="21.3317834726">
                <text:p>21.3317834726</text:p>
              </table:table-cell>
              <table:table-cell office:value-type="float" office:value="25.3708640128">
                <text:p>25.3708640128</text:p>
              </table:table-cell>
              <table:table-cell office:value-type="float" office:value="30.441332462">
                <text:p>30.441332462</text:p>
              </table:table-cell>
              <table:table-cell office:value-type="float" office:value="37.156610706">
                <text:p>37.156610706</text:p>
              </table:table-cell>
              <table:table-cell office:value-type="float" office:value="43.0460842761">
                <text:p>43.0460842761</text:p>
              </table:table-cell>
              <table:table-cell office:value-type="float" office:value="48.3140965666">
                <text:p>48.3140965666</text:p>
              </table:table-cell>
              <table:table-cell office:value-type="float" office:value="58.4400477596">
                <text:p>58.4400477596</text:p>
              </table:table-cell>
              <table:table-cell office:value-type="float" office:value="66.2380155884">
                <text:p>66.2380155884</text:p>
              </table:table-cell>
              <table:table-cell office:value-type="float" office:value="75.5151041704">
                <text:p>75.5151041704</text:p>
              </table:table-cell>
              <table:table-cell office:value-type="float" office:value="81.2806427211">
                <text:p>81.2806427211</text:p>
              </table:table-cell>
              <table:table-cell office:value-type="float" office:value="89.8332434338">
                <text:p>89.8332434338</text:p>
              </table:table-cell>
              <table:table-cell office:value-type="float" office:value="99.0570915837">
                <text:p>99.0570915837</text:p>
              </table:table-cell>
              <table:table-cell office:value-type="float" office:value="105.272279199">
                <text:p>105.272279199</text:p>
              </table:table-cell>
              <table:table-cell office:value-type="float" office:value="114.478614275">
                <text:p>114.478614275</text:p>
              </table:table-cell>
              <table:table-cell office:value-type="float" office:value="124.850413537">
                <text:p>124.850413537</text:p>
              </table:table-cell>
              <table:table-cell office:value-type="float" office:value="132.353112745">
                <text:p>132.353112745</text:p>
              </table:table-cell>
              <table:table-cell office:value-type="float" office:value="146.779585883">
                <text:p>146.779585883</text:p>
              </table:table-cell>
              <table:table-cell office:value-type="float" office:value="166.971987429">
                <text:p>166.971987429</text:p>
              </table:table-cell>
              <table:table-cell office:value-type="float" office:value="184.949904089">
                <text:p>184.949904089</text:p>
              </table:table-cell>
              <table:table-cell office:value-type="float" office:value="207.803768065">
                <text:p>207.803768065</text:p>
              </table:table-cell>
              <table:table-cell office:value-type="float" office:value="242.456456259">
                <text:p>242.456456259</text:p>
              </table:table-cell>
              <table:table-cell office:value-type="float" office:value="277.073349932">
                <text:p>277.073349932</text:p>
              </table:table-cell>
              <table:table-cell office:value-type="float" office:value="337.24652694">
                <text:p>337.24652694</text:p>
              </table:table-cell>
              <table:table-cell office:value-type="float" office:value="399.233098344">
                <text:p>399.233098344</text:p>
              </table:table-cell>
              <table:table-cell office:value-type="float" office:value="518.927523609">
                <text:p>518.927523609</text:p>
              </table:table-cell>
              <table:table-cell office:value-type="float" office:value="650.004554162">
                <text:p>650.004554162</text:p>
              </table:table-cell>
              <table:table-cell office:value-type="float" office:value="824.971620345">
                <text:p>824.971620345</text:p>
              </table:table-cell>
              <table:table-cell office:value-type="float" office:value="1095.1808814">
                <text:p>1095.18088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4.153cm" svg:height="20.96cm" xlink:href=".." xlink:type="simple" chart:class="chart:line" chart:style-name="ch1">
        <chart:legend chart:legend-position="end" svg:x="22.79cm" svg:y="7.548cm" style:legend-expansion="high" chart:style-name="ch2"/>
        <chart:plot-area chart:style-name="ch3" table:cell-range-address="'FINAL comparisons txtime4 NEW SIM TRUE design 1'.A3:'FINAL comparisons txtime4 NEW SIM TRUE design 1'.AO10" chart:data-source-has-labels="both" svg:x="0.683cm" svg:y="0.419cm" svg:width="21.424cm" svg:height="20.122cm">
          <chartooo:coordinate-region svg:x="1.646cm" svg:y="0.419cm" svg:width="20.461cm" svg:height="18.578cm"/>
          <chart:axis chart:dimension="x" chart:name="primary-x" chart:style-name="ch4" chartooo:axis-type="auto">
            <chartooo:date-scale/>
            <chart:categories table:cell-range-address="'FINAL comparisons txtime4 NEW SIM TRUE design 1'.B3:'FINAL comparisons txtime4 NEW SIM TRUE design 1'.AO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NAL comparisons txtime4 NEW SIM TRUE design 1'.B4:'FINAL comparisons txtime4 NEW SIM TRUE design 1'.AO4" chart:label-cell-address="'FINAL comparisons txtime4 NEW SIM TRUE design 1'.A4:'FINAL comparisons txtime4 NEW SIM TRUE design 1'.A4" chart:class="chart:line">
            <chart:data-point chart:repeated="40"/>
          </chart:series>
          <chart:series chart:style-name="ch8" chart:values-cell-range-address="'FINAL comparisons txtime4 NEW SIM TRUE design 1'.B5:'FINAL comparisons txtime4 NEW SIM TRUE design 1'.AO5" chart:label-cell-address="'FINAL comparisons txtime4 NEW SIM TRUE design 1'.A5:'FINAL comparisons txtime4 NEW SIM TRUE design 1'.A5" chart:class="chart:line">
            <chart:data-point chart:repeated="40"/>
          </chart:series>
          <chart:series chart:style-name="ch9" chart:values-cell-range-address="'FINAL comparisons txtime4 NEW SIM TRUE design 1'.B6:'FINAL comparisons txtime4 NEW SIM TRUE design 1'.AO6" chart:label-cell-address="'FINAL comparisons txtime4 NEW SIM TRUE design 1'.A6:'FINAL comparisons txtime4 NEW SIM TRUE design 1'.A6" chart:class="chart:line">
            <chart:data-point chart:repeated="40"/>
          </chart:series>
          <chart:series chart:style-name="ch10" chart:values-cell-range-address="'FINAL comparisons txtime4 NEW SIM TRUE design 1'.B7:'FINAL comparisons txtime4 NEW SIM TRUE design 1'.AO7" chart:label-cell-address="'FINAL comparisons txtime4 NEW SIM TRUE design 1'.A7:'FINAL comparisons txtime4 NEW SIM TRUE design 1'.A7" chart:class="chart:line">
            <chart:data-point chart:repeated="40"/>
          </chart:series>
          <chart:series chart:style-name="ch11" chart:values-cell-range-address="'FINAL comparisons txtime4 NEW SIM TRUE design 1'.B8:'FINAL comparisons txtime4 NEW SIM TRUE design 1'.AO8" chart:label-cell-address="'FINAL comparisons txtime4 NEW SIM TRUE design 1'.A8:'FINAL comparisons txtime4 NEW SIM TRUE design 1'.A8" chart:class="chart:line">
            <chart:data-point chart:repeated="40"/>
          </chart:series>
          <chart:series chart:style-name="ch12" chart:values-cell-range-address="'FINAL comparisons txtime4 NEW SIM TRUE design 1'.B9:'FINAL comparisons txtime4 NEW SIM TRUE design 1'.AO9" chart:label-cell-address="'FINAL comparisons txtime4 NEW SIM TRUE design 1'.A9:'FINAL comparisons txtime4 NEW SIM TRUE design 1'.A9" chart:class="chart:line">
            <chart:data-point chart:repeated="40"/>
          </chart:series>
          <chart:series chart:style-name="ch13" chart:values-cell-range-address="'FINAL comparisons txtime4 NEW SIM TRUE design 1'.B10:'FINAL comparisons txtime4 NEW SIM TRUE design 1'.AO10" chart:label-cell-address="'FINAL comparisons txtime4 NEW SIM TRUE design 1'.A10:'FINAL comparisons txtime4 NEW SIM TRUE design 1'.A10" chart:class="chart:line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FINAL comparisons txtime4 NEW SIM TRUE design 1'.B3:'FINAL comparisons txtime4 NEW SIM TRUE design 1'.AO3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  <table:table-cell office:value-type="float" office:value="0.0033">
                <text:p>0.0033</text:p>
              </table:table-cell>
              <table:table-cell office:value-type="float" office:value="0.0034">
                <text:p>0.0034</text:p>
              </table:table-cell>
              <table:table-cell office:value-type="float" office:value="0.0035">
                <text:p>0.0035</text:p>
              </table:table-cell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</table:table-row>
          </table:table-header-rows>
          <table:table-rows>
            <table:table-row>
              <table:table-cell office:value-type="string">
                <text:p>brs</text:p>
                <draw:g>
                  <svg:desc>'FINAL comparisons txtime4 NEW SIM TRUE design 1'.A4:'FINAL comparisons txtime4 NEW SIM TRUE design 1'.A4</svg:desc>
                </draw:g>
              </table:table-cell>
              <table:table-cell office:value-type="float" office:value="5.12460489727">
                <text:p>5.12460489727</text:p>
                <draw:g>
                  <svg:desc>'FINAL comparisons txtime4 NEW SIM TRUE design 1'.B4:'FINAL comparisons txtime4 NEW SIM TRUE design 1'.AO4</svg:desc>
                </draw:g>
              </table:table-cell>
              <table:table-cell office:value-type="float" office:value="5.30086782492">
                <text:p>5.30086782492</text:p>
              </table:table-cell>
              <table:table-cell office:value-type="float" office:value="5.44965725376">
                <text:p>5.44965725376</text:p>
              </table:table-cell>
              <table:table-cell office:value-type="float" office:value="5.67770547291">
                <text:p>5.67770547291</text:p>
              </table:table-cell>
              <table:table-cell office:value-type="float" office:value="5.90390329936">
                <text:p>5.90390329936</text:p>
              </table:table-cell>
              <table:table-cell office:value-type="float" office:value="6.19036333919">
                <text:p>6.19036333919</text:p>
              </table:table-cell>
              <table:table-cell office:value-type="float" office:value="6.57170714617">
                <text:p>6.57170714617</text:p>
              </table:table-cell>
              <table:table-cell office:value-type="float" office:value="6.94594530925">
                <text:p>6.94594530925</text:p>
              </table:table-cell>
              <table:table-cell office:value-type="float" office:value="7.42677016382">
                <text:p>7.42677016382</text:p>
              </table:table-cell>
              <table:table-cell office:value-type="float" office:value="8.12057149486">
                <text:p>8.12057149486</text:p>
              </table:table-cell>
              <table:table-cell office:value-type="float" office:value="8.90349547496">
                <text:p>8.90349547496</text:p>
              </table:table-cell>
              <table:table-cell office:value-type="float" office:value="10.3794024945">
                <text:p>10.3794024945</text:p>
              </table:table-cell>
              <table:table-cell office:value-type="float" office:value="11.5109927863">
                <text:p>11.5109927863</text:p>
              </table:table-cell>
              <table:table-cell office:value-type="float" office:value="13.9716874468">
                <text:p>13.9716874468</text:p>
              </table:table-cell>
              <table:table-cell office:value-type="float" office:value="16.9260833605">
                <text:p>16.9260833605</text:p>
              </table:table-cell>
              <table:table-cell office:value-type="float" office:value="29.3814455148">
                <text:p>29.3814455148</text:p>
              </table:table-cell>
              <table:table-cell office:value-type="float" office:value="51.876867831">
                <text:p>51.876867831</text:p>
              </table:table-cell>
              <table:table-cell office:value-type="float" office:value="148.603684536">
                <text:p>148.603684536</text:p>
              </table:table-cell>
              <table:table-cell office:value-type="float" office:value="724.816756605">
                <text:p>724.816756605</text:p>
              </table:table-cell>
              <table:table-cell office:value-type="float" office:value="2214.95489785">
                <text:p>2214.95489785</text:p>
              </table:table-cell>
              <table:table-cell office:value-type="float" office:value="3705.26834112">
                <text:p>3705.26834112</text:p>
              </table:table-cell>
              <table:table-cell office:value-type="float" office:value="6122.6663341">
                <text:p>6122.6663341</text:p>
              </table:table-cell>
              <table:table-cell office:value-type="float" office:value="7808.79742302">
                <text:p>7808.79742302</text:p>
              </table:table-cell>
              <table:table-cell office:value-type="float" office:value="8734.60521749">
                <text:p>8734.60521749</text:p>
              </table:table-cell>
              <table:table-cell office:value-type="float" office:value="10545.5733572">
                <text:p>10545.5733572</text:p>
              </table:table-cell>
              <table:table-cell office:value-type="float" office:value="11701.5572665">
                <text:p>11701.5572665</text:p>
              </table:table-cell>
              <table:table-cell office:value-type="float" office:value="13451.1342126">
                <text:p>13451.1342126</text:p>
              </table:table-cell>
              <table:table-cell office:value-type="float" office:value="13785.3225567">
                <text:p>13785.3225567</text:p>
              </table:table-cell>
              <table:table-cell office:value-type="float" office:value="14317.9263013">
                <text:p>14317.9263013</text:p>
              </table:table-cell>
              <table:table-cell office:value-type="float" office:value="15429.7817438">
                <text:p>15429.7817438</text:p>
              </table:table-cell>
              <table:table-cell office:value-type="float" office:value="16821.4822382">
                <text:p>16821.4822382</text:p>
              </table:table-cell>
              <table:table-cell office:value-type="float" office:value="16682.5893355">
                <text:p>16682.5893355</text:p>
              </table:table-cell>
              <table:table-cell office:value-type="float" office:value="17913.4387441">
                <text:p>17913.4387441</text:p>
              </table:table-cell>
              <table:table-cell office:value-type="float" office:value="17404.7533145">
                <text:p>17404.7533145</text:p>
              </table:table-cell>
              <table:table-cell office:value-type="float" office:value="18731.6041149">
                <text:p>18731.6041149</text:p>
              </table:table-cell>
              <table:table-cell office:value-type="float" office:value="19854.0115002">
                <text:p>19854.0115002</text:p>
              </table:table-cell>
              <table:table-cell office:value-type="float" office:value="20064.0670057">
                <text:p>20064.0670057</text:p>
              </table:table-cell>
              <table:table-cell office:value-type="float" office:value="21157.7581259">
                <text:p>21157.7581259</text:p>
              </table:table-cell>
              <table:table-cell office:value-type="float" office:value="20666.7719654">
                <text:p>20666.7719654</text:p>
              </table:table-cell>
              <table:table-cell office:value-type="float" office:value="20399.0117196">
                <text:p>20399.0117196</text:p>
              </table:table-cell>
            </table:table-row>
            <table:table-row>
              <table:table-cell office:value-type="string">
                <text:p>token</text:p>
                <draw:g>
                  <svg:desc>'FINAL comparisons txtime4 NEW SIM TRUE design 1'.A5:'FINAL comparisons txtime4 NEW SIM TRUE design 1'.A5</svg:desc>
                </draw:g>
              </table:table-cell>
              <table:table-cell office:value-type="float" office:value="36.3480742802">
                <text:p>36.3480742802</text:p>
                <draw:g>
                  <svg:desc>'FINAL comparisons txtime4 NEW SIM TRUE design 1'.B5:'FINAL comparisons txtime4 NEW SIM TRUE design 1'.AO5</svg:desc>
                </draw:g>
              </table:table-cell>
              <table:table-cell office:value-type="float" office:value="37.4878129554">
                <text:p>37.4878129554</text:p>
              </table:table-cell>
              <table:table-cell office:value-type="float" office:value="38.2629442376">
                <text:p>38.2629442376</text:p>
              </table:table-cell>
              <table:table-cell office:value-type="float" office:value="39.2783287486">
                <text:p>39.2783287486</text:p>
              </table:table-cell>
              <table:table-cell office:value-type="float" office:value="40.6416387357">
                <text:p>40.6416387357</text:p>
              </table:table-cell>
              <table:table-cell office:value-type="float" office:value="41.2532625072">
                <text:p>41.2532625072</text:p>
              </table:table-cell>
              <table:table-cell office:value-type="float" office:value="42.9463657402">
                <text:p>42.9463657402</text:p>
              </table:table-cell>
              <table:table-cell office:value-type="float" office:value="44.3103650429">
                <text:p>44.3103650429</text:p>
              </table:table-cell>
              <table:table-cell office:value-type="float" office:value="45.2479543184">
                <text:p>45.2479543184</text:p>
              </table:table-cell>
              <table:table-cell office:value-type="float" office:value="47.4168469215">
                <text:p>47.4168469215</text:p>
              </table:table-cell>
              <table:table-cell office:value-type="float" office:value="48.5708288483">
                <text:p>48.5708288483</text:p>
              </table:table-cell>
              <table:table-cell office:value-type="float" office:value="50.2246242487">
                <text:p>50.2246242487</text:p>
              </table:table-cell>
              <table:table-cell office:value-type="float" office:value="52.1609190933">
                <text:p>52.1609190933</text:p>
              </table:table-cell>
              <table:table-cell office:value-type="float" office:value="54.4380750078">
                <text:p>54.4380750078</text:p>
              </table:table-cell>
              <table:table-cell office:value-type="float" office:value="56.3262444017">
                <text:p>56.3262444017</text:p>
              </table:table-cell>
              <table:table-cell office:value-type="float" office:value="58.8634075796">
                <text:p>58.8634075796</text:p>
              </table:table-cell>
              <table:table-cell office:value-type="float" office:value="60.7911770782">
                <text:p>60.7911770782</text:p>
              </table:table-cell>
              <table:table-cell office:value-type="float" office:value="64.3666118396">
                <text:p>64.3666118396</text:p>
              </table:table-cell>
              <table:table-cell office:value-type="float" office:value="67.1552025777">
                <text:p>67.1552025777</text:p>
              </table:table-cell>
              <table:table-cell office:value-type="float" office:value="70.4772213249">
                <text:p>70.4772213249</text:p>
              </table:table-cell>
              <table:table-cell office:value-type="float" office:value="73.5327132229">
                <text:p>73.5327132229</text:p>
              </table:table-cell>
              <table:table-cell office:value-type="float" office:value="79.1065999933">
                <text:p>79.1065999933</text:p>
              </table:table-cell>
              <table:table-cell office:value-type="float" office:value="83.5854201416">
                <text:p>83.5854201416</text:p>
              </table:table-cell>
              <table:table-cell office:value-type="float" office:value="88.0260236675">
                <text:p>88.0260236675</text:p>
              </table:table-cell>
              <table:table-cell office:value-type="float" office:value="93.9006938925">
                <text:p>93.9006938925</text:p>
              </table:table-cell>
              <table:table-cell office:value-type="float" office:value="100.498408583">
                <text:p>100.498408583</text:p>
              </table:table-cell>
              <table:table-cell office:value-type="float" office:value="109.933969882">
                <text:p>109.933969882</text:p>
              </table:table-cell>
              <table:table-cell office:value-type="float" office:value="119.758037377">
                <text:p>119.758037377</text:p>
              </table:table-cell>
              <table:table-cell office:value-type="float" office:value="131.476851982">
                <text:p>131.476851982</text:p>
              </table:table-cell>
              <table:table-cell office:value-type="float" office:value="141.394736461">
                <text:p>141.394736461</text:p>
              </table:table-cell>
              <table:table-cell office:value-type="float" office:value="163.684350994">
                <text:p>163.684350994</text:p>
              </table:table-cell>
              <table:table-cell office:value-type="float" office:value="184.671223188">
                <text:p>184.671223188</text:p>
              </table:table-cell>
              <table:table-cell office:value-type="float" office:value="220.647969693">
                <text:p>220.647969693</text:p>
              </table:table-cell>
              <table:table-cell office:value-type="float" office:value="250.87113408">
                <text:p>250.87113408</text:p>
              </table:table-cell>
              <table:table-cell office:value-type="float" office:value="326.490959096">
                <text:p>326.490959096</text:p>
              </table:table-cell>
              <table:table-cell office:value-type="float" office:value="380.546543524">
                <text:p>380.546543524</text:p>
              </table:table-cell>
              <table:table-cell office:value-type="float" office:value="524.976312961">
                <text:p>524.976312961</text:p>
              </table:table-cell>
              <table:table-cell office:value-type="float" office:value="693.136022925">
                <text:p>693.136022925</text:p>
              </table:table-cell>
              <table:table-cell office:value-type="float" office:value="1108.59831053">
                <text:p>1108.59831053</text:p>
              </table:table-cell>
              <table:table-cell office:value-type="float" office:value="1240.57951213">
                <text:p>1240.57951213</text:p>
              </table:table-cell>
            </table:table-row>
            <table:table-row>
              <table:table-cell office:value-type="string">
                <text:p/>
                <draw:g>
                  <svg:desc>'FINAL comparisons txtime4 NEW SIM TRUE design 1'.A6:'FINAL comparisons txtime4 NEW SIM TRUE design 1'.A6</svg:desc>
                </draw:g>
              </table:table-cell>
              <table:table-cell office:value-type="float" office:value="NaN">
                <text:p>NaN</text:p>
                <draw:g>
                  <svg:desc>'FINAL comparisons txtime4 NEW SIM TRUE design 1'.B6:'FINAL comparisons txtime4 NEW SIM TRUE design 1'.AO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W fuzzy_token inc 1 dec TO 1 w/ thresholds 0.001 and 0.999 NEWSIM IF TRUE (design option 1: no randomize, no gaussian/step)</text:p>
                <draw:g>
                  <svg:desc>'FINAL comparisons txtime4 NEW SIM TRUE design 1'.A7:'FINAL comparisons txtime4 NEW SIM TRUE design 1'.A7</svg:desc>
                </draw:g>
              </table:table-cell>
              <table:table-cell office:value-type="float" office:value="5.23685259612">
                <text:p>5.23685259612</text:p>
                <draw:g>
                  <svg:desc>'FINAL comparisons txtime4 NEW SIM TRUE design 1'.B7:'FINAL comparisons txtime4 NEW SIM TRUE design 1'.AO7</svg:desc>
                </draw:g>
              </table:table-cell>
              <table:table-cell office:value-type="float" office:value="5.52662949046">
                <text:p>5.52662949046</text:p>
              </table:table-cell>
              <table:table-cell office:value-type="float" office:value="5.86546081624">
                <text:p>5.86546081624</text:p>
              </table:table-cell>
              <table:table-cell office:value-type="float" office:value="6.43326445308">
                <text:p>6.43326445308</text:p>
              </table:table-cell>
              <table:table-cell office:value-type="float" office:value="7.08298201504">
                <text:p>7.08298201504</text:p>
              </table:table-cell>
              <table:table-cell office:value-type="float" office:value="7.86176515825">
                <text:p>7.86176515825</text:p>
              </table:table-cell>
              <table:table-cell office:value-type="float" office:value="8.65069075947">
                <text:p>8.65069075947</text:p>
              </table:table-cell>
              <table:table-cell office:value-type="float" office:value="10.0663097066">
                <text:p>10.0663097066</text:p>
              </table:table-cell>
              <table:table-cell office:value-type="float" office:value="11.2630023624">
                <text:p>11.2630023624</text:p>
              </table:table-cell>
              <table:table-cell office:value-type="float" office:value="13.0390191312">
                <text:p>13.0390191312</text:p>
              </table:table-cell>
              <table:table-cell office:value-type="float" office:value="14.7339563168">
                <text:p>14.7339563168</text:p>
              </table:table-cell>
              <table:table-cell office:value-type="float" office:value="16.5788458023">
                <text:p>16.5788458023</text:p>
              </table:table-cell>
              <table:table-cell office:value-type="float" office:value="19.6610306789">
                <text:p>19.6610306789</text:p>
              </table:table-cell>
              <table:table-cell office:value-type="float" office:value="22.3659755881">
                <text:p>22.3659755881</text:p>
              </table:table-cell>
              <table:table-cell office:value-type="float" office:value="27.086699197">
                <text:p>27.086699197</text:p>
              </table:table-cell>
              <table:table-cell office:value-type="float" office:value="31.0835534677">
                <text:p>31.0835534677</text:p>
              </table:table-cell>
              <table:table-cell office:value-type="float" office:value="37.2159462551">
                <text:p>37.2159462551</text:p>
              </table:table-cell>
              <table:table-cell office:value-type="float" office:value="44.2847802186">
                <text:p>44.2847802186</text:p>
              </table:table-cell>
              <table:table-cell office:value-type="float" office:value="52.136645873">
                <text:p>52.136645873</text:p>
              </table:table-cell>
              <table:table-cell office:value-type="float" office:value="60.5286581265">
                <text:p>60.5286581265</text:p>
              </table:table-cell>
              <table:table-cell office:value-type="float" office:value="69.2402164313">
                <text:p>69.2402164313</text:p>
              </table:table-cell>
              <table:table-cell office:value-type="float" office:value="83.591190955">
                <text:p>83.591190955</text:p>
              </table:table-cell>
              <table:table-cell office:value-type="float" office:value="95.2303189419">
                <text:p>95.2303189419</text:p>
              </table:table-cell>
              <table:table-cell office:value-type="float" office:value="106.758681582">
                <text:p>106.758681582</text:p>
              </table:table-cell>
              <table:table-cell office:value-type="float" office:value="128.410873839">
                <text:p>128.410873839</text:p>
              </table:table-cell>
              <table:table-cell office:value-type="float" office:value="149.183576481">
                <text:p>149.183576481</text:p>
              </table:table-cell>
              <table:table-cell office:value-type="float" office:value="184.725358645">
                <text:p>184.725358645</text:p>
              </table:table-cell>
              <table:table-cell office:value-type="float" office:value="203.567077893">
                <text:p>203.567077893</text:p>
              </table:table-cell>
              <table:table-cell office:value-type="float" office:value="255.789208839">
                <text:p>255.789208839</text:p>
              </table:table-cell>
              <table:table-cell office:value-type="float" office:value="314.267124291">
                <text:p>314.267124291</text:p>
              </table:table-cell>
              <table:table-cell office:value-type="float" office:value="398.664139175">
                <text:p>398.664139175</text:p>
              </table:table-cell>
              <table:table-cell office:value-type="float" office:value="456.194952539">
                <text:p>456.194952539</text:p>
              </table:table-cell>
              <table:table-cell office:value-type="float" office:value="561.93753252">
                <text:p>561.93753252</text:p>
              </table:table-cell>
              <table:table-cell office:value-type="float" office:value="697.553965296">
                <text:p>697.553965296</text:p>
              </table:table-cell>
              <table:table-cell office:value-type="float" office:value="838.19605314">
                <text:p>838.19605314</text:p>
              </table:table-cell>
              <table:table-cell office:value-type="float" office:value="986.28519787">
                <text:p>986.28519787</text:p>
              </table:table-cell>
              <table:table-cell office:value-type="float" office:value="1241.93498738">
                <text:p>1241.93498738</text:p>
              </table:table-cell>
              <table:table-cell office:value-type="float" office:value="1415.20484003">
                <text:p>1415.20484003</text:p>
              </table:table-cell>
              <table:table-cell office:value-type="float" office:value="1590.36857572">
                <text:p>1590.36857572</text:p>
              </table:table-cell>
              <table:table-cell office:value-type="float" office:value="1824.99801389">
                <text:p>1824.99801389</text:p>
              </table:table-cell>
            </table:table-row>
            <table:table-row>
              <table:table-cell office:value-type="string">
                <text:p>NEW fuzzy_token inc 1 dec TO 1 w/ thresholds 0.1 and 0.999 NEWSIM IF TRUE (design option 1: no randomize, no gaussian/step)</text:p>
                <draw:g>
                  <svg:desc>'FINAL comparisons txtime4 NEW SIM TRUE design 1'.A8:'FINAL comparisons txtime4 NEW SIM TRUE design 1'.A8</svg:desc>
                </draw:g>
              </table:table-cell>
              <table:table-cell office:value-type="float" office:value="5.23232232859">
                <text:p>5.23232232859</text:p>
                <draw:g>
                  <svg:desc>'FINAL comparisons txtime4 NEW SIM TRUE design 1'.B8:'FINAL comparisons txtime4 NEW SIM TRUE design 1'.AO8</svg:desc>
                </draw:g>
              </table:table-cell>
              <table:table-cell office:value-type="float" office:value="5.5667127185">
                <text:p>5.5667127185</text:p>
              </table:table-cell>
              <table:table-cell office:value-type="float" office:value="5.95501819892">
                <text:p>5.95501819892</text:p>
              </table:table-cell>
              <table:table-cell office:value-type="float" office:value="6.42638232505">
                <text:p>6.42638232505</text:p>
              </table:table-cell>
              <table:table-cell office:value-type="float" office:value="6.89190102367">
                <text:p>6.89190102367</text:p>
              </table:table-cell>
              <table:table-cell office:value-type="float" office:value="7.87383099128">
                <text:p>7.87383099128</text:p>
              </table:table-cell>
              <table:table-cell office:value-type="float" office:value="8.70865460029">
                <text:p>8.70865460029</text:p>
              </table:table-cell>
              <table:table-cell office:value-type="float" office:value="9.96639518781">
                <text:p>9.96639518781</text:p>
              </table:table-cell>
              <table:table-cell office:value-type="float" office:value="11.250269136">
                <text:p>11.250269136</text:p>
              </table:table-cell>
              <table:table-cell office:value-type="float" office:value="12.5472846839">
                <text:p>12.5472846839</text:p>
              </table:table-cell>
              <table:table-cell office:value-type="float" office:value="14.5624797725">
                <text:p>14.5624797725</text:p>
              </table:table-cell>
              <table:table-cell office:value-type="float" office:value="17.1936949849">
                <text:p>17.1936949849</text:p>
              </table:table-cell>
              <table:table-cell office:value-type="float" office:value="19.8251040587">
                <text:p>19.8251040587</text:p>
              </table:table-cell>
              <table:table-cell office:value-type="float" office:value="22.3753765709">
                <text:p>22.3753765709</text:p>
              </table:table-cell>
              <table:table-cell office:value-type="float" office:value="27.0620019131">
                <text:p>27.0620019131</text:p>
              </table:table-cell>
              <table:table-cell office:value-type="float" office:value="31.7613503818">
                <text:p>31.7613503818</text:p>
              </table:table-cell>
              <table:table-cell office:value-type="float" office:value="36.8770541491">
                <text:p>36.8770541491</text:p>
              </table:table-cell>
              <table:table-cell office:value-type="float" office:value="42.0609626547">
                <text:p>42.0609626547</text:p>
              </table:table-cell>
              <table:table-cell office:value-type="float" office:value="51.6449007866">
                <text:p>51.6449007866</text:p>
              </table:table-cell>
              <table:table-cell office:value-type="float" office:value="60.8389979646">
                <text:p>60.8389979646</text:p>
              </table:table-cell>
              <table:table-cell office:value-type="float" office:value="68.628577469">
                <text:p>68.628577469</text:p>
              </table:table-cell>
              <table:table-cell office:value-type="float" office:value="79.1303447043">
                <text:p>79.1303447043</text:p>
              </table:table-cell>
              <table:table-cell office:value-type="float" office:value="87.5020580524">
                <text:p>87.5020580524</text:p>
              </table:table-cell>
              <table:table-cell office:value-type="float" office:value="96.5746029627">
                <text:p>96.5746029627</text:p>
              </table:table-cell>
              <table:table-cell office:value-type="float" office:value="107.210125998">
                <text:p>107.210125998</text:p>
              </table:table-cell>
              <table:table-cell office:value-type="float" office:value="124.73912717">
                <text:p>124.73912717</text:p>
              </table:table-cell>
              <table:table-cell office:value-type="float" office:value="132.331430103">
                <text:p>132.331430103</text:p>
              </table:table-cell>
              <table:table-cell office:value-type="float" office:value="147.423080787">
                <text:p>147.423080787</text:p>
              </table:table-cell>
              <table:table-cell office:value-type="float" office:value="158.183590788">
                <text:p>158.183590788</text:p>
              </table:table-cell>
              <table:table-cell office:value-type="float" office:value="183.853283911">
                <text:p>183.853283911</text:p>
              </table:table-cell>
              <table:table-cell office:value-type="float" office:value="209.702244142">
                <text:p>209.702244142</text:p>
              </table:table-cell>
              <table:table-cell office:value-type="float" office:value="230.302542174">
                <text:p>230.302542174</text:p>
              </table:table-cell>
              <table:table-cell office:value-type="float" office:value="262.904707483">
                <text:p>262.904707483</text:p>
              </table:table-cell>
              <table:table-cell office:value-type="float" office:value="318.965611477">
                <text:p>318.965611477</text:p>
              </table:table-cell>
              <table:table-cell office:value-type="float" office:value="371.487208385">
                <text:p>371.487208385</text:p>
              </table:table-cell>
              <table:table-cell office:value-type="float" office:value="564.144494563">
                <text:p>564.144494563</text:p>
              </table:table-cell>
              <table:table-cell office:value-type="float" office:value="652.889391549">
                <text:p>652.889391549</text:p>
              </table:table-cell>
              <table:table-cell office:value-type="float" office:value="833.726963344">
                <text:p>833.726963344</text:p>
              </table:table-cell>
              <table:table-cell office:value-type="float" office:value="970.056294239">
                <text:p>970.056294239</text:p>
              </table:table-cell>
              <table:table-cell office:value-type="float" office:value="1367.50066864">
                <text:p>1367.50066864</text:p>
              </table:table-cell>
            </table:table-row>
            <table:table-row>
              <table:table-cell office:value-type="string">
                <text:p>NEW fuzzy_token inc 1 dec TO 1 w/ thresholds 0.2 and 0.999 NEWSIM IF TRUE (design option 1: no randomize, no gaussian/step)</text:p>
                <draw:g>
                  <svg:desc>'FINAL comparisons txtime4 NEW SIM TRUE design 1'.A9:'FINAL comparisons txtime4 NEW SIM TRUE design 1'.A9</svg:desc>
                </draw:g>
              </table:table-cell>
              <table:table-cell office:value-type="float" office:value="5.25293319999">
                <text:p>5.25293319999</text:p>
                <draw:g>
                  <svg:desc>'FINAL comparisons txtime4 NEW SIM TRUE design 1'.B9:'FINAL comparisons txtime4 NEW SIM TRUE design 1'.AO9</svg:desc>
                </draw:g>
              </table:table-cell>
              <table:table-cell office:value-type="float" office:value="5.549968667">
                <text:p>5.549968667</text:p>
              </table:table-cell>
              <table:table-cell office:value-type="float" office:value="5.9237473048">
                <text:p>5.9237473048</text:p>
              </table:table-cell>
              <table:table-cell office:value-type="float" office:value="6.34525774872">
                <text:p>6.34525774872</text:p>
              </table:table-cell>
              <table:table-cell office:value-type="float" office:value="7.08562766619">
                <text:p>7.08562766619</text:p>
              </table:table-cell>
              <table:table-cell office:value-type="float" office:value="7.85305869141">
                <text:p>7.85305869141</text:p>
              </table:table-cell>
              <table:table-cell office:value-type="float" office:value="8.92333657426">
                <text:p>8.92333657426</text:p>
              </table:table-cell>
              <table:table-cell office:value-type="float" office:value="10.3198010133">
                <text:p>10.3198010133</text:p>
              </table:table-cell>
              <table:table-cell office:value-type="float" office:value="11.5104916151">
                <text:p>11.5104916151</text:p>
              </table:table-cell>
              <table:table-cell office:value-type="float" office:value="13.4545530016">
                <text:p>13.4545530016</text:p>
              </table:table-cell>
              <table:table-cell office:value-type="float" office:value="15.8913705188">
                <text:p>15.8913705188</text:p>
              </table:table-cell>
              <table:table-cell office:value-type="float" office:value="18.6648701892">
                <text:p>18.6648701892</text:p>
              </table:table-cell>
              <table:table-cell office:value-type="float" office:value="22.5637229295">
                <text:p>22.5637229295</text:p>
              </table:table-cell>
              <table:table-cell office:value-type="float" office:value="26.937509138">
                <text:p>26.937509138</text:p>
              </table:table-cell>
              <table:table-cell office:value-type="float" office:value="31.6413061778">
                <text:p>31.6413061778</text:p>
              </table:table-cell>
              <table:table-cell office:value-type="float" office:value="36.2577641563">
                <text:p>36.2577641563</text:p>
              </table:table-cell>
              <table:table-cell office:value-type="float" office:value="43.367651658">
                <text:p>43.367651658</text:p>
              </table:table-cell>
              <table:table-cell office:value-type="float" office:value="51.5588520032">
                <text:p>51.5588520032</text:p>
              </table:table-cell>
              <table:table-cell office:value-type="float" office:value="57.5065960918">
                <text:p>57.5065960918</text:p>
              </table:table-cell>
              <table:table-cell office:value-type="float" office:value="67.042487548">
                <text:p>67.042487548</text:p>
              </table:table-cell>
              <table:table-cell office:value-type="float" office:value="74.7573502099">
                <text:p>74.7573502099</text:p>
              </table:table-cell>
              <table:table-cell office:value-type="float" office:value="81.8732096439">
                <text:p>81.8732096439</text:p>
              </table:table-cell>
              <table:table-cell office:value-type="float" office:value="87.6661440403">
                <text:p>87.6661440403</text:p>
              </table:table-cell>
              <table:table-cell office:value-type="float" office:value="97.4685159466">
                <text:p>97.4685159466</text:p>
              </table:table-cell>
              <table:table-cell office:value-type="float" office:value="103.430454316">
                <text:p>103.430454316</text:p>
              </table:table-cell>
              <table:table-cell office:value-type="float" office:value="117.025979275">
                <text:p>117.025979275</text:p>
              </table:table-cell>
              <table:table-cell office:value-type="float" office:value="124.624987598">
                <text:p>124.624987598</text:p>
              </table:table-cell>
              <table:table-cell office:value-type="float" office:value="134.326410503">
                <text:p>134.326410503</text:p>
              </table:table-cell>
              <table:table-cell office:value-type="float" office:value="146.436215678">
                <text:p>146.436215678</text:p>
              </table:table-cell>
              <table:table-cell office:value-type="float" office:value="171.044497345">
                <text:p>171.044497345</text:p>
              </table:table-cell>
              <table:table-cell office:value-type="float" office:value="190.007178695">
                <text:p>190.007178695</text:p>
              </table:table-cell>
              <table:table-cell office:value-type="float" office:value="215.643902795">
                <text:p>215.643902795</text:p>
              </table:table-cell>
              <table:table-cell office:value-type="float" office:value="247.135728107">
                <text:p>247.135728107</text:p>
              </table:table-cell>
              <table:table-cell office:value-type="float" office:value="296.083789503">
                <text:p>296.083789503</text:p>
              </table:table-cell>
              <table:table-cell office:value-type="float" office:value="356.989083847">
                <text:p>356.989083847</text:p>
              </table:table-cell>
              <table:table-cell office:value-type="float" office:value="422.896038227">
                <text:p>422.896038227</text:p>
              </table:table-cell>
              <table:table-cell office:value-type="float" office:value="655.010811752">
                <text:p>655.010811752</text:p>
              </table:table-cell>
              <table:table-cell office:value-type="float" office:value="731.812620015">
                <text:p>731.812620015</text:p>
              </table:table-cell>
              <table:table-cell office:value-type="float" office:value="1007.34493565">
                <text:p>1007.34493565</text:p>
              </table:table-cell>
              <table:table-cell office:value-type="float" office:value="1369.64655048">
                <text:p>1369.64655048</text:p>
              </table:table-cell>
            </table:table-row>
            <table:table-row>
              <table:table-cell office:value-type="string">
                <text:p/>
                <draw:g>
                  <svg:desc>'FINAL comparisons txtime4 NEW SIM TRUE design 1'.A10:'FINAL comparisons txtime4 NEW SIM TRUE design 1'.A10</svg:desc>
                </draw:g>
              </table:table-cell>
              <table:table-cell office:value-type="float" office:value="NaN">
                <text:p>NaN</text:p>
                <draw:g>
                  <svg:desc>'FINAL comparisons txtime4 NEW SIM TRUE design 1'.B10:'FINAL comparisons txtime4 NEW SIM TRUE design 1'.AO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